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fff200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action_list_305_10108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_ag94_ng_ag95</text:p>
          </table:table-cell>
          <table:table-cell table:formula="of:=IF(ISODD(ROW([.A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n_ag94</text:p>
          </table:table-cell>
          <table:table-cell table:formula="of:=IF(ISODD(ROW([.A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ng_ag96</text:p>
          </table:table-cell>
          <table:table-cell table:formula="of:=IF(ISODD(ROW([.A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gn_ag95</text:p>
          </table:table-cell>
          <table:table-cell table:formula="of:=IF(ISODD(ROW([.A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ng_ag97</text:p>
          </table:table-cell>
          <table:table-cell table:formula="of:=IF(ISODD(ROW([.A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gn_ag96</text:p>
          </table:table-cell>
          <table:table-cell table:formula="of:=IF(ISODD(ROW([.A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ng_ag98</text:p>
          </table:table-cell>
          <table:table-cell table:formula="of:=IF(ISODD(ROW([.A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8_gn_ag97</text:p>
          </table:table-cell>
          <table:table-cell table:formula="of:=IF(ISODD(ROW([.A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ng_al23</text:p>
          </table:table-cell>
          <table:table-cell table:formula="of:=IF(ISODD(ROW([.A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gn_al22</text:p>
          </table:table-cell>
          <table:table-cell table:formula="of:=IF(ISODD(ROW([.A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ng_al24</text:p>
          </table:table-cell>
          <table:table-cell table:formula="of:=IF(ISODD(ROW([.A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n_al23</text:p>
          </table:table-cell>
          <table:table-cell table:formula="of:=IF(ISODD(ROW([.A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ng_al25</text:p>
          </table:table-cell>
          <table:table-cell table:formula="of:=IF(ISODD(ROW([.A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n_al24</text:p>
          </table:table-cell>
          <table:table-cell table:formula="of:=IF(ISODD(ROW([.A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ng_al26</text:p>
          </table:table-cell>
          <table:table-cell table:formula="of:=IF(ISODD(ROW([.A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n_al25</text:p>
          </table:table-cell>
          <table:table-cell table:formula="of:=IF(ISODD(ROW([.A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ng_al27</text:p>
          </table:table-cell>
          <table:table-cell table:formula="of:=IF(ISODD(ROW([.A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gn_al26</text:p>
          </table:table-cell>
          <table:table-cell table:formula="of:=IF(ISODD(ROW([.A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ng_ar32</text:p>
          </table:table-cell>
          <table:table-cell table:formula="of:=IF(ISODD(ROW([.A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n_ar31</text:p>
          </table:table-cell>
          <table:table-cell table:formula="of:=IF(ISODD(ROW([.A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ng_ar33</text:p>
          </table:table-cell>
          <table:table-cell table:formula="of:=IF(ISODD(ROW([.A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n_ar32</text:p>
          </table:table-cell>
          <table:table-cell table:formula="of:=IF(ISODD(ROW([.A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ng_ar34</text:p>
          </table:table-cell>
          <table:table-cell table:formula="of:=IF(ISODD(ROW([.A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n_ar33</text:p>
          </table:table-cell>
          <table:table-cell table:formula="of:=IF(ISODD(ROW([.A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ng_ar35</text:p>
          </table:table-cell>
          <table:table-cell table:formula="of:=IF(ISODD(ROW([.A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n_ar34</text:p>
          </table:table-cell>
          <table:table-cell table:formula="of:=IF(ISODD(ROW([.A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ng_ar36</text:p>
          </table:table-cell>
          <table:table-cell table:formula="of:=IF(ISODD(ROW([.A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n_ar35</text:p>
          </table:table-cell>
          <table:table-cell table:formula="of:=IF(ISODD(ROW([.A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ng_ar37</text:p>
          </table:table-cell>
          <table:table-cell table:formula="of:=IF(ISODD(ROW([.A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gn_ar36</text:p>
          </table:table-cell>
          <table:table-cell table:formula="of:=IF(ISODD(ROW([.A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ng_ar38</text:p>
          </table:table-cell>
          <table:table-cell table:formula="of:=IF(ISODD(ROW([.A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gn_ar37</text:p>
          </table:table-cell>
          <table:table-cell table:formula="of:=IF(ISODD(ROW([.A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ng_as65</text:p>
          </table:table-cell>
          <table:table-cell table:formula="of:=IF(ISODD(ROW([.A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n_as64</text:p>
          </table:table-cell>
          <table:table-cell table:formula="of:=IF(ISODD(ROW([.A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ng_as66</text:p>
          </table:table-cell>
          <table:table-cell table:formula="of:=IF(ISODD(ROW([.A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n_as65</text:p>
          </table:table-cell>
          <table:table-cell table:formula="of:=IF(ISODD(ROW([.A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ng_as67</text:p>
          </table:table-cell>
          <table:table-cell table:formula="of:=IF(ISODD(ROW([.A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n_as66</text:p>
          </table:table-cell>
          <table:table-cell table:formula="of:=IF(ISODD(ROW([.A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ng_as68</text:p>
          </table:table-cell>
          <table:table-cell table:formula="of:=IF(ISODD(ROW([.A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n_as67</text:p>
          </table:table-cell>
          <table:table-cell table:formula="of:=IF(ISODD(ROW([.A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ng_as69</text:p>
          </table:table-cell>
          <table:table-cell table:formula="of:=IF(ISODD(ROW([.A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n_as68</text:p>
          </table:table-cell>
          <table:table-cell table:formula="of:=IF(ISODD(ROW([.A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ng_br69</text:p>
          </table:table-cell>
          <table:table-cell table:formula="of:=IF(ISODD(ROW([.A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n_br68</text:p>
          </table:table-cell>
          <table:table-cell table:formula="of:=IF(ISODD(ROW([.A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ng_br70</text:p>
          </table:table-cell>
          <table:table-cell table:formula="of:=IF(ISODD(ROW([.A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n_br69</text:p>
          </table:table-cell>
          <table:table-cell table:formula="of:=IF(ISODD(ROW([.A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ng_br71</text:p>
          </table:table-cell>
          <table:table-cell table:formula="of:=IF(ISODD(ROW([.A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n_br70</text:p>
          </table:table-cell>
          <table:table-cell table:formula="of:=IF(ISODD(ROW([.A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ng_br72</text:p>
          </table:table-cell>
          <table:table-cell table:formula="of:=IF(ISODD(ROW([.A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n_br71</text:p>
          </table:table-cell>
          <table:table-cell table:formula="of:=IF(ISODD(ROW([.A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ng_br73</text:p>
          </table:table-cell>
          <table:table-cell table:formula="of:=IF(ISODD(ROW([.A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n_br72</text:p>
          </table:table-cell>
          <table:table-cell table:formula="of:=IF(ISODD(ROW([.A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ng_c12</text:p>
          </table:table-cell>
          <table:table-cell table:formula="of:=IF(ISODD(ROW([.A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gn_c11</text:p>
          </table:table-cell>
          <table:table-cell table:formula="of:=IF(ISODD(ROW([.A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ng_ca37</text:p>
          </table:table-cell>
          <table:table-cell table:formula="of:=IF(ISODD(ROW([.A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n_ca36</text:p>
          </table:table-cell>
          <table:table-cell table:formula="of:=IF(ISODD(ROW([.A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ng_ca38</text:p>
          </table:table-cell>
          <table:table-cell table:formula="of:=IF(ISODD(ROW([.A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n_ca37</text:p>
          </table:table-cell>
          <table:table-cell table:formula="of:=IF(ISODD(ROW([.A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ng_ca39</text:p>
          </table:table-cell>
          <table:table-cell table:formula="of:=IF(ISODD(ROW([.A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n_ca38</text:p>
          </table:table-cell>
          <table:table-cell table:formula="of:=IF(ISODD(ROW([.A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ng_ca40</text:p>
          </table:table-cell>
          <table:table-cell table:formula="of:=IF(ISODD(ROW([.A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n_ca39</text:p>
          </table:table-cell>
          <table:table-cell table:formula="of:=IF(ISODD(ROW([.A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ng_ca41</text:p>
          </table:table-cell>
          <table:table-cell table:formula="of:=IF(ISODD(ROW([.A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gn_ca40</text:p>
          </table:table-cell>
          <table:table-cell table:formula="of:=IF(ISODD(ROW([.A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ng_ca42</text:p>
          </table:table-cell>
          <table:table-cell table:formula="of:=IF(ISODD(ROW([.A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gn_ca41</text:p>
          </table:table-cell>
          <table:table-cell table:formula="of:=IF(ISODD(ROW([.A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ng_ca43</text:p>
          </table:table-cell>
          <table:table-cell table:formula="of:=IF(ISODD(ROW([.A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3_gn_ca42</text:p>
          </table:table-cell>
          <table:table-cell table:formula="of:=IF(ISODD(ROW([.A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ng_ca44</text:p>
          </table:table-cell>
          <table:table-cell table:formula="of:=IF(ISODD(ROW([.A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4_gn_ca43</text:p>
          </table:table-cell>
          <table:table-cell table:formula="of:=IF(ISODD(ROW([.A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ng_cd96</text:p>
          </table:table-cell>
          <table:table-cell table:formula="of:=IF(ISODD(ROW([.A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n_cd95</text:p>
          </table:table-cell>
          <table:table-cell table:formula="of:=IF(ISODD(ROW([.A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ng_cd97</text:p>
          </table:table-cell>
          <table:table-cell table:formula="of:=IF(ISODD(ROW([.A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n_cd96</text:p>
          </table:table-cell>
          <table:table-cell table:formula="of:=IF(ISODD(ROW([.A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ng_cd98</text:p>
          </table:table-cell>
          <table:table-cell table:formula="of:=IF(ISODD(ROW([.A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n_cd97</text:p>
          </table:table-cell>
          <table:table-cell table:formula="of:=IF(ISODD(ROW([.A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ng_cd99</text:p>
          </table:table-cell>
          <table:table-cell table:formula="of:=IF(ISODD(ROW([.A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gn_cd98</text:p>
          </table:table-cell>
          <table:table-cell table:formula="of:=IF(ISODD(ROW([.A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ng_cl31</text:p>
          </table:table-cell>
          <table:table-cell table:formula="of:=IF(ISODD(ROW([.A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n_cl30</text:p>
          </table:table-cell>
          <table:table-cell table:formula="of:=IF(ISODD(ROW([.A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ng_cl32</text:p>
          </table:table-cell>
          <table:table-cell table:formula="of:=IF(ISODD(ROW([.A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n_cl31</text:p>
          </table:table-cell>
          <table:table-cell table:formula="of:=IF(ISODD(ROW([.A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ng_cl33</text:p>
          </table:table-cell>
          <table:table-cell table:formula="of:=IF(ISODD(ROW([.A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n_cl32</text:p>
          </table:table-cell>
          <table:table-cell table:formula="of:=IF(ISODD(ROW([.A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ng_cl34</text:p>
          </table:table-cell>
          <table:table-cell table:formula="of:=IF(ISODD(ROW([.A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n_cl33</text:p>
          </table:table-cell>
          <table:table-cell table:formula="of:=IF(ISODD(ROW([.A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ng_cl35</text:p>
          </table:table-cell>
          <table:table-cell table:formula="of:=IF(ISODD(ROW([.A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n_cl34</text:p>
          </table:table-cell>
          <table:table-cell table:formula="of:=IF(ISODD(ROW([.A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ng_co52</text:p>
          </table:table-cell>
          <table:table-cell table:formula="of:=IF(ISODD(ROW([.A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n_co51</text:p>
          </table:table-cell>
          <table:table-cell table:formula="of:=IF(ISODD(ROW([.A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ng_co53</text:p>
          </table:table-cell>
          <table:table-cell table:formula="of:=IF(ISODD(ROW([.A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n_co52</text:p>
          </table:table-cell>
          <table:table-cell table:formula="of:=IF(ISODD(ROW([.A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ng_co54</text:p>
          </table:table-cell>
          <table:table-cell table:formula="of:=IF(ISODD(ROW([.A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n_co53</text:p>
          </table:table-cell>
          <table:table-cell table:formula="of:=IF(ISODD(ROW([.A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ng_co55</text:p>
          </table:table-cell>
          <table:table-cell table:formula="of:=IF(ISODD(ROW([.A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n_co54</text:p>
          </table:table-cell>
          <table:table-cell table:formula="of:=IF(ISODD(ROW([.A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ng_co56</text:p>
          </table:table-cell>
          <table:table-cell table:formula="of:=IF(ISODD(ROW([.A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n_co55</text:p>
          </table:table-cell>
          <table:table-cell table:formula="of:=IF(ISODD(ROW([.A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ng_co57</text:p>
          </table:table-cell>
          <table:table-cell table:formula="of:=IF(ISODD(ROW([.A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n_co56</text:p>
          </table:table-cell>
          <table:table-cell table:formula="of:=IF(ISODD(ROW([.A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ng_cr45</text:p>
          </table:table-cell>
          <table:table-cell table:formula="of:=IF(ISODD(ROW([.A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n_cr44</text:p>
          </table:table-cell>
          <table:table-cell table:formula="of:=IF(ISODD(ROW([.A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ng_cr46</text:p>
          </table:table-cell>
          <table:table-cell table:formula="of:=IF(ISODD(ROW([.A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n_cr45</text:p>
          </table:table-cell>
          <table:table-cell table:formula="of:=IF(ISODD(ROW([.A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ng_cr47</text:p>
          </table:table-cell>
          <table:table-cell table:formula="of:=IF(ISODD(ROW([.A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n_cr46</text:p>
          </table:table-cell>
          <table:table-cell table:formula="of:=IF(ISODD(ROW([.A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ng_cr48</text:p>
          </table:table-cell>
          <table:table-cell table:formula="of:=IF(ISODD(ROW([.A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n_cr47</text:p>
          </table:table-cell>
          <table:table-cell table:formula="of:=IF(ISODD(ROW([.A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ng_cr49</text:p>
          </table:table-cell>
          <table:table-cell table:formula="of:=IF(ISODD(ROW([.A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n_cr48</text:p>
          </table:table-cell>
          <table:table-cell table:formula="of:=IF(ISODD(ROW([.A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ng_cr50</text:p>
          </table:table-cell>
          <table:table-cell table:formula="of:=IF(ISODD(ROW([.A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n_cr49</text:p>
          </table:table-cell>
          <table:table-cell table:formula="of:=IF(ISODD(ROW([.A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ng_cr51</text:p>
          </table:table-cell>
          <table:table-cell table:formula="of:=IF(ISODD(ROW([.A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gn_cr50</text:p>
          </table:table-cell>
          <table:table-cell table:formula="of:=IF(ISODD(ROW([.A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ng_cr52</text:p>
          </table:table-cell>
          <table:table-cell table:formula="of:=IF(ISODD(ROW([.A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2_gn_cr51</text:p>
          </table:table-cell>
          <table:table-cell table:formula="of:=IF(ISODD(ROW([.A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ng_cu55</text:p>
          </table:table-cell>
          <table:table-cell table:formula="of:=IF(ISODD(ROW([.A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n_cu54</text:p>
          </table:table-cell>
          <table:table-cell table:formula="of:=IF(ISODD(ROW([.A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ng_cu56</text:p>
          </table:table-cell>
          <table:table-cell table:formula="of:=IF(ISODD(ROW([.A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n_cu55</text:p>
          </table:table-cell>
          <table:table-cell table:formula="of:=IF(ISODD(ROW([.A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ng_cu57</text:p>
          </table:table-cell>
          <table:table-cell table:formula="of:=IF(ISODD(ROW([.A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n_cu56</text:p>
          </table:table-cell>
          <table:table-cell table:formula="of:=IF(ISODD(ROW([.A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ng_cu58</text:p>
          </table:table-cell>
          <table:table-cell table:formula="of:=IF(ISODD(ROW([.A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n_cu57</text:p>
          </table:table-cell>
          <table:table-cell table:formula="of:=IF(ISODD(ROW([.A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ng_cu59</text:p>
          </table:table-cell>
          <table:table-cell table:formula="of:=IF(ISODD(ROW([.A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n_cu58</text:p>
          </table:table-cell>
          <table:table-cell table:formula="of:=IF(ISODD(ROW([.A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ng_cu60</text:p>
          </table:table-cell>
          <table:table-cell table:formula="of:=IF(ISODD(ROW([.A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n_cu59</text:p>
          </table:table-cell>
          <table:table-cell table:formula="of:=IF(ISODD(ROW([.A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ng_cu61</text:p>
          </table:table-cell>
          <table:table-cell table:formula="of:=IF(ISODD(ROW([.A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n_cu60</text:p>
          </table:table-cell>
          <table:table-cell table:formula="of:=IF(ISODD(ROW([.A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ng_cu62</text:p>
          </table:table-cell>
          <table:table-cell table:formula="of:=IF(ISODD(ROW([.A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gn_cu61</text:p>
          </table:table-cell>
          <table:table-cell table:formula="of:=IF(ISODD(ROW([.A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ng_cu63</text:p>
          </table:table-cell>
          <table:table-cell table:formula="of:=IF(ISODD(ROW([.A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gn_cu62</text:p>
          </table:table-cell>
          <table:table-cell table:formula="of:=IF(ISODD(ROW([.A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ng_f18</text:p>
          </table:table-cell>
          <table:table-cell table:formula="of:=IF(ISODD(ROW([.A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n_f17</text:p>
          </table:table-cell>
          <table:table-cell table:formula="of:=IF(ISODD(ROW([.A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ng_f19</text:p>
          </table:table-cell>
          <table:table-cell table:formula="of:=IF(ISODD(ROW([.A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n_f18</text:p>
          </table:table-cell>
          <table:table-cell table:formula="of:=IF(ISODD(ROW([.A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ng_fe49</text:p>
          </table:table-cell>
          <table:table-cell table:formula="of:=IF(ISODD(ROW([.A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n_fe48</text:p>
          </table:table-cell>
          <table:table-cell table:formula="of:=IF(ISODD(ROW([.A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ng_fe50</text:p>
          </table:table-cell>
          <table:table-cell table:formula="of:=IF(ISODD(ROW([.A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n_fe49</text:p>
          </table:table-cell>
          <table:table-cell table:formula="of:=IF(ISODD(ROW([.A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ng_fe51</text:p>
          </table:table-cell>
          <table:table-cell table:formula="of:=IF(ISODD(ROW([.A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n_fe50</text:p>
          </table:table-cell>
          <table:table-cell table:formula="of:=IF(ISODD(ROW([.A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ng_fe52</text:p>
          </table:table-cell>
          <table:table-cell table:formula="of:=IF(ISODD(ROW([.A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n_fe51</text:p>
          </table:table-cell>
          <table:table-cell table:formula="of:=IF(ISODD(ROW([.A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ng_fe53</text:p>
          </table:table-cell>
          <table:table-cell table:formula="of:=IF(ISODD(ROW([.A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n_fe52</text:p>
          </table:table-cell>
          <table:table-cell table:formula="of:=IF(ISODD(ROW([.A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ng_fe54</text:p>
          </table:table-cell>
          <table:table-cell table:formula="of:=IF(ISODD(ROW([.A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n_fe53</text:p>
          </table:table-cell>
          <table:table-cell table:formula="of:=IF(ISODD(ROW([.A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ng_fe55</text:p>
          </table:table-cell>
          <table:table-cell table:formula="of:=IF(ISODD(ROW([.A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gn_fe54</text:p>
          </table:table-cell>
          <table:table-cell table:formula="of:=IF(ISODD(ROW([.A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ng_fe56</text:p>
          </table:table-cell>
          <table:table-cell table:formula="of:=IF(ISODD(ROW([.A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gn_fe55</text:p>
          </table:table-cell>
          <table:table-cell table:formula="of:=IF(ISODD(ROW([.A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ng_ga60</text:p>
          </table:table-cell>
          <table:table-cell table:formula="of:=IF(ISODD(ROW([.A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n_ga59</text:p>
          </table:table-cell>
          <table:table-cell table:formula="of:=IF(ISODD(ROW([.A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ng_ga61</text:p>
          </table:table-cell>
          <table:table-cell table:formula="of:=IF(ISODD(ROW([.A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n_ga60</text:p>
          </table:table-cell>
          <table:table-cell table:formula="of:=IF(ISODD(ROW([.A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ng_ga62</text:p>
          </table:table-cell>
          <table:table-cell table:formula="of:=IF(ISODD(ROW([.A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n_ga61</text:p>
          </table:table-cell>
          <table:table-cell table:formula="of:=IF(ISODD(ROW([.A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ng_ga63</text:p>
          </table:table-cell>
          <table:table-cell table:formula="of:=IF(ISODD(ROW([.A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n_ga62</text:p>
          </table:table-cell>
          <table:table-cell table:formula="of:=IF(ISODD(ROW([.A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ng_ga64</text:p>
          </table:table-cell>
          <table:table-cell table:formula="of:=IF(ISODD(ROW([.A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n_ga63</text:p>
          </table:table-cell>
          <table:table-cell table:formula="of:=IF(ISODD(ROW([.A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ng_ga65</text:p>
          </table:table-cell>
          <table:table-cell table:formula="of:=IF(ISODD(ROW([.A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n_ga64</text:p>
          </table:table-cell>
          <table:table-cell table:formula="of:=IF(ISODD(ROW([.A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ng_ga66</text:p>
          </table:table-cell>
          <table:table-cell table:formula="of:=IF(ISODD(ROW([.A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n_ga65</text:p>
          </table:table-cell>
          <table:table-cell table:formula="of:=IF(ISODD(ROW([.A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ng_ga67</text:p>
          </table:table-cell>
          <table:table-cell table:formula="of:=IF(ISODD(ROW([.A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n_ga66</text:p>
          </table:table-cell>
          <table:table-cell table:formula="of:=IF(ISODD(ROW([.A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0_ng_ge61</text:p>
          </table:table-cell>
          <table:table-cell table:formula="of:=IF(ISODD(ROW([.A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n_ge60</text:p>
          </table:table-cell>
          <table:table-cell table:formula="of:=IF(ISODD(ROW([.A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ng_ge62</text:p>
          </table:table-cell>
          <table:table-cell table:formula="of:=IF(ISODD(ROW([.A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n_ge61</text:p>
          </table:table-cell>
          <table:table-cell table:formula="of:=IF(ISODD(ROW([.A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ng_ge63</text:p>
          </table:table-cell>
          <table:table-cell table:formula="of:=IF(ISODD(ROW([.A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n_ge62</text:p>
          </table:table-cell>
          <table:table-cell table:formula="of:=IF(ISODD(ROW([.A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ng_ge64</text:p>
          </table:table-cell>
          <table:table-cell table:formula="of:=IF(ISODD(ROW([.A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n_ge63</text:p>
          </table:table-cell>
          <table:table-cell table:formula="of:=IF(ISODD(ROW([.A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ng_ge65</text:p>
          </table:table-cell>
          <table:table-cell table:formula="of:=IF(ISODD(ROW([.A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n_ge64</text:p>
          </table:table-cell>
          <table:table-cell table:formula="of:=IF(ISODD(ROW([.A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ng_ge66</text:p>
          </table:table-cell>
          <table:table-cell table:formula="of:=IF(ISODD(ROW([.A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n_ge65</text:p>
          </table:table-cell>
          <table:table-cell table:formula="of:=IF(ISODD(ROW([.A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ng_ge67</text:p>
          </table:table-cell>
          <table:table-cell table:formula="of:=IF(ISODD(ROW([.A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n_ge66</text:p>
          </table:table-cell>
          <table:table-cell table:formula="of:=IF(ISODD(ROW([.A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ng_ge68</text:p>
          </table:table-cell>
          <table:table-cell table:formula="of:=IF(ISODD(ROW([.A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n_ge67</text:p>
          </table:table-cell>
          <table:table-cell table:formula="of:=IF(ISODD(ROW([.A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ng_h3</text:p>
          </table:table-cell>
          <table:table-cell table:formula="of:=IF(ISODD(ROW([.A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gn_h2</text:p>
          </table:table-cell>
          <table:table-cell table:formula="of:=IF(ISODD(ROW([.A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ng_he4</text:p>
          </table:table-cell>
          <table:table-cell table:formula="of:=IF(ISODD(ROW([.A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gn_he3</text:p>
          </table:table-cell>
          <table:table-cell table:formula="of:=IF(ISODD(ROW([.A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ng_in101</text:p>
          </table:table-cell>
          <table:table-cell table:formula="of:=IF(ISODD(ROW([.A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gn_in100</text:p>
          </table:table-cell>
          <table:table-cell table:formula="of:=IF(ISODD(ROW([.A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ng_in102</text:p>
          </table:table-cell>
          <table:table-cell table:formula="of:=IF(ISODD(ROW([.A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gn_in101</text:p>
          </table:table-cell>
          <table:table-cell table:formula="of:=IF(ISODD(ROW([.A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ng_in103</text:p>
          </table:table-cell>
          <table:table-cell table:formula="of:=IF(ISODD(ROW([.A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3_gn_in102</text:p>
          </table:table-cell>
          <table:table-cell table:formula="of:=IF(ISODD(ROW([.A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ng_in104</text:p>
          </table:table-cell>
          <table:table-cell table:formula="of:=IF(ISODD(ROW([.A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4_gn_in103</text:p>
          </table:table-cell>
          <table:table-cell table:formula="of:=IF(ISODD(ROW([.A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ng_in99</text:p>
          </table:table-cell>
          <table:table-cell table:formula="of:=IF(ISODD(ROW([.A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n_in98</text:p>
          </table:table-cell>
          <table:table-cell table:formula="of:=IF(ISODD(ROW([.A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ng_in100</text:p>
          </table:table-cell>
          <table:table-cell table:formula="of:=IF(ISODD(ROW([.A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n_in99</text:p>
          </table:table-cell>
          <table:table-cell table:formula="of:=IF(ISODD(ROW([.A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ng_k36</text:p>
          </table:table-cell>
          <table:table-cell table:formula="of:=IF(ISODD(ROW([.A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n_k35</text:p>
          </table:table-cell>
          <table:table-cell table:formula="of:=IF(ISODD(ROW([.A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ng_k37</text:p>
          </table:table-cell>
          <table:table-cell table:formula="of:=IF(ISODD(ROW([.A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n_k36</text:p>
          </table:table-cell>
          <table:table-cell table:formula="of:=IF(ISODD(ROW([.A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ng_k38</text:p>
          </table:table-cell>
          <table:table-cell table:formula="of:=IF(ISODD(ROW([.A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n_k37</text:p>
          </table:table-cell>
          <table:table-cell table:formula="of:=IF(ISODD(ROW([.A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ng_k39</text:p>
          </table:table-cell>
          <table:table-cell table:formula="of:=IF(ISODD(ROW([.A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n_k38</text:p>
          </table:table-cell>
          <table:table-cell table:formula="of:=IF(ISODD(ROW([.A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69_ng_kr70</text:p>
          </table:table-cell>
          <table:table-cell table:formula="of:=IF(ISODD(ROW([.A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n_kr69</text:p>
          </table:table-cell>
          <table:table-cell table:formula="of:=IF(ISODD(ROW([.A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ng_kr71</text:p>
          </table:table-cell>
          <table:table-cell table:formula="of:=IF(ISODD(ROW([.A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n_kr70</text:p>
          </table:table-cell>
          <table:table-cell table:formula="of:=IF(ISODD(ROW([.A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ng_kr72</text:p>
          </table:table-cell>
          <table:table-cell table:formula="of:=IF(ISODD(ROW([.A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n_kr71</text:p>
          </table:table-cell>
          <table:table-cell table:formula="of:=IF(ISODD(ROW([.A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ng_kr73</text:p>
          </table:table-cell>
          <table:table-cell table:formula="of:=IF(ISODD(ROW([.A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n_kr72</text:p>
          </table:table-cell>
          <table:table-cell table:formula="of:=IF(ISODD(ROW([.A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ng_kr74</text:p>
          </table:table-cell>
          <table:table-cell table:formula="of:=IF(ISODD(ROW([.A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n_kr73</text:p>
          </table:table-cell>
          <table:table-cell table:formula="of:=IF(ISODD(ROW([.A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ng_mg22</text:p>
          </table:table-cell>
          <table:table-cell table:formula="of:=IF(ISODD(ROW([.A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n_mg21</text:p>
          </table:table-cell>
          <table:table-cell table:formula="of:=IF(ISODD(ROW([.A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ng_mg23</text:p>
          </table:table-cell>
          <table:table-cell table:formula="of:=IF(ISODD(ROW([.A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n_mg22</text:p>
          </table:table-cell>
          <table:table-cell table:formula="of:=IF(ISODD(ROW([.A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ng_mg24</text:p>
          </table:table-cell>
          <table:table-cell table:formula="of:=IF(ISODD(ROW([.A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n_mg23</text:p>
          </table:table-cell>
          <table:table-cell table:formula="of:=IF(ISODD(ROW([.A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ng_mg25</text:p>
          </table:table-cell>
          <table:table-cell table:formula="of:=IF(ISODD(ROW([.A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gn_mg24</text:p>
          </table:table-cell>
          <table:table-cell table:formula="of:=IF(ISODD(ROW([.A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ng_mn48</text:p>
          </table:table-cell>
          <table:table-cell table:formula="of:=IF(ISODD(ROW([.A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n_mn47</text:p>
          </table:table-cell>
          <table:table-cell table:formula="of:=IF(ISODD(ROW([.A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ng_mn49</text:p>
          </table:table-cell>
          <table:table-cell table:formula="of:=IF(ISODD(ROW([.A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n_mn48</text:p>
          </table:table-cell>
          <table:table-cell table:formula="of:=IF(ISODD(ROW([.A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ng_mn50</text:p>
          </table:table-cell>
          <table:table-cell table:formula="of:=IF(ISODD(ROW([.A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n_mn49</text:p>
          </table:table-cell>
          <table:table-cell table:formula="of:=IF(ISODD(ROW([.A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ng_mn51</text:p>
          </table:table-cell>
          <table:table-cell table:formula="of:=IF(ISODD(ROW([.A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n_mn50</text:p>
          </table:table-cell>
          <table:table-cell table:formula="of:=IF(ISODD(ROW([.A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ng_mn52</text:p>
          </table:table-cell>
          <table:table-cell table:formula="of:=IF(ISODD(ROW([.A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n_mn51</text:p>
          </table:table-cell>
          <table:table-cell table:formula="of:=IF(ISODD(ROW([.A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ng_mn53</text:p>
          </table:table-cell>
          <table:table-cell table:formula="of:=IF(ISODD(ROW([.A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n_mn52</text:p>
          </table:table-cell>
          <table:table-cell table:formula="of:=IF(ISODD(ROW([.A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ng_mo83</text:p>
          </table:table-cell>
          <table:table-cell table:formula="of:=IF(ISODD(ROW([.A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n_mo82</text:p>
          </table:table-cell>
          <table:table-cell table:formula="of:=IF(ISODD(ROW([.A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ng_mo84</text:p>
          </table:table-cell>
          <table:table-cell table:formula="of:=IF(ISODD(ROW([.A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n_mo83</text:p>
          </table:table-cell>
          <table:table-cell table:formula="of:=IF(ISODD(ROW([.A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ng_mo85</text:p>
          </table:table-cell>
          <table:table-cell table:formula="of:=IF(ISODD(ROW([.A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n_mo84</text:p>
          </table:table-cell>
          <table:table-cell table:formula="of:=IF(ISODD(ROW([.A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ng_mo86</text:p>
          </table:table-cell>
          <table:table-cell table:formula="of:=IF(ISODD(ROW([.A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n_mo85</text:p>
          </table:table-cell>
          <table:table-cell table:formula="of:=IF(ISODD(ROW([.A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ng_n14</text:p>
          </table:table-cell>
          <table:table-cell table:formula="of:=IF(ISODD(ROW([.A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gn_n13</text:p>
          </table:table-cell>
          <table:table-cell table:formula="of:=IF(ISODD(ROW([.A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ng_n15</text:p>
          </table:table-cell>
          <table:table-cell table:formula="of:=IF(ISODD(ROW([.A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5_gn_n14</text:p>
          </table:table-cell>
          <table:table-cell table:formula="of:=IF(ISODD(ROW([.A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ng_na21</text:p>
          </table:table-cell>
          <table:table-cell table:formula="of:=IF(ISODD(ROW([.A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n_na20</text:p>
          </table:table-cell>
          <table:table-cell table:formula="of:=IF(ISODD(ROW([.A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ng_na22</text:p>
          </table:table-cell>
          <table:table-cell table:formula="of:=IF(ISODD(ROW([.A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n_na21</text:p>
          </table:table-cell>
          <table:table-cell table:formula="of:=IF(ISODD(ROW([.A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ng_na23</text:p>
          </table:table-cell>
          <table:table-cell table:formula="of:=IF(ISODD(ROW([.A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gn_na22</text:p>
          </table:table-cell>
          <table:table-cell table:formula="of:=IF(ISODD(ROW([.A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ng_nb82</text:p>
          </table:table-cell>
          <table:table-cell table:formula="of:=IF(ISODD(ROW([.A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n_nb81</text:p>
          </table:table-cell>
          <table:table-cell table:formula="of:=IF(ISODD(ROW([.A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ng_nb83</text:p>
          </table:table-cell>
          <table:table-cell table:formula="of:=IF(ISODD(ROW([.A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n_nb82</text:p>
          </table:table-cell>
          <table:table-cell table:formula="of:=IF(ISODD(ROW([.A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ng_nb84</text:p>
          </table:table-cell>
          <table:table-cell table:formula="of:=IF(ISODD(ROW([.A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n_nb83</text:p>
          </table:table-cell>
          <table:table-cell table:formula="of:=IF(ISODD(ROW([.A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ng_nb85</text:p>
          </table:table-cell>
          <table:table-cell table:formula="of:=IF(ISODD(ROW([.A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gn_nb84</text:p>
          </table:table-cell>
          <table:table-cell table:formula="of:=IF(ISODD(ROW([.A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ng_ne19</text:p>
          </table:table-cell>
          <table:table-cell table:formula="of:=IF(ISODD(ROW([.A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n_ne18</text:p>
          </table:table-cell>
          <table:table-cell table:formula="of:=IF(ISODD(ROW([.A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ng_ne20</text:p>
          </table:table-cell>
          <table:table-cell table:formula="of:=IF(ISODD(ROW([.A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n_ne19</text:p>
          </table:table-cell>
          <table:table-cell table:formula="of:=IF(ISODD(ROW([.A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ng_ne21</text:p>
          </table:table-cell>
          <table:table-cell table:formula="of:=IF(ISODD(ROW([.A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gn_ne20</text:p>
          </table:table-cell>
          <table:table-cell table:formula="of:=IF(ISODD(ROW([.A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pg_h2</text:p>
          </table:table-cell>
          <table:table-cell table:formula="of:=IF(ISODD(ROW([.A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gp_neut</text:p>
          </table:table-cell>
          <table:table-cell table:formula="of:=IF(ISODD(ROW([.A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ng_ni53</text:p>
          </table:table-cell>
          <table:table-cell table:formula="of:=IF(ISODD(ROW([.A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n_ni52</text:p>
          </table:table-cell>
          <table:table-cell table:formula="of:=IF(ISODD(ROW([.A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ng_ni54</text:p>
          </table:table-cell>
          <table:table-cell table:formula="of:=IF(ISODD(ROW([.A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n_ni53</text:p>
          </table:table-cell>
          <table:table-cell table:formula="of:=IF(ISODD(ROW([.A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ng_ni55</text:p>
          </table:table-cell>
          <table:table-cell table:formula="of:=IF(ISODD(ROW([.A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n_ni54</text:p>
          </table:table-cell>
          <table:table-cell table:formula="of:=IF(ISODD(ROW([.A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ng_ni56</text:p>
          </table:table-cell>
          <table:table-cell table:formula="of:=IF(ISODD(ROW([.A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n_ni55</text:p>
          </table:table-cell>
          <table:table-cell table:formula="of:=IF(ISODD(ROW([.A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ng_ni57</text:p>
          </table:table-cell>
          <table:table-cell table:formula="of:=IF(ISODD(ROW([.A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n_ni56</text:p>
          </table:table-cell>
          <table:table-cell table:formula="of:=IF(ISODD(ROW([.A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ng_ni58</text:p>
          </table:table-cell>
          <table:table-cell table:formula="of:=IF(ISODD(ROW([.A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n_ni57</text:p>
          </table:table-cell>
          <table:table-cell table:formula="of:=IF(ISODD(ROW([.A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ng_ni59</text:p>
          </table:table-cell>
          <table:table-cell table:formula="of:=IF(ISODD(ROW([.A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gn_ni58</text:p>
          </table:table-cell>
          <table:table-cell table:formula="of:=IF(ISODD(ROW([.A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ng_ni60</text:p>
          </table:table-cell>
          <table:table-cell table:formula="of:=IF(ISODD(ROW([.A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gn_ni59</text:p>
          </table:table-cell>
          <table:table-cell table:formula="of:=IF(ISODD(ROW([.A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ng_ni61</text:p>
          </table:table-cell>
          <table:table-cell table:formula="of:=IF(ISODD(ROW([.A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1_gn_ni60</text:p>
          </table:table-cell>
          <table:table-cell table:formula="of:=IF(ISODD(ROW([.A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ng_ni62</text:p>
          </table:table-cell>
          <table:table-cell table:formula="of:=IF(ISODD(ROW([.A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2_gn_ni61</text:p>
          </table:table-cell>
          <table:table-cell table:formula="of:=IF(ISODD(ROW([.A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3_ng_o14</text:p>
          </table:table-cell>
          <table:table-cell table:formula="of:=IF(ISODD(ROW([.A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gn_o13</text:p>
          </table:table-cell>
          <table:table-cell table:formula="of:=IF(ISODD(ROW([.A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ng_o15</text:p>
          </table:table-cell>
          <table:table-cell table:formula="of:=IF(ISODD(ROW([.A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gn_o14</text:p>
          </table:table-cell>
          <table:table-cell table:formula="of:=IF(ISODD(ROW([.A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ng_o16</text:p>
          </table:table-cell>
          <table:table-cell table:formula="of:=IF(ISODD(ROW([.A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n_o15</text:p>
          </table:table-cell>
          <table:table-cell table:formula="of:=IF(ISODD(ROW([.A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ng_o17</text:p>
          </table:table-cell>
          <table:table-cell table:formula="of:=IF(ISODD(ROW([.A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7_gn_o16</text:p>
          </table:table-cell>
          <table:table-cell table:formula="of:=IF(ISODD(ROW([.A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ng_o18</text:p>
          </table:table-cell>
          <table:table-cell table:formula="of:=IF(ISODD(ROW([.A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8_gn_o17</text:p>
          </table:table-cell>
          <table:table-cell table:formula="of:=IF(ISODD(ROW([.A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ng_p27</text:p>
          </table:table-cell>
          <table:table-cell table:formula="of:=IF(ISODD(ROW([.A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n_p26</text:p>
          </table:table-cell>
          <table:table-cell table:formula="of:=IF(ISODD(ROW([.A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ng_p28</text:p>
          </table:table-cell>
          <table:table-cell table:formula="of:=IF(ISODD(ROW([.A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n_p27</text:p>
          </table:table-cell>
          <table:table-cell table:formula="of:=IF(ISODD(ROW([.A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ng_p29</text:p>
          </table:table-cell>
          <table:table-cell table:formula="of:=IF(ISODD(ROW([.A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n_p28</text:p>
          </table:table-cell>
          <table:table-cell table:formula="of:=IF(ISODD(ROW([.A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ng_p30</text:p>
          </table:table-cell>
          <table:table-cell table:formula="of:=IF(ISODD(ROW([.A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n_p29</text:p>
          </table:table-cell>
          <table:table-cell table:formula="of:=IF(ISODD(ROW([.A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ng_p31</text:p>
          </table:table-cell>
          <table:table-cell table:formula="of:=IF(ISODD(ROW([.A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n_p30</text:p>
          </table:table-cell>
          <table:table-cell table:formula="of:=IF(ISODD(ROW([.A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0_ng_pd91</text:p>
          </table:table-cell>
          <table:table-cell table:formula="of:=IF(ISODD(ROW([.A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n_pd90</text:p>
          </table:table-cell>
          <table:table-cell table:formula="of:=IF(ISODD(ROW([.A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ng_pd92</text:p>
          </table:table-cell>
          <table:table-cell table:formula="of:=IF(ISODD(ROW([.A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n_pd91</text:p>
          </table:table-cell>
          <table:table-cell table:formula="of:=IF(ISODD(ROW([.A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ng_pd93</text:p>
          </table:table-cell>
          <table:table-cell table:formula="of:=IF(ISODD(ROW([.A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n_pd92</text:p>
          </table:table-cell>
          <table:table-cell table:formula="of:=IF(ISODD(ROW([.A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ng_pd94</text:p>
          </table:table-cell>
          <table:table-cell table:formula="of:=IF(ISODD(ROW([.A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n_pd93</text:p>
          </table:table-cell>
          <table:table-cell table:formula="of:=IF(ISODD(ROW([.A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ng_rb74</text:p>
          </table:table-cell>
          <table:table-cell table:formula="of:=IF(ISODD(ROW([.A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n_rb73</text:p>
          </table:table-cell>
          <table:table-cell table:formula="of:=IF(ISODD(ROW([.A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ng_rb75</text:p>
          </table:table-cell>
          <table:table-cell table:formula="of:=IF(ISODD(ROW([.A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n_rb74</text:p>
          </table:table-cell>
          <table:table-cell table:formula="of:=IF(ISODD(ROW([.A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ng_rb76</text:p>
          </table:table-cell>
          <table:table-cell table:formula="of:=IF(ISODD(ROW([.A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gn_rb75</text:p>
          </table:table-cell>
          <table:table-cell table:formula="of:=IF(ISODD(ROW([.A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ng_rb77</text:p>
          </table:table-cell>
          <table:table-cell table:formula="of:=IF(ISODD(ROW([.A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gn_rb76</text:p>
          </table:table-cell>
          <table:table-cell table:formula="of:=IF(ISODD(ROW([.A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ng_rh90</text:p>
          </table:table-cell>
          <table:table-cell table:formula="of:=IF(ISODD(ROW([.A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n_rh89</text:p>
          </table:table-cell>
          <table:table-cell table:formula="of:=IF(ISODD(ROW([.A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ng_rh91</text:p>
          </table:table-cell>
          <table:table-cell table:formula="of:=IF(ISODD(ROW([.A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n_rh90</text:p>
          </table:table-cell>
          <table:table-cell table:formula="of:=IF(ISODD(ROW([.A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ng_rh92</text:p>
          </table:table-cell>
          <table:table-cell table:formula="of:=IF(ISODD(ROW([.A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n_rh91</text:p>
          </table:table-cell>
          <table:table-cell table:formula="of:=IF(ISODD(ROW([.A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ng_rh93</text:p>
          </table:table-cell>
          <table:table-cell table:formula="of:=IF(ISODD(ROW([.A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3_gn_rh92</text:p>
          </table:table-cell>
          <table:table-cell table:formula="of:=IF(ISODD(ROW([.A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ng_ru87</text:p>
          </table:table-cell>
          <table:table-cell table:formula="of:=IF(ISODD(ROW([.A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n_ru86</text:p>
          </table:table-cell>
          <table:table-cell table:formula="of:=IF(ISODD(ROW([.A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ng_ru88</text:p>
          </table:table-cell>
          <table:table-cell table:formula="of:=IF(ISODD(ROW([.A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n_ru87</text:p>
          </table:table-cell>
          <table:table-cell table:formula="of:=IF(ISODD(ROW([.A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ng_ru89</text:p>
          </table:table-cell>
          <table:table-cell table:formula="of:=IF(ISODD(ROW([.A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n_ru88</text:p>
          </table:table-cell>
          <table:table-cell table:formula="of:=IF(ISODD(ROW([.A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ng_ru90</text:p>
          </table:table-cell>
          <table:table-cell table:formula="of:=IF(ISODD(ROW([.A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gn_ru89</text:p>
          </table:table-cell>
          <table:table-cell table:formula="of:=IF(ISODD(ROW([.A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ng_ru91</text:p>
          </table:table-cell>
          <table:table-cell table:formula="of:=IF(ISODD(ROW([.A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1_gn_ru90</text:p>
          </table:table-cell>
          <table:table-cell table:formula="of:=IF(ISODD(ROW([.A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ng_s28</text:p>
          </table:table-cell>
          <table:table-cell table:formula="of:=IF(ISODD(ROW([.A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n_s27</text:p>
          </table:table-cell>
          <table:table-cell table:formula="of:=IF(ISODD(ROW([.A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ng_s29</text:p>
          </table:table-cell>
          <table:table-cell table:formula="of:=IF(ISODD(ROW([.A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n_s28</text:p>
          </table:table-cell>
          <table:table-cell table:formula="of:=IF(ISODD(ROW([.A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ng_s30</text:p>
          </table:table-cell>
          <table:table-cell table:formula="of:=IF(ISODD(ROW([.A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n_s29</text:p>
          </table:table-cell>
          <table:table-cell table:formula="of:=IF(ISODD(ROW([.A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ng_s31</text:p>
          </table:table-cell>
          <table:table-cell table:formula="of:=IF(ISODD(ROW([.A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n_s30</text:p>
          </table:table-cell>
          <table:table-cell table:formula="of:=IF(ISODD(ROW([.A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ng_s32</text:p>
          </table:table-cell>
          <table:table-cell table:formula="of:=IF(ISODD(ROW([.A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n_s31</text:p>
          </table:table-cell>
          <table:table-cell table:formula="of:=IF(ISODD(ROW([.A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ng_s33</text:p>
          </table:table-cell>
          <table:table-cell table:formula="of:=IF(ISODD(ROW([.A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gn_s32</text:p>
          </table:table-cell>
          <table:table-cell table:formula="of:=IF(ISODD(ROW([.A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ng_s34</text:p>
          </table:table-cell>
          <table:table-cell table:formula="of:=IF(ISODD(ROW([.A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gn_s33</text:p>
          </table:table-cell>
          <table:table-cell table:formula="of:=IF(ISODD(ROW([.A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ng_sc40</text:p>
          </table:table-cell>
          <table:table-cell table:formula="of:=IF(ISODD(ROW([.A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n_sc39</text:p>
          </table:table-cell>
          <table:table-cell table:formula="of:=IF(ISODD(ROW([.A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ng_sc41</text:p>
          </table:table-cell>
          <table:table-cell table:formula="of:=IF(ISODD(ROW([.A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n_sc40</text:p>
          </table:table-cell>
          <table:table-cell table:formula="of:=IF(ISODD(ROW([.A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ng_sc42</text:p>
          </table:table-cell>
          <table:table-cell table:formula="of:=IF(ISODD(ROW([.A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n_sc41</text:p>
          </table:table-cell>
          <table:table-cell table:formula="of:=IF(ISODD(ROW([.A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ng_sc43</text:p>
          </table:table-cell>
          <table:table-cell table:formula="of:=IF(ISODD(ROW([.A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n_sc42</text:p>
          </table:table-cell>
          <table:table-cell table:formula="of:=IF(ISODD(ROW([.A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ng_sc44</text:p>
          </table:table-cell>
          <table:table-cell table:formula="of:=IF(ISODD(ROW([.A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gn_sc43</text:p>
          </table:table-cell>
          <table:table-cell table:formula="of:=IF(ISODD(ROW([.A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ng_sc45</text:p>
          </table:table-cell>
          <table:table-cell table:formula="of:=IF(ISODD(ROW([.A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gn_sc44</text:p>
          </table:table-cell>
          <table:table-cell table:formula="of:=IF(ISODD(ROW([.A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ng_se66</text:p>
          </table:table-cell>
          <table:table-cell table:formula="of:=IF(ISODD(ROW([.A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n_se65</text:p>
          </table:table-cell>
          <table:table-cell table:formula="of:=IF(ISODD(ROW([.A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ng_se67</text:p>
          </table:table-cell>
          <table:table-cell table:formula="of:=IF(ISODD(ROW([.A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n_se66</text:p>
          </table:table-cell>
          <table:table-cell table:formula="of:=IF(ISODD(ROW([.A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ng_se68</text:p>
          </table:table-cell>
          <table:table-cell table:formula="of:=IF(ISODD(ROW([.A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n_se67</text:p>
          </table:table-cell>
          <table:table-cell table:formula="of:=IF(ISODD(ROW([.A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ng_se69</text:p>
          </table:table-cell>
          <table:table-cell table:formula="of:=IF(ISODD(ROW([.A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n_se68</text:p>
          </table:table-cell>
          <table:table-cell table:formula="of:=IF(ISODD(ROW([.A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ng_se70</text:p>
          </table:table-cell>
          <table:table-cell table:formula="of:=IF(ISODD(ROW([.A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n_se69</text:p>
          </table:table-cell>
          <table:table-cell table:formula="of:=IF(ISODD(ROW([.A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ng_se71</text:p>
          </table:table-cell>
          <table:table-cell table:formula="of:=IF(ISODD(ROW([.A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gn_se70</text:p>
          </table:table-cell>
          <table:table-cell table:formula="of:=IF(ISODD(ROW([.A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ng_se72</text:p>
          </table:table-cell>
          <table:table-cell table:formula="of:=IF(ISODD(ROW([.A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gn_se71</text:p>
          </table:table-cell>
          <table:table-cell table:formula="of:=IF(ISODD(ROW([.A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ng_si25</text:p>
          </table:table-cell>
          <table:table-cell table:formula="of:=IF(ISODD(ROW([.A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n_si24</text:p>
          </table:table-cell>
          <table:table-cell table:formula="of:=IF(ISODD(ROW([.A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ng_si26</text:p>
          </table:table-cell>
          <table:table-cell table:formula="of:=IF(ISODD(ROW([.A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n_si25</text:p>
          </table:table-cell>
          <table:table-cell table:formula="of:=IF(ISODD(ROW([.A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ng_si27</text:p>
          </table:table-cell>
          <table:table-cell table:formula="of:=IF(ISODD(ROW([.A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n_si26</text:p>
          </table:table-cell>
          <table:table-cell table:formula="of:=IF(ISODD(ROW([.A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ng_si28</text:p>
          </table:table-cell>
          <table:table-cell table:formula="of:=IF(ISODD(ROW([.A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n_si27</text:p>
          </table:table-cell>
          <table:table-cell table:formula="of:=IF(ISODD(ROW([.A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ng_si29</text:p>
          </table:table-cell>
          <table:table-cell table:formula="of:=IF(ISODD(ROW([.A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gn_si28</text:p>
          </table:table-cell>
          <table:table-cell table:formula="of:=IF(ISODD(ROW([.A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ng_si30</text:p>
          </table:table-cell>
          <table:table-cell table:formula="of:=IF(ISODD(ROW([.A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gn_si29</text:p>
          </table:table-cell>
          <table:table-cell table:formula="of:=IF(ISODD(ROW([.A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0_ng_sn101</text:p>
          </table:table-cell>
          <table:table-cell table:formula="of:=IF(ISODD(ROW([.A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n_sn100</text:p>
          </table:table-cell>
          <table:table-cell table:formula="of:=IF(ISODD(ROW([.A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1_ng_sn102</text:p>
          </table:table-cell>
          <table:table-cell table:formula="of:=IF(ISODD(ROW([.A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n_sn101</text:p>
          </table:table-cell>
          <table:table-cell table:formula="of:=IF(ISODD(ROW([.A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2_ng_sn103</text:p>
          </table:table-cell>
          <table:table-cell table:formula="of:=IF(ISODD(ROW([.A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n_sn102</text:p>
          </table:table-cell>
          <table:table-cell table:formula="of:=IF(ISODD(ROW([.A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ng_sn104</text:p>
          </table:table-cell>
          <table:table-cell table:formula="of:=IF(ISODD(ROW([.A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gn_sn103</text:p>
          </table:table-cell>
          <table:table-cell table:formula="of:=IF(ISODD(ROW([.A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4_ng_sn105</text:p>
          </table:table-cell>
          <table:table-cell table:formula="of:=IF(ISODD(ROW([.A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gn_sn104</text:p>
          </table:table-cell>
          <table:table-cell table:formula="of:=IF(ISODD(ROW([.A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99_ng_sn100</text:p>
          </table:table-cell>
          <table:table-cell table:formula="of:=IF(ISODD(ROW([.A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n_sn99</text:p>
          </table:table-cell>
          <table:table-cell table:formula="of:=IF(ISODD(ROW([.A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ng_sr75</text:p>
          </table:table-cell>
          <table:table-cell table:formula="of:=IF(ISODD(ROW([.A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n_sr74</text:p>
          </table:table-cell>
          <table:table-cell table:formula="of:=IF(ISODD(ROW([.A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ng_sr76</text:p>
          </table:table-cell>
          <table:table-cell table:formula="of:=IF(ISODD(ROW([.A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n_sr75</text:p>
          </table:table-cell>
          <table:table-cell table:formula="of:=IF(ISODD(ROW([.A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ng_sr77</text:p>
          </table:table-cell>
          <table:table-cell table:formula="of:=IF(ISODD(ROW([.A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n_sr76</text:p>
          </table:table-cell>
          <table:table-cell table:formula="of:=IF(ISODD(ROW([.A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ng_sr78</text:p>
          </table:table-cell>
          <table:table-cell table:formula="of:=IF(ISODD(ROW([.A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n_sr77</text:p>
          </table:table-cell>
          <table:table-cell table:formula="of:=IF(ISODD(ROW([.A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ng_tc86</text:p>
          </table:table-cell>
          <table:table-cell table:formula="of:=IF(ISODD(ROW([.A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n_tc85</text:p>
          </table:table-cell>
          <table:table-cell table:formula="of:=IF(ISODD(ROW([.A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ng_tc87</text:p>
          </table:table-cell>
          <table:table-cell table:formula="of:=IF(ISODD(ROW([.A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n_tc86</text:p>
          </table:table-cell>
          <table:table-cell table:formula="of:=IF(ISODD(ROW([.A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ng_tc88</text:p>
          </table:table-cell>
          <table:table-cell table:formula="of:=IF(ISODD(ROW([.A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gn_tc87</text:p>
          </table:table-cell>
          <table:table-cell table:formula="of:=IF(ISODD(ROW([.A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ng_ti41</text:p>
          </table:table-cell>
          <table:table-cell table:formula="of:=IF(ISODD(ROW([.A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n_ti40</text:p>
          </table:table-cell>
          <table:table-cell table:formula="of:=IF(ISODD(ROW([.A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ng_ti42</text:p>
          </table:table-cell>
          <table:table-cell table:formula="of:=IF(ISODD(ROW([.A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n_ti41</text:p>
          </table:table-cell>
          <table:table-cell table:formula="of:=IF(ISODD(ROW([.A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ng_ti43</text:p>
          </table:table-cell>
          <table:table-cell table:formula="of:=IF(ISODD(ROW([.A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n_ti42</text:p>
          </table:table-cell>
          <table:table-cell table:formula="of:=IF(ISODD(ROW([.A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ng_ti44</text:p>
          </table:table-cell>
          <table:table-cell table:formula="of:=IF(ISODD(ROW([.A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n_ti43</text:p>
          </table:table-cell>
          <table:table-cell table:formula="of:=IF(ISODD(ROW([.A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ng_ti45</text:p>
          </table:table-cell>
          <table:table-cell table:formula="of:=IF(ISODD(ROW([.A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n_ti44</text:p>
          </table:table-cell>
          <table:table-cell table:formula="of:=IF(ISODD(ROW([.A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ng_ti46</text:p>
          </table:table-cell>
          <table:table-cell table:formula="of:=IF(ISODD(ROW([.A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n_ti45</text:p>
          </table:table-cell>
          <table:table-cell table:formula="of:=IF(ISODD(ROW([.A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ng_ti47</text:p>
          </table:table-cell>
          <table:table-cell table:formula="of:=IF(ISODD(ROW([.A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gn_ti46</text:p>
          </table:table-cell>
          <table:table-cell table:formula="of:=IF(ISODD(ROW([.A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ng_v44</text:p>
          </table:table-cell>
          <table:table-cell table:formula="of:=IF(ISODD(ROW([.A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n_v43</text:p>
          </table:table-cell>
          <table:table-cell table:formula="of:=IF(ISODD(ROW([.A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ng_v45</text:p>
          </table:table-cell>
          <table:table-cell table:formula="of:=IF(ISODD(ROW([.A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n_v44</text:p>
          </table:table-cell>
          <table:table-cell table:formula="of:=IF(ISODD(ROW([.A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ng_v46</text:p>
          </table:table-cell>
          <table:table-cell table:formula="of:=IF(ISODD(ROW([.A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n_v45</text:p>
          </table:table-cell>
          <table:table-cell table:formula="of:=IF(ISODD(ROW([.A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ng_v47</text:p>
          </table:table-cell>
          <table:table-cell table:formula="of:=IF(ISODD(ROW([.A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n_v46</text:p>
          </table:table-cell>
          <table:table-cell table:formula="of:=IF(ISODD(ROW([.A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ng_v48</text:p>
          </table:table-cell>
          <table:table-cell table:formula="of:=IF(ISODD(ROW([.A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n_v47</text:p>
          </table:table-cell>
          <table:table-cell table:formula="of:=IF(ISODD(ROW([.A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ng_v49</text:p>
          </table:table-cell>
          <table:table-cell table:formula="of:=IF(ISODD(ROW([.A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gn_v48</text:p>
          </table:table-cell>
          <table:table-cell table:formula="of:=IF(ISODD(ROW([.A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ng_y78</text:p>
          </table:table-cell>
          <table:table-cell table:formula="of:=IF(ISODD(ROW([.A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n_y77</text:p>
          </table:table-cell>
          <table:table-cell table:formula="of:=IF(ISODD(ROW([.A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ng_y79</text:p>
          </table:table-cell>
          <table:table-cell table:formula="of:=IF(ISODD(ROW([.A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n_y78</text:p>
          </table:table-cell>
          <table:table-cell table:formula="of:=IF(ISODD(ROW([.A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ng_y80</text:p>
          </table:table-cell>
          <table:table-cell table:formula="of:=IF(ISODD(ROW([.A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gn_y79</text:p>
          </table:table-cell>
          <table:table-cell table:formula="of:=IF(ISODD(ROW([.A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ng_y81</text:p>
          </table:table-cell>
          <table:table-cell table:formula="of:=IF(ISODD(ROW([.A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gn_y80</text:p>
          </table:table-cell>
          <table:table-cell table:formula="of:=IF(ISODD(ROW([.A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ng_y82</text:p>
          </table:table-cell>
          <table:table-cell table:formula="of:=IF(ISODD(ROW([.A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2_gn_y81</text:p>
          </table:table-cell>
          <table:table-cell table:formula="of:=IF(ISODD(ROW([.A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5_ng_zn56</text:p>
          </table:table-cell>
          <table:table-cell table:formula="of:=IF(ISODD(ROW([.A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n_zn55</text:p>
          </table:table-cell>
          <table:table-cell table:formula="of:=IF(ISODD(ROW([.A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ng_zn57</text:p>
          </table:table-cell>
          <table:table-cell table:formula="of:=IF(ISODD(ROW([.A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n_zn56</text:p>
          </table:table-cell>
          <table:table-cell table:formula="of:=IF(ISODD(ROW([.A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ng_zn58</text:p>
          </table:table-cell>
          <table:table-cell table:formula="of:=IF(ISODD(ROW([.A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n_zn57</text:p>
          </table:table-cell>
          <table:table-cell table:formula="of:=IF(ISODD(ROW([.A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ng_zn59</text:p>
          </table:table-cell>
          <table:table-cell table:formula="of:=IF(ISODD(ROW([.A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n_zn58</text:p>
          </table:table-cell>
          <table:table-cell table:formula="of:=IF(ISODD(ROW([.A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ng_zn60</text:p>
          </table:table-cell>
          <table:table-cell table:formula="of:=IF(ISODD(ROW([.A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n_zn59</text:p>
          </table:table-cell>
          <table:table-cell table:formula="of:=IF(ISODD(ROW([.A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ng_zn61</text:p>
          </table:table-cell>
          <table:table-cell table:formula="of:=IF(ISODD(ROW([.A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n_zn60</text:p>
          </table:table-cell>
          <table:table-cell table:formula="of:=IF(ISODD(ROW([.A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ng_zn62</text:p>
          </table:table-cell>
          <table:table-cell table:formula="of:=IF(ISODD(ROW([.A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n_zn61</text:p>
          </table:table-cell>
          <table:table-cell table:formula="of:=IF(ISODD(ROW([.A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ng_zn63</text:p>
          </table:table-cell>
          <table:table-cell table:formula="of:=IF(ISODD(ROW([.A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n_zn62</text:p>
          </table:table-cell>
          <table:table-cell table:formula="of:=IF(ISODD(ROW([.A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ng_zn64</text:p>
          </table:table-cell>
          <table:table-cell table:formula="of:=IF(ISODD(ROW([.A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n_zn63</text:p>
          </table:table-cell>
          <table:table-cell table:formula="of:=IF(ISODD(ROW([.A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ng_zn65</text:p>
          </table:table-cell>
          <table:table-cell table:formula="of:=IF(ISODD(ROW([.A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gn_zn64</text:p>
          </table:table-cell>
          <table:table-cell table:formula="of:=IF(ISODD(ROW([.A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ng_zn66</text:p>
          </table:table-cell>
          <table:table-cell table:formula="of:=IF(ISODD(ROW([.A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gn_zn65</text:p>
          </table:table-cell>
          <table:table-cell table:formula="of:=IF(ISODD(ROW([.A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ng_zr79</text:p>
          </table:table-cell>
          <table:table-cell table:formula="of:=IF(ISODD(ROW([.A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n_zr78</text:p>
          </table:table-cell>
          <table:table-cell table:formula="of:=IF(ISODD(ROW([.A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ng_zr80</text:p>
          </table:table-cell>
          <table:table-cell table:formula="of:=IF(ISODD(ROW([.A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n_zr79</text:p>
          </table:table-cell>
          <table:table-cell table:formula="of:=IF(ISODD(ROW([.A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ng_zr81</text:p>
          </table:table-cell>
          <table:table-cell table:formula="of:=IF(ISODD(ROW([.A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n_zr80</text:p>
          </table:table-cell>
          <table:table-cell table:formula="of:=IF(ISODD(ROW([.A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ng_zr82</text:p>
          </table:table-cell>
          <table:table-cell table:formula="of:=IF(ISODD(ROW([.A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n_zr81</text:p>
          </table:table-cell>
          <table:table-cell table:formula="of:=IF(ISODD(ROW([.A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ng_zr83</text:p>
          </table:table-cell>
          <table:table-cell table:formula="of:=IF(ISODD(ROW([.A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gn_zr82</text:p>
          </table:table-cell>
          <table:table-cell table:formula="of:=IF(ISODD(ROW([.A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pn_cd95</text:p>
          </table:table-cell>
          <table:table-cell table:formula="of:=IF(ISODD(ROW([.A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np_ag95</text:p>
          </table:table-cell>
          <table:table-cell table:formula="of:=IF(ISODD(ROW([.A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pn_se68</text:p>
          </table:table-cell>
          <table:table-cell table:formula="of:=IF(ISODD(ROW([.A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np_as68</text:p>
          </table:table-cell>
          <table:table-cell table:formula="of:=IF(ISODD(ROW([.A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pn_se69</text:p>
          </table:table-cell>
          <table:table-cell table:formula="of:=IF(ISODD(ROW([.A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np_as69</text:p>
          </table:table-cell>
          <table:table-cell table:formula="of:=IF(ISODD(ROW([.A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pn_c11</text:p>
          </table:table-cell>
          <table:table-cell table:formula="of:=IF(ISODD(ROW([.A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np_b11</text:p>
          </table:table-cell>
          <table:table-cell table:formula="of:=IF(ISODD(ROW([.A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pn_kr69</text:p>
          </table:table-cell>
          <table:table-cell table:formula="of:=IF(ISODD(ROW([.A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np_br69</text:p>
          </table:table-cell>
          <table:table-cell table:formula="of:=IF(ISODD(ROW([.A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pn_kr70</text:p>
          </table:table-cell>
          <table:table-cell table:formula="of:=IF(ISODD(ROW([.A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np_br70</text:p>
          </table:table-cell>
          <table:table-cell table:formula="of:=IF(ISODD(ROW([.A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pn_kr71</text:p>
          </table:table-cell>
          <table:table-cell table:formula="of:=IF(ISODD(ROW([.A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np_br71</text:p>
          </table:table-cell>
          <table:table-cell table:formula="of:=IF(ISODD(ROW([.A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pn_kr72</text:p>
          </table:table-cell>
          <table:table-cell table:formula="of:=IF(ISODD(ROW([.A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np_br72</text:p>
          </table:table-cell>
          <table:table-cell table:formula="of:=IF(ISODD(ROW([.A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pn_kr73</text:p>
          </table:table-cell>
          <table:table-cell table:formula="of:=IF(ISODD(ROW([.A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np_br73</text:p>
          </table:table-cell>
          <table:table-cell table:formula="of:=IF(ISODD(ROW([.A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pn_cd96</text:p>
          </table:table-cell>
          <table:table-cell table:formula="of:=IF(ISODD(ROW([.A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np_ag96</text:p>
          </table:table-cell>
          <table:table-cell table:formula="of:=IF(ISODD(ROW([.A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pn_sc39</text:p>
          </table:table-cell>
          <table:table-cell table:formula="of:=IF(ISODD(ROW([.A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np_ca39</text:p>
          </table:table-cell>
          <table:table-cell table:formula="of:=IF(ISODD(ROW([.A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pn_sc40</text:p>
          </table:table-cell>
          <table:table-cell table:formula="of:=IF(ISODD(ROW([.A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np_ca40</text:p>
          </table:table-cell>
          <table:table-cell table:formula="of:=IF(ISODD(ROW([.A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pn_sc41</text:p>
          </table:table-cell>
          <table:table-cell table:formula="of:=IF(ISODD(ROW([.A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np_ca41</text:p>
          </table:table-cell>
          <table:table-cell table:formula="of:=IF(ISODD(ROW([.A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pn_sc42</text:p>
          </table:table-cell>
          <table:table-cell table:formula="of:=IF(ISODD(ROW([.A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np_ca42</text:p>
          </table:table-cell>
          <table:table-cell table:formula="of:=IF(ISODD(ROW([.A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pn_sc43</text:p>
          </table:table-cell>
          <table:table-cell table:formula="of:=IF(ISODD(ROW([.A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np_ca43</text:p>
          </table:table-cell>
          <table:table-cell table:formula="of:=IF(ISODD(ROW([.A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pn_sc44</text:p>
          </table:table-cell>
          <table:table-cell table:formula="of:=IF(ISODD(ROW([.A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np_ca44</text:p>
          </table:table-cell>
          <table:table-cell table:formula="of:=IF(ISODD(ROW([.A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pn_cd97</text:p>
          </table:table-cell>
          <table:table-cell table:formula="of:=IF(ISODD(ROW([.A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np_ag97</text:p>
          </table:table-cell>
          <table:table-cell table:formula="of:=IF(ISODD(ROW([.A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pn_in98</text:p>
          </table:table-cell>
          <table:table-cell table:formula="of:=IF(ISODD(ROW([.A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np_cd98</text:p>
          </table:table-cell>
          <table:table-cell table:formula="of:=IF(ISODD(ROW([.A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pn_in99</text:p>
          </table:table-cell>
          <table:table-cell table:formula="of:=IF(ISODD(ROW([.A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np_cd99</text:p>
          </table:table-cell>
          <table:table-cell table:formula="of:=IF(ISODD(ROW([.A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pn_ar31</text:p>
          </table:table-cell>
          <table:table-cell table:formula="of:=IF(ISODD(ROW([.A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np_cl31</text:p>
          </table:table-cell>
          <table:table-cell table:formula="of:=IF(ISODD(ROW([.A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pn_ar32</text:p>
          </table:table-cell>
          <table:table-cell table:formula="of:=IF(ISODD(ROW([.A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np_cl32</text:p>
          </table:table-cell>
          <table:table-cell table:formula="of:=IF(ISODD(ROW([.A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pn_ar33</text:p>
          </table:table-cell>
          <table:table-cell table:formula="of:=IF(ISODD(ROW([.A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np_cl33</text:p>
          </table:table-cell>
          <table:table-cell table:formula="of:=IF(ISODD(ROW([.A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pn_cd98</text:p>
          </table:table-cell>
          <table:table-cell table:formula="of:=IF(ISODD(ROW([.A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np_ag98</text:p>
          </table:table-cell>
          <table:table-cell table:formula="of:=IF(ISODD(ROW([.A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pn_ar34</text:p>
          </table:table-cell>
          <table:table-cell table:formula="of:=IF(ISODD(ROW([.A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np_cl34</text:p>
          </table:table-cell>
          <table:table-cell table:formula="of:=IF(ISODD(ROW([.A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pn_ar35</text:p>
          </table:table-cell>
          <table:table-cell table:formula="of:=IF(ISODD(ROW([.A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np_cl35</text:p>
          </table:table-cell>
          <table:table-cell table:formula="of:=IF(ISODD(ROW([.A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pn_ni52</text:p>
          </table:table-cell>
          <table:table-cell table:formula="of:=IF(ISODD(ROW([.A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np_co52</text:p>
          </table:table-cell>
          <table:table-cell table:formula="of:=IF(ISODD(ROW([.A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pn_ni53</text:p>
          </table:table-cell>
          <table:table-cell table:formula="of:=IF(ISODD(ROW([.A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np_co53</text:p>
          </table:table-cell>
          <table:table-cell table:formula="of:=IF(ISODD(ROW([.A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pn_ni54</text:p>
          </table:table-cell>
          <table:table-cell table:formula="of:=IF(ISODD(ROW([.A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np_co54</text:p>
          </table:table-cell>
          <table:table-cell table:formula="of:=IF(ISODD(ROW([.A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pn_ni55</text:p>
          </table:table-cell>
          <table:table-cell table:formula="of:=IF(ISODD(ROW([.A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np_co55</text:p>
          </table:table-cell>
          <table:table-cell table:formula="of:=IF(ISODD(ROW([.A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pn_ni56</text:p>
          </table:table-cell>
          <table:table-cell table:formula="of:=IF(ISODD(ROW([.A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np_co56</text:p>
          </table:table-cell>
          <table:table-cell table:formula="of:=IF(ISODD(ROW([.A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pn_ni57</text:p>
          </table:table-cell>
          <table:table-cell table:formula="of:=IF(ISODD(ROW([.A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np_co57</text:p>
          </table:table-cell>
          <table:table-cell table:formula="of:=IF(ISODD(ROW([.A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pn_mn47</text:p>
          </table:table-cell>
          <table:table-cell table:formula="of:=IF(ISODD(ROW([.A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np_cr47</text:p>
          </table:table-cell>
          <table:table-cell table:formula="of:=IF(ISODD(ROW([.A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pn_mn48</text:p>
          </table:table-cell>
          <table:table-cell table:formula="of:=IF(ISODD(ROW([.A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np_cr48</text:p>
          </table:table-cell>
          <table:table-cell table:formula="of:=IF(ISODD(ROW([.A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pn_mn49</text:p>
          </table:table-cell>
          <table:table-cell table:formula="of:=IF(ISODD(ROW([.A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np_cr49</text:p>
          </table:table-cell>
          <table:table-cell table:formula="of:=IF(ISODD(ROW([.A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pn_mn50</text:p>
          </table:table-cell>
          <table:table-cell table:formula="of:=IF(ISODD(ROW([.A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np_cr50</text:p>
          </table:table-cell>
          <table:table-cell table:formula="of:=IF(ISODD(ROW([.A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pn_mn51</text:p>
          </table:table-cell>
          <table:table-cell table:formula="of:=IF(ISODD(ROW([.A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np_cr51</text:p>
          </table:table-cell>
          <table:table-cell table:formula="of:=IF(ISODD(ROW([.A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pn_mn52</text:p>
          </table:table-cell>
          <table:table-cell table:formula="of:=IF(ISODD(ROW([.A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np_cr52</text:p>
          </table:table-cell>
          <table:table-cell table:formula="of:=IF(ISODD(ROW([.A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pn_zn55</text:p>
          </table:table-cell>
          <table:table-cell table:formula="of:=IF(ISODD(ROW([.A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np_cu55</text:p>
          </table:table-cell>
          <table:table-cell table:formula="of:=IF(ISODD(ROW([.A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pn_zn56</text:p>
          </table:table-cell>
          <table:table-cell table:formula="of:=IF(ISODD(ROW([.A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np_cu56</text:p>
          </table:table-cell>
          <table:table-cell table:formula="of:=IF(ISODD(ROW([.A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pn_zn57</text:p>
          </table:table-cell>
          <table:table-cell table:formula="of:=IF(ISODD(ROW([.A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np_cu57</text:p>
          </table:table-cell>
          <table:table-cell table:formula="of:=IF(ISODD(ROW([.A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pn_zn58</text:p>
          </table:table-cell>
          <table:table-cell table:formula="of:=IF(ISODD(ROW([.A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np_cu58</text:p>
          </table:table-cell>
          <table:table-cell table:formula="of:=IF(ISODD(ROW([.A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pn_zn59</text:p>
          </table:table-cell>
          <table:table-cell table:formula="of:=IF(ISODD(ROW([.A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np_cu59</text:p>
          </table:table-cell>
          <table:table-cell table:formula="of:=IF(ISODD(ROW([.A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pn_zn60</text:p>
          </table:table-cell>
          <table:table-cell table:formula="of:=IF(ISODD(ROW([.A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np_cu60</text:p>
          </table:table-cell>
          <table:table-cell table:formula="of:=IF(ISODD(ROW([.A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pn_zn61</text:p>
          </table:table-cell>
          <table:table-cell table:formula="of:=IF(ISODD(ROW([.A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np_cu61</text:p>
          </table:table-cell>
          <table:table-cell table:formula="of:=IF(ISODD(ROW([.A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pn_zn62</text:p>
          </table:table-cell>
          <table:table-cell table:formula="of:=IF(ISODD(ROW([.A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np_cu62</text:p>
          </table:table-cell>
          <table:table-cell table:formula="of:=IF(ISODD(ROW([.A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pn_zn63</text:p>
          </table:table-cell>
          <table:table-cell table:formula="of:=IF(ISODD(ROW([.A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np_cu63</text:p>
          </table:table-cell>
          <table:table-cell table:formula="of:=IF(ISODD(ROW([.A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pn_ne18</text:p>
          </table:table-cell>
          <table:table-cell table:formula="of:=IF(ISODD(ROW([.A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np_f18</text:p>
          </table:table-cell>
          <table:table-cell table:formula="of:=IF(ISODD(ROW([.A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pn_ne19</text:p>
          </table:table-cell>
          <table:table-cell table:formula="of:=IF(ISODD(ROW([.A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np_f19</text:p>
          </table:table-cell>
          <table:table-cell table:formula="of:=IF(ISODD(ROW([.A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pn_si24</text:p>
          </table:table-cell>
          <table:table-cell table:formula="of:=IF(ISODD(ROW([.A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np_al24</text:p>
          </table:table-cell>
          <table:table-cell table:formula="of:=IF(ISODD(ROW([.A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pn_co51</text:p>
          </table:table-cell>
          <table:table-cell table:formula="of:=IF(ISODD(ROW([.A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np_fe51</text:p>
          </table:table-cell>
          <table:table-cell table:formula="of:=IF(ISODD(ROW([.A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pn_co52</text:p>
          </table:table-cell>
          <table:table-cell table:formula="of:=IF(ISODD(ROW([.A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np_fe52</text:p>
          </table:table-cell>
          <table:table-cell table:formula="of:=IF(ISODD(ROW([.A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pn_co53</text:p>
          </table:table-cell>
          <table:table-cell table:formula="of:=IF(ISODD(ROW([.A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np_fe53</text:p>
          </table:table-cell>
          <table:table-cell table:formula="of:=IF(ISODD(ROW([.A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pn_co54</text:p>
          </table:table-cell>
          <table:table-cell table:formula="of:=IF(ISODD(ROW([.A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np_fe54</text:p>
          </table:table-cell>
          <table:table-cell table:formula="of:=IF(ISODD(ROW([.A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pn_co55</text:p>
          </table:table-cell>
          <table:table-cell table:formula="of:=IF(ISODD(ROW([.A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np_fe55</text:p>
          </table:table-cell>
          <table:table-cell table:formula="of:=IF(ISODD(ROW([.A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pn_co56</text:p>
          </table:table-cell>
          <table:table-cell table:formula="of:=IF(ISODD(ROW([.A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np_fe56</text:p>
          </table:table-cell>
          <table:table-cell table:formula="of:=IF(ISODD(ROW([.A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pn_ge60</text:p>
          </table:table-cell>
          <table:table-cell table:formula="of:=IF(ISODD(ROW([.A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np_ga60</text:p>
          </table:table-cell>
          <table:table-cell table:formula="of:=IF(ISODD(ROW([.A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pn_ge61</text:p>
          </table:table-cell>
          <table:table-cell table:formula="of:=IF(ISODD(ROW([.A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np_ga61</text:p>
          </table:table-cell>
          <table:table-cell table:formula="of:=IF(ISODD(ROW([.A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pn_ge62</text:p>
          </table:table-cell>
          <table:table-cell table:formula="of:=IF(ISODD(ROW([.A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np_ga62</text:p>
          </table:table-cell>
          <table:table-cell table:formula="of:=IF(ISODD(ROW([.A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pn_ge63</text:p>
          </table:table-cell>
          <table:table-cell table:formula="of:=IF(ISODD(ROW([.A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np_ga63</text:p>
          </table:table-cell>
          <table:table-cell table:formula="of:=IF(ISODD(ROW([.A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pn_ge64</text:p>
          </table:table-cell>
          <table:table-cell table:formula="of:=IF(ISODD(ROW([.A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np_ga64</text:p>
          </table:table-cell>
          <table:table-cell table:formula="of:=IF(ISODD(ROW([.A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pn_ge65</text:p>
          </table:table-cell>
          <table:table-cell table:formula="of:=IF(ISODD(ROW([.A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np_ga65</text:p>
          </table:table-cell>
          <table:table-cell table:formula="of:=IF(ISODD(ROW([.A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pn_ge66</text:p>
          </table:table-cell>
          <table:table-cell table:formula="of:=IF(ISODD(ROW([.A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np_ga66</text:p>
          </table:table-cell>
          <table:table-cell table:formula="of:=IF(ISODD(ROW([.A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7_pn_ge67</text:p>
          </table:table-cell>
          <table:table-cell table:formula="of:=IF(ISODD(ROW([.A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np_ga67</text:p>
          </table:table-cell>
          <table:table-cell table:formula="of:=IF(ISODD(ROW([.A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pn_si25</text:p>
          </table:table-cell>
          <table:table-cell table:formula="of:=IF(ISODD(ROW([.A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np_al25</text:p>
          </table:table-cell>
          <table:table-cell table:formula="of:=IF(ISODD(ROW([.A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pn_as64</text:p>
          </table:table-cell>
          <table:table-cell table:formula="of:=IF(ISODD(ROW([.A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np_ge64</text:p>
          </table:table-cell>
          <table:table-cell table:formula="of:=IF(ISODD(ROW([.A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pn_as65</text:p>
          </table:table-cell>
          <table:table-cell table:formula="of:=IF(ISODD(ROW([.A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np_ge65</text:p>
          </table:table-cell>
          <table:table-cell table:formula="of:=IF(ISODD(ROW([.A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pn_as66</text:p>
          </table:table-cell>
          <table:table-cell table:formula="of:=IF(ISODD(ROW([.A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np_ge66</text:p>
          </table:table-cell>
          <table:table-cell table:formula="of:=IF(ISODD(ROW([.A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pn_as67</text:p>
          </table:table-cell>
          <table:table-cell table:formula="of:=IF(ISODD(ROW([.A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np_ge67</text:p>
          </table:table-cell>
          <table:table-cell table:formula="of:=IF(ISODD(ROW([.A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pn_as68</text:p>
          </table:table-cell>
          <table:table-cell table:formula="of:=IF(ISODD(ROW([.A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np_ge68</text:p>
          </table:table-cell>
          <table:table-cell table:formula="of:=IF(ISODD(ROW([.A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pn_he3</text:p>
          </table:table-cell>
          <table:table-cell table:formula="of:=IF(ISODD(ROW([.A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np_h3</text:p>
          </table:table-cell>
          <table:table-cell table:formula="of:=IF(ISODD(ROW([.A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pn_sn100</text:p>
          </table:table-cell>
          <table:table-cell table:formula="of:=IF(ISODD(ROW([.A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np_in100</text:p>
          </table:table-cell>
          <table:table-cell table:formula="of:=IF(ISODD(ROW([.A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pn_sn101</text:p>
          </table:table-cell>
          <table:table-cell table:formula="of:=IF(ISODD(ROW([.A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np_in101</text:p>
          </table:table-cell>
          <table:table-cell table:formula="of:=IF(ISODD(ROW([.A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pn_sn102</text:p>
          </table:table-cell>
          <table:table-cell table:formula="of:=IF(ISODD(ROW([.A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np_in102</text:p>
          </table:table-cell>
          <table:table-cell table:formula="of:=IF(ISODD(ROW([.A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pn_si26</text:p>
          </table:table-cell>
          <table:table-cell table:formula="of:=IF(ISODD(ROW([.A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np_al26</text:p>
          </table:table-cell>
          <table:table-cell table:formula="of:=IF(ISODD(ROW([.A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pn_sn103</text:p>
          </table:table-cell>
          <table:table-cell table:formula="of:=IF(ISODD(ROW([.A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np_in103</text:p>
          </table:table-cell>
          <table:table-cell table:formula="of:=IF(ISODD(ROW([.A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4_pn_sn104</text:p>
          </table:table-cell>
          <table:table-cell table:formula="of:=IF(ISODD(ROW([.A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np_in104</text:p>
          </table:table-cell>
          <table:table-cell table:formula="of:=IF(ISODD(ROW([.A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pn_sn99</text:p>
          </table:table-cell>
          <table:table-cell table:formula="of:=IF(ISODD(ROW([.A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np_in99</text:p>
          </table:table-cell>
          <table:table-cell table:formula="of:=IF(ISODD(ROW([.A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pn_ca36</text:p>
          </table:table-cell>
          <table:table-cell table:formula="of:=IF(ISODD(ROW([.A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np_k36</text:p>
          </table:table-cell>
          <table:table-cell table:formula="of:=IF(ISODD(ROW([.A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pn_ca37</text:p>
          </table:table-cell>
          <table:table-cell table:formula="of:=IF(ISODD(ROW([.A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np_k37</text:p>
          </table:table-cell>
          <table:table-cell table:formula="of:=IF(ISODD(ROW([.A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pn_ca38</text:p>
          </table:table-cell>
          <table:table-cell table:formula="of:=IF(ISODD(ROW([.A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np_k38</text:p>
          </table:table-cell>
          <table:table-cell table:formula="of:=IF(ISODD(ROW([.A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pn_ca39</text:p>
          </table:table-cell>
          <table:table-cell table:formula="of:=IF(ISODD(ROW([.A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np_k39</text:p>
          </table:table-cell>
          <table:table-cell table:formula="of:=IF(ISODD(ROW([.A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pn_si27</text:p>
          </table:table-cell>
          <table:table-cell table:formula="of:=IF(ISODD(ROW([.A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np_al27</text:p>
          </table:table-cell>
          <table:table-cell table:formula="of:=IF(ISODD(ROW([.A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pn_rb73</text:p>
          </table:table-cell>
          <table:table-cell table:formula="of:=IF(ISODD(ROW([.A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np_kr73</text:p>
          </table:table-cell>
          <table:table-cell table:formula="of:=IF(ISODD(ROW([.A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pn_rb74</text:p>
          </table:table-cell>
          <table:table-cell table:formula="of:=IF(ISODD(ROW([.A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np_kr74</text:p>
          </table:table-cell>
          <table:table-cell table:formula="of:=IF(ISODD(ROW([.A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li7_pn_be7</text:p>
          </table:table-cell>
          <table:table-cell table:formula="of:=IF(ISODD(ROW([.A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np_li7</text:p>
          </table:table-cell>
          <table:table-cell table:formula="of:=IF(ISODD(ROW([.A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pn_al22</text:p>
          </table:table-cell>
          <table:table-cell table:formula="of:=IF(ISODD(ROW([.A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2_np_mg22</text:p>
          </table:table-cell>
          <table:table-cell table:formula="of:=IF(ISODD(ROW([.A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pn_al23</text:p>
          </table:table-cell>
          <table:table-cell table:formula="of:=IF(ISODD(ROW([.A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np_mg23</text:p>
          </table:table-cell>
          <table:table-cell table:formula="of:=IF(ISODD(ROW([.A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pn_al24</text:p>
          </table:table-cell>
          <table:table-cell table:formula="of:=IF(ISODD(ROW([.A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np_mg24</text:p>
          </table:table-cell>
          <table:table-cell table:formula="of:=IF(ISODD(ROW([.A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pn_al25</text:p>
          </table:table-cell>
          <table:table-cell table:formula="of:=IF(ISODD(ROW([.A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np_mg25</text:p>
          </table:table-cell>
          <table:table-cell table:formula="of:=IF(ISODD(ROW([.A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pn_fe48</text:p>
          </table:table-cell>
          <table:table-cell table:formula="of:=IF(ISODD(ROW([.A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np_mn48</text:p>
          </table:table-cell>
          <table:table-cell table:formula="of:=IF(ISODD(ROW([.A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pn_fe49</text:p>
          </table:table-cell>
          <table:table-cell table:formula="of:=IF(ISODD(ROW([.A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np_mn49</text:p>
          </table:table-cell>
          <table:table-cell table:formula="of:=IF(ISODD(ROW([.A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pn_fe50</text:p>
          </table:table-cell>
          <table:table-cell table:formula="of:=IF(ISODD(ROW([.A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np_mn50</text:p>
          </table:table-cell>
          <table:table-cell table:formula="of:=IF(ISODD(ROW([.A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pn_fe51</text:p>
          </table:table-cell>
          <table:table-cell table:formula="of:=IF(ISODD(ROW([.A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np_mn51</text:p>
          </table:table-cell>
          <table:table-cell table:formula="of:=IF(ISODD(ROW([.A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pn_fe52</text:p>
          </table:table-cell>
          <table:table-cell table:formula="of:=IF(ISODD(ROW([.A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np_mn52</text:p>
          </table:table-cell>
          <table:table-cell table:formula="of:=IF(ISODD(ROW([.A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pn_fe53</text:p>
          </table:table-cell>
          <table:table-cell table:formula="of:=IF(ISODD(ROW([.A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np_mn53</text:p>
          </table:table-cell>
          <table:table-cell table:formula="of:=IF(ISODD(ROW([.A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pn_tc85</text:p>
          </table:table-cell>
          <table:table-cell table:formula="of:=IF(ISODD(ROW([.A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np_mo85</text:p>
          </table:table-cell>
          <table:table-cell table:formula="of:=IF(ISODD(ROW([.A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pn_tc86</text:p>
          </table:table-cell>
          <table:table-cell table:formula="of:=IF(ISODD(ROW([.A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np_mo86</text:p>
          </table:table-cell>
          <table:table-cell table:formula="of:=IF(ISODD(ROW([.A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pn_o13</text:p>
          </table:table-cell>
          <table:table-cell table:formula="of:=IF(ISODD(ROW([.A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3_np_n13</text:p>
          </table:table-cell>
          <table:table-cell table:formula="of:=IF(ISODD(ROW([.A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pn_o14</text:p>
          </table:table-cell>
          <table:table-cell table:formula="of:=IF(ISODD(ROW([.A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np_n14</text:p>
          </table:table-cell>
          <table:table-cell table:formula="of:=IF(ISODD(ROW([.A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pn_o15</text:p>
          </table:table-cell>
          <table:table-cell table:formula="of:=IF(ISODD(ROW([.A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np_n15</text:p>
          </table:table-cell>
          <table:table-cell table:formula="of:=IF(ISODD(ROW([.A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pn_mg21</text:p>
          </table:table-cell>
          <table:table-cell table:formula="of:=IF(ISODD(ROW([.A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np_na21</text:p>
          </table:table-cell>
          <table:table-cell table:formula="of:=IF(ISODD(ROW([.A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pn_mg22</text:p>
          </table:table-cell>
          <table:table-cell table:formula="of:=IF(ISODD(ROW([.A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np_na22</text:p>
          </table:table-cell>
          <table:table-cell table:formula="of:=IF(ISODD(ROW([.A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pn_mg23</text:p>
          </table:table-cell>
          <table:table-cell table:formula="of:=IF(ISODD(ROW([.A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np_na23</text:p>
          </table:table-cell>
          <table:table-cell table:formula="of:=IF(ISODD(ROW([.A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pn_mo82</text:p>
          </table:table-cell>
          <table:table-cell table:formula="of:=IF(ISODD(ROW([.A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np_nb82</text:p>
          </table:table-cell>
          <table:table-cell table:formula="of:=IF(ISODD(ROW([.A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pn_mo83</text:p>
          </table:table-cell>
          <table:table-cell table:formula="of:=IF(ISODD(ROW([.A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np_nb83</text:p>
          </table:table-cell>
          <table:table-cell table:formula="of:=IF(ISODD(ROW([.A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pn_mo84</text:p>
          </table:table-cell>
          <table:table-cell table:formula="of:=IF(ISODD(ROW([.A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np_nb84</text:p>
          </table:table-cell>
          <table:table-cell table:formula="of:=IF(ISODD(ROW([.A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pn_mo85</text:p>
          </table:table-cell>
          <table:table-cell table:formula="of:=IF(ISODD(ROW([.A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np_nb85</text:p>
          </table:table-cell>
          <table:table-cell table:formula="of:=IF(ISODD(ROW([.A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pn_na20</text:p>
          </table:table-cell>
          <table:table-cell table:formula="of:=IF(ISODD(ROW([.A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np_ne20</text:p>
          </table:table-cell>
          <table:table-cell table:formula="of:=IF(ISODD(ROW([.A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pn_na21</text:p>
          </table:table-cell>
          <table:table-cell table:formula="of:=IF(ISODD(ROW([.A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np_ne21</text:p>
          </table:table-cell>
          <table:table-cell table:formula="of:=IF(ISODD(ROW([.A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pn_cu54</text:p>
          </table:table-cell>
          <table:table-cell table:formula="of:=IF(ISODD(ROW([.A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np_ni54</text:p>
          </table:table-cell>
          <table:table-cell table:formula="of:=IF(ISODD(ROW([.A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pn_cu55</text:p>
          </table:table-cell>
          <table:table-cell table:formula="of:=IF(ISODD(ROW([.A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np_ni55</text:p>
          </table:table-cell>
          <table:table-cell table:formula="of:=IF(ISODD(ROW([.A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pn_cu56</text:p>
          </table:table-cell>
          <table:table-cell table:formula="of:=IF(ISODD(ROW([.A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np_ni56</text:p>
          </table:table-cell>
          <table:table-cell table:formula="of:=IF(ISODD(ROW([.A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pn_cu57</text:p>
          </table:table-cell>
          <table:table-cell table:formula="of:=IF(ISODD(ROW([.A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np_ni57</text:p>
          </table:table-cell>
          <table:table-cell table:formula="of:=IF(ISODD(ROW([.A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pn_cu58</text:p>
          </table:table-cell>
          <table:table-cell table:formula="of:=IF(ISODD(ROW([.A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np_ni58</text:p>
          </table:table-cell>
          <table:table-cell table:formula="of:=IF(ISODD(ROW([.A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pn_cu59</text:p>
          </table:table-cell>
          <table:table-cell table:formula="of:=IF(ISODD(ROW([.A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np_ni59</text:p>
          </table:table-cell>
          <table:table-cell table:formula="of:=IF(ISODD(ROW([.A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pn_cu60</text:p>
          </table:table-cell>
          <table:table-cell table:formula="of:=IF(ISODD(ROW([.A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np_ni60</text:p>
          </table:table-cell>
          <table:table-cell table:formula="of:=IF(ISODD(ROW([.A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pn_cu61</text:p>
          </table:table-cell>
          <table:table-cell table:formula="of:=IF(ISODD(ROW([.A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np_ni61</text:p>
          </table:table-cell>
          <table:table-cell table:formula="of:=IF(ISODD(ROW([.A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pn_cu62</text:p>
          </table:table-cell>
          <table:table-cell table:formula="of:=IF(ISODD(ROW([.A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np_ni62</text:p>
          </table:table-cell>
          <table:table-cell table:formula="of:=IF(ISODD(ROW([.A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pn_f17</text:p>
          </table:table-cell>
          <table:table-cell table:formula="of:=IF(ISODD(ROW([.A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np_o17</text:p>
          </table:table-cell>
          <table:table-cell table:formula="of:=IF(ISODD(ROW([.A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pn_f18</text:p>
          </table:table-cell>
          <table:table-cell table:formula="of:=IF(ISODD(ROW([.A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np_o18</text:p>
          </table:table-cell>
          <table:table-cell table:formula="of:=IF(ISODD(ROW([.A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pn_s27</text:p>
          </table:table-cell>
          <table:table-cell table:formula="of:=IF(ISODD(ROW([.A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np_p27</text:p>
          </table:table-cell>
          <table:table-cell table:formula="of:=IF(ISODD(ROW([.A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pn_s28</text:p>
          </table:table-cell>
          <table:table-cell table:formula="of:=IF(ISODD(ROW([.A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np_p28</text:p>
          </table:table-cell>
          <table:table-cell table:formula="of:=IF(ISODD(ROW([.A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pn_s29</text:p>
          </table:table-cell>
          <table:table-cell table:formula="of:=IF(ISODD(ROW([.A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np_p29</text:p>
          </table:table-cell>
          <table:table-cell table:formula="of:=IF(ISODD(ROW([.A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pn_s30</text:p>
          </table:table-cell>
          <table:table-cell table:formula="of:=IF(ISODD(ROW([.A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np_p30</text:p>
          </table:table-cell>
          <table:table-cell table:formula="of:=IF(ISODD(ROW([.A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pn_s31</text:p>
          </table:table-cell>
          <table:table-cell table:formula="of:=IF(ISODD(ROW([.A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np_p31</text:p>
          </table:table-cell>
          <table:table-cell table:formula="of:=IF(ISODD(ROW([.A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pn_k35</text:p>
          </table:table-cell>
          <table:table-cell table:formula="of:=IF(ISODD(ROW([.A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np_ar35</text:p>
          </table:table-cell>
          <table:table-cell table:formula="of:=IF(ISODD(ROW([.A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pn_ag94</text:p>
          </table:table-cell>
          <table:table-cell table:formula="of:=IF(ISODD(ROW([.A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np_pd94</text:p>
          </table:table-cell>
          <table:table-cell table:formula="of:=IF(ISODD(ROW([.A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pn_sr74</text:p>
          </table:table-cell>
          <table:table-cell table:formula="of:=IF(ISODD(ROW([.A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np_rb74</text:p>
          </table:table-cell>
          <table:table-cell table:formula="of:=IF(ISODD(ROW([.A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pn_sr75</text:p>
          </table:table-cell>
          <table:table-cell table:formula="of:=IF(ISODD(ROW([.A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np_rb75</text:p>
          </table:table-cell>
          <table:table-cell table:formula="of:=IF(ISODD(ROW([.A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pn_sr76</text:p>
          </table:table-cell>
          <table:table-cell table:formula="of:=IF(ISODD(ROW([.A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np_rb76</text:p>
          </table:table-cell>
          <table:table-cell table:formula="of:=IF(ISODD(ROW([.A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pn_sr77</text:p>
          </table:table-cell>
          <table:table-cell table:formula="of:=IF(ISODD(ROW([.A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np_rb77</text:p>
          </table:table-cell>
          <table:table-cell table:formula="of:=IF(ISODD(ROW([.A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pn_pd90</text:p>
          </table:table-cell>
          <table:table-cell table:formula="of:=IF(ISODD(ROW([.A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np_rh90</text:p>
          </table:table-cell>
          <table:table-cell table:formula="of:=IF(ISODD(ROW([.A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pn_pd91</text:p>
          </table:table-cell>
          <table:table-cell table:formula="of:=IF(ISODD(ROW([.A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np_rh91</text:p>
          </table:table-cell>
          <table:table-cell table:formula="of:=IF(ISODD(ROW([.A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pn_pd92</text:p>
          </table:table-cell>
          <table:table-cell table:formula="of:=IF(ISODD(ROW([.A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np_rh92</text:p>
          </table:table-cell>
          <table:table-cell table:formula="of:=IF(ISODD(ROW([.A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pn_pd93</text:p>
          </table:table-cell>
          <table:table-cell table:formula="of:=IF(ISODD(ROW([.A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np_rh93</text:p>
          </table:table-cell>
          <table:table-cell table:formula="of:=IF(ISODD(ROW([.A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pn_k36</text:p>
          </table:table-cell>
          <table:table-cell table:formula="of:=IF(ISODD(ROW([.A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np_ar36</text:p>
          </table:table-cell>
          <table:table-cell table:formula="of:=IF(ISODD(ROW([.A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pn_rh89</text:p>
          </table:table-cell>
          <table:table-cell table:formula="of:=IF(ISODD(ROW([.A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np_ru89</text:p>
          </table:table-cell>
          <table:table-cell table:formula="of:=IF(ISODD(ROW([.A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pn_rh90</text:p>
          </table:table-cell>
          <table:table-cell table:formula="of:=IF(ISODD(ROW([.A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np_ru90</text:p>
          </table:table-cell>
          <table:table-cell table:formula="of:=IF(ISODD(ROW([.A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pn_rh91</text:p>
          </table:table-cell>
          <table:table-cell table:formula="of:=IF(ISODD(ROW([.A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np_ru91</text:p>
          </table:table-cell>
          <table:table-cell table:formula="of:=IF(ISODD(ROW([.A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pn_cl30</text:p>
          </table:table-cell>
          <table:table-cell table:formula="of:=IF(ISODD(ROW([.A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np_s30</text:p>
          </table:table-cell>
          <table:table-cell table:formula="of:=IF(ISODD(ROW([.A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pn_cl31</text:p>
          </table:table-cell>
          <table:table-cell table:formula="of:=IF(ISODD(ROW([.A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np_s31</text:p>
          </table:table-cell>
          <table:table-cell table:formula="of:=IF(ISODD(ROW([.A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pn_cl32</text:p>
          </table:table-cell>
          <table:table-cell table:formula="of:=IF(ISODD(ROW([.A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np_s32</text:p>
          </table:table-cell>
          <table:table-cell table:formula="of:=IF(ISODD(ROW([.A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pn_cl33</text:p>
          </table:table-cell>
          <table:table-cell table:formula="of:=IF(ISODD(ROW([.A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np_s33</text:p>
          </table:table-cell>
          <table:table-cell table:formula="of:=IF(ISODD(ROW([.A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pn_cl34</text:p>
          </table:table-cell>
          <table:table-cell table:formula="of:=IF(ISODD(ROW([.A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np_s34</text:p>
          </table:table-cell>
          <table:table-cell table:formula="of:=IF(ISODD(ROW([.A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pn_k37</text:p>
          </table:table-cell>
          <table:table-cell table:formula="of:=IF(ISODD(ROW([.A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np_ar37</text:p>
          </table:table-cell>
          <table:table-cell table:formula="of:=IF(ISODD(ROW([.A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pn_ti40</text:p>
          </table:table-cell>
          <table:table-cell table:formula="of:=IF(ISODD(ROW([.A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np_sc40</text:p>
          </table:table-cell>
          <table:table-cell table:formula="of:=IF(ISODD(ROW([.A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pn_ti41</text:p>
          </table:table-cell>
          <table:table-cell table:formula="of:=IF(ISODD(ROW([.A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np_sc41</text:p>
          </table:table-cell>
          <table:table-cell table:formula="of:=IF(ISODD(ROW([.A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pn_ti42</text:p>
          </table:table-cell>
          <table:table-cell table:formula="of:=IF(ISODD(ROW([.A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np_sc42</text:p>
          </table:table-cell>
          <table:table-cell table:formula="of:=IF(ISODD(ROW([.A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pn_ti43</text:p>
          </table:table-cell>
          <table:table-cell table:formula="of:=IF(ISODD(ROW([.A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np_sc43</text:p>
          </table:table-cell>
          <table:table-cell table:formula="of:=IF(ISODD(ROW([.A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pn_ti44</text:p>
          </table:table-cell>
          <table:table-cell table:formula="of:=IF(ISODD(ROW([.A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np_sc44</text:p>
          </table:table-cell>
          <table:table-cell table:formula="of:=IF(ISODD(ROW([.A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pn_ti45</text:p>
          </table:table-cell>
          <table:table-cell table:formula="of:=IF(ISODD(ROW([.A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np_sc45</text:p>
          </table:table-cell>
          <table:table-cell table:formula="of:=IF(ISODD(ROW([.A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pn_k38</text:p>
          </table:table-cell>
          <table:table-cell table:formula="of:=IF(ISODD(ROW([.A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np_ar38</text:p>
          </table:table-cell>
          <table:table-cell table:formula="of:=IF(ISODD(ROW([.A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pn_br68</text:p>
          </table:table-cell>
          <table:table-cell table:formula="of:=IF(ISODD(ROW([.A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np_se68</text:p>
          </table:table-cell>
          <table:table-cell table:formula="of:=IF(ISODD(ROW([.A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pn_br69</text:p>
          </table:table-cell>
          <table:table-cell table:formula="of:=IF(ISODD(ROW([.A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np_se69</text:p>
          </table:table-cell>
          <table:table-cell table:formula="of:=IF(ISODD(ROW([.A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pn_br70</text:p>
          </table:table-cell>
          <table:table-cell table:formula="of:=IF(ISODD(ROW([.A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np_se70</text:p>
          </table:table-cell>
          <table:table-cell table:formula="of:=IF(ISODD(ROW([.A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pn_br71</text:p>
          </table:table-cell>
          <table:table-cell table:formula="of:=IF(ISODD(ROW([.A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np_se71</text:p>
          </table:table-cell>
          <table:table-cell table:formula="of:=IF(ISODD(ROW([.A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2_pn_br72</text:p>
          </table:table-cell>
          <table:table-cell table:formula="of:=IF(ISODD(ROW([.A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np_se72</text:p>
          </table:table-cell>
          <table:table-cell table:formula="of:=IF(ISODD(ROW([.A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pn_p26</text:p>
          </table:table-cell>
          <table:table-cell table:formula="of:=IF(ISODD(ROW([.A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np_si26</text:p>
          </table:table-cell>
          <table:table-cell table:formula="of:=IF(ISODD(ROW([.A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pn_p27</text:p>
          </table:table-cell>
          <table:table-cell table:formula="of:=IF(ISODD(ROW([.A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np_si27</text:p>
          </table:table-cell>
          <table:table-cell table:formula="of:=IF(ISODD(ROW([.A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pn_p28</text:p>
          </table:table-cell>
          <table:table-cell table:formula="of:=IF(ISODD(ROW([.A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np_si28</text:p>
          </table:table-cell>
          <table:table-cell table:formula="of:=IF(ISODD(ROW([.A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pn_p29</text:p>
          </table:table-cell>
          <table:table-cell table:formula="of:=IF(ISODD(ROW([.A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np_si29</text:p>
          </table:table-cell>
          <table:table-cell table:formula="of:=IF(ISODD(ROW([.A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pn_p30</text:p>
          </table:table-cell>
          <table:table-cell table:formula="of:=IF(ISODD(ROW([.A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np_si30</text:p>
          </table:table-cell>
          <table:table-cell table:formula="of:=IF(ISODD(ROW([.A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pn_y77</text:p>
          </table:table-cell>
          <table:table-cell table:formula="of:=IF(ISODD(ROW([.A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np_sr77</text:p>
          </table:table-cell>
          <table:table-cell table:formula="of:=IF(ISODD(ROW([.A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pn_y78</text:p>
          </table:table-cell>
          <table:table-cell table:formula="of:=IF(ISODD(ROW([.A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np_sr78</text:p>
          </table:table-cell>
          <table:table-cell table:formula="of:=IF(ISODD(ROW([.A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pn_ru86</text:p>
          </table:table-cell>
          <table:table-cell table:formula="of:=IF(ISODD(ROW([.A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np_tc86</text:p>
          </table:table-cell>
          <table:table-cell table:formula="of:=IF(ISODD(ROW([.A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pn_ru87</text:p>
          </table:table-cell>
          <table:table-cell table:formula="of:=IF(ISODD(ROW([.A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np_tc87</text:p>
          </table:table-cell>
          <table:table-cell table:formula="of:=IF(ISODD(ROW([.A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pn_ru88</text:p>
          </table:table-cell>
          <table:table-cell table:formula="of:=IF(ISODD(ROW([.A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np_tc88</text:p>
          </table:table-cell>
          <table:table-cell table:formula="of:=IF(ISODD(ROW([.A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pn_se65</text:p>
          </table:table-cell>
          <table:table-cell table:formula="of:=IF(ISODD(ROW([.A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np_as65</text:p>
          </table:table-cell>
          <table:table-cell table:formula="of:=IF(ISODD(ROW([.A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pn_v43</text:p>
          </table:table-cell>
          <table:table-cell table:formula="of:=IF(ISODD(ROW([.A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np_ti43</text:p>
          </table:table-cell>
          <table:table-cell table:formula="of:=IF(ISODD(ROW([.A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pn_v44</text:p>
          </table:table-cell>
          <table:table-cell table:formula="of:=IF(ISODD(ROW([.A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np_ti44</text:p>
          </table:table-cell>
          <table:table-cell table:formula="of:=IF(ISODD(ROW([.A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pn_v45</text:p>
          </table:table-cell>
          <table:table-cell table:formula="of:=IF(ISODD(ROW([.A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np_ti45</text:p>
          </table:table-cell>
          <table:table-cell table:formula="of:=IF(ISODD(ROW([.A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pn_v46</text:p>
          </table:table-cell>
          <table:table-cell table:formula="of:=IF(ISODD(ROW([.A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np_ti46</text:p>
          </table:table-cell>
          <table:table-cell table:formula="of:=IF(ISODD(ROW([.A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pn_v47</text:p>
          </table:table-cell>
          <table:table-cell table:formula="of:=IF(ISODD(ROW([.A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np_ti47</text:p>
          </table:table-cell>
          <table:table-cell table:formula="of:=IF(ISODD(ROW([.A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pn_cr44</text:p>
          </table:table-cell>
          <table:table-cell table:formula="of:=IF(ISODD(ROW([.A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np_v44</text:p>
          </table:table-cell>
          <table:table-cell table:formula="of:=IF(ISODD(ROW([.A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pn_cr45</text:p>
          </table:table-cell>
          <table:table-cell table:formula="of:=IF(ISODD(ROW([.A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np_v45</text:p>
          </table:table-cell>
          <table:table-cell table:formula="of:=IF(ISODD(ROW([.A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pn_cr46</text:p>
          </table:table-cell>
          <table:table-cell table:formula="of:=IF(ISODD(ROW([.A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np_v46</text:p>
          </table:table-cell>
          <table:table-cell table:formula="of:=IF(ISODD(ROW([.A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pn_cr47</text:p>
          </table:table-cell>
          <table:table-cell table:formula="of:=IF(ISODD(ROW([.A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np_v47</text:p>
          </table:table-cell>
          <table:table-cell table:formula="of:=IF(ISODD(ROW([.A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pn_cr48</text:p>
          </table:table-cell>
          <table:table-cell table:formula="of:=IF(ISODD(ROW([.A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np_v48</text:p>
          </table:table-cell>
          <table:table-cell table:formula="of:=IF(ISODD(ROW([.A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pn_cr49</text:p>
          </table:table-cell>
          <table:table-cell table:formula="of:=IF(ISODD(ROW([.A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np_v49</text:p>
          </table:table-cell>
          <table:table-cell table:formula="of:=IF(ISODD(ROW([.A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pn_se66</text:p>
          </table:table-cell>
          <table:table-cell table:formula="of:=IF(ISODD(ROW([.A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np_as66</text:p>
          </table:table-cell>
          <table:table-cell table:formula="of:=IF(ISODD(ROW([.A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pn_zr78</text:p>
          </table:table-cell>
          <table:table-cell table:formula="of:=IF(ISODD(ROW([.A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np_y78</text:p>
          </table:table-cell>
          <table:table-cell table:formula="of:=IF(ISODD(ROW([.A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pn_zr79</text:p>
          </table:table-cell>
          <table:table-cell table:formula="of:=IF(ISODD(ROW([.A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np_y79</text:p>
          </table:table-cell>
          <table:table-cell table:formula="of:=IF(ISODD(ROW([.A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pn_zr80</text:p>
          </table:table-cell>
          <table:table-cell table:formula="of:=IF(ISODD(ROW([.A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np_y80</text:p>
          </table:table-cell>
          <table:table-cell table:formula="of:=IF(ISODD(ROW([.A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pn_zr81</text:p>
          </table:table-cell>
          <table:table-cell table:formula="of:=IF(ISODD(ROW([.A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np_y81</text:p>
          </table:table-cell>
          <table:table-cell table:formula="of:=IF(ISODD(ROW([.A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pn_zr82</text:p>
          </table:table-cell>
          <table:table-cell table:formula="of:=IF(ISODD(ROW([.A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np_y82</text:p>
          </table:table-cell>
          <table:table-cell table:formula="of:=IF(ISODD(ROW([.A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pn_ga59</text:p>
          </table:table-cell>
          <table:table-cell table:formula="of:=IF(ISODD(ROW([.A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np_zn59</text:p>
          </table:table-cell>
          <table:table-cell table:formula="of:=IF(ISODD(ROW([.A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pn_ga60</text:p>
          </table:table-cell>
          <table:table-cell table:formula="of:=IF(ISODD(ROW([.A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np_zn60</text:p>
          </table:table-cell>
          <table:table-cell table:formula="of:=IF(ISODD(ROW([.A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pn_ga61</text:p>
          </table:table-cell>
          <table:table-cell table:formula="of:=IF(ISODD(ROW([.A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np_zn61</text:p>
          </table:table-cell>
          <table:table-cell table:formula="of:=IF(ISODD(ROW([.A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pn_ga62</text:p>
          </table:table-cell>
          <table:table-cell table:formula="of:=IF(ISODD(ROW([.A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np_zn62</text:p>
          </table:table-cell>
          <table:table-cell table:formula="of:=IF(ISODD(ROW([.A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pn_se67</text:p>
          </table:table-cell>
          <table:table-cell table:formula="of:=IF(ISODD(ROW([.A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np_as67</text:p>
          </table:table-cell>
          <table:table-cell table:formula="of:=IF(ISODD(ROW([.A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pn_ga63</text:p>
          </table:table-cell>
          <table:table-cell table:formula="of:=IF(ISODD(ROW([.A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np_zn63</text:p>
          </table:table-cell>
          <table:table-cell table:formula="of:=IF(ISODD(ROW([.A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pn_ga64</text:p>
          </table:table-cell>
          <table:table-cell table:formula="of:=IF(ISODD(ROW([.A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np_zn64</text:p>
          </table:table-cell>
          <table:table-cell table:formula="of:=IF(ISODD(ROW([.A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pn_ga65</text:p>
          </table:table-cell>
          <table:table-cell table:formula="of:=IF(ISODD(ROW([.A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np_zn65</text:p>
          </table:table-cell>
          <table:table-cell table:formula="of:=IF(ISODD(ROW([.A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6_pn_ga66</text:p>
          </table:table-cell>
          <table:table-cell table:formula="of:=IF(ISODD(ROW([.A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np_zn66</text:p>
          </table:table-cell>
          <table:table-cell table:formula="of:=IF(ISODD(ROW([.A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pn_nb81</text:p>
          </table:table-cell>
          <table:table-cell table:formula="of:=IF(ISODD(ROW([.A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np_zr81</text:p>
          </table:table-cell>
          <table:table-cell table:formula="of:=IF(ISODD(ROW([.A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pn_nb82</text:p>
          </table:table-cell>
          <table:table-cell table:formula="of:=IF(ISODD(ROW([.A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np_zr82</text:p>
          </table:table-cell>
          <table:table-cell table:formula="of:=IF(ISODD(ROW([.A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pn_nb83</text:p>
          </table:table-cell>
          <table:table-cell table:formula="of:=IF(ISODD(ROW([.A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np_zr83</text:p>
          </table:table-cell>
          <table:table-cell table:formula="of:=IF(ISODD(ROW([.A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pg_sc43</text:p>
          </table:table-cell>
          <table:table-cell table:formula="of:=IF(ISODD(ROW([.A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p_ca42</text:p>
          </table:table-cell>
          <table:table-cell table:formula="of:=IF(ISODD(ROW([.A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pg_sc44</text:p>
          </table:table-cell>
          <table:table-cell table:formula="of:=IF(ISODD(ROW([.A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gp_ca43</text:p>
          </table:table-cell>
          <table:table-cell table:formula="of:=IF(ISODD(ROW([.A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pg_sc45</text:p>
          </table:table-cell>
          <table:table-cell table:formula="of:=IF(ISODD(ROW([.A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gp_ca44</text:p>
          </table:table-cell>
          <table:table-cell table:formula="of:=IF(ISODD(ROW([.A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pg_se70</text:p>
          </table:table-cell>
          <table:table-cell table:formula="of:=IF(ISODD(ROW([.A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p_as69</text:p>
          </table:table-cell>
          <table:table-cell table:formula="of:=IF(ISODD(ROW([.A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pg_cd98</text:p>
          </table:table-cell>
          <table:table-cell table:formula="of:=IF(ISODD(ROW([.A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p_ag97</text:p>
          </table:table-cell>
          <table:table-cell table:formula="of:=IF(ISODD(ROW([.A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pg_in98</text:p>
          </table:table-cell>
          <table:table-cell table:formula="of:=IF(ISODD(ROW([.A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gp_cd97</text:p>
          </table:table-cell>
          <table:table-cell table:formula="of:=IF(ISODD(ROW([.A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pg_in99</text:p>
          </table:table-cell>
          <table:table-cell table:formula="of:=IF(ISODD(ROW([.A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p_cd98</text:p>
          </table:table-cell>
          <table:table-cell table:formula="of:=IF(ISODD(ROW([.A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pg_in100</text:p>
          </table:table-cell>
          <table:table-cell table:formula="of:=IF(ISODD(ROW([.A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p_cd99</text:p>
          </table:table-cell>
          <table:table-cell table:formula="of:=IF(ISODD(ROW([.A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pg_ar31</text:p>
          </table:table-cell>
          <table:table-cell table:formula="of:=IF(ISODD(ROW([.A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gp_cl30</text:p>
          </table:table-cell>
          <table:table-cell table:formula="of:=IF(ISODD(ROW([.A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pg_ar32</text:p>
          </table:table-cell>
          <table:table-cell table:formula="of:=IF(ISODD(ROW([.A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p_cl31</text:p>
          </table:table-cell>
          <table:table-cell table:formula="of:=IF(ISODD(ROW([.A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pg_c12</text:p>
          </table:table-cell>
          <table:table-cell table:formula="of:=IF(ISODD(ROW([.A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gp_b11</text:p>
          </table:table-cell>
          <table:table-cell table:formula="of:=IF(ISODD(ROW([.A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pg_ar33</text:p>
          </table:table-cell>
          <table:table-cell table:formula="of:=IF(ISODD(ROW([.A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p_cl32</text:p>
          </table:table-cell>
          <table:table-cell table:formula="of:=IF(ISODD(ROW([.A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pg_cd99</text:p>
          </table:table-cell>
          <table:table-cell table:formula="of:=IF(ISODD(ROW([.A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gp_ag98</text:p>
          </table:table-cell>
          <table:table-cell table:formula="of:=IF(ISODD(ROW([.A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pg_ar34</text:p>
          </table:table-cell>
          <table:table-cell table:formula="of:=IF(ISODD(ROW([.A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p_cl33</text:p>
          </table:table-cell>
          <table:table-cell table:formula="of:=IF(ISODD(ROW([.A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pg_ar35</text:p>
          </table:table-cell>
          <table:table-cell table:formula="of:=IF(ISODD(ROW([.A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p_cl34</text:p>
          </table:table-cell>
          <table:table-cell table:formula="of:=IF(ISODD(ROW([.A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pg_c9</text:p>
          </table:table-cell>
          <table:table-cell table:formula="of:=IF(ISODD(ROW([.A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9_gp_b8</text:p>
          </table:table-cell>
          <table:table-cell table:formula="of:=IF(ISODD(ROW([.A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pg_ar36</text:p>
          </table:table-cell>
          <table:table-cell table:formula="of:=IF(ISODD(ROW([.A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p_cl35</text:p>
          </table:table-cell>
          <table:table-cell table:formula="of:=IF(ISODD(ROW([.A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pg_ni52</text:p>
          </table:table-cell>
          <table:table-cell table:formula="of:=IF(ISODD(ROW([.A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gp_co51</text:p>
          </table:table-cell>
          <table:table-cell table:formula="of:=IF(ISODD(ROW([.A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pg_ni53</text:p>
          </table:table-cell>
          <table:table-cell table:formula="of:=IF(ISODD(ROW([.A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p_co52</text:p>
          </table:table-cell>
          <table:table-cell table:formula="of:=IF(ISODD(ROW([.A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pg_ni54</text:p>
          </table:table-cell>
          <table:table-cell table:formula="of:=IF(ISODD(ROW([.A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p_co53</text:p>
          </table:table-cell>
          <table:table-cell table:formula="of:=IF(ISODD(ROW([.A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pg_ni55</text:p>
          </table:table-cell>
          <table:table-cell table:formula="of:=IF(ISODD(ROW([.A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p_co54</text:p>
          </table:table-cell>
          <table:table-cell table:formula="of:=IF(ISODD(ROW([.A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pg_ni56</text:p>
          </table:table-cell>
          <table:table-cell table:formula="of:=IF(ISODD(ROW([.A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p_co55</text:p>
          </table:table-cell>
          <table:table-cell table:formula="of:=IF(ISODD(ROW([.A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e7_pg_b8</text:p>
          </table:table-cell>
          <table:table-cell table:formula="of:=IF(ISODD(ROW([.A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8_gp_be7</text:p>
          </table:table-cell>
          <table:table-cell table:formula="of:=IF(ISODD(ROW([.A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pg_ni57</text:p>
          </table:table-cell>
          <table:table-cell table:formula="of:=IF(ISODD(ROW([.A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p_co56</text:p>
          </table:table-cell>
          <table:table-cell table:formula="of:=IF(ISODD(ROW([.A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pg_ni58</text:p>
          </table:table-cell>
          <table:table-cell table:formula="of:=IF(ISODD(ROW([.A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p_co57</text:p>
          </table:table-cell>
          <table:table-cell table:formula="of:=IF(ISODD(ROW([.A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pg_mn47</text:p>
          </table:table-cell>
          <table:table-cell table:formula="of:=IF(ISODD(ROW([.A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gp_cr46</text:p>
          </table:table-cell>
          <table:table-cell table:formula="of:=IF(ISODD(ROW([.A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pg_mn48</text:p>
          </table:table-cell>
          <table:table-cell table:formula="of:=IF(ISODD(ROW([.A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p_cr47</text:p>
          </table:table-cell>
          <table:table-cell table:formula="of:=IF(ISODD(ROW([.A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pg_mn49</text:p>
          </table:table-cell>
          <table:table-cell table:formula="of:=IF(ISODD(ROW([.A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p_cr48</text:p>
          </table:table-cell>
          <table:table-cell table:formula="of:=IF(ISODD(ROW([.A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pg_mn50</text:p>
          </table:table-cell>
          <table:table-cell table:formula="of:=IF(ISODD(ROW([.A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p_cr49</text:p>
          </table:table-cell>
          <table:table-cell table:formula="of:=IF(ISODD(ROW([.A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pg_mn51</text:p>
          </table:table-cell>
          <table:table-cell table:formula="of:=IF(ISODD(ROW([.A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p_cr50</text:p>
          </table:table-cell>
          <table:table-cell table:formula="of:=IF(ISODD(ROW([.A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pg_mn52</text:p>
          </table:table-cell>
          <table:table-cell table:formula="of:=IF(ISODD(ROW([.A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p_cr51</text:p>
          </table:table-cell>
          <table:table-cell table:formula="of:=IF(ISODD(ROW([.A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pg_mn53</text:p>
          </table:table-cell>
          <table:table-cell table:formula="of:=IF(ISODD(ROW([.A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p_cr52</text:p>
          </table:table-cell>
          <table:table-cell table:formula="of:=IF(ISODD(ROW([.A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pg_si24</text:p>
          </table:table-cell>
          <table:table-cell table:formula="of:=IF(ISODD(ROW([.A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gp_al23</text:p>
          </table:table-cell>
          <table:table-cell table:formula="of:=IF(ISODD(ROW([.A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pg_zn55</text:p>
          </table:table-cell>
          <table:table-cell table:formula="of:=IF(ISODD(ROW([.A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gp_cu54</text:p>
          </table:table-cell>
          <table:table-cell table:formula="of:=IF(ISODD(ROW([.A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pg_zn56</text:p>
          </table:table-cell>
          <table:table-cell table:formula="of:=IF(ISODD(ROW([.A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p_cu55</text:p>
          </table:table-cell>
          <table:table-cell table:formula="of:=IF(ISODD(ROW([.A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pg_kr69</text:p>
          </table:table-cell>
          <table:table-cell table:formula="of:=IF(ISODD(ROW([.A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gp_br68</text:p>
          </table:table-cell>
          <table:table-cell table:formula="of:=IF(ISODD(ROW([.A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pg_zn57</text:p>
          </table:table-cell>
          <table:table-cell table:formula="of:=IF(ISODD(ROW([.A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p_cu56</text:p>
          </table:table-cell>
          <table:table-cell table:formula="of:=IF(ISODD(ROW([.A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pg_zn58</text:p>
          </table:table-cell>
          <table:table-cell table:formula="of:=IF(ISODD(ROW([.A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p_cu57</text:p>
          </table:table-cell>
          <table:table-cell table:formula="of:=IF(ISODD(ROW([.A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pg_zn59</text:p>
          </table:table-cell>
          <table:table-cell table:formula="of:=IF(ISODD(ROW([.A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p_cu58</text:p>
          </table:table-cell>
          <table:table-cell table:formula="of:=IF(ISODD(ROW([.A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pg_zn60</text:p>
          </table:table-cell>
          <table:table-cell table:formula="of:=IF(ISODD(ROW([.A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p_cu59</text:p>
          </table:table-cell>
          <table:table-cell table:formula="of:=IF(ISODD(ROW([.A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pg_zn61</text:p>
          </table:table-cell>
          <table:table-cell table:formula="of:=IF(ISODD(ROW([.A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p_cu60</text:p>
          </table:table-cell>
          <table:table-cell table:formula="of:=IF(ISODD(ROW([.A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pg_zn62</text:p>
          </table:table-cell>
          <table:table-cell table:formula="of:=IF(ISODD(ROW([.A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p_cu61</text:p>
          </table:table-cell>
          <table:table-cell table:formula="of:=IF(ISODD(ROW([.A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pg_zn63</text:p>
          </table:table-cell>
          <table:table-cell table:formula="of:=IF(ISODD(ROW([.A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p_cu62</text:p>
          </table:table-cell>
          <table:table-cell table:formula="of:=IF(ISODD(ROW([.A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pg_zn64</text:p>
          </table:table-cell>
          <table:table-cell table:formula="of:=IF(ISODD(ROW([.A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p_cu63</text:p>
          </table:table-cell>
          <table:table-cell table:formula="of:=IF(ISODD(ROW([.A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pg_ne18</text:p>
          </table:table-cell>
          <table:table-cell table:formula="of:=IF(ISODD(ROW([.A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gp_f17</text:p>
          </table:table-cell>
          <table:table-cell table:formula="of:=IF(ISODD(ROW([.A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pg_ne19</text:p>
          </table:table-cell>
          <table:table-cell table:formula="of:=IF(ISODD(ROW([.A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p_f18</text:p>
          </table:table-cell>
          <table:table-cell table:formula="of:=IF(ISODD(ROW([.A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pg_ne20</text:p>
          </table:table-cell>
          <table:table-cell table:formula="of:=IF(ISODD(ROW([.A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p_f19</text:p>
          </table:table-cell>
          <table:table-cell table:formula="of:=IF(ISODD(ROW([.A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pg_si25</text:p>
          </table:table-cell>
          <table:table-cell table:formula="of:=IF(ISODD(ROW([.A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p_al24</text:p>
          </table:table-cell>
          <table:table-cell table:formula="of:=IF(ISODD(ROW([.A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pg_kr70</text:p>
          </table:table-cell>
          <table:table-cell table:formula="of:=IF(ISODD(ROW([.A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p_br69</text:p>
          </table:table-cell>
          <table:table-cell table:formula="of:=IF(ISODD(ROW([.A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pg_co51</text:p>
          </table:table-cell>
          <table:table-cell table:formula="of:=IF(ISODD(ROW([.A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gp_fe50</text:p>
          </table:table-cell>
          <table:table-cell table:formula="of:=IF(ISODD(ROW([.A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pg_co52</text:p>
          </table:table-cell>
          <table:table-cell table:formula="of:=IF(ISODD(ROW([.A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p_fe51</text:p>
          </table:table-cell>
          <table:table-cell table:formula="of:=IF(ISODD(ROW([.A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pg_se69</text:p>
          </table:table-cell>
          <table:table-cell table:formula="of:=IF(ISODD(ROW([.A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p_as68</text:p>
          </table:table-cell>
          <table:table-cell table:formula="of:=IF(ISODD(ROW([.A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pg_co53</text:p>
          </table:table-cell>
          <table:table-cell table:formula="of:=IF(ISODD(ROW([.A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p_fe52</text:p>
          </table:table-cell>
          <table:table-cell table:formula="of:=IF(ISODD(ROW([.A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pg_co54</text:p>
          </table:table-cell>
          <table:table-cell table:formula="of:=IF(ISODD(ROW([.A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p_fe53</text:p>
          </table:table-cell>
          <table:table-cell table:formula="of:=IF(ISODD(ROW([.A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pg_co55</text:p>
          </table:table-cell>
          <table:table-cell table:formula="of:=IF(ISODD(ROW([.A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p_fe54</text:p>
          </table:table-cell>
          <table:table-cell table:formula="of:=IF(ISODD(ROW([.A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pg_co56</text:p>
          </table:table-cell>
          <table:table-cell table:formula="of:=IF(ISODD(ROW([.A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p_fe55</text:p>
          </table:table-cell>
          <table:table-cell table:formula="of:=IF(ISODD(ROW([.A1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pg_co57</text:p>
          </table:table-cell>
          <table:table-cell table:formula="of:=IF(ISODD(ROW([.A1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p_fe56</text:p>
          </table:table-cell>
          <table:table-cell table:formula="of:=IF(ISODD(ROW([.A1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pg_ge60</text:p>
          </table:table-cell>
          <table:table-cell table:formula="of:=IF(ISODD(ROW([.A1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gp_ga59</text:p>
          </table:table-cell>
          <table:table-cell table:formula="of:=IF(ISODD(ROW([.A1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pg_ge61</text:p>
          </table:table-cell>
          <table:table-cell table:formula="of:=IF(ISODD(ROW([.A1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p_ga60</text:p>
          </table:table-cell>
          <table:table-cell table:formula="of:=IF(ISODD(ROW([.A1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pg_ge62</text:p>
          </table:table-cell>
          <table:table-cell table:formula="of:=IF(ISODD(ROW([.A1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p_ga61</text:p>
          </table:table-cell>
          <table:table-cell table:formula="of:=IF(ISODD(ROW([.A1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pg_ge63</text:p>
          </table:table-cell>
          <table:table-cell table:formula="of:=IF(ISODD(ROW([.A1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p_ga62</text:p>
          </table:table-cell>
          <table:table-cell table:formula="of:=IF(ISODD(ROW([.A1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pg_ge64</text:p>
          </table:table-cell>
          <table:table-cell table:formula="of:=IF(ISODD(ROW([.A1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p_ga63</text:p>
          </table:table-cell>
          <table:table-cell table:formula="of:=IF(ISODD(ROW([.A1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pg_ge65</text:p>
          </table:table-cell>
          <table:table-cell table:formula="of:=IF(ISODD(ROW([.A1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p_ga64</text:p>
          </table:table-cell>
          <table:table-cell table:formula="of:=IF(ISODD(ROW([.A1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pg_ge66</text:p>
          </table:table-cell>
          <table:table-cell table:formula="of:=IF(ISODD(ROW([.A1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p_ga65</text:p>
          </table:table-cell>
          <table:table-cell table:formula="of:=IF(ISODD(ROW([.A1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pg_si26</text:p>
          </table:table-cell>
          <table:table-cell table:formula="of:=IF(ISODD(ROW([.A1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p_al25</text:p>
          </table:table-cell>
          <table:table-cell table:formula="of:=IF(ISODD(ROW([.A1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pg_ge67</text:p>
          </table:table-cell>
          <table:table-cell table:formula="of:=IF(ISODD(ROW([.A1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p_ga66</text:p>
          </table:table-cell>
          <table:table-cell table:formula="of:=IF(ISODD(ROW([.A1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pg_kr71</text:p>
          </table:table-cell>
          <table:table-cell table:formula="of:=IF(ISODD(ROW([.A1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p_br70</text:p>
          </table:table-cell>
          <table:table-cell table:formula="of:=IF(ISODD(ROW([.A1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7_pg_ge68</text:p>
          </table:table-cell>
          <table:table-cell table:formula="of:=IF(ISODD(ROW([.A1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p_ga67</text:p>
          </table:table-cell>
          <table:table-cell table:formula="of:=IF(ISODD(ROW([.A1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pg_as64</text:p>
          </table:table-cell>
          <table:table-cell table:formula="of:=IF(ISODD(ROW([.A1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gp_ge63</text:p>
          </table:table-cell>
          <table:table-cell table:formula="of:=IF(ISODD(ROW([.A1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pg_as65</text:p>
          </table:table-cell>
          <table:table-cell table:formula="of:=IF(ISODD(ROW([.A1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p_ge64</text:p>
          </table:table-cell>
          <table:table-cell table:formula="of:=IF(ISODD(ROW([.A1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pg_as66</text:p>
          </table:table-cell>
          <table:table-cell table:formula="of:=IF(ISODD(ROW([.A1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p_ge65</text:p>
          </table:table-cell>
          <table:table-cell table:formula="of:=IF(ISODD(ROW([.A1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pg_as67</text:p>
          </table:table-cell>
          <table:table-cell table:formula="of:=IF(ISODD(ROW([.A1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p_ge66</text:p>
          </table:table-cell>
          <table:table-cell table:formula="of:=IF(ISODD(ROW([.A1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pg_as68</text:p>
          </table:table-cell>
          <table:table-cell table:formula="of:=IF(ISODD(ROW([.A1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p_ge67</text:p>
          </table:table-cell>
          <table:table-cell table:formula="of:=IF(ISODD(ROW([.A1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pg_as69</text:p>
          </table:table-cell>
          <table:table-cell table:formula="of:=IF(ISODD(ROW([.A1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p_ge68</text:p>
          </table:table-cell>
          <table:table-cell table:formula="of:=IF(ISODD(ROW([.A1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pg_he3</text:p>
          </table:table-cell>
          <table:table-cell table:formula="of:=IF(ISODD(ROW([.A1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gp_h2</text:p>
          </table:table-cell>
          <table:table-cell table:formula="of:=IF(ISODD(ROW([.A1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pg_he4</text:p>
          </table:table-cell>
          <table:table-cell table:formula="of:=IF(ISODD(ROW([.A1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gp_h3</text:p>
          </table:table-cell>
          <table:table-cell table:formula="of:=IF(ISODD(ROW([.A1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pg_cd95</text:p>
          </table:table-cell>
          <table:table-cell table:formula="of:=IF(ISODD(ROW([.A1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gp_ag94</text:p>
          </table:table-cell>
          <table:table-cell table:formula="of:=IF(ISODD(ROW([.A1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pg_sn101</text:p>
          </table:table-cell>
          <table:table-cell table:formula="of:=IF(ISODD(ROW([.A1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p_in100</text:p>
          </table:table-cell>
          <table:table-cell table:formula="of:=IF(ISODD(ROW([.A1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pg_sn102</text:p>
          </table:table-cell>
          <table:table-cell table:formula="of:=IF(ISODD(ROW([.A1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p_in101</text:p>
          </table:table-cell>
          <table:table-cell table:formula="of:=IF(ISODD(ROW([.A1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pg_si27</text:p>
          </table:table-cell>
          <table:table-cell table:formula="of:=IF(ISODD(ROW([.A1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p_al26</text:p>
          </table:table-cell>
          <table:table-cell table:formula="of:=IF(ISODD(ROW([.A1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pg_sn103</text:p>
          </table:table-cell>
          <table:table-cell table:formula="of:=IF(ISODD(ROW([.A1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p_in102</text:p>
          </table:table-cell>
          <table:table-cell table:formula="of:=IF(ISODD(ROW([.A1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pg_sn104</text:p>
          </table:table-cell>
          <table:table-cell table:formula="of:=IF(ISODD(ROW([.A1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gp_in103</text:p>
          </table:table-cell>
          <table:table-cell table:formula="of:=IF(ISODD(ROW([.A1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pg_kr72</text:p>
          </table:table-cell>
          <table:table-cell table:formula="of:=IF(ISODD(ROW([.A1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p_br71</text:p>
          </table:table-cell>
          <table:table-cell table:formula="of:=IF(ISODD(ROW([.A1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4_pg_sn105</text:p>
          </table:table-cell>
          <table:table-cell table:formula="of:=IF(ISODD(ROW([.A1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gp_in104</text:p>
          </table:table-cell>
          <table:table-cell table:formula="of:=IF(ISODD(ROW([.A1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pg_sn99</text:p>
          </table:table-cell>
          <table:table-cell table:formula="of:=IF(ISODD(ROW([.A1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gp_in98</text:p>
          </table:table-cell>
          <table:table-cell table:formula="of:=IF(ISODD(ROW([.A1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pg_sn100</text:p>
          </table:table-cell>
          <table:table-cell table:formula="of:=IF(ISODD(ROW([.A1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p_in99</text:p>
          </table:table-cell>
          <table:table-cell table:formula="of:=IF(ISODD(ROW([.A1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pg_ca36</text:p>
          </table:table-cell>
          <table:table-cell table:formula="of:=IF(ISODD(ROW([.A1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gp_k35</text:p>
          </table:table-cell>
          <table:table-cell table:formula="of:=IF(ISODD(ROW([.A1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pg_ca37</text:p>
          </table:table-cell>
          <table:table-cell table:formula="of:=IF(ISODD(ROW([.A1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p_k36</text:p>
          </table:table-cell>
          <table:table-cell table:formula="of:=IF(ISODD(ROW([.A1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pg_ca38</text:p>
          </table:table-cell>
          <table:table-cell table:formula="of:=IF(ISODD(ROW([.A1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p_k37</text:p>
          </table:table-cell>
          <table:table-cell table:formula="of:=IF(ISODD(ROW([.A1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pg_ca39</text:p>
          </table:table-cell>
          <table:table-cell table:formula="of:=IF(ISODD(ROW([.A1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p_k38</text:p>
          </table:table-cell>
          <table:table-cell table:formula="of:=IF(ISODD(ROW([.A1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pg_ca40</text:p>
          </table:table-cell>
          <table:table-cell table:formula="of:=IF(ISODD(ROW([.A1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p_k39</text:p>
          </table:table-cell>
          <table:table-cell table:formula="of:=IF(ISODD(ROW([.A1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pg_si28</text:p>
          </table:table-cell>
          <table:table-cell table:formula="of:=IF(ISODD(ROW([.A1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p_al27</text:p>
          </table:table-cell>
          <table:table-cell table:formula="of:=IF(ISODD(ROW([.A1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pg_rb73</text:p>
          </table:table-cell>
          <table:table-cell table:formula="of:=IF(ISODD(ROW([.A1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gp_kr72</text:p>
          </table:table-cell>
          <table:table-cell table:formula="of:=IF(ISODD(ROW([.A1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pg_rb74</text:p>
          </table:table-cell>
          <table:table-cell table:formula="of:=IF(ISODD(ROW([.A1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p_kr73</text:p>
          </table:table-cell>
          <table:table-cell table:formula="of:=IF(ISODD(ROW([.A1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pg_rb75</text:p>
          </table:table-cell>
          <table:table-cell table:formula="of:=IF(ISODD(ROW([.A1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p_kr74</text:p>
          </table:table-cell>
          <table:table-cell table:formula="of:=IF(ISODD(ROW([.A1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pg_al22</text:p>
          </table:table-cell>
          <table:table-cell table:formula="of:=IF(ISODD(ROW([.A1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2_gp_mg21</text:p>
          </table:table-cell>
          <table:table-cell table:formula="of:=IF(ISODD(ROW([.A1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pg_al23</text:p>
          </table:table-cell>
          <table:table-cell table:formula="of:=IF(ISODD(ROW([.A1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gp_mg22</text:p>
          </table:table-cell>
          <table:table-cell table:formula="of:=IF(ISODD(ROW([.A1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pg_al24</text:p>
          </table:table-cell>
          <table:table-cell table:formula="of:=IF(ISODD(ROW([.A1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p_mg23</text:p>
          </table:table-cell>
          <table:table-cell table:formula="of:=IF(ISODD(ROW([.A1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pg_kr73</text:p>
          </table:table-cell>
          <table:table-cell table:formula="of:=IF(ISODD(ROW([.A1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p_br72</text:p>
          </table:table-cell>
          <table:table-cell table:formula="of:=IF(ISODD(ROW([.A1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pg_al25</text:p>
          </table:table-cell>
          <table:table-cell table:formula="of:=IF(ISODD(ROW([.A1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p_mg24</text:p>
          </table:table-cell>
          <table:table-cell table:formula="of:=IF(ISODD(ROW([.A1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pg_al26</text:p>
          </table:table-cell>
          <table:table-cell table:formula="of:=IF(ISODD(ROW([.A1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p_mg25</text:p>
          </table:table-cell>
          <table:table-cell table:formula="of:=IF(ISODD(ROW([.A1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pg_fe48</text:p>
          </table:table-cell>
          <table:table-cell table:formula="of:=IF(ISODD(ROW([.A1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gp_mn47</text:p>
          </table:table-cell>
          <table:table-cell table:formula="of:=IF(ISODD(ROW([.A1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pg_fe49</text:p>
          </table:table-cell>
          <table:table-cell table:formula="of:=IF(ISODD(ROW([.A1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p_mn48</text:p>
          </table:table-cell>
          <table:table-cell table:formula="of:=IF(ISODD(ROW([.A1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pg_fe50</text:p>
          </table:table-cell>
          <table:table-cell table:formula="of:=IF(ISODD(ROW([.A1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p_mn49</text:p>
          </table:table-cell>
          <table:table-cell table:formula="of:=IF(ISODD(ROW([.A1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pg_fe51</text:p>
          </table:table-cell>
          <table:table-cell table:formula="of:=IF(ISODD(ROW([.A1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p_mn50</text:p>
          </table:table-cell>
          <table:table-cell table:formula="of:=IF(ISODD(ROW([.A1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pg_fe52</text:p>
          </table:table-cell>
          <table:table-cell table:formula="of:=IF(ISODD(ROW([.A1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p_mn51</text:p>
          </table:table-cell>
          <table:table-cell table:formula="of:=IF(ISODD(ROW([.A1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pg_fe53</text:p>
          </table:table-cell>
          <table:table-cell table:formula="of:=IF(ISODD(ROW([.A1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p_mn52</text:p>
          </table:table-cell>
          <table:table-cell table:formula="of:=IF(ISODD(ROW([.A1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pg_fe54</text:p>
          </table:table-cell>
          <table:table-cell table:formula="of:=IF(ISODD(ROW([.A1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p_mn53</text:p>
          </table:table-cell>
          <table:table-cell table:formula="of:=IF(ISODD(ROW([.A1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pg_tc85</text:p>
          </table:table-cell>
          <table:table-cell table:formula="of:=IF(ISODD(ROW([.A1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gp_mo84</text:p>
          </table:table-cell>
          <table:table-cell table:formula="of:=IF(ISODD(ROW([.A1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pg_tc86</text:p>
          </table:table-cell>
          <table:table-cell table:formula="of:=IF(ISODD(ROW([.A1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p_mo85</text:p>
          </table:table-cell>
          <table:table-cell table:formula="of:=IF(ISODD(ROW([.A1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pg_kr74</text:p>
          </table:table-cell>
          <table:table-cell table:formula="of:=IF(ISODD(ROW([.A1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p_br73</text:p>
          </table:table-cell>
          <table:table-cell table:formula="of:=IF(ISODD(ROW([.A1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pg_tc87</text:p>
          </table:table-cell>
          <table:table-cell table:formula="of:=IF(ISODD(ROW([.A1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p_mo86</text:p>
          </table:table-cell>
          <table:table-cell table:formula="of:=IF(ISODD(ROW([.A1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2_pg_o13</text:p>
          </table:table-cell>
          <table:table-cell table:formula="of:=IF(ISODD(ROW([.A1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3_gp_n12</text:p>
          </table:table-cell>
          <table:table-cell table:formula="of:=IF(ISODD(ROW([.A1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pg_o14</text:p>
          </table:table-cell>
          <table:table-cell table:formula="of:=IF(ISODD(ROW([.A1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gp_n13</text:p>
          </table:table-cell>
          <table:table-cell table:formula="of:=IF(ISODD(ROW([.A1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pg_o15</text:p>
          </table:table-cell>
          <table:table-cell table:formula="of:=IF(ISODD(ROW([.A1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gp_n14</text:p>
          </table:table-cell>
          <table:table-cell table:formula="of:=IF(ISODD(ROW([.A1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pg_o16</text:p>
          </table:table-cell>
          <table:table-cell table:formula="of:=IF(ISODD(ROW([.A1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p_n15</text:p>
          </table:table-cell>
          <table:table-cell table:formula="of:=IF(ISODD(ROW([.A1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pg_mg21</text:p>
          </table:table-cell>
          <table:table-cell table:formula="of:=IF(ISODD(ROW([.A1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gp_na20</text:p>
          </table:table-cell>
          <table:table-cell table:formula="of:=IF(ISODD(ROW([.A1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pg_mg22</text:p>
          </table:table-cell>
          <table:table-cell table:formula="of:=IF(ISODD(ROW([.A1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p_na21</text:p>
          </table:table-cell>
          <table:table-cell table:formula="of:=IF(ISODD(ROW([.A1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pg_mg23</text:p>
          </table:table-cell>
          <table:table-cell table:formula="of:=IF(ISODD(ROW([.A1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p_na22</text:p>
          </table:table-cell>
          <table:table-cell table:formula="of:=IF(ISODD(ROW([.A1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pg_mg24</text:p>
          </table:table-cell>
          <table:table-cell table:formula="of:=IF(ISODD(ROW([.A1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p_na23</text:p>
          </table:table-cell>
          <table:table-cell table:formula="of:=IF(ISODD(ROW([.A1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pg_mo82</text:p>
          </table:table-cell>
          <table:table-cell table:formula="of:=IF(ISODD(ROW([.A1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gp_nb81</text:p>
          </table:table-cell>
          <table:table-cell table:formula="of:=IF(ISODD(ROW([.A1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pg_mo83</text:p>
          </table:table-cell>
          <table:table-cell table:formula="of:=IF(ISODD(ROW([.A1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p_nb82</text:p>
          </table:table-cell>
          <table:table-cell table:formula="of:=IF(ISODD(ROW([.A1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pg_n12</text:p>
          </table:table-cell>
          <table:table-cell table:formula="of:=IF(ISODD(ROW([.A1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gp_c11</text:p>
          </table:table-cell>
          <table:table-cell table:formula="of:=IF(ISODD(ROW([.A1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pg_mo84</text:p>
          </table:table-cell>
          <table:table-cell table:formula="of:=IF(ISODD(ROW([.A1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p_nb83</text:p>
          </table:table-cell>
          <table:table-cell table:formula="of:=IF(ISODD(ROW([.A1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pg_mo85</text:p>
          </table:table-cell>
          <table:table-cell table:formula="of:=IF(ISODD(ROW([.A1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p_nb84</text:p>
          </table:table-cell>
          <table:table-cell table:formula="of:=IF(ISODD(ROW([.A1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pg_mo86</text:p>
          </table:table-cell>
          <table:table-cell table:formula="of:=IF(ISODD(ROW([.A1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p_nb85</text:p>
          </table:table-cell>
          <table:table-cell table:formula="of:=IF(ISODD(ROW([.A1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pg_na20</text:p>
          </table:table-cell>
          <table:table-cell table:formula="of:=IF(ISODD(ROW([.A1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gp_ne19</text:p>
          </table:table-cell>
          <table:table-cell table:formula="of:=IF(ISODD(ROW([.A1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pg_na21</text:p>
          </table:table-cell>
          <table:table-cell table:formula="of:=IF(ISODD(ROW([.A1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p_ne20</text:p>
          </table:table-cell>
          <table:table-cell table:formula="of:=IF(ISODD(ROW([.A1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pg_na22</text:p>
          </table:table-cell>
          <table:table-cell table:formula="of:=IF(ISODD(ROW([.A1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p_ne21</text:p>
          </table:table-cell>
          <table:table-cell table:formula="of:=IF(ISODD(ROW([.A1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pg_cu54</text:p>
          </table:table-cell>
          <table:table-cell table:formula="of:=IF(ISODD(ROW([.A1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gp_ni53</text:p>
          </table:table-cell>
          <table:table-cell table:formula="of:=IF(ISODD(ROW([.A1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pg_cu55</text:p>
          </table:table-cell>
          <table:table-cell table:formula="of:=IF(ISODD(ROW([.A1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p_ni54</text:p>
          </table:table-cell>
          <table:table-cell table:formula="of:=IF(ISODD(ROW([.A1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pg_cu56</text:p>
          </table:table-cell>
          <table:table-cell table:formula="of:=IF(ISODD(ROW([.A1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p_ni55</text:p>
          </table:table-cell>
          <table:table-cell table:formula="of:=IF(ISODD(ROW([.A1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pg_cu57</text:p>
          </table:table-cell>
          <table:table-cell table:formula="of:=IF(ISODD(ROW([.A1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p_ni56</text:p>
          </table:table-cell>
          <table:table-cell table:formula="of:=IF(ISODD(ROW([.A1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pg_cu58</text:p>
          </table:table-cell>
          <table:table-cell table:formula="of:=IF(ISODD(ROW([.A1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p_ni57</text:p>
          </table:table-cell>
          <table:table-cell table:formula="of:=IF(ISODD(ROW([.A1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pg_cu59</text:p>
          </table:table-cell>
          <table:table-cell table:formula="of:=IF(ISODD(ROW([.A1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p_ni58</text:p>
          </table:table-cell>
          <table:table-cell table:formula="of:=IF(ISODD(ROW([.A1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pg_cu60</text:p>
          </table:table-cell>
          <table:table-cell table:formula="of:=IF(ISODD(ROW([.A1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p_ni59</text:p>
          </table:table-cell>
          <table:table-cell table:formula="of:=IF(ISODD(ROW([.A1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pg_cu61</text:p>
          </table:table-cell>
          <table:table-cell table:formula="of:=IF(ISODD(ROW([.A1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p_ni60</text:p>
          </table:table-cell>
          <table:table-cell table:formula="of:=IF(ISODD(ROW([.A1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pg_k35</text:p>
          </table:table-cell>
          <table:table-cell table:formula="of:=IF(ISODD(ROW([.A1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gp_ar34</text:p>
          </table:table-cell>
          <table:table-cell table:formula="of:=IF(ISODD(ROW([.A1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pg_cu62</text:p>
          </table:table-cell>
          <table:table-cell table:formula="of:=IF(ISODD(ROW([.A1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gp_ni61</text:p>
          </table:table-cell>
          <table:table-cell table:formula="of:=IF(ISODD(ROW([.A1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pg_cu63</text:p>
          </table:table-cell>
          <table:table-cell table:formula="of:=IF(ISODD(ROW([.A1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gp_ni62</text:p>
          </table:table-cell>
          <table:table-cell table:formula="of:=IF(ISODD(ROW([.A1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pg_f17</text:p>
          </table:table-cell>
          <table:table-cell table:formula="of:=IF(ISODD(ROW([.A1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gp_o16</text:p>
          </table:table-cell>
          <table:table-cell table:formula="of:=IF(ISODD(ROW([.A1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pg_f18</text:p>
          </table:table-cell>
          <table:table-cell table:formula="of:=IF(ISODD(ROW([.A1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p_o17</text:p>
          </table:table-cell>
          <table:table-cell table:formula="of:=IF(ISODD(ROW([.A1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pg_f19</text:p>
          </table:table-cell>
          <table:table-cell table:formula="of:=IF(ISODD(ROW([.A1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p_o18</text:p>
          </table:table-cell>
          <table:table-cell table:formula="of:=IF(ISODD(ROW([.A1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pg_n13</text:p>
          </table:table-cell>
          <table:table-cell table:formula="of:=IF(ISODD(ROW([.A1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3_gp_c12</text:p>
          </table:table-cell>
          <table:table-cell table:formula="of:=IF(ISODD(ROW([.A1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pg_s27</text:p>
          </table:table-cell>
          <table:table-cell table:formula="of:=IF(ISODD(ROW([.A1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gp_p26</text:p>
          </table:table-cell>
          <table:table-cell table:formula="of:=IF(ISODD(ROW([.A1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pg_s28</text:p>
          </table:table-cell>
          <table:table-cell table:formula="of:=IF(ISODD(ROW([.A1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p_p27</text:p>
          </table:table-cell>
          <table:table-cell table:formula="of:=IF(ISODD(ROW([.A1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pg_s29</text:p>
          </table:table-cell>
          <table:table-cell table:formula="of:=IF(ISODD(ROW([.A1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p_p28</text:p>
          </table:table-cell>
          <table:table-cell table:formula="of:=IF(ISODD(ROW([.A1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pg_s30</text:p>
          </table:table-cell>
          <table:table-cell table:formula="of:=IF(ISODD(ROW([.A1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p_p29</text:p>
          </table:table-cell>
          <table:table-cell table:formula="of:=IF(ISODD(ROW([.A1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pg_s31</text:p>
          </table:table-cell>
          <table:table-cell table:formula="of:=IF(ISODD(ROW([.A1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p_p30</text:p>
          </table:table-cell>
          <table:table-cell table:formula="of:=IF(ISODD(ROW([.A1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pg_s32</text:p>
          </table:table-cell>
          <table:table-cell table:formula="of:=IF(ISODD(ROW([.A1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p_p31</text:p>
          </table:table-cell>
          <table:table-cell table:formula="of:=IF(ISODD(ROW([.A1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pg_k36</text:p>
          </table:table-cell>
          <table:table-cell table:formula="of:=IF(ISODD(ROW([.A1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p_ar35</text:p>
          </table:table-cell>
          <table:table-cell table:formula="of:=IF(ISODD(ROW([.A1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pg_ag94</text:p>
          </table:table-cell>
          <table:table-cell table:formula="of:=IF(ISODD(ROW([.A1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gp_pd93</text:p>
          </table:table-cell>
          <table:table-cell table:formula="of:=IF(ISODD(ROW([.A1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pg_ag95</text:p>
          </table:table-cell>
          <table:table-cell table:formula="of:=IF(ISODD(ROW([.A1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p_pd94</text:p>
          </table:table-cell>
          <table:table-cell table:formula="of:=IF(ISODD(ROW([.A1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pg_sr74</text:p>
          </table:table-cell>
          <table:table-cell table:formula="of:=IF(ISODD(ROW([.A1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gp_rb73</text:p>
          </table:table-cell>
          <table:table-cell table:formula="of:=IF(ISODD(ROW([.A1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pg_sr75</text:p>
          </table:table-cell>
          <table:table-cell table:formula="of:=IF(ISODD(ROW([.A1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p_rb74</text:p>
          </table:table-cell>
          <table:table-cell table:formula="of:=IF(ISODD(ROW([.A1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pg_sr76</text:p>
          </table:table-cell>
          <table:table-cell table:formula="of:=IF(ISODD(ROW([.A1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p_rb75</text:p>
          </table:table-cell>
          <table:table-cell table:formula="of:=IF(ISODD(ROW([.A1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pg_sr77</text:p>
          </table:table-cell>
          <table:table-cell table:formula="of:=IF(ISODD(ROW([.A1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p_rb76</text:p>
          </table:table-cell>
          <table:table-cell table:formula="of:=IF(ISODD(ROW([.A1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pg_sr78</text:p>
          </table:table-cell>
          <table:table-cell table:formula="of:=IF(ISODD(ROW([.A1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p_rb77</text:p>
          </table:table-cell>
          <table:table-cell table:formula="of:=IF(ISODD(ROW([.A1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pg_pd90</text:p>
          </table:table-cell>
          <table:table-cell table:formula="of:=IF(ISODD(ROW([.A1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gp_rh89</text:p>
          </table:table-cell>
          <table:table-cell table:formula="of:=IF(ISODD(ROW([.A1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pg_pd91</text:p>
          </table:table-cell>
          <table:table-cell table:formula="of:=IF(ISODD(ROW([.A1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p_rh90</text:p>
          </table:table-cell>
          <table:table-cell table:formula="of:=IF(ISODD(ROW([.A1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pg_pd92</text:p>
          </table:table-cell>
          <table:table-cell table:formula="of:=IF(ISODD(ROW([.A1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p_rh91</text:p>
          </table:table-cell>
          <table:table-cell table:formula="of:=IF(ISODD(ROW([.A1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pg_pd93</text:p>
          </table:table-cell>
          <table:table-cell table:formula="of:=IF(ISODD(ROW([.A1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p_rh92</text:p>
          </table:table-cell>
          <table:table-cell table:formula="of:=IF(ISODD(ROW([.A1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pg_pd94</text:p>
          </table:table-cell>
          <table:table-cell table:formula="of:=IF(ISODD(ROW([.A1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p_rh93</text:p>
          </table:table-cell>
          <table:table-cell table:formula="of:=IF(ISODD(ROW([.A1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pg_k37</text:p>
          </table:table-cell>
          <table:table-cell table:formula="of:=IF(ISODD(ROW([.A1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p_ar36</text:p>
          </table:table-cell>
          <table:table-cell table:formula="of:=IF(ISODD(ROW([.A1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pg_rh89</text:p>
          </table:table-cell>
          <table:table-cell table:formula="of:=IF(ISODD(ROW([.A1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gp_ru88</text:p>
          </table:table-cell>
          <table:table-cell table:formula="of:=IF(ISODD(ROW([.A1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pg_rh90</text:p>
          </table:table-cell>
          <table:table-cell table:formula="of:=IF(ISODD(ROW([.A1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p_ru89</text:p>
          </table:table-cell>
          <table:table-cell table:formula="of:=IF(ISODD(ROW([.A1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pg_rh91</text:p>
          </table:table-cell>
          <table:table-cell table:formula="of:=IF(ISODD(ROW([.A1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p_ru90</text:p>
          </table:table-cell>
          <table:table-cell table:formula="of:=IF(ISODD(ROW([.A1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pg_rh92</text:p>
          </table:table-cell>
          <table:table-cell table:formula="of:=IF(ISODD(ROW([.A1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p_ru91</text:p>
          </table:table-cell>
          <table:table-cell table:formula="of:=IF(ISODD(ROW([.A1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pg_cl30</text:p>
          </table:table-cell>
          <table:table-cell table:formula="of:=IF(ISODD(ROW([.A1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gp_s29</text:p>
          </table:table-cell>
          <table:table-cell table:formula="of:=IF(ISODD(ROW([.A1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pg_cl31</text:p>
          </table:table-cell>
          <table:table-cell table:formula="of:=IF(ISODD(ROW([.A1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p_s30</text:p>
          </table:table-cell>
          <table:table-cell table:formula="of:=IF(ISODD(ROW([.A1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pg_cl32</text:p>
          </table:table-cell>
          <table:table-cell table:formula="of:=IF(ISODD(ROW([.A1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p_s31</text:p>
          </table:table-cell>
          <table:table-cell table:formula="of:=IF(ISODD(ROW([.A1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pg_cl33</text:p>
          </table:table-cell>
          <table:table-cell table:formula="of:=IF(ISODD(ROW([.A1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p_s32</text:p>
          </table:table-cell>
          <table:table-cell table:formula="of:=IF(ISODD(ROW([.A1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pg_cl34</text:p>
          </table:table-cell>
          <table:table-cell table:formula="of:=IF(ISODD(ROW([.A1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p_s33</text:p>
          </table:table-cell>
          <table:table-cell table:formula="of:=IF(ISODD(ROW([.A1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pg_cl35</text:p>
          </table:table-cell>
          <table:table-cell table:formula="of:=IF(ISODD(ROW([.A1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p_s34</text:p>
          </table:table-cell>
          <table:table-cell table:formula="of:=IF(ISODD(ROW([.A1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b106_pg_te107</text:p>
          </table:table-cell>
          <table:table-cell table:formula="of:=IF(ISODD(ROW([.A1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gp_sb106</text:p>
          </table:table-cell>
          <table:table-cell table:formula="of:=IF(ISODD(ROW([.A1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pg_k38</text:p>
          </table:table-cell>
          <table:table-cell table:formula="of:=IF(ISODD(ROW([.A1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p_ar37</text:p>
          </table:table-cell>
          <table:table-cell table:formula="of:=IF(ISODD(ROW([.A1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pg_ti40</text:p>
          </table:table-cell>
          <table:table-cell table:formula="of:=IF(ISODD(ROW([.A1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gp_sc39</text:p>
          </table:table-cell>
          <table:table-cell table:formula="of:=IF(ISODD(ROW([.A1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pg_ti41</text:p>
          </table:table-cell>
          <table:table-cell table:formula="of:=IF(ISODD(ROW([.A1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p_sc40</text:p>
          </table:table-cell>
          <table:table-cell table:formula="of:=IF(ISODD(ROW([.A1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pg_ti42</text:p>
          </table:table-cell>
          <table:table-cell table:formula="of:=IF(ISODD(ROW([.A1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p_sc41</text:p>
          </table:table-cell>
          <table:table-cell table:formula="of:=IF(ISODD(ROW([.A1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pg_ti43</text:p>
          </table:table-cell>
          <table:table-cell table:formula="of:=IF(ISODD(ROW([.A1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p_sc42</text:p>
          </table:table-cell>
          <table:table-cell table:formula="of:=IF(ISODD(ROW([.A1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pg_ti44</text:p>
          </table:table-cell>
          <table:table-cell table:formula="of:=IF(ISODD(ROW([.A1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p_sc43</text:p>
          </table:table-cell>
          <table:table-cell table:formula="of:=IF(ISODD(ROW([.A1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pg_ti45</text:p>
          </table:table-cell>
          <table:table-cell table:formula="of:=IF(ISODD(ROW([.A1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p_sc44</text:p>
          </table:table-cell>
          <table:table-cell table:formula="of:=IF(ISODD(ROW([.A1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pg_cd97</text:p>
          </table:table-cell>
          <table:table-cell table:formula="of:=IF(ISODD(ROW([.A1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p_ag96</text:p>
          </table:table-cell>
          <table:table-cell table:formula="of:=IF(ISODD(ROW([.A1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pg_ti46</text:p>
          </table:table-cell>
          <table:table-cell table:formula="of:=IF(ISODD(ROW([.A1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p_sc45</text:p>
          </table:table-cell>
          <table:table-cell table:formula="of:=IF(ISODD(ROW([.A1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pg_k39</text:p>
          </table:table-cell>
          <table:table-cell table:formula="of:=IF(ISODD(ROW([.A1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p_ar38</text:p>
          </table:table-cell>
          <table:table-cell table:formula="of:=IF(ISODD(ROW([.A1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pg_br68</text:p>
          </table:table-cell>
          <table:table-cell table:formula="of:=IF(ISODD(ROW([.A1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gp_se67</text:p>
          </table:table-cell>
          <table:table-cell table:formula="of:=IF(ISODD(ROW([.A1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pg_br69</text:p>
          </table:table-cell>
          <table:table-cell table:formula="of:=IF(ISODD(ROW([.A1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p_se68</text:p>
          </table:table-cell>
          <table:table-cell table:formula="of:=IF(ISODD(ROW([.A1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pg_sc39</text:p>
          </table:table-cell>
          <table:table-cell table:formula="of:=IF(ISODD(ROW([.A1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gp_ca38</text:p>
          </table:table-cell>
          <table:table-cell table:formula="of:=IF(ISODD(ROW([.A1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pg_br70</text:p>
          </table:table-cell>
          <table:table-cell table:formula="of:=IF(ISODD(ROW([.A1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p_se69</text:p>
          </table:table-cell>
          <table:table-cell table:formula="of:=IF(ISODD(ROW([.A1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pg_br71</text:p>
          </table:table-cell>
          <table:table-cell table:formula="of:=IF(ISODD(ROW([.A1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p_se70</text:p>
          </table:table-cell>
          <table:table-cell table:formula="of:=IF(ISODD(ROW([.A1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pg_br72</text:p>
          </table:table-cell>
          <table:table-cell table:formula="of:=IF(ISODD(ROW([.A1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p_se71</text:p>
          </table:table-cell>
          <table:table-cell table:formula="of:=IF(ISODD(ROW([.A1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2_pg_br73</text:p>
          </table:table-cell>
          <table:table-cell table:formula="of:=IF(ISODD(ROW([.A1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p_se72</text:p>
          </table:table-cell>
          <table:table-cell table:formula="of:=IF(ISODD(ROW([.A1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pg_p26</text:p>
          </table:table-cell>
          <table:table-cell table:formula="of:=IF(ISODD(ROW([.A1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gp_si25</text:p>
          </table:table-cell>
          <table:table-cell table:formula="of:=IF(ISODD(ROW([.A1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pg_p27</text:p>
          </table:table-cell>
          <table:table-cell table:formula="of:=IF(ISODD(ROW([.A1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p_si26</text:p>
          </table:table-cell>
          <table:table-cell table:formula="of:=IF(ISODD(ROW([.A1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pg_p28</text:p>
          </table:table-cell>
          <table:table-cell table:formula="of:=IF(ISODD(ROW([.A1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p_si27</text:p>
          </table:table-cell>
          <table:table-cell table:formula="of:=IF(ISODD(ROW([.A1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pg_p29</text:p>
          </table:table-cell>
          <table:table-cell table:formula="of:=IF(ISODD(ROW([.A1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p_si28</text:p>
          </table:table-cell>
          <table:table-cell table:formula="of:=IF(ISODD(ROW([.A1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pg_p30</text:p>
          </table:table-cell>
          <table:table-cell table:formula="of:=IF(ISODD(ROW([.A1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p_si29</text:p>
          </table:table-cell>
          <table:table-cell table:formula="of:=IF(ISODD(ROW([.A1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pg_p31</text:p>
          </table:table-cell>
          <table:table-cell table:formula="of:=IF(ISODD(ROW([.A1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p_si30</text:p>
          </table:table-cell>
          <table:table-cell table:formula="of:=IF(ISODD(ROW([.A1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pg_se65</text:p>
          </table:table-cell>
          <table:table-cell table:formula="of:=IF(ISODD(ROW([.A1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gp_as64</text:p>
          </table:table-cell>
          <table:table-cell table:formula="of:=IF(ISODD(ROW([.A1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5_pg_sb106</text:p>
          </table:table-cell>
          <table:table-cell table:formula="of:=IF(ISODD(ROW([.A1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gp_sn105</text:p>
          </table:table-cell>
          <table:table-cell table:formula="of:=IF(ISODD(ROW([.A1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pg_y77</text:p>
          </table:table-cell>
          <table:table-cell table:formula="of:=IF(ISODD(ROW([.A1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gp_sr76</text:p>
          </table:table-cell>
          <table:table-cell table:formula="of:=IF(ISODD(ROW([.A1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pg_y78</text:p>
          </table:table-cell>
          <table:table-cell table:formula="of:=IF(ISODD(ROW([.A1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p_sr77</text:p>
          </table:table-cell>
          <table:table-cell table:formula="of:=IF(ISODD(ROW([.A1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pg_y79</text:p>
          </table:table-cell>
          <table:table-cell table:formula="of:=IF(ISODD(ROW([.A1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p_sr78</text:p>
          </table:table-cell>
          <table:table-cell table:formula="of:=IF(ISODD(ROW([.A1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pg_ru86</text:p>
          </table:table-cell>
          <table:table-cell table:formula="of:=IF(ISODD(ROW([.A1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gp_tc85</text:p>
          </table:table-cell>
          <table:table-cell table:formula="of:=IF(ISODD(ROW([.A1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pg_ru87</text:p>
          </table:table-cell>
          <table:table-cell table:formula="of:=IF(ISODD(ROW([.A1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p_tc86</text:p>
          </table:table-cell>
          <table:table-cell table:formula="of:=IF(ISODD(ROW([.A1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pg_sc40</text:p>
          </table:table-cell>
          <table:table-cell table:formula="of:=IF(ISODD(ROW([.A1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p_ca39</text:p>
          </table:table-cell>
          <table:table-cell table:formula="of:=IF(ISODD(ROW([.A1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pg_se66</text:p>
          </table:table-cell>
          <table:table-cell table:formula="of:=IF(ISODD(ROW([.A1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p_as65</text:p>
          </table:table-cell>
          <table:table-cell table:formula="of:=IF(ISODD(ROW([.A1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pg_ru88</text:p>
          </table:table-cell>
          <table:table-cell table:formula="of:=IF(ISODD(ROW([.A1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p_tc87</text:p>
          </table:table-cell>
          <table:table-cell table:formula="of:=IF(ISODD(ROW([.A1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pg_ru89</text:p>
          </table:table-cell>
          <table:table-cell table:formula="of:=IF(ISODD(ROW([.A1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p_tc88</text:p>
          </table:table-cell>
          <table:table-cell table:formula="of:=IF(ISODD(ROW([.A1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pg_v43</text:p>
          </table:table-cell>
          <table:table-cell table:formula="of:=IF(ISODD(ROW([.A1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gp_ti42</text:p>
          </table:table-cell>
          <table:table-cell table:formula="of:=IF(ISODD(ROW([.A1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pg_v44</text:p>
          </table:table-cell>
          <table:table-cell table:formula="of:=IF(ISODD(ROW([.A1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p_ti43</text:p>
          </table:table-cell>
          <table:table-cell table:formula="of:=IF(ISODD(ROW([.A1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pg_v45</text:p>
          </table:table-cell>
          <table:table-cell table:formula="of:=IF(ISODD(ROW([.A1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p_ti44</text:p>
          </table:table-cell>
          <table:table-cell table:formula="of:=IF(ISODD(ROW([.A1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pg_v46</text:p>
          </table:table-cell>
          <table:table-cell table:formula="of:=IF(ISODD(ROW([.A1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p_ti45</text:p>
          </table:table-cell>
          <table:table-cell table:formula="of:=IF(ISODD(ROW([.A1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pg_v47</text:p>
          </table:table-cell>
          <table:table-cell table:formula="of:=IF(ISODD(ROW([.A1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p_ti46</text:p>
          </table:table-cell>
          <table:table-cell table:formula="of:=IF(ISODD(ROW([.A1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pg_v48</text:p>
          </table:table-cell>
          <table:table-cell table:formula="of:=IF(ISODD(ROW([.A1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p_ti47</text:p>
          </table:table-cell>
          <table:table-cell table:formula="of:=IF(ISODD(ROW([.A1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pg_cr44</text:p>
          </table:table-cell>
          <table:table-cell table:formula="of:=IF(ISODD(ROW([.A1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gp_v43</text:p>
          </table:table-cell>
          <table:table-cell table:formula="of:=IF(ISODD(ROW([.A1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pg_cr45</text:p>
          </table:table-cell>
          <table:table-cell table:formula="of:=IF(ISODD(ROW([.A1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p_v44</text:p>
          </table:table-cell>
          <table:table-cell table:formula="of:=IF(ISODD(ROW([.A1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pg_cr46</text:p>
          </table:table-cell>
          <table:table-cell table:formula="of:=IF(ISODD(ROW([.A1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p_v45</text:p>
          </table:table-cell>
          <table:table-cell table:formula="of:=IF(ISODD(ROW([.A1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pg_cr47</text:p>
          </table:table-cell>
          <table:table-cell table:formula="of:=IF(ISODD(ROW([.A1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p_v46</text:p>
          </table:table-cell>
          <table:table-cell table:formula="of:=IF(ISODD(ROW([.A1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pg_cr48</text:p>
          </table:table-cell>
          <table:table-cell table:formula="of:=IF(ISODD(ROW([.A1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p_v47</text:p>
          </table:table-cell>
          <table:table-cell table:formula="of:=IF(ISODD(ROW([.A1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pg_sc41</text:p>
          </table:table-cell>
          <table:table-cell table:formula="of:=IF(ISODD(ROW([.A1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p_ca40</text:p>
          </table:table-cell>
          <table:table-cell table:formula="of:=IF(ISODD(ROW([.A1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pg_se67</text:p>
          </table:table-cell>
          <table:table-cell table:formula="of:=IF(ISODD(ROW([.A1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p_as66</text:p>
          </table:table-cell>
          <table:table-cell table:formula="of:=IF(ISODD(ROW([.A1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pg_cr49</text:p>
          </table:table-cell>
          <table:table-cell table:formula="of:=IF(ISODD(ROW([.A1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p_v48</text:p>
          </table:table-cell>
          <table:table-cell table:formula="of:=IF(ISODD(ROW([.A1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pg_cr50</text:p>
          </table:table-cell>
          <table:table-cell table:formula="of:=IF(ISODD(ROW([.A1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p_v49</text:p>
          </table:table-cell>
          <table:table-cell table:formula="of:=IF(ISODD(ROW([.A1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pg_zr78</text:p>
          </table:table-cell>
          <table:table-cell table:formula="of:=IF(ISODD(ROW([.A1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gp_y77</text:p>
          </table:table-cell>
          <table:table-cell table:formula="of:=IF(ISODD(ROW([.A1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pg_zr79</text:p>
          </table:table-cell>
          <table:table-cell table:formula="of:=IF(ISODD(ROW([.A1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p_y78</text:p>
          </table:table-cell>
          <table:table-cell table:formula="of:=IF(ISODD(ROW([.A1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pg_zr80</text:p>
          </table:table-cell>
          <table:table-cell table:formula="of:=IF(ISODD(ROW([.A1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p_y79</text:p>
          </table:table-cell>
          <table:table-cell table:formula="of:=IF(ISODD(ROW([.A1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pg_zr81</text:p>
          </table:table-cell>
          <table:table-cell table:formula="of:=IF(ISODD(ROW([.A1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p_y80</text:p>
          </table:table-cell>
          <table:table-cell table:formula="of:=IF(ISODD(ROW([.A1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pg_zr82</text:p>
          </table:table-cell>
          <table:table-cell table:formula="of:=IF(ISODD(ROW([.A1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p_y81</text:p>
          </table:table-cell>
          <table:table-cell table:formula="of:=IF(ISODD(ROW([.A1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pg_zr83</text:p>
          </table:table-cell>
          <table:table-cell table:formula="of:=IF(ISODD(ROW([.A1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gp_y82</text:p>
          </table:table-cell>
          <table:table-cell table:formula="of:=IF(ISODD(ROW([.A1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pg_ga59</text:p>
          </table:table-cell>
          <table:table-cell table:formula="of:=IF(ISODD(ROW([.A1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gp_zn58</text:p>
          </table:table-cell>
          <table:table-cell table:formula="of:=IF(ISODD(ROW([.A1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pg_cd96</text:p>
          </table:table-cell>
          <table:table-cell table:formula="of:=IF(ISODD(ROW([.A1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p_ag95</text:p>
          </table:table-cell>
          <table:table-cell table:formula="of:=IF(ISODD(ROW([.A1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pg_ga60</text:p>
          </table:table-cell>
          <table:table-cell table:formula="of:=IF(ISODD(ROW([.A1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p_zn59</text:p>
          </table:table-cell>
          <table:table-cell table:formula="of:=IF(ISODD(ROW([.A1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pg_ga61</text:p>
          </table:table-cell>
          <table:table-cell table:formula="of:=IF(ISODD(ROW([.A1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p_zn60</text:p>
          </table:table-cell>
          <table:table-cell table:formula="of:=IF(ISODD(ROW([.A1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pg_ga62</text:p>
          </table:table-cell>
          <table:table-cell table:formula="of:=IF(ISODD(ROW([.A1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p_zn61</text:p>
          </table:table-cell>
          <table:table-cell table:formula="of:=IF(ISODD(ROW([.A1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pg_sc42</text:p>
          </table:table-cell>
          <table:table-cell table:formula="of:=IF(ISODD(ROW([.A1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p_ca41</text:p>
          </table:table-cell>
          <table:table-cell table:formula="of:=IF(ISODD(ROW([.A1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pg_se68</text:p>
          </table:table-cell>
          <table:table-cell table:formula="of:=IF(ISODD(ROW([.A1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p_as67</text:p>
          </table:table-cell>
          <table:table-cell table:formula="of:=IF(ISODD(ROW([.A1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pg_ga63</text:p>
          </table:table-cell>
          <table:table-cell table:formula="of:=IF(ISODD(ROW([.A1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p_zn62</text:p>
          </table:table-cell>
          <table:table-cell table:formula="of:=IF(ISODD(ROW([.A1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pg_ga64</text:p>
          </table:table-cell>
          <table:table-cell table:formula="of:=IF(ISODD(ROW([.A1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p_zn63</text:p>
          </table:table-cell>
          <table:table-cell table:formula="of:=IF(ISODD(ROW([.A1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pg_ga65</text:p>
          </table:table-cell>
          <table:table-cell table:formula="of:=IF(ISODD(ROW([.A1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p_zn64</text:p>
          </table:table-cell>
          <table:table-cell table:formula="of:=IF(ISODD(ROW([.A1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pg_ga66</text:p>
          </table:table-cell>
          <table:table-cell table:formula="of:=IF(ISODD(ROW([.A1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p_zn65</text:p>
          </table:table-cell>
          <table:table-cell table:formula="of:=IF(ISODD(ROW([.A1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6_pg_ga67</text:p>
          </table:table-cell>
          <table:table-cell table:formula="of:=IF(ISODD(ROW([.A1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p_zn66</text:p>
          </table:table-cell>
          <table:table-cell table:formula="of:=IF(ISODD(ROW([.A1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pg_nb81</text:p>
          </table:table-cell>
          <table:table-cell table:formula="of:=IF(ISODD(ROW([.A1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gp_zr80</text:p>
          </table:table-cell>
          <table:table-cell table:formula="of:=IF(ISODD(ROW([.A1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pg_nb82</text:p>
          </table:table-cell>
          <table:table-cell table:formula="of:=IF(ISODD(ROW([.A1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p_zr81</text:p>
          </table:table-cell>
          <table:table-cell table:formula="of:=IF(ISODD(ROW([.A1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pg_nb83</text:p>
          </table:table-cell>
          <table:table-cell table:formula="of:=IF(ISODD(ROW([.A1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p_zr82</text:p>
          </table:table-cell>
          <table:table-cell table:formula="of:=IF(ISODD(ROW([.A1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pg_nb84</text:p>
          </table:table-cell>
          <table:table-cell table:formula="of:=IF(ISODD(ROW([.A1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p_zr83</text:p>
          </table:table-cell>
          <table:table-cell table:formula="of:=IF(ISODD(ROW([.A1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p_mn49</text:p>
          </table:table-cell>
          <table:table-cell table:formula="of:=IF(ISODD(ROW([.A1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pa_cr46</text:p>
          </table:table-cell>
          <table:table-cell table:formula="of:=IF(ISODD(ROW([.A1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p_si26</text:p>
          </table:table-cell>
          <table:table-cell table:formula="of:=IF(ISODD(ROW([.A1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pa_al23</text:p>
          </table:table-cell>
          <table:table-cell table:formula="of:=IF(ISODD(ROW([.A1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p_in99</text:p>
          </table:table-cell>
          <table:table-cell table:formula="of:=IF(ISODD(ROW([.A1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pa_cd96</text:p>
          </table:table-cell>
          <table:table-cell table:formula="of:=IF(ISODD(ROW([.A1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p_mn50</text:p>
          </table:table-cell>
          <table:table-cell table:formula="of:=IF(ISODD(ROW([.A1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pa_cr47</text:p>
          </table:table-cell>
          <table:table-cell table:formula="of:=IF(ISODD(ROW([.A1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p_mn51</text:p>
          </table:table-cell>
          <table:table-cell table:formula="of:=IF(ISODD(ROW([.A1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pa_cr48</text:p>
          </table:table-cell>
          <table:table-cell table:formula="of:=IF(ISODD(ROW([.A1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p_mn52</text:p>
          </table:table-cell>
          <table:table-cell table:formula="of:=IF(ISODD(ROW([.A1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pa_cr49</text:p>
          </table:table-cell>
          <table:table-cell table:formula="of:=IF(ISODD(ROW([.A1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p_mn53</text:p>
          </table:table-cell>
          <table:table-cell table:formula="of:=IF(ISODD(ROW([.A1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pa_cr50</text:p>
          </table:table-cell>
          <table:table-cell table:formula="of:=IF(ISODD(ROW([.A1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ap_zn57</text:p>
          </table:table-cell>
          <table:table-cell table:formula="of:=IF(ISODD(ROW([.A1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pa_cu54</text:p>
          </table:table-cell>
          <table:table-cell table:formula="of:=IF(ISODD(ROW([.A1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ap_zn58</text:p>
          </table:table-cell>
          <table:table-cell table:formula="of:=IF(ISODD(ROW([.A1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pa_cu55</text:p>
          </table:table-cell>
          <table:table-cell table:formula="of:=IF(ISODD(ROW([.A1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p_in100</text:p>
          </table:table-cell>
          <table:table-cell table:formula="of:=IF(ISODD(ROW([.A1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pa_cd97</text:p>
          </table:table-cell>
          <table:table-cell table:formula="of:=IF(ISODD(ROW([.A1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p_zn59</text:p>
          </table:table-cell>
          <table:table-cell table:formula="of:=IF(ISODD(ROW([.A1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pa_cu56</text:p>
          </table:table-cell>
          <table:table-cell table:formula="of:=IF(ISODD(ROW([.A1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p_zn60</text:p>
          </table:table-cell>
          <table:table-cell table:formula="of:=IF(ISODD(ROW([.A1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pa_cu57</text:p>
          </table:table-cell>
          <table:table-cell table:formula="of:=IF(ISODD(ROW([.A1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p_zn61</text:p>
          </table:table-cell>
          <table:table-cell table:formula="of:=IF(ISODD(ROW([.A1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pa_cu58</text:p>
          </table:table-cell>
          <table:table-cell table:formula="of:=IF(ISODD(ROW([.A1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p_si27</text:p>
          </table:table-cell>
          <table:table-cell table:formula="of:=IF(ISODD(ROW([.A1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pa_al24</text:p>
          </table:table-cell>
          <table:table-cell table:formula="of:=IF(ISODD(ROW([.A1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ap_kr72</text:p>
          </table:table-cell>
          <table:table-cell table:formula="of:=IF(ISODD(ROW([.A1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pa_br69</text:p>
          </table:table-cell>
          <table:table-cell table:formula="of:=IF(ISODD(ROW([.A1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p_zn62</text:p>
          </table:table-cell>
          <table:table-cell table:formula="of:=IF(ISODD(ROW([.A1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pa_cu59</text:p>
          </table:table-cell>
          <table:table-cell table:formula="of:=IF(ISODD(ROW([.A1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p_zn63</text:p>
          </table:table-cell>
          <table:table-cell table:formula="of:=IF(ISODD(ROW([.A1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pa_cu60</text:p>
          </table:table-cell>
          <table:table-cell table:formula="of:=IF(ISODD(ROW([.A1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p_zn64</text:p>
          </table:table-cell>
          <table:table-cell table:formula="of:=IF(ISODD(ROW([.A1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pa_cu61</text:p>
          </table:table-cell>
          <table:table-cell table:formula="of:=IF(ISODD(ROW([.A1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p_zn65</text:p>
          </table:table-cell>
          <table:table-cell table:formula="of:=IF(ISODD(ROW([.A1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pa_cu62</text:p>
          </table:table-cell>
          <table:table-cell table:formula="of:=IF(ISODD(ROW([.A1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p_zn66</text:p>
          </table:table-cell>
          <table:table-cell table:formula="of:=IF(ISODD(ROW([.A1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pa_cu63</text:p>
          </table:table-cell>
          <table:table-cell table:formula="of:=IF(ISODD(ROW([.A1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p_ne20</text:p>
          </table:table-cell>
          <table:table-cell table:formula="of:=IF(ISODD(ROW([.A1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pa_f17</text:p>
          </table:table-cell>
          <table:table-cell table:formula="of:=IF(ISODD(ROW([.A1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p_ne21</text:p>
          </table:table-cell>
          <table:table-cell table:formula="of:=IF(ISODD(ROW([.A1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pa_f18</text:p>
          </table:table-cell>
          <table:table-cell table:formula="of:=IF(ISODD(ROW([.A1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ap_co51</text:p>
          </table:table-cell>
          <table:table-cell table:formula="of:=IF(ISODD(ROW([.A1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pa_fe48</text:p>
          </table:table-cell>
          <table:table-cell table:formula="of:=IF(ISODD(ROW([.A1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p_co52</text:p>
          </table:table-cell>
          <table:table-cell table:formula="of:=IF(ISODD(ROW([.A1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pa_fe49</text:p>
          </table:table-cell>
          <table:table-cell table:formula="of:=IF(ISODD(ROW([.A1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p_in101</text:p>
          </table:table-cell>
          <table:table-cell table:formula="of:=IF(ISODD(ROW([.A1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pa_cd98</text:p>
          </table:table-cell>
          <table:table-cell table:formula="of:=IF(ISODD(ROW([.A1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p_co53</text:p>
          </table:table-cell>
          <table:table-cell table:formula="of:=IF(ISODD(ROW([.A1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pa_fe50</text:p>
          </table:table-cell>
          <table:table-cell table:formula="of:=IF(ISODD(ROW([.A1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p_co54</text:p>
          </table:table-cell>
          <table:table-cell table:formula="of:=IF(ISODD(ROW([.A1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pa_fe51</text:p>
          </table:table-cell>
          <table:table-cell table:formula="of:=IF(ISODD(ROW([.A1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p_co55</text:p>
          </table:table-cell>
          <table:table-cell table:formula="of:=IF(ISODD(ROW([.A1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pa_fe52</text:p>
          </table:table-cell>
          <table:table-cell table:formula="of:=IF(ISODD(ROW([.A1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p_co56</text:p>
          </table:table-cell>
          <table:table-cell table:formula="of:=IF(ISODD(ROW([.A1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pa_fe53</text:p>
          </table:table-cell>
          <table:table-cell table:formula="of:=IF(ISODD(ROW([.A1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p_co57</text:p>
          </table:table-cell>
          <table:table-cell table:formula="of:=IF(ISODD(ROW([.A1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pa_fe54</text:p>
          </table:table-cell>
          <table:table-cell table:formula="of:=IF(ISODD(ROW([.A1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p_si28</text:p>
          </table:table-cell>
          <table:table-cell table:formula="of:=IF(ISODD(ROW([.A1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pa_al25</text:p>
          </table:table-cell>
          <table:table-cell table:formula="of:=IF(ISODD(ROW([.A1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p_kr73</text:p>
          </table:table-cell>
          <table:table-cell table:formula="of:=IF(ISODD(ROW([.A1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pa_br70</text:p>
          </table:table-cell>
          <table:table-cell table:formula="of:=IF(ISODD(ROW([.A1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59_ap_ge62</text:p>
          </table:table-cell>
          <table:table-cell table:formula="of:=IF(ISODD(ROW([.A1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pa_ga59</text:p>
          </table:table-cell>
          <table:table-cell table:formula="of:=IF(ISODD(ROW([.A1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ap_ge63</text:p>
          </table:table-cell>
          <table:table-cell table:formula="of:=IF(ISODD(ROW([.A1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pa_ga60</text:p>
          </table:table-cell>
          <table:table-cell table:formula="of:=IF(ISODD(ROW([.A1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p_ge64</text:p>
          </table:table-cell>
          <table:table-cell table:formula="of:=IF(ISODD(ROW([.A1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pa_ga61</text:p>
          </table:table-cell>
          <table:table-cell table:formula="of:=IF(ISODD(ROW([.A1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p_in102</text:p>
          </table:table-cell>
          <table:table-cell table:formula="of:=IF(ISODD(ROW([.A1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pa_cd99</text:p>
          </table:table-cell>
          <table:table-cell table:formula="of:=IF(ISODD(ROW([.A1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p_ge65</text:p>
          </table:table-cell>
          <table:table-cell table:formula="of:=IF(ISODD(ROW([.A1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pa_ga62</text:p>
          </table:table-cell>
          <table:table-cell table:formula="of:=IF(ISODD(ROW([.A1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p_ge66</text:p>
          </table:table-cell>
          <table:table-cell table:formula="of:=IF(ISODD(ROW([.A1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pa_ga63</text:p>
          </table:table-cell>
          <table:table-cell table:formula="of:=IF(ISODD(ROW([.A1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p_cd99</text:p>
          </table:table-cell>
          <table:table-cell table:formula="of:=IF(ISODD(ROW([.A1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9_pa_ag96</text:p>
          </table:table-cell>
          <table:table-cell table:formula="of:=IF(ISODD(ROW([.A1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p_ge67</text:p>
          </table:table-cell>
          <table:table-cell table:formula="of:=IF(ISODD(ROW([.A1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pa_ga64</text:p>
          </table:table-cell>
          <table:table-cell table:formula="of:=IF(ISODD(ROW([.A1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p_ge68</text:p>
          </table:table-cell>
          <table:table-cell table:formula="of:=IF(ISODD(ROW([.A1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pa_ga65</text:p>
          </table:table-cell>
          <table:table-cell table:formula="of:=IF(ISODD(ROW([.A1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ap_ar33</text:p>
          </table:table-cell>
          <table:table-cell table:formula="of:=IF(ISODD(ROW([.A1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pa_cl30</text:p>
          </table:table-cell>
          <table:table-cell table:formula="of:=IF(ISODD(ROW([.A1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ap_as64</text:p>
          </table:table-cell>
          <table:table-cell table:formula="of:=IF(ISODD(ROW([.A1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pa_ge61</text:p>
          </table:table-cell>
          <table:table-cell table:formula="of:=IF(ISODD(ROW([.A1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p_as65</text:p>
          </table:table-cell>
          <table:table-cell table:formula="of:=IF(ISODD(ROW([.A1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pa_ge62</text:p>
          </table:table-cell>
          <table:table-cell table:formula="of:=IF(ISODD(ROW([.A1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p_as66</text:p>
          </table:table-cell>
          <table:table-cell table:formula="of:=IF(ISODD(ROW([.A1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pa_ge63</text:p>
          </table:table-cell>
          <table:table-cell table:formula="of:=IF(ISODD(ROW([.A1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p_as67</text:p>
          </table:table-cell>
          <table:table-cell table:formula="of:=IF(ISODD(ROW([.A1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pa_ge64</text:p>
          </table:table-cell>
          <table:table-cell table:formula="of:=IF(ISODD(ROW([.A1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p_as68</text:p>
          </table:table-cell>
          <table:table-cell table:formula="of:=IF(ISODD(ROW([.A1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pa_ge65</text:p>
          </table:table-cell>
          <table:table-cell table:formula="of:=IF(ISODD(ROW([.A1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p_si29</text:p>
          </table:table-cell>
          <table:table-cell table:formula="of:=IF(ISODD(ROW([.A1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pa_al26</text:p>
          </table:table-cell>
          <table:table-cell table:formula="of:=IF(ISODD(ROW([.A1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p_as69</text:p>
          </table:table-cell>
          <table:table-cell table:formula="of:=IF(ISODD(ROW([.A1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pa_ge66</text:p>
          </table:table-cell>
          <table:table-cell table:formula="of:=IF(ISODD(ROW([.A1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p_kr74</text:p>
          </table:table-cell>
          <table:table-cell table:formula="of:=IF(ISODD(ROW([.A1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pa_br71</text:p>
          </table:table-cell>
          <table:table-cell table:formula="of:=IF(ISODD(ROW([.A1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ap_ar34</text:p>
          </table:table-cell>
          <table:table-cell table:formula="of:=IF(ISODD(ROW([.A1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pa_cl31</text:p>
          </table:table-cell>
          <table:table-cell table:formula="of:=IF(ISODD(ROW([.A1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0_ap_sn103</text:p>
          </table:table-cell>
          <table:table-cell table:formula="of:=IF(ISODD(ROW([.A1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pa_in100</text:p>
          </table:table-cell>
          <table:table-cell table:formula="of:=IF(ISODD(ROW([.A1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1_ap_sn104</text:p>
          </table:table-cell>
          <table:table-cell table:formula="of:=IF(ISODD(ROW([.A1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pa_in101</text:p>
          </table:table-cell>
          <table:table-cell table:formula="of:=IF(ISODD(ROW([.A1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ap_sn105</text:p>
          </table:table-cell>
          <table:table-cell table:formula="of:=IF(ISODD(ROW([.A1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5_pa_in102</text:p>
          </table:table-cell>
          <table:table-cell table:formula="of:=IF(ISODD(ROW([.A1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8_ap_sn101</text:p>
          </table:table-cell>
          <table:table-cell table:formula="of:=IF(ISODD(ROW([.A1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pa_in98</text:p>
          </table:table-cell>
          <table:table-cell table:formula="of:=IF(ISODD(ROW([.A1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99_ap_sn102</text:p>
          </table:table-cell>
          <table:table-cell table:formula="of:=IF(ISODD(ROW([.A1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pa_in99</text:p>
          </table:table-cell>
          <table:table-cell table:formula="of:=IF(ISODD(ROW([.A1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ap_ca38</text:p>
          </table:table-cell>
          <table:table-cell table:formula="of:=IF(ISODD(ROW([.A1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pa_k35</text:p>
          </table:table-cell>
          <table:table-cell table:formula="of:=IF(ISODD(ROW([.A1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p_ca39</text:p>
          </table:table-cell>
          <table:table-cell table:formula="of:=IF(ISODD(ROW([.A1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pa_k36</text:p>
          </table:table-cell>
          <table:table-cell table:formula="of:=IF(ISODD(ROW([.A1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p_si30</text:p>
          </table:table-cell>
          <table:table-cell table:formula="of:=IF(ISODD(ROW([.A1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pa_al27</text:p>
          </table:table-cell>
          <table:table-cell table:formula="of:=IF(ISODD(ROW([.A1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p_ca40</text:p>
          </table:table-cell>
          <table:table-cell table:formula="of:=IF(ISODD(ROW([.A1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pa_k37</text:p>
          </table:table-cell>
          <table:table-cell table:formula="of:=IF(ISODD(ROW([.A1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p_ar35</text:p>
          </table:table-cell>
          <table:table-cell table:formula="of:=IF(ISODD(ROW([.A1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pa_cl32</text:p>
          </table:table-cell>
          <table:table-cell table:formula="of:=IF(ISODD(ROW([.A1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p_ca41</text:p>
          </table:table-cell>
          <table:table-cell table:formula="of:=IF(ISODD(ROW([.A1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pa_k38</text:p>
          </table:table-cell>
          <table:table-cell table:formula="of:=IF(ISODD(ROW([.A1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p_ca42</text:p>
          </table:table-cell>
          <table:table-cell table:formula="of:=IF(ISODD(ROW([.A1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pa_k39</text:p>
          </table:table-cell>
          <table:table-cell table:formula="of:=IF(ISODD(ROW([.A1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ap_rb73</text:p>
          </table:table-cell>
          <table:table-cell table:formula="of:=IF(ISODD(ROW([.A1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pa_kr70</text:p>
          </table:table-cell>
          <table:table-cell table:formula="of:=IF(ISODD(ROW([.A1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p_rb74</text:p>
          </table:table-cell>
          <table:table-cell table:formula="of:=IF(ISODD(ROW([.A1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pa_kr71</text:p>
          </table:table-cell>
          <table:table-cell table:formula="of:=IF(ISODD(ROW([.A1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p_rb75</text:p>
          </table:table-cell>
          <table:table-cell table:formula="of:=IF(ISODD(ROW([.A1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pa_kr72</text:p>
          </table:table-cell>
          <table:table-cell table:formula="of:=IF(ISODD(ROW([.A1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p_rb76</text:p>
          </table:table-cell>
          <table:table-cell table:formula="of:=IF(ISODD(ROW([.A1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pa_kr73</text:p>
          </table:table-cell>
          <table:table-cell table:formula="of:=IF(ISODD(ROW([.A1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p_rb77</text:p>
          </table:table-cell>
          <table:table-cell table:formula="of:=IF(ISODD(ROW([.A1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pa_kr74</text:p>
          </table:table-cell>
          <table:table-cell table:formula="of:=IF(ISODD(ROW([.A1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p_al24</text:p>
          </table:table-cell>
          <table:table-cell table:formula="of:=IF(ISODD(ROW([.A1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pa_mg21</text:p>
          </table:table-cell>
          <table:table-cell table:formula="of:=IF(ISODD(ROW([.A1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p_al25</text:p>
          </table:table-cell>
          <table:table-cell table:formula="of:=IF(ISODD(ROW([.A1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pa_mg22</text:p>
          </table:table-cell>
          <table:table-cell table:formula="of:=IF(ISODD(ROW([.A1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p_al26</text:p>
          </table:table-cell>
          <table:table-cell table:formula="of:=IF(ISODD(ROW([.A1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pa_mg23</text:p>
          </table:table-cell>
          <table:table-cell table:formula="of:=IF(ISODD(ROW([.A1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p_al27</text:p>
          </table:table-cell>
          <table:table-cell table:formula="of:=IF(ISODD(ROW([.A1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pa_mg24</text:p>
          </table:table-cell>
          <table:table-cell table:formula="of:=IF(ISODD(ROW([.A1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ap_fe50</text:p>
          </table:table-cell>
          <table:table-cell table:formula="of:=IF(ISODD(ROW([.A1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pa_mn47</text:p>
          </table:table-cell>
          <table:table-cell table:formula="of:=IF(ISODD(ROW([.A1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p_fe51</text:p>
          </table:table-cell>
          <table:table-cell table:formula="of:=IF(ISODD(ROW([.A1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pa_mn48</text:p>
          </table:table-cell>
          <table:table-cell table:formula="of:=IF(ISODD(ROW([.A1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p_ar36</text:p>
          </table:table-cell>
          <table:table-cell table:formula="of:=IF(ISODD(ROW([.A1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pa_cl33</text:p>
          </table:table-cell>
          <table:table-cell table:formula="of:=IF(ISODD(ROW([.A1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p_fe52</text:p>
          </table:table-cell>
          <table:table-cell table:formula="of:=IF(ISODD(ROW([.A1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pa_mn49</text:p>
          </table:table-cell>
          <table:table-cell table:formula="of:=IF(ISODD(ROW([.A1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p_fe53</text:p>
          </table:table-cell>
          <table:table-cell table:formula="of:=IF(ISODD(ROW([.A1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pa_mn50</text:p>
          </table:table-cell>
          <table:table-cell table:formula="of:=IF(ISODD(ROW([.A1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ap_k35</text:p>
          </table:table-cell>
          <table:table-cell table:formula="of:=IF(ISODD(ROW([.A1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pa_ar32</text:p>
          </table:table-cell>
          <table:table-cell table:formula="of:=IF(ISODD(ROW([.A1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p_fe54</text:p>
          </table:table-cell>
          <table:table-cell table:formula="of:=IF(ISODD(ROW([.A1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pa_mn51</text:p>
          </table:table-cell>
          <table:table-cell table:formula="of:=IF(ISODD(ROW([.A1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p_fe55</text:p>
          </table:table-cell>
          <table:table-cell table:formula="of:=IF(ISODD(ROW([.A1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pa_mn52</text:p>
          </table:table-cell>
          <table:table-cell table:formula="of:=IF(ISODD(ROW([.A1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p_fe56</text:p>
          </table:table-cell>
          <table:table-cell table:formula="of:=IF(ISODD(ROW([.A1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pa_mn53</text:p>
          </table:table-cell>
          <table:table-cell table:formula="of:=IF(ISODD(ROW([.A1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ap_tc85</text:p>
          </table:table-cell>
          <table:table-cell table:formula="of:=IF(ISODD(ROW([.A1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pa_mo82</text:p>
          </table:table-cell>
          <table:table-cell table:formula="of:=IF(ISODD(ROW([.A1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p_tc86</text:p>
          </table:table-cell>
          <table:table-cell table:formula="of:=IF(ISODD(ROW([.A1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pa_mo83</text:p>
          </table:table-cell>
          <table:table-cell table:formula="of:=IF(ISODD(ROW([.A1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p_tc87</text:p>
          </table:table-cell>
          <table:table-cell table:formula="of:=IF(ISODD(ROW([.A1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pa_mo84</text:p>
          </table:table-cell>
          <table:table-cell table:formula="of:=IF(ISODD(ROW([.A1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p_tc88</text:p>
          </table:table-cell>
          <table:table-cell table:formula="of:=IF(ISODD(ROW([.A1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pa_mo85</text:p>
          </table:table-cell>
          <table:table-cell table:formula="of:=IF(ISODD(ROW([.A1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ap_c11</text:p>
          </table:table-cell>
          <table:table-cell table:formula="of:=IF(ISODD(ROW([.A1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pa_b8</text:p>
          </table:table-cell>
          <table:table-cell table:formula="of:=IF(ISODD(ROW([.A1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2_ap_o15</text:p>
          </table:table-cell>
          <table:table-cell table:formula="of:=IF(ISODD(ROW([.A1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pa_n12</text:p>
          </table:table-cell>
          <table:table-cell table:formula="of:=IF(ISODD(ROW([.A1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3_ap_o16</text:p>
          </table:table-cell>
          <table:table-cell table:formula="of:=IF(ISODD(ROW([.A1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pa_n13</text:p>
          </table:table-cell>
          <table:table-cell table:formula="of:=IF(ISODD(ROW([.A1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p_o17</text:p>
          </table:table-cell>
          <table:table-cell table:formula="of:=IF(ISODD(ROW([.A1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7_pa_n14</text:p>
          </table:table-cell>
          <table:table-cell table:formula="of:=IF(ISODD(ROW([.A1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ap_n14</text:p>
          </table:table-cell>
          <table:table-cell table:formula="of:=IF(ISODD(ROW([.A1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pa_c11</text:p>
          </table:table-cell>
          <table:table-cell table:formula="of:=IF(ISODD(ROW([.A1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p_o18</text:p>
          </table:table-cell>
          <table:table-cell table:formula="of:=IF(ISODD(ROW([.A1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8_pa_n15</text:p>
          </table:table-cell>
          <table:table-cell table:formula="of:=IF(ISODD(ROW([.A1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p_mg23</text:p>
          </table:table-cell>
          <table:table-cell table:formula="of:=IF(ISODD(ROW([.A1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pa_na20</text:p>
          </table:table-cell>
          <table:table-cell table:formula="of:=IF(ISODD(ROW([.A1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p_ar37</text:p>
          </table:table-cell>
          <table:table-cell table:formula="of:=IF(ISODD(ROW([.A1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pa_cl34</text:p>
          </table:table-cell>
          <table:table-cell table:formula="of:=IF(ISODD(ROW([.A1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p_mg24</text:p>
          </table:table-cell>
          <table:table-cell table:formula="of:=IF(ISODD(ROW([.A1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pa_na21</text:p>
          </table:table-cell>
          <table:table-cell table:formula="of:=IF(ISODD(ROW([.A1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p_k36</text:p>
          </table:table-cell>
          <table:table-cell table:formula="of:=IF(ISODD(ROW([.A1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pa_ar33</text:p>
          </table:table-cell>
          <table:table-cell table:formula="of:=IF(ISODD(ROW([.A1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p_mg25</text:p>
          </table:table-cell>
          <table:table-cell table:formula="of:=IF(ISODD(ROW([.A1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pa_na22</text:p>
          </table:table-cell>
          <table:table-cell table:formula="of:=IF(ISODD(ROW([.A1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ap_mo84</text:p>
          </table:table-cell>
          <table:table-cell table:formula="of:=IF(ISODD(ROW([.A1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pa_nb81</text:p>
          </table:table-cell>
          <table:table-cell table:formula="of:=IF(ISODD(ROW([.A1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p_mo85</text:p>
          </table:table-cell>
          <table:table-cell table:formula="of:=IF(ISODD(ROW([.A1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pa_nb82</text:p>
          </table:table-cell>
          <table:table-cell table:formula="of:=IF(ISODD(ROW([.A1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p_mo86</text:p>
          </table:table-cell>
          <table:table-cell table:formula="of:=IF(ISODD(ROW([.A1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pa_nb83</text:p>
          </table:table-cell>
          <table:table-cell table:formula="of:=IF(ISODD(ROW([.A1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p_na21</text:p>
          </table:table-cell>
          <table:table-cell table:formula="of:=IF(ISODD(ROW([.A1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pa_ne18</text:p>
          </table:table-cell>
          <table:table-cell table:formula="of:=IF(ISODD(ROW([.A1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p_na22</text:p>
          </table:table-cell>
          <table:table-cell table:formula="of:=IF(ISODD(ROW([.A1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pa_ne19</text:p>
          </table:table-cell>
          <table:table-cell table:formula="of:=IF(ISODD(ROW([.A1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p_na23</text:p>
          </table:table-cell>
          <table:table-cell table:formula="of:=IF(ISODD(ROW([.A1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pa_ne20</text:p>
          </table:table-cell>
          <table:table-cell table:formula="of:=IF(ISODD(ROW([.A1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p_n15</text:p>
          </table:table-cell>
          <table:table-cell table:formula="of:=IF(ISODD(ROW([.A1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5_pa_c12</text:p>
          </table:table-cell>
          <table:table-cell table:formula="of:=IF(ISODD(ROW([.A1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p_cu55</text:p>
          </table:table-cell>
          <table:table-cell table:formula="of:=IF(ISODD(ROW([.A1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pa_ni52</text:p>
          </table:table-cell>
          <table:table-cell table:formula="of:=IF(ISODD(ROW([.A1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p_cu56</text:p>
          </table:table-cell>
          <table:table-cell table:formula="of:=IF(ISODD(ROW([.A1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pa_ni53</text:p>
          </table:table-cell>
          <table:table-cell table:formula="of:=IF(ISODD(ROW([.A1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p_k37</text:p>
          </table:table-cell>
          <table:table-cell table:formula="of:=IF(ISODD(ROW([.A1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pa_ar34</text:p>
          </table:table-cell>
          <table:table-cell table:formula="of:=IF(ISODD(ROW([.A1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p_cu57</text:p>
          </table:table-cell>
          <table:table-cell table:formula="of:=IF(ISODD(ROW([.A1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pa_ni54</text:p>
          </table:table-cell>
          <table:table-cell table:formula="of:=IF(ISODD(ROW([.A1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p_ar38</text:p>
          </table:table-cell>
          <table:table-cell table:formula="of:=IF(ISODD(ROW([.A1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pa_cl35</text:p>
          </table:table-cell>
          <table:table-cell table:formula="of:=IF(ISODD(ROW([.A1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p_cu58</text:p>
          </table:table-cell>
          <table:table-cell table:formula="of:=IF(ISODD(ROW([.A1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pa_ni55</text:p>
          </table:table-cell>
          <table:table-cell table:formula="of:=IF(ISODD(ROW([.A1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p_cu59</text:p>
          </table:table-cell>
          <table:table-cell table:formula="of:=IF(ISODD(ROW([.A1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pa_ni56</text:p>
          </table:table-cell>
          <table:table-cell table:formula="of:=IF(ISODD(ROW([.A1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p_cu60</text:p>
          </table:table-cell>
          <table:table-cell table:formula="of:=IF(ISODD(ROW([.A1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pa_ni57</text:p>
          </table:table-cell>
          <table:table-cell table:formula="of:=IF(ISODD(ROW([.A1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p_cu61</text:p>
          </table:table-cell>
          <table:table-cell table:formula="of:=IF(ISODD(ROW([.A1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pa_ni58</text:p>
          </table:table-cell>
          <table:table-cell table:formula="of:=IF(ISODD(ROW([.A1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p_cd98</text:p>
          </table:table-cell>
          <table:table-cell table:formula="of:=IF(ISODD(ROW([.A1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pa_ag95</text:p>
          </table:table-cell>
          <table:table-cell table:formula="of:=IF(ISODD(ROW([.A1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p_cu62</text:p>
          </table:table-cell>
          <table:table-cell table:formula="of:=IF(ISODD(ROW([.A1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pa_ni59</text:p>
          </table:table-cell>
          <table:table-cell table:formula="of:=IF(ISODD(ROW([.A1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ap_in98</text:p>
          </table:table-cell>
          <table:table-cell table:formula="of:=IF(ISODD(ROW([.A1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pa_cd95</text:p>
          </table:table-cell>
          <table:table-cell table:formula="of:=IF(ISODD(ROW([.A1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p_cu63</text:p>
          </table:table-cell>
          <table:table-cell table:formula="of:=IF(ISODD(ROW([.A1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pa_ni60</text:p>
          </table:table-cell>
          <table:table-cell table:formula="of:=IF(ISODD(ROW([.A1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ap_f17</text:p>
          </table:table-cell>
          <table:table-cell table:formula="of:=IF(ISODD(ROW([.A1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pa_o14</text:p>
          </table:table-cell>
          <table:table-cell table:formula="of:=IF(ISODD(ROW([.A1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p_f18</text:p>
          </table:table-cell>
          <table:table-cell table:formula="of:=IF(ISODD(ROW([.A1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pa_o15</text:p>
          </table:table-cell>
          <table:table-cell table:formula="of:=IF(ISODD(ROW([.A1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p_f19</text:p>
          </table:table-cell>
          <table:table-cell table:formula="of:=IF(ISODD(ROW([.A1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pa_o16</text:p>
          </table:table-cell>
          <table:table-cell table:formula="of:=IF(ISODD(ROW([.A1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p_k38</text:p>
          </table:table-cell>
          <table:table-cell table:formula="of:=IF(ISODD(ROW([.A1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pa_ar35</text:p>
          </table:table-cell>
          <table:table-cell table:formula="of:=IF(ISODD(ROW([.A1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p_ni54</text:p>
          </table:table-cell>
          <table:table-cell table:formula="of:=IF(ISODD(ROW([.A1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pa_co51</text:p>
          </table:table-cell>
          <table:table-cell table:formula="of:=IF(ISODD(ROW([.A1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ap_s29</text:p>
          </table:table-cell>
          <table:table-cell table:formula="of:=IF(ISODD(ROW([.A1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pa_p26</text:p>
          </table:table-cell>
          <table:table-cell table:formula="of:=IF(ISODD(ROW([.A1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p_s30</text:p>
          </table:table-cell>
          <table:table-cell table:formula="of:=IF(ISODD(ROW([.A1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pa_p27</text:p>
          </table:table-cell>
          <table:table-cell table:formula="of:=IF(ISODD(ROW([.A1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p_s31</text:p>
          </table:table-cell>
          <table:table-cell table:formula="of:=IF(ISODD(ROW([.A1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pa_p28</text:p>
          </table:table-cell>
          <table:table-cell table:formula="of:=IF(ISODD(ROW([.A1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9_ap_n12</text:p>
          </table:table-cell>
          <table:table-cell table:formula="of:=IF(ISODD(ROW([.A1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pa_c9</text:p>
          </table:table-cell>
          <table:table-cell table:formula="of:=IF(ISODD(ROW([.A1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p_s32</text:p>
          </table:table-cell>
          <table:table-cell table:formula="of:=IF(ISODD(ROW([.A1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pa_p29</text:p>
          </table:table-cell>
          <table:table-cell table:formula="of:=IF(ISODD(ROW([.A1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p_s33</text:p>
          </table:table-cell>
          <table:table-cell table:formula="of:=IF(ISODD(ROW([.A1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pa_p30</text:p>
          </table:table-cell>
          <table:table-cell table:formula="of:=IF(ISODD(ROW([.A1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p_s34</text:p>
          </table:table-cell>
          <table:table-cell table:formula="of:=IF(ISODD(ROW([.A1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pa_p31</text:p>
          </table:table-cell>
          <table:table-cell table:formula="of:=IF(ISODD(ROW([.A1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ap_ag94</text:p>
          </table:table-cell>
          <table:table-cell table:formula="of:=IF(ISODD(ROW([.A1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pa_pd91</text:p>
          </table:table-cell>
          <table:table-cell table:formula="of:=IF(ISODD(ROW([.A1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p_ag95</text:p>
          </table:table-cell>
          <table:table-cell table:formula="of:=IF(ISODD(ROW([.A1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pa_pd92</text:p>
          </table:table-cell>
          <table:table-cell table:formula="of:=IF(ISODD(ROW([.A1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ap_sc39</text:p>
          </table:table-cell>
          <table:table-cell table:formula="of:=IF(ISODD(ROW([.A1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pa_ca36</text:p>
          </table:table-cell>
          <table:table-cell table:formula="of:=IF(ISODD(ROW([.A1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p_ag96</text:p>
          </table:table-cell>
          <table:table-cell table:formula="of:=IF(ISODD(ROW([.A1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pa_pd93</text:p>
          </table:table-cell>
          <table:table-cell table:formula="of:=IF(ISODD(ROW([.A1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p_ni55</text:p>
          </table:table-cell>
          <table:table-cell table:formula="of:=IF(ISODD(ROW([.A1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pa_co52</text:p>
          </table:table-cell>
          <table:table-cell table:formula="of:=IF(ISODD(ROW([.A1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p_ag97</text:p>
          </table:table-cell>
          <table:table-cell table:formula="of:=IF(ISODD(ROW([.A1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pa_pd94</text:p>
          </table:table-cell>
          <table:table-cell table:formula="of:=IF(ISODD(ROW([.A1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ap_sr76</text:p>
          </table:table-cell>
          <table:table-cell table:formula="of:=IF(ISODD(ROW([.A1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pa_rb73</text:p>
          </table:table-cell>
          <table:table-cell table:formula="of:=IF(ISODD(ROW([.A1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p_sr77</text:p>
          </table:table-cell>
          <table:table-cell table:formula="of:=IF(ISODD(ROW([.A1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pa_rb74</text:p>
          </table:table-cell>
          <table:table-cell table:formula="of:=IF(ISODD(ROW([.A1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p_sr78</text:p>
          </table:table-cell>
          <table:table-cell table:formula="of:=IF(ISODD(ROW([.A1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pa_rb75</text:p>
          </table:table-cell>
          <table:table-cell table:formula="of:=IF(ISODD(ROW([.A1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p_k39</text:p>
          </table:table-cell>
          <table:table-cell table:formula="of:=IF(ISODD(ROW([.A1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pa_ar36</text:p>
          </table:table-cell>
          <table:table-cell table:formula="of:=IF(ISODD(ROW([.A1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ap_si25</text:p>
          </table:table-cell>
          <table:table-cell table:formula="of:=IF(ISODD(ROW([.A1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pa_al22</text:p>
          </table:table-cell>
          <table:table-cell table:formula="of:=IF(ISODD(ROW([.A1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ap_pd92</text:p>
          </table:table-cell>
          <table:table-cell table:formula="of:=IF(ISODD(ROW([.A1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pa_rh89</text:p>
          </table:table-cell>
          <table:table-cell table:formula="of:=IF(ISODD(ROW([.A1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ap_pd93</text:p>
          </table:table-cell>
          <table:table-cell table:formula="of:=IF(ISODD(ROW([.A1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pa_rh90</text:p>
          </table:table-cell>
          <table:table-cell table:formula="of:=IF(ISODD(ROW([.A1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p_pd94</text:p>
          </table:table-cell>
          <table:table-cell table:formula="of:=IF(ISODD(ROW([.A1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pa_rh91</text:p>
          </table:table-cell>
          <table:table-cell table:formula="of:=IF(ISODD(ROW([.A1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p_sc40</text:p>
          </table:table-cell>
          <table:table-cell table:formula="of:=IF(ISODD(ROW([.A1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pa_ca37</text:p>
          </table:table-cell>
          <table:table-cell table:formula="of:=IF(ISODD(ROW([.A1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ap_rh89</text:p>
          </table:table-cell>
          <table:table-cell table:formula="of:=IF(ISODD(ROW([.A1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pa_ru86</text:p>
          </table:table-cell>
          <table:table-cell table:formula="of:=IF(ISODD(ROW([.A1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p_rh90</text:p>
          </table:table-cell>
          <table:table-cell table:formula="of:=IF(ISODD(ROW([.A1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pa_ru87</text:p>
          </table:table-cell>
          <table:table-cell table:formula="of:=IF(ISODD(ROW([.A1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p_rh91</text:p>
          </table:table-cell>
          <table:table-cell table:formula="of:=IF(ISODD(ROW([.A1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pa_ru88</text:p>
          </table:table-cell>
          <table:table-cell table:formula="of:=IF(ISODD(ROW([.A1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p_ni56</text:p>
          </table:table-cell>
          <table:table-cell table:formula="of:=IF(ISODD(ROW([.A1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pa_co53</text:p>
          </table:table-cell>
          <table:table-cell table:formula="of:=IF(ISODD(ROW([.A1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p_rh92</text:p>
          </table:table-cell>
          <table:table-cell table:formula="of:=IF(ISODD(ROW([.A1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pa_ru89</text:p>
          </table:table-cell>
          <table:table-cell table:formula="of:=IF(ISODD(ROW([.A1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p_rh93</text:p>
          </table:table-cell>
          <table:table-cell table:formula="of:=IF(ISODD(ROW([.A1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3_pa_ru90</text:p>
          </table:table-cell>
          <table:table-cell table:formula="of:=IF(ISODD(ROW([.A1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ap_cl30</text:p>
          </table:table-cell>
          <table:table-cell table:formula="of:=IF(ISODD(ROW([.A1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pa_s27</text:p>
          </table:table-cell>
          <table:table-cell table:formula="of:=IF(ISODD(ROW([.A1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p_cl31</text:p>
          </table:table-cell>
          <table:table-cell table:formula="of:=IF(ISODD(ROW([.A1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pa_s28</text:p>
          </table:table-cell>
          <table:table-cell table:formula="of:=IF(ISODD(ROW([.A1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p_cl32</text:p>
          </table:table-cell>
          <table:table-cell table:formula="of:=IF(ISODD(ROW([.A1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pa_s29</text:p>
          </table:table-cell>
          <table:table-cell table:formula="of:=IF(ISODD(ROW([.A1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p_cl33</text:p>
          </table:table-cell>
          <table:table-cell table:formula="of:=IF(ISODD(ROW([.A1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pa_s30</text:p>
          </table:table-cell>
          <table:table-cell table:formula="of:=IF(ISODD(ROW([.A1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p_cl34</text:p>
          </table:table-cell>
          <table:table-cell table:formula="of:=IF(ISODD(ROW([.A1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pa_s31</text:p>
          </table:table-cell>
          <table:table-cell table:formula="of:=IF(ISODD(ROW([.A1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p_cl35</text:p>
          </table:table-cell>
          <table:table-cell table:formula="of:=IF(ISODD(ROW([.A1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pa_s32</text:p>
          </table:table-cell>
          <table:table-cell table:formula="of:=IF(ISODD(ROW([.A1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ap_ti42</text:p>
          </table:table-cell>
          <table:table-cell table:formula="of:=IF(ISODD(ROW([.A1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pa_sc39</text:p>
          </table:table-cell>
          <table:table-cell table:formula="of:=IF(ISODD(ROW([.A1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p_ti43</text:p>
          </table:table-cell>
          <table:table-cell table:formula="of:=IF(ISODD(ROW([.A1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pa_sc40</text:p>
          </table:table-cell>
          <table:table-cell table:formula="of:=IF(ISODD(ROW([.A1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p_sc41</text:p>
          </table:table-cell>
          <table:table-cell table:formula="of:=IF(ISODD(ROW([.A1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pa_ca38</text:p>
          </table:table-cell>
          <table:table-cell table:formula="of:=IF(ISODD(ROW([.A1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p_ni57</text:p>
          </table:table-cell>
          <table:table-cell table:formula="of:=IF(ISODD(ROW([.A1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pa_co54</text:p>
          </table:table-cell>
          <table:table-cell table:formula="of:=IF(ISODD(ROW([.A1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p_ti44</text:p>
          </table:table-cell>
          <table:table-cell table:formula="of:=IF(ISODD(ROW([.A1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pa_sc41</text:p>
          </table:table-cell>
          <table:table-cell table:formula="of:=IF(ISODD(ROW([.A1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p_ti45</text:p>
          </table:table-cell>
          <table:table-cell table:formula="of:=IF(ISODD(ROW([.A1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pa_sc42</text:p>
          </table:table-cell>
          <table:table-cell table:formula="of:=IF(ISODD(ROW([.A1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p_ti46</text:p>
          </table:table-cell>
          <table:table-cell table:formula="of:=IF(ISODD(ROW([.A1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pa_sc43</text:p>
          </table:table-cell>
          <table:table-cell table:formula="of:=IF(ISODD(ROW([.A1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p_ti47</text:p>
          </table:table-cell>
          <table:table-cell table:formula="of:=IF(ISODD(ROW([.A1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pa_sc44</text:p>
          </table:table-cell>
          <table:table-cell table:formula="of:=IF(ISODD(ROW([.A1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ap_br68</text:p>
          </table:table-cell>
          <table:table-cell table:formula="of:=IF(ISODD(ROW([.A1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pa_se65</text:p>
          </table:table-cell>
          <table:table-cell table:formula="of:=IF(ISODD(ROW([.A1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p_br69</text:p>
          </table:table-cell>
          <table:table-cell table:formula="of:=IF(ISODD(ROW([.A1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pa_se66</text:p>
          </table:table-cell>
          <table:table-cell table:formula="of:=IF(ISODD(ROW([.A1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p_br70</text:p>
          </table:table-cell>
          <table:table-cell table:formula="of:=IF(ISODD(ROW([.A1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pa_se67</text:p>
          </table:table-cell>
          <table:table-cell table:formula="of:=IF(ISODD(ROW([.A1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p_br71</text:p>
          </table:table-cell>
          <table:table-cell table:formula="of:=IF(ISODD(ROW([.A1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pa_se68</text:p>
          </table:table-cell>
          <table:table-cell table:formula="of:=IF(ISODD(ROW([.A1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p_br72</text:p>
          </table:table-cell>
          <table:table-cell table:formula="of:=IF(ISODD(ROW([.A1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pa_se69</text:p>
          </table:table-cell>
          <table:table-cell table:formula="of:=IF(ISODD(ROW([.A1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p_br73</text:p>
          </table:table-cell>
          <table:table-cell table:formula="of:=IF(ISODD(ROW([.A1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pa_se70</text:p>
          </table:table-cell>
          <table:table-cell table:formula="of:=IF(ISODD(ROW([.A1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ap_se67</text:p>
          </table:table-cell>
          <table:table-cell table:formula="of:=IF(ISODD(ROW([.A1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pa_as64</text:p>
          </table:table-cell>
          <table:table-cell table:formula="of:=IF(ISODD(ROW([.A1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p_ni58</text:p>
          </table:table-cell>
          <table:table-cell table:formula="of:=IF(ISODD(ROW([.A1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pa_co55</text:p>
          </table:table-cell>
          <table:table-cell table:formula="of:=IF(ISODD(ROW([.A1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p_sc42</text:p>
          </table:table-cell>
          <table:table-cell table:formula="of:=IF(ISODD(ROW([.A1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pa_ca39</text:p>
          </table:table-cell>
          <table:table-cell table:formula="of:=IF(ISODD(ROW([.A1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p_p27</text:p>
          </table:table-cell>
          <table:table-cell table:formula="of:=IF(ISODD(ROW([.A1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pa_si24</text:p>
          </table:table-cell>
          <table:table-cell table:formula="of:=IF(ISODD(ROW([.A1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p_p28</text:p>
          </table:table-cell>
          <table:table-cell table:formula="of:=IF(ISODD(ROW([.A1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pa_si25</text:p>
          </table:table-cell>
          <table:table-cell table:formula="of:=IF(ISODD(ROW([.A1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p_p29</text:p>
          </table:table-cell>
          <table:table-cell table:formula="of:=IF(ISODD(ROW([.A1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pa_si26</text:p>
          </table:table-cell>
          <table:table-cell table:formula="of:=IF(ISODD(ROW([.A1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p_p30</text:p>
          </table:table-cell>
          <table:table-cell table:formula="of:=IF(ISODD(ROW([.A1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pa_si27</text:p>
          </table:table-cell>
          <table:table-cell table:formula="of:=IF(ISODD(ROW([.A1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p_p31</text:p>
          </table:table-cell>
          <table:table-cell table:formula="of:=IF(ISODD(ROW([.A1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pa_si28</text:p>
          </table:table-cell>
          <table:table-cell table:formula="of:=IF(ISODD(ROW([.A1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p_se72</text:p>
          </table:table-cell>
          <table:table-cell table:formula="of:=IF(ISODD(ROW([.A1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pa_as69</text:p>
          </table:table-cell>
          <table:table-cell table:formula="of:=IF(ISODD(ROW([.A1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ap_sb106</text:p>
          </table:table-cell>
          <table:table-cell table:formula="of:=IF(ISODD(ROW([.A1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pa_sn103</text:p>
          </table:table-cell>
          <table:table-cell table:formula="of:=IF(ISODD(ROW([.A1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p_se68</text:p>
          </table:table-cell>
          <table:table-cell table:formula="of:=IF(ISODD(ROW([.A1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pa_as65</text:p>
          </table:table-cell>
          <table:table-cell table:formula="of:=IF(ISODD(ROW([.A1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ap_y77</text:p>
          </table:table-cell>
          <table:table-cell table:formula="of:=IF(ISODD(ROW([.A1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pa_sr74</text:p>
          </table:table-cell>
          <table:table-cell table:formula="of:=IF(ISODD(ROW([.A1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p_y78</text:p>
          </table:table-cell>
          <table:table-cell table:formula="of:=IF(ISODD(ROW([.A1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pa_sr75</text:p>
          </table:table-cell>
          <table:table-cell table:formula="of:=IF(ISODD(ROW([.A1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p_y79</text:p>
          </table:table-cell>
          <table:table-cell table:formula="of:=IF(ISODD(ROW([.A1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pa_sr76</text:p>
          </table:table-cell>
          <table:table-cell table:formula="of:=IF(ISODD(ROW([.A1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p_y80</text:p>
          </table:table-cell>
          <table:table-cell table:formula="of:=IF(ISODD(ROW([.A1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pa_sr77</text:p>
          </table:table-cell>
          <table:table-cell table:formula="of:=IF(ISODD(ROW([.A1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ap_cd97</text:p>
          </table:table-cell>
          <table:table-cell table:formula="of:=IF(ISODD(ROW([.A1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pa_ag94</text:p>
          </table:table-cell>
          <table:table-cell table:formula="of:=IF(ISODD(ROW([.A1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p_y81</text:p>
          </table:table-cell>
          <table:table-cell table:formula="of:=IF(ISODD(ROW([.A1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pa_sr78</text:p>
          </table:table-cell>
          <table:table-cell table:formula="of:=IF(ISODD(ROW([.A1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ap_ru88</text:p>
          </table:table-cell>
          <table:table-cell table:formula="of:=IF(ISODD(ROW([.A1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pa_tc85</text:p>
          </table:table-cell>
          <table:table-cell table:formula="of:=IF(ISODD(ROW([.A1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p_ru89</text:p>
          </table:table-cell>
          <table:table-cell table:formula="of:=IF(ISODD(ROW([.A1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pa_tc86</text:p>
          </table:table-cell>
          <table:table-cell table:formula="of:=IF(ISODD(ROW([.A1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p_ni59</text:p>
          </table:table-cell>
          <table:table-cell table:formula="of:=IF(ISODD(ROW([.A1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pa_co56</text:p>
          </table:table-cell>
          <table:table-cell table:formula="of:=IF(ISODD(ROW([.A1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p_ru90</text:p>
          </table:table-cell>
          <table:table-cell table:formula="of:=IF(ISODD(ROW([.A1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pa_tc87</text:p>
          </table:table-cell>
          <table:table-cell table:formula="of:=IF(ISODD(ROW([.A1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p_ru91</text:p>
          </table:table-cell>
          <table:table-cell table:formula="of:=IF(ISODD(ROW([.A1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1_pa_tc88</text:p>
          </table:table-cell>
          <table:table-cell table:formula="of:=IF(ISODD(ROW([.A1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ap_v43</text:p>
          </table:table-cell>
          <table:table-cell table:formula="of:=IF(ISODD(ROW([.A1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pa_ti40</text:p>
          </table:table-cell>
          <table:table-cell table:formula="of:=IF(ISODD(ROW([.A1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p_v44</text:p>
          </table:table-cell>
          <table:table-cell table:formula="of:=IF(ISODD(ROW([.A1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pa_ti41</text:p>
          </table:table-cell>
          <table:table-cell table:formula="of:=IF(ISODD(ROW([.A1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p_v45</text:p>
          </table:table-cell>
          <table:table-cell table:formula="of:=IF(ISODD(ROW([.A1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pa_ti42</text:p>
          </table:table-cell>
          <table:table-cell table:formula="of:=IF(ISODD(ROW([.A1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p_v46</text:p>
          </table:table-cell>
          <table:table-cell table:formula="of:=IF(ISODD(ROW([.A1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pa_ti43</text:p>
          </table:table-cell>
          <table:table-cell table:formula="of:=IF(ISODD(ROW([.A1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p_v47</text:p>
          </table:table-cell>
          <table:table-cell table:formula="of:=IF(ISODD(ROW([.A1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pa_ti44</text:p>
          </table:table-cell>
          <table:table-cell table:formula="of:=IF(ISODD(ROW([.A1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p_se69</text:p>
          </table:table-cell>
          <table:table-cell table:formula="of:=IF(ISODD(ROW([.A1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pa_as66</text:p>
          </table:table-cell>
          <table:table-cell table:formula="of:=IF(ISODD(ROW([.A1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p_sc43</text:p>
          </table:table-cell>
          <table:table-cell table:formula="of:=IF(ISODD(ROW([.A1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pa_ca40</text:p>
          </table:table-cell>
          <table:table-cell table:formula="of:=IF(ISODD(ROW([.A1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p_v48</text:p>
          </table:table-cell>
          <table:table-cell table:formula="of:=IF(ISODD(ROW([.A1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pa_ti45</text:p>
          </table:table-cell>
          <table:table-cell table:formula="of:=IF(ISODD(ROW([.A1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p_v49</text:p>
          </table:table-cell>
          <table:table-cell table:formula="of:=IF(ISODD(ROW([.A1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pa_ti46</text:p>
          </table:table-cell>
          <table:table-cell table:formula="of:=IF(ISODD(ROW([.A1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ap_cr46</text:p>
          </table:table-cell>
          <table:table-cell table:formula="of:=IF(ISODD(ROW([.A1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pa_v43</text:p>
          </table:table-cell>
          <table:table-cell table:formula="of:=IF(ISODD(ROW([.A1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p_cr47</text:p>
          </table:table-cell>
          <table:table-cell table:formula="of:=IF(ISODD(ROW([.A1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pa_v44</text:p>
          </table:table-cell>
          <table:table-cell table:formula="of:=IF(ISODD(ROW([.A1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p_cr48</text:p>
          </table:table-cell>
          <table:table-cell table:formula="of:=IF(ISODD(ROW([.A1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pa_v45</text:p>
          </table:table-cell>
          <table:table-cell table:formula="of:=IF(ISODD(ROW([.A1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p_cr49</text:p>
          </table:table-cell>
          <table:table-cell table:formula="of:=IF(ISODD(ROW([.A1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pa_v46</text:p>
          </table:table-cell>
          <table:table-cell table:formula="of:=IF(ISODD(ROW([.A1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p_ni60</text:p>
          </table:table-cell>
          <table:table-cell table:formula="of:=IF(ISODD(ROW([.A1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pa_co57</text:p>
          </table:table-cell>
          <table:table-cell table:formula="of:=IF(ISODD(ROW([.A1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p_cr50</text:p>
          </table:table-cell>
          <table:table-cell table:formula="of:=IF(ISODD(ROW([.A1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pa_v47</text:p>
          </table:table-cell>
          <table:table-cell table:formula="of:=IF(ISODD(ROW([.A1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p_cr51</text:p>
          </table:table-cell>
          <table:table-cell table:formula="of:=IF(ISODD(ROW([.A1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pa_v48</text:p>
          </table:table-cell>
          <table:table-cell table:formula="of:=IF(ISODD(ROW([.A1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p_cr52</text:p>
          </table:table-cell>
          <table:table-cell table:formula="of:=IF(ISODD(ROW([.A1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2_pa_v49</text:p>
          </table:table-cell>
          <table:table-cell table:formula="of:=IF(ISODD(ROW([.A1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ap_zr80</text:p>
          </table:table-cell>
          <table:table-cell table:formula="of:=IF(ISODD(ROW([.A1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pa_y77</text:p>
          </table:table-cell>
          <table:table-cell table:formula="of:=IF(ISODD(ROW([.A1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8_ap_kr71</text:p>
          </table:table-cell>
          <table:table-cell table:formula="of:=IF(ISODD(ROW([.A1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pa_br68</text:p>
          </table:table-cell>
          <table:table-cell table:formula="of:=IF(ISODD(ROW([.A1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p_zr81</text:p>
          </table:table-cell>
          <table:table-cell table:formula="of:=IF(ISODD(ROW([.A1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pa_y78</text:p>
          </table:table-cell>
          <table:table-cell table:formula="of:=IF(ISODD(ROW([.A1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p_zr82</text:p>
          </table:table-cell>
          <table:table-cell table:formula="of:=IF(ISODD(ROW([.A1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pa_y79</text:p>
          </table:table-cell>
          <table:table-cell table:formula="of:=IF(ISODD(ROW([.A1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p_sc44</text:p>
          </table:table-cell>
          <table:table-cell table:formula="of:=IF(ISODD(ROW([.A1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pa_ca41</text:p>
          </table:table-cell>
          <table:table-cell table:formula="of:=IF(ISODD(ROW([.A1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p_zr83</text:p>
          </table:table-cell>
          <table:table-cell table:formula="of:=IF(ISODD(ROW([.A1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3_pa_y80</text:p>
          </table:table-cell>
          <table:table-cell table:formula="of:=IF(ISODD(ROW([.A1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ap_mn47</text:p>
          </table:table-cell>
          <table:table-cell table:formula="of:=IF(ISODD(ROW([.A1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pa_cr44</text:p>
          </table:table-cell>
          <table:table-cell table:formula="of:=IF(ISODD(ROW([.A1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p_se70</text:p>
          </table:table-cell>
          <table:table-cell table:formula="of:=IF(ISODD(ROW([.A1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pa_as67</text:p>
          </table:table-cell>
          <table:table-cell table:formula="of:=IF(ISODD(ROW([.A1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ap_ga59</text:p>
          </table:table-cell>
          <table:table-cell table:formula="of:=IF(ISODD(ROW([.A1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pa_zn56</text:p>
          </table:table-cell>
          <table:table-cell table:formula="of:=IF(ISODD(ROW([.A1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p_ga60</text:p>
          </table:table-cell>
          <table:table-cell table:formula="of:=IF(ISODD(ROW([.A1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pa_zn57</text:p>
          </table:table-cell>
          <table:table-cell table:formula="of:=IF(ISODD(ROW([.A1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p_ga61</text:p>
          </table:table-cell>
          <table:table-cell table:formula="of:=IF(ISODD(ROW([.A1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pa_zn58</text:p>
          </table:table-cell>
          <table:table-cell table:formula="of:=IF(ISODD(ROW([.A1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p_ga62</text:p>
          </table:table-cell>
          <table:table-cell table:formula="of:=IF(ISODD(ROW([.A1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pa_zn59</text:p>
          </table:table-cell>
          <table:table-cell table:formula="of:=IF(ISODD(ROW([.A1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p_ga63</text:p>
          </table:table-cell>
          <table:table-cell table:formula="of:=IF(ISODD(ROW([.A1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pa_zn60</text:p>
          </table:table-cell>
          <table:table-cell table:formula="of:=IF(ISODD(ROW([.A1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p_ga64</text:p>
          </table:table-cell>
          <table:table-cell table:formula="of:=IF(ISODD(ROW([.A1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pa_zn61</text:p>
          </table:table-cell>
          <table:table-cell table:formula="of:=IF(ISODD(ROW([.A1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p_ga65</text:p>
          </table:table-cell>
          <table:table-cell table:formula="of:=IF(ISODD(ROW([.A1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pa_zn62</text:p>
          </table:table-cell>
          <table:table-cell table:formula="of:=IF(ISODD(ROW([.A1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p_mn48</text:p>
          </table:table-cell>
          <table:table-cell table:formula="of:=IF(ISODD(ROW([.A1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pa_cr45</text:p>
          </table:table-cell>
          <table:table-cell table:formula="of:=IF(ISODD(ROW([.A1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p_ga66</text:p>
          </table:table-cell>
          <table:table-cell table:formula="of:=IF(ISODD(ROW([.A1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pa_zn63</text:p>
          </table:table-cell>
          <table:table-cell table:formula="of:=IF(ISODD(ROW([.A1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p_ga67</text:p>
          </table:table-cell>
          <table:table-cell table:formula="of:=IF(ISODD(ROW([.A1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pa_zn64</text:p>
          </table:table-cell>
          <table:table-cell table:formula="of:=IF(ISODD(ROW([.A1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p_sc45</text:p>
          </table:table-cell>
          <table:table-cell table:formula="of:=IF(ISODD(ROW([.A1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pa_ca42</text:p>
          </table:table-cell>
          <table:table-cell table:formula="of:=IF(ISODD(ROW([.A1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ap_nb81</text:p>
          </table:table-cell>
          <table:table-cell table:formula="of:=IF(ISODD(ROW([.A1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pa_zr78</text:p>
          </table:table-cell>
          <table:table-cell table:formula="of:=IF(ISODD(ROW([.A1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p_nb82</text:p>
          </table:table-cell>
          <table:table-cell table:formula="of:=IF(ISODD(ROW([.A1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pa_zr79</text:p>
          </table:table-cell>
          <table:table-cell table:formula="of:=IF(ISODD(ROW([.A1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p_se71</text:p>
          </table:table-cell>
          <table:table-cell table:formula="of:=IF(ISODD(ROW([.A1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pa_as68</text:p>
          </table:table-cell>
          <table:table-cell table:formula="of:=IF(ISODD(ROW([.A1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p_nb83</text:p>
          </table:table-cell>
          <table:table-cell table:formula="of:=IF(ISODD(ROW([.A1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pa_zr80</text:p>
          </table:table-cell>
          <table:table-cell table:formula="of:=IF(ISODD(ROW([.A1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p_nb84</text:p>
          </table:table-cell>
          <table:table-cell table:formula="of:=IF(ISODD(ROW([.A1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pa_zr81</text:p>
          </table:table-cell>
          <table:table-cell table:formula="of:=IF(ISODD(ROW([.A1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p_nb85</text:p>
          </table:table-cell>
          <table:table-cell table:formula="of:=IF(ISODD(ROW([.A1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pa_zr82</text:p>
          </table:table-cell>
          <table:table-cell table:formula="of:=IF(ISODD(ROW([.A1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n_ni52</text:p>
          </table:table-cell>
          <table:table-cell table:formula="of:=IF(ISODD(ROW([.A1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na_fe49</text:p>
          </table:table-cell>
          <table:table-cell table:formula="of:=IF(ISODD(ROW([.A1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n_fe51</text:p>
          </table:table-cell>
          <table:table-cell table:formula="of:=IF(ISODD(ROW([.A1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na_cr48</text:p>
          </table:table-cell>
          <table:table-cell table:formula="of:=IF(ISODD(ROW([.A1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n_ni53</text:p>
          </table:table-cell>
          <table:table-cell table:formula="of:=IF(ISODD(ROW([.A1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na_fe50</text:p>
          </table:table-cell>
          <table:table-cell table:formula="of:=IF(ISODD(ROW([.A1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n_ni54</text:p>
          </table:table-cell>
          <table:table-cell table:formula="of:=IF(ISODD(ROW([.A1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na_fe51</text:p>
          </table:table-cell>
          <table:table-cell table:formula="of:=IF(ISODD(ROW([.A1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n_ni55</text:p>
          </table:table-cell>
          <table:table-cell table:formula="of:=IF(ISODD(ROW([.A1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na_fe52</text:p>
          </table:table-cell>
          <table:table-cell table:formula="of:=IF(ISODD(ROW([.A1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n_ni56</text:p>
          </table:table-cell>
          <table:table-cell table:formula="of:=IF(ISODD(ROW([.A1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na_fe53</text:p>
          </table:table-cell>
          <table:table-cell table:formula="of:=IF(ISODD(ROW([.A1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n_ni57</text:p>
          </table:table-cell>
          <table:table-cell table:formula="of:=IF(ISODD(ROW([.A1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na_fe54</text:p>
          </table:table-cell>
          <table:table-cell table:formula="of:=IF(ISODD(ROW([.A1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n_p28</text:p>
          </table:table-cell>
          <table:table-cell table:formula="of:=IF(ISODD(ROW([.A1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na_al25</text:p>
          </table:table-cell>
          <table:table-cell table:formula="of:=IF(ISODD(ROW([.A1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n_rb73</text:p>
          </table:table-cell>
          <table:table-cell table:formula="of:=IF(ISODD(ROW([.A1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na_br70</text:p>
          </table:table-cell>
          <table:table-cell table:formula="of:=IF(ISODD(ROW([.A1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an_ni58</text:p>
          </table:table-cell>
          <table:table-cell table:formula="of:=IF(ISODD(ROW([.A1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na_fe55</text:p>
          </table:table-cell>
          <table:table-cell table:formula="of:=IF(ISODD(ROW([.A1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11_an_n14</text:p>
          </table:table-cell>
          <table:table-cell table:formula="of:=IF(ISODD(ROW([.A1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4_na_b11</text:p>
          </table:table-cell>
          <table:table-cell table:formula="of:=IF(ISODD(ROW([.A1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an_ni59</text:p>
          </table:table-cell>
          <table:table-cell table:formula="of:=IF(ISODD(ROW([.A1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na_fe56</text:p>
          </table:table-cell>
          <table:table-cell table:formula="of:=IF(ISODD(ROW([.A1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n_sn102</text:p>
          </table:table-cell>
          <table:table-cell table:formula="of:=IF(ISODD(ROW([.A1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na_cd99</text:p>
          </table:table-cell>
          <table:table-cell table:formula="of:=IF(ISODD(ROW([.A1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n_as64</text:p>
          </table:table-cell>
          <table:table-cell table:formula="of:=IF(ISODD(ROW([.A1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na_ga61</text:p>
          </table:table-cell>
          <table:table-cell table:formula="of:=IF(ISODD(ROW([.A1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n_as65</text:p>
          </table:table-cell>
          <table:table-cell table:formula="of:=IF(ISODD(ROW([.A1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na_ga62</text:p>
          </table:table-cell>
          <table:table-cell table:formula="of:=IF(ISODD(ROW([.A1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n_as66</text:p>
          </table:table-cell>
          <table:table-cell table:formula="of:=IF(ISODD(ROW([.A1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na_ga63</text:p>
          </table:table-cell>
          <table:table-cell table:formula="of:=IF(ISODD(ROW([.A1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n_fe52</text:p>
          </table:table-cell>
          <table:table-cell table:formula="of:=IF(ISODD(ROW([.A1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na_cr49</text:p>
          </table:table-cell>
          <table:table-cell table:formula="of:=IF(ISODD(ROW([.A1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n_as67</text:p>
          </table:table-cell>
          <table:table-cell table:formula="of:=IF(ISODD(ROW([.A1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na_ga64</text:p>
          </table:table-cell>
          <table:table-cell table:formula="of:=IF(ISODD(ROW([.A1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n_as68</text:p>
          </table:table-cell>
          <table:table-cell table:formula="of:=IF(ISODD(ROW([.A1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na_ga65</text:p>
          </table:table-cell>
          <table:table-cell table:formula="of:=IF(ISODD(ROW([.A1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an_as69</text:p>
          </table:table-cell>
          <table:table-cell table:formula="of:=IF(ISODD(ROW([.A1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na_ga66</text:p>
          </table:table-cell>
          <table:table-cell table:formula="of:=IF(ISODD(ROW([.A1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n_se65</text:p>
          </table:table-cell>
          <table:table-cell table:formula="of:=IF(ISODD(ROW([.A1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na_ge62</text:p>
          </table:table-cell>
          <table:table-cell table:formula="of:=IF(ISODD(ROW([.A1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n_se66</text:p>
          </table:table-cell>
          <table:table-cell table:formula="of:=IF(ISODD(ROW([.A1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na_ge63</text:p>
          </table:table-cell>
          <table:table-cell table:formula="of:=IF(ISODD(ROW([.A1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n_se67</text:p>
          </table:table-cell>
          <table:table-cell table:formula="of:=IF(ISODD(ROW([.A1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na_ge64</text:p>
          </table:table-cell>
          <table:table-cell table:formula="of:=IF(ISODD(ROW([.A1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n_p29</text:p>
          </table:table-cell>
          <table:table-cell table:formula="of:=IF(ISODD(ROW([.A1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na_al26</text:p>
          </table:table-cell>
          <table:table-cell table:formula="of:=IF(ISODD(ROW([.A1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n_se68</text:p>
          </table:table-cell>
          <table:table-cell table:formula="of:=IF(ISODD(ROW([.A1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na_ge65</text:p>
          </table:table-cell>
          <table:table-cell table:formula="of:=IF(ISODD(ROW([.A1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n_rb74</text:p>
          </table:table-cell>
          <table:table-cell table:formula="of:=IF(ISODD(ROW([.A1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na_br71</text:p>
          </table:table-cell>
          <table:table-cell table:formula="of:=IF(ISODD(ROW([.A1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n_se69</text:p>
          </table:table-cell>
          <table:table-cell table:formula="of:=IF(ISODD(ROW([.A1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na_ge66</text:p>
          </table:table-cell>
          <table:table-cell table:formula="of:=IF(ISODD(ROW([.A1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an_se70</text:p>
          </table:table-cell>
          <table:table-cell table:formula="of:=IF(ISODD(ROW([.A1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na_ge67</text:p>
          </table:table-cell>
          <table:table-cell table:formula="of:=IF(ISODD(ROW([.A1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an_se71</text:p>
          </table:table-cell>
          <table:table-cell table:formula="of:=IF(ISODD(ROW([.A1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na_ge68</text:p>
          </table:table-cell>
          <table:table-cell table:formula="of:=IF(ISODD(ROW([.A1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n_fe53</text:p>
          </table:table-cell>
          <table:table-cell table:formula="of:=IF(ISODD(ROW([.A1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na_cr50</text:p>
          </table:table-cell>
          <table:table-cell table:formula="of:=IF(ISODD(ROW([.A1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an_in101</text:p>
          </table:table-cell>
          <table:table-cell table:formula="of:=IF(ISODD(ROW([.A1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na_ag98</text:p>
          </table:table-cell>
          <table:table-cell table:formula="of:=IF(ISODD(ROW([.A1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3_an_sb106</text:p>
          </table:table-cell>
          <table:table-cell table:formula="of:=IF(ISODD(ROW([.A1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na_in103</text:p>
          </table:table-cell>
          <table:table-cell table:formula="of:=IF(ISODD(ROW([.A1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an_ti47</text:p>
          </table:table-cell>
          <table:table-cell table:formula="of:=IF(ISODD(ROW([.A1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na_ca44</text:p>
          </table:table-cell>
          <table:table-cell table:formula="of:=IF(ISODD(ROW([.A1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n_p30</text:p>
          </table:table-cell>
          <table:table-cell table:formula="of:=IF(ISODD(ROW([.A1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na_al27</text:p>
          </table:table-cell>
          <table:table-cell table:formula="of:=IF(ISODD(ROW([.A1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n_sc39</text:p>
          </table:table-cell>
          <table:table-cell table:formula="of:=IF(ISODD(ROW([.A1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na_k36</text:p>
          </table:table-cell>
          <table:table-cell table:formula="of:=IF(ISODD(ROW([.A1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n_k35</text:p>
          </table:table-cell>
          <table:table-cell table:formula="of:=IF(ISODD(ROW([.A1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na_cl32</text:p>
          </table:table-cell>
          <table:table-cell table:formula="of:=IF(ISODD(ROW([.A1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n_sc40</text:p>
          </table:table-cell>
          <table:table-cell table:formula="of:=IF(ISODD(ROW([.A1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na_k37</text:p>
          </table:table-cell>
          <table:table-cell table:formula="of:=IF(ISODD(ROW([.A1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an_rb75</text:p>
          </table:table-cell>
          <table:table-cell table:formula="of:=IF(ISODD(ROW([.A1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na_br72</text:p>
          </table:table-cell>
          <table:table-cell table:formula="of:=IF(ISODD(ROW([.A1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n_sc41</text:p>
          </table:table-cell>
          <table:table-cell table:formula="of:=IF(ISODD(ROW([.A1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na_k38</text:p>
          </table:table-cell>
          <table:table-cell table:formula="of:=IF(ISODD(ROW([.A1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n_sc42</text:p>
          </table:table-cell>
          <table:table-cell table:formula="of:=IF(ISODD(ROW([.A1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na_k39</text:p>
          </table:table-cell>
          <table:table-cell table:formula="of:=IF(ISODD(ROW([.A1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an_fe54</text:p>
          </table:table-cell>
          <table:table-cell table:formula="of:=IF(ISODD(ROW([.A1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na_cr51</text:p>
          </table:table-cell>
          <table:table-cell table:formula="of:=IF(ISODD(ROW([.A1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n_sr74</text:p>
          </table:table-cell>
          <table:table-cell table:formula="of:=IF(ISODD(ROW([.A1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na_kr71</text:p>
          </table:table-cell>
          <table:table-cell table:formula="of:=IF(ISODD(ROW([.A1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n_sr75</text:p>
          </table:table-cell>
          <table:table-cell table:formula="of:=IF(ISODD(ROW([.A1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na_kr72</text:p>
          </table:table-cell>
          <table:table-cell table:formula="of:=IF(ISODD(ROW([.A1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n_sr76</text:p>
          </table:table-cell>
          <table:table-cell table:formula="of:=IF(ISODD(ROW([.A1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na_kr73</text:p>
          </table:table-cell>
          <table:table-cell table:formula="of:=IF(ISODD(ROW([.A1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n_sr77</text:p>
          </table:table-cell>
          <table:table-cell table:formula="of:=IF(ISODD(ROW([.A1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na_kr74</text:p>
          </table:table-cell>
          <table:table-cell table:formula="of:=IF(ISODD(ROW([.A1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n_si24</text:p>
          </table:table-cell>
          <table:table-cell table:formula="of:=IF(ISODD(ROW([.A1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4_na_mg21</text:p>
          </table:table-cell>
          <table:table-cell table:formula="of:=IF(ISODD(ROW([.A1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n_si25</text:p>
          </table:table-cell>
          <table:table-cell table:formula="of:=IF(ISODD(ROW([.A1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na_mg22</text:p>
          </table:table-cell>
          <table:table-cell table:formula="of:=IF(ISODD(ROW([.A1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n_si26</text:p>
          </table:table-cell>
          <table:table-cell table:formula="of:=IF(ISODD(ROW([.A1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na_mg23</text:p>
          </table:table-cell>
          <table:table-cell table:formula="of:=IF(ISODD(ROW([.A1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n_si27</text:p>
          </table:table-cell>
          <table:table-cell table:formula="of:=IF(ISODD(ROW([.A1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na_mg24</text:p>
          </table:table-cell>
          <table:table-cell table:formula="of:=IF(ISODD(ROW([.A1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an_si28</text:p>
          </table:table-cell>
          <table:table-cell table:formula="of:=IF(ISODD(ROW([.A1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na_mg25</text:p>
          </table:table-cell>
          <table:table-cell table:formula="of:=IF(ISODD(ROW([.A1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an_fe55</text:p>
          </table:table-cell>
          <table:table-cell table:formula="of:=IF(ISODD(ROW([.A1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na_cr52</text:p>
          </table:table-cell>
          <table:table-cell table:formula="of:=IF(ISODD(ROW([.A1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n_k36</text:p>
          </table:table-cell>
          <table:table-cell table:formula="of:=IF(ISODD(ROW([.A1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na_cl33</text:p>
          </table:table-cell>
          <table:table-cell table:formula="of:=IF(ISODD(ROW([.A1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n_co51</text:p>
          </table:table-cell>
          <table:table-cell table:formula="of:=IF(ISODD(ROW([.A1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na_mn48</text:p>
          </table:table-cell>
          <table:table-cell table:formula="of:=IF(ISODD(ROW([.A1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n_co52</text:p>
          </table:table-cell>
          <table:table-cell table:formula="of:=IF(ISODD(ROW([.A1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na_mn49</text:p>
          </table:table-cell>
          <table:table-cell table:formula="of:=IF(ISODD(ROW([.A1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an_rb76</text:p>
          </table:table-cell>
          <table:table-cell table:formula="of:=IF(ISODD(ROW([.A1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na_br73</text:p>
          </table:table-cell>
          <table:table-cell table:formula="of:=IF(ISODD(ROW([.A1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n_co53</text:p>
          </table:table-cell>
          <table:table-cell table:formula="of:=IF(ISODD(ROW([.A1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na_mn50</text:p>
          </table:table-cell>
          <table:table-cell table:formula="of:=IF(ISODD(ROW([.A1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n_co54</text:p>
          </table:table-cell>
          <table:table-cell table:formula="of:=IF(ISODD(ROW([.A1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na_mn51</text:p>
          </table:table-cell>
          <table:table-cell table:formula="of:=IF(ISODD(ROW([.A1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n_co55</text:p>
          </table:table-cell>
          <table:table-cell table:formula="of:=IF(ISODD(ROW([.A1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na_mn52</text:p>
          </table:table-cell>
          <table:table-cell table:formula="of:=IF(ISODD(ROW([.A1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n_co56</text:p>
          </table:table-cell>
          <table:table-cell table:formula="of:=IF(ISODD(ROW([.A1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na_mn53</text:p>
          </table:table-cell>
          <table:table-cell table:formula="of:=IF(ISODD(ROW([.A1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n_ru86</text:p>
          </table:table-cell>
          <table:table-cell table:formula="of:=IF(ISODD(ROW([.A1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na_mo83</text:p>
          </table:table-cell>
          <table:table-cell table:formula="of:=IF(ISODD(ROW([.A1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n_ru87</text:p>
          </table:table-cell>
          <table:table-cell table:formula="of:=IF(ISODD(ROW([.A1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na_mo84</text:p>
          </table:table-cell>
          <table:table-cell table:formula="of:=IF(ISODD(ROW([.A1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n_ru88</text:p>
          </table:table-cell>
          <table:table-cell table:formula="of:=IF(ISODD(ROW([.A1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na_mo85</text:p>
          </table:table-cell>
          <table:table-cell table:formula="of:=IF(ISODD(ROW([.A1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an_ru89</text:p>
          </table:table-cell>
          <table:table-cell table:formula="of:=IF(ISODD(ROW([.A1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na_mo86</text:p>
          </table:table-cell>
          <table:table-cell table:formula="of:=IF(ISODD(ROW([.A1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n_br72</text:p>
          </table:table-cell>
          <table:table-cell table:formula="of:=IF(ISODD(ROW([.A1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na_as69</text:p>
          </table:table-cell>
          <table:table-cell table:formula="of:=IF(ISODD(ROW([.A1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1_an_o14</text:p>
          </table:table-cell>
          <table:table-cell table:formula="of:=IF(ISODD(ROW([.A1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na_c11</text:p>
          </table:table-cell>
          <table:table-cell table:formula="of:=IF(ISODD(ROW([.A1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n_f17</text:p>
          </table:table-cell>
          <table:table-cell table:formula="of:=IF(ISODD(ROW([.A1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na_n14</text:p>
          </table:table-cell>
          <table:table-cell table:formula="of:=IF(ISODD(ROW([.A1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n_f18</text:p>
          </table:table-cell>
          <table:table-cell table:formula="of:=IF(ISODD(ROW([.A1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na_n15</text:p>
          </table:table-cell>
          <table:table-cell table:formula="of:=IF(ISODD(ROW([.A1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n_k37</text:p>
          </table:table-cell>
          <table:table-cell table:formula="of:=IF(ISODD(ROW([.A1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na_cl34</text:p>
          </table:table-cell>
          <table:table-cell table:formula="of:=IF(ISODD(ROW([.A1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n_al23</text:p>
          </table:table-cell>
          <table:table-cell table:formula="of:=IF(ISODD(ROW([.A1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na_na20</text:p>
          </table:table-cell>
          <table:table-cell table:formula="of:=IF(ISODD(ROW([.A1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n_ca36</text:p>
          </table:table-cell>
          <table:table-cell table:formula="of:=IF(ISODD(ROW([.A1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na_ar33</text:p>
          </table:table-cell>
          <table:table-cell table:formula="of:=IF(ISODD(ROW([.A1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n_al24</text:p>
          </table:table-cell>
          <table:table-cell table:formula="of:=IF(ISODD(ROW([.A1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na_na21</text:p>
          </table:table-cell>
          <table:table-cell table:formula="of:=IF(ISODD(ROW([.A1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n_sn100</text:p>
          </table:table-cell>
          <table:table-cell table:formula="of:=IF(ISODD(ROW([.A1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na_cd97</text:p>
          </table:table-cell>
          <table:table-cell table:formula="of:=IF(ISODD(ROW([.A1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n_al25</text:p>
          </table:table-cell>
          <table:table-cell table:formula="of:=IF(ISODD(ROW([.A1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na_na22</text:p>
          </table:table-cell>
          <table:table-cell table:formula="of:=IF(ISODD(ROW([.A1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an_al26</text:p>
          </table:table-cell>
          <table:table-cell table:formula="of:=IF(ISODD(ROW([.A1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na_na23</text:p>
          </table:table-cell>
          <table:table-cell table:formula="of:=IF(ISODD(ROW([.A1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n_tc85</text:p>
          </table:table-cell>
          <table:table-cell table:formula="of:=IF(ISODD(ROW([.A1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na_nb82</text:p>
          </table:table-cell>
          <table:table-cell table:formula="of:=IF(ISODD(ROW([.A1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n_tc86</text:p>
          </table:table-cell>
          <table:table-cell table:formula="of:=IF(ISODD(ROW([.A1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na_nb83</text:p>
          </table:table-cell>
          <table:table-cell table:formula="of:=IF(ISODD(ROW([.A1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n_ga59</text:p>
          </table:table-cell>
          <table:table-cell table:formula="of:=IF(ISODD(ROW([.A1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na_cu56</text:p>
          </table:table-cell>
          <table:table-cell table:formula="of:=IF(ISODD(ROW([.A2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an_tc87</text:p>
          </table:table-cell>
          <table:table-cell table:formula="of:=IF(ISODD(ROW([.A2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na_nb84</text:p>
          </table:table-cell>
          <table:table-cell table:formula="of:=IF(ISODD(ROW([.A2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n_in98</text:p>
          </table:table-cell>
          <table:table-cell table:formula="of:=IF(ISODD(ROW([.A2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na_ag95</text:p>
          </table:table-cell>
          <table:table-cell table:formula="of:=IF(ISODD(ROW([.A2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5_an_tc88</text:p>
          </table:table-cell>
          <table:table-cell table:formula="of:=IF(ISODD(ROW([.A2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na_nb85</text:p>
          </table:table-cell>
          <table:table-cell table:formula="of:=IF(ISODD(ROW([.A2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n_o15</text:p>
          </table:table-cell>
          <table:table-cell table:formula="of:=IF(ISODD(ROW([.A2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na_c12</text:p>
          </table:table-cell>
          <table:table-cell table:formula="of:=IF(ISODD(ROW([.A2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n_mg21</text:p>
          </table:table-cell>
          <table:table-cell table:formula="of:=IF(ISODD(ROW([.A2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na_ne18</text:p>
          </table:table-cell>
          <table:table-cell table:formula="of:=IF(ISODD(ROW([.A2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n_mg22</text:p>
          </table:table-cell>
          <table:table-cell table:formula="of:=IF(ISODD(ROW([.A2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na_ne19</text:p>
          </table:table-cell>
          <table:table-cell table:formula="of:=IF(ISODD(ROW([.A2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n_mg23</text:p>
          </table:table-cell>
          <table:table-cell table:formula="of:=IF(ISODD(ROW([.A2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na_ne20</text:p>
          </table:table-cell>
          <table:table-cell table:formula="of:=IF(ISODD(ROW([.A2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an_mg24</text:p>
          </table:table-cell>
          <table:table-cell table:formula="of:=IF(ISODD(ROW([.A2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na_ne21</text:p>
          </table:table-cell>
          <table:table-cell table:formula="of:=IF(ISODD(ROW([.A2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n_zn55</text:p>
          </table:table-cell>
          <table:table-cell table:formula="of:=IF(ISODD(ROW([.A2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5_na_ni52</text:p>
          </table:table-cell>
          <table:table-cell table:formula="of:=IF(ISODD(ROW([.A2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n_ca37</text:p>
          </table:table-cell>
          <table:table-cell table:formula="of:=IF(ISODD(ROW([.A2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na_ar34</text:p>
          </table:table-cell>
          <table:table-cell table:formula="of:=IF(ISODD(ROW([.A2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n_zn56</text:p>
          </table:table-cell>
          <table:table-cell table:formula="of:=IF(ISODD(ROW([.A2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na_ni53</text:p>
          </table:table-cell>
          <table:table-cell table:formula="of:=IF(ISODD(ROW([.A2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n_k38</text:p>
          </table:table-cell>
          <table:table-cell table:formula="of:=IF(ISODD(ROW([.A2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na_cl35</text:p>
          </table:table-cell>
          <table:table-cell table:formula="of:=IF(ISODD(ROW([.A2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n_zn57</text:p>
          </table:table-cell>
          <table:table-cell table:formula="of:=IF(ISODD(ROW([.A2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na_ni54</text:p>
          </table:table-cell>
          <table:table-cell table:formula="of:=IF(ISODD(ROW([.A2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n_zn58</text:p>
          </table:table-cell>
          <table:table-cell table:formula="of:=IF(ISODD(ROW([.A2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na_ni55</text:p>
          </table:table-cell>
          <table:table-cell table:formula="of:=IF(ISODD(ROW([.A2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n_zn59</text:p>
          </table:table-cell>
          <table:table-cell table:formula="of:=IF(ISODD(ROW([.A2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na_ni56</text:p>
          </table:table-cell>
          <table:table-cell table:formula="of:=IF(ISODD(ROW([.A2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n_zn60</text:p>
          </table:table-cell>
          <table:table-cell table:formula="of:=IF(ISODD(ROW([.A2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na_ni57</text:p>
          </table:table-cell>
          <table:table-cell table:formula="of:=IF(ISODD(ROW([.A2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n_zn61</text:p>
          </table:table-cell>
          <table:table-cell table:formula="of:=IF(ISODD(ROW([.A2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na_ni58</text:p>
          </table:table-cell>
          <table:table-cell table:formula="of:=IF(ISODD(ROW([.A2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n_ga60</text:p>
          </table:table-cell>
          <table:table-cell table:formula="of:=IF(ISODD(ROW([.A2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na_cu57</text:p>
          </table:table-cell>
          <table:table-cell table:formula="of:=IF(ISODD(ROW([.A2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n_fe50</text:p>
          </table:table-cell>
          <table:table-cell table:formula="of:=IF(ISODD(ROW([.A2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na_cr47</text:p>
          </table:table-cell>
          <table:table-cell table:formula="of:=IF(ISODD(ROW([.A2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n_zn62</text:p>
          </table:table-cell>
          <table:table-cell table:formula="of:=IF(ISODD(ROW([.A2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na_ni59</text:p>
          </table:table-cell>
          <table:table-cell table:formula="of:=IF(ISODD(ROW([.A2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n_zn63</text:p>
          </table:table-cell>
          <table:table-cell table:formula="of:=IF(ISODD(ROW([.A2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na_ni60</text:p>
          </table:table-cell>
          <table:table-cell table:formula="of:=IF(ISODD(ROW([.A2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an_zn64</text:p>
          </table:table-cell>
          <table:table-cell table:formula="of:=IF(ISODD(ROW([.A2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na_ni61</text:p>
          </table:table-cell>
          <table:table-cell table:formula="of:=IF(ISODD(ROW([.A2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an_zn65</text:p>
          </table:table-cell>
          <table:table-cell table:formula="of:=IF(ISODD(ROW([.A2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na_ni62</text:p>
          </table:table-cell>
          <table:table-cell table:formula="of:=IF(ISODD(ROW([.A2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n_cu54</text:p>
          </table:table-cell>
          <table:table-cell table:formula="of:=IF(ISODD(ROW([.A2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4_na_co51</text:p>
          </table:table-cell>
          <table:table-cell table:formula="of:=IF(ISODD(ROW([.A2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n_ne18</text:p>
          </table:table-cell>
          <table:table-cell table:formula="of:=IF(ISODD(ROW([.A2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na_o15</text:p>
          </table:table-cell>
          <table:table-cell table:formula="of:=IF(ISODD(ROW([.A2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n_p27</text:p>
          </table:table-cell>
          <table:table-cell table:formula="of:=IF(ISODD(ROW([.A2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na_al24</text:p>
          </table:table-cell>
          <table:table-cell table:formula="of:=IF(ISODD(ROW([.A2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n_ca38</text:p>
          </table:table-cell>
          <table:table-cell table:formula="of:=IF(ISODD(ROW([.A2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na_ar35</text:p>
          </table:table-cell>
          <table:table-cell table:formula="of:=IF(ISODD(ROW([.A2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n_ne19</text:p>
          </table:table-cell>
          <table:table-cell table:formula="of:=IF(ISODD(ROW([.A2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na_o16</text:p>
          </table:table-cell>
          <table:table-cell table:formula="of:=IF(ISODD(ROW([.A2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an_ne20</text:p>
          </table:table-cell>
          <table:table-cell table:formula="of:=IF(ISODD(ROW([.A2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na_o17</text:p>
          </table:table-cell>
          <table:table-cell table:formula="of:=IF(ISODD(ROW([.A2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an_ne21</text:p>
          </table:table-cell>
          <table:table-cell table:formula="of:=IF(ISODD(ROW([.A2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na_o18</text:p>
          </table:table-cell>
          <table:table-cell table:formula="of:=IF(ISODD(ROW([.A2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n_cl30</text:p>
          </table:table-cell>
          <table:table-cell table:formula="of:=IF(ISODD(ROW([.A2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na_p27</text:p>
          </table:table-cell>
          <table:table-cell table:formula="of:=IF(ISODD(ROW([.A2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n_cl31</text:p>
          </table:table-cell>
          <table:table-cell table:formula="of:=IF(ISODD(ROW([.A2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na_p28</text:p>
          </table:table-cell>
          <table:table-cell table:formula="of:=IF(ISODD(ROW([.A2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n_cl32</text:p>
          </table:table-cell>
          <table:table-cell table:formula="of:=IF(ISODD(ROW([.A2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na_p29</text:p>
          </table:table-cell>
          <table:table-cell table:formula="of:=IF(ISODD(ROW([.A2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n_ga61</text:p>
          </table:table-cell>
          <table:table-cell table:formula="of:=IF(ISODD(ROW([.A2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na_cu58</text:p>
          </table:table-cell>
          <table:table-cell table:formula="of:=IF(ISODD(ROW([.A2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n_cl33</text:p>
          </table:table-cell>
          <table:table-cell table:formula="of:=IF(ISODD(ROW([.A2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na_p30</text:p>
          </table:table-cell>
          <table:table-cell table:formula="of:=IF(ISODD(ROW([.A2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n_cl34</text:p>
          </table:table-cell>
          <table:table-cell table:formula="of:=IF(ISODD(ROW([.A2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na_p31</text:p>
          </table:table-cell>
          <table:table-cell table:formula="of:=IF(ISODD(ROW([.A2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n_cu55</text:p>
          </table:table-cell>
          <table:table-cell table:formula="of:=IF(ISODD(ROW([.A2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na_co52</text:p>
          </table:table-cell>
          <table:table-cell table:formula="of:=IF(ISODD(ROW([.A2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n_cd95</text:p>
          </table:table-cell>
          <table:table-cell table:formula="of:=IF(ISODD(ROW([.A2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na_pd92</text:p>
          </table:table-cell>
          <table:table-cell table:formula="of:=IF(ISODD(ROW([.A2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n_cd96</text:p>
          </table:table-cell>
          <table:table-cell table:formula="of:=IF(ISODD(ROW([.A2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na_pd93</text:p>
          </table:table-cell>
          <table:table-cell table:formula="of:=IF(ISODD(ROW([.A2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n_cd97</text:p>
          </table:table-cell>
          <table:table-cell table:formula="of:=IF(ISODD(ROW([.A2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na_pd94</text:p>
          </table:table-cell>
          <table:table-cell table:formula="of:=IF(ISODD(ROW([.A2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n_y77</text:p>
          </table:table-cell>
          <table:table-cell table:formula="of:=IF(ISODD(ROW([.A2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na_rb74</text:p>
          </table:table-cell>
          <table:table-cell table:formula="of:=IF(ISODD(ROW([.A2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n_y78</text:p>
          </table:table-cell>
          <table:table-cell table:formula="of:=IF(ISODD(ROW([.A2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na_rb75</text:p>
          </table:table-cell>
          <table:table-cell table:formula="of:=IF(ISODD(ROW([.A2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n_ca39</text:p>
          </table:table-cell>
          <table:table-cell table:formula="of:=IF(ISODD(ROW([.A2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na_ar36</text:p>
          </table:table-cell>
          <table:table-cell table:formula="of:=IF(ISODD(ROW([.A2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an_y79</text:p>
          </table:table-cell>
          <table:table-cell table:formula="of:=IF(ISODD(ROW([.A2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na_rb76</text:p>
          </table:table-cell>
          <table:table-cell table:formula="of:=IF(ISODD(ROW([.A2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n_ga62</text:p>
          </table:table-cell>
          <table:table-cell table:formula="of:=IF(ISODD(ROW([.A2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na_cu59</text:p>
          </table:table-cell>
          <table:table-cell table:formula="of:=IF(ISODD(ROW([.A2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an_y80</text:p>
          </table:table-cell>
          <table:table-cell table:formula="of:=IF(ISODD(ROW([.A2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na_rb77</text:p>
          </table:table-cell>
          <table:table-cell table:formula="of:=IF(ISODD(ROW([.A2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n_ag94</text:p>
          </table:table-cell>
          <table:table-cell table:formula="of:=IF(ISODD(ROW([.A2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na_rh91</text:p>
          </table:table-cell>
          <table:table-cell table:formula="of:=IF(ISODD(ROW([.A2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an_ag95</text:p>
          </table:table-cell>
          <table:table-cell table:formula="of:=IF(ISODD(ROW([.A2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na_rh92</text:p>
          </table:table-cell>
          <table:table-cell table:formula="of:=IF(ISODD(ROW([.A2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n_ti40</text:p>
          </table:table-cell>
          <table:table-cell table:formula="of:=IF(ISODD(ROW([.A2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na_ca37</text:p>
          </table:table-cell>
          <table:table-cell table:formula="of:=IF(ISODD(ROW([.A2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an_ag96</text:p>
          </table:table-cell>
          <table:table-cell table:formula="of:=IF(ISODD(ROW([.A2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na_rh93</text:p>
          </table:table-cell>
          <table:table-cell table:formula="of:=IF(ISODD(ROW([.A2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n_pd90</text:p>
          </table:table-cell>
          <table:table-cell table:formula="of:=IF(ISODD(ROW([.A2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na_ru87</text:p>
          </table:table-cell>
          <table:table-cell table:formula="of:=IF(ISODD(ROW([.A2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n_pd91</text:p>
          </table:table-cell>
          <table:table-cell table:formula="of:=IF(ISODD(ROW([.A2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na_ru88</text:p>
          </table:table-cell>
          <table:table-cell table:formula="of:=IF(ISODD(ROW([.A2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n_cu56</text:p>
          </table:table-cell>
          <table:table-cell table:formula="of:=IF(ISODD(ROW([.A2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na_co53</text:p>
          </table:table-cell>
          <table:table-cell table:formula="of:=IF(ISODD(ROW([.A2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n_pd92</text:p>
          </table:table-cell>
          <table:table-cell table:formula="of:=IF(ISODD(ROW([.A2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na_ru89</text:p>
          </table:table-cell>
          <table:table-cell table:formula="of:=IF(ISODD(ROW([.A2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n_pd93</text:p>
          </table:table-cell>
          <table:table-cell table:formula="of:=IF(ISODD(ROW([.A2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na_ru90</text:p>
          </table:table-cell>
          <table:table-cell table:formula="of:=IF(ISODD(ROW([.A2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1_an_pd94</text:p>
          </table:table-cell>
          <table:table-cell table:formula="of:=IF(ISODD(ROW([.A2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na_ru91</text:p>
          </table:table-cell>
          <table:table-cell table:formula="of:=IF(ISODD(ROW([.A2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n_ar31</text:p>
          </table:table-cell>
          <table:table-cell table:formula="of:=IF(ISODD(ROW([.A2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na_s28</text:p>
          </table:table-cell>
          <table:table-cell table:formula="of:=IF(ISODD(ROW([.A2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an_ca40</text:p>
          </table:table-cell>
          <table:table-cell table:formula="of:=IF(ISODD(ROW([.A2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na_ar37</text:p>
          </table:table-cell>
          <table:table-cell table:formula="of:=IF(ISODD(ROW([.A2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n_ar32</text:p>
          </table:table-cell>
          <table:table-cell table:formula="of:=IF(ISODD(ROW([.A2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na_s29</text:p>
          </table:table-cell>
          <table:table-cell table:formula="of:=IF(ISODD(ROW([.A2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n_ga63</text:p>
          </table:table-cell>
          <table:table-cell table:formula="of:=IF(ISODD(ROW([.A2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na_cu60</text:p>
          </table:table-cell>
          <table:table-cell table:formula="of:=IF(ISODD(ROW([.A2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n_ar33</text:p>
          </table:table-cell>
          <table:table-cell table:formula="of:=IF(ISODD(ROW([.A2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na_s30</text:p>
          </table:table-cell>
          <table:table-cell table:formula="of:=IF(ISODD(ROW([.A2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n_ar34</text:p>
          </table:table-cell>
          <table:table-cell table:formula="of:=IF(ISODD(ROW([.A2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na_s31</text:p>
          </table:table-cell>
          <table:table-cell table:formula="of:=IF(ISODD(ROW([.A2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n_ar35</text:p>
          </table:table-cell>
          <table:table-cell table:formula="of:=IF(ISODD(ROW([.A2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na_s32</text:p>
          </table:table-cell>
          <table:table-cell table:formula="of:=IF(ISODD(ROW([.A2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an_ar36</text:p>
          </table:table-cell>
          <table:table-cell table:formula="of:=IF(ISODD(ROW([.A2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na_s33</text:p>
          </table:table-cell>
          <table:table-cell table:formula="of:=IF(ISODD(ROW([.A2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an_ar37</text:p>
          </table:table-cell>
          <table:table-cell table:formula="of:=IF(ISODD(ROW([.A2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na_s34</text:p>
          </table:table-cell>
          <table:table-cell table:formula="of:=IF(ISODD(ROW([.A2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n_ti41</text:p>
          </table:table-cell>
          <table:table-cell table:formula="of:=IF(ISODD(ROW([.A2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na_ca38</text:p>
          </table:table-cell>
          <table:table-cell table:formula="of:=IF(ISODD(ROW([.A2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n_cu57</text:p>
          </table:table-cell>
          <table:table-cell table:formula="of:=IF(ISODD(ROW([.A2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na_co54</text:p>
          </table:table-cell>
          <table:table-cell table:formula="of:=IF(ISODD(ROW([.A2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n_v43</text:p>
          </table:table-cell>
          <table:table-cell table:formula="of:=IF(ISODD(ROW([.A2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na_sc40</text:p>
          </table:table-cell>
          <table:table-cell table:formula="of:=IF(ISODD(ROW([.A2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n_v44</text:p>
          </table:table-cell>
          <table:table-cell table:formula="of:=IF(ISODD(ROW([.A2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na_sc41</text:p>
          </table:table-cell>
          <table:table-cell table:formula="of:=IF(ISODD(ROW([.A2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n_v45</text:p>
          </table:table-cell>
          <table:table-cell table:formula="of:=IF(ISODD(ROW([.A2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na_sc42</text:p>
          </table:table-cell>
          <table:table-cell table:formula="of:=IF(ISODD(ROW([.A2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an_ti46</text:p>
          </table:table-cell>
          <table:table-cell table:formula="of:=IF(ISODD(ROW([.A2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na_ca43</text:p>
          </table:table-cell>
          <table:table-cell table:formula="of:=IF(ISODD(ROW([.A2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n_v46</text:p>
          </table:table-cell>
          <table:table-cell table:formula="of:=IF(ISODD(ROW([.A2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na_sc43</text:p>
          </table:table-cell>
          <table:table-cell table:formula="of:=IF(ISODD(ROW([.A2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an_ca41</text:p>
          </table:table-cell>
          <table:table-cell table:formula="of:=IF(ISODD(ROW([.A2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na_ar38</text:p>
          </table:table-cell>
          <table:table-cell table:formula="of:=IF(ISODD(ROW([.A2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n_v47</text:p>
          </table:table-cell>
          <table:table-cell table:formula="of:=IF(ISODD(ROW([.A2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na_sc44</text:p>
          </table:table-cell>
          <table:table-cell table:formula="of:=IF(ISODD(ROW([.A2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an_v48</text:p>
          </table:table-cell>
          <table:table-cell table:formula="of:=IF(ISODD(ROW([.A2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na_sc45</text:p>
          </table:table-cell>
          <table:table-cell table:formula="of:=IF(ISODD(ROW([.A2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n_kr69</text:p>
          </table:table-cell>
          <table:table-cell table:formula="of:=IF(ISODD(ROW([.A2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na_se66</text:p>
          </table:table-cell>
          <table:table-cell table:formula="of:=IF(ISODD(ROW([.A2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n_kr70</text:p>
          </table:table-cell>
          <table:table-cell table:formula="of:=IF(ISODD(ROW([.A2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na_se67</text:p>
          </table:table-cell>
          <table:table-cell table:formula="of:=IF(ISODD(ROW([.A2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n_ga64</text:p>
          </table:table-cell>
          <table:table-cell table:formula="of:=IF(ISODD(ROW([.A2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na_cu61</text:p>
          </table:table-cell>
          <table:table-cell table:formula="of:=IF(ISODD(ROW([.A2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n_kr71</text:p>
          </table:table-cell>
          <table:table-cell table:formula="of:=IF(ISODD(ROW([.A2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na_se68</text:p>
          </table:table-cell>
          <table:table-cell table:formula="of:=IF(ISODD(ROW([.A2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n_kr72</text:p>
          </table:table-cell>
          <table:table-cell table:formula="of:=IF(ISODD(ROW([.A2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na_se69</text:p>
          </table:table-cell>
          <table:table-cell table:formula="of:=IF(ISODD(ROW([.A2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n_kr73</text:p>
          </table:table-cell>
          <table:table-cell table:formula="of:=IF(ISODD(ROW([.A2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na_se70</text:p>
          </table:table-cell>
          <table:table-cell table:formula="of:=IF(ISODD(ROW([.A2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n_cu58</text:p>
          </table:table-cell>
          <table:table-cell table:formula="of:=IF(ISODD(ROW([.A2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na_co55</text:p>
          </table:table-cell>
          <table:table-cell table:formula="of:=IF(ISODD(ROW([.A2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1_an_kr74</text:p>
          </table:table-cell>
          <table:table-cell table:formula="of:=IF(ISODD(ROW([.A2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na_se71</text:p>
          </table:table-cell>
          <table:table-cell table:formula="of:=IF(ISODD(ROW([.A2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n_ti42</text:p>
          </table:table-cell>
          <table:table-cell table:formula="of:=IF(ISODD(ROW([.A2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na_ca39</text:p>
          </table:table-cell>
          <table:table-cell table:formula="of:=IF(ISODD(ROW([.A2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n_s27</text:p>
          </table:table-cell>
          <table:table-cell table:formula="of:=IF(ISODD(ROW([.A2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na_si24</text:p>
          </table:table-cell>
          <table:table-cell table:formula="of:=IF(ISODD(ROW([.A2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n_s28</text:p>
          </table:table-cell>
          <table:table-cell table:formula="of:=IF(ISODD(ROW([.A2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na_si25</text:p>
          </table:table-cell>
          <table:table-cell table:formula="of:=IF(ISODD(ROW([.A2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n_s29</text:p>
          </table:table-cell>
          <table:table-cell table:formula="of:=IF(ISODD(ROW([.A2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na_si26</text:p>
          </table:table-cell>
          <table:table-cell table:formula="of:=IF(ISODD(ROW([.A2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n_s30</text:p>
          </table:table-cell>
          <table:table-cell table:formula="of:=IF(ISODD(ROW([.A2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na_si27</text:p>
          </table:table-cell>
          <table:table-cell table:formula="of:=IF(ISODD(ROW([.A2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n_s31</text:p>
          </table:table-cell>
          <table:table-cell table:formula="of:=IF(ISODD(ROW([.A2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na_si28</text:p>
          </table:table-cell>
          <table:table-cell table:formula="of:=IF(ISODD(ROW([.A2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an_s32</text:p>
          </table:table-cell>
          <table:table-cell table:formula="of:=IF(ISODD(ROW([.A2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na_si29</text:p>
          </table:table-cell>
          <table:table-cell table:formula="of:=IF(ISODD(ROW([.A2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an_s33</text:p>
          </table:table-cell>
          <table:table-cell table:formula="of:=IF(ISODD(ROW([.A2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na_si30</text:p>
          </table:table-cell>
          <table:table-cell table:formula="of:=IF(ISODD(ROW([.A2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n_ga65</text:p>
          </table:table-cell>
          <table:table-cell table:formula="of:=IF(ISODD(ROW([.A2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na_cu62</text:p>
          </table:table-cell>
          <table:table-cell table:formula="of:=IF(ISODD(ROW([.A21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n_br68</text:p>
          </table:table-cell>
          <table:table-cell table:formula="of:=IF(ISODD(ROW([.A21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na_as65</text:p>
          </table:table-cell>
          <table:table-cell table:formula="of:=IF(ISODD(ROW([.A21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4_an_te107</text:p>
          </table:table-cell>
          <table:table-cell table:formula="of:=IF(ISODD(ROW([.A21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na_sn104</text:p>
          </table:table-cell>
          <table:table-cell table:formula="of:=IF(ISODD(ROW([.A21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n_zr78</text:p>
          </table:table-cell>
          <table:table-cell table:formula="of:=IF(ISODD(ROW([.A21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na_sr75</text:p>
          </table:table-cell>
          <table:table-cell table:formula="of:=IF(ISODD(ROW([.A21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n_zr79</text:p>
          </table:table-cell>
          <table:table-cell table:formula="of:=IF(ISODD(ROW([.A21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na_sr76</text:p>
          </table:table-cell>
          <table:table-cell table:formula="of:=IF(ISODD(ROW([.A21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n_zr80</text:p>
          </table:table-cell>
          <table:table-cell table:formula="of:=IF(ISODD(ROW([.A21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na_sr77</text:p>
          </table:table-cell>
          <table:table-cell table:formula="of:=IF(ISODD(ROW([.A21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n_zr81</text:p>
          </table:table-cell>
          <table:table-cell table:formula="of:=IF(ISODD(ROW([.A21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na_sr78</text:p>
          </table:table-cell>
          <table:table-cell table:formula="of:=IF(ISODD(ROW([.A21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n_cu59</text:p>
          </table:table-cell>
          <table:table-cell table:formula="of:=IF(ISODD(ROW([.A21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na_co56</text:p>
          </table:table-cell>
          <table:table-cell table:formula="of:=IF(ISODD(ROW([.A21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n_rh89</text:p>
          </table:table-cell>
          <table:table-cell table:formula="of:=IF(ISODD(ROW([.A21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na_tc86</text:p>
          </table:table-cell>
          <table:table-cell table:formula="of:=IF(ISODD(ROW([.A22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n_rh90</text:p>
          </table:table-cell>
          <table:table-cell table:formula="of:=IF(ISODD(ROW([.A22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na_tc87</text:p>
          </table:table-cell>
          <table:table-cell table:formula="of:=IF(ISODD(ROW([.A22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n_rh91</text:p>
          </table:table-cell>
          <table:table-cell table:formula="of:=IF(ISODD(ROW([.A22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na_tc88</text:p>
          </table:table-cell>
          <table:table-cell table:formula="of:=IF(ISODD(ROW([.A22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n_ga66</text:p>
          </table:table-cell>
          <table:table-cell table:formula="of:=IF(ISODD(ROW([.A22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na_cu63</text:p>
          </table:table-cell>
          <table:table-cell table:formula="of:=IF(ISODD(ROW([.A22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n_cr44</text:p>
          </table:table-cell>
          <table:table-cell table:formula="of:=IF(ISODD(ROW([.A22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na_ti41</text:p>
          </table:table-cell>
          <table:table-cell table:formula="of:=IF(ISODD(ROW([.A22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n_cr45</text:p>
          </table:table-cell>
          <table:table-cell table:formula="of:=IF(ISODD(ROW([.A22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na_ti42</text:p>
          </table:table-cell>
          <table:table-cell table:formula="of:=IF(ISODD(ROW([.A22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n_cr46</text:p>
          </table:table-cell>
          <table:table-cell table:formula="of:=IF(ISODD(ROW([.A22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na_ti43</text:p>
          </table:table-cell>
          <table:table-cell table:formula="of:=IF(ISODD(ROW([.A22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n_br69</text:p>
          </table:table-cell>
          <table:table-cell table:formula="of:=IF(ISODD(ROW([.A22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na_as66</text:p>
          </table:table-cell>
          <table:table-cell table:formula="of:=IF(ISODD(ROW([.A22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n_ti43</text:p>
          </table:table-cell>
          <table:table-cell table:formula="of:=IF(ISODD(ROW([.A22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na_ca40</text:p>
          </table:table-cell>
          <table:table-cell table:formula="of:=IF(ISODD(ROW([.A22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n_cr47</text:p>
          </table:table-cell>
          <table:table-cell table:formula="of:=IF(ISODD(ROW([.A22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na_ti44</text:p>
          </table:table-cell>
          <table:table-cell table:formula="of:=IF(ISODD(ROW([.A22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n_in99</text:p>
          </table:table-cell>
          <table:table-cell table:formula="of:=IF(ISODD(ROW([.A22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na_ag96</text:p>
          </table:table-cell>
          <table:table-cell table:formula="of:=IF(ISODD(ROW([.A22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n_cr48</text:p>
          </table:table-cell>
          <table:table-cell table:formula="of:=IF(ISODD(ROW([.A22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na_ti45</text:p>
          </table:table-cell>
          <table:table-cell table:formula="of:=IF(ISODD(ROW([.A22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n_cr49</text:p>
          </table:table-cell>
          <table:table-cell table:formula="of:=IF(ISODD(ROW([.A22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na_ti46</text:p>
          </table:table-cell>
          <table:table-cell table:formula="of:=IF(ISODD(ROW([.A22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n_na20</text:p>
          </table:table-cell>
          <table:table-cell table:formula="of:=IF(ISODD(ROW([.A22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0_na_f17</text:p>
          </table:table-cell>
          <table:table-cell table:formula="of:=IF(ISODD(ROW([.A22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an_cr50</text:p>
          </table:table-cell>
          <table:table-cell table:formula="of:=IF(ISODD(ROW([.A22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na_ti47</text:p>
          </table:table-cell>
          <table:table-cell table:formula="of:=IF(ISODD(ROW([.A22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n_mn47</text:p>
          </table:table-cell>
          <table:table-cell table:formula="of:=IF(ISODD(ROW([.A22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na_v44</text:p>
          </table:table-cell>
          <table:table-cell table:formula="of:=IF(ISODD(ROW([.A22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n_mn48</text:p>
          </table:table-cell>
          <table:table-cell table:formula="of:=IF(ISODD(ROW([.A22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na_v45</text:p>
          </table:table-cell>
          <table:table-cell table:formula="of:=IF(ISODD(ROW([.A22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n_cu60</text:p>
          </table:table-cell>
          <table:table-cell table:formula="of:=IF(ISODD(ROW([.A22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na_co57</text:p>
          </table:table-cell>
          <table:table-cell table:formula="of:=IF(ISODD(ROW([.A22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n_mn49</text:p>
          </table:table-cell>
          <table:table-cell table:formula="of:=IF(ISODD(ROW([.A22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na_v46</text:p>
          </table:table-cell>
          <table:table-cell table:formula="of:=IF(ISODD(ROW([.A22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n_mn50</text:p>
          </table:table-cell>
          <table:table-cell table:formula="of:=IF(ISODD(ROW([.A22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na_v47</text:p>
          </table:table-cell>
          <table:table-cell table:formula="of:=IF(ISODD(ROW([.A22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n_mn51</text:p>
          </table:table-cell>
          <table:table-cell table:formula="of:=IF(ISODD(ROW([.A22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na_v48</text:p>
          </table:table-cell>
          <table:table-cell table:formula="of:=IF(ISODD(ROW([.A22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n_mn52</text:p>
          </table:table-cell>
          <table:table-cell table:formula="of:=IF(ISODD(ROW([.A22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na_v49</text:p>
          </table:table-cell>
          <table:table-cell table:formula="of:=IF(ISODD(ROW([.A22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n_sn99</text:p>
          </table:table-cell>
          <table:table-cell table:formula="of:=IF(ISODD(ROW([.A22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na_cd96</text:p>
          </table:table-cell>
          <table:table-cell table:formula="of:=IF(ISODD(ROW([.A22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n_na21</text:p>
          </table:table-cell>
          <table:table-cell table:formula="of:=IF(ISODD(ROW([.A22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na_f18</text:p>
          </table:table-cell>
          <table:table-cell table:formula="of:=IF(ISODD(ROW([.A22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n_nb81</text:p>
          </table:table-cell>
          <table:table-cell table:formula="of:=IF(ISODD(ROW([.A22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na_y78</text:p>
          </table:table-cell>
          <table:table-cell table:formula="of:=IF(ISODD(ROW([.A22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n_ti44</text:p>
          </table:table-cell>
          <table:table-cell table:formula="of:=IF(ISODD(ROW([.A22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na_ca41</text:p>
          </table:table-cell>
          <table:table-cell table:formula="of:=IF(ISODD(ROW([.A22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n_nb82</text:p>
          </table:table-cell>
          <table:table-cell table:formula="of:=IF(ISODD(ROW([.A22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na_y79</text:p>
          </table:table-cell>
          <table:table-cell table:formula="of:=IF(ISODD(ROW([.A22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n_nb83</text:p>
          </table:table-cell>
          <table:table-cell table:formula="of:=IF(ISODD(ROW([.A22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na_y80</text:p>
          </table:table-cell>
          <table:table-cell table:formula="of:=IF(ISODD(ROW([.A22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n_br70</text:p>
          </table:table-cell>
          <table:table-cell table:formula="of:=IF(ISODD(ROW([.A22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na_as67</text:p>
          </table:table-cell>
          <table:table-cell table:formula="of:=IF(ISODD(ROW([.A22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an_nb84</text:p>
          </table:table-cell>
          <table:table-cell table:formula="of:=IF(ISODD(ROW([.A22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na_y81</text:p>
          </table:table-cell>
          <table:table-cell table:formula="of:=IF(ISODD(ROW([.A22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2_an_nb85</text:p>
          </table:table-cell>
          <table:table-cell table:formula="of:=IF(ISODD(ROW([.A22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na_y82</text:p>
          </table:table-cell>
          <table:table-cell table:formula="of:=IF(ISODD(ROW([.A22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n_ge60</text:p>
          </table:table-cell>
          <table:table-cell table:formula="of:=IF(ISODD(ROW([.A22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na_zn57</text:p>
          </table:table-cell>
          <table:table-cell table:formula="of:=IF(ISODD(ROW([.A22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n_ge61</text:p>
          </table:table-cell>
          <table:table-cell table:formula="of:=IF(ISODD(ROW([.A22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na_zn58</text:p>
          </table:table-cell>
          <table:table-cell table:formula="of:=IF(ISODD(ROW([.A22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n_ge62</text:p>
          </table:table-cell>
          <table:table-cell table:formula="of:=IF(ISODD(ROW([.A22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na_zn59</text:p>
          </table:table-cell>
          <table:table-cell table:formula="of:=IF(ISODD(ROW([.A22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an_in100</text:p>
          </table:table-cell>
          <table:table-cell table:formula="of:=IF(ISODD(ROW([.A22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na_ag97</text:p>
          </table:table-cell>
          <table:table-cell table:formula="of:=IF(ISODD(ROW([.A22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n_ge63</text:p>
          </table:table-cell>
          <table:table-cell table:formula="of:=IF(ISODD(ROW([.A22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na_zn60</text:p>
          </table:table-cell>
          <table:table-cell table:formula="of:=IF(ISODD(ROW([.A22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n_ge64</text:p>
          </table:table-cell>
          <table:table-cell table:formula="of:=IF(ISODD(ROW([.A22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na_zn61</text:p>
          </table:table-cell>
          <table:table-cell table:formula="of:=IF(ISODD(ROW([.A22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n_fe48</text:p>
          </table:table-cell>
          <table:table-cell table:formula="of:=IF(ISODD(ROW([.A22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na_cr45</text:p>
          </table:table-cell>
          <table:table-cell table:formula="of:=IF(ISODD(ROW([.A22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n_ge65</text:p>
          </table:table-cell>
          <table:table-cell table:formula="of:=IF(ISODD(ROW([.A22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na_zn62</text:p>
          </table:table-cell>
          <table:table-cell table:formula="of:=IF(ISODD(ROW([.A22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an_na22</text:p>
          </table:table-cell>
          <table:table-cell table:formula="of:=IF(ISODD(ROW([.A22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na_f19</text:p>
          </table:table-cell>
          <table:table-cell table:formula="of:=IF(ISODD(ROW([.A22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n_ge66</text:p>
          </table:table-cell>
          <table:table-cell table:formula="of:=IF(ISODD(ROW([.A22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na_zn63</text:p>
          </table:table-cell>
          <table:table-cell table:formula="of:=IF(ISODD(ROW([.A22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n_ge67</text:p>
          </table:table-cell>
          <table:table-cell table:formula="of:=IF(ISODD(ROW([.A22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na_zn64</text:p>
          </table:table-cell>
          <table:table-cell table:formula="of:=IF(ISODD(ROW([.A22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n_ti45</text:p>
          </table:table-cell>
          <table:table-cell table:formula="of:=IF(ISODD(ROW([.A22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na_ca42</text:p>
          </table:table-cell>
          <table:table-cell table:formula="of:=IF(ISODD(ROW([.A22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an_ge68</text:p>
          </table:table-cell>
          <table:table-cell table:formula="of:=IF(ISODD(ROW([.A22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na_zn65</text:p>
          </table:table-cell>
          <table:table-cell table:formula="of:=IF(ISODD(ROW([.A22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n_p26</text:p>
          </table:table-cell>
          <table:table-cell table:formula="of:=IF(ISODD(ROW([.A22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na_al23</text:p>
          </table:table-cell>
          <table:table-cell table:formula="of:=IF(ISODD(ROW([.A22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n_br71</text:p>
          </table:table-cell>
          <table:table-cell table:formula="of:=IF(ISODD(ROW([.A22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na_as68</text:p>
          </table:table-cell>
          <table:table-cell table:formula="of:=IF(ISODD(ROW([.A22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n_mo82</text:p>
          </table:table-cell>
          <table:table-cell table:formula="of:=IF(ISODD(ROW([.A22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na_zr79</text:p>
          </table:table-cell>
          <table:table-cell table:formula="of:=IF(ISODD(ROW([.A22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n_sn101</text:p>
          </table:table-cell>
          <table:table-cell table:formula="of:=IF(ISODD(ROW([.A22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na_cd98</text:p>
          </table:table-cell>
          <table:table-cell table:formula="of:=IF(ISODD(ROW([.A22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n_mo83</text:p>
          </table:table-cell>
          <table:table-cell table:formula="of:=IF(ISODD(ROW([.A22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na_zr80</text:p>
          </table:table-cell>
          <table:table-cell table:formula="of:=IF(ISODD(ROW([.A22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n_mo84</text:p>
          </table:table-cell>
          <table:table-cell table:formula="of:=IF(ISODD(ROW([.A22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na_zr81</text:p>
          </table:table-cell>
          <table:table-cell table:formula="of:=IF(ISODD(ROW([.A22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n_mo85</text:p>
          </table:table-cell>
          <table:table-cell table:formula="of:=IF(ISODD(ROW([.A22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na_zr82</text:p>
          </table:table-cell>
          <table:table-cell table:formula="of:=IF(ISODD(ROW([.A23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3_an_mo86</text:p>
          </table:table-cell>
          <table:table-cell table:formula="of:=IF(ISODD(ROW([.A23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na_zr83</text:p>
          </table:table-cell>
          <table:table-cell table:formula="of:=IF(ISODD(ROW([.A23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n_fe49</text:p>
          </table:table-cell>
          <table:table-cell table:formula="of:=IF(ISODD(ROW([.A23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na_cr46</text:p>
          </table:table-cell>
          <table:table-cell table:formula="of:=IF(ISODD(ROW([.A23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ag_se67</text:p>
          </table:table-cell>
          <table:table-cell table:formula="of:=IF(ISODD(ROW([.A23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ga_ge63</text:p>
          </table:table-cell>
          <table:table-cell table:formula="of:=IF(ISODD(ROW([.A23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ag_p30</text:p>
          </table:table-cell>
          <table:table-cell table:formula="of:=IF(ISODD(ROW([.A23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ga_al26</text:p>
          </table:table-cell>
          <table:table-cell table:formula="of:=IF(ISODD(ROW([.A23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ag_se68</text:p>
          </table:table-cell>
          <table:table-cell table:formula="of:=IF(ISODD(ROW([.A23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8_ga_ge64</text:p>
          </table:table-cell>
          <table:table-cell table:formula="of:=IF(ISODD(ROW([.A23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8_ag_in102</text:p>
          </table:table-cell>
          <table:table-cell table:formula="of:=IF(ISODD(ROW([.A23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2_ga_ag98</text:p>
          </table:table-cell>
          <table:table-cell table:formula="of:=IF(ISODD(ROW([.A23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ag_rb75</text:p>
          </table:table-cell>
          <table:table-cell table:formula="of:=IF(ISODD(ROW([.A23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5_ga_br71</text:p>
          </table:table-cell>
          <table:table-cell table:formula="of:=IF(ISODD(ROW([.A23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5_ag_se69</text:p>
          </table:table-cell>
          <table:table-cell table:formula="of:=IF(ISODD(ROW([.A23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ga_ge65</text:p>
          </table:table-cell>
          <table:table-cell table:formula="of:=IF(ISODD(ROW([.A23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ag_se70</text:p>
          </table:table-cell>
          <table:table-cell table:formula="of:=IF(ISODD(ROW([.A23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0_ga_ge66</text:p>
          </table:table-cell>
          <table:table-cell table:formula="of:=IF(ISODD(ROW([.A23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ag_se71</text:p>
          </table:table-cell>
          <table:table-cell table:formula="of:=IF(ISODD(ROW([.A23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1_ga_ge67</text:p>
          </table:table-cell>
          <table:table-cell table:formula="of:=IF(ISODD(ROW([.A23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8_ag_se72</text:p>
          </table:table-cell>
          <table:table-cell table:formula="of:=IF(ISODD(ROW([.A23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72_ga_ge68</text:p>
          </table:table-cell>
          <table:table-cell table:formula="of:=IF(ISODD(ROW([.A23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ag_ni55</text:p>
          </table:table-cell>
          <table:table-cell table:formula="of:=IF(ISODD(ROW([.A23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5_ga_fe51</text:p>
          </table:table-cell>
          <table:table-cell table:formula="of:=IF(ISODD(ROW([.A23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1_ag_k35</text:p>
          </table:table-cell>
          <table:table-cell table:formula="of:=IF(ISODD(ROW([.A23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5_ga_cl31</text:p>
          </table:table-cell>
          <table:table-cell table:formula="of:=IF(ISODD(ROW([.A23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ag_fe54</text:p>
          </table:table-cell>
          <table:table-cell table:formula="of:=IF(ISODD(ROW([.A23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4_ga_cr50</text:p>
          </table:table-cell>
          <table:table-cell table:formula="of:=IF(ISODD(ROW([.A23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in102_ag_sb106</text:p>
          </table:table-cell>
          <table:table-cell table:formula="of:=IF(ISODD(ROW([.A23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b106_ga_in102</text:p>
          </table:table-cell>
          <table:table-cell table:formula="of:=IF(ISODD(ROW([.A23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ag_p31</text:p>
          </table:table-cell>
          <table:table-cell table:formula="of:=IF(ISODD(ROW([.A23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ga_al27</text:p>
          </table:table-cell>
          <table:table-cell table:formula="of:=IF(ISODD(ROW([.A23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5_ag_sc39</text:p>
          </table:table-cell>
          <table:table-cell table:formula="of:=IF(ISODD(ROW([.A23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39_ga_k35</text:p>
          </table:table-cell>
          <table:table-cell table:formula="of:=IF(ISODD(ROW([.A23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2_ag_k36</text:p>
          </table:table-cell>
          <table:table-cell table:formula="of:=IF(ISODD(ROW([.A23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ga_cl32</text:p>
          </table:table-cell>
          <table:table-cell table:formula="of:=IF(ISODD(ROW([.A23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ag_sc40</text:p>
          </table:table-cell>
          <table:table-cell table:formula="of:=IF(ISODD(ROW([.A23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ga_k36</text:p>
          </table:table-cell>
          <table:table-cell table:formula="of:=IF(ISODD(ROW([.A23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ag_in98</text:p>
          </table:table-cell>
          <table:table-cell table:formula="of:=IF(ISODD(ROW([.A23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ga_ag94</text:p>
          </table:table-cell>
          <table:table-cell table:formula="of:=IF(ISODD(ROW([.A23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ag_rb76</text:p>
          </table:table-cell>
          <table:table-cell table:formula="of:=IF(ISODD(ROW([.A23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6_ga_br72</text:p>
          </table:table-cell>
          <table:table-cell table:formula="of:=IF(ISODD(ROW([.A23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ag_sc41</text:p>
          </table:table-cell>
          <table:table-cell table:formula="of:=IF(ISODD(ROW([.A23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ga_k37</text:p>
          </table:table-cell>
          <table:table-cell table:formula="of:=IF(ISODD(ROW([.A23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6_ag_in100</text:p>
          </table:table-cell>
          <table:table-cell table:formula="of:=IF(ISODD(ROW([.A23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0_ga_ag96</text:p>
          </table:table-cell>
          <table:table-cell table:formula="of:=IF(ISODD(ROW([.A23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ag_sc42</text:p>
          </table:table-cell>
          <table:table-cell table:formula="of:=IF(ISODD(ROW([.A23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ga_k38</text:p>
          </table:table-cell>
          <table:table-cell table:formula="of:=IF(ISODD(ROW([.A23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ag_sc43</text:p>
          </table:table-cell>
          <table:table-cell table:formula="of:=IF(ISODD(ROW([.A23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ga_k39</text:p>
          </table:table-cell>
          <table:table-cell table:formula="of:=IF(ISODD(ROW([.A23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1_ag_fe55</text:p>
          </table:table-cell>
          <table:table-cell table:formula="of:=IF(ISODD(ROW([.A23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5_ga_cr51</text:p>
          </table:table-cell>
          <table:table-cell table:formula="of:=IF(ISODD(ROW([.A23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0_ag_sr74</text:p>
          </table:table-cell>
          <table:table-cell table:formula="of:=IF(ISODD(ROW([.A23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4_ga_kr70</text:p>
          </table:table-cell>
          <table:table-cell table:formula="of:=IF(ISODD(ROW([.A23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1_ag_sr75</text:p>
          </table:table-cell>
          <table:table-cell table:formula="of:=IF(ISODD(ROW([.A23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5_ga_kr71</text:p>
          </table:table-cell>
          <table:table-cell table:formula="of:=IF(ISODD(ROW([.A23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ag_ni56</text:p>
          </table:table-cell>
          <table:table-cell table:formula="of:=IF(ISODD(ROW([.A23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6_ga_fe52</text:p>
          </table:table-cell>
          <table:table-cell table:formula="of:=IF(ISODD(ROW([.A23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ag_sr76</text:p>
          </table:table-cell>
          <table:table-cell table:formula="of:=IF(ISODD(ROW([.A23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6_ga_kr72</text:p>
          </table:table-cell>
          <table:table-cell table:formula="of:=IF(ISODD(ROW([.A23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ag_sr77</text:p>
          </table:table-cell>
          <table:table-cell table:formula="of:=IF(ISODD(ROW([.A23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7_ga_kr73</text:p>
          </table:table-cell>
          <table:table-cell table:formula="of:=IF(ISODD(ROW([.A23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4_ag_sr78</text:p>
          </table:table-cell>
          <table:table-cell table:formula="of:=IF(ISODD(ROW([.A23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r78_ga_kr74</text:p>
          </table:table-cell>
          <table:table-cell table:formula="of:=IF(ISODD(ROW([.A23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li7_ag_b11</text:p>
          </table:table-cell>
          <table:table-cell table:formula="of:=IF(ISODD(ROW([.A23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11_ga_li7</text:p>
          </table:table-cell>
          <table:table-cell table:formula="of:=IF(ISODD(ROW([.A23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1_ag_si25</text:p>
          </table:table-cell>
          <table:table-cell table:formula="of:=IF(ISODD(ROW([.A23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ga_mg21</text:p>
          </table:table-cell>
          <table:table-cell table:formula="of:=IF(ISODD(ROW([.A23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ag_si26</text:p>
          </table:table-cell>
          <table:table-cell table:formula="of:=IF(ISODD(ROW([.A23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6_ga_mg22</text:p>
          </table:table-cell>
          <table:table-cell table:formula="of:=IF(ISODD(ROW([.A23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ag_si27</text:p>
          </table:table-cell>
          <table:table-cell table:formula="of:=IF(ISODD(ROW([.A23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ga_mg23</text:p>
          </table:table-cell>
          <table:table-cell table:formula="of:=IF(ISODD(ROW([.A23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ag_si28</text:p>
          </table:table-cell>
          <table:table-cell table:formula="of:=IF(ISODD(ROW([.A23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ga_mg24</text:p>
          </table:table-cell>
          <table:table-cell table:formula="of:=IF(ISODD(ROW([.A23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ag_fe56</text:p>
          </table:table-cell>
          <table:table-cell table:formula="of:=IF(ISODD(ROW([.A23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ga_cr52</text:p>
          </table:table-cell>
          <table:table-cell table:formula="of:=IF(ISODD(ROW([.A23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9_ag_br73</text:p>
          </table:table-cell>
          <table:table-cell table:formula="of:=IF(ISODD(ROW([.A23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3_ga_as69</text:p>
          </table:table-cell>
          <table:table-cell table:formula="of:=IF(ISODD(ROW([.A23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5_ag_si29</text:p>
          </table:table-cell>
          <table:table-cell table:formula="of:=IF(ISODD(ROW([.A23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9_ga_mg25</text:p>
          </table:table-cell>
          <table:table-cell table:formula="of:=IF(ISODD(ROW([.A23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ag_k37</text:p>
          </table:table-cell>
          <table:table-cell table:formula="of:=IF(ISODD(ROW([.A23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7_ga_cl33</text:p>
          </table:table-cell>
          <table:table-cell table:formula="of:=IF(ISODD(ROW([.A23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7_ag_co51</text:p>
          </table:table-cell>
          <table:table-cell table:formula="of:=IF(ISODD(ROW([.A23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1_ga_mn47</text:p>
          </table:table-cell>
          <table:table-cell table:formula="of:=IF(ISODD(ROW([.A23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8_ag_co52</text:p>
          </table:table-cell>
          <table:table-cell table:formula="of:=IF(ISODD(ROW([.A23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2_ga_mn48</text:p>
          </table:table-cell>
          <table:table-cell table:formula="of:=IF(ISODD(ROW([.A23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3_ag_rb77</text:p>
          </table:table-cell>
          <table:table-cell table:formula="of:=IF(ISODD(ROW([.A23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7_ga_br73</text:p>
          </table:table-cell>
          <table:table-cell table:formula="of:=IF(ISODD(ROW([.A23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ag_co53</text:p>
          </table:table-cell>
          <table:table-cell table:formula="of:=IF(ISODD(ROW([.A23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ga_mn49</text:p>
          </table:table-cell>
          <table:table-cell table:formula="of:=IF(ISODD(ROW([.A23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ag_ca36</text:p>
          </table:table-cell>
          <table:table-cell table:formula="of:=IF(ISODD(ROW([.A23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ga_ar32</text:p>
          </table:table-cell>
          <table:table-cell table:formula="of:=IF(ISODD(ROW([.A23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ag_ni57</text:p>
          </table:table-cell>
          <table:table-cell table:formula="of:=IF(ISODD(ROW([.A23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ga_fe53</text:p>
          </table:table-cell>
          <table:table-cell table:formula="of:=IF(ISODD(ROW([.A23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0_ag_co54</text:p>
          </table:table-cell>
          <table:table-cell table:formula="of:=IF(ISODD(ROW([.A23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ga_mn50</text:p>
          </table:table-cell>
          <table:table-cell table:formula="of:=IF(ISODD(ROW([.A23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ag_co55</text:p>
          </table:table-cell>
          <table:table-cell table:formula="of:=IF(ISODD(ROW([.A23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ga_mn51</text:p>
          </table:table-cell>
          <table:table-cell table:formula="of:=IF(ISODD(ROW([.A23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ag_co56</text:p>
          </table:table-cell>
          <table:table-cell table:formula="of:=IF(ISODD(ROW([.A23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ga_mn52</text:p>
          </table:table-cell>
          <table:table-cell table:formula="of:=IF(ISODD(ROW([.A24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ag_co57</text:p>
          </table:table-cell>
          <table:table-cell table:formula="of:=IF(ISODD(ROW([.A24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7_ga_mn53</text:p>
          </table:table-cell>
          <table:table-cell table:formula="of:=IF(ISODD(ROW([.A24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2_ag_ru86</text:p>
          </table:table-cell>
          <table:table-cell table:formula="of:=IF(ISODD(ROW([.A24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ga_mo82</text:p>
          </table:table-cell>
          <table:table-cell table:formula="of:=IF(ISODD(ROW([.A24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3_ag_ru87</text:p>
          </table:table-cell>
          <table:table-cell table:formula="of:=IF(ISODD(ROW([.A24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7_ga_mo83</text:p>
          </table:table-cell>
          <table:table-cell table:formula="of:=IF(ISODD(ROW([.A24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4_ag_ru88</text:p>
          </table:table-cell>
          <table:table-cell table:formula="of:=IF(ISODD(ROW([.A24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8_ga_mo84</text:p>
          </table:table-cell>
          <table:table-cell table:formula="of:=IF(ISODD(ROW([.A24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7_ag_sn101</text:p>
          </table:table-cell>
          <table:table-cell table:formula="of:=IF(ISODD(ROW([.A24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1_ga_cd97</text:p>
          </table:table-cell>
          <table:table-cell table:formula="of:=IF(ISODD(ROW([.A24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5_ag_in99</text:p>
          </table:table-cell>
          <table:table-cell table:formula="of:=IF(ISODD(ROW([.A24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ga_ag95</text:p>
          </table:table-cell>
          <table:table-cell table:formula="of:=IF(ISODD(ROW([.A24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5_ag_ru89</text:p>
          </table:table-cell>
          <table:table-cell table:formula="of:=IF(ISODD(ROW([.A24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9_ga_mo85</text:p>
          </table:table-cell>
          <table:table-cell table:formula="of:=IF(ISODD(ROW([.A24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ag_p29</text:p>
          </table:table-cell>
          <table:table-cell table:formula="of:=IF(ISODD(ROW([.A24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ga_al25</text:p>
          </table:table-cell>
          <table:table-cell table:formula="of:=IF(ISODD(ROW([.A24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ag_ti47</text:p>
          </table:table-cell>
          <table:table-cell table:formula="of:=IF(ISODD(ROW([.A24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7_ga_ca43</text:p>
          </table:table-cell>
          <table:table-cell table:formula="of:=IF(ISODD(ROW([.A24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o86_ag_ru90</text:p>
          </table:table-cell>
          <table:table-cell table:formula="of:=IF(ISODD(ROW([.A24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90_ga_mo86</text:p>
          </table:table-cell>
          <table:table-cell table:formula="of:=IF(ISODD(ROW([.A24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5_ag_ga59</text:p>
          </table:table-cell>
          <table:table-cell table:formula="of:=IF(ISODD(ROW([.A24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ga_cu55</text:p>
          </table:table-cell>
          <table:table-cell table:formula="of:=IF(ISODD(ROW([.A24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4_ag_f18</text:p>
          </table:table-cell>
          <table:table-cell table:formula="of:=IF(ISODD(ROW([.A24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ga_n14</text:p>
          </table:table-cell>
          <table:table-cell table:formula="of:=IF(ISODD(ROW([.A24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0_ag_rb74</text:p>
          </table:table-cell>
          <table:table-cell table:formula="of:=IF(ISODD(ROW([.A24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ga_br70</text:p>
          </table:table-cell>
          <table:table-cell table:formula="of:=IF(ISODD(ROW([.A24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ag_ca37</text:p>
          </table:table-cell>
          <table:table-cell table:formula="of:=IF(ISODD(ROW([.A24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ga_ar33</text:p>
          </table:table-cell>
          <table:table-cell table:formula="of:=IF(ISODD(ROW([.A24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4_ag_k38</text:p>
          </table:table-cell>
          <table:table-cell table:formula="of:=IF(ISODD(ROW([.A24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8_ga_cl34</text:p>
          </table:table-cell>
          <table:table-cell table:formula="of:=IF(ISODD(ROW([.A24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15_ag_f19</text:p>
          </table:table-cell>
          <table:table-cell table:formula="of:=IF(ISODD(ROW([.A24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9_ga_n15</text:p>
          </table:table-cell>
          <table:table-cell table:formula="of:=IF(ISODD(ROW([.A24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ag_al24</text:p>
          </table:table-cell>
          <table:table-cell table:formula="of:=IF(ISODD(ROW([.A24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4_ga_na20</text:p>
          </table:table-cell>
          <table:table-cell table:formula="of:=IF(ISODD(ROW([.A24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ag_ni58</text:p>
          </table:table-cell>
          <table:table-cell table:formula="of:=IF(ISODD(ROW([.A24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ga_fe54</text:p>
          </table:table-cell>
          <table:table-cell table:formula="of:=IF(ISODD(ROW([.A24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9_ag_ni53</text:p>
          </table:table-cell>
          <table:table-cell table:formula="of:=IF(ISODD(ROW([.A24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ga_fe49</text:p>
          </table:table-cell>
          <table:table-cell table:formula="of:=IF(ISODD(ROW([.A24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ag_al25</text:p>
          </table:table-cell>
          <table:table-cell table:formula="of:=IF(ISODD(ROW([.A24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ga_na21</text:p>
          </table:table-cell>
          <table:table-cell table:formula="of:=IF(ISODD(ROW([.A24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ag_al26</text:p>
          </table:table-cell>
          <table:table-cell table:formula="of:=IF(ISODD(ROW([.A24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6_ga_na22</text:p>
          </table:table-cell>
          <table:table-cell table:formula="of:=IF(ISODD(ROW([.A24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3_ag_al27</text:p>
          </table:table-cell>
          <table:table-cell table:formula="of:=IF(ISODD(ROW([.A24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7_ga_na23</text:p>
          </table:table-cell>
          <table:table-cell table:formula="of:=IF(ISODD(ROW([.A24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ag_tc85</text:p>
          </table:table-cell>
          <table:table-cell table:formula="of:=IF(ISODD(ROW([.A24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ga_nb81</text:p>
          </table:table-cell>
          <table:table-cell table:formula="of:=IF(ISODD(ROW([.A24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2_ag_tc86</text:p>
          </table:table-cell>
          <table:table-cell table:formula="of:=IF(ISODD(ROW([.A24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ga_nb82</text:p>
          </table:table-cell>
          <table:table-cell table:formula="of:=IF(ISODD(ROW([.A24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6_ag_ga60</text:p>
          </table:table-cell>
          <table:table-cell table:formula="of:=IF(ISODD(ROW([.A24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0_ga_cu56</text:p>
          </table:table-cell>
          <table:table-cell table:formula="of:=IF(ISODD(ROW([.A24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ag_tc87</text:p>
          </table:table-cell>
          <table:table-cell table:formula="of:=IF(ISODD(ROW([.A24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7_ga_nb83</text:p>
          </table:table-cell>
          <table:table-cell table:formula="of:=IF(ISODD(ROW([.A24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4_ag_tc88</text:p>
          </table:table-cell>
          <table:table-cell table:formula="of:=IF(ISODD(ROW([.A24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8_ga_nb84</text:p>
          </table:table-cell>
          <table:table-cell table:formula="of:=IF(ISODD(ROW([.A24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8_ag_fe52</text:p>
          </table:table-cell>
          <table:table-cell table:formula="of:=IF(ISODD(ROW([.A24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2_ga_cr48</text:p>
          </table:table-cell>
          <table:table-cell table:formula="of:=IF(ISODD(ROW([.A24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ag_o16</text:p>
          </table:table-cell>
          <table:table-cell table:formula="of:=IF(ISODD(ROW([.A24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ga_c12</text:p>
          </table:table-cell>
          <table:table-cell table:formula="of:=IF(ISODD(ROW([.A24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ag_sn99</text:p>
          </table:table-cell>
          <table:table-cell table:formula="of:=IF(ISODD(ROW([.A24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ga_cd95</text:p>
          </table:table-cell>
          <table:table-cell table:formula="of:=IF(ISODD(ROW([.A24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ag_ni59</text:p>
          </table:table-cell>
          <table:table-cell table:formula="of:=IF(ISODD(ROW([.A24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9_ga_fe55</text:p>
          </table:table-cell>
          <table:table-cell table:formula="of:=IF(ISODD(ROW([.A24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ag_mg22</text:p>
          </table:table-cell>
          <table:table-cell table:formula="of:=IF(ISODD(ROW([.A24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2_ga_ne18</text:p>
          </table:table-cell>
          <table:table-cell table:formula="of:=IF(ISODD(ROW([.A24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7_ag_fe51</text:p>
          </table:table-cell>
          <table:table-cell table:formula="of:=IF(ISODD(ROW([.A24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1_ga_cr47</text:p>
          </table:table-cell>
          <table:table-cell table:formula="of:=IF(ISODD(ROW([.A24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ag_mg23</text:p>
          </table:table-cell>
          <table:table-cell table:formula="of:=IF(ISODD(ROW([.A24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ga_ne19</text:p>
          </table:table-cell>
          <table:table-cell table:formula="of:=IF(ISODD(ROW([.A24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ag_mg24</text:p>
          </table:table-cell>
          <table:table-cell table:formula="of:=IF(ISODD(ROW([.A24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4_ga_ne20</text:p>
          </table:table-cell>
          <table:table-cell table:formula="of:=IF(ISODD(ROW([.A24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1_ag_mg25</text:p>
          </table:table-cell>
          <table:table-cell table:formula="of:=IF(ISODD(ROW([.A24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ga_ne21</text:p>
          </table:table-cell>
          <table:table-cell table:formula="of:=IF(ISODD(ROW([.A24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ag_k39</text:p>
          </table:table-cell>
          <table:table-cell table:formula="of:=IF(ISODD(ROW([.A24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9_ga_cl35</text:p>
          </table:table-cell>
          <table:table-cell table:formula="of:=IF(ISODD(ROW([.A24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4_ag_ca38</text:p>
          </table:table-cell>
          <table:table-cell table:formula="of:=IF(ISODD(ROW([.A24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8_ga_ar34</text:p>
          </table:table-cell>
          <table:table-cell table:formula="of:=IF(ISODD(ROW([.A24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2_ag_zn56</text:p>
          </table:table-cell>
          <table:table-cell table:formula="of:=IF(ISODD(ROW([.A24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ga_ni52</text:p>
          </table:table-cell>
          <table:table-cell table:formula="of:=IF(ISODD(ROW([.A24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3_ag_zn57</text:p>
          </table:table-cell>
          <table:table-cell table:formula="of:=IF(ISODD(ROW([.A24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7_ga_ni53</text:p>
          </table:table-cell>
          <table:table-cell table:formula="of:=IF(ISODD(ROW([.A24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ag_p28</text:p>
          </table:table-cell>
          <table:table-cell table:formula="of:=IF(ISODD(ROW([.A24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ga_al24</text:p>
          </table:table-cell>
          <table:table-cell table:formula="of:=IF(ISODD(ROW([.A24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4_ag_zn58</text:p>
          </table:table-cell>
          <table:table-cell table:formula="of:=IF(ISODD(ROW([.A24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8_ga_ni54</text:p>
          </table:table-cell>
          <table:table-cell table:formula="of:=IF(ISODD(ROW([.A24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ag_zn59</text:p>
          </table:table-cell>
          <table:table-cell table:formula="of:=IF(ISODD(ROW([.A24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ga_ni55</text:p>
          </table:table-cell>
          <table:table-cell table:formula="of:=IF(ISODD(ROW([.A24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6_ag_ni60</text:p>
          </table:table-cell>
          <table:table-cell table:formula="of:=IF(ISODD(ROW([.A24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ga_fe56</text:p>
          </table:table-cell>
          <table:table-cell table:formula="of:=IF(ISODD(ROW([.A24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ag_zn60</text:p>
          </table:table-cell>
          <table:table-cell table:formula="of:=IF(ISODD(ROW([.A24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ga_ni56</text:p>
          </table:table-cell>
          <table:table-cell table:formula="of:=IF(ISODD(ROW([.A24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ag_zn61</text:p>
          </table:table-cell>
          <table:table-cell table:formula="of:=IF(ISODD(ROW([.A24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1_ga_ni57</text:p>
          </table:table-cell>
          <table:table-cell table:formula="of:=IF(ISODD(ROW([.A24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ag_ga61</text:p>
          </table:table-cell>
          <table:table-cell table:formula="of:=IF(ISODD(ROW([.A24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ga_cu57</text:p>
          </table:table-cell>
          <table:table-cell table:formula="of:=IF(ISODD(ROW([.A24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8_ag_zn62</text:p>
          </table:table-cell>
          <table:table-cell table:formula="of:=IF(ISODD(ROW([.A24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ga_ni58</text:p>
          </table:table-cell>
          <table:table-cell table:formula="of:=IF(ISODD(ROW([.A24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ag_zn63</text:p>
          </table:table-cell>
          <table:table-cell table:formula="of:=IF(ISODD(ROW([.A24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ga_ni59</text:p>
          </table:table-cell>
          <table:table-cell table:formula="of:=IF(ISODD(ROW([.A24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0_ag_zn64</text:p>
          </table:table-cell>
          <table:table-cell table:formula="of:=IF(ISODD(ROW([.A24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ga_ni60</text:p>
          </table:table-cell>
          <table:table-cell table:formula="of:=IF(ISODD(ROW([.A25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1_ag_zn65</text:p>
          </table:table-cell>
          <table:table-cell table:formula="of:=IF(ISODD(ROW([.A25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5_ga_ni61</text:p>
          </table:table-cell>
          <table:table-cell table:formula="of:=IF(ISODD(ROW([.A25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ag_cu55</text:p>
          </table:table-cell>
          <table:table-cell table:formula="of:=IF(ISODD(ROW([.A25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ga_co51</text:p>
          </table:table-cell>
          <table:table-cell table:formula="of:=IF(ISODD(ROW([.A25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ag_zn66</text:p>
          </table:table-cell>
          <table:table-cell table:formula="of:=IF(ISODD(ROW([.A25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6_ga_ni62</text:p>
          </table:table-cell>
          <table:table-cell table:formula="of:=IF(ISODD(ROW([.A25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4_ag_ne18</text:p>
          </table:table-cell>
          <table:table-cell table:formula="of:=IF(ISODD(ROW([.A25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8_ga_o14</text:p>
          </table:table-cell>
          <table:table-cell table:formula="of:=IF(ISODD(ROW([.A25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5_ag_ca39</text:p>
          </table:table-cell>
          <table:table-cell table:formula="of:=IF(ISODD(ROW([.A25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9_ga_ar35</text:p>
          </table:table-cell>
          <table:table-cell table:formula="of:=IF(ISODD(ROW([.A25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5_ag_ne19</text:p>
          </table:table-cell>
          <table:table-cell table:formula="of:=IF(ISODD(ROW([.A25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19_ga_o15</text:p>
          </table:table-cell>
          <table:table-cell table:formula="of:=IF(ISODD(ROW([.A25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6_ag_ne20</text:p>
          </table:table-cell>
          <table:table-cell table:formula="of:=IF(ISODD(ROW([.A25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0_ga_o16</text:p>
          </table:table-cell>
          <table:table-cell table:formula="of:=IF(ISODD(ROW([.A25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ag_ne21</text:p>
          </table:table-cell>
          <table:table-cell table:formula="of:=IF(ISODD(ROW([.A25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ga_o17</text:p>
          </table:table-cell>
          <table:table-cell table:formula="of:=IF(ISODD(ROW([.A25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9_ag_sn103</text:p>
          </table:table-cell>
          <table:table-cell table:formula="of:=IF(ISODD(ROW([.A25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ga_cd99</text:p>
          </table:table-cell>
          <table:table-cell table:formula="of:=IF(ISODD(ROW([.A25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6_ag_cl30</text:p>
          </table:table-cell>
          <table:table-cell table:formula="of:=IF(ISODD(ROW([.A25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0_ga_p26</text:p>
          </table:table-cell>
          <table:table-cell table:formula="of:=IF(ISODD(ROW([.A25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69_ag_rb73</text:p>
          </table:table-cell>
          <table:table-cell table:formula="of:=IF(ISODD(ROW([.A25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3_ga_br69</text:p>
          </table:table-cell>
          <table:table-cell table:formula="of:=IF(ISODD(ROW([.A25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ag_p26</text:p>
          </table:table-cell>
          <table:table-cell table:formula="of:=IF(ISODD(ROW([.A25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ga_al22</text:p>
          </table:table-cell>
          <table:table-cell table:formula="of:=IF(ISODD(ROW([.A25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7_ag_cl31</text:p>
          </table:table-cell>
          <table:table-cell table:formula="of:=IF(ISODD(ROW([.A25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ga_p27</text:p>
          </table:table-cell>
          <table:table-cell table:formula="of:=IF(ISODD(ROW([.A25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ag_as64</text:p>
          </table:table-cell>
          <table:table-cell table:formula="of:=IF(ISODD(ROW([.A25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ga_ga60</text:p>
          </table:table-cell>
          <table:table-cell table:formula="of:=IF(ISODD(ROW([.A25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ag_cl32</text:p>
          </table:table-cell>
          <table:table-cell table:formula="of:=IF(ISODD(ROW([.A25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ga_p28</text:p>
          </table:table-cell>
          <table:table-cell table:formula="of:=IF(ISODD(ROW([.A25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8_ag_ga62</text:p>
          </table:table-cell>
          <table:table-cell table:formula="of:=IF(ISODD(ROW([.A25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ga_cu58</text:p>
          </table:table-cell>
          <table:table-cell table:formula="of:=IF(ISODD(ROW([.A25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ag_cl33</text:p>
          </table:table-cell>
          <table:table-cell table:formula="of:=IF(ISODD(ROW([.A25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ga_p29</text:p>
          </table:table-cell>
          <table:table-cell table:formula="of:=IF(ISODD(ROW([.A25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ag_cl34</text:p>
          </table:table-cell>
          <table:table-cell table:formula="of:=IF(ISODD(ROW([.A25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ga_p30</text:p>
          </table:table-cell>
          <table:table-cell table:formula="of:=IF(ISODD(ROW([.A25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1_ag_cl35</text:p>
          </table:table-cell>
          <table:table-cell table:formula="of:=IF(ISODD(ROW([.A25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5_ga_p31</text:p>
          </table:table-cell>
          <table:table-cell table:formula="of:=IF(ISODD(ROW([.A25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ag_cu56</text:p>
          </table:table-cell>
          <table:table-cell table:formula="of:=IF(ISODD(ROW([.A25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ga_co52</text:p>
          </table:table-cell>
          <table:table-cell table:formula="of:=IF(ISODD(ROW([.A25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6_ag_ti40</text:p>
          </table:table-cell>
          <table:table-cell table:formula="of:=IF(ISODD(ROW([.A25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ga_ca36</text:p>
          </table:table-cell>
          <table:table-cell table:formula="of:=IF(ISODD(ROW([.A25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1_ag_cd95</text:p>
          </table:table-cell>
          <table:table-cell table:formula="of:=IF(ISODD(ROW([.A25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5_ga_pd91</text:p>
          </table:table-cell>
          <table:table-cell table:formula="of:=IF(ISODD(ROW([.A25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ag_cd96</text:p>
          </table:table-cell>
          <table:table-cell table:formula="of:=IF(ISODD(ROW([.A25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6_ga_pd92</text:p>
          </table:table-cell>
          <table:table-cell table:formula="of:=IF(ISODD(ROW([.A25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ag_cd97</text:p>
          </table:table-cell>
          <table:table-cell table:formula="of:=IF(ISODD(ROW([.A25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ga_pd93</text:p>
          </table:table-cell>
          <table:table-cell table:formula="of:=IF(ISODD(ROW([.A25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4_ag_cd98</text:p>
          </table:table-cell>
          <table:table-cell table:formula="of:=IF(ISODD(ROW([.A25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8_ga_pd94</text:p>
          </table:table-cell>
          <table:table-cell table:formula="of:=IF(ISODD(ROW([.A25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ag_y77</text:p>
          </table:table-cell>
          <table:table-cell table:formula="of:=IF(ISODD(ROW([.A25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ga_rb73</text:p>
          </table:table-cell>
          <table:table-cell table:formula="of:=IF(ISODD(ROW([.A25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4_ag_y78</text:p>
          </table:table-cell>
          <table:table-cell table:formula="of:=IF(ISODD(ROW([.A25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ga_rb74</text:p>
          </table:table-cell>
          <table:table-cell table:formula="of:=IF(ISODD(ROW([.A25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ag_ca40</text:p>
          </table:table-cell>
          <table:table-cell table:formula="of:=IF(ISODD(ROW([.A25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0_ga_ar36</text:p>
          </table:table-cell>
          <table:table-cell table:formula="of:=IF(ISODD(ROW([.A25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5_ag_y79</text:p>
          </table:table-cell>
          <table:table-cell table:formula="of:=IF(ISODD(ROW([.A25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9_ga_rb75</text:p>
          </table:table-cell>
          <table:table-cell table:formula="of:=IF(ISODD(ROW([.A25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1_ag_as65</text:p>
          </table:table-cell>
          <table:table-cell table:formula="of:=IF(ISODD(ROW([.A25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5_ga_ga61</text:p>
          </table:table-cell>
          <table:table-cell table:formula="of:=IF(ISODD(ROW([.A25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6_ag_y80</text:p>
          </table:table-cell>
          <table:table-cell table:formula="of:=IF(ISODD(ROW([.A25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0_ga_rb76</text:p>
          </table:table-cell>
          <table:table-cell table:formula="of:=IF(ISODD(ROW([.A25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9_ag_ga63</text:p>
          </table:table-cell>
          <table:table-cell table:formula="of:=IF(ISODD(ROW([.A25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3_ga_cu59</text:p>
          </table:table-cell>
          <table:table-cell table:formula="of:=IF(ISODD(ROW([.A25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7_ag_y81</text:p>
          </table:table-cell>
          <table:table-cell table:formula="of:=IF(ISODD(ROW([.A25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81_ga_rb77</text:p>
          </table:table-cell>
          <table:table-cell table:formula="of:=IF(ISODD(ROW([.A25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ag_ag94</text:p>
          </table:table-cell>
          <table:table-cell table:formula="of:=IF(ISODD(ROW([.A25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4_ga_rh90</text:p>
          </table:table-cell>
          <table:table-cell table:formula="of:=IF(ISODD(ROW([.A25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1_ag_ag95</text:p>
          </table:table-cell>
          <table:table-cell table:formula="of:=IF(ISODD(ROW([.A25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5_ga_rh91</text:p>
          </table:table-cell>
          <table:table-cell table:formula="of:=IF(ISODD(ROW([.A25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e7_ag_c11</text:p>
          </table:table-cell>
          <table:table-cell table:formula="of:=IF(ISODD(ROW([.A25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ga_be7</text:p>
          </table:table-cell>
          <table:table-cell table:formula="of:=IF(ISODD(ROW([.A25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7_ag_ti41</text:p>
          </table:table-cell>
          <table:table-cell table:formula="of:=IF(ISODD(ROW([.A25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ga_ca37</text:p>
          </table:table-cell>
          <table:table-cell table:formula="of:=IF(ISODD(ROW([.A25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2_ag_ag96</text:p>
          </table:table-cell>
          <table:table-cell table:formula="of:=IF(ISODD(ROW([.A25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6_ga_rh92</text:p>
          </table:table-cell>
          <table:table-cell table:formula="of:=IF(ISODD(ROW([.A25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3_ag_ag97</text:p>
          </table:table-cell>
          <table:table-cell table:formula="of:=IF(ISODD(ROW([.A25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g97_ga_rh93</text:p>
          </table:table-cell>
          <table:table-cell table:formula="of:=IF(ISODD(ROW([.A25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3_ag_cu57</text:p>
          </table:table-cell>
          <table:table-cell table:formula="of:=IF(ISODD(ROW([.A25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ga_co53</text:p>
          </table:table-cell>
          <table:table-cell table:formula="of:=IF(ISODD(ROW([.A25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6_ag_pd90</text:p>
          </table:table-cell>
          <table:table-cell table:formula="of:=IF(ISODD(ROW([.A25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0_ga_ru86</text:p>
          </table:table-cell>
          <table:table-cell table:formula="of:=IF(ISODD(ROW([.A25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ag_pd91</text:p>
          </table:table-cell>
          <table:table-cell table:formula="of:=IF(ISODD(ROW([.A25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ga_ru87</text:p>
          </table:table-cell>
          <table:table-cell table:formula="of:=IF(ISODD(ROW([.A25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ag_pd92</text:p>
          </table:table-cell>
          <table:table-cell table:formula="of:=IF(ISODD(ROW([.A25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2_ga_ru88</text:p>
          </table:table-cell>
          <table:table-cell table:formula="of:=IF(ISODD(ROW([.A25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9_ag_pd93</text:p>
          </table:table-cell>
          <table:table-cell table:formula="of:=IF(ISODD(ROW([.A25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3_ga_ru89</text:p>
          </table:table-cell>
          <table:table-cell table:formula="of:=IF(ISODD(ROW([.A25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90_ag_pd94</text:p>
          </table:table-cell>
          <table:table-cell table:formula="of:=IF(ISODD(ROW([.A25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4_ga_ru90</text:p>
          </table:table-cell>
          <table:table-cell table:formula="of:=IF(ISODD(ROW([.A25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2_ag_as66</text:p>
          </table:table-cell>
          <table:table-cell table:formula="of:=IF(ISODD(ROW([.A25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ga_ga62</text:p>
          </table:table-cell>
          <table:table-cell table:formula="of:=IF(ISODD(ROW([.A25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ag_ar31</text:p>
          </table:table-cell>
          <table:table-cell table:formula="of:=IF(ISODD(ROW([.A25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1_ga_s27</text:p>
          </table:table-cell>
          <table:table-cell table:formula="of:=IF(ISODD(ROW([.A25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ag_ca41</text:p>
          </table:table-cell>
          <table:table-cell table:formula="of:=IF(ISODD(ROW([.A25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1_ga_ar37</text:p>
          </table:table-cell>
          <table:table-cell table:formula="of:=IF(ISODD(ROW([.A25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ag_ar32</text:p>
          </table:table-cell>
          <table:table-cell table:formula="of:=IF(ISODD(ROW([.A25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2_ga_s28</text:p>
          </table:table-cell>
          <table:table-cell table:formula="of:=IF(ISODD(ROW([.A25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ag_ga64</text:p>
          </table:table-cell>
          <table:table-cell table:formula="of:=IF(ISODD(ROW([.A25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ga_cu60</text:p>
          </table:table-cell>
          <table:table-cell table:formula="of:=IF(ISODD(ROW([.A26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ag_fe53</text:p>
          </table:table-cell>
          <table:table-cell table:formula="of:=IF(ISODD(ROW([.A26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ga_cr49</text:p>
          </table:table-cell>
          <table:table-cell table:formula="of:=IF(ISODD(ROW([.A26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9_ag_ar33</text:p>
          </table:table-cell>
          <table:table-cell table:formula="of:=IF(ISODD(ROW([.A26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3_ga_s29</text:p>
          </table:table-cell>
          <table:table-cell table:formula="of:=IF(ISODD(ROW([.A26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ag_ar34</text:p>
          </table:table-cell>
          <table:table-cell table:formula="of:=IF(ISODD(ROW([.A26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ga_s30</text:p>
          </table:table-cell>
          <table:table-cell table:formula="of:=IF(ISODD(ROW([.A26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ag_ar35</text:p>
          </table:table-cell>
          <table:table-cell table:formula="of:=IF(ISODD(ROW([.A26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ga_s31</text:p>
          </table:table-cell>
          <table:table-cell table:formula="of:=IF(ISODD(ROW([.A26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ag_ar36</text:p>
          </table:table-cell>
          <table:table-cell table:formula="of:=IF(ISODD(ROW([.A26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6_ga_s32</text:p>
          </table:table-cell>
          <table:table-cell table:formula="of:=IF(ISODD(ROW([.A26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3_ag_ar37</text:p>
          </table:table-cell>
          <table:table-cell table:formula="of:=IF(ISODD(ROW([.A26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7_ga_s33</text:p>
          </table:table-cell>
          <table:table-cell table:formula="of:=IF(ISODD(ROW([.A26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ag_ti42</text:p>
          </table:table-cell>
          <table:table-cell table:formula="of:=IF(ISODD(ROW([.A26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ga_ca38</text:p>
          </table:table-cell>
          <table:table-cell table:formula="of:=IF(ISODD(ROW([.A26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ag_ar38</text:p>
          </table:table-cell>
          <table:table-cell table:formula="of:=IF(ISODD(ROW([.A26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ga_s34</text:p>
          </table:table-cell>
          <table:table-cell table:formula="of:=IF(ISODD(ROW([.A26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ag_v43</text:p>
          </table:table-cell>
          <table:table-cell table:formula="of:=IF(ISODD(ROW([.A26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3_ga_sc39</text:p>
          </table:table-cell>
          <table:table-cell table:formula="of:=IF(ISODD(ROW([.A26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4_ag_cu58</text:p>
          </table:table-cell>
          <table:table-cell table:formula="of:=IF(ISODD(ROW([.A26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ga_co54</text:p>
          </table:table-cell>
          <table:table-cell table:formula="of:=IF(ISODD(ROW([.A26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ag_v44</text:p>
          </table:table-cell>
          <table:table-cell table:formula="of:=IF(ISODD(ROW([.A26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ga_sc40</text:p>
          </table:table-cell>
          <table:table-cell table:formula="of:=IF(ISODD(ROW([.A26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ag_v45</text:p>
          </table:table-cell>
          <table:table-cell table:formula="of:=IF(ISODD(ROW([.A26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ga_sc41</text:p>
          </table:table-cell>
          <table:table-cell table:formula="of:=IF(ISODD(ROW([.A26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ag_as67</text:p>
          </table:table-cell>
          <table:table-cell table:formula="of:=IF(ISODD(ROW([.A26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7_ga_ga63</text:p>
          </table:table-cell>
          <table:table-cell table:formula="of:=IF(ISODD(ROW([.A26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ag_v46</text:p>
          </table:table-cell>
          <table:table-cell table:formula="of:=IF(ISODD(ROW([.A26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ga_sc42</text:p>
          </table:table-cell>
          <table:table-cell table:formula="of:=IF(ISODD(ROW([.A26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ag_ni54</text:p>
          </table:table-cell>
          <table:table-cell table:formula="of:=IF(ISODD(ROW([.A26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ga_fe50</text:p>
          </table:table-cell>
          <table:table-cell table:formula="of:=IF(ISODD(ROW([.A26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8_ag_ca42</text:p>
          </table:table-cell>
          <table:table-cell table:formula="of:=IF(ISODD(ROW([.A26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ga_ar38</text:p>
          </table:table-cell>
          <table:table-cell table:formula="of:=IF(ISODD(ROW([.A26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ag_v47</text:p>
          </table:table-cell>
          <table:table-cell table:formula="of:=IF(ISODD(ROW([.A26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ga_sc43</text:p>
          </table:table-cell>
          <table:table-cell table:formula="of:=IF(ISODD(ROW([.A26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ag_v48</text:p>
          </table:table-cell>
          <table:table-cell table:formula="of:=IF(ISODD(ROW([.A26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8_ga_sc44</text:p>
          </table:table-cell>
          <table:table-cell table:formula="of:=IF(ISODD(ROW([.A26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5_ag_v49</text:p>
          </table:table-cell>
          <table:table-cell table:formula="of:=IF(ISODD(ROW([.A26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ga_sc45</text:p>
          </table:table-cell>
          <table:table-cell table:formula="of:=IF(ISODD(ROW([.A26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5_ag_kr69</text:p>
          </table:table-cell>
          <table:table-cell table:formula="of:=IF(ISODD(ROW([.A26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ga_se65</text:p>
          </table:table-cell>
          <table:table-cell table:formula="of:=IF(ISODD(ROW([.A26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ag_kr70</text:p>
          </table:table-cell>
          <table:table-cell table:formula="of:=IF(ISODD(ROW([.A26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ga_se66</text:p>
          </table:table-cell>
          <table:table-cell table:formula="of:=IF(ISODD(ROW([.A26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ag_ga65</text:p>
          </table:table-cell>
          <table:table-cell table:formula="of:=IF(ISODD(ROW([.A26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5_ga_cu61</text:p>
          </table:table-cell>
          <table:table-cell table:formula="of:=IF(ISODD(ROW([.A26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7_ag_kr71</text:p>
          </table:table-cell>
          <table:table-cell table:formula="of:=IF(ISODD(ROW([.A26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ga_se67</text:p>
          </table:table-cell>
          <table:table-cell table:formula="of:=IF(ISODD(ROW([.A26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ag_kr72</text:p>
          </table:table-cell>
          <table:table-cell table:formula="of:=IF(ISODD(ROW([.A26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2_ga_se68</text:p>
          </table:table-cell>
          <table:table-cell table:formula="of:=IF(ISODD(ROW([.A26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9_ag_kr73</text:p>
          </table:table-cell>
          <table:table-cell table:formula="of:=IF(ISODD(ROW([.A26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3_ga_se69</text:p>
          </table:table-cell>
          <table:table-cell table:formula="of:=IF(ISODD(ROW([.A26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5_ag_cu59</text:p>
          </table:table-cell>
          <table:table-cell table:formula="of:=IF(ISODD(ROW([.A26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ga_co55</text:p>
          </table:table-cell>
          <table:table-cell table:formula="of:=IF(ISODD(ROW([.A26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70_ag_kr74</text:p>
          </table:table-cell>
          <table:table-cell table:formula="of:=IF(ISODD(ROW([.A26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4_ga_se70</text:p>
          </table:table-cell>
          <table:table-cell table:formula="of:=IF(ISODD(ROW([.A26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4_ag_br68</text:p>
          </table:table-cell>
          <table:table-cell table:formula="of:=IF(ISODD(ROW([.A26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ga_as64</text:p>
          </table:table-cell>
          <table:table-cell table:formula="of:=IF(ISODD(ROW([.A26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ag_as68</text:p>
          </table:table-cell>
          <table:table-cell table:formula="of:=IF(ISODD(ROW([.A26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8_ga_ga64</text:p>
          </table:table-cell>
          <table:table-cell table:formula="of:=IF(ISODD(ROW([.A26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ag_ti43</text:p>
          </table:table-cell>
          <table:table-cell table:formula="of:=IF(ISODD(ROW([.A26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ga_ca39</text:p>
          </table:table-cell>
          <table:table-cell table:formula="of:=IF(ISODD(ROW([.A26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ag_s28</text:p>
          </table:table-cell>
          <table:table-cell table:formula="of:=IF(ISODD(ROW([.A26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8_ga_si24</text:p>
          </table:table-cell>
          <table:table-cell table:formula="of:=IF(ISODD(ROW([.A26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5_ag_s29</text:p>
          </table:table-cell>
          <table:table-cell table:formula="of:=IF(ISODD(ROW([.A26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ga_si25</text:p>
          </table:table-cell>
          <table:table-cell table:formula="of:=IF(ISODD(ROW([.A26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ag_s30</text:p>
          </table:table-cell>
          <table:table-cell table:formula="of:=IF(ISODD(ROW([.A26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0_ga_si26</text:p>
          </table:table-cell>
          <table:table-cell table:formula="of:=IF(ISODD(ROW([.A26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ag_s31</text:p>
          </table:table-cell>
          <table:table-cell table:formula="of:=IF(ISODD(ROW([.A26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ga_si27</text:p>
          </table:table-cell>
          <table:table-cell table:formula="of:=IF(ISODD(ROW([.A26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8_ag_s32</text:p>
          </table:table-cell>
          <table:table-cell table:formula="of:=IF(ISODD(ROW([.A26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2_ga_si28</text:p>
          </table:table-cell>
          <table:table-cell table:formula="of:=IF(ISODD(ROW([.A26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ag_s33</text:p>
          </table:table-cell>
          <table:table-cell table:formula="of:=IF(ISODD(ROW([.A26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ga_si29</text:p>
          </table:table-cell>
          <table:table-cell table:formula="of:=IF(ISODD(ROW([.A26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30_ag_s34</text:p>
          </table:table-cell>
          <table:table-cell table:formula="of:=IF(ISODD(ROW([.A26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4_ga_si30</text:p>
          </table:table-cell>
          <table:table-cell table:formula="of:=IF(ISODD(ROW([.A26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ag_ga66</text:p>
          </table:table-cell>
          <table:table-cell table:formula="of:=IF(ISODD(ROW([.A26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6_ga_cu62</text:p>
          </table:table-cell>
          <table:table-cell table:formula="of:=IF(ISODD(ROW([.A26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ag_br69</text:p>
          </table:table-cell>
          <table:table-cell table:formula="of:=IF(ISODD(ROW([.A26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ga_as65</text:p>
          </table:table-cell>
          <table:table-cell table:formula="of:=IF(ISODD(ROW([.A26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3_ag_te107</text:p>
          </table:table-cell>
          <table:table-cell table:formula="of:=IF(ISODD(ROW([.A26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e107_ga_sn103</text:p>
          </table:table-cell>
          <table:table-cell table:formula="of:=IF(ISODD(ROW([.A26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ag_zr78</text:p>
          </table:table-cell>
          <table:table-cell table:formula="of:=IF(ISODD(ROW([.A26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ga_sr74</text:p>
          </table:table-cell>
          <table:table-cell table:formula="of:=IF(ISODD(ROW([.A26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ag_zr79</text:p>
          </table:table-cell>
          <table:table-cell table:formula="of:=IF(ISODD(ROW([.A26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ga_sr75</text:p>
          </table:table-cell>
          <table:table-cell table:formula="of:=IF(ISODD(ROW([.A26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ag_zr80</text:p>
          </table:table-cell>
          <table:table-cell table:formula="of:=IF(ISODD(ROW([.A26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ga_sr76</text:p>
          </table:table-cell>
          <table:table-cell table:formula="of:=IF(ISODD(ROW([.A26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ag_as69</text:p>
          </table:table-cell>
          <table:table-cell table:formula="of:=IF(ISODD(ROW([.A26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9_ga_ga65</text:p>
          </table:table-cell>
          <table:table-cell table:formula="of:=IF(ISODD(ROW([.A26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ag_zr81</text:p>
          </table:table-cell>
          <table:table-cell table:formula="of:=IF(ISODD(ROW([.A26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1_ga_sr77</text:p>
          </table:table-cell>
          <table:table-cell table:formula="of:=IF(ISODD(ROW([.A26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8_ag_zr82</text:p>
          </table:table-cell>
          <table:table-cell table:formula="of:=IF(ISODD(ROW([.A26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2_ga_sr78</text:p>
          </table:table-cell>
          <table:table-cell table:formula="of:=IF(ISODD(ROW([.A26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6_ag_cu60</text:p>
          </table:table-cell>
          <table:table-cell table:formula="of:=IF(ISODD(ROW([.A26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ga_co56</text:p>
          </table:table-cell>
          <table:table-cell table:formula="of:=IF(ISODD(ROW([.A26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5_ag_rh89</text:p>
          </table:table-cell>
          <table:table-cell table:formula="of:=IF(ISODD(ROW([.A26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89_ga_tc85</text:p>
          </table:table-cell>
          <table:table-cell table:formula="of:=IF(ISODD(ROW([.A26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6_ag_rh90</text:p>
          </table:table-cell>
          <table:table-cell table:formula="of:=IF(ISODD(ROW([.A26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0_ga_tc86</text:p>
          </table:table-cell>
          <table:table-cell table:formula="of:=IF(ISODD(ROW([.A26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7_ag_rh91</text:p>
          </table:table-cell>
          <table:table-cell table:formula="of:=IF(ISODD(ROW([.A26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ga_tc87</text:p>
          </table:table-cell>
          <table:table-cell table:formula="of:=IF(ISODD(ROW([.A27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3_ag_ga67</text:p>
          </table:table-cell>
          <table:table-cell table:formula="of:=IF(ISODD(ROW([.A27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7_ga_cu63</text:p>
          </table:table-cell>
          <table:table-cell table:formula="of:=IF(ISODD(ROW([.A27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c88_ag_rh92</text:p>
          </table:table-cell>
          <table:table-cell table:formula="of:=IF(ISODD(ROW([.A27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2_ga_tc88</text:p>
          </table:table-cell>
          <table:table-cell table:formula="of:=IF(ISODD(ROW([.A27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0_ag_cr44</text:p>
          </table:table-cell>
          <table:table-cell table:formula="of:=IF(ISODD(ROW([.A27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4_ga_ti40</text:p>
          </table:table-cell>
          <table:table-cell table:formula="of:=IF(ISODD(ROW([.A27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ag_ti44</text:p>
          </table:table-cell>
          <table:table-cell table:formula="of:=IF(ISODD(ROW([.A27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ga_ca40</text:p>
          </table:table-cell>
          <table:table-cell table:formula="of:=IF(ISODD(ROW([.A27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1_ag_cr45</text:p>
          </table:table-cell>
          <table:table-cell table:formula="of:=IF(ISODD(ROW([.A27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ga_ti41</text:p>
          </table:table-cell>
          <table:table-cell table:formula="of:=IF(ISODD(ROW([.A27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2_ag_cr46</text:p>
          </table:table-cell>
          <table:table-cell table:formula="of:=IF(ISODD(ROW([.A27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ga_ti42</text:p>
          </table:table-cell>
          <table:table-cell table:formula="of:=IF(ISODD(ROW([.A27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6_ag_br70</text:p>
          </table:table-cell>
          <table:table-cell table:formula="of:=IF(ISODD(ROW([.A27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ga_as66</text:p>
          </table:table-cell>
          <table:table-cell table:formula="of:=IF(ISODD(ROW([.A27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3_ag_cr47</text:p>
          </table:table-cell>
          <table:table-cell table:formula="of:=IF(ISODD(ROW([.A27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ga_ti43</text:p>
          </table:table-cell>
          <table:table-cell table:formula="of:=IF(ISODD(ROW([.A27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ag_cr48</text:p>
          </table:table-cell>
          <table:table-cell table:formula="of:=IF(ISODD(ROW([.A27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ga_ti44</text:p>
          </table:table-cell>
          <table:table-cell table:formula="of:=IF(ISODD(ROW([.A27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ag_cr49</text:p>
          </table:table-cell>
          <table:table-cell table:formula="of:=IF(ISODD(ROW([.A27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ga_ti45</text:p>
          </table:table-cell>
          <table:table-cell table:formula="of:=IF(ISODD(ROW([.A27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7_ag_na21</text:p>
          </table:table-cell>
          <table:table-cell table:formula="of:=IF(ISODD(ROW([.A27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ga_f17</text:p>
          </table:table-cell>
          <table:table-cell table:formula="of:=IF(ISODD(ROW([.A27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ag_sn100</text:p>
          </table:table-cell>
          <table:table-cell table:formula="of:=IF(ISODD(ROW([.A27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0_ga_cd96</text:p>
          </table:table-cell>
          <table:table-cell table:formula="of:=IF(ISODD(ROW([.A27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ag_cr50</text:p>
          </table:table-cell>
          <table:table-cell table:formula="of:=IF(ISODD(ROW([.A27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0_ga_ti46</text:p>
          </table:table-cell>
          <table:table-cell table:formula="of:=IF(ISODD(ROW([.A27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ag_cr51</text:p>
          </table:table-cell>
          <table:table-cell table:formula="of:=IF(ISODD(ROW([.A27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ga_ti47</text:p>
          </table:table-cell>
          <table:table-cell table:formula="of:=IF(ISODD(ROW([.A27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ag_mn47</text:p>
          </table:table-cell>
          <table:table-cell table:formula="of:=IF(ISODD(ROW([.A27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ga_v43</text:p>
          </table:table-cell>
          <table:table-cell table:formula="of:=IF(ISODD(ROW([.A27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4_ag_mn48</text:p>
          </table:table-cell>
          <table:table-cell table:formula="of:=IF(ISODD(ROW([.A27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ga_v44</text:p>
          </table:table-cell>
          <table:table-cell table:formula="of:=IF(ISODD(ROW([.A27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ag_cu61</text:p>
          </table:table-cell>
          <table:table-cell table:formula="of:=IF(ISODD(ROW([.A27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ga_co57</text:p>
          </table:table-cell>
          <table:table-cell table:formula="of:=IF(ISODD(ROW([.A27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ag_mn49</text:p>
          </table:table-cell>
          <table:table-cell table:formula="of:=IF(ISODD(ROW([.A27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ga_v45</text:p>
          </table:table-cell>
          <table:table-cell table:formula="of:=IF(ISODD(ROW([.A27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7_ag_in101</text:p>
          </table:table-cell>
          <table:table-cell table:formula="of:=IF(ISODD(ROW([.A27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101_ga_ag97</text:p>
          </table:table-cell>
          <table:table-cell table:formula="of:=IF(ISODD(ROW([.A27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ag_mn50</text:p>
          </table:table-cell>
          <table:table-cell table:formula="of:=IF(ISODD(ROW([.A27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ga_v46</text:p>
          </table:table-cell>
          <table:table-cell table:formula="of:=IF(ISODD(ROW([.A27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ag_mn51</text:p>
          </table:table-cell>
          <table:table-cell table:formula="of:=IF(ISODD(ROW([.A27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1_ga_v47</text:p>
          </table:table-cell>
          <table:table-cell table:formula="of:=IF(ISODD(ROW([.A27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ag_mn52</text:p>
          </table:table-cell>
          <table:table-cell table:formula="of:=IF(ISODD(ROW([.A27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ga_v48</text:p>
          </table:table-cell>
          <table:table-cell table:formula="of:=IF(ISODD(ROW([.A27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9_ag_mn53</text:p>
          </table:table-cell>
          <table:table-cell table:formula="of:=IF(ISODD(ROW([.A27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3_ga_v49</text:p>
          </table:table-cell>
          <table:table-cell table:formula="of:=IF(ISODD(ROW([.A27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7_ag_nb81</text:p>
          </table:table-cell>
          <table:table-cell table:formula="of:=IF(ISODD(ROW([.A27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1_ga_y77</text:p>
          </table:table-cell>
          <table:table-cell table:formula="of:=IF(ISODD(ROW([.A27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8_ag_na22</text:p>
          </table:table-cell>
          <table:table-cell table:formula="of:=IF(ISODD(ROW([.A27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2_ga_f18</text:p>
          </table:table-cell>
          <table:table-cell table:formula="of:=IF(ISODD(ROW([.A27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ag_ti45</text:p>
          </table:table-cell>
          <table:table-cell table:formula="of:=IF(ISODD(ROW([.A27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ga_ca41</text:p>
          </table:table-cell>
          <table:table-cell table:formula="of:=IF(ISODD(ROW([.A27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8_ag_nb82</text:p>
          </table:table-cell>
          <table:table-cell table:formula="of:=IF(ISODD(ROW([.A27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ga_y78</text:p>
          </table:table-cell>
          <table:table-cell table:formula="of:=IF(ISODD(ROW([.A27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79_ag_nb83</text:p>
          </table:table-cell>
          <table:table-cell table:formula="of:=IF(ISODD(ROW([.A27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3_ga_y79</text:p>
          </table:table-cell>
          <table:table-cell table:formula="of:=IF(ISODD(ROW([.A27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ag_br71</text:p>
          </table:table-cell>
          <table:table-cell table:formula="of:=IF(ISODD(ROW([.A27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1_ga_as67</text:p>
          </table:table-cell>
          <table:table-cell table:formula="of:=IF(ISODD(ROW([.A27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ag_fe48</text:p>
          </table:table-cell>
          <table:table-cell table:formula="of:=IF(ISODD(ROW([.A27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ga_cr44</text:p>
          </table:table-cell>
          <table:table-cell table:formula="of:=IF(ISODD(ROW([.A27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0_ag_nb84</text:p>
          </table:table-cell>
          <table:table-cell table:formula="of:=IF(ISODD(ROW([.A27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4_ga_y80</text:p>
          </table:table-cell>
          <table:table-cell table:formula="of:=IF(ISODD(ROW([.A27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y81_ag_nb85</text:p>
          </table:table-cell>
          <table:table-cell table:formula="of:=IF(ISODD(ROW([.A27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5_ga_y81</text:p>
          </table:table-cell>
          <table:table-cell table:formula="of:=IF(ISODD(ROW([.A27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6_ag_ge60</text:p>
          </table:table-cell>
          <table:table-cell table:formula="of:=IF(ISODD(ROW([.A27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ga_zn56</text:p>
          </table:table-cell>
          <table:table-cell table:formula="of:=IF(ISODD(ROW([.A27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ag_ge61</text:p>
          </table:table-cell>
          <table:table-cell table:formula="of:=IF(ISODD(ROW([.A27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ga_zn57</text:p>
          </table:table-cell>
          <table:table-cell table:formula="of:=IF(ISODD(ROW([.A27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ag_ge62</text:p>
          </table:table-cell>
          <table:table-cell table:formula="of:=IF(ISODD(ROW([.A27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ga_zn58</text:p>
          </table:table-cell>
          <table:table-cell table:formula="of:=IF(ISODD(ROW([.A27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ag_sn102</text:p>
          </table:table-cell>
          <table:table-cell table:formula="of:=IF(ISODD(ROW([.A27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2_ga_cd98</text:p>
          </table:table-cell>
          <table:table-cell table:formula="of:=IF(ISODD(ROW([.A27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9_ag_ge63</text:p>
          </table:table-cell>
          <table:table-cell table:formula="of:=IF(ISODD(ROW([.A27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3_ga_zn59</text:p>
          </table:table-cell>
          <table:table-cell table:formula="of:=IF(ISODD(ROW([.A27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1_ag_se65</text:p>
          </table:table-cell>
          <table:table-cell table:formula="of:=IF(ISODD(ROW([.A27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ga_ge61</text:p>
          </table:table-cell>
          <table:table-cell table:formula="of:=IF(ISODD(ROW([.A27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3_ag_p27</text:p>
          </table:table-cell>
          <table:table-cell table:formula="of:=IF(ISODD(ROW([.A27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ga_al23</text:p>
          </table:table-cell>
          <table:table-cell table:formula="of:=IF(ISODD(ROW([.A27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0_ag_ge64</text:p>
          </table:table-cell>
          <table:table-cell table:formula="of:=IF(ISODD(ROW([.A27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4_ga_zn60</text:p>
          </table:table-cell>
          <table:table-cell table:formula="of:=IF(ISODD(ROW([.A27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ag_ge65</text:p>
          </table:table-cell>
          <table:table-cell table:formula="of:=IF(ISODD(ROW([.A27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ga_zn61</text:p>
          </table:table-cell>
          <table:table-cell table:formula="of:=IF(ISODD(ROW([.A27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5_ag_fe49</text:p>
          </table:table-cell>
          <table:table-cell table:formula="of:=IF(ISODD(ROW([.A27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ga_cr45</text:p>
          </table:table-cell>
          <table:table-cell table:formula="of:=IF(ISODD(ROW([.A27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ag_ge66</text:p>
          </table:table-cell>
          <table:table-cell table:formula="of:=IF(ISODD(ROW([.A27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6_ga_zn62</text:p>
          </table:table-cell>
          <table:table-cell table:formula="of:=IF(ISODD(ROW([.A27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ag_na23</text:p>
          </table:table-cell>
          <table:table-cell table:formula="of:=IF(ISODD(ROW([.A27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ga_f19</text:p>
          </table:table-cell>
          <table:table-cell table:formula="of:=IF(ISODD(ROW([.A27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ag_ge67</text:p>
          </table:table-cell>
          <table:table-cell table:formula="of:=IF(ISODD(ROW([.A27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7_ga_zn63</text:p>
          </table:table-cell>
          <table:table-cell table:formula="of:=IF(ISODD(ROW([.A27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2_ag_ti46</text:p>
          </table:table-cell>
          <table:table-cell table:formula="of:=IF(ISODD(ROW([.A27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6_ga_ca42</text:p>
          </table:table-cell>
          <table:table-cell table:formula="of:=IF(ISODD(ROW([.A27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4_ag_ge68</text:p>
          </table:table-cell>
          <table:table-cell table:formula="of:=IF(ISODD(ROW([.A27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8_ga_zn64</text:p>
          </table:table-cell>
          <table:table-cell table:formula="of:=IF(ISODD(ROW([.A27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2_ag_se66</text:p>
          </table:table-cell>
          <table:table-cell table:formula="of:=IF(ISODD(ROW([.A27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6_ga_ge62</text:p>
          </table:table-cell>
          <table:table-cell table:formula="of:=IF(ISODD(ROW([.A27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ag_br72</text:p>
          </table:table-cell>
          <table:table-cell table:formula="of:=IF(ISODD(ROW([.A27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2_ga_as68</text:p>
          </table:table-cell>
          <table:table-cell table:formula="of:=IF(ISODD(ROW([.A27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8_ag_mo82</text:p>
          </table:table-cell>
          <table:table-cell table:formula="of:=IF(ISODD(ROW([.A27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ga_zr78</text:p>
          </table:table-cell>
          <table:table-cell table:formula="of:=IF(ISODD(ROW([.A28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79_ag_mo83</text:p>
          </table:table-cell>
          <table:table-cell table:formula="of:=IF(ISODD(ROW([.A28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ga_zr79</text:p>
          </table:table-cell>
          <table:table-cell table:formula="of:=IF(ISODD(ROW([.A28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0_ag_mo84</text:p>
          </table:table-cell>
          <table:table-cell table:formula="of:=IF(ISODD(ROW([.A28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ga_zr80</text:p>
          </table:table-cell>
          <table:table-cell table:formula="of:=IF(ISODD(ROW([.A28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ag_mo85</text:p>
          </table:table-cell>
          <table:table-cell table:formula="of:=IF(ISODD(ROW([.A28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ga_zr81</text:p>
          </table:table-cell>
          <table:table-cell table:formula="of:=IF(ISODD(ROW([.A28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48_ag_ni52</text:p>
          </table:table-cell>
          <table:table-cell table:formula="of:=IF(ISODD(ROW([.A28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ga_fe48</text:p>
          </table:table-cell>
          <table:table-cell table:formula="of:=IF(ISODD(ROW([.A28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ag_mo86</text:p>
          </table:table-cell>
          <table:table-cell table:formula="of:=IF(ISODD(ROW([.A28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6_ga_zr82</text:p>
          </table:table-cell>
          <table:table-cell table:formula="of:=IF(ISODD(ROW([.A28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6_ag_fe50</text:p>
          </table:table-cell>
          <table:table-cell table:formula="of:=IF(ISODD(ROW([.A28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0_ga_cr46</text:p>
          </table:table-cell>
          <table:table-cell table:formula="of:=IF(ISODD(ROW([.A28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h2_to_he4</text:p>
          </table:table-cell>
          <table:table-cell table:formula="of:=IF(ISODD(ROW([.A28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to_h2_h2</text:p>
          </table:table-cell>
          <table:table-cell table:formula="of:=IF(ISODD(ROW([.A28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to_he4_he4_he4</text:p>
          </table:table-cell>
          <table:table-cell table:formula="of:=IF(ISODD(ROW([.A28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c12</text:p>
          </table:table-cell>
          <table:table-cell table:formula="of:=IF(ISODD(ROW([.A28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b11_to_he4_he4_he4</text:p>
          </table:table-cell>
          <table:table-cell table:formula="of:=IF(ISODD(ROW([.A28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h1_b11</text:p>
          </table:table-cell>
          <table:table-cell table:formula="of:=IF(ISODD(ROW([.A28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he4_to_he3_he3</text:p>
          </table:table-cell>
          <table:table-cell table:formula="of:=IF(ISODD(ROW([.A28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he3_to_h1_h1_he4</text:p>
          </table:table-cell>
          <table:table-cell table:formula="of:=IF(ISODD(ROW([.A28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3_to_h2_h2</text:p>
          </table:table-cell>
          <table:table-cell table:formula="of:=IF(ISODD(ROW([.A28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2_to_h1_h3</text:p>
          </table:table-cell>
          <table:table-cell table:formula="of:=IF(ISODD(ROW([.A28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be7_to_he4_he4</text:p>
          </table:table-cell>
          <table:table-cell table:formula="of:=IF(ISODD(ROW([.A28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to_neut_be7</text:p>
          </table:table-cell>
          <table:table-cell table:formula="of:=IF(ISODD(ROW([.A28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c11_to_he4_he4_he4</text:p>
          </table:table-cell>
          <table:table-cell table:formula="of:=IF(ISODD(ROW([.A28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he4_to_neut_c11</text:p>
          </table:table-cell>
          <table:table-cell table:formula="of:=IF(ISODD(ROW([.A28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3_to_h2_h2</text:p>
          </table:table-cell>
          <table:table-cell table:formula="of:=IF(ISODD(ROW([.A28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2_to_neut_he3</text:p>
          </table:table-cell>
          <table:table-cell table:formula="of:=IF(ISODD(ROW([.A28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mg23_to_c12_c12</text:p>
          </table:table-cell>
          <table:table-cell table:formula="of:=IF(ISODD(ROW([.A28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neut_mg23</text:p>
          </table:table-cell>
          <table:table-cell table:formula="of:=IF(ISODD(ROW([.A28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neut_he4_to_h3_h3</text:p>
          </table:table-cell>
          <table:table-cell table:formula="of:=IF(ISODD(ROW([.A28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3_to_neut_neut_he4</text:p>
          </table:table-cell>
          <table:table-cell table:formula="of:=IF(ISODD(ROW([.A28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s31_to_o16_o16</text:p>
          </table:table-cell>
          <table:table-cell table:formula="of:=IF(ISODD(ROW([.A28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neut_s31</text:p>
          </table:table-cell>
          <table:table-cell table:formula="of:=IF(ISODD(ROW([.A28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li7_to_he4_he4</text:p>
          </table:table-cell>
          <table:table-cell table:formula="of:=IF(ISODD(ROW([.A28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he4_to_h1_li7</text:p>
          </table:table-cell>
          <table:table-cell table:formula="of:=IF(ISODD(ROW([.A28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na23_to_c12_c12</text:p>
          </table:table-cell>
          <table:table-cell table:formula="of:=IF(ISODD(ROW([.A28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h1_na23</text:p>
          </table:table-cell>
          <table:table-cell table:formula="of:=IF(ISODD(ROW([.A28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p31_to_o16_o16</text:p>
          </table:table-cell>
          <table:table-cell table:formula="of:=IF(ISODD(ROW([.A28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h1_p31</text:p>
          </table:table-cell>
          <table:table-cell table:formula="of:=IF(ISODD(ROW([.A28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ag_li7</text:p>
          </table:table-cell>
          <table:table-cell table:formula="of:=IF(ISODD(ROW([.A28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li7_ga_h3</text:p>
          </table:table-cell>
          <table:table-cell table:formula="of:=IF(ISODD(ROW([.A28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ag_be7</text:p>
          </table:table-cell>
          <table:table-cell table:formula="of:=IF(ISODD(ROW([.A28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ga_he3</text:p>
          </table:table-cell>
          <table:table-cell table:formula="of:=IF(ISODD(ROW([.A28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ne20_to_c12_c12</text:p>
          </table:table-cell>
          <table:table-cell table:formula="of:=IF(ISODD(ROW([.A28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c12_to_he4_ne20</text:p>
          </table:table-cell>
          <table:table-cell table:formula="of:=IF(ISODD(ROW([.A28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si28_to_o16_o16</text:p>
          </table:table-cell>
          <table:table-cell table:formula="of:=IF(ISODD(ROW([.A28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6_o16_to_he4_si28</text:p>
          </table:table-cell>
          <table:table-cell table:formula="of:=IF(ISODD(ROW([.A28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al27_to_c12_o16</text:p>
          </table:table-cell>
          <table:table-cell table:formula="of:=IF(ISODD(ROW([.A28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o16_to_h1_al27</text:p>
          </table:table-cell>
          <table:table-cell table:formula="of:=IF(ISODD(ROW([.A28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ca38_to_he4_ca36</text:p>
          </table:table-cell>
          <table:table-cell table:formula="of:=IF(ISODD(ROW([.A28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ca36_to_h1_h1_ca38</text:p>
          </table:table-cell>
          <table:table-cell table:formula="of:=IF(ISODD(ROW([.A28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he4_he4_to_he3_be7</text:p>
          </table:table-cell>
          <table:table-cell table:formula="of:=IF(ISODD(ROW([.A28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be7_to_h1_h1_he4_he4</text:p>
          </table:table-cell>
          <table:table-cell table:formula="of:=IF(ISODD(ROW([.A28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1_o15_to_he4_o13</text:p>
          </table:table-cell>
          <table:table-cell table:formula="of:=IF(ISODD(ROW([.A28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o13_to_h1_h1_o15</text:p>
          </table:table-cell>
          <table:table-cell table:formula="of:=IF(ISODD(ROW([.A28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2_to_neut_h1_h1</text:p>
          </table:table-cell>
          <table:table-cell table:formula="of:=IF(ISODD(ROW([.A28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h1_h1_to_h1_h2</text:p>
          </table:table-cell>
          <table:table-cell table:formula="of:=IF(ISODD(ROW([.A28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he4_to_h2_be7</text:p>
          </table:table-cell>
          <table:table-cell table:formula="of:=IF(ISODD(ROW([.A28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be7_to_h1_he4_he4</text:p>
          </table:table-cell>
          <table:table-cell table:formula="of:=IF(ISODD(ROW([.A28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he4_to_neut_b8</text:p>
          </table:table-cell>
          <table:table-cell table:formula="of:=IF(ISODD(ROW([.A28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b8_to_h1_he4_he4</text:p>
          </table:table-cell>
          <table:table-cell table:formula="of:=IF(ISODD(ROW([.A28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4_he4_to_h2_li7</text:p>
          </table:table-cell>
          <table:table-cell table:formula="of:=IF(ISODD(ROW([.A28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li7_to_neut_he4_he4</text:p>
          </table:table-cell>
          <table:table-cell table:formula="of:=IF(ISODD(ROW([.A28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he4_to_h2_h3</text:p>
          </table:table-cell>
          <table:table-cell table:formula="of:=IF(ISODD(ROW([.A28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3_to_neut_he4</text:p>
          </table:table-cell>
          <table:table-cell table:formula="of:=IF(ISODD(ROW([.A28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neut_he4_he4_to_h3_li7</text:p>
          </table:table-cell>
          <table:table-cell table:formula="of:=IF(ISODD(ROW([.A28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li7_to_neut_neut_he4_he4</text:p>
          </table:table-cell>
          <table:table-cell table:formula="of:=IF(ISODD(ROW([.A28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he4_to_h2_he3</text:p>
          </table:table-cell>
          <table:table-cell table:formula="of:=IF(ISODD(ROW([.A28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2_he3_to_h1_he4</text:p>
          </table:table-cell>
          <table:table-cell table:formula="of:=IF(ISODD(ROW([.A28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s31_to_c12_ne20</text:p>
          </table:table-cell>
          <table:table-cell table:formula="of:=IF(ISODD(ROW([.A28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neut_s31</text:p>
          </table:table-cell>
          <table:table-cell table:formula="of:=IF(ISODD(ROW([.A28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p31_to_c12_ne20</text:p>
          </table:table-cell>
          <table:table-cell table:formula="of:=IF(ISODD(ROW([.A28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h1_p31</text:p>
          </table:table-cell>
          <table:table-cell table:formula="of:=IF(ISODD(ROW([.A28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2_he4_to_h3_he3</text:p>
          </table:table-cell>
          <table:table-cell table:formula="of:=IF(ISODD(ROW([.A28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e3_to_h2_he4</text:p>
          </table:table-cell>
          <table:table-cell table:formula="of:=IF(ISODD(ROW([.A28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o16_to_he4_mg24</text:p>
          </table:table-cell>
          <table:table-cell table:formula="of:=IF(ISODD(ROW([.A28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4_mg24_to_c12_o16</text:p>
          </table:table-cell>
          <table:table-cell table:formula="of:=IF(ISODD(ROW([.A28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12_o16_to_neut_si27</text:p>
          </table:table-cell>
          <table:table-cell table:formula="of:=IF(ISODD(ROW([.A28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ut_si27_to_c12_o16</text:p>
          </table:table-cell>
          <table:table-cell table:formula="of:=IF(ISODD(ROW([.A28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4_si28_to_c12_ne20</text:p>
          </table:table-cell>
          <table:table-cell table:formula="of:=IF(ISODD(ROW([.A28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2_ne20_to_he4_si28</text:p>
          </table:table-cell>
          <table:table-cell table:formula="of:=IF(ISODD(ROW([.A28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wk_br73</text:p>
          </table:table-cell>
          <table:table-cell table:formula="of:=IF(ISODD(ROW([.A28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1_wk_na21</text:p>
          </table:table-cell>
          <table:table-cell table:formula="of:=IF(ISODD(ROW([.A28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2_wk_na22</text:p>
          </table:table-cell>
          <table:table-cell table:formula="of:=IF(ISODD(ROW([.A28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51_wk-minus_mn51</text:p>
          </table:table-cell>
          <table:table-cell table:formula="of:=IF(ISODD(ROW([.A28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g94_wk_pd94</text:p>
          </table:table-cell>
          <table:table-cell table:formula="of:=IF(ISODD(ROW([.A28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wk-minus_ar32</text:p>
          </table:table-cell>
          <table:table-cell table:formula="of:=IF(ISODD(ROW([.A28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3_wk-minus_al23</text:p>
          </table:table-cell>
          <table:table-cell table:formula="of:=IF(ISODD(ROW([.A28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3_wk_na23</text:p>
          </table:table-cell>
          <table:table-cell table:formula="of:=IF(ISODD(ROW([.A28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wk_mg24</text:p>
          </table:table-cell>
          <table:table-cell table:formula="of:=IF(ISODD(ROW([.A28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2_wk_s32</text:p>
          </table:table-cell>
          <table:table-cell table:formula="of:=IF(ISODD(ROW([.A28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g24_wk-minus_al24</text:p>
          </table:table-cell>
          <table:table-cell table:formula="of:=IF(ISODD(ROW([.A28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5_wk_ga65</text:p>
          </table:table-cell>
          <table:table-cell table:formula="of:=IF(ISODD(ROW([.A28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2_wk_se72</text:p>
          </table:table-cell>
          <table:table-cell table:formula="of:=IF(ISODD(ROW([.A28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g25_wk-minus_al25</text:p>
          </table:table-cell>
          <table:table-cell table:formula="of:=IF(ISODD(ROW([.A28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wk_cl31</text:p>
          </table:table-cell>
          <table:table-cell table:formula="of:=IF(ISODD(ROW([.A28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7_wk_cr47</text:p>
          </table:table-cell>
          <table:table-cell table:formula="of:=IF(ISODD(ROW([.A28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9_wk-minus_mn49</text:p>
          </table:table-cell>
          <table:table-cell table:formula="of:=IF(ISODD(ROW([.A28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9_wk_se69</text:p>
          </table:table-cell>
          <table:table-cell table:formula="of:=IF(ISODD(ROW([.A29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1_wk_h1_h1_p29</text:p>
          </table:table-cell>
          <table:table-cell table:formula="of:=IF(ISODD(ROW([.A29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8_wk_cr48</text:p>
          </table:table-cell>
          <table:table-cell table:formula="of:=IF(ISODD(ROW([.A29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2_wk_mn52</text:p>
          </table:table-cell>
          <table:table-cell table:formula="of:=IF(ISODD(ROW([.A29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49_wk-minus_fe49</text:p>
          </table:table-cell>
          <table:table-cell table:formula="of:=IF(ISODD(ROW([.A29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49_wk_cr49</text:p>
          </table:table-cell>
          <table:table-cell table:formula="of:=IF(ISODD(ROW([.A29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8_wk_mn48</text:p>
          </table:table-cell>
          <table:table-cell table:formula="of:=IF(ISODD(ROW([.A29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2_wk-minus_mn52</text:p>
          </table:table-cell>
          <table:table-cell table:formula="of:=IF(ISODD(ROW([.A29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0_wk_cr50</text:p>
          </table:table-cell>
          <table:table-cell table:formula="of:=IF(ISODD(ROW([.A29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1_wk_cr51</text:p>
          </table:table-cell>
          <table:table-cell table:formula="of:=IF(ISODD(ROW([.A29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n52_wk-minus_fe52</text:p>
          </table:table-cell>
          <table:table-cell table:formula="of:=IF(ISODD(ROW([.A29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2_wk_cr52</text:p>
          </table:table-cell>
          <table:table-cell table:formula="of:=IF(ISODD(ROW([.A29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42_wk-minus_sc42</text:p>
          </table:table-cell>
          <table:table-cell table:formula="of:=IF(ISODD(ROW([.A29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mn53_wk-minus_fe53</text:p>
          </table:table-cell>
          <table:table-cell table:formula="of:=IF(ISODD(ROW([.A29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9_wk_v49</text:p>
          </table:table-cell>
          <table:table-cell table:formula="of:=IF(ISODD(ROW([.A29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6_wk_ag96</text:p>
          </table:table-cell>
          <table:table-cell table:formula="of:=IF(ISODD(ROW([.A29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2_wk_nb82</text:p>
          </table:table-cell>
          <table:table-cell table:formula="of:=IF(ISODD(ROW([.A29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6_wk_ga66</text:p>
          </table:table-cell>
          <table:table-cell table:formula="of:=IF(ISODD(ROW([.A29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3_wk_nb83</text:p>
          </table:table-cell>
          <table:table-cell table:formula="of:=IF(ISODD(ROW([.A29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0_wk_mn50</text:p>
          </table:table-cell>
          <table:table-cell table:formula="of:=IF(ISODD(ROW([.A29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4_wk_nb84</text:p>
          </table:table-cell>
          <table:table-cell table:formula="of:=IF(ISODD(ROW([.A29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4_wk_ni54</text:p>
          </table:table-cell>
          <table:table-cell table:formula="of:=IF(ISODD(ROW([.A29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mo85_wk_nb85</text:p>
          </table:table-cell>
          <table:table-cell table:formula="of:=IF(ISODD(ROW([.A29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3_wk-minus_ar33</text:p>
          </table:table-cell>
          <table:table-cell table:formula="of:=IF(ISODD(ROW([.A29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12_wk_c12</text:p>
          </table:table-cell>
          <table:table-cell table:formula="of:=IF(ISODD(ROW([.A29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2_wk_cl32</text:p>
          </table:table-cell>
          <table:table-cell table:formula="of:=IF(ISODD(ROW([.A29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3_wk_s33</text:p>
          </table:table-cell>
          <table:table-cell table:formula="of:=IF(ISODD(ROW([.A29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7_wk_ga67</text:p>
          </table:table-cell>
          <table:table-cell table:formula="of:=IF(ISODD(ROW([.A29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3_wk-minus_co53</text:p>
          </table:table-cell>
          <table:table-cell table:formula="of:=IF(ISODD(ROW([.A29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3_wk_mn53</text:p>
          </table:table-cell>
          <table:table-cell table:formula="of:=IF(ISODD(ROW([.A29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3_wk_mg23</text:p>
          </table:table-cell>
          <table:table-cell table:formula="of:=IF(ISODD(ROW([.A29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0_wk_ne20</text:p>
          </table:table-cell>
          <table:table-cell table:formula="of:=IF(ISODD(ROW([.A29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1_wk-minus_mg21</text:p>
          </table:table-cell>
          <table:table-cell table:formula="of:=IF(ISODD(ROW([.A29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1_wk_ne21</text:p>
          </table:table-cell>
          <table:table-cell table:formula="of:=IF(ISODD(ROW([.A29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6_wk_v46</text:p>
          </table:table-cell>
          <table:table-cell table:formula="of:=IF(ISODD(ROW([.A29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a22_wk-minus_mg22</text:p>
          </table:table-cell>
          <table:table-cell table:formula="of:=IF(ISODD(ROW([.A29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a23_wk-minus_mg23</text:p>
          </table:table-cell>
          <table:table-cell table:formula="of:=IF(ISODD(ROW([.A29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0_wk_s30</text:p>
          </table:table-cell>
          <table:table-cell table:formula="of:=IF(ISODD(ROW([.A29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5_wk_ni55</text:p>
          </table:table-cell>
          <table:table-cell table:formula="of:=IF(ISODD(ROW([.A29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1_wk_zr81</text:p>
          </table:table-cell>
          <table:table-cell table:formula="of:=IF(ISODD(ROW([.A29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b82_wk_zr82</text:p>
          </table:table-cell>
          <table:table-cell table:formula="of:=IF(ISODD(ROW([.A29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1_wk_mn51</text:p>
          </table:table-cell>
          <table:table-cell table:formula="of:=IF(ISODD(ROW([.A29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11_wk_b11</text:p>
          </table:table-cell>
          <table:table-cell table:formula="of:=IF(ISODD(ROW([.A29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b83_wk_zr83</text:p>
          </table:table-cell>
          <table:table-cell table:formula="of:=IF(ISODD(ROW([.A29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1_ec_h2</text:p>
          </table:table-cell>
          <table:table-cell table:formula="of:=IF(ISODD(ROW([.A29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4_wk-minus_sc44</text:p>
          </table:table-cell>
          <table:table-cell table:formula="of:=IF(ISODD(ROW([.A29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1_wk_br71</text:p>
          </table:table-cell>
          <table:table-cell table:formula="of:=IF(ISODD(ROW([.A29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4_wk-minus_co54</text:p>
          </table:table-cell>
          <table:table-cell table:formula="of:=IF(ISODD(ROW([.A29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1_wk_h2</text:p>
          </table:table-cell>
          <table:table-cell table:formula="of:=IF(ISODD(ROW([.A29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8_wk_f18</text:p>
          </table:table-cell>
          <table:table-cell table:formula="of:=IF(ISODD(ROW([.A29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wk-minus_ar34</text:p>
          </table:table-cell>
          <table:table-cell table:formula="of:=IF(ISODD(ROW([.A29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19_wk_f19</text:p>
          </table:table-cell>
          <table:table-cell table:formula="of:=IF(ISODD(ROW([.A29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1_he3_wk_he4</text:p>
          </table:table-cell>
          <table:table-cell table:formula="of:=IF(ISODD(ROW([.A29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3_wk_cl33</text:p>
          </table:table-cell>
          <table:table-cell table:formula="of:=IF(ISODD(ROW([.A29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4_wk_s34</text:p>
          </table:table-cell>
          <table:table-cell table:formula="of:=IF(ISODD(ROW([.A29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20_wk-minus_na20</text:p>
          </table:table-cell>
          <table:table-cell table:formula="of:=IF(ISODD(ROW([.A29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e21_wk-minus_na21</text:p>
          </table:table-cell>
          <table:table-cell table:formula="of:=IF(ISODD(ROW([.A29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7_wk-minus_si27</text:p>
          </table:table-cell>
          <table:table-cell table:formula="of:=IF(ISODD(ROW([.A29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70_wk_br70</text:p>
          </table:table-cell>
          <table:table-cell table:formula="of:=IF(ISODD(ROW([.A29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eut_wk-minus_h1</text:p>
          </table:table-cell>
          <table:table-cell table:formula="of:=IF(ISODD(ROW([.A29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2_wk_co52</text:p>
          </table:table-cell>
          <table:table-cell table:formula="of:=IF(ISODD(ROW([.A29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2_wk_br72</text:p>
          </table:table-cell>
          <table:table-cell table:formula="of:=IF(ISODD(ROW([.A29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3_wk_co53</text:p>
          </table:table-cell>
          <table:table-cell table:formula="of:=IF(ISODD(ROW([.A29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e55_wk-minus_co55</text:p>
          </table:table-cell>
          <table:table-cell table:formula="of:=IF(ISODD(ROW([.A29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4_wk_co54</text:p>
          </table:table-cell>
          <table:table-cell table:formula="of:=IF(ISODD(ROW([.A29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1_wk_neut</text:p>
          </table:table-cell>
          <table:table-cell table:formula="of:=IF(ISODD(ROW([.A29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68_wk_se68</text:p>
          </table:table-cell>
          <table:table-cell table:formula="of:=IF(ISODD(ROW([.A29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5_wk_co55</text:p>
          </table:table-cell>
          <table:table-cell table:formula="of:=IF(ISODD(ROW([.A29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6_wk_ni56</text:p>
          </table:table-cell>
          <table:table-cell table:formula="of:=IF(ISODD(ROW([.A29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6_wk_co56</text:p>
          </table:table-cell>
          <table:table-cell table:formula="of:=IF(ISODD(ROW([.A29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r69_wk_br69</text:p>
          </table:table-cell>
          <table:table-cell table:formula="of:=IF(ISODD(ROW([.A29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7_wk-minus_cu57</text:p>
          </table:table-cell>
          <table:table-cell table:formula="of:=IF(ISODD(ROW([.A29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7_wk_co57</text:p>
          </table:table-cell>
          <table:table-cell table:formula="of:=IF(ISODD(ROW([.A29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8_wk_ag98</text:p>
          </table:table-cell>
          <table:table-cell table:formula="of:=IF(ISODD(ROW([.A29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58_wk-minus_cu58</text:p>
          </table:table-cell>
          <table:table-cell table:formula="of:=IF(ISODD(ROW([.A29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59_wk-minus_cu59</text:p>
          </table:table-cell>
          <table:table-cell table:formula="of:=IF(ISODD(ROW([.A29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56_wk-minus_co56</text:p>
          </table:table-cell>
          <table:table-cell table:formula="of:=IF(ISODD(ROW([.A29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8_wk_he4_he4</text:p>
          </table:table-cell>
          <table:table-cell table:formula="of:=IF(ISODD(ROW([.A29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0_wk-minus_cu60</text:p>
          </table:table-cell>
          <table:table-cell table:formula="of:=IF(ISODD(ROW([.A29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l35_wk-minus_ar35</text:p>
          </table:table-cell>
          <table:table-cell table:formula="of:=IF(ISODD(ROW([.A29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ni61_wk-minus_cu61</text:p>
          </table:table-cell>
          <table:table-cell table:formula="of:=IF(ISODD(ROW([.A29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ni62_wk-minus_cu62</text:p>
          </table:table-cell>
          <table:table-cell table:formula="of:=IF(ISODD(ROW([.A29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4_wk_cl34</text:p>
          </table:table-cell>
          <table:table-cell table:formula="of:=IF(ISODD(ROW([.A29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3_wk_n13</text:p>
          </table:table-cell>
          <table:table-cell table:formula="of:=IF(ISODD(ROW([.A29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4_wk_n14</text:p>
          </table:table-cell>
          <table:table-cell table:formula="of:=IF(ISODD(ROW([.A29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formula="of:=IF(ISODD(ROW([.A29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o15_wk_n15</text:p>
          </table:table-cell>
          <table:table-cell table:formula="of:=IF(ISODD(ROW([.A29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7_wk-minus_f17</text:p>
          </table:table-cell>
          <table:table-cell table:formula="of:=IF(ISODD(ROW([.A29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59_wk_zn59</text:p>
          </table:table-cell>
          <table:table-cell table:formula="of:=IF(ISODD(ROW([.A29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o18_wk-minus_f18</text:p>
          </table:table-cell>
          <table:table-cell table:formula="of:=IF(ISODD(ROW([.A29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3_he3_to_neut_h1_he4</text:p>
          </table:table-cell>
          <table:table-cell table:formula="of:=IF(ISODD(ROW([.A29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3_wk_ga63</text:p>
          </table:table-cell>
          <table:table-cell table:formula="of:=IF(ISODD(ROW([.A29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6_wk_si26</text:p>
          </table:table-cell>
          <table:table-cell table:formula="of:=IF(ISODD(ROW([.A29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3_wk-minus_he3</text:p>
          </table:table-cell>
          <table:table-cell table:formula="of:=IF(ISODD(ROW([.A29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7_wk-minus_zn57</text:p>
          </table:table-cell>
          <table:table-cell table:formula="of:=IF(ISODD(ROW([.A29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e64_wk_ga64</text:p>
          </table:table-cell>
          <table:table-cell table:formula="of:=IF(ISODD(ROW([.A29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7_wk_si27</text:p>
          </table:table-cell>
          <table:table-cell table:formula="of:=IF(ISODD(ROW([.A29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57_wk_ni57</text:p>
          </table:table-cell>
          <table:table-cell table:formula="of:=IF(ISODD(ROW([.A29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8_wk-minus_s28</text:p>
          </table:table-cell>
          <table:table-cell table:formula="of:=IF(ISODD(ROW([.A29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8_wk_si28</text:p>
          </table:table-cell>
          <table:table-cell table:formula="of:=IF(ISODD(ROW([.A29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he3_ec_h3</text:p>
          </table:table-cell>
          <table:table-cell table:formula="of:=IF(ISODD(ROW([.A30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29_wk-minus_s29</text:p>
          </table:table-cell>
          <table:table-cell table:formula="of:=IF(ISODD(ROW([.A30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29_wk_si29</text:p>
          </table:table-cell>
          <table:table-cell table:formula="of:=IF(ISODD(ROW([.A30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1_wk_fe51</text:p>
          </table:table-cell>
          <table:table-cell table:formula="of:=IF(ISODD(ROW([.A30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9_wk_h1_he4_he4</text:p>
          </table:table-cell>
          <table:table-cell table:formula="of:=IF(ISODD(ROW([.A30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30_wk-minus_s30</text:p>
          </table:table-cell>
          <table:table-cell table:formula="of:=IF(ISODD(ROW([.A30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0_wk_si30</text:p>
          </table:table-cell>
          <table:table-cell table:formula="of:=IF(ISODD(ROW([.A30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formula="of:=IF(ISODD(ROW([.A30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31_wk-minus_s31</text:p>
          </table:table-cell>
          <table:table-cell table:formula="of:=IF(ISODD(ROW([.A30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0_wk_rh90</text:p>
          </table:table-cell>
          <table:table-cell table:formula="of:=IF(ISODD(ROW([.A30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pd91_wk_rh91</text:p>
          </table:table-cell>
          <table:table-cell table:formula="of:=IF(ISODD(ROW([.A30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2_wk_rh92</text:p>
          </table:table-cell>
          <table:table-cell table:formula="of:=IF(ISODD(ROW([.A30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wk-minus_k35</text:p>
          </table:table-cell>
          <table:table-cell table:formula="of:=IF(ISODD(ROW([.A30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pd93_wk_rh93</text:p>
          </table:table-cell>
          <table:table-cell table:formula="of:=IF(ISODD(ROW([.A30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5_wk_cl35</text:p>
          </table:table-cell>
          <table:table-cell table:formula="of:=IF(ISODD(ROW([.A30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b73_wk_kr73</text:p>
          </table:table-cell>
          <table:table-cell table:formula="of:=IF(ISODD(ROW([.A30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b74_wk_kr74</text:p>
          </table:table-cell>
          <table:table-cell table:formula="of:=IF(ISODD(ROW([.A30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0_wk_zn60</text:p>
          </table:table-cell>
          <table:table-cell table:formula="of:=IF(ISODD(ROW([.A30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8_wk_ni58</text:p>
          </table:table-cell>
          <table:table-cell table:formula="of:=IF(ISODD(ROW([.A30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89_wk_ru89</text:p>
          </table:table-cell>
          <table:table-cell table:formula="of:=IF(ISODD(ROW([.A30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6_wk_k36</text:p>
          </table:table-cell>
          <table:table-cell table:formula="of:=IF(ISODD(ROW([.A30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h90_wk_ru90</text:p>
          </table:table-cell>
          <table:table-cell table:formula="of:=IF(ISODD(ROW([.A30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h91_wk_ru91</text:p>
          </table:table-cell>
          <table:table-cell table:formula="of:=IF(ISODD(ROW([.A30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2_wk_fe52</text:p>
          </table:table-cell>
          <table:table-cell table:formula="of:=IF(ISODD(ROW([.A30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ru86_wk_tc86</text:p>
          </table:table-cell>
          <table:table-cell table:formula="of:=IF(ISODD(ROW([.A30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7_wk_tc87</text:p>
          </table:table-cell>
          <table:table-cell table:formula="of:=IF(ISODD(ROW([.A30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8_wk_v48</text:p>
          </table:table-cell>
          <table:table-cell table:formula="of:=IF(ISODD(ROW([.A30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ru88_wk_tc88</text:p>
          </table:table-cell>
          <table:table-cell table:formula="of:=IF(ISODD(ROW([.A30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1_wk_zn61</text:p>
          </table:table-cell>
          <table:table-cell table:formula="of:=IF(ISODD(ROW([.A30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6_wk-minus_k36</text:p>
          </table:table-cell>
          <table:table-cell table:formula="of:=IF(ISODD(ROW([.A30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59_wk_ni59</text:p>
          </table:table-cell>
          <table:table-cell table:formula="of:=IF(ISODD(ROW([.A30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7_wk_h1_h1_al25</text:p>
          </table:table-cell>
          <table:table-cell table:formula="of:=IF(ISODD(ROW([.A30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7_wk_p27</text:p>
          </table:table-cell>
          <table:table-cell table:formula="of:=IF(ISODD(ROW([.A30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28_wk_p28</text:p>
          </table:table-cell>
          <table:table-cell table:formula="of:=IF(ISODD(ROW([.A30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29_wk_p29</text:p>
          </table:table-cell>
          <table:table-cell table:formula="of:=IF(ISODD(ROW([.A30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0_wk_p30</text:p>
          </table:table-cell>
          <table:table-cell table:formula="of:=IF(ISODD(ROW([.A30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1_wk-minus_cl31</text:p>
          </table:table-cell>
          <table:table-cell table:formula="of:=IF(ISODD(ROW([.A30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1_wk_p31</text:p>
          </table:table-cell>
          <table:table-cell table:formula="of:=IF(ISODD(ROW([.A30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a37_wk_k37</text:p>
          </table:table-cell>
          <table:table-cell table:formula="of:=IF(ISODD(ROW([.A30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2_wk-minus_cl32</text:p>
          </table:table-cell>
          <table:table-cell table:formula="of:=IF(ISODD(ROW([.A30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33_wk-minus_cl33</text:p>
          </table:table-cell>
          <table:table-cell table:formula="of:=IF(ISODD(ROW([.A30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34_wk-minus_cl34</text:p>
          </table:table-cell>
          <table:table-cell table:formula="of:=IF(ISODD(ROW([.A30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3_wk_fe53</text:p>
          </table:table-cell>
          <table:table-cell table:formula="of:=IF(ISODD(ROW([.A30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39_wk_ca39</text:p>
          </table:table-cell>
          <table:table-cell table:formula="of:=IF(ISODD(ROW([.A30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2_wk_zn62</text:p>
          </table:table-cell>
          <table:table-cell table:formula="of:=IF(ISODD(ROW([.A30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0_wk-minus_ti40</text:p>
          </table:table-cell>
          <table:table-cell table:formula="of:=IF(ISODD(ROW([.A30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0_wk_ca40</text:p>
          </table:table-cell>
          <table:table-cell table:formula="of:=IF(ISODD(ROW([.A30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r37_wk-minus_k37</text:p>
          </table:table-cell>
          <table:table-cell table:formula="of:=IF(ISODD(ROW([.A30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1_wk-minus_ti41</text:p>
          </table:table-cell>
          <table:table-cell table:formula="of:=IF(ISODD(ROW([.A30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1_wk_ca41</text:p>
          </table:table-cell>
          <table:table-cell table:formula="of:=IF(ISODD(ROW([.A30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e49_wk_mn49</text:p>
          </table:table-cell>
          <table:table-cell table:formula="of:=IF(ISODD(ROW([.A30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2_wk-minus_ti42</text:p>
          </table:table-cell>
          <table:table-cell table:formula="of:=IF(ISODD(ROW([.A30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2_wk_ca42</text:p>
          </table:table-cell>
          <table:table-cell table:formula="of:=IF(ISODD(ROW([.A30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3_wk-minus_ti43</text:p>
          </table:table-cell>
          <table:table-cell table:formula="of:=IF(ISODD(ROW([.A30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3_wk_ca43</text:p>
          </table:table-cell>
          <table:table-cell table:formula="of:=IF(ISODD(ROW([.A30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3_wk-minus_sc43</text:p>
          </table:table-cell>
          <table:table-cell table:formula="of:=IF(ISODD(ROW([.A30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0_wk-minus_zn60</text:p>
          </table:table-cell>
          <table:table-cell table:formula="of:=IF(ISODD(ROW([.A30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c44_wk-minus_ti44</text:p>
          </table:table-cell>
          <table:table-cell table:formula="of:=IF(ISODD(ROW([.A30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4_wk_ca44</text:p>
          </table:table-cell>
          <table:table-cell table:formula="of:=IF(ISODD(ROW([.A30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8_wk_ge68</text:p>
          </table:table-cell>
          <table:table-cell table:formula="of:=IF(ISODD(ROW([.A30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c45_wk-minus_ti45</text:p>
          </table:table-cell>
          <table:table-cell table:formula="of:=IF(ISODD(ROW([.A30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0_wk_ni60</text:p>
          </table:table-cell>
          <table:table-cell table:formula="of:=IF(ISODD(ROW([.A30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5_wk_as65</text:p>
          </table:table-cell>
          <table:table-cell table:formula="of:=IF(ISODD(ROW([.A30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6_wk_as66</text:p>
          </table:table-cell>
          <table:table-cell table:formula="of:=IF(ISODD(ROW([.A30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7_wk_as67</text:p>
          </table:table-cell>
          <table:table-cell table:formula="of:=IF(ISODD(ROW([.A30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6_wk-minus_si26</text:p>
          </table:table-cell>
          <table:table-cell table:formula="of:=IF(ISODD(ROW([.A30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4_wk_fe54</text:p>
          </table:table-cell>
          <table:table-cell table:formula="of:=IF(ISODD(ROW([.A30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e68_wk_as68</text:p>
          </table:table-cell>
          <table:table-cell table:formula="of:=IF(ISODD(ROW([.A30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r38_wk-minus_k38</text:p>
          </table:table-cell>
          <table:table-cell table:formula="of:=IF(ISODD(ROW([.A30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8_wk_k38</text:p>
          </table:table-cell>
          <table:table-cell table:formula="of:=IF(ISODD(ROW([.A30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e69_wk_as69</text:p>
          </table:table-cell>
          <table:table-cell table:formula="of:=IF(ISODD(ROW([.A30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3_wk_zn63</text:p>
          </table:table-cell>
          <table:table-cell table:formula="of:=IF(ISODD(ROW([.A30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8_wk_cd98</text:p>
          </table:table-cell>
          <table:table-cell table:formula="of:=IF(ISODD(ROW([.A30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4_wk_al24</text:p>
          </table:table-cell>
          <table:table-cell table:formula="of:=IF(ISODD(ROW([.A30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5_wk_al25</text:p>
          </table:table-cell>
          <table:table-cell table:formula="of:=IF(ISODD(ROW([.A30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6_wk_al26</text:p>
          </table:table-cell>
          <table:table-cell table:formula="of:=IF(ISODD(ROW([.A30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1_wk-minus_zn61</text:p>
          </table:table-cell>
          <table:table-cell table:formula="of:=IF(ISODD(ROW([.A30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7_wk-minus_p27</text:p>
          </table:table-cell>
          <table:table-cell table:formula="of:=IF(ISODD(ROW([.A30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7_wk_al27</text:p>
          </table:table-cell>
          <table:table-cell table:formula="of:=IF(ISODD(ROW([.A30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1_wk_ni61</text:p>
          </table:table-cell>
          <table:table-cell table:formula="of:=IF(ISODD(ROW([.A30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28_wk-minus_p28</text:p>
          </table:table-cell>
          <table:table-cell table:formula="of:=IF(ISODD(ROW([.A30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i29_wk-minus_p29</text:p>
          </table:table-cell>
          <table:table-cell table:formula="of:=IF(ISODD(ROW([.A30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l31_wk_s31</text:p>
          </table:table-cell>
          <table:table-cell table:formula="of:=IF(ISODD(ROW([.A30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br71_wk_se71</text:p>
          </table:table-cell>
          <table:table-cell table:formula="of:=IF(ISODD(ROW([.A30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i30_wk-minus_p30</text:p>
          </table:table-cell>
          <table:table-cell table:formula="of:=IF(ISODD(ROW([.A308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0_wk_in100</text:p>
          </table:table-cell>
          <table:table-cell table:formula="of:=IF(ISODD(ROW([.A308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4_wk_ge64</text:p>
          </table:table-cell>
          <table:table-cell table:formula="of:=IF(ISODD(ROW([.A308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1_wk_in101</text:p>
          </table:table-cell>
          <table:table-cell table:formula="of:=IF(ISODD(ROW([.A308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in99_wk_cd99</text:p>
          </table:table-cell>
          <table:table-cell table:formula="of:=IF(ISODD(ROW([.A308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n102_wk_in102</text:p>
          </table:table-cell>
          <table:table-cell table:formula="of:=IF(ISODD(ROW([.A308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3_wk_in103</text:p>
          </table:table-cell>
          <table:table-cell table:formula="of:=IF(ISODD(ROW([.A309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4_wk-minus_ge64</text:p>
          </table:table-cell>
          <table:table-cell table:formula="of:=IF(ISODD(ROW([.A309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104_wk_in104</text:p>
          </table:table-cell>
          <table:table-cell table:formula="of:=IF(ISODD(ROW([.A309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d95_wk_ag95</text:p>
          </table:table-cell>
          <table:table-cell table:formula="of:=IF(ISODD(ROW([.A309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sn99_wk_in99</text:p>
          </table:table-cell>
          <table:table-cell table:formula="of:=IF(ISODD(ROW([.A309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4_wk_rb74</text:p>
          </table:table-cell>
          <table:table-cell table:formula="of:=IF(ISODD(ROW([.A309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a64_wk_zn64</text:p>
          </table:table-cell>
          <table:table-cell table:formula="of:=IF(ISODD(ROW([.A309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5_wk_rb75</text:p>
          </table:table-cell>
          <table:table-cell table:formula="of:=IF(ISODD(ROW([.A309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wk-minus_ni55</text:p>
          </table:table-cell>
          <table:table-cell table:formula="of:=IF(ISODD(ROW([.A309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6_wk_rb76</text:p>
          </table:table-cell>
          <table:table-cell table:formula="of:=IF(ISODD(ROW([.A309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5_wk_fe55</text:p>
          </table:table-cell>
          <table:table-cell table:formula="of:=IF(ISODD(ROW([.A310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sr77_wk_rb77</text:p>
          </table:table-cell>
          <table:table-cell table:formula="of:=IF(ISODD(ROW([.A310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5_wk_mo85</text:p>
          </table:table-cell>
          <table:table-cell table:formula="of:=IF(ISODD(ROW([.A310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r73_wk_br73</text:p>
          </table:table-cell>
          <table:table-cell table:formula="of:=IF(ISODD(ROW([.A310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2_wk-minus_zn62</text:p>
          </table:table-cell>
          <table:table-cell table:formula="of:=IF(ISODD(ROW([.A310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u62_wk_ni62</text:p>
          </table:table-cell>
          <table:table-cell table:formula="of:=IF(ISODD(ROW([.A310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c86_wk_mo86</text:p>
          </table:table-cell>
          <table:table-cell table:formula="of:=IF(ISODD(ROW([.A310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39_wk_k39</text:p>
          </table:table-cell>
          <table:table-cell table:formula="of:=IF(ISODD(ROW([.A310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0_wk_sc40</text:p>
          </table:table-cell>
          <table:table-cell table:formula="of:=IF(ISODD(ROW([.A310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5_wk_ge65</text:p>
          </table:table-cell>
          <table:table-cell table:formula="of:=IF(ISODD(ROW([.A310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1_wk_sc41</text:p>
          </table:table-cell>
          <table:table-cell table:formula="of:=IF(ISODD(ROW([.A311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2_wk_mg22</text:p>
          </table:table-cell>
          <table:table-cell table:formula="of:=IF(ISODD(ROW([.A311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2_wk_sc42</text:p>
          </table:table-cell>
          <table:table-cell table:formula="of:=IF(ISODD(ROW([.A311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wk-minus_ge65</text:p>
          </table:table-cell>
          <table:table-cell table:formula="of:=IF(ISODD(ROW([.A311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3_wk_sc43</text:p>
          </table:table-cell>
          <table:table-cell table:formula="of:=IF(ISODD(ROW([.A311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5_wk_zn65</text:p>
          </table:table-cell>
          <table:table-cell table:formula="of:=IF(ISODD(ROW([.A311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u63_wk-minus_zn63</text:p>
          </table:table-cell>
          <table:table-cell table:formula="of:=IF(ISODD(ROW([.A311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4_wk-minus_v44</text:p>
          </table:table-cell>
          <table:table-cell table:formula="of:=IF(ISODD(ROW([.A311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4_wk_sc44</text:p>
          </table:table-cell>
          <table:table-cell table:formula="of:=IF(ISODD(ROW([.A311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4_wk-minus_si24</text:p>
          </table:table-cell>
          <table:table-cell table:formula="of:=IF(ISODD(ROW([.A311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k36_wk-minus_ca36</text:p>
          </table:table-cell>
          <table:table-cell table:formula="of:=IF(ISODD(ROW([.A312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5_wk-minus_v45</text:p>
          </table:table-cell>
          <table:table-cell table:formula="of:=IF(ISODD(ROW([.A312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ti45_wk_sc45</text:p>
          </table:table-cell>
          <table:table-cell table:formula="of:=IF(ISODD(ROW([.A312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6_wk_ar36</text:p>
          </table:table-cell>
          <table:table-cell table:formula="of:=IF(ISODD(ROW([.A312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e7_wk_li7</text:p>
          </table:table-cell>
          <table:table-cell table:formula="of:=IF(ISODD(ROW([.A312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6_wk-minus_v46</text:p>
          </table:table-cell>
          <table:table-cell table:formula="of:=IF(ISODD(ROW([.A312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wk-minus_ni56</text:p>
          </table:table-cell>
          <table:table-cell table:formula="of:=IF(ISODD(ROW([.A312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ti47_wk-minus_v47</text:p>
          </table:table-cell>
          <table:table-cell table:formula="of:=IF(ISODD(ROW([.A312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o56_wk_fe56</text:p>
          </table:table-cell>
          <table:table-cell table:formula="of:=IF(ISODD(ROW([.A312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3_wk_ti43</text:p>
          </table:table-cell>
          <table:table-cell table:formula="of:=IF(ISODD(ROW([.A312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4_wk_ti44</text:p>
          </table:table-cell>
          <table:table-cell table:formula="of:=IF(ISODD(ROW([.A313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5_wk-minus_cr45</text:p>
          </table:table-cell>
          <table:table-cell table:formula="of:=IF(ISODD(ROW([.A313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5_wk_ti45</text:p>
          </table:table-cell>
          <table:table-cell table:formula="of:=IF(ISODD(ROW([.A313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6_wk-minus_cr46</text:p>
          </table:table-cell>
          <table:table-cell table:formula="of:=IF(ISODD(ROW([.A313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6_wk_ti46</text:p>
          </table:table-cell>
          <table:table-cell table:formula="of:=IF(ISODD(ROW([.A313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7_wk-minus_cr47</text:p>
          </table:table-cell>
          <table:table-cell table:formula="of:=IF(ISODD(ROW([.A313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7_wk_ti47</text:p>
          </table:table-cell>
          <table:table-cell table:formula="of:=IF(ISODD(ROW([.A313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ga66_wk_zn66</text:p>
          </table:table-cell>
          <table:table-cell table:formula="of:=IF(ISODD(ROW([.A313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d97_wk_ag97</text:p>
          </table:table-cell>
          <table:table-cell table:formula="of:=IF(ISODD(ROW([.A313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v48_wk-minus_cr48</text:p>
          </table:table-cell>
          <table:table-cell table:formula="of:=IF(ISODD(ROW([.A313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7_wk_o17</text:p>
          </table:table-cell>
          <table:table-cell table:formula="of:=IF(ISODD(ROW([.A314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0_wk-minus_sc40</text:p>
          </table:table-cell>
          <table:table-cell table:formula="of:=IF(ISODD(ROW([.A314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v49_wk-minus_cr49</text:p>
          </table:table-cell>
          <table:table-cell table:formula="of:=IF(ISODD(ROW([.A314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wk-minus_ca37</text:p>
          </table:table-cell>
          <table:table-cell table:formula="of:=IF(ISODD(ROW([.A314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7_wk_sr77</text:p>
          </table:table-cell>
          <table:table-cell table:formula="of:=IF(ISODD(ROW([.A314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7_wk_ar37</text:p>
          </table:table-cell>
          <table:table-cell table:formula="of:=IF(ISODD(ROW([.A314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s66_wk_ge66</text:p>
          </table:table-cell>
          <table:table-cell table:formula="of:=IF(ISODD(ROW([.A314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o57_wk-minus_ni57</text:p>
          </table:table-cell>
          <table:table-cell table:formula="of:=IF(ISODD(ROW([.A314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y78_wk_sr78</text:p>
          </table:table-cell>
          <table:table-cell table:formula="of:=IF(ISODD(ROW([.A314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50_wk-minus_mn50</text:p>
          </table:table-cell>
          <table:table-cell table:formula="of:=IF(ISODD(ROW([.A314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br70_wk_se70</text:p>
          </table:table-cell>
          <table:table-cell table:formula="of:=IF(ISODD(ROW([.A315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5_wk_cu55</text:p>
          </table:table-cell>
          <table:table-cell table:formula="of:=IF(ISODD(ROW([.A315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6_wk_cu56</text:p>
          </table:table-cell>
          <table:table-cell table:formula="of:=IF(ISODD(ROW([.A315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7_wk_cu57</text:p>
          </table:table-cell>
          <table:table-cell table:formula="of:=IF(ISODD(ROW([.A315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0_wk_ga60</text:p>
          </table:table-cell>
          <table:table-cell table:formula="of:=IF(ISODD(ROW([.A315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58_wk_cu58</text:p>
          </table:table-cell>
          <table:table-cell table:formula="of:=IF(ISODD(ROW([.A315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59_wk_cu59</text:p>
          </table:table-cell>
          <table:table-cell table:formula="of:=IF(ISODD(ROW([.A315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wk-minus_ca38</text:p>
          </table:table-cell>
          <table:table-cell table:formula="of:=IF(ISODD(ROW([.A315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wk-minus_ne18</text:p>
          </table:table-cell>
          <table:table-cell table:formula="of:=IF(ISODD(ROW([.A315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r44_wk_v44</text:p>
          </table:table-cell>
          <table:table-cell table:formula="of:=IF(ISODD(ROW([.A315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0_wk_cu60</text:p>
          </table:table-cell>
          <table:table-cell table:formula="of:=IF(ISODD(ROW([.A316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8_wk_ar38</text:p>
          </table:table-cell>
          <table:table-cell table:formula="of:=IF(ISODD(ROW([.A316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f18_wk_o18</text:p>
          </table:table-cell>
          <table:table-cell table:formula="of:=IF(ISODD(ROW([.A316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1_wk_cu61</text:p>
          </table:table-cell>
          <table:table-cell table:formula="of:=IF(ISODD(ROW([.A316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al25_wk-minus_si25</text:p>
          </table:table-cell>
          <table:table-cell table:formula="of:=IF(ISODD(ROW([.A316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2_wk-minus_ga62</text:p>
          </table:table-cell>
          <table:table-cell table:formula="of:=IF(ISODD(ROW([.A316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2_wk_cu62</text:p>
          </table:table-cell>
          <table:table-cell table:formula="of:=IF(ISODD(ROW([.A316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ca41_wk-minus_sc41</text:p>
          </table:table-cell>
          <table:table-cell table:formula="of:=IF(ISODD(ROW([.A316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3_wk-minus_ga63</text:p>
          </table:table-cell>
          <table:table-cell table:formula="of:=IF(ISODD(ROW([.A316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3_wk_cu63</text:p>
          </table:table-cell>
          <table:table-cell table:formula="of:=IF(ISODD(ROW([.A316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1_wk_ga61</text:p>
          </table:table-cell>
          <table:table-cell table:formula="of:=IF(ISODD(ROW([.A317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s67_wk_ge67</text:p>
          </table:table-cell>
          <table:table-cell table:formula="of:=IF(ISODD(ROW([.A317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n64_wk-minus_ga64</text:p>
          </table:table-cell>
          <table:table-cell table:formula="of:=IF(ISODD(ROW([.A317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n65_wk-minus_ga65</text:p>
          </table:table-cell>
          <table:table-cell table:formula="of:=IF(ISODD(ROW([.A317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8_wk_y78</text:p>
          </table:table-cell>
          <table:table-cell table:formula="of:=IF(ISODD(ROW([.A3174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k39_wk-minus_ca39</text:p>
          </table:table-cell>
          <table:table-cell table:formula="of:=IF(ISODD(ROW([.A3175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79_wk_y79</text:p>
          </table:table-cell>
          <table:table-cell table:formula="of:=IF(ISODD(ROW([.A3176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f19_wk-minus_ne19</text:p>
          </table:table-cell>
          <table:table-cell table:formula="of:=IF(ISODD(ROW([.A3177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zr80_wk_y80</text:p>
          </table:table-cell>
          <table:table-cell table:formula="of:=IF(ISODD(ROW([.A3178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al25_wk_mg25</text:p>
          </table:table-cell>
          <table:table-cell table:formula="of:=IF(ISODD(ROW([.A3179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5_wk_v45</text:p>
          </table:table-cell>
          <table:table-cell table:formula="of:=IF(ISODD(ROW([.A3180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1_wk_y81</text:p>
          </table:table-cell>
          <table:table-cell table:formula="of:=IF(ISODD(ROW([.A3181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cr47_wk_v47</text:p>
          </table:table-cell>
          <table:table-cell table:formula="of:=IF(ISODD(ROW([.A3182])); 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_zr82_wk_y82</text:p>
          </table:table-cell>
          <table:table-cell table:formula="of:=IF(ISODD(ROW([.A3183])); 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_ge62_wk_ga62</text:p>
          </table:table-cell>
          <table:table-cell table:formula="of:=IF(ISODD(ROW([.A3184])); 1;0)" office:value-type="float" office:value="0" calcext:value-type="float">
            <text:p>0</text:p>
          </table:table-cell>
          <table:table-cell/>
        </table:table-row>
      </table:table>
      <table:table table:name="rxn_list" table:style-name="ta1">
        <table:table-column table:style-name="co4" table:default-cell-style-name="Default"/>
        <table:table-row table:style-name="ro1">
          <table:table-cell office:value-type="string" calcext:value-type="string">
            <text:p>r_ag94_ng_ag95</text:p>
          </table:table-cell>
        </table:table-row>
        <table:table-row table:style-name="ro1">
          <table:table-cell office:value-type="string" calcext:value-type="string">
            <text:p>r_ag95_gn_ag94</text:p>
          </table:table-cell>
        </table:table-row>
        <table:table-row table:style-name="ro1">
          <table:table-cell office:value-type="string" calcext:value-type="string">
            <text:p>r_ag95_ng_ag96</text:p>
          </table:table-cell>
        </table:table-row>
        <table:table-row table:style-name="ro1">
          <table:table-cell office:value-type="string" calcext:value-type="string">
            <text:p>r_ag96_gn_ag95</text:p>
          </table:table-cell>
        </table:table-row>
        <table:table-row table:style-name="ro1">
          <table:table-cell office:value-type="string" calcext:value-type="string">
            <text:p>r_ag96_ng_ag97</text:p>
          </table:table-cell>
        </table:table-row>
        <table:table-row table:style-name="ro1">
          <table:table-cell office:value-type="string" calcext:value-type="string">
            <text:p>r_ag97_gn_ag96</text:p>
          </table:table-cell>
        </table:table-row>
        <table:table-row table:style-name="ro1">
          <table:table-cell office:value-type="string" calcext:value-type="string">
            <text:p>r_ag97_ng_ag98</text:p>
          </table:table-cell>
        </table:table-row>
        <table:table-row table:style-name="ro1">
          <table:table-cell office:value-type="string" calcext:value-type="string">
            <text:p>r_ag98_gn_ag97</text:p>
          </table:table-cell>
        </table:table-row>
        <table:table-row table:style-name="ro1">
          <table:table-cell office:value-type="string" calcext:value-type="string">
            <text:p>r_al22_ng_al23</text:p>
          </table:table-cell>
        </table:table-row>
        <table:table-row table:style-name="ro1">
          <table:table-cell office:value-type="string" calcext:value-type="string">
            <text:p>r_al23_gn_al22</text:p>
          </table:table-cell>
        </table:table-row>
        <table:table-row table:style-name="ro1">
          <table:table-cell office:value-type="string" calcext:value-type="string">
            <text:p>r_al23_ng_al24</text:p>
          </table:table-cell>
        </table:table-row>
        <table:table-row table:style-name="ro1">
          <table:table-cell office:value-type="string" calcext:value-type="string">
            <text:p>r_al24_gn_al23</text:p>
          </table:table-cell>
        </table:table-row>
        <table:table-row table:style-name="ro1">
          <table:table-cell office:value-type="string" calcext:value-type="string">
            <text:p>r_al24_ng_al25</text:p>
          </table:table-cell>
        </table:table-row>
        <table:table-row table:style-name="ro1">
          <table:table-cell office:value-type="string" calcext:value-type="string">
            <text:p>r_al25_gn_al24</text:p>
          </table:table-cell>
        </table:table-row>
        <table:table-row table:style-name="ro1">
          <table:table-cell office:value-type="string" calcext:value-type="string">
            <text:p>r_al25_ng_al26</text:p>
          </table:table-cell>
        </table:table-row>
        <table:table-row table:style-name="ro1">
          <table:table-cell office:value-type="string" calcext:value-type="string">
            <text:p>r_al26_gn_al25</text:p>
          </table:table-cell>
        </table:table-row>
        <table:table-row table:style-name="ro1">
          <table:table-cell office:value-type="string" calcext:value-type="string">
            <text:p>r_al26_ng_al27</text:p>
          </table:table-cell>
        </table:table-row>
        <table:table-row table:style-name="ro1">
          <table:table-cell office:value-type="string" calcext:value-type="string">
            <text:p>r_al27_gn_al26</text:p>
          </table:table-cell>
        </table:table-row>
        <table:table-row table:style-name="ro1">
          <table:table-cell office:value-type="string" calcext:value-type="string">
            <text:p>r_ar31_ng_ar32</text:p>
          </table:table-cell>
        </table:table-row>
        <table:table-row table:style-name="ro1">
          <table:table-cell office:value-type="string" calcext:value-type="string">
            <text:p>r_ar32_gn_ar31</text:p>
          </table:table-cell>
        </table:table-row>
        <table:table-row table:style-name="ro1">
          <table:table-cell office:value-type="string" calcext:value-type="string">
            <text:p>r_ar32_ng_ar33</text:p>
          </table:table-cell>
        </table:table-row>
        <table:table-row table:style-name="ro1">
          <table:table-cell office:value-type="string" calcext:value-type="string">
            <text:p>r_ar33_gn_ar32</text:p>
          </table:table-cell>
        </table:table-row>
        <table:table-row table:style-name="ro1">
          <table:table-cell office:value-type="string" calcext:value-type="string">
            <text:p>r_ar33_ng_ar34</text:p>
          </table:table-cell>
        </table:table-row>
        <table:table-row table:style-name="ro1">
          <table:table-cell office:value-type="string" calcext:value-type="string">
            <text:p>r_ar34_gn_ar33</text:p>
          </table:table-cell>
        </table:table-row>
        <table:table-row table:style-name="ro1">
          <table:table-cell office:value-type="string" calcext:value-type="string">
            <text:p>r_ar34_ng_ar35</text:p>
          </table:table-cell>
        </table:table-row>
        <table:table-row table:style-name="ro1">
          <table:table-cell office:value-type="string" calcext:value-type="string">
            <text:p>r_ar35_gn_ar34</text:p>
          </table:table-cell>
        </table:table-row>
        <table:table-row table:style-name="ro1">
          <table:table-cell office:value-type="string" calcext:value-type="string">
            <text:p>r_ar35_ng_ar36</text:p>
          </table:table-cell>
        </table:table-row>
        <table:table-row table:style-name="ro1">
          <table:table-cell office:value-type="string" calcext:value-type="string">
            <text:p>r_ar36_gn_ar35</text:p>
          </table:table-cell>
        </table:table-row>
        <table:table-row table:style-name="ro1">
          <table:table-cell office:value-type="string" calcext:value-type="string">
            <text:p>r_ar36_ng_ar37</text:p>
          </table:table-cell>
        </table:table-row>
        <table:table-row table:style-name="ro1">
          <table:table-cell office:value-type="string" calcext:value-type="string">
            <text:p>r_ar37_gn_ar36</text:p>
          </table:table-cell>
        </table:table-row>
        <table:table-row table:style-name="ro1">
          <table:table-cell office:value-type="string" calcext:value-type="string">
            <text:p>r_ar37_ng_ar38</text:p>
          </table:table-cell>
        </table:table-row>
        <table:table-row table:style-name="ro1">
          <table:table-cell office:value-type="string" calcext:value-type="string">
            <text:p>r_ar38_gn_ar37</text:p>
          </table:table-cell>
        </table:table-row>
        <table:table-row table:style-name="ro1">
          <table:table-cell office:value-type="string" calcext:value-type="string">
            <text:p>r_as64_ng_as65</text:p>
          </table:table-cell>
        </table:table-row>
        <table:table-row table:style-name="ro1">
          <table:table-cell office:value-type="string" calcext:value-type="string">
            <text:p>r_as65_gn_as64</text:p>
          </table:table-cell>
        </table:table-row>
        <table:table-row table:style-name="ro1">
          <table:table-cell office:value-type="string" calcext:value-type="string">
            <text:p>r_as65_ng_as66</text:p>
          </table:table-cell>
        </table:table-row>
        <table:table-row table:style-name="ro1">
          <table:table-cell office:value-type="string" calcext:value-type="string">
            <text:p>r_as66_gn_as65</text:p>
          </table:table-cell>
        </table:table-row>
        <table:table-row table:style-name="ro1">
          <table:table-cell office:value-type="string" calcext:value-type="string">
            <text:p>r_as66_ng_as67</text:p>
          </table:table-cell>
        </table:table-row>
        <table:table-row table:style-name="ro1">
          <table:table-cell office:value-type="string" calcext:value-type="string">
            <text:p>r_as67_gn_as66</text:p>
          </table:table-cell>
        </table:table-row>
        <table:table-row table:style-name="ro1">
          <table:table-cell office:value-type="string" calcext:value-type="string">
            <text:p>r_as67_ng_as68</text:p>
          </table:table-cell>
        </table:table-row>
        <table:table-row table:style-name="ro1">
          <table:table-cell office:value-type="string" calcext:value-type="string">
            <text:p>r_as68_gn_as67</text:p>
          </table:table-cell>
        </table:table-row>
        <table:table-row table:style-name="ro1">
          <table:table-cell office:value-type="string" calcext:value-type="string">
            <text:p>r_as68_ng_as69</text:p>
          </table:table-cell>
        </table:table-row>
        <table:table-row table:style-name="ro1">
          <table:table-cell office:value-type="string" calcext:value-type="string">
            <text:p>r_as69_gn_as68</text:p>
          </table:table-cell>
        </table:table-row>
        <table:table-row table:style-name="ro1">
          <table:table-cell office:value-type="string" calcext:value-type="string">
            <text:p>r_br68_ng_br69</text:p>
          </table:table-cell>
        </table:table-row>
        <table:table-row table:style-name="ro1">
          <table:table-cell office:value-type="string" calcext:value-type="string">
            <text:p>r_br69_gn_br68</text:p>
          </table:table-cell>
        </table:table-row>
        <table:table-row table:style-name="ro1">
          <table:table-cell office:value-type="string" calcext:value-type="string">
            <text:p>r_br69_ng_br70</text:p>
          </table:table-cell>
        </table:table-row>
        <table:table-row table:style-name="ro1">
          <table:table-cell office:value-type="string" calcext:value-type="string">
            <text:p>r_br70_gn_br69</text:p>
          </table:table-cell>
        </table:table-row>
        <table:table-row table:style-name="ro1">
          <table:table-cell office:value-type="string" calcext:value-type="string">
            <text:p>r_br70_ng_br71</text:p>
          </table:table-cell>
        </table:table-row>
        <table:table-row table:style-name="ro1">
          <table:table-cell office:value-type="string" calcext:value-type="string">
            <text:p>r_br71_gn_br70</text:p>
          </table:table-cell>
        </table:table-row>
        <table:table-row table:style-name="ro1">
          <table:table-cell office:value-type="string" calcext:value-type="string">
            <text:p>r_br71_ng_br72</text:p>
          </table:table-cell>
        </table:table-row>
        <table:table-row table:style-name="ro1">
          <table:table-cell office:value-type="string" calcext:value-type="string">
            <text:p>r_br72_gn_br71</text:p>
          </table:table-cell>
        </table:table-row>
        <table:table-row table:style-name="ro1">
          <table:table-cell office:value-type="string" calcext:value-type="string">
            <text:p>r_br72_ng_br73</text:p>
          </table:table-cell>
        </table:table-row>
        <table:table-row table:style-name="ro1">
          <table:table-cell office:value-type="string" calcext:value-type="string">
            <text:p>r_br73_gn_br72</text:p>
          </table:table-cell>
        </table:table-row>
        <table:table-row table:style-name="ro1">
          <table:table-cell office:value-type="string" calcext:value-type="string">
            <text:p>r_c11_ng_c12</text:p>
          </table:table-cell>
        </table:table-row>
        <table:table-row table:style-name="ro1">
          <table:table-cell office:value-type="string" calcext:value-type="string">
            <text:p>r_c12_gn_c11</text:p>
          </table:table-cell>
        </table:table-row>
        <table:table-row table:style-name="ro1">
          <table:table-cell office:value-type="string" calcext:value-type="string">
            <text:p>r_ca36_ng_ca37</text:p>
          </table:table-cell>
        </table:table-row>
        <table:table-row table:style-name="ro1">
          <table:table-cell office:value-type="string" calcext:value-type="string">
            <text:p>r_ca37_gn_ca36</text:p>
          </table:table-cell>
        </table:table-row>
        <table:table-row table:style-name="ro1">
          <table:table-cell office:value-type="string" calcext:value-type="string">
            <text:p>r_ca37_ng_ca38</text:p>
          </table:table-cell>
        </table:table-row>
        <table:table-row table:style-name="ro1">
          <table:table-cell office:value-type="string" calcext:value-type="string">
            <text:p>r_ca38_gn_ca37</text:p>
          </table:table-cell>
        </table:table-row>
        <table:table-row table:style-name="ro1">
          <table:table-cell office:value-type="string" calcext:value-type="string">
            <text:p>r_ca38_ng_ca39</text:p>
          </table:table-cell>
        </table:table-row>
        <table:table-row table:style-name="ro1">
          <table:table-cell office:value-type="string" calcext:value-type="string">
            <text:p>r_ca39_gn_ca38</text:p>
          </table:table-cell>
        </table:table-row>
        <table:table-row table:style-name="ro1">
          <table:table-cell office:value-type="string" calcext:value-type="string">
            <text:p>r_ca39_ng_ca40</text:p>
          </table:table-cell>
        </table:table-row>
        <table:table-row table:style-name="ro1">
          <table:table-cell office:value-type="string" calcext:value-type="string">
            <text:p>r_ca40_gn_ca39</text:p>
          </table:table-cell>
        </table:table-row>
        <table:table-row table:style-name="ro1">
          <table:table-cell office:value-type="string" calcext:value-type="string">
            <text:p>r_ca40_ng_ca41</text:p>
          </table:table-cell>
        </table:table-row>
        <table:table-row table:style-name="ro1">
          <table:table-cell office:value-type="string" calcext:value-type="string">
            <text:p>r_ca41_gn_ca40</text:p>
          </table:table-cell>
        </table:table-row>
        <table:table-row table:style-name="ro1">
          <table:table-cell office:value-type="string" calcext:value-type="string">
            <text:p>r_ca41_ng_ca42</text:p>
          </table:table-cell>
        </table:table-row>
        <table:table-row table:style-name="ro1">
          <table:table-cell office:value-type="string" calcext:value-type="string">
            <text:p>r_ca42_gn_ca41</text:p>
          </table:table-cell>
        </table:table-row>
        <table:table-row table:style-name="ro1">
          <table:table-cell office:value-type="string" calcext:value-type="string">
            <text:p>r_ca42_ng_ca43</text:p>
          </table:table-cell>
        </table:table-row>
        <table:table-row table:style-name="ro1">
          <table:table-cell office:value-type="string" calcext:value-type="string">
            <text:p>r_ca43_gn_ca42</text:p>
          </table:table-cell>
        </table:table-row>
        <table:table-row table:style-name="ro1">
          <table:table-cell office:value-type="string" calcext:value-type="string">
            <text:p>r_ca43_ng_ca44</text:p>
          </table:table-cell>
        </table:table-row>
        <table:table-row table:style-name="ro1">
          <table:table-cell office:value-type="string" calcext:value-type="string">
            <text:p>r_ca44_gn_ca43</text:p>
          </table:table-cell>
        </table:table-row>
        <table:table-row table:style-name="ro1">
          <table:table-cell office:value-type="string" calcext:value-type="string">
            <text:p>r_cd95_ng_cd96</text:p>
          </table:table-cell>
        </table:table-row>
        <table:table-row table:style-name="ro1">
          <table:table-cell office:value-type="string" calcext:value-type="string">
            <text:p>r_cd96_gn_cd95</text:p>
          </table:table-cell>
        </table:table-row>
        <table:table-row table:style-name="ro1">
          <table:table-cell office:value-type="string" calcext:value-type="string">
            <text:p>r_cd96_ng_cd97</text:p>
          </table:table-cell>
        </table:table-row>
        <table:table-row table:style-name="ro1">
          <table:table-cell office:value-type="string" calcext:value-type="string">
            <text:p>r_cd97_gn_cd96</text:p>
          </table:table-cell>
        </table:table-row>
        <table:table-row table:style-name="ro1">
          <table:table-cell office:value-type="string" calcext:value-type="string">
            <text:p>r_cd97_ng_cd98</text:p>
          </table:table-cell>
        </table:table-row>
        <table:table-row table:style-name="ro1">
          <table:table-cell office:value-type="string" calcext:value-type="string">
            <text:p>r_cd98_gn_cd97</text:p>
          </table:table-cell>
        </table:table-row>
        <table:table-row table:style-name="ro1">
          <table:table-cell office:value-type="string" calcext:value-type="string">
            <text:p>r_cd98_ng_cd99</text:p>
          </table:table-cell>
        </table:table-row>
        <table:table-row table:style-name="ro1">
          <table:table-cell office:value-type="string" calcext:value-type="string">
            <text:p>r_cd99_gn_cd98</text:p>
          </table:table-cell>
        </table:table-row>
        <table:table-row table:style-name="ro1">
          <table:table-cell office:value-type="string" calcext:value-type="string">
            <text:p>r_cl30_ng_cl31</text:p>
          </table:table-cell>
        </table:table-row>
        <table:table-row table:style-name="ro1">
          <table:table-cell office:value-type="string" calcext:value-type="string">
            <text:p>r_cl31_gn_cl30</text:p>
          </table:table-cell>
        </table:table-row>
        <table:table-row table:style-name="ro1">
          <table:table-cell office:value-type="string" calcext:value-type="string">
            <text:p>r_cl31_ng_cl32</text:p>
          </table:table-cell>
        </table:table-row>
        <table:table-row table:style-name="ro1">
          <table:table-cell office:value-type="string" calcext:value-type="string">
            <text:p>r_cl32_gn_cl31</text:p>
          </table:table-cell>
        </table:table-row>
        <table:table-row table:style-name="ro1">
          <table:table-cell office:value-type="string" calcext:value-type="string">
            <text:p>r_cl32_ng_cl33</text:p>
          </table:table-cell>
        </table:table-row>
        <table:table-row table:style-name="ro1">
          <table:table-cell office:value-type="string" calcext:value-type="string">
            <text:p>r_cl33_gn_cl32</text:p>
          </table:table-cell>
        </table:table-row>
        <table:table-row table:style-name="ro1">
          <table:table-cell office:value-type="string" calcext:value-type="string">
            <text:p>r_cl33_ng_cl34</text:p>
          </table:table-cell>
        </table:table-row>
        <table:table-row table:style-name="ro1">
          <table:table-cell office:value-type="string" calcext:value-type="string">
            <text:p>r_cl34_gn_cl33</text:p>
          </table:table-cell>
        </table:table-row>
        <table:table-row table:style-name="ro1">
          <table:table-cell office:value-type="string" calcext:value-type="string">
            <text:p>r_cl34_ng_cl35</text:p>
          </table:table-cell>
        </table:table-row>
        <table:table-row table:style-name="ro1">
          <table:table-cell office:value-type="string" calcext:value-type="string">
            <text:p>r_cl35_gn_cl34</text:p>
          </table:table-cell>
        </table:table-row>
        <table:table-row table:style-name="ro1">
          <table:table-cell office:value-type="string" calcext:value-type="string">
            <text:p>r_co51_ng_co52</text:p>
          </table:table-cell>
        </table:table-row>
        <table:table-row table:style-name="ro1">
          <table:table-cell office:value-type="string" calcext:value-type="string">
            <text:p>r_co52_gn_co51</text:p>
          </table:table-cell>
        </table:table-row>
        <table:table-row table:style-name="ro1">
          <table:table-cell office:value-type="string" calcext:value-type="string">
            <text:p>r_co52_ng_co53</text:p>
          </table:table-cell>
        </table:table-row>
        <table:table-row table:style-name="ro1">
          <table:table-cell office:value-type="string" calcext:value-type="string">
            <text:p>r_co53_gn_co52</text:p>
          </table:table-cell>
        </table:table-row>
        <table:table-row table:style-name="ro1">
          <table:table-cell office:value-type="string" calcext:value-type="string">
            <text:p>r_co53_ng_co54</text:p>
          </table:table-cell>
        </table:table-row>
        <table:table-row table:style-name="ro1">
          <table:table-cell office:value-type="string" calcext:value-type="string">
            <text:p>r_co54_gn_co53</text:p>
          </table:table-cell>
        </table:table-row>
        <table:table-row table:style-name="ro1">
          <table:table-cell office:value-type="string" calcext:value-type="string">
            <text:p>r_co54_ng_co55</text:p>
          </table:table-cell>
        </table:table-row>
        <table:table-row table:style-name="ro1">
          <table:table-cell office:value-type="string" calcext:value-type="string">
            <text:p>r_co55_gn_co54</text:p>
          </table:table-cell>
        </table:table-row>
        <table:table-row table:style-name="ro1">
          <table:table-cell office:value-type="string" calcext:value-type="string">
            <text:p>r_co55_ng_co56</text:p>
          </table:table-cell>
        </table:table-row>
        <table:table-row table:style-name="ro1">
          <table:table-cell office:value-type="string" calcext:value-type="string">
            <text:p>r_co56_gn_co55</text:p>
          </table:table-cell>
        </table:table-row>
        <table:table-row table:style-name="ro1">
          <table:table-cell office:value-type="string" calcext:value-type="string">
            <text:p>r_co56_ng_co57</text:p>
          </table:table-cell>
        </table:table-row>
        <table:table-row table:style-name="ro1">
          <table:table-cell office:value-type="string" calcext:value-type="string">
            <text:p>r_co57_gn_co56</text:p>
          </table:table-cell>
        </table:table-row>
        <table:table-row table:style-name="ro1">
          <table:table-cell office:value-type="string" calcext:value-type="string">
            <text:p>r_cr44_ng_cr45</text:p>
          </table:table-cell>
        </table:table-row>
        <table:table-row table:style-name="ro1">
          <table:table-cell office:value-type="string" calcext:value-type="string">
            <text:p>r_cr45_gn_cr44</text:p>
          </table:table-cell>
        </table:table-row>
        <table:table-row table:style-name="ro1">
          <table:table-cell office:value-type="string" calcext:value-type="string">
            <text:p>r_cr45_ng_cr46</text:p>
          </table:table-cell>
        </table:table-row>
        <table:table-row table:style-name="ro1">
          <table:table-cell office:value-type="string" calcext:value-type="string">
            <text:p>r_cr46_gn_cr45</text:p>
          </table:table-cell>
        </table:table-row>
        <table:table-row table:style-name="ro1">
          <table:table-cell office:value-type="string" calcext:value-type="string">
            <text:p>r_cr46_ng_cr47</text:p>
          </table:table-cell>
        </table:table-row>
        <table:table-row table:style-name="ro1">
          <table:table-cell office:value-type="string" calcext:value-type="string">
            <text:p>r_cr47_gn_cr46</text:p>
          </table:table-cell>
        </table:table-row>
        <table:table-row table:style-name="ro1">
          <table:table-cell office:value-type="string" calcext:value-type="string">
            <text:p>r_cr47_ng_cr48</text:p>
          </table:table-cell>
        </table:table-row>
        <table:table-row table:style-name="ro1">
          <table:table-cell office:value-type="string" calcext:value-type="string">
            <text:p>r_cr48_gn_cr47</text:p>
          </table:table-cell>
        </table:table-row>
        <table:table-row table:style-name="ro1">
          <table:table-cell office:value-type="string" calcext:value-type="string">
            <text:p>r_cr48_ng_cr49</text:p>
          </table:table-cell>
        </table:table-row>
        <table:table-row table:style-name="ro1">
          <table:table-cell office:value-type="string" calcext:value-type="string">
            <text:p>r_cr49_gn_cr48</text:p>
          </table:table-cell>
        </table:table-row>
        <table:table-row table:style-name="ro1">
          <table:table-cell office:value-type="string" calcext:value-type="string">
            <text:p>r_cr49_ng_cr50</text:p>
          </table:table-cell>
        </table:table-row>
        <table:table-row table:style-name="ro1">
          <table:table-cell office:value-type="string" calcext:value-type="string">
            <text:p>r_cr50_gn_cr49</text:p>
          </table:table-cell>
        </table:table-row>
        <table:table-row table:style-name="ro1">
          <table:table-cell office:value-type="string" calcext:value-type="string">
            <text:p>r_cr50_ng_cr51</text:p>
          </table:table-cell>
        </table:table-row>
        <table:table-row table:style-name="ro1">
          <table:table-cell office:value-type="string" calcext:value-type="string">
            <text:p>r_cr51_gn_cr50</text:p>
          </table:table-cell>
        </table:table-row>
        <table:table-row table:style-name="ro1">
          <table:table-cell office:value-type="string" calcext:value-type="string">
            <text:p>r_cr51_ng_cr52</text:p>
          </table:table-cell>
        </table:table-row>
        <table:table-row table:style-name="ro1">
          <table:table-cell office:value-type="string" calcext:value-type="string">
            <text:p>r_cr52_gn_cr51</text:p>
          </table:table-cell>
        </table:table-row>
        <table:table-row table:style-name="ro1">
          <table:table-cell office:value-type="string" calcext:value-type="string">
            <text:p>r_cu54_ng_cu55</text:p>
          </table:table-cell>
        </table:table-row>
        <table:table-row table:style-name="ro1">
          <table:table-cell office:value-type="string" calcext:value-type="string">
            <text:p>r_cu55_gn_cu54</text:p>
          </table:table-cell>
        </table:table-row>
        <table:table-row table:style-name="ro1">
          <table:table-cell office:value-type="string" calcext:value-type="string">
            <text:p>r_cu55_ng_cu56</text:p>
          </table:table-cell>
        </table:table-row>
        <table:table-row table:style-name="ro1">
          <table:table-cell office:value-type="string" calcext:value-type="string">
            <text:p>r_cu56_gn_cu55</text:p>
          </table:table-cell>
        </table:table-row>
        <table:table-row table:style-name="ro1">
          <table:table-cell office:value-type="string" calcext:value-type="string">
            <text:p>r_cu56_ng_cu57</text:p>
          </table:table-cell>
        </table:table-row>
        <table:table-row table:style-name="ro1">
          <table:table-cell office:value-type="string" calcext:value-type="string">
            <text:p>r_cu57_gn_cu56</text:p>
          </table:table-cell>
        </table:table-row>
        <table:table-row table:style-name="ro1">
          <table:table-cell office:value-type="string" calcext:value-type="string">
            <text:p>r_cu57_ng_cu58</text:p>
          </table:table-cell>
        </table:table-row>
        <table:table-row table:style-name="ro1">
          <table:table-cell office:value-type="string" calcext:value-type="string">
            <text:p>r_cu58_gn_cu57</text:p>
          </table:table-cell>
        </table:table-row>
        <table:table-row table:style-name="ro1">
          <table:table-cell office:value-type="string" calcext:value-type="string">
            <text:p>r_cu58_ng_cu59</text:p>
          </table:table-cell>
        </table:table-row>
        <table:table-row table:style-name="ro1">
          <table:table-cell office:value-type="string" calcext:value-type="string">
            <text:p>r_cu59_gn_cu58</text:p>
          </table:table-cell>
        </table:table-row>
        <table:table-row table:style-name="ro1">
          <table:table-cell office:value-type="string" calcext:value-type="string">
            <text:p>r_cu59_ng_cu60</text:p>
          </table:table-cell>
        </table:table-row>
        <table:table-row table:style-name="ro1">
          <table:table-cell office:value-type="string" calcext:value-type="string">
            <text:p>r_cu60_gn_cu59</text:p>
          </table:table-cell>
        </table:table-row>
        <table:table-row table:style-name="ro1">
          <table:table-cell office:value-type="string" calcext:value-type="string">
            <text:p>r_cu60_ng_cu61</text:p>
          </table:table-cell>
        </table:table-row>
        <table:table-row table:style-name="ro1">
          <table:table-cell office:value-type="string" calcext:value-type="string">
            <text:p>r_cu61_gn_cu60</text:p>
          </table:table-cell>
        </table:table-row>
        <table:table-row table:style-name="ro1">
          <table:table-cell office:value-type="string" calcext:value-type="string">
            <text:p>r_cu61_ng_cu62</text:p>
          </table:table-cell>
        </table:table-row>
        <table:table-row table:style-name="ro1">
          <table:table-cell office:value-type="string" calcext:value-type="string">
            <text:p>r_cu62_gn_cu61</text:p>
          </table:table-cell>
        </table:table-row>
        <table:table-row table:style-name="ro1">
          <table:table-cell office:value-type="string" calcext:value-type="string">
            <text:p>r_cu62_ng_cu63</text:p>
          </table:table-cell>
        </table:table-row>
        <table:table-row table:style-name="ro1">
          <table:table-cell office:value-type="string" calcext:value-type="string">
            <text:p>r_cu63_gn_cu62</text:p>
          </table:table-cell>
        </table:table-row>
        <table:table-row table:style-name="ro1">
          <table:table-cell office:value-type="string" calcext:value-type="string">
            <text:p>r_f17_ng_f18</text:p>
          </table:table-cell>
        </table:table-row>
        <table:table-row table:style-name="ro1">
          <table:table-cell office:value-type="string" calcext:value-type="string">
            <text:p>r_f18_gn_f17</text:p>
          </table:table-cell>
        </table:table-row>
        <table:table-row table:style-name="ro1">
          <table:table-cell office:value-type="string" calcext:value-type="string">
            <text:p>r_f18_ng_f19</text:p>
          </table:table-cell>
        </table:table-row>
        <table:table-row table:style-name="ro1">
          <table:table-cell office:value-type="string" calcext:value-type="string">
            <text:p>r_f19_gn_f18</text:p>
          </table:table-cell>
        </table:table-row>
        <table:table-row table:style-name="ro1">
          <table:table-cell office:value-type="string" calcext:value-type="string">
            <text:p>r_fe48_ng_fe49</text:p>
          </table:table-cell>
        </table:table-row>
        <table:table-row table:style-name="ro1">
          <table:table-cell office:value-type="string" calcext:value-type="string">
            <text:p>r_fe49_gn_fe48</text:p>
          </table:table-cell>
        </table:table-row>
        <table:table-row table:style-name="ro1">
          <table:table-cell office:value-type="string" calcext:value-type="string">
            <text:p>r_fe49_ng_fe50</text:p>
          </table:table-cell>
        </table:table-row>
        <table:table-row table:style-name="ro1">
          <table:table-cell office:value-type="string" calcext:value-type="string">
            <text:p>r_fe50_gn_fe49</text:p>
          </table:table-cell>
        </table:table-row>
        <table:table-row table:style-name="ro1">
          <table:table-cell office:value-type="string" calcext:value-type="string">
            <text:p>r_fe50_ng_fe51</text:p>
          </table:table-cell>
        </table:table-row>
        <table:table-row table:style-name="ro1">
          <table:table-cell office:value-type="string" calcext:value-type="string">
            <text:p>r_fe51_gn_fe50</text:p>
          </table:table-cell>
        </table:table-row>
        <table:table-row table:style-name="ro1">
          <table:table-cell office:value-type="string" calcext:value-type="string">
            <text:p>r_fe51_ng_fe52</text:p>
          </table:table-cell>
        </table:table-row>
        <table:table-row table:style-name="ro1">
          <table:table-cell office:value-type="string" calcext:value-type="string">
            <text:p>r_fe52_gn_fe51</text:p>
          </table:table-cell>
        </table:table-row>
        <table:table-row table:style-name="ro1">
          <table:table-cell office:value-type="string" calcext:value-type="string">
            <text:p>r_fe52_ng_fe53</text:p>
          </table:table-cell>
        </table:table-row>
        <table:table-row table:style-name="ro1">
          <table:table-cell office:value-type="string" calcext:value-type="string">
            <text:p>r_fe53_gn_fe52</text:p>
          </table:table-cell>
        </table:table-row>
        <table:table-row table:style-name="ro1">
          <table:table-cell office:value-type="string" calcext:value-type="string">
            <text:p>r_fe53_ng_fe54</text:p>
          </table:table-cell>
        </table:table-row>
        <table:table-row table:style-name="ro1">
          <table:table-cell office:value-type="string" calcext:value-type="string">
            <text:p>r_fe54_gn_fe53</text:p>
          </table:table-cell>
        </table:table-row>
        <table:table-row table:style-name="ro1">
          <table:table-cell office:value-type="string" calcext:value-type="string">
            <text:p>r_fe54_ng_fe55</text:p>
          </table:table-cell>
        </table:table-row>
        <table:table-row table:style-name="ro1">
          <table:table-cell office:value-type="string" calcext:value-type="string">
            <text:p>r_fe55_gn_fe54</text:p>
          </table:table-cell>
        </table:table-row>
        <table:table-row table:style-name="ro1">
          <table:table-cell office:value-type="string" calcext:value-type="string">
            <text:p>r_fe55_ng_fe56</text:p>
          </table:table-cell>
        </table:table-row>
        <table:table-row table:style-name="ro1">
          <table:table-cell office:value-type="string" calcext:value-type="string">
            <text:p>r_fe56_gn_fe55</text:p>
          </table:table-cell>
        </table:table-row>
        <table:table-row table:style-name="ro1">
          <table:table-cell office:value-type="string" calcext:value-type="string">
            <text:p>r_ga59_ng_ga60</text:p>
          </table:table-cell>
        </table:table-row>
        <table:table-row table:style-name="ro1">
          <table:table-cell office:value-type="string" calcext:value-type="string">
            <text:p>r_ga60_gn_ga59</text:p>
          </table:table-cell>
        </table:table-row>
        <table:table-row table:style-name="ro1">
          <table:table-cell office:value-type="string" calcext:value-type="string">
            <text:p>r_ga60_ng_ga61</text:p>
          </table:table-cell>
        </table:table-row>
        <table:table-row table:style-name="ro1">
          <table:table-cell office:value-type="string" calcext:value-type="string">
            <text:p>r_ga61_gn_ga60</text:p>
          </table:table-cell>
        </table:table-row>
        <table:table-row table:style-name="ro1">
          <table:table-cell office:value-type="string" calcext:value-type="string">
            <text:p>r_ga61_ng_ga62</text:p>
          </table:table-cell>
        </table:table-row>
        <table:table-row table:style-name="ro1">
          <table:table-cell office:value-type="string" calcext:value-type="string">
            <text:p>r_ga62_gn_ga61</text:p>
          </table:table-cell>
        </table:table-row>
        <table:table-row table:style-name="ro1">
          <table:table-cell office:value-type="string" calcext:value-type="string">
            <text:p>r_ga62_ng_ga63</text:p>
          </table:table-cell>
        </table:table-row>
        <table:table-row table:style-name="ro1">
          <table:table-cell office:value-type="string" calcext:value-type="string">
            <text:p>r_ga63_gn_ga62</text:p>
          </table:table-cell>
        </table:table-row>
        <table:table-row table:style-name="ro1">
          <table:table-cell office:value-type="string" calcext:value-type="string">
            <text:p>r_ga63_ng_ga64</text:p>
          </table:table-cell>
        </table:table-row>
        <table:table-row table:style-name="ro1">
          <table:table-cell office:value-type="string" calcext:value-type="string">
            <text:p>r_ga64_gn_ga63</text:p>
          </table:table-cell>
        </table:table-row>
        <table:table-row table:style-name="ro1">
          <table:table-cell office:value-type="string" calcext:value-type="string">
            <text:p>r_ga64_ng_ga65</text:p>
          </table:table-cell>
        </table:table-row>
        <table:table-row table:style-name="ro1">
          <table:table-cell office:value-type="string" calcext:value-type="string">
            <text:p>r_ga65_gn_ga64</text:p>
          </table:table-cell>
        </table:table-row>
        <table:table-row table:style-name="ro1">
          <table:table-cell office:value-type="string" calcext:value-type="string">
            <text:p>r_ga65_ng_ga66</text:p>
          </table:table-cell>
        </table:table-row>
        <table:table-row table:style-name="ro1">
          <table:table-cell office:value-type="string" calcext:value-type="string">
            <text:p>r_ga66_gn_ga65</text:p>
          </table:table-cell>
        </table:table-row>
        <table:table-row table:style-name="ro1">
          <table:table-cell office:value-type="string" calcext:value-type="string">
            <text:p>r_ga66_ng_ga67</text:p>
          </table:table-cell>
        </table:table-row>
        <table:table-row table:style-name="ro1">
          <table:table-cell office:value-type="string" calcext:value-type="string">
            <text:p>r_ga67_gn_ga66</text:p>
          </table:table-cell>
        </table:table-row>
        <table:table-row table:style-name="ro1">
          <table:table-cell office:value-type="string" calcext:value-type="string">
            <text:p>r_ge60_ng_ge61</text:p>
          </table:table-cell>
        </table:table-row>
        <table:table-row table:style-name="ro1">
          <table:table-cell office:value-type="string" calcext:value-type="string">
            <text:p>r_ge61_gn_ge60</text:p>
          </table:table-cell>
        </table:table-row>
        <table:table-row table:style-name="ro1">
          <table:table-cell office:value-type="string" calcext:value-type="string">
            <text:p>r_ge61_ng_ge62</text:p>
          </table:table-cell>
        </table:table-row>
        <table:table-row table:style-name="ro1">
          <table:table-cell office:value-type="string" calcext:value-type="string">
            <text:p>r_ge62_gn_ge61</text:p>
          </table:table-cell>
        </table:table-row>
        <table:table-row table:style-name="ro1">
          <table:table-cell office:value-type="string" calcext:value-type="string">
            <text:p>r_ge62_ng_ge63</text:p>
          </table:table-cell>
        </table:table-row>
        <table:table-row table:style-name="ro1">
          <table:table-cell office:value-type="string" calcext:value-type="string">
            <text:p>r_ge63_gn_ge62</text:p>
          </table:table-cell>
        </table:table-row>
        <table:table-row table:style-name="ro1">
          <table:table-cell office:value-type="string" calcext:value-type="string">
            <text:p>r_ge63_ng_ge64</text:p>
          </table:table-cell>
        </table:table-row>
        <table:table-row table:style-name="ro1">
          <table:table-cell office:value-type="string" calcext:value-type="string">
            <text:p>r_ge64_gn_ge63</text:p>
          </table:table-cell>
        </table:table-row>
        <table:table-row table:style-name="ro1">
          <table:table-cell office:value-type="string" calcext:value-type="string">
            <text:p>r_ge64_ng_ge65</text:p>
          </table:table-cell>
        </table:table-row>
        <table:table-row table:style-name="ro1">
          <table:table-cell office:value-type="string" calcext:value-type="string">
            <text:p>r_ge65_gn_ge64</text:p>
          </table:table-cell>
        </table:table-row>
        <table:table-row table:style-name="ro1">
          <table:table-cell office:value-type="string" calcext:value-type="string">
            <text:p>r_ge65_ng_ge66</text:p>
          </table:table-cell>
        </table:table-row>
        <table:table-row table:style-name="ro1">
          <table:table-cell office:value-type="string" calcext:value-type="string">
            <text:p>r_ge66_gn_ge65</text:p>
          </table:table-cell>
        </table:table-row>
        <table:table-row table:style-name="ro1">
          <table:table-cell office:value-type="string" calcext:value-type="string">
            <text:p>r_ge66_ng_ge67</text:p>
          </table:table-cell>
        </table:table-row>
        <table:table-row table:style-name="ro1">
          <table:table-cell office:value-type="string" calcext:value-type="string">
            <text:p>r_ge67_gn_ge66</text:p>
          </table:table-cell>
        </table:table-row>
        <table:table-row table:style-name="ro1">
          <table:table-cell office:value-type="string" calcext:value-type="string">
            <text:p>r_ge67_ng_ge68</text:p>
          </table:table-cell>
        </table:table-row>
        <table:table-row table:style-name="ro1">
          <table:table-cell office:value-type="string" calcext:value-type="string">
            <text:p>r_ge68_gn_ge67</text:p>
          </table:table-cell>
        </table:table-row>
        <table:table-row table:style-name="ro1">
          <table:table-cell office:value-type="string" calcext:value-type="string">
            <text:p>r_h2_ng_h3</text:p>
          </table:table-cell>
        </table:table-row>
        <table:table-row table:style-name="ro1">
          <table:table-cell office:value-type="string" calcext:value-type="string">
            <text:p>r_h3_gn_h2</text:p>
          </table:table-cell>
        </table:table-row>
        <table:table-row table:style-name="ro1">
          <table:table-cell office:value-type="string" calcext:value-type="string">
            <text:p>r_he3_ng_he4</text:p>
          </table:table-cell>
        </table:table-row>
        <table:table-row table:style-name="ro1">
          <table:table-cell office:value-type="string" calcext:value-type="string">
            <text:p>r_he4_gn_he3</text:p>
          </table:table-cell>
        </table:table-row>
        <table:table-row table:style-name="ro1">
          <table:table-cell office:value-type="string" calcext:value-type="string">
            <text:p>r_in100_ng_in101</text:p>
          </table:table-cell>
        </table:table-row>
        <table:table-row table:style-name="ro1">
          <table:table-cell office:value-type="string" calcext:value-type="string">
            <text:p>r_in101_gn_in100</text:p>
          </table:table-cell>
        </table:table-row>
        <table:table-row table:style-name="ro1">
          <table:table-cell office:value-type="string" calcext:value-type="string">
            <text:p>r_in101_ng_in102</text:p>
          </table:table-cell>
        </table:table-row>
        <table:table-row table:style-name="ro1">
          <table:table-cell office:value-type="string" calcext:value-type="string">
            <text:p>r_in102_gn_in101</text:p>
          </table:table-cell>
        </table:table-row>
        <table:table-row table:style-name="ro1">
          <table:table-cell office:value-type="string" calcext:value-type="string">
            <text:p>r_in102_ng_in103</text:p>
          </table:table-cell>
        </table:table-row>
        <table:table-row table:style-name="ro1">
          <table:table-cell office:value-type="string" calcext:value-type="string">
            <text:p>r_in103_gn_in102</text:p>
          </table:table-cell>
        </table:table-row>
        <table:table-row table:style-name="ro1">
          <table:table-cell office:value-type="string" calcext:value-type="string">
            <text:p>r_in103_ng_in104</text:p>
          </table:table-cell>
        </table:table-row>
        <table:table-row table:style-name="ro1">
          <table:table-cell office:value-type="string" calcext:value-type="string">
            <text:p>r_in104_gn_in103</text:p>
          </table:table-cell>
        </table:table-row>
        <table:table-row table:style-name="ro1">
          <table:table-cell office:value-type="string" calcext:value-type="string">
            <text:p>r_in98_ng_in99</text:p>
          </table:table-cell>
        </table:table-row>
        <table:table-row table:style-name="ro1">
          <table:table-cell office:value-type="string" calcext:value-type="string">
            <text:p>r_in99_gn_in98</text:p>
          </table:table-cell>
        </table:table-row>
        <table:table-row table:style-name="ro1">
          <table:table-cell office:value-type="string" calcext:value-type="string">
            <text:p>r_in99_ng_in100</text:p>
          </table:table-cell>
        </table:table-row>
        <table:table-row table:style-name="ro1">
          <table:table-cell office:value-type="string" calcext:value-type="string">
            <text:p>r_in100_gn_in99</text:p>
          </table:table-cell>
        </table:table-row>
        <table:table-row table:style-name="ro1">
          <table:table-cell office:value-type="string" calcext:value-type="string">
            <text:p>r_k35_ng_k36</text:p>
          </table:table-cell>
        </table:table-row>
        <table:table-row table:style-name="ro1">
          <table:table-cell office:value-type="string" calcext:value-type="string">
            <text:p>r_k36_gn_k35</text:p>
          </table:table-cell>
        </table:table-row>
        <table:table-row table:style-name="ro1">
          <table:table-cell office:value-type="string" calcext:value-type="string">
            <text:p>r_k36_ng_k37</text:p>
          </table:table-cell>
        </table:table-row>
        <table:table-row table:style-name="ro1">
          <table:table-cell office:value-type="string" calcext:value-type="string">
            <text:p>r_k37_gn_k36</text:p>
          </table:table-cell>
        </table:table-row>
        <table:table-row table:style-name="ro1">
          <table:table-cell office:value-type="string" calcext:value-type="string">
            <text:p>r_k37_ng_k38</text:p>
          </table:table-cell>
        </table:table-row>
        <table:table-row table:style-name="ro1">
          <table:table-cell office:value-type="string" calcext:value-type="string">
            <text:p>r_k38_gn_k37</text:p>
          </table:table-cell>
        </table:table-row>
        <table:table-row table:style-name="ro1">
          <table:table-cell office:value-type="string" calcext:value-type="string">
            <text:p>r_k38_ng_k39</text:p>
          </table:table-cell>
        </table:table-row>
        <table:table-row table:style-name="ro1">
          <table:table-cell office:value-type="string" calcext:value-type="string">
            <text:p>r_k39_gn_k38</text:p>
          </table:table-cell>
        </table:table-row>
        <table:table-row table:style-name="ro1">
          <table:table-cell office:value-type="string" calcext:value-type="string">
            <text:p>r_kr69_ng_kr70</text:p>
          </table:table-cell>
        </table:table-row>
        <table:table-row table:style-name="ro1">
          <table:table-cell office:value-type="string" calcext:value-type="string">
            <text:p>r_kr70_gn_kr69</text:p>
          </table:table-cell>
        </table:table-row>
        <table:table-row table:style-name="ro1">
          <table:table-cell office:value-type="string" calcext:value-type="string">
            <text:p>r_kr70_ng_kr71</text:p>
          </table:table-cell>
        </table:table-row>
        <table:table-row table:style-name="ro1">
          <table:table-cell office:value-type="string" calcext:value-type="string">
            <text:p>r_kr71_gn_kr70</text:p>
          </table:table-cell>
        </table:table-row>
        <table:table-row table:style-name="ro1">
          <table:table-cell office:value-type="string" calcext:value-type="string">
            <text:p>r_kr71_ng_kr72</text:p>
          </table:table-cell>
        </table:table-row>
        <table:table-row table:style-name="ro1">
          <table:table-cell office:value-type="string" calcext:value-type="string">
            <text:p>r_kr72_gn_kr71</text:p>
          </table:table-cell>
        </table:table-row>
        <table:table-row table:style-name="ro1">
          <table:table-cell office:value-type="string" calcext:value-type="string">
            <text:p>r_kr72_ng_kr73</text:p>
          </table:table-cell>
        </table:table-row>
        <table:table-row table:style-name="ro1">
          <table:table-cell office:value-type="string" calcext:value-type="string">
            <text:p>r_kr73_gn_kr72</text:p>
          </table:table-cell>
        </table:table-row>
        <table:table-row table:style-name="ro1">
          <table:table-cell office:value-type="string" calcext:value-type="string">
            <text:p>r_kr73_ng_kr74</text:p>
          </table:table-cell>
        </table:table-row>
        <table:table-row table:style-name="ro1">
          <table:table-cell office:value-type="string" calcext:value-type="string">
            <text:p>r_kr74_gn_kr73</text:p>
          </table:table-cell>
        </table:table-row>
        <table:table-row table:style-name="ro1">
          <table:table-cell office:value-type="string" calcext:value-type="string">
            <text:p>r_mg21_ng_mg22</text:p>
          </table:table-cell>
        </table:table-row>
        <table:table-row table:style-name="ro1">
          <table:table-cell office:value-type="string" calcext:value-type="string">
            <text:p>r_mg22_gn_mg21</text:p>
          </table:table-cell>
        </table:table-row>
        <table:table-row table:style-name="ro1">
          <table:table-cell office:value-type="string" calcext:value-type="string">
            <text:p>r_mg22_ng_mg23</text:p>
          </table:table-cell>
        </table:table-row>
        <table:table-row table:style-name="ro1">
          <table:table-cell office:value-type="string" calcext:value-type="string">
            <text:p>r_mg23_gn_mg22</text:p>
          </table:table-cell>
        </table:table-row>
        <table:table-row table:style-name="ro1">
          <table:table-cell office:value-type="string" calcext:value-type="string">
            <text:p>r_mg23_ng_mg24</text:p>
          </table:table-cell>
        </table:table-row>
        <table:table-row table:style-name="ro1">
          <table:table-cell office:value-type="string" calcext:value-type="string">
            <text:p>r_mg24_gn_mg23</text:p>
          </table:table-cell>
        </table:table-row>
        <table:table-row table:style-name="ro1">
          <table:table-cell office:value-type="string" calcext:value-type="string">
            <text:p>r_mg24_ng_mg25</text:p>
          </table:table-cell>
        </table:table-row>
        <table:table-row table:style-name="ro1">
          <table:table-cell office:value-type="string" calcext:value-type="string">
            <text:p>r_mg25_gn_mg24</text:p>
          </table:table-cell>
        </table:table-row>
        <table:table-row table:style-name="ro1">
          <table:table-cell office:value-type="string" calcext:value-type="string">
            <text:p>r_mn47_ng_mn48</text:p>
          </table:table-cell>
        </table:table-row>
        <table:table-row table:style-name="ro1">
          <table:table-cell office:value-type="string" calcext:value-type="string">
            <text:p>r_mn48_gn_mn47</text:p>
          </table:table-cell>
        </table:table-row>
        <table:table-row table:style-name="ro1">
          <table:table-cell office:value-type="string" calcext:value-type="string">
            <text:p>r_mn48_ng_mn49</text:p>
          </table:table-cell>
        </table:table-row>
        <table:table-row table:style-name="ro1">
          <table:table-cell office:value-type="string" calcext:value-type="string">
            <text:p>r_mn49_gn_mn48</text:p>
          </table:table-cell>
        </table:table-row>
        <table:table-row table:style-name="ro1">
          <table:table-cell office:value-type="string" calcext:value-type="string">
            <text:p>r_mn49_ng_mn50</text:p>
          </table:table-cell>
        </table:table-row>
        <table:table-row table:style-name="ro1">
          <table:table-cell office:value-type="string" calcext:value-type="string">
            <text:p>r_mn50_gn_mn49</text:p>
          </table:table-cell>
        </table:table-row>
        <table:table-row table:style-name="ro1">
          <table:table-cell office:value-type="string" calcext:value-type="string">
            <text:p>r_mn50_ng_mn51</text:p>
          </table:table-cell>
        </table:table-row>
        <table:table-row table:style-name="ro1">
          <table:table-cell office:value-type="string" calcext:value-type="string">
            <text:p>r_mn51_gn_mn50</text:p>
          </table:table-cell>
        </table:table-row>
        <table:table-row table:style-name="ro1">
          <table:table-cell office:value-type="string" calcext:value-type="string">
            <text:p>r_mn51_ng_mn52</text:p>
          </table:table-cell>
        </table:table-row>
        <table:table-row table:style-name="ro1">
          <table:table-cell office:value-type="string" calcext:value-type="string">
            <text:p>r_mn52_gn_mn51</text:p>
          </table:table-cell>
        </table:table-row>
        <table:table-row table:style-name="ro1">
          <table:table-cell office:value-type="string" calcext:value-type="string">
            <text:p>r_mn52_ng_mn53</text:p>
          </table:table-cell>
        </table:table-row>
        <table:table-row table:style-name="ro1">
          <table:table-cell office:value-type="string" calcext:value-type="string">
            <text:p>r_mn53_gn_mn52</text:p>
          </table:table-cell>
        </table:table-row>
        <table:table-row table:style-name="ro1">
          <table:table-cell office:value-type="string" calcext:value-type="string">
            <text:p>r_mo82_ng_mo83</text:p>
          </table:table-cell>
        </table:table-row>
        <table:table-row table:style-name="ro1">
          <table:table-cell office:value-type="string" calcext:value-type="string">
            <text:p>r_mo83_gn_mo82</text:p>
          </table:table-cell>
        </table:table-row>
        <table:table-row table:style-name="ro1">
          <table:table-cell office:value-type="string" calcext:value-type="string">
            <text:p>r_mo83_ng_mo84</text:p>
          </table:table-cell>
        </table:table-row>
        <table:table-row table:style-name="ro1">
          <table:table-cell office:value-type="string" calcext:value-type="string">
            <text:p>r_mo84_gn_mo83</text:p>
          </table:table-cell>
        </table:table-row>
        <table:table-row table:style-name="ro1">
          <table:table-cell office:value-type="string" calcext:value-type="string">
            <text:p>r_mo84_ng_mo85</text:p>
          </table:table-cell>
        </table:table-row>
        <table:table-row table:style-name="ro1">
          <table:table-cell office:value-type="string" calcext:value-type="string">
            <text:p>r_mo85_gn_mo84</text:p>
          </table:table-cell>
        </table:table-row>
        <table:table-row table:style-name="ro1">
          <table:table-cell office:value-type="string" calcext:value-type="string">
            <text:p>r_mo85_ng_mo86</text:p>
          </table:table-cell>
        </table:table-row>
        <table:table-row table:style-name="ro1">
          <table:table-cell office:value-type="string" calcext:value-type="string">
            <text:p>r_mo86_gn_mo85</text:p>
          </table:table-cell>
        </table:table-row>
        <table:table-row table:style-name="ro1">
          <table:table-cell office:value-type="string" calcext:value-type="string">
            <text:p>r_n13_ng_n14</text:p>
          </table:table-cell>
        </table:table-row>
        <table:table-row table:style-name="ro1">
          <table:table-cell office:value-type="string" calcext:value-type="string">
            <text:p>r_n14_gn_n13</text:p>
          </table:table-cell>
        </table:table-row>
        <table:table-row table:style-name="ro1">
          <table:table-cell office:value-type="string" calcext:value-type="string">
            <text:p>r_n14_ng_n15</text:p>
          </table:table-cell>
        </table:table-row>
        <table:table-row table:style-name="ro1">
          <table:table-cell office:value-type="string" calcext:value-type="string">
            <text:p>r_n15_gn_n14</text:p>
          </table:table-cell>
        </table:table-row>
        <table:table-row table:style-name="ro1">
          <table:table-cell office:value-type="string" calcext:value-type="string">
            <text:p>r_na20_ng_na21</text:p>
          </table:table-cell>
        </table:table-row>
        <table:table-row table:style-name="ro1">
          <table:table-cell office:value-type="string" calcext:value-type="string">
            <text:p>r_na21_gn_na20</text:p>
          </table:table-cell>
        </table:table-row>
        <table:table-row table:style-name="ro1">
          <table:table-cell office:value-type="string" calcext:value-type="string">
            <text:p>r_na21_ng_na22</text:p>
          </table:table-cell>
        </table:table-row>
        <table:table-row table:style-name="ro1">
          <table:table-cell office:value-type="string" calcext:value-type="string">
            <text:p>r_na22_gn_na21</text:p>
          </table:table-cell>
        </table:table-row>
        <table:table-row table:style-name="ro1">
          <table:table-cell office:value-type="string" calcext:value-type="string">
            <text:p>r_na22_ng_na23</text:p>
          </table:table-cell>
        </table:table-row>
        <table:table-row table:style-name="ro1">
          <table:table-cell office:value-type="string" calcext:value-type="string">
            <text:p>r_na23_gn_na22</text:p>
          </table:table-cell>
        </table:table-row>
        <table:table-row table:style-name="ro1">
          <table:table-cell office:value-type="string" calcext:value-type="string">
            <text:p>r_nb81_ng_nb82</text:p>
          </table:table-cell>
        </table:table-row>
        <table:table-row table:style-name="ro1">
          <table:table-cell office:value-type="string" calcext:value-type="string">
            <text:p>r_nb82_gn_nb81</text:p>
          </table:table-cell>
        </table:table-row>
        <table:table-row table:style-name="ro1">
          <table:table-cell office:value-type="string" calcext:value-type="string">
            <text:p>r_nb82_ng_nb83</text:p>
          </table:table-cell>
        </table:table-row>
        <table:table-row table:style-name="ro1">
          <table:table-cell office:value-type="string" calcext:value-type="string">
            <text:p>r_nb83_gn_nb82</text:p>
          </table:table-cell>
        </table:table-row>
        <table:table-row table:style-name="ro1">
          <table:table-cell office:value-type="string" calcext:value-type="string">
            <text:p>r_nb83_ng_nb84</text:p>
          </table:table-cell>
        </table:table-row>
        <table:table-row table:style-name="ro1">
          <table:table-cell office:value-type="string" calcext:value-type="string">
            <text:p>r_nb84_gn_nb83</text:p>
          </table:table-cell>
        </table:table-row>
        <table:table-row table:style-name="ro1">
          <table:table-cell office:value-type="string" calcext:value-type="string">
            <text:p>r_nb84_ng_nb85</text:p>
          </table:table-cell>
        </table:table-row>
        <table:table-row table:style-name="ro1">
          <table:table-cell office:value-type="string" calcext:value-type="string">
            <text:p>r_nb85_gn_nb84</text:p>
          </table:table-cell>
        </table:table-row>
        <table:table-row table:style-name="ro1">
          <table:table-cell office:value-type="string" calcext:value-type="string">
            <text:p>r_ne18_ng_ne19</text:p>
          </table:table-cell>
        </table:table-row>
        <table:table-row table:style-name="ro1">
          <table:table-cell office:value-type="string" calcext:value-type="string">
            <text:p>r_ne19_gn_ne18</text:p>
          </table:table-cell>
        </table:table-row>
        <table:table-row table:style-name="ro1">
          <table:table-cell office:value-type="string" calcext:value-type="string">
            <text:p>r_ne19_ng_ne20</text:p>
          </table:table-cell>
        </table:table-row>
        <table:table-row table:style-name="ro1">
          <table:table-cell office:value-type="string" calcext:value-type="string">
            <text:p>r_ne20_gn_ne19</text:p>
          </table:table-cell>
        </table:table-row>
        <table:table-row table:style-name="ro1">
          <table:table-cell office:value-type="string" calcext:value-type="string">
            <text:p>r_ne20_ng_ne21</text:p>
          </table:table-cell>
        </table:table-row>
        <table:table-row table:style-name="ro1">
          <table:table-cell office:value-type="string" calcext:value-type="string">
            <text:p>r_ne21_gn_ne20</text:p>
          </table:table-cell>
        </table:table-row>
        <table:table-row table:style-name="ro1">
          <table:table-cell office:value-type="string" calcext:value-type="string">
            <text:p>r_neut_pg_h2</text:p>
          </table:table-cell>
        </table:table-row>
        <table:table-row table:style-name="ro1">
          <table:table-cell office:value-type="string" calcext:value-type="string">
            <text:p>r_h2_gp_neut</text:p>
          </table:table-cell>
        </table:table-row>
        <table:table-row table:style-name="ro1">
          <table:table-cell office:value-type="string" calcext:value-type="string">
            <text:p>r_ni52_ng_ni53</text:p>
          </table:table-cell>
        </table:table-row>
        <table:table-row table:style-name="ro1">
          <table:table-cell office:value-type="string" calcext:value-type="string">
            <text:p>r_ni53_gn_ni52</text:p>
          </table:table-cell>
        </table:table-row>
        <table:table-row table:style-name="ro1">
          <table:table-cell office:value-type="string" calcext:value-type="string">
            <text:p>r_ni53_ng_ni54</text:p>
          </table:table-cell>
        </table:table-row>
        <table:table-row table:style-name="ro1">
          <table:table-cell office:value-type="string" calcext:value-type="string">
            <text:p>r_ni54_gn_ni53</text:p>
          </table:table-cell>
        </table:table-row>
        <table:table-row table:style-name="ro1">
          <table:table-cell office:value-type="string" calcext:value-type="string">
            <text:p>r_ni54_ng_ni55</text:p>
          </table:table-cell>
        </table:table-row>
        <table:table-row table:style-name="ro1">
          <table:table-cell office:value-type="string" calcext:value-type="string">
            <text:p>r_ni55_gn_ni54</text:p>
          </table:table-cell>
        </table:table-row>
        <table:table-row table:style-name="ro1">
          <table:table-cell office:value-type="string" calcext:value-type="string">
            <text:p>r_ni55_ng_ni56</text:p>
          </table:table-cell>
        </table:table-row>
        <table:table-row table:style-name="ro1">
          <table:table-cell office:value-type="string" calcext:value-type="string">
            <text:p>r_ni56_gn_ni55</text:p>
          </table:table-cell>
        </table:table-row>
        <table:table-row table:style-name="ro1">
          <table:table-cell office:value-type="string" calcext:value-type="string">
            <text:p>r_ni56_ng_ni57</text:p>
          </table:table-cell>
        </table:table-row>
        <table:table-row table:style-name="ro1">
          <table:table-cell office:value-type="string" calcext:value-type="string">
            <text:p>r_ni57_gn_ni56</text:p>
          </table:table-cell>
        </table:table-row>
        <table:table-row table:style-name="ro1">
          <table:table-cell office:value-type="string" calcext:value-type="string">
            <text:p>r_ni57_ng_ni58</text:p>
          </table:table-cell>
        </table:table-row>
        <table:table-row table:style-name="ro1">
          <table:table-cell office:value-type="string" calcext:value-type="string">
            <text:p>r_ni58_gn_ni57</text:p>
          </table:table-cell>
        </table:table-row>
        <table:table-row table:style-name="ro1">
          <table:table-cell office:value-type="string" calcext:value-type="string">
            <text:p>r_ni58_ng_ni59</text:p>
          </table:table-cell>
        </table:table-row>
        <table:table-row table:style-name="ro1">
          <table:table-cell office:value-type="string" calcext:value-type="string">
            <text:p>r_ni59_gn_ni58</text:p>
          </table:table-cell>
        </table:table-row>
        <table:table-row table:style-name="ro1">
          <table:table-cell office:value-type="string" calcext:value-type="string">
            <text:p>r_ni59_ng_ni60</text:p>
          </table:table-cell>
        </table:table-row>
        <table:table-row table:style-name="ro1">
          <table:table-cell office:value-type="string" calcext:value-type="string">
            <text:p>r_ni60_gn_ni59</text:p>
          </table:table-cell>
        </table:table-row>
        <table:table-row table:style-name="ro1">
          <table:table-cell office:value-type="string" calcext:value-type="string">
            <text:p>r_ni60_ng_ni61</text:p>
          </table:table-cell>
        </table:table-row>
        <table:table-row table:style-name="ro1">
          <table:table-cell office:value-type="string" calcext:value-type="string">
            <text:p>r_ni61_gn_ni60</text:p>
          </table:table-cell>
        </table:table-row>
        <table:table-row table:style-name="ro1">
          <table:table-cell office:value-type="string" calcext:value-type="string">
            <text:p>r_ni61_ng_ni62</text:p>
          </table:table-cell>
        </table:table-row>
        <table:table-row table:style-name="ro1">
          <table:table-cell office:value-type="string" calcext:value-type="string">
            <text:p>r_ni62_gn_ni61</text:p>
          </table:table-cell>
        </table:table-row>
        <table:table-row table:style-name="ro1">
          <table:table-cell office:value-type="string" calcext:value-type="string">
            <text:p>r_o13_ng_o14</text:p>
          </table:table-cell>
        </table:table-row>
        <table:table-row table:style-name="ro1">
          <table:table-cell office:value-type="string" calcext:value-type="string">
            <text:p>r_o14_gn_o13</text:p>
          </table:table-cell>
        </table:table-row>
        <table:table-row table:style-name="ro1">
          <table:table-cell office:value-type="string" calcext:value-type="string">
            <text:p>r_o14_ng_o15</text:p>
          </table:table-cell>
        </table:table-row>
        <table:table-row table:style-name="ro1">
          <table:table-cell office:value-type="string" calcext:value-type="string">
            <text:p>r_o15_gn_o14</text:p>
          </table:table-cell>
        </table:table-row>
        <table:table-row table:style-name="ro1">
          <table:table-cell office:value-type="string" calcext:value-type="string">
            <text:p>r_o15_ng_o16</text:p>
          </table:table-cell>
        </table:table-row>
        <table:table-row table:style-name="ro1">
          <table:table-cell office:value-type="string" calcext:value-type="string">
            <text:p>r_o16_gn_o15</text:p>
          </table:table-cell>
        </table:table-row>
        <table:table-row table:style-name="ro1">
          <table:table-cell office:value-type="string" calcext:value-type="string">
            <text:p>r_o16_ng_o17</text:p>
          </table:table-cell>
        </table:table-row>
        <table:table-row table:style-name="ro1">
          <table:table-cell office:value-type="string" calcext:value-type="string">
            <text:p>r_o17_gn_o16</text:p>
          </table:table-cell>
        </table:table-row>
        <table:table-row table:style-name="ro1">
          <table:table-cell office:value-type="string" calcext:value-type="string">
            <text:p>r_o17_ng_o18</text:p>
          </table:table-cell>
        </table:table-row>
        <table:table-row table:style-name="ro1">
          <table:table-cell office:value-type="string" calcext:value-type="string">
            <text:p>r_o18_gn_o17</text:p>
          </table:table-cell>
        </table:table-row>
        <table:table-row table:style-name="ro1">
          <table:table-cell office:value-type="string" calcext:value-type="string">
            <text:p>r_p26_ng_p27</text:p>
          </table:table-cell>
        </table:table-row>
        <table:table-row table:style-name="ro1">
          <table:table-cell office:value-type="string" calcext:value-type="string">
            <text:p>r_p27_gn_p26</text:p>
          </table:table-cell>
        </table:table-row>
        <table:table-row table:style-name="ro1">
          <table:table-cell office:value-type="string" calcext:value-type="string">
            <text:p>r_p27_ng_p28</text:p>
          </table:table-cell>
        </table:table-row>
        <table:table-row table:style-name="ro1">
          <table:table-cell office:value-type="string" calcext:value-type="string">
            <text:p>r_p28_gn_p27</text:p>
          </table:table-cell>
        </table:table-row>
        <table:table-row table:style-name="ro1">
          <table:table-cell office:value-type="string" calcext:value-type="string">
            <text:p>r_p28_ng_p29</text:p>
          </table:table-cell>
        </table:table-row>
        <table:table-row table:style-name="ro1">
          <table:table-cell office:value-type="string" calcext:value-type="string">
            <text:p>r_p29_gn_p28</text:p>
          </table:table-cell>
        </table:table-row>
        <table:table-row table:style-name="ro1">
          <table:table-cell office:value-type="string" calcext:value-type="string">
            <text:p>r_p29_ng_p30</text:p>
          </table:table-cell>
        </table:table-row>
        <table:table-row table:style-name="ro1">
          <table:table-cell office:value-type="string" calcext:value-type="string">
            <text:p>r_p30_gn_p29</text:p>
          </table:table-cell>
        </table:table-row>
        <table:table-row table:style-name="ro1">
          <table:table-cell office:value-type="string" calcext:value-type="string">
            <text:p>r_p30_ng_p31</text:p>
          </table:table-cell>
        </table:table-row>
        <table:table-row table:style-name="ro1">
          <table:table-cell office:value-type="string" calcext:value-type="string">
            <text:p>r_p31_gn_p30</text:p>
          </table:table-cell>
        </table:table-row>
        <table:table-row table:style-name="ro1">
          <table:table-cell office:value-type="string" calcext:value-type="string">
            <text:p>r_pd90_ng_pd91</text:p>
          </table:table-cell>
        </table:table-row>
        <table:table-row table:style-name="ro1">
          <table:table-cell office:value-type="string" calcext:value-type="string">
            <text:p>r_pd91_gn_pd90</text:p>
          </table:table-cell>
        </table:table-row>
        <table:table-row table:style-name="ro1">
          <table:table-cell office:value-type="string" calcext:value-type="string">
            <text:p>r_pd91_ng_pd92</text:p>
          </table:table-cell>
        </table:table-row>
        <table:table-row table:style-name="ro1">
          <table:table-cell office:value-type="string" calcext:value-type="string">
            <text:p>r_pd92_gn_pd91</text:p>
          </table:table-cell>
        </table:table-row>
        <table:table-row table:style-name="ro1">
          <table:table-cell office:value-type="string" calcext:value-type="string">
            <text:p>r_pd92_ng_pd93</text:p>
          </table:table-cell>
        </table:table-row>
        <table:table-row table:style-name="ro1">
          <table:table-cell office:value-type="string" calcext:value-type="string">
            <text:p>r_pd93_gn_pd92</text:p>
          </table:table-cell>
        </table:table-row>
        <table:table-row table:style-name="ro1">
          <table:table-cell office:value-type="string" calcext:value-type="string">
            <text:p>r_pd93_ng_pd94</text:p>
          </table:table-cell>
        </table:table-row>
        <table:table-row table:style-name="ro1">
          <table:table-cell office:value-type="string" calcext:value-type="string">
            <text:p>r_pd94_gn_pd93</text:p>
          </table:table-cell>
        </table:table-row>
        <table:table-row table:style-name="ro1">
          <table:table-cell office:value-type="string" calcext:value-type="string">
            <text:p>r_rb73_ng_rb74</text:p>
          </table:table-cell>
        </table:table-row>
        <table:table-row table:style-name="ro1">
          <table:table-cell office:value-type="string" calcext:value-type="string">
            <text:p>r_rb74_gn_rb73</text:p>
          </table:table-cell>
        </table:table-row>
        <table:table-row table:style-name="ro1">
          <table:table-cell office:value-type="string" calcext:value-type="string">
            <text:p>r_rb74_ng_rb75</text:p>
          </table:table-cell>
        </table:table-row>
        <table:table-row table:style-name="ro1">
          <table:table-cell office:value-type="string" calcext:value-type="string">
            <text:p>r_rb75_gn_rb74</text:p>
          </table:table-cell>
        </table:table-row>
        <table:table-row table:style-name="ro1">
          <table:table-cell office:value-type="string" calcext:value-type="string">
            <text:p>r_rb75_ng_rb76</text:p>
          </table:table-cell>
        </table:table-row>
        <table:table-row table:style-name="ro1">
          <table:table-cell office:value-type="string" calcext:value-type="string">
            <text:p>r_rb76_gn_rb75</text:p>
          </table:table-cell>
        </table:table-row>
        <table:table-row table:style-name="ro1">
          <table:table-cell office:value-type="string" calcext:value-type="string">
            <text:p>r_rb76_ng_rb77</text:p>
          </table:table-cell>
        </table:table-row>
        <table:table-row table:style-name="ro1">
          <table:table-cell office:value-type="string" calcext:value-type="string">
            <text:p>r_rb77_gn_rb76</text:p>
          </table:table-cell>
        </table:table-row>
        <table:table-row table:style-name="ro1">
          <table:table-cell office:value-type="string" calcext:value-type="string">
            <text:p>r_rh89_ng_rh90</text:p>
          </table:table-cell>
        </table:table-row>
        <table:table-row table:style-name="ro1">
          <table:table-cell office:value-type="string" calcext:value-type="string">
            <text:p>r_rh90_gn_rh89</text:p>
          </table:table-cell>
        </table:table-row>
        <table:table-row table:style-name="ro1">
          <table:table-cell office:value-type="string" calcext:value-type="string">
            <text:p>r_rh90_ng_rh91</text:p>
          </table:table-cell>
        </table:table-row>
        <table:table-row table:style-name="ro1">
          <table:table-cell office:value-type="string" calcext:value-type="string">
            <text:p>r_rh91_gn_rh90</text:p>
          </table:table-cell>
        </table:table-row>
        <table:table-row table:style-name="ro1">
          <table:table-cell office:value-type="string" calcext:value-type="string">
            <text:p>r_rh91_ng_rh92</text:p>
          </table:table-cell>
        </table:table-row>
        <table:table-row table:style-name="ro1">
          <table:table-cell office:value-type="string" calcext:value-type="string">
            <text:p>r_rh92_gn_rh91</text:p>
          </table:table-cell>
        </table:table-row>
        <table:table-row table:style-name="ro1">
          <table:table-cell office:value-type="string" calcext:value-type="string">
            <text:p>r_rh92_ng_rh93</text:p>
          </table:table-cell>
        </table:table-row>
        <table:table-row table:style-name="ro1">
          <table:table-cell office:value-type="string" calcext:value-type="string">
            <text:p>r_rh93_gn_rh92</text:p>
          </table:table-cell>
        </table:table-row>
        <table:table-row table:style-name="ro1">
          <table:table-cell office:value-type="string" calcext:value-type="string">
            <text:p>r_ru86_ng_ru87</text:p>
          </table:table-cell>
        </table:table-row>
        <table:table-row table:style-name="ro1">
          <table:table-cell office:value-type="string" calcext:value-type="string">
            <text:p>r_ru87_gn_ru86</text:p>
          </table:table-cell>
        </table:table-row>
        <table:table-row table:style-name="ro1">
          <table:table-cell office:value-type="string" calcext:value-type="string">
            <text:p>r_ru87_ng_ru88</text:p>
          </table:table-cell>
        </table:table-row>
        <table:table-row table:style-name="ro1">
          <table:table-cell office:value-type="string" calcext:value-type="string">
            <text:p>r_ru88_gn_ru87</text:p>
          </table:table-cell>
        </table:table-row>
        <table:table-row table:style-name="ro1">
          <table:table-cell office:value-type="string" calcext:value-type="string">
            <text:p>r_ru88_ng_ru89</text:p>
          </table:table-cell>
        </table:table-row>
        <table:table-row table:style-name="ro1">
          <table:table-cell office:value-type="string" calcext:value-type="string">
            <text:p>r_ru89_gn_ru88</text:p>
          </table:table-cell>
        </table:table-row>
        <table:table-row table:style-name="ro1">
          <table:table-cell office:value-type="string" calcext:value-type="string">
            <text:p>r_ru89_ng_ru90</text:p>
          </table:table-cell>
        </table:table-row>
        <table:table-row table:style-name="ro1">
          <table:table-cell office:value-type="string" calcext:value-type="string">
            <text:p>r_ru90_gn_ru89</text:p>
          </table:table-cell>
        </table:table-row>
        <table:table-row table:style-name="ro1">
          <table:table-cell office:value-type="string" calcext:value-type="string">
            <text:p>r_ru90_ng_ru91</text:p>
          </table:table-cell>
        </table:table-row>
        <table:table-row table:style-name="ro1">
          <table:table-cell office:value-type="string" calcext:value-type="string">
            <text:p>r_ru91_gn_ru90</text:p>
          </table:table-cell>
        </table:table-row>
        <table:table-row table:style-name="ro1">
          <table:table-cell office:value-type="string" calcext:value-type="string">
            <text:p>r_s27_ng_s28</text:p>
          </table:table-cell>
        </table:table-row>
        <table:table-row table:style-name="ro1">
          <table:table-cell office:value-type="string" calcext:value-type="string">
            <text:p>r_s28_gn_s27</text:p>
          </table:table-cell>
        </table:table-row>
        <table:table-row table:style-name="ro1">
          <table:table-cell office:value-type="string" calcext:value-type="string">
            <text:p>r_s28_ng_s29</text:p>
          </table:table-cell>
        </table:table-row>
        <table:table-row table:style-name="ro1">
          <table:table-cell office:value-type="string" calcext:value-type="string">
            <text:p>r_s29_gn_s28</text:p>
          </table:table-cell>
        </table:table-row>
        <table:table-row table:style-name="ro1">
          <table:table-cell office:value-type="string" calcext:value-type="string">
            <text:p>r_s29_ng_s30</text:p>
          </table:table-cell>
        </table:table-row>
        <table:table-row table:style-name="ro1">
          <table:table-cell office:value-type="string" calcext:value-type="string">
            <text:p>r_s30_gn_s29</text:p>
          </table:table-cell>
        </table:table-row>
        <table:table-row table:style-name="ro1">
          <table:table-cell office:value-type="string" calcext:value-type="string">
            <text:p>r_s30_ng_s31</text:p>
          </table:table-cell>
        </table:table-row>
        <table:table-row table:style-name="ro1">
          <table:table-cell office:value-type="string" calcext:value-type="string">
            <text:p>r_s31_gn_s30</text:p>
          </table:table-cell>
        </table:table-row>
        <table:table-row table:style-name="ro1">
          <table:table-cell office:value-type="string" calcext:value-type="string">
            <text:p>r_s31_ng_s32</text:p>
          </table:table-cell>
        </table:table-row>
        <table:table-row table:style-name="ro1">
          <table:table-cell office:value-type="string" calcext:value-type="string">
            <text:p>r_s32_gn_s31</text:p>
          </table:table-cell>
        </table:table-row>
        <table:table-row table:style-name="ro1">
          <table:table-cell office:value-type="string" calcext:value-type="string">
            <text:p>r_s32_ng_s33</text:p>
          </table:table-cell>
        </table:table-row>
        <table:table-row table:style-name="ro1">
          <table:table-cell office:value-type="string" calcext:value-type="string">
            <text:p>r_s33_gn_s32</text:p>
          </table:table-cell>
        </table:table-row>
        <table:table-row table:style-name="ro1">
          <table:table-cell office:value-type="string" calcext:value-type="string">
            <text:p>r_s33_ng_s34</text:p>
          </table:table-cell>
        </table:table-row>
        <table:table-row table:style-name="ro1">
          <table:table-cell office:value-type="string" calcext:value-type="string">
            <text:p>r_s34_gn_s33</text:p>
          </table:table-cell>
        </table:table-row>
        <table:table-row table:style-name="ro1">
          <table:table-cell office:value-type="string" calcext:value-type="string">
            <text:p>r_sc39_ng_sc40</text:p>
          </table:table-cell>
        </table:table-row>
        <table:table-row table:style-name="ro1">
          <table:table-cell office:value-type="string" calcext:value-type="string">
            <text:p>r_sc40_gn_sc39</text:p>
          </table:table-cell>
        </table:table-row>
        <table:table-row table:style-name="ro1">
          <table:table-cell office:value-type="string" calcext:value-type="string">
            <text:p>r_sc40_ng_sc41</text:p>
          </table:table-cell>
        </table:table-row>
        <table:table-row table:style-name="ro1">
          <table:table-cell office:value-type="string" calcext:value-type="string">
            <text:p>r_sc41_gn_sc40</text:p>
          </table:table-cell>
        </table:table-row>
        <table:table-row table:style-name="ro1">
          <table:table-cell office:value-type="string" calcext:value-type="string">
            <text:p>r_sc41_ng_sc42</text:p>
          </table:table-cell>
        </table:table-row>
        <table:table-row table:style-name="ro1">
          <table:table-cell office:value-type="string" calcext:value-type="string">
            <text:p>r_sc42_gn_sc41</text:p>
          </table:table-cell>
        </table:table-row>
        <table:table-row table:style-name="ro1">
          <table:table-cell office:value-type="string" calcext:value-type="string">
            <text:p>r_sc42_ng_sc43</text:p>
          </table:table-cell>
        </table:table-row>
        <table:table-row table:style-name="ro1">
          <table:table-cell office:value-type="string" calcext:value-type="string">
            <text:p>r_sc43_gn_sc42</text:p>
          </table:table-cell>
        </table:table-row>
        <table:table-row table:style-name="ro1">
          <table:table-cell office:value-type="string" calcext:value-type="string">
            <text:p>r_sc43_ng_sc44</text:p>
          </table:table-cell>
        </table:table-row>
        <table:table-row table:style-name="ro1">
          <table:table-cell office:value-type="string" calcext:value-type="string">
            <text:p>r_sc44_gn_sc43</text:p>
          </table:table-cell>
        </table:table-row>
        <table:table-row table:style-name="ro1">
          <table:table-cell office:value-type="string" calcext:value-type="string">
            <text:p>r_sc44_ng_sc45</text:p>
          </table:table-cell>
        </table:table-row>
        <table:table-row table:style-name="ro1">
          <table:table-cell office:value-type="string" calcext:value-type="string">
            <text:p>r_sc45_gn_sc44</text:p>
          </table:table-cell>
        </table:table-row>
        <table:table-row table:style-name="ro1">
          <table:table-cell office:value-type="string" calcext:value-type="string">
            <text:p>r_se65_ng_se66</text:p>
          </table:table-cell>
        </table:table-row>
        <table:table-row table:style-name="ro1">
          <table:table-cell office:value-type="string" calcext:value-type="string">
            <text:p>r_se66_gn_se65</text:p>
          </table:table-cell>
        </table:table-row>
        <table:table-row table:style-name="ro1">
          <table:table-cell office:value-type="string" calcext:value-type="string">
            <text:p>r_se66_ng_se67</text:p>
          </table:table-cell>
        </table:table-row>
        <table:table-row table:style-name="ro1">
          <table:table-cell office:value-type="string" calcext:value-type="string">
            <text:p>r_se67_gn_se66</text:p>
          </table:table-cell>
        </table:table-row>
        <table:table-row table:style-name="ro1">
          <table:table-cell office:value-type="string" calcext:value-type="string">
            <text:p>r_se67_ng_se68</text:p>
          </table:table-cell>
        </table:table-row>
        <table:table-row table:style-name="ro1">
          <table:table-cell office:value-type="string" calcext:value-type="string">
            <text:p>r_se68_gn_se67</text:p>
          </table:table-cell>
        </table:table-row>
        <table:table-row table:style-name="ro1">
          <table:table-cell office:value-type="string" calcext:value-type="string">
            <text:p>r_se68_ng_se69</text:p>
          </table:table-cell>
        </table:table-row>
        <table:table-row table:style-name="ro1">
          <table:table-cell office:value-type="string" calcext:value-type="string">
            <text:p>r_se69_gn_se68</text:p>
          </table:table-cell>
        </table:table-row>
        <table:table-row table:style-name="ro1">
          <table:table-cell office:value-type="string" calcext:value-type="string">
            <text:p>r_se69_ng_se70</text:p>
          </table:table-cell>
        </table:table-row>
        <table:table-row table:style-name="ro1">
          <table:table-cell office:value-type="string" calcext:value-type="string">
            <text:p>r_se70_gn_se69</text:p>
          </table:table-cell>
        </table:table-row>
        <table:table-row table:style-name="ro1">
          <table:table-cell office:value-type="string" calcext:value-type="string">
            <text:p>r_se70_ng_se71</text:p>
          </table:table-cell>
        </table:table-row>
        <table:table-row table:style-name="ro1">
          <table:table-cell office:value-type="string" calcext:value-type="string">
            <text:p>r_se71_gn_se70</text:p>
          </table:table-cell>
        </table:table-row>
        <table:table-row table:style-name="ro1">
          <table:table-cell office:value-type="string" calcext:value-type="string">
            <text:p>r_se71_ng_se72</text:p>
          </table:table-cell>
        </table:table-row>
        <table:table-row table:style-name="ro1">
          <table:table-cell office:value-type="string" calcext:value-type="string">
            <text:p>r_se72_gn_se71</text:p>
          </table:table-cell>
        </table:table-row>
        <table:table-row table:style-name="ro1">
          <table:table-cell office:value-type="string" calcext:value-type="string">
            <text:p>r_si24_ng_si25</text:p>
          </table:table-cell>
        </table:table-row>
        <table:table-row table:style-name="ro1">
          <table:table-cell office:value-type="string" calcext:value-type="string">
            <text:p>r_si25_gn_si24</text:p>
          </table:table-cell>
        </table:table-row>
        <table:table-row table:style-name="ro1">
          <table:table-cell office:value-type="string" calcext:value-type="string">
            <text:p>r_si25_ng_si26</text:p>
          </table:table-cell>
        </table:table-row>
        <table:table-row table:style-name="ro1">
          <table:table-cell office:value-type="string" calcext:value-type="string">
            <text:p>r_si26_gn_si25</text:p>
          </table:table-cell>
        </table:table-row>
        <table:table-row table:style-name="ro1">
          <table:table-cell office:value-type="string" calcext:value-type="string">
            <text:p>r_si26_ng_si27</text:p>
          </table:table-cell>
        </table:table-row>
        <table:table-row table:style-name="ro1">
          <table:table-cell office:value-type="string" calcext:value-type="string">
            <text:p>r_si27_gn_si26</text:p>
          </table:table-cell>
        </table:table-row>
        <table:table-row table:style-name="ro1">
          <table:table-cell office:value-type="string" calcext:value-type="string">
            <text:p>r_si27_ng_si28</text:p>
          </table:table-cell>
        </table:table-row>
        <table:table-row table:style-name="ro1">
          <table:table-cell office:value-type="string" calcext:value-type="string">
            <text:p>r_si28_gn_si27</text:p>
          </table:table-cell>
        </table:table-row>
        <table:table-row table:style-name="ro1">
          <table:table-cell office:value-type="string" calcext:value-type="string">
            <text:p>r_si28_ng_si29</text:p>
          </table:table-cell>
        </table:table-row>
        <table:table-row table:style-name="ro1">
          <table:table-cell office:value-type="string" calcext:value-type="string">
            <text:p>r_si29_gn_si28</text:p>
          </table:table-cell>
        </table:table-row>
        <table:table-row table:style-name="ro1">
          <table:table-cell office:value-type="string" calcext:value-type="string">
            <text:p>r_si29_ng_si30</text:p>
          </table:table-cell>
        </table:table-row>
        <table:table-row table:style-name="ro1">
          <table:table-cell office:value-type="string" calcext:value-type="string">
            <text:p>r_si30_gn_si29</text:p>
          </table:table-cell>
        </table:table-row>
        <table:table-row table:style-name="ro1">
          <table:table-cell office:value-type="string" calcext:value-type="string">
            <text:p>r_sn100_ng_sn101</text:p>
          </table:table-cell>
        </table:table-row>
        <table:table-row table:style-name="ro1">
          <table:table-cell office:value-type="string" calcext:value-type="string">
            <text:p>r_sn101_gn_sn100</text:p>
          </table:table-cell>
        </table:table-row>
        <table:table-row table:style-name="ro1">
          <table:table-cell office:value-type="string" calcext:value-type="string">
            <text:p>r_sn101_ng_sn102</text:p>
          </table:table-cell>
        </table:table-row>
        <table:table-row table:style-name="ro1">
          <table:table-cell office:value-type="string" calcext:value-type="string">
            <text:p>r_sn102_gn_sn101</text:p>
          </table:table-cell>
        </table:table-row>
        <table:table-row table:style-name="ro1">
          <table:table-cell office:value-type="string" calcext:value-type="string">
            <text:p>r_sn102_ng_sn103</text:p>
          </table:table-cell>
        </table:table-row>
        <table:table-row table:style-name="ro1">
          <table:table-cell office:value-type="string" calcext:value-type="string">
            <text:p>r_sn103_gn_sn102</text:p>
          </table:table-cell>
        </table:table-row>
        <table:table-row table:style-name="ro1">
          <table:table-cell office:value-type="string" calcext:value-type="string">
            <text:p>r_sn103_ng_sn104</text:p>
          </table:table-cell>
        </table:table-row>
        <table:table-row table:style-name="ro1">
          <table:table-cell office:value-type="string" calcext:value-type="string">
            <text:p>r_sn104_gn_sn103</text:p>
          </table:table-cell>
        </table:table-row>
        <table:table-row table:style-name="ro1">
          <table:table-cell office:value-type="string" calcext:value-type="string">
            <text:p>r_sn104_ng_sn105</text:p>
          </table:table-cell>
        </table:table-row>
        <table:table-row table:style-name="ro1">
          <table:table-cell office:value-type="string" calcext:value-type="string">
            <text:p>r_sn105_gn_sn104</text:p>
          </table:table-cell>
        </table:table-row>
        <table:table-row table:style-name="ro1">
          <table:table-cell office:value-type="string" calcext:value-type="string">
            <text:p>r_sn99_ng_sn100</text:p>
          </table:table-cell>
        </table:table-row>
        <table:table-row table:style-name="ro1">
          <table:table-cell office:value-type="string" calcext:value-type="string">
            <text:p>r_sn100_gn_sn99</text:p>
          </table:table-cell>
        </table:table-row>
        <table:table-row table:style-name="ro1">
          <table:table-cell office:value-type="string" calcext:value-type="string">
            <text:p>r_sr74_ng_sr75</text:p>
          </table:table-cell>
        </table:table-row>
        <table:table-row table:style-name="ro1">
          <table:table-cell office:value-type="string" calcext:value-type="string">
            <text:p>r_sr75_gn_sr74</text:p>
          </table:table-cell>
        </table:table-row>
        <table:table-row table:style-name="ro1">
          <table:table-cell office:value-type="string" calcext:value-type="string">
            <text:p>r_sr75_ng_sr76</text:p>
          </table:table-cell>
        </table:table-row>
        <table:table-row table:style-name="ro1">
          <table:table-cell office:value-type="string" calcext:value-type="string">
            <text:p>r_sr76_gn_sr75</text:p>
          </table:table-cell>
        </table:table-row>
        <table:table-row table:style-name="ro1">
          <table:table-cell office:value-type="string" calcext:value-type="string">
            <text:p>r_sr76_ng_sr77</text:p>
          </table:table-cell>
        </table:table-row>
        <table:table-row table:style-name="ro1">
          <table:table-cell office:value-type="string" calcext:value-type="string">
            <text:p>r_sr77_gn_sr76</text:p>
          </table:table-cell>
        </table:table-row>
        <table:table-row table:style-name="ro1">
          <table:table-cell office:value-type="string" calcext:value-type="string">
            <text:p>r_sr77_ng_sr78</text:p>
          </table:table-cell>
        </table:table-row>
        <table:table-row table:style-name="ro1">
          <table:table-cell office:value-type="string" calcext:value-type="string">
            <text:p>r_sr78_gn_sr77</text:p>
          </table:table-cell>
        </table:table-row>
        <table:table-row table:style-name="ro1">
          <table:table-cell office:value-type="string" calcext:value-type="string">
            <text:p>r_tc85_ng_tc86</text:p>
          </table:table-cell>
        </table:table-row>
        <table:table-row table:style-name="ro1">
          <table:table-cell office:value-type="string" calcext:value-type="string">
            <text:p>r_tc86_gn_tc85</text:p>
          </table:table-cell>
        </table:table-row>
        <table:table-row table:style-name="ro1">
          <table:table-cell office:value-type="string" calcext:value-type="string">
            <text:p>r_tc86_ng_tc87</text:p>
          </table:table-cell>
        </table:table-row>
        <table:table-row table:style-name="ro1">
          <table:table-cell office:value-type="string" calcext:value-type="string">
            <text:p>r_tc87_gn_tc86</text:p>
          </table:table-cell>
        </table:table-row>
        <table:table-row table:style-name="ro1">
          <table:table-cell office:value-type="string" calcext:value-type="string">
            <text:p>r_tc87_ng_tc88</text:p>
          </table:table-cell>
        </table:table-row>
        <table:table-row table:style-name="ro1">
          <table:table-cell office:value-type="string" calcext:value-type="string">
            <text:p>r_tc88_gn_tc87</text:p>
          </table:table-cell>
        </table:table-row>
        <table:table-row table:style-name="ro1">
          <table:table-cell office:value-type="string" calcext:value-type="string">
            <text:p>r_ti40_ng_ti41</text:p>
          </table:table-cell>
        </table:table-row>
        <table:table-row table:style-name="ro1">
          <table:table-cell office:value-type="string" calcext:value-type="string">
            <text:p>r_ti41_gn_ti40</text:p>
          </table:table-cell>
        </table:table-row>
        <table:table-row table:style-name="ro1">
          <table:table-cell office:value-type="string" calcext:value-type="string">
            <text:p>r_ti41_ng_ti42</text:p>
          </table:table-cell>
        </table:table-row>
        <table:table-row table:style-name="ro1">
          <table:table-cell office:value-type="string" calcext:value-type="string">
            <text:p>r_ti42_gn_ti41</text:p>
          </table:table-cell>
        </table:table-row>
        <table:table-row table:style-name="ro1">
          <table:table-cell office:value-type="string" calcext:value-type="string">
            <text:p>r_ti42_ng_ti43</text:p>
          </table:table-cell>
        </table:table-row>
        <table:table-row table:style-name="ro1">
          <table:table-cell office:value-type="string" calcext:value-type="string">
            <text:p>r_ti43_gn_ti42</text:p>
          </table:table-cell>
        </table:table-row>
        <table:table-row table:style-name="ro1">
          <table:table-cell office:value-type="string" calcext:value-type="string">
            <text:p>r_ti43_ng_ti44</text:p>
          </table:table-cell>
        </table:table-row>
        <table:table-row table:style-name="ro1">
          <table:table-cell office:value-type="string" calcext:value-type="string">
            <text:p>r_ti44_gn_ti43</text:p>
          </table:table-cell>
        </table:table-row>
        <table:table-row table:style-name="ro1">
          <table:table-cell office:value-type="string" calcext:value-type="string">
            <text:p>r_ti44_ng_ti45</text:p>
          </table:table-cell>
        </table:table-row>
        <table:table-row table:style-name="ro1">
          <table:table-cell office:value-type="string" calcext:value-type="string">
            <text:p>r_ti45_gn_ti44</text:p>
          </table:table-cell>
        </table:table-row>
        <table:table-row table:style-name="ro1">
          <table:table-cell office:value-type="string" calcext:value-type="string">
            <text:p>r_ti45_ng_ti46</text:p>
          </table:table-cell>
        </table:table-row>
        <table:table-row table:style-name="ro1">
          <table:table-cell office:value-type="string" calcext:value-type="string">
            <text:p>r_ti46_gn_ti45</text:p>
          </table:table-cell>
        </table:table-row>
        <table:table-row table:style-name="ro1">
          <table:table-cell office:value-type="string" calcext:value-type="string">
            <text:p>r_ti46_ng_ti47</text:p>
          </table:table-cell>
        </table:table-row>
        <table:table-row table:style-name="ro1">
          <table:table-cell office:value-type="string" calcext:value-type="string">
            <text:p>r_ti47_gn_ti46</text:p>
          </table:table-cell>
        </table:table-row>
        <table:table-row table:style-name="ro1">
          <table:table-cell office:value-type="string" calcext:value-type="string">
            <text:p>r_v43_ng_v44</text:p>
          </table:table-cell>
        </table:table-row>
        <table:table-row table:style-name="ro1">
          <table:table-cell office:value-type="string" calcext:value-type="string">
            <text:p>r_v44_gn_v43</text:p>
          </table:table-cell>
        </table:table-row>
        <table:table-row table:style-name="ro1">
          <table:table-cell office:value-type="string" calcext:value-type="string">
            <text:p>r_v44_ng_v45</text:p>
          </table:table-cell>
        </table:table-row>
        <table:table-row table:style-name="ro1">
          <table:table-cell office:value-type="string" calcext:value-type="string">
            <text:p>r_v45_gn_v44</text:p>
          </table:table-cell>
        </table:table-row>
        <table:table-row table:style-name="ro1">
          <table:table-cell office:value-type="string" calcext:value-type="string">
            <text:p>r_v45_ng_v46</text:p>
          </table:table-cell>
        </table:table-row>
        <table:table-row table:style-name="ro1">
          <table:table-cell office:value-type="string" calcext:value-type="string">
            <text:p>r_v46_gn_v45</text:p>
          </table:table-cell>
        </table:table-row>
        <table:table-row table:style-name="ro1">
          <table:table-cell office:value-type="string" calcext:value-type="string">
            <text:p>r_v46_ng_v47</text:p>
          </table:table-cell>
        </table:table-row>
        <table:table-row table:style-name="ro1">
          <table:table-cell office:value-type="string" calcext:value-type="string">
            <text:p>r_v47_gn_v46</text:p>
          </table:table-cell>
        </table:table-row>
        <table:table-row table:style-name="ro1">
          <table:table-cell office:value-type="string" calcext:value-type="string">
            <text:p>r_v47_ng_v48</text:p>
          </table:table-cell>
        </table:table-row>
        <table:table-row table:style-name="ro1">
          <table:table-cell office:value-type="string" calcext:value-type="string">
            <text:p>r_v48_gn_v47</text:p>
          </table:table-cell>
        </table:table-row>
        <table:table-row table:style-name="ro1">
          <table:table-cell office:value-type="string" calcext:value-type="string">
            <text:p>r_v48_ng_v49</text:p>
          </table:table-cell>
        </table:table-row>
        <table:table-row table:style-name="ro1">
          <table:table-cell office:value-type="string" calcext:value-type="string">
            <text:p>r_v49_gn_v48</text:p>
          </table:table-cell>
        </table:table-row>
        <table:table-row table:style-name="ro1">
          <table:table-cell office:value-type="string" calcext:value-type="string">
            <text:p>r_y77_ng_y78</text:p>
          </table:table-cell>
        </table:table-row>
        <table:table-row table:style-name="ro1">
          <table:table-cell office:value-type="string" calcext:value-type="string">
            <text:p>r_y78_gn_y77</text:p>
          </table:table-cell>
        </table:table-row>
        <table:table-row table:style-name="ro1">
          <table:table-cell office:value-type="string" calcext:value-type="string">
            <text:p>r_y78_ng_y79</text:p>
          </table:table-cell>
        </table:table-row>
        <table:table-row table:style-name="ro1">
          <table:table-cell office:value-type="string" calcext:value-type="string">
            <text:p>r_y79_gn_y78</text:p>
          </table:table-cell>
        </table:table-row>
        <table:table-row table:style-name="ro1">
          <table:table-cell office:value-type="string" calcext:value-type="string">
            <text:p>r_y79_ng_y80</text:p>
          </table:table-cell>
        </table:table-row>
        <table:table-row table:style-name="ro1">
          <table:table-cell office:value-type="string" calcext:value-type="string">
            <text:p>r_y80_gn_y79</text:p>
          </table:table-cell>
        </table:table-row>
        <table:table-row table:style-name="ro1">
          <table:table-cell office:value-type="string" calcext:value-type="string">
            <text:p>r_y80_ng_y81</text:p>
          </table:table-cell>
        </table:table-row>
        <table:table-row table:style-name="ro1">
          <table:table-cell office:value-type="string" calcext:value-type="string">
            <text:p>r_y81_gn_y80</text:p>
          </table:table-cell>
        </table:table-row>
        <table:table-row table:style-name="ro1">
          <table:table-cell office:value-type="string" calcext:value-type="string">
            <text:p>r_y81_ng_y82</text:p>
          </table:table-cell>
        </table:table-row>
        <table:table-row table:style-name="ro1">
          <table:table-cell office:value-type="string" calcext:value-type="string">
            <text:p>r_y82_gn_y81</text:p>
          </table:table-cell>
        </table:table-row>
        <table:table-row table:style-name="ro1">
          <table:table-cell office:value-type="string" calcext:value-type="string">
            <text:p>r_zn55_ng_zn56</text:p>
          </table:table-cell>
        </table:table-row>
        <table:table-row table:style-name="ro1">
          <table:table-cell office:value-type="string" calcext:value-type="string">
            <text:p>r_zn56_gn_zn55</text:p>
          </table:table-cell>
        </table:table-row>
        <table:table-row table:style-name="ro1">
          <table:table-cell office:value-type="string" calcext:value-type="string">
            <text:p>r_zn56_ng_zn57</text:p>
          </table:table-cell>
        </table:table-row>
        <table:table-row table:style-name="ro1">
          <table:table-cell office:value-type="string" calcext:value-type="string">
            <text:p>r_zn57_gn_zn56</text:p>
          </table:table-cell>
        </table:table-row>
        <table:table-row table:style-name="ro1">
          <table:table-cell office:value-type="string" calcext:value-type="string">
            <text:p>r_zn57_ng_zn58</text:p>
          </table:table-cell>
        </table:table-row>
        <table:table-row table:style-name="ro1">
          <table:table-cell office:value-type="string" calcext:value-type="string">
            <text:p>r_zn58_gn_zn57</text:p>
          </table:table-cell>
        </table:table-row>
        <table:table-row table:style-name="ro1">
          <table:table-cell office:value-type="string" calcext:value-type="string">
            <text:p>r_zn58_ng_zn59</text:p>
          </table:table-cell>
        </table:table-row>
        <table:table-row table:style-name="ro1">
          <table:table-cell office:value-type="string" calcext:value-type="string">
            <text:p>r_zn59_gn_zn58</text:p>
          </table:table-cell>
        </table:table-row>
        <table:table-row table:style-name="ro1">
          <table:table-cell office:value-type="string" calcext:value-type="string">
            <text:p>r_zn59_ng_zn60</text:p>
          </table:table-cell>
        </table:table-row>
        <table:table-row table:style-name="ro1">
          <table:table-cell office:value-type="string" calcext:value-type="string">
            <text:p>r_zn60_gn_zn59</text:p>
          </table:table-cell>
        </table:table-row>
        <table:table-row table:style-name="ro1">
          <table:table-cell office:value-type="string" calcext:value-type="string">
            <text:p>r_zn60_ng_zn61</text:p>
          </table:table-cell>
        </table:table-row>
        <table:table-row table:style-name="ro1">
          <table:table-cell office:value-type="string" calcext:value-type="string">
            <text:p>r_zn61_gn_zn60</text:p>
          </table:table-cell>
        </table:table-row>
        <table:table-row table:style-name="ro1">
          <table:table-cell office:value-type="string" calcext:value-type="string">
            <text:p>r_zn61_ng_zn62</text:p>
          </table:table-cell>
        </table:table-row>
        <table:table-row table:style-name="ro1">
          <table:table-cell office:value-type="string" calcext:value-type="string">
            <text:p>r_zn62_gn_zn61</text:p>
          </table:table-cell>
        </table:table-row>
        <table:table-row table:style-name="ro1">
          <table:table-cell office:value-type="string" calcext:value-type="string">
            <text:p>r_zn62_ng_zn63</text:p>
          </table:table-cell>
        </table:table-row>
        <table:table-row table:style-name="ro1">
          <table:table-cell office:value-type="string" calcext:value-type="string">
            <text:p>r_zn63_gn_zn62</text:p>
          </table:table-cell>
        </table:table-row>
        <table:table-row table:style-name="ro1">
          <table:table-cell office:value-type="string" calcext:value-type="string">
            <text:p>r_zn63_ng_zn64</text:p>
          </table:table-cell>
        </table:table-row>
        <table:table-row table:style-name="ro1">
          <table:table-cell office:value-type="string" calcext:value-type="string">
            <text:p>r_zn64_gn_zn63</text:p>
          </table:table-cell>
        </table:table-row>
        <table:table-row table:style-name="ro1">
          <table:table-cell office:value-type="string" calcext:value-type="string">
            <text:p>r_zn64_ng_zn65</text:p>
          </table:table-cell>
        </table:table-row>
        <table:table-row table:style-name="ro1">
          <table:table-cell office:value-type="string" calcext:value-type="string">
            <text:p>r_zn65_gn_zn64</text:p>
          </table:table-cell>
        </table:table-row>
        <table:table-row table:style-name="ro1">
          <table:table-cell office:value-type="string" calcext:value-type="string">
            <text:p>r_zn65_ng_zn66</text:p>
          </table:table-cell>
        </table:table-row>
        <table:table-row table:style-name="ro1">
          <table:table-cell office:value-type="string" calcext:value-type="string">
            <text:p>r_zn66_gn_zn65</text:p>
          </table:table-cell>
        </table:table-row>
        <table:table-row table:style-name="ro1">
          <table:table-cell office:value-type="string" calcext:value-type="string">
            <text:p>r_zr78_ng_zr79</text:p>
          </table:table-cell>
        </table:table-row>
        <table:table-row table:style-name="ro1">
          <table:table-cell office:value-type="string" calcext:value-type="string">
            <text:p>r_zr79_gn_zr78</text:p>
          </table:table-cell>
        </table:table-row>
        <table:table-row table:style-name="ro1">
          <table:table-cell office:value-type="string" calcext:value-type="string">
            <text:p>r_zr79_ng_zr80</text:p>
          </table:table-cell>
        </table:table-row>
        <table:table-row table:style-name="ro1">
          <table:table-cell office:value-type="string" calcext:value-type="string">
            <text:p>r_zr80_gn_zr79</text:p>
          </table:table-cell>
        </table:table-row>
        <table:table-row table:style-name="ro1">
          <table:table-cell office:value-type="string" calcext:value-type="string">
            <text:p>r_zr80_ng_zr81</text:p>
          </table:table-cell>
        </table:table-row>
        <table:table-row table:style-name="ro1">
          <table:table-cell office:value-type="string" calcext:value-type="string">
            <text:p>r_zr81_gn_zr80</text:p>
          </table:table-cell>
        </table:table-row>
        <table:table-row table:style-name="ro1">
          <table:table-cell office:value-type="string" calcext:value-type="string">
            <text:p>r_zr81_ng_zr82</text:p>
          </table:table-cell>
        </table:table-row>
        <table:table-row table:style-name="ro1">
          <table:table-cell office:value-type="string" calcext:value-type="string">
            <text:p>r_zr82_gn_zr81</text:p>
          </table:table-cell>
        </table:table-row>
        <table:table-row table:style-name="ro1">
          <table:table-cell office:value-type="string" calcext:value-type="string">
            <text:p>r_zr82_ng_zr83</text:p>
          </table:table-cell>
        </table:table-row>
        <table:table-row table:style-name="ro1">
          <table:table-cell office:value-type="string" calcext:value-type="string">
            <text:p>r_zr83_gn_zr82</text:p>
          </table:table-cell>
        </table:table-row>
        <table:table-row table:style-name="ro1">
          <table:table-cell office:value-type="string" calcext:value-type="string">
            <text:p>r_ag95_pn_cd95</text:p>
          </table:table-cell>
        </table:table-row>
        <table:table-row table:style-name="ro1">
          <table:table-cell office:value-type="string" calcext:value-type="string">
            <text:p>r_cd95_np_ag95</text:p>
          </table:table-cell>
        </table:table-row>
        <table:table-row table:style-name="ro1">
          <table:table-cell office:value-type="string" calcext:value-type="string">
            <text:p>r_as68_pn_se68</text:p>
          </table:table-cell>
        </table:table-row>
        <table:table-row table:style-name="ro1">
          <table:table-cell office:value-type="string" calcext:value-type="string">
            <text:p>r_se68_np_as68</text:p>
          </table:table-cell>
        </table:table-row>
        <table:table-row table:style-name="ro1">
          <table:table-cell office:value-type="string" calcext:value-type="string">
            <text:p>r_as69_pn_se69</text:p>
          </table:table-cell>
        </table:table-row>
        <table:table-row table:style-name="ro1">
          <table:table-cell office:value-type="string" calcext:value-type="string">
            <text:p>r_se69_np_as69</text:p>
          </table:table-cell>
        </table:table-row>
        <table:table-row table:style-name="ro1">
          <table:table-cell office:value-type="string" calcext:value-type="string">
            <text:p>r_b11_pn_c11</text:p>
          </table:table-cell>
        </table:table-row>
        <table:table-row table:style-name="ro1">
          <table:table-cell office:value-type="string" calcext:value-type="string">
            <text:p>r_c11_np_b11</text:p>
          </table:table-cell>
        </table:table-row>
        <table:table-row table:style-name="ro1">
          <table:table-cell office:value-type="string" calcext:value-type="string">
            <text:p>r_br69_pn_kr69</text:p>
          </table:table-cell>
        </table:table-row>
        <table:table-row table:style-name="ro1">
          <table:table-cell office:value-type="string" calcext:value-type="string">
            <text:p>r_kr69_np_br69</text:p>
          </table:table-cell>
        </table:table-row>
        <table:table-row table:style-name="ro1">
          <table:table-cell office:value-type="string" calcext:value-type="string">
            <text:p>r_br70_pn_kr70</text:p>
          </table:table-cell>
        </table:table-row>
        <table:table-row table:style-name="ro1">
          <table:table-cell office:value-type="string" calcext:value-type="string">
            <text:p>r_kr70_np_br70</text:p>
          </table:table-cell>
        </table:table-row>
        <table:table-row table:style-name="ro1">
          <table:table-cell office:value-type="string" calcext:value-type="string">
            <text:p>r_br71_pn_kr71</text:p>
          </table:table-cell>
        </table:table-row>
        <table:table-row table:style-name="ro1">
          <table:table-cell office:value-type="string" calcext:value-type="string">
            <text:p>r_kr71_np_br71</text:p>
          </table:table-cell>
        </table:table-row>
        <table:table-row table:style-name="ro1">
          <table:table-cell office:value-type="string" calcext:value-type="string">
            <text:p>r_br72_pn_kr72</text:p>
          </table:table-cell>
        </table:table-row>
        <table:table-row table:style-name="ro1">
          <table:table-cell office:value-type="string" calcext:value-type="string">
            <text:p>r_kr72_np_br72</text:p>
          </table:table-cell>
        </table:table-row>
        <table:table-row table:style-name="ro1">
          <table:table-cell office:value-type="string" calcext:value-type="string">
            <text:p>r_br73_pn_kr73</text:p>
          </table:table-cell>
        </table:table-row>
        <table:table-row table:style-name="ro1">
          <table:table-cell office:value-type="string" calcext:value-type="string">
            <text:p>r_kr73_np_br73</text:p>
          </table:table-cell>
        </table:table-row>
        <table:table-row table:style-name="ro1">
          <table:table-cell office:value-type="string" calcext:value-type="string">
            <text:p>r_ag96_pn_cd96</text:p>
          </table:table-cell>
        </table:table-row>
        <table:table-row table:style-name="ro1">
          <table:table-cell office:value-type="string" calcext:value-type="string">
            <text:p>r_cd96_np_ag96</text:p>
          </table:table-cell>
        </table:table-row>
        <table:table-row table:style-name="ro1">
          <table:table-cell office:value-type="string" calcext:value-type="string">
            <text:p>r_ca39_pn_sc39</text:p>
          </table:table-cell>
        </table:table-row>
        <table:table-row table:style-name="ro1">
          <table:table-cell office:value-type="string" calcext:value-type="string">
            <text:p>r_sc39_np_ca39</text:p>
          </table:table-cell>
        </table:table-row>
        <table:table-row table:style-name="ro1">
          <table:table-cell office:value-type="string" calcext:value-type="string">
            <text:p>r_ca40_pn_sc40</text:p>
          </table:table-cell>
        </table:table-row>
        <table:table-row table:style-name="ro1">
          <table:table-cell office:value-type="string" calcext:value-type="string">
            <text:p>r_sc40_np_ca40</text:p>
          </table:table-cell>
        </table:table-row>
        <table:table-row table:style-name="ro1">
          <table:table-cell office:value-type="string" calcext:value-type="string">
            <text:p>r_ca41_pn_sc41</text:p>
          </table:table-cell>
        </table:table-row>
        <table:table-row table:style-name="ro1">
          <table:table-cell office:value-type="string" calcext:value-type="string">
            <text:p>r_sc41_np_ca41</text:p>
          </table:table-cell>
        </table:table-row>
        <table:table-row table:style-name="ro1">
          <table:table-cell office:value-type="string" calcext:value-type="string">
            <text:p>r_ca42_pn_sc42</text:p>
          </table:table-cell>
        </table:table-row>
        <table:table-row table:style-name="ro1">
          <table:table-cell office:value-type="string" calcext:value-type="string">
            <text:p>r_sc42_np_ca42</text:p>
          </table:table-cell>
        </table:table-row>
        <table:table-row table:style-name="ro1">
          <table:table-cell office:value-type="string" calcext:value-type="string">
            <text:p>r_ca43_pn_sc43</text:p>
          </table:table-cell>
        </table:table-row>
        <table:table-row table:style-name="ro1">
          <table:table-cell office:value-type="string" calcext:value-type="string">
            <text:p>r_sc43_np_ca43</text:p>
          </table:table-cell>
        </table:table-row>
        <table:table-row table:style-name="ro1">
          <table:table-cell office:value-type="string" calcext:value-type="string">
            <text:p>r_ca44_pn_sc44</text:p>
          </table:table-cell>
        </table:table-row>
        <table:table-row table:style-name="ro1">
          <table:table-cell office:value-type="string" calcext:value-type="string">
            <text:p>r_sc44_np_ca44</text:p>
          </table:table-cell>
        </table:table-row>
        <table:table-row table:style-name="ro1">
          <table:table-cell office:value-type="string" calcext:value-type="string">
            <text:p>r_ag97_pn_cd97</text:p>
          </table:table-cell>
        </table:table-row>
        <table:table-row table:style-name="ro1">
          <table:table-cell office:value-type="string" calcext:value-type="string">
            <text:p>r_cd97_np_ag97</text:p>
          </table:table-cell>
        </table:table-row>
        <table:table-row table:style-name="ro1">
          <table:table-cell office:value-type="string" calcext:value-type="string">
            <text:p>r_cd98_pn_in98</text:p>
          </table:table-cell>
        </table:table-row>
        <table:table-row table:style-name="ro1">
          <table:table-cell office:value-type="string" calcext:value-type="string">
            <text:p>r_in98_np_cd98</text:p>
          </table:table-cell>
        </table:table-row>
        <table:table-row table:style-name="ro1">
          <table:table-cell office:value-type="string" calcext:value-type="string">
            <text:p>r_cd99_pn_in99</text:p>
          </table:table-cell>
        </table:table-row>
        <table:table-row table:style-name="ro1">
          <table:table-cell office:value-type="string" calcext:value-type="string">
            <text:p>r_in99_np_cd99</text:p>
          </table:table-cell>
        </table:table-row>
        <table:table-row table:style-name="ro1">
          <table:table-cell office:value-type="string" calcext:value-type="string">
            <text:p>r_cl31_pn_ar31</text:p>
          </table:table-cell>
        </table:table-row>
        <table:table-row table:style-name="ro1">
          <table:table-cell office:value-type="string" calcext:value-type="string">
            <text:p>r_ar31_np_cl31</text:p>
          </table:table-cell>
        </table:table-row>
        <table:table-row table:style-name="ro1">
          <table:table-cell office:value-type="string" calcext:value-type="string">
            <text:p>r_cl32_pn_ar32</text:p>
          </table:table-cell>
        </table:table-row>
        <table:table-row table:style-name="ro1">
          <table:table-cell office:value-type="string" calcext:value-type="string">
            <text:p>r_ar32_np_cl32</text:p>
          </table:table-cell>
        </table:table-row>
        <table:table-row table:style-name="ro1">
          <table:table-cell office:value-type="string" calcext:value-type="string">
            <text:p>r_cl33_pn_ar33</text:p>
          </table:table-cell>
        </table:table-row>
        <table:table-row table:style-name="ro1">
          <table:table-cell office:value-type="string" calcext:value-type="string">
            <text:p>r_ar33_np_cl33</text:p>
          </table:table-cell>
        </table:table-row>
        <table:table-row table:style-name="ro1">
          <table:table-cell office:value-type="string" calcext:value-type="string">
            <text:p>r_ag98_pn_cd98</text:p>
          </table:table-cell>
        </table:table-row>
        <table:table-row table:style-name="ro1">
          <table:table-cell office:value-type="string" calcext:value-type="string">
            <text:p>r_cd98_np_ag98</text:p>
          </table:table-cell>
        </table:table-row>
        <table:table-row table:style-name="ro1">
          <table:table-cell office:value-type="string" calcext:value-type="string">
            <text:p>r_cl34_pn_ar34</text:p>
          </table:table-cell>
        </table:table-row>
        <table:table-row table:style-name="ro1">
          <table:table-cell office:value-type="string" calcext:value-type="string">
            <text:p>r_ar34_np_cl34</text:p>
          </table:table-cell>
        </table:table-row>
        <table:table-row table:style-name="ro1">
          <table:table-cell office:value-type="string" calcext:value-type="string">
            <text:p>r_cl35_pn_ar35</text:p>
          </table:table-cell>
        </table:table-row>
        <table:table-row table:style-name="ro1">
          <table:table-cell office:value-type="string" calcext:value-type="string">
            <text:p>r_ar35_np_cl35</text:p>
          </table:table-cell>
        </table:table-row>
        <table:table-row table:style-name="ro1">
          <table:table-cell office:value-type="string" calcext:value-type="string">
            <text:p>r_co52_pn_ni52</text:p>
          </table:table-cell>
        </table:table-row>
        <table:table-row table:style-name="ro1">
          <table:table-cell office:value-type="string" calcext:value-type="string">
            <text:p>r_ni52_np_co52</text:p>
          </table:table-cell>
        </table:table-row>
        <table:table-row table:style-name="ro1">
          <table:table-cell office:value-type="string" calcext:value-type="string">
            <text:p>r_co53_pn_ni53</text:p>
          </table:table-cell>
        </table:table-row>
        <table:table-row table:style-name="ro1">
          <table:table-cell office:value-type="string" calcext:value-type="string">
            <text:p>r_ni53_np_co53</text:p>
          </table:table-cell>
        </table:table-row>
        <table:table-row table:style-name="ro1">
          <table:table-cell office:value-type="string" calcext:value-type="string">
            <text:p>r_co54_pn_ni54</text:p>
          </table:table-cell>
        </table:table-row>
        <table:table-row table:style-name="ro1">
          <table:table-cell office:value-type="string" calcext:value-type="string">
            <text:p>r_ni54_np_co54</text:p>
          </table:table-cell>
        </table:table-row>
        <table:table-row table:style-name="ro1">
          <table:table-cell office:value-type="string" calcext:value-type="string">
            <text:p>r_co55_pn_ni55</text:p>
          </table:table-cell>
        </table:table-row>
        <table:table-row table:style-name="ro1">
          <table:table-cell office:value-type="string" calcext:value-type="string">
            <text:p>r_ni55_np_co55</text:p>
          </table:table-cell>
        </table:table-row>
        <table:table-row table:style-name="ro1">
          <table:table-cell office:value-type="string" calcext:value-type="string">
            <text:p>r_co56_pn_ni56</text:p>
          </table:table-cell>
        </table:table-row>
        <table:table-row table:style-name="ro1">
          <table:table-cell office:value-type="string" calcext:value-type="string">
            <text:p>r_ni56_np_co56</text:p>
          </table:table-cell>
        </table:table-row>
        <table:table-row table:style-name="ro1">
          <table:table-cell office:value-type="string" calcext:value-type="string">
            <text:p>r_co57_pn_ni57</text:p>
          </table:table-cell>
        </table:table-row>
        <table:table-row table:style-name="ro1">
          <table:table-cell office:value-type="string" calcext:value-type="string">
            <text:p>r_ni57_np_co57</text:p>
          </table:table-cell>
        </table:table-row>
        <table:table-row table:style-name="ro1">
          <table:table-cell office:value-type="string" calcext:value-type="string">
            <text:p>r_cr47_pn_mn47</text:p>
          </table:table-cell>
        </table:table-row>
        <table:table-row table:style-name="ro1">
          <table:table-cell office:value-type="string" calcext:value-type="string">
            <text:p>r_mn47_np_cr47</text:p>
          </table:table-cell>
        </table:table-row>
        <table:table-row table:style-name="ro1">
          <table:table-cell office:value-type="string" calcext:value-type="string">
            <text:p>r_cr48_pn_mn48</text:p>
          </table:table-cell>
        </table:table-row>
        <table:table-row table:style-name="ro1">
          <table:table-cell office:value-type="string" calcext:value-type="string">
            <text:p>r_mn48_np_cr48</text:p>
          </table:table-cell>
        </table:table-row>
        <table:table-row table:style-name="ro1">
          <table:table-cell office:value-type="string" calcext:value-type="string">
            <text:p>r_cr49_pn_mn49</text:p>
          </table:table-cell>
        </table:table-row>
        <table:table-row table:style-name="ro1">
          <table:table-cell office:value-type="string" calcext:value-type="string">
            <text:p>r_mn49_np_cr49</text:p>
          </table:table-cell>
        </table:table-row>
        <table:table-row table:style-name="ro1">
          <table:table-cell office:value-type="string" calcext:value-type="string">
            <text:p>r_cr50_pn_mn50</text:p>
          </table:table-cell>
        </table:table-row>
        <table:table-row table:style-name="ro1">
          <table:table-cell office:value-type="string" calcext:value-type="string">
            <text:p>r_mn50_np_cr50</text:p>
          </table:table-cell>
        </table:table-row>
        <table:table-row table:style-name="ro1">
          <table:table-cell office:value-type="string" calcext:value-type="string">
            <text:p>r_cr51_pn_mn51</text:p>
          </table:table-cell>
        </table:table-row>
        <table:table-row table:style-name="ro1">
          <table:table-cell office:value-type="string" calcext:value-type="string">
            <text:p>r_mn51_np_cr51</text:p>
          </table:table-cell>
        </table:table-row>
        <table:table-row table:style-name="ro1">
          <table:table-cell office:value-type="string" calcext:value-type="string">
            <text:p>r_cr52_pn_mn52</text:p>
          </table:table-cell>
        </table:table-row>
        <table:table-row table:style-name="ro1">
          <table:table-cell office:value-type="string" calcext:value-type="string">
            <text:p>r_mn52_np_cr52</text:p>
          </table:table-cell>
        </table:table-row>
        <table:table-row table:style-name="ro1">
          <table:table-cell office:value-type="string" calcext:value-type="string">
            <text:p>r_cu55_pn_zn55</text:p>
          </table:table-cell>
        </table:table-row>
        <table:table-row table:style-name="ro1">
          <table:table-cell office:value-type="string" calcext:value-type="string">
            <text:p>r_zn55_np_cu55</text:p>
          </table:table-cell>
        </table:table-row>
        <table:table-row table:style-name="ro1">
          <table:table-cell office:value-type="string" calcext:value-type="string">
            <text:p>r_cu56_pn_zn56</text:p>
          </table:table-cell>
        </table:table-row>
        <table:table-row table:style-name="ro1">
          <table:table-cell office:value-type="string" calcext:value-type="string">
            <text:p>r_zn56_np_cu56</text:p>
          </table:table-cell>
        </table:table-row>
        <table:table-row table:style-name="ro1">
          <table:table-cell office:value-type="string" calcext:value-type="string">
            <text:p>r_cu57_pn_zn57</text:p>
          </table:table-cell>
        </table:table-row>
        <table:table-row table:style-name="ro1">
          <table:table-cell office:value-type="string" calcext:value-type="string">
            <text:p>r_zn57_np_cu57</text:p>
          </table:table-cell>
        </table:table-row>
        <table:table-row table:style-name="ro1">
          <table:table-cell office:value-type="string" calcext:value-type="string">
            <text:p>r_cu58_pn_zn58</text:p>
          </table:table-cell>
        </table:table-row>
        <table:table-row table:style-name="ro1">
          <table:table-cell office:value-type="string" calcext:value-type="string">
            <text:p>r_zn58_np_cu58</text:p>
          </table:table-cell>
        </table:table-row>
        <table:table-row table:style-name="ro1">
          <table:table-cell office:value-type="string" calcext:value-type="string">
            <text:p>r_cu59_pn_zn59</text:p>
          </table:table-cell>
        </table:table-row>
        <table:table-row table:style-name="ro1">
          <table:table-cell office:value-type="string" calcext:value-type="string">
            <text:p>r_zn59_np_cu59</text:p>
          </table:table-cell>
        </table:table-row>
        <table:table-row table:style-name="ro1">
          <table:table-cell office:value-type="string" calcext:value-type="string">
            <text:p>r_cu60_pn_zn60</text:p>
          </table:table-cell>
        </table:table-row>
        <table:table-row table:style-name="ro1">
          <table:table-cell office:value-type="string" calcext:value-type="string">
            <text:p>r_zn60_np_cu60</text:p>
          </table:table-cell>
        </table:table-row>
        <table:table-row table:style-name="ro1">
          <table:table-cell office:value-type="string" calcext:value-type="string">
            <text:p>r_cu61_pn_zn61</text:p>
          </table:table-cell>
        </table:table-row>
        <table:table-row table:style-name="ro1">
          <table:table-cell office:value-type="string" calcext:value-type="string">
            <text:p>r_zn61_np_cu61</text:p>
          </table:table-cell>
        </table:table-row>
        <table:table-row table:style-name="ro1">
          <table:table-cell office:value-type="string" calcext:value-type="string">
            <text:p>r_cu62_pn_zn62</text:p>
          </table:table-cell>
        </table:table-row>
        <table:table-row table:style-name="ro1">
          <table:table-cell office:value-type="string" calcext:value-type="string">
            <text:p>r_zn62_np_cu62</text:p>
          </table:table-cell>
        </table:table-row>
        <table:table-row table:style-name="ro1">
          <table:table-cell office:value-type="string" calcext:value-type="string">
            <text:p>r_cu63_pn_zn63</text:p>
          </table:table-cell>
        </table:table-row>
        <table:table-row table:style-name="ro1">
          <table:table-cell office:value-type="string" calcext:value-type="string">
            <text:p>r_zn63_np_cu63</text:p>
          </table:table-cell>
        </table:table-row>
        <table:table-row table:style-name="ro1">
          <table:table-cell office:value-type="string" calcext:value-type="string">
            <text:p>r_f18_pn_ne18</text:p>
          </table:table-cell>
        </table:table-row>
        <table:table-row table:style-name="ro1">
          <table:table-cell office:value-type="string" calcext:value-type="string">
            <text:p>r_ne18_np_f18</text:p>
          </table:table-cell>
        </table:table-row>
        <table:table-row table:style-name="ro1">
          <table:table-cell office:value-type="string" calcext:value-type="string">
            <text:p>r_f19_pn_ne19</text:p>
          </table:table-cell>
        </table:table-row>
        <table:table-row table:style-name="ro1">
          <table:table-cell office:value-type="string" calcext:value-type="string">
            <text:p>r_ne19_np_f19</text:p>
          </table:table-cell>
        </table:table-row>
        <table:table-row table:style-name="ro1">
          <table:table-cell office:value-type="string" calcext:value-type="string">
            <text:p>r_al24_pn_si24</text:p>
          </table:table-cell>
        </table:table-row>
        <table:table-row table:style-name="ro1">
          <table:table-cell office:value-type="string" calcext:value-type="string">
            <text:p>r_si24_np_al24</text:p>
          </table:table-cell>
        </table:table-row>
        <table:table-row table:style-name="ro1">
          <table:table-cell office:value-type="string" calcext:value-type="string">
            <text:p>r_fe51_pn_co51</text:p>
          </table:table-cell>
        </table:table-row>
        <table:table-row table:style-name="ro1">
          <table:table-cell office:value-type="string" calcext:value-type="string">
            <text:p>r_co51_np_fe51</text:p>
          </table:table-cell>
        </table:table-row>
        <table:table-row table:style-name="ro1">
          <table:table-cell office:value-type="string" calcext:value-type="string">
            <text:p>r_fe52_pn_co52</text:p>
          </table:table-cell>
        </table:table-row>
        <table:table-row table:style-name="ro1">
          <table:table-cell office:value-type="string" calcext:value-type="string">
            <text:p>r_co52_np_fe52</text:p>
          </table:table-cell>
        </table:table-row>
        <table:table-row table:style-name="ro1">
          <table:table-cell office:value-type="string" calcext:value-type="string">
            <text:p>r_fe53_pn_co53</text:p>
          </table:table-cell>
        </table:table-row>
        <table:table-row table:style-name="ro1">
          <table:table-cell office:value-type="string" calcext:value-type="string">
            <text:p>r_co53_np_fe53</text:p>
          </table:table-cell>
        </table:table-row>
        <table:table-row table:style-name="ro1">
          <table:table-cell office:value-type="string" calcext:value-type="string">
            <text:p>r_fe54_pn_co54</text:p>
          </table:table-cell>
        </table:table-row>
        <table:table-row table:style-name="ro1">
          <table:table-cell office:value-type="string" calcext:value-type="string">
            <text:p>r_co54_np_fe54</text:p>
          </table:table-cell>
        </table:table-row>
        <table:table-row table:style-name="ro1">
          <table:table-cell office:value-type="string" calcext:value-type="string">
            <text:p>r_fe55_pn_co55</text:p>
          </table:table-cell>
        </table:table-row>
        <table:table-row table:style-name="ro1">
          <table:table-cell office:value-type="string" calcext:value-type="string">
            <text:p>r_co55_np_fe55</text:p>
          </table:table-cell>
        </table:table-row>
        <table:table-row table:style-name="ro1">
          <table:table-cell office:value-type="string" calcext:value-type="string">
            <text:p>r_fe56_pn_co56</text:p>
          </table:table-cell>
        </table:table-row>
        <table:table-row table:style-name="ro1">
          <table:table-cell office:value-type="string" calcext:value-type="string">
            <text:p>r_co56_np_fe56</text:p>
          </table:table-cell>
        </table:table-row>
        <table:table-row table:style-name="ro1">
          <table:table-cell office:value-type="string" calcext:value-type="string">
            <text:p>r_ga60_pn_ge60</text:p>
          </table:table-cell>
        </table:table-row>
        <table:table-row table:style-name="ro1">
          <table:table-cell office:value-type="string" calcext:value-type="string">
            <text:p>r_ge60_np_ga60</text:p>
          </table:table-cell>
        </table:table-row>
        <table:table-row table:style-name="ro1">
          <table:table-cell office:value-type="string" calcext:value-type="string">
            <text:p>r_ga61_pn_ge61</text:p>
          </table:table-cell>
        </table:table-row>
        <table:table-row table:style-name="ro1">
          <table:table-cell office:value-type="string" calcext:value-type="string">
            <text:p>r_ge61_np_ga61</text:p>
          </table:table-cell>
        </table:table-row>
        <table:table-row table:style-name="ro1">
          <table:table-cell office:value-type="string" calcext:value-type="string">
            <text:p>r_ga62_pn_ge62</text:p>
          </table:table-cell>
        </table:table-row>
        <table:table-row table:style-name="ro1">
          <table:table-cell office:value-type="string" calcext:value-type="string">
            <text:p>r_ge62_np_ga62</text:p>
          </table:table-cell>
        </table:table-row>
        <table:table-row table:style-name="ro1">
          <table:table-cell office:value-type="string" calcext:value-type="string">
            <text:p>r_ga63_pn_ge63</text:p>
          </table:table-cell>
        </table:table-row>
        <table:table-row table:style-name="ro1">
          <table:table-cell office:value-type="string" calcext:value-type="string">
            <text:p>r_ge63_np_ga63</text:p>
          </table:table-cell>
        </table:table-row>
        <table:table-row table:style-name="ro1">
          <table:table-cell office:value-type="string" calcext:value-type="string">
            <text:p>r_ga64_pn_ge64</text:p>
          </table:table-cell>
        </table:table-row>
        <table:table-row table:style-name="ro1">
          <table:table-cell office:value-type="string" calcext:value-type="string">
            <text:p>r_ge64_np_ga64</text:p>
          </table:table-cell>
        </table:table-row>
        <table:table-row table:style-name="ro1">
          <table:table-cell office:value-type="string" calcext:value-type="string">
            <text:p>r_ga65_pn_ge65</text:p>
          </table:table-cell>
        </table:table-row>
        <table:table-row table:style-name="ro1">
          <table:table-cell office:value-type="string" calcext:value-type="string">
            <text:p>r_ge65_np_ga65</text:p>
          </table:table-cell>
        </table:table-row>
        <table:table-row table:style-name="ro1">
          <table:table-cell office:value-type="string" calcext:value-type="string">
            <text:p>r_ga66_pn_ge66</text:p>
          </table:table-cell>
        </table:table-row>
        <table:table-row table:style-name="ro1">
          <table:table-cell office:value-type="string" calcext:value-type="string">
            <text:p>r_ge66_np_ga66</text:p>
          </table:table-cell>
        </table:table-row>
        <table:table-row table:style-name="ro1">
          <table:table-cell office:value-type="string" calcext:value-type="string">
            <text:p>r_ga67_pn_ge67</text:p>
          </table:table-cell>
        </table:table-row>
        <table:table-row table:style-name="ro1">
          <table:table-cell office:value-type="string" calcext:value-type="string">
            <text:p>r_ge67_np_ga67</text:p>
          </table:table-cell>
        </table:table-row>
        <table:table-row table:style-name="ro1">
          <table:table-cell office:value-type="string" calcext:value-type="string">
            <text:p>r_al25_pn_si25</text:p>
          </table:table-cell>
        </table:table-row>
        <table:table-row table:style-name="ro1">
          <table:table-cell office:value-type="string" calcext:value-type="string">
            <text:p>r_si25_np_al25</text:p>
          </table:table-cell>
        </table:table-row>
        <table:table-row table:style-name="ro1">
          <table:table-cell office:value-type="string" calcext:value-type="string">
            <text:p>r_ge64_pn_as64</text:p>
          </table:table-cell>
        </table:table-row>
        <table:table-row table:style-name="ro1">
          <table:table-cell office:value-type="string" calcext:value-type="string">
            <text:p>r_as64_np_ge64</text:p>
          </table:table-cell>
        </table:table-row>
        <table:table-row table:style-name="ro1">
          <table:table-cell office:value-type="string" calcext:value-type="string">
            <text:p>r_ge65_pn_as65</text:p>
          </table:table-cell>
        </table:table-row>
        <table:table-row table:style-name="ro1">
          <table:table-cell office:value-type="string" calcext:value-type="string">
            <text:p>r_as65_np_ge65</text:p>
          </table:table-cell>
        </table:table-row>
        <table:table-row table:style-name="ro1">
          <table:table-cell office:value-type="string" calcext:value-type="string">
            <text:p>r_ge66_pn_as66</text:p>
          </table:table-cell>
        </table:table-row>
        <table:table-row table:style-name="ro1">
          <table:table-cell office:value-type="string" calcext:value-type="string">
            <text:p>r_as66_np_ge66</text:p>
          </table:table-cell>
        </table:table-row>
        <table:table-row table:style-name="ro1">
          <table:table-cell office:value-type="string" calcext:value-type="string">
            <text:p>r_ge67_pn_as67</text:p>
          </table:table-cell>
        </table:table-row>
        <table:table-row table:style-name="ro1">
          <table:table-cell office:value-type="string" calcext:value-type="string">
            <text:p>r_as67_np_ge67</text:p>
          </table:table-cell>
        </table:table-row>
        <table:table-row table:style-name="ro1">
          <table:table-cell office:value-type="string" calcext:value-type="string">
            <text:p>r_ge68_pn_as68</text:p>
          </table:table-cell>
        </table:table-row>
        <table:table-row table:style-name="ro1">
          <table:table-cell office:value-type="string" calcext:value-type="string">
            <text:p>r_as68_np_ge68</text:p>
          </table:table-cell>
        </table:table-row>
        <table:table-row table:style-name="ro1">
          <table:table-cell office:value-type="string" calcext:value-type="string">
            <text:p>r_h3_pn_he3</text:p>
          </table:table-cell>
        </table:table-row>
        <table:table-row table:style-name="ro1">
          <table:table-cell office:value-type="string" calcext:value-type="string">
            <text:p>r_he3_np_h3</text:p>
          </table:table-cell>
        </table:table-row>
        <table:table-row table:style-name="ro1">
          <table:table-cell office:value-type="string" calcext:value-type="string">
            <text:p>r_in100_pn_sn100</text:p>
          </table:table-cell>
        </table:table-row>
        <table:table-row table:style-name="ro1">
          <table:table-cell office:value-type="string" calcext:value-type="string">
            <text:p>r_sn100_np_in100</text:p>
          </table:table-cell>
        </table:table-row>
        <table:table-row table:style-name="ro1">
          <table:table-cell office:value-type="string" calcext:value-type="string">
            <text:p>r_in101_pn_sn101</text:p>
          </table:table-cell>
        </table:table-row>
        <table:table-row table:style-name="ro1">
          <table:table-cell office:value-type="string" calcext:value-type="string">
            <text:p>r_sn101_np_in101</text:p>
          </table:table-cell>
        </table:table-row>
        <table:table-row table:style-name="ro1">
          <table:table-cell office:value-type="string" calcext:value-type="string">
            <text:p>r_in102_pn_sn102</text:p>
          </table:table-cell>
        </table:table-row>
        <table:table-row table:style-name="ro1">
          <table:table-cell office:value-type="string" calcext:value-type="string">
            <text:p>r_sn102_np_in102</text:p>
          </table:table-cell>
        </table:table-row>
        <table:table-row table:style-name="ro1">
          <table:table-cell office:value-type="string" calcext:value-type="string">
            <text:p>r_al26_pn_si26</text:p>
          </table:table-cell>
        </table:table-row>
        <table:table-row table:style-name="ro1">
          <table:table-cell office:value-type="string" calcext:value-type="string">
            <text:p>r_si26_np_al26</text:p>
          </table:table-cell>
        </table:table-row>
        <table:table-row table:style-name="ro1">
          <table:table-cell office:value-type="string" calcext:value-type="string">
            <text:p>r_in103_pn_sn103</text:p>
          </table:table-cell>
        </table:table-row>
        <table:table-row table:style-name="ro1">
          <table:table-cell office:value-type="string" calcext:value-type="string">
            <text:p>r_sn103_np_in103</text:p>
          </table:table-cell>
        </table:table-row>
        <table:table-row table:style-name="ro1">
          <table:table-cell office:value-type="string" calcext:value-type="string">
            <text:p>r_in104_pn_sn104</text:p>
          </table:table-cell>
        </table:table-row>
        <table:table-row table:style-name="ro1">
          <table:table-cell office:value-type="string" calcext:value-type="string">
            <text:p>r_sn104_np_in104</text:p>
          </table:table-cell>
        </table:table-row>
        <table:table-row table:style-name="ro1">
          <table:table-cell office:value-type="string" calcext:value-type="string">
            <text:p>r_in99_pn_sn99</text:p>
          </table:table-cell>
        </table:table-row>
        <table:table-row table:style-name="ro1">
          <table:table-cell office:value-type="string" calcext:value-type="string">
            <text:p>r_sn99_np_in99</text:p>
          </table:table-cell>
        </table:table-row>
        <table:table-row table:style-name="ro1">
          <table:table-cell office:value-type="string" calcext:value-type="string">
            <text:p>r_k36_pn_ca36</text:p>
          </table:table-cell>
        </table:table-row>
        <table:table-row table:style-name="ro1">
          <table:table-cell office:value-type="string" calcext:value-type="string">
            <text:p>r_ca36_np_k36</text:p>
          </table:table-cell>
        </table:table-row>
        <table:table-row table:style-name="ro1">
          <table:table-cell office:value-type="string" calcext:value-type="string">
            <text:p>r_k37_pn_ca37</text:p>
          </table:table-cell>
        </table:table-row>
        <table:table-row table:style-name="ro1">
          <table:table-cell office:value-type="string" calcext:value-type="string">
            <text:p>r_ca37_np_k37</text:p>
          </table:table-cell>
        </table:table-row>
        <table:table-row table:style-name="ro1">
          <table:table-cell office:value-type="string" calcext:value-type="string">
            <text:p>r_k38_pn_ca38</text:p>
          </table:table-cell>
        </table:table-row>
        <table:table-row table:style-name="ro1">
          <table:table-cell office:value-type="string" calcext:value-type="string">
            <text:p>r_ca38_np_k38</text:p>
          </table:table-cell>
        </table:table-row>
        <table:table-row table:style-name="ro1">
          <table:table-cell office:value-type="string" calcext:value-type="string">
            <text:p>r_k39_pn_ca39</text:p>
          </table:table-cell>
        </table:table-row>
        <table:table-row table:style-name="ro1">
          <table:table-cell office:value-type="string" calcext:value-type="string">
            <text:p>r_ca39_np_k39</text:p>
          </table:table-cell>
        </table:table-row>
        <table:table-row table:style-name="ro1">
          <table:table-cell office:value-type="string" calcext:value-type="string">
            <text:p>r_al27_pn_si27</text:p>
          </table:table-cell>
        </table:table-row>
        <table:table-row table:style-name="ro1">
          <table:table-cell office:value-type="string" calcext:value-type="string">
            <text:p>r_si27_np_al27</text:p>
          </table:table-cell>
        </table:table-row>
        <table:table-row table:style-name="ro1">
          <table:table-cell office:value-type="string" calcext:value-type="string">
            <text:p>r_kr73_pn_rb73</text:p>
          </table:table-cell>
        </table:table-row>
        <table:table-row table:style-name="ro1">
          <table:table-cell office:value-type="string" calcext:value-type="string">
            <text:p>r_rb73_np_kr73</text:p>
          </table:table-cell>
        </table:table-row>
        <table:table-row table:style-name="ro1">
          <table:table-cell office:value-type="string" calcext:value-type="string">
            <text:p>r_kr74_pn_rb74</text:p>
          </table:table-cell>
        </table:table-row>
        <table:table-row table:style-name="ro1">
          <table:table-cell office:value-type="string" calcext:value-type="string">
            <text:p>r_rb74_np_kr74</text:p>
          </table:table-cell>
        </table:table-row>
        <table:table-row table:style-name="ro1">
          <table:table-cell office:value-type="string" calcext:value-type="string">
            <text:p>r_li7_pn_be7</text:p>
          </table:table-cell>
        </table:table-row>
        <table:table-row table:style-name="ro1">
          <table:table-cell office:value-type="string" calcext:value-type="string">
            <text:p>r_be7_np_li7</text:p>
          </table:table-cell>
        </table:table-row>
        <table:table-row table:style-name="ro1">
          <table:table-cell office:value-type="string" calcext:value-type="string">
            <text:p>r_mg22_pn_al22</text:p>
          </table:table-cell>
        </table:table-row>
        <table:table-row table:style-name="ro1">
          <table:table-cell office:value-type="string" calcext:value-type="string">
            <text:p>r_al22_np_mg22</text:p>
          </table:table-cell>
        </table:table-row>
        <table:table-row table:style-name="ro1">
          <table:table-cell office:value-type="string" calcext:value-type="string">
            <text:p>r_mg23_pn_al23</text:p>
          </table:table-cell>
        </table:table-row>
        <table:table-row table:style-name="ro1">
          <table:table-cell office:value-type="string" calcext:value-type="string">
            <text:p>r_al23_np_mg23</text:p>
          </table:table-cell>
        </table:table-row>
        <table:table-row table:style-name="ro1">
          <table:table-cell office:value-type="string" calcext:value-type="string">
            <text:p>r_mg24_pn_al24</text:p>
          </table:table-cell>
        </table:table-row>
        <table:table-row table:style-name="ro1">
          <table:table-cell office:value-type="string" calcext:value-type="string">
            <text:p>r_al24_np_mg24</text:p>
          </table:table-cell>
        </table:table-row>
        <table:table-row table:style-name="ro1">
          <table:table-cell office:value-type="string" calcext:value-type="string">
            <text:p>r_mg25_pn_al25</text:p>
          </table:table-cell>
        </table:table-row>
        <table:table-row table:style-name="ro1">
          <table:table-cell office:value-type="string" calcext:value-type="string">
            <text:p>r_al25_np_mg25</text:p>
          </table:table-cell>
        </table:table-row>
        <table:table-row table:style-name="ro1">
          <table:table-cell office:value-type="string" calcext:value-type="string">
            <text:p>r_mn48_pn_fe48</text:p>
          </table:table-cell>
        </table:table-row>
        <table:table-row table:style-name="ro1">
          <table:table-cell office:value-type="string" calcext:value-type="string">
            <text:p>r_fe48_np_mn48</text:p>
          </table:table-cell>
        </table:table-row>
        <table:table-row table:style-name="ro1">
          <table:table-cell office:value-type="string" calcext:value-type="string">
            <text:p>r_mn49_pn_fe49</text:p>
          </table:table-cell>
        </table:table-row>
        <table:table-row table:style-name="ro1">
          <table:table-cell office:value-type="string" calcext:value-type="string">
            <text:p>r_fe49_np_mn49</text:p>
          </table:table-cell>
        </table:table-row>
        <table:table-row table:style-name="ro1">
          <table:table-cell office:value-type="string" calcext:value-type="string">
            <text:p>r_mn50_pn_fe50</text:p>
          </table:table-cell>
        </table:table-row>
        <table:table-row table:style-name="ro1">
          <table:table-cell office:value-type="string" calcext:value-type="string">
            <text:p>r_fe50_np_mn50</text:p>
          </table:table-cell>
        </table:table-row>
        <table:table-row table:style-name="ro1">
          <table:table-cell office:value-type="string" calcext:value-type="string">
            <text:p>r_mn51_pn_fe51</text:p>
          </table:table-cell>
        </table:table-row>
        <table:table-row table:style-name="ro1">
          <table:table-cell office:value-type="string" calcext:value-type="string">
            <text:p>r_fe51_np_mn51</text:p>
          </table:table-cell>
        </table:table-row>
        <table:table-row table:style-name="ro1">
          <table:table-cell office:value-type="string" calcext:value-type="string">
            <text:p>r_mn52_pn_fe52</text:p>
          </table:table-cell>
        </table:table-row>
        <table:table-row table:style-name="ro1">
          <table:table-cell office:value-type="string" calcext:value-type="string">
            <text:p>r_fe52_np_mn52</text:p>
          </table:table-cell>
        </table:table-row>
        <table:table-row table:style-name="ro1">
          <table:table-cell office:value-type="string" calcext:value-type="string">
            <text:p>r_mn53_pn_fe53</text:p>
          </table:table-cell>
        </table:table-row>
        <table:table-row table:style-name="ro1">
          <table:table-cell office:value-type="string" calcext:value-type="string">
            <text:p>r_fe53_np_mn53</text:p>
          </table:table-cell>
        </table:table-row>
        <table:table-row table:style-name="ro1">
          <table:table-cell office:value-type="string" calcext:value-type="string">
            <text:p>r_mo85_pn_tc85</text:p>
          </table:table-cell>
        </table:table-row>
        <table:table-row table:style-name="ro1">
          <table:table-cell office:value-type="string" calcext:value-type="string">
            <text:p>r_tc85_np_mo85</text:p>
          </table:table-cell>
        </table:table-row>
        <table:table-row table:style-name="ro1">
          <table:table-cell office:value-type="string" calcext:value-type="string">
            <text:p>r_mo86_pn_tc86</text:p>
          </table:table-cell>
        </table:table-row>
        <table:table-row table:style-name="ro1">
          <table:table-cell office:value-type="string" calcext:value-type="string">
            <text:p>r_tc86_np_mo86</text:p>
          </table:table-cell>
        </table:table-row>
        <table:table-row table:style-name="ro1">
          <table:table-cell office:value-type="string" calcext:value-type="string">
            <text:p>r_n13_pn_o13</text:p>
          </table:table-cell>
        </table:table-row>
        <table:table-row table:style-name="ro1">
          <table:table-cell office:value-type="string" calcext:value-type="string">
            <text:p>r_o13_np_n13</text:p>
          </table:table-cell>
        </table:table-row>
        <table:table-row table:style-name="ro1">
          <table:table-cell office:value-type="string" calcext:value-type="string">
            <text:p>r_n14_pn_o14</text:p>
          </table:table-cell>
        </table:table-row>
        <table:table-row table:style-name="ro1">
          <table:table-cell office:value-type="string" calcext:value-type="string">
            <text:p>r_o14_np_n14</text:p>
          </table:table-cell>
        </table:table-row>
        <table:table-row table:style-name="ro1">
          <table:table-cell office:value-type="string" calcext:value-type="string">
            <text:p>r_n15_pn_o15</text:p>
          </table:table-cell>
        </table:table-row>
        <table:table-row table:style-name="ro1">
          <table:table-cell office:value-type="string" calcext:value-type="string">
            <text:p>r_o15_np_n15</text:p>
          </table:table-cell>
        </table:table-row>
        <table:table-row table:style-name="ro1">
          <table:table-cell office:value-type="string" calcext:value-type="string">
            <text:p>r_na21_pn_mg21</text:p>
          </table:table-cell>
        </table:table-row>
        <table:table-row table:style-name="ro1">
          <table:table-cell office:value-type="string" calcext:value-type="string">
            <text:p>r_mg21_np_na21</text:p>
          </table:table-cell>
        </table:table-row>
        <table:table-row table:style-name="ro1">
          <table:table-cell office:value-type="string" calcext:value-type="string">
            <text:p>r_na22_pn_mg22</text:p>
          </table:table-cell>
        </table:table-row>
        <table:table-row table:style-name="ro1">
          <table:table-cell office:value-type="string" calcext:value-type="string">
            <text:p>r_mg22_np_na22</text:p>
          </table:table-cell>
        </table:table-row>
        <table:table-row table:style-name="ro1">
          <table:table-cell office:value-type="string" calcext:value-type="string">
            <text:p>r_na23_pn_mg23</text:p>
          </table:table-cell>
        </table:table-row>
        <table:table-row table:style-name="ro1">
          <table:table-cell office:value-type="string" calcext:value-type="string">
            <text:p>r_mg23_np_na23</text:p>
          </table:table-cell>
        </table:table-row>
        <table:table-row table:style-name="ro1">
          <table:table-cell office:value-type="string" calcext:value-type="string">
            <text:p>r_nb82_pn_mo82</text:p>
          </table:table-cell>
        </table:table-row>
        <table:table-row table:style-name="ro1">
          <table:table-cell office:value-type="string" calcext:value-type="string">
            <text:p>r_mo82_np_nb82</text:p>
          </table:table-cell>
        </table:table-row>
        <table:table-row table:style-name="ro1">
          <table:table-cell office:value-type="string" calcext:value-type="string">
            <text:p>r_nb83_pn_mo83</text:p>
          </table:table-cell>
        </table:table-row>
        <table:table-row table:style-name="ro1">
          <table:table-cell office:value-type="string" calcext:value-type="string">
            <text:p>r_mo83_np_nb83</text:p>
          </table:table-cell>
        </table:table-row>
        <table:table-row table:style-name="ro1">
          <table:table-cell office:value-type="string" calcext:value-type="string">
            <text:p>r_nb84_pn_mo84</text:p>
          </table:table-cell>
        </table:table-row>
        <table:table-row table:style-name="ro1">
          <table:table-cell office:value-type="string" calcext:value-type="string">
            <text:p>r_mo84_np_nb84</text:p>
          </table:table-cell>
        </table:table-row>
        <table:table-row table:style-name="ro1">
          <table:table-cell office:value-type="string" calcext:value-type="string">
            <text:p>r_nb85_pn_mo85</text:p>
          </table:table-cell>
        </table:table-row>
        <table:table-row table:style-name="ro1">
          <table:table-cell office:value-type="string" calcext:value-type="string">
            <text:p>r_mo85_np_nb85</text:p>
          </table:table-cell>
        </table:table-row>
        <table:table-row table:style-name="ro1">
          <table:table-cell office:value-type="string" calcext:value-type="string">
            <text:p>r_ne20_pn_na20</text:p>
          </table:table-cell>
        </table:table-row>
        <table:table-row table:style-name="ro1">
          <table:table-cell office:value-type="string" calcext:value-type="string">
            <text:p>r_na20_np_ne20</text:p>
          </table:table-cell>
        </table:table-row>
        <table:table-row table:style-name="ro1">
          <table:table-cell office:value-type="string" calcext:value-type="string">
            <text:p>r_ne21_pn_na21</text:p>
          </table:table-cell>
        </table:table-row>
        <table:table-row table:style-name="ro1">
          <table:table-cell office:value-type="string" calcext:value-type="string">
            <text:p>r_na21_np_ne21</text:p>
          </table:table-cell>
        </table:table-row>
        <table:table-row table:style-name="ro1">
          <table:table-cell office:value-type="string" calcext:value-type="string">
            <text:p>r_ni54_pn_cu54</text:p>
          </table:table-cell>
        </table:table-row>
        <table:table-row table:style-name="ro1">
          <table:table-cell office:value-type="string" calcext:value-type="string">
            <text:p>r_cu54_np_ni54</text:p>
          </table:table-cell>
        </table:table-row>
        <table:table-row table:style-name="ro1">
          <table:table-cell office:value-type="string" calcext:value-type="string">
            <text:p>r_ni55_pn_cu55</text:p>
          </table:table-cell>
        </table:table-row>
        <table:table-row table:style-name="ro1">
          <table:table-cell office:value-type="string" calcext:value-type="string">
            <text:p>r_cu55_np_ni55</text:p>
          </table:table-cell>
        </table:table-row>
        <table:table-row table:style-name="ro1">
          <table:table-cell office:value-type="string" calcext:value-type="string">
            <text:p>r_ni56_pn_cu56</text:p>
          </table:table-cell>
        </table:table-row>
        <table:table-row table:style-name="ro1">
          <table:table-cell office:value-type="string" calcext:value-type="string">
            <text:p>r_cu56_np_ni56</text:p>
          </table:table-cell>
        </table:table-row>
        <table:table-row table:style-name="ro1">
          <table:table-cell office:value-type="string" calcext:value-type="string">
            <text:p>r_ni57_pn_cu57</text:p>
          </table:table-cell>
        </table:table-row>
        <table:table-row table:style-name="ro1">
          <table:table-cell office:value-type="string" calcext:value-type="string">
            <text:p>r_cu57_np_ni57</text:p>
          </table:table-cell>
        </table:table-row>
        <table:table-row table:style-name="ro1">
          <table:table-cell office:value-type="string" calcext:value-type="string">
            <text:p>r_ni58_pn_cu58</text:p>
          </table:table-cell>
        </table:table-row>
        <table:table-row table:style-name="ro1">
          <table:table-cell office:value-type="string" calcext:value-type="string">
            <text:p>r_cu58_np_ni58</text:p>
          </table:table-cell>
        </table:table-row>
        <table:table-row table:style-name="ro1">
          <table:table-cell office:value-type="string" calcext:value-type="string">
            <text:p>r_ni59_pn_cu59</text:p>
          </table:table-cell>
        </table:table-row>
        <table:table-row table:style-name="ro1">
          <table:table-cell office:value-type="string" calcext:value-type="string">
            <text:p>r_cu59_np_ni59</text:p>
          </table:table-cell>
        </table:table-row>
        <table:table-row table:style-name="ro1">
          <table:table-cell office:value-type="string" calcext:value-type="string">
            <text:p>r_ni60_pn_cu60</text:p>
          </table:table-cell>
        </table:table-row>
        <table:table-row table:style-name="ro1">
          <table:table-cell office:value-type="string" calcext:value-type="string">
            <text:p>r_cu60_np_ni60</text:p>
          </table:table-cell>
        </table:table-row>
        <table:table-row table:style-name="ro1">
          <table:table-cell office:value-type="string" calcext:value-type="string">
            <text:p>r_ni61_pn_cu61</text:p>
          </table:table-cell>
        </table:table-row>
        <table:table-row table:style-name="ro1">
          <table:table-cell office:value-type="string" calcext:value-type="string">
            <text:p>r_cu61_np_ni61</text:p>
          </table:table-cell>
        </table:table-row>
        <table:table-row table:style-name="ro1">
          <table:table-cell office:value-type="string" calcext:value-type="string">
            <text:p>r_ni62_pn_cu62</text:p>
          </table:table-cell>
        </table:table-row>
        <table:table-row table:style-name="ro1">
          <table:table-cell office:value-type="string" calcext:value-type="string">
            <text:p>r_cu62_np_ni62</text:p>
          </table:table-cell>
        </table:table-row>
        <table:table-row table:style-name="ro1">
          <table:table-cell office:value-type="string" calcext:value-type="string">
            <text:p>r_o17_pn_f17</text:p>
          </table:table-cell>
        </table:table-row>
        <table:table-row table:style-name="ro1">
          <table:table-cell office:value-type="string" calcext:value-type="string">
            <text:p>r_f17_np_o17</text:p>
          </table:table-cell>
        </table:table-row>
        <table:table-row table:style-name="ro1">
          <table:table-cell office:value-type="string" calcext:value-type="string">
            <text:p>r_o18_pn_f18</text:p>
          </table:table-cell>
        </table:table-row>
        <table:table-row table:style-name="ro1">
          <table:table-cell office:value-type="string" calcext:value-type="string">
            <text:p>r_f18_np_o18</text:p>
          </table:table-cell>
        </table:table-row>
        <table:table-row table:style-name="ro1">
          <table:table-cell office:value-type="string" calcext:value-type="string">
            <text:p>r_p27_pn_s27</text:p>
          </table:table-cell>
        </table:table-row>
        <table:table-row table:style-name="ro1">
          <table:table-cell office:value-type="string" calcext:value-type="string">
            <text:p>r_s27_np_p27</text:p>
          </table:table-cell>
        </table:table-row>
        <table:table-row table:style-name="ro1">
          <table:table-cell office:value-type="string" calcext:value-type="string">
            <text:p>r_p28_pn_s28</text:p>
          </table:table-cell>
        </table:table-row>
        <table:table-row table:style-name="ro1">
          <table:table-cell office:value-type="string" calcext:value-type="string">
            <text:p>r_s28_np_p28</text:p>
          </table:table-cell>
        </table:table-row>
        <table:table-row table:style-name="ro1">
          <table:table-cell office:value-type="string" calcext:value-type="string">
            <text:p>r_p29_pn_s29</text:p>
          </table:table-cell>
        </table:table-row>
        <table:table-row table:style-name="ro1">
          <table:table-cell office:value-type="string" calcext:value-type="string">
            <text:p>r_s29_np_p29</text:p>
          </table:table-cell>
        </table:table-row>
        <table:table-row table:style-name="ro1">
          <table:table-cell office:value-type="string" calcext:value-type="string">
            <text:p>r_p30_pn_s30</text:p>
          </table:table-cell>
        </table:table-row>
        <table:table-row table:style-name="ro1">
          <table:table-cell office:value-type="string" calcext:value-type="string">
            <text:p>r_s30_np_p30</text:p>
          </table:table-cell>
        </table:table-row>
        <table:table-row table:style-name="ro1">
          <table:table-cell office:value-type="string" calcext:value-type="string">
            <text:p>r_p31_pn_s31</text:p>
          </table:table-cell>
        </table:table-row>
        <table:table-row table:style-name="ro1">
          <table:table-cell office:value-type="string" calcext:value-type="string">
            <text:p>r_s31_np_p31</text:p>
          </table:table-cell>
        </table:table-row>
        <table:table-row table:style-name="ro1">
          <table:table-cell office:value-type="string" calcext:value-type="string">
            <text:p>r_ar35_pn_k35</text:p>
          </table:table-cell>
        </table:table-row>
        <table:table-row table:style-name="ro1">
          <table:table-cell office:value-type="string" calcext:value-type="string">
            <text:p>r_k35_np_ar35</text:p>
          </table:table-cell>
        </table:table-row>
        <table:table-row table:style-name="ro1">
          <table:table-cell office:value-type="string" calcext:value-type="string">
            <text:p>r_pd94_pn_ag94</text:p>
          </table:table-cell>
        </table:table-row>
        <table:table-row table:style-name="ro1">
          <table:table-cell office:value-type="string" calcext:value-type="string">
            <text:p>r_ag94_np_pd94</text:p>
          </table:table-cell>
        </table:table-row>
        <table:table-row table:style-name="ro1">
          <table:table-cell office:value-type="string" calcext:value-type="string">
            <text:p>r_rb74_pn_sr74</text:p>
          </table:table-cell>
        </table:table-row>
        <table:table-row table:style-name="ro1">
          <table:table-cell office:value-type="string" calcext:value-type="string">
            <text:p>r_sr74_np_rb74</text:p>
          </table:table-cell>
        </table:table-row>
        <table:table-row table:style-name="ro1">
          <table:table-cell office:value-type="string" calcext:value-type="string">
            <text:p>r_rb75_pn_sr75</text:p>
          </table:table-cell>
        </table:table-row>
        <table:table-row table:style-name="ro1">
          <table:table-cell office:value-type="string" calcext:value-type="string">
            <text:p>r_sr75_np_rb75</text:p>
          </table:table-cell>
        </table:table-row>
        <table:table-row table:style-name="ro1">
          <table:table-cell office:value-type="string" calcext:value-type="string">
            <text:p>r_rb76_pn_sr76</text:p>
          </table:table-cell>
        </table:table-row>
        <table:table-row table:style-name="ro1">
          <table:table-cell office:value-type="string" calcext:value-type="string">
            <text:p>r_sr76_np_rb76</text:p>
          </table:table-cell>
        </table:table-row>
        <table:table-row table:style-name="ro1">
          <table:table-cell office:value-type="string" calcext:value-type="string">
            <text:p>r_rb77_pn_sr77</text:p>
          </table:table-cell>
        </table:table-row>
        <table:table-row table:style-name="ro1">
          <table:table-cell office:value-type="string" calcext:value-type="string">
            <text:p>r_sr77_np_rb77</text:p>
          </table:table-cell>
        </table:table-row>
        <table:table-row table:style-name="ro1">
          <table:table-cell office:value-type="string" calcext:value-type="string">
            <text:p>r_rh90_pn_pd90</text:p>
          </table:table-cell>
        </table:table-row>
        <table:table-row table:style-name="ro1">
          <table:table-cell office:value-type="string" calcext:value-type="string">
            <text:p>r_pd90_np_rh90</text:p>
          </table:table-cell>
        </table:table-row>
        <table:table-row table:style-name="ro1">
          <table:table-cell office:value-type="string" calcext:value-type="string">
            <text:p>r_rh91_pn_pd91</text:p>
          </table:table-cell>
        </table:table-row>
        <table:table-row table:style-name="ro1">
          <table:table-cell office:value-type="string" calcext:value-type="string">
            <text:p>r_pd91_np_rh91</text:p>
          </table:table-cell>
        </table:table-row>
        <table:table-row table:style-name="ro1">
          <table:table-cell office:value-type="string" calcext:value-type="string">
            <text:p>r_rh92_pn_pd92</text:p>
          </table:table-cell>
        </table:table-row>
        <table:table-row table:style-name="ro1">
          <table:table-cell office:value-type="string" calcext:value-type="string">
            <text:p>r_pd92_np_rh92</text:p>
          </table:table-cell>
        </table:table-row>
        <table:table-row table:style-name="ro1">
          <table:table-cell office:value-type="string" calcext:value-type="string">
            <text:p>r_rh93_pn_pd93</text:p>
          </table:table-cell>
        </table:table-row>
        <table:table-row table:style-name="ro1">
          <table:table-cell office:value-type="string" calcext:value-type="string">
            <text:p>r_pd93_np_rh93</text:p>
          </table:table-cell>
        </table:table-row>
        <table:table-row table:style-name="ro1">
          <table:table-cell office:value-type="string" calcext:value-type="string">
            <text:p>r_ar36_pn_k36</text:p>
          </table:table-cell>
        </table:table-row>
        <table:table-row table:style-name="ro1">
          <table:table-cell office:value-type="string" calcext:value-type="string">
            <text:p>r_k36_np_ar36</text:p>
          </table:table-cell>
        </table:table-row>
        <table:table-row table:style-name="ro1">
          <table:table-cell office:value-type="string" calcext:value-type="string">
            <text:p>r_ru89_pn_rh89</text:p>
          </table:table-cell>
        </table:table-row>
        <table:table-row table:style-name="ro1">
          <table:table-cell office:value-type="string" calcext:value-type="string">
            <text:p>r_rh89_np_ru89</text:p>
          </table:table-cell>
        </table:table-row>
        <table:table-row table:style-name="ro1">
          <table:table-cell office:value-type="string" calcext:value-type="string">
            <text:p>r_ru90_pn_rh90</text:p>
          </table:table-cell>
        </table:table-row>
        <table:table-row table:style-name="ro1">
          <table:table-cell office:value-type="string" calcext:value-type="string">
            <text:p>r_rh90_np_ru90</text:p>
          </table:table-cell>
        </table:table-row>
        <table:table-row table:style-name="ro1">
          <table:table-cell office:value-type="string" calcext:value-type="string">
            <text:p>r_ru91_pn_rh91</text:p>
          </table:table-cell>
        </table:table-row>
        <table:table-row table:style-name="ro1">
          <table:table-cell office:value-type="string" calcext:value-type="string">
            <text:p>r_rh91_np_ru91</text:p>
          </table:table-cell>
        </table:table-row>
        <table:table-row table:style-name="ro1">
          <table:table-cell office:value-type="string" calcext:value-type="string">
            <text:p>r_s30_pn_cl30</text:p>
          </table:table-cell>
        </table:table-row>
        <table:table-row table:style-name="ro1">
          <table:table-cell office:value-type="string" calcext:value-type="string">
            <text:p>r_cl30_np_s30</text:p>
          </table:table-cell>
        </table:table-row>
        <table:table-row table:style-name="ro1">
          <table:table-cell office:value-type="string" calcext:value-type="string">
            <text:p>r_s31_pn_cl31</text:p>
          </table:table-cell>
        </table:table-row>
        <table:table-row table:style-name="ro1">
          <table:table-cell office:value-type="string" calcext:value-type="string">
            <text:p>r_cl31_np_s31</text:p>
          </table:table-cell>
        </table:table-row>
        <table:table-row table:style-name="ro1">
          <table:table-cell office:value-type="string" calcext:value-type="string">
            <text:p>r_s32_pn_cl32</text:p>
          </table:table-cell>
        </table:table-row>
        <table:table-row table:style-name="ro1">
          <table:table-cell office:value-type="string" calcext:value-type="string">
            <text:p>r_cl32_np_s32</text:p>
          </table:table-cell>
        </table:table-row>
        <table:table-row table:style-name="ro1">
          <table:table-cell office:value-type="string" calcext:value-type="string">
            <text:p>r_s33_pn_cl33</text:p>
          </table:table-cell>
        </table:table-row>
        <table:table-row table:style-name="ro1">
          <table:table-cell office:value-type="string" calcext:value-type="string">
            <text:p>r_cl33_np_s33</text:p>
          </table:table-cell>
        </table:table-row>
        <table:table-row table:style-name="ro1">
          <table:table-cell office:value-type="string" calcext:value-type="string">
            <text:p>r_s34_pn_cl34</text:p>
          </table:table-cell>
        </table:table-row>
        <table:table-row table:style-name="ro1">
          <table:table-cell office:value-type="string" calcext:value-type="string">
            <text:p>r_cl34_np_s34</text:p>
          </table:table-cell>
        </table:table-row>
        <table:table-row table:style-name="ro1">
          <table:table-cell office:value-type="string" calcext:value-type="string">
            <text:p>r_ar37_pn_k37</text:p>
          </table:table-cell>
        </table:table-row>
        <table:table-row table:style-name="ro1">
          <table:table-cell office:value-type="string" calcext:value-type="string">
            <text:p>r_k37_np_ar37</text:p>
          </table:table-cell>
        </table:table-row>
        <table:table-row table:style-name="ro1">
          <table:table-cell office:value-type="string" calcext:value-type="string">
            <text:p>r_sc40_pn_ti40</text:p>
          </table:table-cell>
        </table:table-row>
        <table:table-row table:style-name="ro1">
          <table:table-cell office:value-type="string" calcext:value-type="string">
            <text:p>r_ti40_np_sc40</text:p>
          </table:table-cell>
        </table:table-row>
        <table:table-row table:style-name="ro1">
          <table:table-cell office:value-type="string" calcext:value-type="string">
            <text:p>r_sc41_pn_ti41</text:p>
          </table:table-cell>
        </table:table-row>
        <table:table-row table:style-name="ro1">
          <table:table-cell office:value-type="string" calcext:value-type="string">
            <text:p>r_ti41_np_sc41</text:p>
          </table:table-cell>
        </table:table-row>
        <table:table-row table:style-name="ro1">
          <table:table-cell office:value-type="string" calcext:value-type="string">
            <text:p>r_sc42_pn_ti42</text:p>
          </table:table-cell>
        </table:table-row>
        <table:table-row table:style-name="ro1">
          <table:table-cell office:value-type="string" calcext:value-type="string">
            <text:p>r_ti42_np_sc42</text:p>
          </table:table-cell>
        </table:table-row>
        <table:table-row table:style-name="ro1">
          <table:table-cell office:value-type="string" calcext:value-type="string">
            <text:p>r_sc43_pn_ti43</text:p>
          </table:table-cell>
        </table:table-row>
        <table:table-row table:style-name="ro1">
          <table:table-cell office:value-type="string" calcext:value-type="string">
            <text:p>r_ti43_np_sc43</text:p>
          </table:table-cell>
        </table:table-row>
        <table:table-row table:style-name="ro1">
          <table:table-cell office:value-type="string" calcext:value-type="string">
            <text:p>r_sc44_pn_ti44</text:p>
          </table:table-cell>
        </table:table-row>
        <table:table-row table:style-name="ro1">
          <table:table-cell office:value-type="string" calcext:value-type="string">
            <text:p>r_ti44_np_sc44</text:p>
          </table:table-cell>
        </table:table-row>
        <table:table-row table:style-name="ro1">
          <table:table-cell office:value-type="string" calcext:value-type="string">
            <text:p>r_sc45_pn_ti45</text:p>
          </table:table-cell>
        </table:table-row>
        <table:table-row table:style-name="ro1">
          <table:table-cell office:value-type="string" calcext:value-type="string">
            <text:p>r_ti45_np_sc45</text:p>
          </table:table-cell>
        </table:table-row>
        <table:table-row table:style-name="ro1">
          <table:table-cell office:value-type="string" calcext:value-type="string">
            <text:p>r_ar38_pn_k38</text:p>
          </table:table-cell>
        </table:table-row>
        <table:table-row table:style-name="ro1">
          <table:table-cell office:value-type="string" calcext:value-type="string">
            <text:p>r_k38_np_ar38</text:p>
          </table:table-cell>
        </table:table-row>
        <table:table-row table:style-name="ro1">
          <table:table-cell office:value-type="string" calcext:value-type="string">
            <text:p>r_se68_pn_br68</text:p>
          </table:table-cell>
        </table:table-row>
        <table:table-row table:style-name="ro1">
          <table:table-cell office:value-type="string" calcext:value-type="string">
            <text:p>r_br68_np_se68</text:p>
          </table:table-cell>
        </table:table-row>
        <table:table-row table:style-name="ro1">
          <table:table-cell office:value-type="string" calcext:value-type="string">
            <text:p>r_se69_pn_br69</text:p>
          </table:table-cell>
        </table:table-row>
        <table:table-row table:style-name="ro1">
          <table:table-cell office:value-type="string" calcext:value-type="string">
            <text:p>r_br69_np_se69</text:p>
          </table:table-cell>
        </table:table-row>
        <table:table-row table:style-name="ro1">
          <table:table-cell office:value-type="string" calcext:value-type="string">
            <text:p>r_se70_pn_br70</text:p>
          </table:table-cell>
        </table:table-row>
        <table:table-row table:style-name="ro1">
          <table:table-cell office:value-type="string" calcext:value-type="string">
            <text:p>r_br70_np_se70</text:p>
          </table:table-cell>
        </table:table-row>
        <table:table-row table:style-name="ro1">
          <table:table-cell office:value-type="string" calcext:value-type="string">
            <text:p>r_se71_pn_br71</text:p>
          </table:table-cell>
        </table:table-row>
        <table:table-row table:style-name="ro1">
          <table:table-cell office:value-type="string" calcext:value-type="string">
            <text:p>r_br71_np_se71</text:p>
          </table:table-cell>
        </table:table-row>
        <table:table-row table:style-name="ro1">
          <table:table-cell office:value-type="string" calcext:value-type="string">
            <text:p>r_se72_pn_br72</text:p>
          </table:table-cell>
        </table:table-row>
        <table:table-row table:style-name="ro1">
          <table:table-cell office:value-type="string" calcext:value-type="string">
            <text:p>r_br72_np_se72</text:p>
          </table:table-cell>
        </table:table-row>
        <table:table-row table:style-name="ro1">
          <table:table-cell office:value-type="string" calcext:value-type="string">
            <text:p>r_si26_pn_p26</text:p>
          </table:table-cell>
        </table:table-row>
        <table:table-row table:style-name="ro1">
          <table:table-cell office:value-type="string" calcext:value-type="string">
            <text:p>r_p26_np_si26</text:p>
          </table:table-cell>
        </table:table-row>
        <table:table-row table:style-name="ro1">
          <table:table-cell office:value-type="string" calcext:value-type="string">
            <text:p>r_si27_pn_p27</text:p>
          </table:table-cell>
        </table:table-row>
        <table:table-row table:style-name="ro1">
          <table:table-cell office:value-type="string" calcext:value-type="string">
            <text:p>r_p27_np_si27</text:p>
          </table:table-cell>
        </table:table-row>
        <table:table-row table:style-name="ro1">
          <table:table-cell office:value-type="string" calcext:value-type="string">
            <text:p>r_si28_pn_p28</text:p>
          </table:table-cell>
        </table:table-row>
        <table:table-row table:style-name="ro1">
          <table:table-cell office:value-type="string" calcext:value-type="string">
            <text:p>r_p28_np_si28</text:p>
          </table:table-cell>
        </table:table-row>
        <table:table-row table:style-name="ro1">
          <table:table-cell office:value-type="string" calcext:value-type="string">
            <text:p>r_si29_pn_p29</text:p>
          </table:table-cell>
        </table:table-row>
        <table:table-row table:style-name="ro1">
          <table:table-cell office:value-type="string" calcext:value-type="string">
            <text:p>r_p29_np_si29</text:p>
          </table:table-cell>
        </table:table-row>
        <table:table-row table:style-name="ro1">
          <table:table-cell office:value-type="string" calcext:value-type="string">
            <text:p>r_si30_pn_p30</text:p>
          </table:table-cell>
        </table:table-row>
        <table:table-row table:style-name="ro1">
          <table:table-cell office:value-type="string" calcext:value-type="string">
            <text:p>r_p30_np_si30</text:p>
          </table:table-cell>
        </table:table-row>
        <table:table-row table:style-name="ro1">
          <table:table-cell office:value-type="string" calcext:value-type="string">
            <text:p>r_sr77_pn_y77</text:p>
          </table:table-cell>
        </table:table-row>
        <table:table-row table:style-name="ro1">
          <table:table-cell office:value-type="string" calcext:value-type="string">
            <text:p>r_y77_np_sr77</text:p>
          </table:table-cell>
        </table:table-row>
        <table:table-row table:style-name="ro1">
          <table:table-cell office:value-type="string" calcext:value-type="string">
            <text:p>r_sr78_pn_y78</text:p>
          </table:table-cell>
        </table:table-row>
        <table:table-row table:style-name="ro1">
          <table:table-cell office:value-type="string" calcext:value-type="string">
            <text:p>r_y78_np_sr78</text:p>
          </table:table-cell>
        </table:table-row>
        <table:table-row table:style-name="ro1">
          <table:table-cell office:value-type="string" calcext:value-type="string">
            <text:p>r_tc86_pn_ru86</text:p>
          </table:table-cell>
        </table:table-row>
        <table:table-row table:style-name="ro1">
          <table:table-cell office:value-type="string" calcext:value-type="string">
            <text:p>r_ru86_np_tc86</text:p>
          </table:table-cell>
        </table:table-row>
        <table:table-row table:style-name="ro1">
          <table:table-cell office:value-type="string" calcext:value-type="string">
            <text:p>r_tc87_pn_ru87</text:p>
          </table:table-cell>
        </table:table-row>
        <table:table-row table:style-name="ro1">
          <table:table-cell office:value-type="string" calcext:value-type="string">
            <text:p>r_ru87_np_tc87</text:p>
          </table:table-cell>
        </table:table-row>
        <table:table-row table:style-name="ro1">
          <table:table-cell office:value-type="string" calcext:value-type="string">
            <text:p>r_tc88_pn_ru88</text:p>
          </table:table-cell>
        </table:table-row>
        <table:table-row table:style-name="ro1">
          <table:table-cell office:value-type="string" calcext:value-type="string">
            <text:p>r_ru88_np_tc88</text:p>
          </table:table-cell>
        </table:table-row>
        <table:table-row table:style-name="ro1">
          <table:table-cell office:value-type="string" calcext:value-type="string">
            <text:p>r_as65_pn_se65</text:p>
          </table:table-cell>
        </table:table-row>
        <table:table-row table:style-name="ro1">
          <table:table-cell office:value-type="string" calcext:value-type="string">
            <text:p>r_se65_np_as65</text:p>
          </table:table-cell>
        </table:table-row>
        <table:table-row table:style-name="ro1">
          <table:table-cell office:value-type="string" calcext:value-type="string">
            <text:p>r_ti43_pn_v43</text:p>
          </table:table-cell>
        </table:table-row>
        <table:table-row table:style-name="ro1">
          <table:table-cell office:value-type="string" calcext:value-type="string">
            <text:p>r_v43_np_ti43</text:p>
          </table:table-cell>
        </table:table-row>
        <table:table-row table:style-name="ro1">
          <table:table-cell office:value-type="string" calcext:value-type="string">
            <text:p>r_ti44_pn_v44</text:p>
          </table:table-cell>
        </table:table-row>
        <table:table-row table:style-name="ro1">
          <table:table-cell office:value-type="string" calcext:value-type="string">
            <text:p>r_v44_np_ti44</text:p>
          </table:table-cell>
        </table:table-row>
        <table:table-row table:style-name="ro1">
          <table:table-cell office:value-type="string" calcext:value-type="string">
            <text:p>r_ti45_pn_v45</text:p>
          </table:table-cell>
        </table:table-row>
        <table:table-row table:style-name="ro1">
          <table:table-cell office:value-type="string" calcext:value-type="string">
            <text:p>r_v45_np_ti45</text:p>
          </table:table-cell>
        </table:table-row>
        <table:table-row table:style-name="ro1">
          <table:table-cell office:value-type="string" calcext:value-type="string">
            <text:p>r_ti46_pn_v46</text:p>
          </table:table-cell>
        </table:table-row>
        <table:table-row table:style-name="ro1">
          <table:table-cell office:value-type="string" calcext:value-type="string">
            <text:p>r_v46_np_ti46</text:p>
          </table:table-cell>
        </table:table-row>
        <table:table-row table:style-name="ro1">
          <table:table-cell office:value-type="string" calcext:value-type="string">
            <text:p>r_ti47_pn_v47</text:p>
          </table:table-cell>
        </table:table-row>
        <table:table-row table:style-name="ro1">
          <table:table-cell office:value-type="string" calcext:value-type="string">
            <text:p>r_v47_np_ti47</text:p>
          </table:table-cell>
        </table:table-row>
        <table:table-row table:style-name="ro1">
          <table:table-cell office:value-type="string" calcext:value-type="string">
            <text:p>r_v44_pn_cr44</text:p>
          </table:table-cell>
        </table:table-row>
        <table:table-row table:style-name="ro1">
          <table:table-cell office:value-type="string" calcext:value-type="string">
            <text:p>r_cr44_np_v44</text:p>
          </table:table-cell>
        </table:table-row>
        <table:table-row table:style-name="ro1">
          <table:table-cell office:value-type="string" calcext:value-type="string">
            <text:p>r_v45_pn_cr45</text:p>
          </table:table-cell>
        </table:table-row>
        <table:table-row table:style-name="ro1">
          <table:table-cell office:value-type="string" calcext:value-type="string">
            <text:p>r_cr45_np_v45</text:p>
          </table:table-cell>
        </table:table-row>
        <table:table-row table:style-name="ro1">
          <table:table-cell office:value-type="string" calcext:value-type="string">
            <text:p>r_v46_pn_cr46</text:p>
          </table:table-cell>
        </table:table-row>
        <table:table-row table:style-name="ro1">
          <table:table-cell office:value-type="string" calcext:value-type="string">
            <text:p>r_cr46_np_v46</text:p>
          </table:table-cell>
        </table:table-row>
        <table:table-row table:style-name="ro1">
          <table:table-cell office:value-type="string" calcext:value-type="string">
            <text:p>r_v47_pn_cr47</text:p>
          </table:table-cell>
        </table:table-row>
        <table:table-row table:style-name="ro1">
          <table:table-cell office:value-type="string" calcext:value-type="string">
            <text:p>r_cr47_np_v47</text:p>
          </table:table-cell>
        </table:table-row>
        <table:table-row table:style-name="ro1">
          <table:table-cell office:value-type="string" calcext:value-type="string">
            <text:p>r_v48_pn_cr48</text:p>
          </table:table-cell>
        </table:table-row>
        <table:table-row table:style-name="ro1">
          <table:table-cell office:value-type="string" calcext:value-type="string">
            <text:p>r_cr48_np_v48</text:p>
          </table:table-cell>
        </table:table-row>
        <table:table-row table:style-name="ro1">
          <table:table-cell office:value-type="string" calcext:value-type="string">
            <text:p>r_v49_pn_cr49</text:p>
          </table:table-cell>
        </table:table-row>
        <table:table-row table:style-name="ro1">
          <table:table-cell office:value-type="string" calcext:value-type="string">
            <text:p>r_cr49_np_v49</text:p>
          </table:table-cell>
        </table:table-row>
        <table:table-row table:style-name="ro1">
          <table:table-cell office:value-type="string" calcext:value-type="string">
            <text:p>r_as66_pn_se66</text:p>
          </table:table-cell>
        </table:table-row>
        <table:table-row table:style-name="ro1">
          <table:table-cell office:value-type="string" calcext:value-type="string">
            <text:p>r_se66_np_as66</text:p>
          </table:table-cell>
        </table:table-row>
        <table:table-row table:style-name="ro1">
          <table:table-cell office:value-type="string" calcext:value-type="string">
            <text:p>r_y78_pn_zr78</text:p>
          </table:table-cell>
        </table:table-row>
        <table:table-row table:style-name="ro1">
          <table:table-cell office:value-type="string" calcext:value-type="string">
            <text:p>r_zr78_np_y78</text:p>
          </table:table-cell>
        </table:table-row>
        <table:table-row table:style-name="ro1">
          <table:table-cell office:value-type="string" calcext:value-type="string">
            <text:p>r_y79_pn_zr79</text:p>
          </table:table-cell>
        </table:table-row>
        <table:table-row table:style-name="ro1">
          <table:table-cell office:value-type="string" calcext:value-type="string">
            <text:p>r_zr79_np_y79</text:p>
          </table:table-cell>
        </table:table-row>
        <table:table-row table:style-name="ro1">
          <table:table-cell office:value-type="string" calcext:value-type="string">
            <text:p>r_y80_pn_zr80</text:p>
          </table:table-cell>
        </table:table-row>
        <table:table-row table:style-name="ro1">
          <table:table-cell office:value-type="string" calcext:value-type="string">
            <text:p>r_zr80_np_y80</text:p>
          </table:table-cell>
        </table:table-row>
        <table:table-row table:style-name="ro1">
          <table:table-cell office:value-type="string" calcext:value-type="string">
            <text:p>r_y81_pn_zr81</text:p>
          </table:table-cell>
        </table:table-row>
        <table:table-row table:style-name="ro1">
          <table:table-cell office:value-type="string" calcext:value-type="string">
            <text:p>r_zr81_np_y81</text:p>
          </table:table-cell>
        </table:table-row>
        <table:table-row table:style-name="ro1">
          <table:table-cell office:value-type="string" calcext:value-type="string">
            <text:p>r_y82_pn_zr82</text:p>
          </table:table-cell>
        </table:table-row>
        <table:table-row table:style-name="ro1">
          <table:table-cell office:value-type="string" calcext:value-type="string">
            <text:p>r_zr82_np_y82</text:p>
          </table:table-cell>
        </table:table-row>
        <table:table-row table:style-name="ro1">
          <table:table-cell office:value-type="string" calcext:value-type="string">
            <text:p>r_zn59_pn_ga59</text:p>
          </table:table-cell>
        </table:table-row>
        <table:table-row table:style-name="ro1">
          <table:table-cell office:value-type="string" calcext:value-type="string">
            <text:p>r_ga59_np_zn59</text:p>
          </table:table-cell>
        </table:table-row>
        <table:table-row table:style-name="ro1">
          <table:table-cell office:value-type="string" calcext:value-type="string">
            <text:p>r_zn60_pn_ga60</text:p>
          </table:table-cell>
        </table:table-row>
        <table:table-row table:style-name="ro1">
          <table:table-cell office:value-type="string" calcext:value-type="string">
            <text:p>r_ga60_np_zn60</text:p>
          </table:table-cell>
        </table:table-row>
        <table:table-row table:style-name="ro1">
          <table:table-cell office:value-type="string" calcext:value-type="string">
            <text:p>r_zn61_pn_ga61</text:p>
          </table:table-cell>
        </table:table-row>
        <table:table-row table:style-name="ro1">
          <table:table-cell office:value-type="string" calcext:value-type="string">
            <text:p>r_ga61_np_zn61</text:p>
          </table:table-cell>
        </table:table-row>
        <table:table-row table:style-name="ro1">
          <table:table-cell office:value-type="string" calcext:value-type="string">
            <text:p>r_zn62_pn_ga62</text:p>
          </table:table-cell>
        </table:table-row>
        <table:table-row table:style-name="ro1">
          <table:table-cell office:value-type="string" calcext:value-type="string">
            <text:p>r_ga62_np_zn62</text:p>
          </table:table-cell>
        </table:table-row>
        <table:table-row table:style-name="ro1">
          <table:table-cell office:value-type="string" calcext:value-type="string">
            <text:p>r_as67_pn_se67</text:p>
          </table:table-cell>
        </table:table-row>
        <table:table-row table:style-name="ro1">
          <table:table-cell office:value-type="string" calcext:value-type="string">
            <text:p>r_se67_np_as67</text:p>
          </table:table-cell>
        </table:table-row>
        <table:table-row table:style-name="ro1">
          <table:table-cell office:value-type="string" calcext:value-type="string">
            <text:p>r_zn63_pn_ga63</text:p>
          </table:table-cell>
        </table:table-row>
        <table:table-row table:style-name="ro1">
          <table:table-cell office:value-type="string" calcext:value-type="string">
            <text:p>r_ga63_np_zn63</text:p>
          </table:table-cell>
        </table:table-row>
        <table:table-row table:style-name="ro1">
          <table:table-cell office:value-type="string" calcext:value-type="string">
            <text:p>r_zn64_pn_ga64</text:p>
          </table:table-cell>
        </table:table-row>
        <table:table-row table:style-name="ro1">
          <table:table-cell office:value-type="string" calcext:value-type="string">
            <text:p>r_ga64_np_zn64</text:p>
          </table:table-cell>
        </table:table-row>
        <table:table-row table:style-name="ro1">
          <table:table-cell office:value-type="string" calcext:value-type="string">
            <text:p>r_zn65_pn_ga65</text:p>
          </table:table-cell>
        </table:table-row>
        <table:table-row table:style-name="ro1">
          <table:table-cell office:value-type="string" calcext:value-type="string">
            <text:p>r_ga65_np_zn65</text:p>
          </table:table-cell>
        </table:table-row>
        <table:table-row table:style-name="ro1">
          <table:table-cell office:value-type="string" calcext:value-type="string">
            <text:p>r_zn66_pn_ga66</text:p>
          </table:table-cell>
        </table:table-row>
        <table:table-row table:style-name="ro1">
          <table:table-cell office:value-type="string" calcext:value-type="string">
            <text:p>r_ga66_np_zn66</text:p>
          </table:table-cell>
        </table:table-row>
        <table:table-row table:style-name="ro1">
          <table:table-cell office:value-type="string" calcext:value-type="string">
            <text:p>r_zr81_pn_nb81</text:p>
          </table:table-cell>
        </table:table-row>
        <table:table-row table:style-name="ro1">
          <table:table-cell office:value-type="string" calcext:value-type="string">
            <text:p>r_nb81_np_zr81</text:p>
          </table:table-cell>
        </table:table-row>
        <table:table-row table:style-name="ro1">
          <table:table-cell office:value-type="string" calcext:value-type="string">
            <text:p>r_zr82_pn_nb82</text:p>
          </table:table-cell>
        </table:table-row>
        <table:table-row table:style-name="ro1">
          <table:table-cell office:value-type="string" calcext:value-type="string">
            <text:p>r_nb82_np_zr82</text:p>
          </table:table-cell>
        </table:table-row>
        <table:table-row table:style-name="ro1">
          <table:table-cell office:value-type="string" calcext:value-type="string">
            <text:p>r_zr83_pn_nb83</text:p>
          </table:table-cell>
        </table:table-row>
        <table:table-row table:style-name="ro1">
          <table:table-cell office:value-type="string" calcext:value-type="string">
            <text:p>r_nb83_np_zr83</text:p>
          </table:table-cell>
        </table:table-row>
        <table:table-row table:style-name="ro1">
          <table:table-cell office:value-type="string" calcext:value-type="string">
            <text:p>r_ca42_pg_sc43</text:p>
          </table:table-cell>
        </table:table-row>
        <table:table-row table:style-name="ro1">
          <table:table-cell office:value-type="string" calcext:value-type="string">
            <text:p>r_sc43_gp_ca42</text:p>
          </table:table-cell>
        </table:table-row>
        <table:table-row table:style-name="ro1">
          <table:table-cell office:value-type="string" calcext:value-type="string">
            <text:p>r_ca43_pg_sc44</text:p>
          </table:table-cell>
        </table:table-row>
        <table:table-row table:style-name="ro1">
          <table:table-cell office:value-type="string" calcext:value-type="string">
            <text:p>r_sc44_gp_ca43</text:p>
          </table:table-cell>
        </table:table-row>
        <table:table-row table:style-name="ro1">
          <table:table-cell office:value-type="string" calcext:value-type="string">
            <text:p>r_ca44_pg_sc45</text:p>
          </table:table-cell>
        </table:table-row>
        <table:table-row table:style-name="ro1">
          <table:table-cell office:value-type="string" calcext:value-type="string">
            <text:p>r_sc45_gp_ca44</text:p>
          </table:table-cell>
        </table:table-row>
        <table:table-row table:style-name="ro1">
          <table:table-cell office:value-type="string" calcext:value-type="string">
            <text:p>r_as69_pg_se70</text:p>
          </table:table-cell>
        </table:table-row>
        <table:table-row table:style-name="ro1">
          <table:table-cell office:value-type="string" calcext:value-type="string">
            <text:p>r_se70_gp_as69</text:p>
          </table:table-cell>
        </table:table-row>
        <table:table-row table:style-name="ro1">
          <table:table-cell office:value-type="string" calcext:value-type="string">
            <text:p>r_ag97_pg_cd98</text:p>
          </table:table-cell>
        </table:table-row>
        <table:table-row table:style-name="ro1">
          <table:table-cell office:value-type="string" calcext:value-type="string">
            <text:p>r_cd98_gp_ag97</text:p>
          </table:table-cell>
        </table:table-row>
        <table:table-row table:style-name="ro1">
          <table:table-cell office:value-type="string" calcext:value-type="string">
            <text:p>r_cd97_pg_in98</text:p>
          </table:table-cell>
        </table:table-row>
        <table:table-row table:style-name="ro1">
          <table:table-cell office:value-type="string" calcext:value-type="string">
            <text:p>r_in98_gp_cd97</text:p>
          </table:table-cell>
        </table:table-row>
        <table:table-row table:style-name="ro1">
          <table:table-cell office:value-type="string" calcext:value-type="string">
            <text:p>r_cd98_pg_in99</text:p>
          </table:table-cell>
        </table:table-row>
        <table:table-row table:style-name="ro1">
          <table:table-cell office:value-type="string" calcext:value-type="string">
            <text:p>r_in99_gp_cd98</text:p>
          </table:table-cell>
        </table:table-row>
        <table:table-row table:style-name="ro1">
          <table:table-cell office:value-type="string" calcext:value-type="string">
            <text:p>r_cd99_pg_in100</text:p>
          </table:table-cell>
        </table:table-row>
        <table:table-row table:style-name="ro1">
          <table:table-cell office:value-type="string" calcext:value-type="string">
            <text:p>r_in100_gp_cd99</text:p>
          </table:table-cell>
        </table:table-row>
        <table:table-row table:style-name="ro1">
          <table:table-cell office:value-type="string" calcext:value-type="string">
            <text:p>r_cl30_pg_ar31</text:p>
          </table:table-cell>
        </table:table-row>
        <table:table-row table:style-name="ro1">
          <table:table-cell office:value-type="string" calcext:value-type="string">
            <text:p>r_ar31_gp_cl30</text:p>
          </table:table-cell>
        </table:table-row>
        <table:table-row table:style-name="ro1">
          <table:table-cell office:value-type="string" calcext:value-type="string">
            <text:p>r_cl31_pg_ar32</text:p>
          </table:table-cell>
        </table:table-row>
        <table:table-row table:style-name="ro1">
          <table:table-cell office:value-type="string" calcext:value-type="string">
            <text:p>r_ar32_gp_cl31</text:p>
          </table:table-cell>
        </table:table-row>
        <table:table-row table:style-name="ro1">
          <table:table-cell office:value-type="string" calcext:value-type="string">
            <text:p>r_b11_pg_c12</text:p>
          </table:table-cell>
        </table:table-row>
        <table:table-row table:style-name="ro1">
          <table:table-cell office:value-type="string" calcext:value-type="string">
            <text:p>r_c12_gp_b11</text:p>
          </table:table-cell>
        </table:table-row>
        <table:table-row table:style-name="ro1">
          <table:table-cell office:value-type="string" calcext:value-type="string">
            <text:p>r_cl32_pg_ar33</text:p>
          </table:table-cell>
        </table:table-row>
        <table:table-row table:style-name="ro1">
          <table:table-cell office:value-type="string" calcext:value-type="string">
            <text:p>r_ar33_gp_cl32</text:p>
          </table:table-cell>
        </table:table-row>
        <table:table-row table:style-name="ro1">
          <table:table-cell office:value-type="string" calcext:value-type="string">
            <text:p>r_ag98_pg_cd99</text:p>
          </table:table-cell>
        </table:table-row>
        <table:table-row table:style-name="ro1">
          <table:table-cell office:value-type="string" calcext:value-type="string">
            <text:p>r_cd99_gp_ag98</text:p>
          </table:table-cell>
        </table:table-row>
        <table:table-row table:style-name="ro1">
          <table:table-cell office:value-type="string" calcext:value-type="string">
            <text:p>r_cl33_pg_ar34</text:p>
          </table:table-cell>
        </table:table-row>
        <table:table-row table:style-name="ro1">
          <table:table-cell office:value-type="string" calcext:value-type="string">
            <text:p>r_ar34_gp_cl33</text:p>
          </table:table-cell>
        </table:table-row>
        <table:table-row table:style-name="ro1">
          <table:table-cell office:value-type="string" calcext:value-type="string">
            <text:p>r_cl34_pg_ar35</text:p>
          </table:table-cell>
        </table:table-row>
        <table:table-row table:style-name="ro1">
          <table:table-cell office:value-type="string" calcext:value-type="string">
            <text:p>r_ar35_gp_cl34</text:p>
          </table:table-cell>
        </table:table-row>
        <table:table-row table:style-name="ro1">
          <table:table-cell office:value-type="string" calcext:value-type="string">
            <text:p>r_b8_pg_c9</text:p>
          </table:table-cell>
        </table:table-row>
        <table:table-row table:style-name="ro1">
          <table:table-cell office:value-type="string" calcext:value-type="string">
            <text:p>r_c9_gp_b8</text:p>
          </table:table-cell>
        </table:table-row>
        <table:table-row table:style-name="ro1">
          <table:table-cell office:value-type="string" calcext:value-type="string">
            <text:p>r_cl35_pg_ar36</text:p>
          </table:table-cell>
        </table:table-row>
        <table:table-row table:style-name="ro1">
          <table:table-cell office:value-type="string" calcext:value-type="string">
            <text:p>r_ar36_gp_cl35</text:p>
          </table:table-cell>
        </table:table-row>
        <table:table-row table:style-name="ro1">
          <table:table-cell office:value-type="string" calcext:value-type="string">
            <text:p>r_co51_pg_ni52</text:p>
          </table:table-cell>
        </table:table-row>
        <table:table-row table:style-name="ro1">
          <table:table-cell office:value-type="string" calcext:value-type="string">
            <text:p>r_ni52_gp_co51</text:p>
          </table:table-cell>
        </table:table-row>
        <table:table-row table:style-name="ro1">
          <table:table-cell office:value-type="string" calcext:value-type="string">
            <text:p>r_co52_pg_ni53</text:p>
          </table:table-cell>
        </table:table-row>
        <table:table-row table:style-name="ro1">
          <table:table-cell office:value-type="string" calcext:value-type="string">
            <text:p>r_ni53_gp_co52</text:p>
          </table:table-cell>
        </table:table-row>
        <table:table-row table:style-name="ro1">
          <table:table-cell office:value-type="string" calcext:value-type="string">
            <text:p>r_co53_pg_ni54</text:p>
          </table:table-cell>
        </table:table-row>
        <table:table-row table:style-name="ro1">
          <table:table-cell office:value-type="string" calcext:value-type="string">
            <text:p>r_ni54_gp_co53</text:p>
          </table:table-cell>
        </table:table-row>
        <table:table-row table:style-name="ro1">
          <table:table-cell office:value-type="string" calcext:value-type="string">
            <text:p>r_co54_pg_ni55</text:p>
          </table:table-cell>
        </table:table-row>
        <table:table-row table:style-name="ro1">
          <table:table-cell office:value-type="string" calcext:value-type="string">
            <text:p>r_ni55_gp_co54</text:p>
          </table:table-cell>
        </table:table-row>
        <table:table-row table:style-name="ro1">
          <table:table-cell office:value-type="string" calcext:value-type="string">
            <text:p>r_co55_pg_ni56</text:p>
          </table:table-cell>
        </table:table-row>
        <table:table-row table:style-name="ro1">
          <table:table-cell office:value-type="string" calcext:value-type="string">
            <text:p>r_ni56_gp_co55</text:p>
          </table:table-cell>
        </table:table-row>
        <table:table-row table:style-name="ro1">
          <table:table-cell office:value-type="string" calcext:value-type="string">
            <text:p>r_be7_pg_b8</text:p>
          </table:table-cell>
        </table:table-row>
        <table:table-row table:style-name="ro1">
          <table:table-cell office:value-type="string" calcext:value-type="string">
            <text:p>r_b8_gp_be7</text:p>
          </table:table-cell>
        </table:table-row>
        <table:table-row table:style-name="ro1">
          <table:table-cell office:value-type="string" calcext:value-type="string">
            <text:p>r_co56_pg_ni57</text:p>
          </table:table-cell>
        </table:table-row>
        <table:table-row table:style-name="ro1">
          <table:table-cell office:value-type="string" calcext:value-type="string">
            <text:p>r_ni57_gp_co56</text:p>
          </table:table-cell>
        </table:table-row>
        <table:table-row table:style-name="ro1">
          <table:table-cell office:value-type="string" calcext:value-type="string">
            <text:p>r_co57_pg_ni58</text:p>
          </table:table-cell>
        </table:table-row>
        <table:table-row table:style-name="ro1">
          <table:table-cell office:value-type="string" calcext:value-type="string">
            <text:p>r_ni58_gp_co57</text:p>
          </table:table-cell>
        </table:table-row>
        <table:table-row table:style-name="ro1">
          <table:table-cell office:value-type="string" calcext:value-type="string">
            <text:p>r_cr46_pg_mn47</text:p>
          </table:table-cell>
        </table:table-row>
        <table:table-row table:style-name="ro1">
          <table:table-cell office:value-type="string" calcext:value-type="string">
            <text:p>r_mn47_gp_cr46</text:p>
          </table:table-cell>
        </table:table-row>
        <table:table-row table:style-name="ro1">
          <table:table-cell office:value-type="string" calcext:value-type="string">
            <text:p>r_cr47_pg_mn48</text:p>
          </table:table-cell>
        </table:table-row>
        <table:table-row table:style-name="ro1">
          <table:table-cell office:value-type="string" calcext:value-type="string">
            <text:p>r_mn48_gp_cr47</text:p>
          </table:table-cell>
        </table:table-row>
        <table:table-row table:style-name="ro1">
          <table:table-cell office:value-type="string" calcext:value-type="string">
            <text:p>r_cr48_pg_mn49</text:p>
          </table:table-cell>
        </table:table-row>
        <table:table-row table:style-name="ro1">
          <table:table-cell office:value-type="string" calcext:value-type="string">
            <text:p>r_mn49_gp_cr48</text:p>
          </table:table-cell>
        </table:table-row>
        <table:table-row table:style-name="ro1">
          <table:table-cell office:value-type="string" calcext:value-type="string">
            <text:p>r_cr49_pg_mn50</text:p>
          </table:table-cell>
        </table:table-row>
        <table:table-row table:style-name="ro1">
          <table:table-cell office:value-type="string" calcext:value-type="string">
            <text:p>r_mn50_gp_cr49</text:p>
          </table:table-cell>
        </table:table-row>
        <table:table-row table:style-name="ro1">
          <table:table-cell office:value-type="string" calcext:value-type="string">
            <text:p>r_cr50_pg_mn51</text:p>
          </table:table-cell>
        </table:table-row>
        <table:table-row table:style-name="ro1">
          <table:table-cell office:value-type="string" calcext:value-type="string">
            <text:p>r_mn51_gp_cr50</text:p>
          </table:table-cell>
        </table:table-row>
        <table:table-row table:style-name="ro1">
          <table:table-cell office:value-type="string" calcext:value-type="string">
            <text:p>r_cr51_pg_mn52</text:p>
          </table:table-cell>
        </table:table-row>
        <table:table-row table:style-name="ro1">
          <table:table-cell office:value-type="string" calcext:value-type="string">
            <text:p>r_mn52_gp_cr51</text:p>
          </table:table-cell>
        </table:table-row>
        <table:table-row table:style-name="ro1">
          <table:table-cell office:value-type="string" calcext:value-type="string">
            <text:p>r_cr52_pg_mn53</text:p>
          </table:table-cell>
        </table:table-row>
        <table:table-row table:style-name="ro1">
          <table:table-cell office:value-type="string" calcext:value-type="string">
            <text:p>r_mn53_gp_cr52</text:p>
          </table:table-cell>
        </table:table-row>
        <table:table-row table:style-name="ro1">
          <table:table-cell office:value-type="string" calcext:value-type="string">
            <text:p>r_al23_pg_si24</text:p>
          </table:table-cell>
        </table:table-row>
        <table:table-row table:style-name="ro1">
          <table:table-cell office:value-type="string" calcext:value-type="string">
            <text:p>r_si24_gp_al23</text:p>
          </table:table-cell>
        </table:table-row>
        <table:table-row table:style-name="ro1">
          <table:table-cell office:value-type="string" calcext:value-type="string">
            <text:p>r_cu54_pg_zn55</text:p>
          </table:table-cell>
        </table:table-row>
        <table:table-row table:style-name="ro1">
          <table:table-cell office:value-type="string" calcext:value-type="string">
            <text:p>r_zn55_gp_cu54</text:p>
          </table:table-cell>
        </table:table-row>
        <table:table-row table:style-name="ro1">
          <table:table-cell office:value-type="string" calcext:value-type="string">
            <text:p>r_cu55_pg_zn56</text:p>
          </table:table-cell>
        </table:table-row>
        <table:table-row table:style-name="ro1">
          <table:table-cell office:value-type="string" calcext:value-type="string">
            <text:p>r_zn56_gp_cu55</text:p>
          </table:table-cell>
        </table:table-row>
        <table:table-row table:style-name="ro1">
          <table:table-cell office:value-type="string" calcext:value-type="string">
            <text:p>r_br68_pg_kr69</text:p>
          </table:table-cell>
        </table:table-row>
        <table:table-row table:style-name="ro1">
          <table:table-cell office:value-type="string" calcext:value-type="string">
            <text:p>r_kr69_gp_br68</text:p>
          </table:table-cell>
        </table:table-row>
        <table:table-row table:style-name="ro1">
          <table:table-cell office:value-type="string" calcext:value-type="string">
            <text:p>r_cu56_pg_zn57</text:p>
          </table:table-cell>
        </table:table-row>
        <table:table-row table:style-name="ro1">
          <table:table-cell office:value-type="string" calcext:value-type="string">
            <text:p>r_zn57_gp_cu56</text:p>
          </table:table-cell>
        </table:table-row>
        <table:table-row table:style-name="ro1">
          <table:table-cell office:value-type="string" calcext:value-type="string">
            <text:p>r_cu57_pg_zn58</text:p>
          </table:table-cell>
        </table:table-row>
        <table:table-row table:style-name="ro1">
          <table:table-cell office:value-type="string" calcext:value-type="string">
            <text:p>r_zn58_gp_cu57</text:p>
          </table:table-cell>
        </table:table-row>
        <table:table-row table:style-name="ro1">
          <table:table-cell office:value-type="string" calcext:value-type="string">
            <text:p>r_cu58_pg_zn59</text:p>
          </table:table-cell>
        </table:table-row>
        <table:table-row table:style-name="ro1">
          <table:table-cell office:value-type="string" calcext:value-type="string">
            <text:p>r_zn59_gp_cu58</text:p>
          </table:table-cell>
        </table:table-row>
        <table:table-row table:style-name="ro1">
          <table:table-cell office:value-type="string" calcext:value-type="string">
            <text:p>r_cu59_pg_zn60</text:p>
          </table:table-cell>
        </table:table-row>
        <table:table-row table:style-name="ro1">
          <table:table-cell office:value-type="string" calcext:value-type="string">
            <text:p>r_zn60_gp_cu59</text:p>
          </table:table-cell>
        </table:table-row>
        <table:table-row table:style-name="ro1">
          <table:table-cell office:value-type="string" calcext:value-type="string">
            <text:p>r_cu60_pg_zn61</text:p>
          </table:table-cell>
        </table:table-row>
        <table:table-row table:style-name="ro1">
          <table:table-cell office:value-type="string" calcext:value-type="string">
            <text:p>r_zn61_gp_cu60</text:p>
          </table:table-cell>
        </table:table-row>
        <table:table-row table:style-name="ro1">
          <table:table-cell office:value-type="string" calcext:value-type="string">
            <text:p>r_cu61_pg_zn62</text:p>
          </table:table-cell>
        </table:table-row>
        <table:table-row table:style-name="ro1">
          <table:table-cell office:value-type="string" calcext:value-type="string">
            <text:p>r_zn62_gp_cu61</text:p>
          </table:table-cell>
        </table:table-row>
        <table:table-row table:style-name="ro1">
          <table:table-cell office:value-type="string" calcext:value-type="string">
            <text:p>r_cu62_pg_zn63</text:p>
          </table:table-cell>
        </table:table-row>
        <table:table-row table:style-name="ro1">
          <table:table-cell office:value-type="string" calcext:value-type="string">
            <text:p>r_zn63_gp_cu62</text:p>
          </table:table-cell>
        </table:table-row>
        <table:table-row table:style-name="ro1">
          <table:table-cell office:value-type="string" calcext:value-type="string">
            <text:p>r_cu63_pg_zn64</text:p>
          </table:table-cell>
        </table:table-row>
        <table:table-row table:style-name="ro1">
          <table:table-cell office:value-type="string" calcext:value-type="string">
            <text:p>r_zn64_gp_cu63</text:p>
          </table:table-cell>
        </table:table-row>
        <table:table-row table:style-name="ro1">
          <table:table-cell office:value-type="string" calcext:value-type="string">
            <text:p>r_f17_pg_ne18</text:p>
          </table:table-cell>
        </table:table-row>
        <table:table-row table:style-name="ro1">
          <table:table-cell office:value-type="string" calcext:value-type="string">
            <text:p>r_ne18_gp_f17</text:p>
          </table:table-cell>
        </table:table-row>
        <table:table-row table:style-name="ro1">
          <table:table-cell office:value-type="string" calcext:value-type="string">
            <text:p>r_f18_pg_ne19</text:p>
          </table:table-cell>
        </table:table-row>
        <table:table-row table:style-name="ro1">
          <table:table-cell office:value-type="string" calcext:value-type="string">
            <text:p>r_ne19_gp_f18</text:p>
          </table:table-cell>
        </table:table-row>
        <table:table-row table:style-name="ro1">
          <table:table-cell office:value-type="string" calcext:value-type="string">
            <text:p>r_f19_pg_ne20</text:p>
          </table:table-cell>
        </table:table-row>
        <table:table-row table:style-name="ro1">
          <table:table-cell office:value-type="string" calcext:value-type="string">
            <text:p>r_ne20_gp_f19</text:p>
          </table:table-cell>
        </table:table-row>
        <table:table-row table:style-name="ro1">
          <table:table-cell office:value-type="string" calcext:value-type="string">
            <text:p>r_al24_pg_si25</text:p>
          </table:table-cell>
        </table:table-row>
        <table:table-row table:style-name="ro1">
          <table:table-cell office:value-type="string" calcext:value-type="string">
            <text:p>r_si25_gp_al24</text:p>
          </table:table-cell>
        </table:table-row>
        <table:table-row table:style-name="ro1">
          <table:table-cell office:value-type="string" calcext:value-type="string">
            <text:p>r_br69_pg_kr70</text:p>
          </table:table-cell>
        </table:table-row>
        <table:table-row table:style-name="ro1">
          <table:table-cell office:value-type="string" calcext:value-type="string">
            <text:p>r_kr70_gp_br69</text:p>
          </table:table-cell>
        </table:table-row>
        <table:table-row table:style-name="ro1">
          <table:table-cell office:value-type="string" calcext:value-type="string">
            <text:p>r_fe50_pg_co51</text:p>
          </table:table-cell>
        </table:table-row>
        <table:table-row table:style-name="ro1">
          <table:table-cell office:value-type="string" calcext:value-type="string">
            <text:p>r_co51_gp_fe50</text:p>
          </table:table-cell>
        </table:table-row>
        <table:table-row table:style-name="ro1">
          <table:table-cell office:value-type="string" calcext:value-type="string">
            <text:p>r_fe51_pg_co52</text:p>
          </table:table-cell>
        </table:table-row>
        <table:table-row table:style-name="ro1">
          <table:table-cell office:value-type="string" calcext:value-type="string">
            <text:p>r_co52_gp_fe51</text:p>
          </table:table-cell>
        </table:table-row>
        <table:table-row table:style-name="ro1">
          <table:table-cell office:value-type="string" calcext:value-type="string">
            <text:p>r_as68_pg_se69</text:p>
          </table:table-cell>
        </table:table-row>
        <table:table-row table:style-name="ro1">
          <table:table-cell office:value-type="string" calcext:value-type="string">
            <text:p>r_se69_gp_as68</text:p>
          </table:table-cell>
        </table:table-row>
        <table:table-row table:style-name="ro1">
          <table:table-cell office:value-type="string" calcext:value-type="string">
            <text:p>r_fe52_pg_co53</text:p>
          </table:table-cell>
        </table:table-row>
        <table:table-row table:style-name="ro1">
          <table:table-cell office:value-type="string" calcext:value-type="string">
            <text:p>r_co53_gp_fe52</text:p>
          </table:table-cell>
        </table:table-row>
        <table:table-row table:style-name="ro1">
          <table:table-cell office:value-type="string" calcext:value-type="string">
            <text:p>r_fe53_pg_co54</text:p>
          </table:table-cell>
        </table:table-row>
        <table:table-row table:style-name="ro1">
          <table:table-cell office:value-type="string" calcext:value-type="string">
            <text:p>r_co54_gp_fe53</text:p>
          </table:table-cell>
        </table:table-row>
        <table:table-row table:style-name="ro1">
          <table:table-cell office:value-type="string" calcext:value-type="string">
            <text:p>r_fe54_pg_co55</text:p>
          </table:table-cell>
        </table:table-row>
        <table:table-row table:style-name="ro1">
          <table:table-cell office:value-type="string" calcext:value-type="string">
            <text:p>r_co55_gp_fe54</text:p>
          </table:table-cell>
        </table:table-row>
        <table:table-row table:style-name="ro1">
          <table:table-cell office:value-type="string" calcext:value-type="string">
            <text:p>r_fe55_pg_co56</text:p>
          </table:table-cell>
        </table:table-row>
        <table:table-row table:style-name="ro1">
          <table:table-cell office:value-type="string" calcext:value-type="string">
            <text:p>r_co56_gp_fe55</text:p>
          </table:table-cell>
        </table:table-row>
        <table:table-row table:style-name="ro1">
          <table:table-cell office:value-type="string" calcext:value-type="string">
            <text:p>r_fe56_pg_co57</text:p>
          </table:table-cell>
        </table:table-row>
        <table:table-row table:style-name="ro1">
          <table:table-cell office:value-type="string" calcext:value-type="string">
            <text:p>r_co57_gp_fe56</text:p>
          </table:table-cell>
        </table:table-row>
        <table:table-row table:style-name="ro1">
          <table:table-cell office:value-type="string" calcext:value-type="string">
            <text:p>r_ga59_pg_ge60</text:p>
          </table:table-cell>
        </table:table-row>
        <table:table-row table:style-name="ro1">
          <table:table-cell office:value-type="string" calcext:value-type="string">
            <text:p>r_ge60_gp_ga59</text:p>
          </table:table-cell>
        </table:table-row>
        <table:table-row table:style-name="ro1">
          <table:table-cell office:value-type="string" calcext:value-type="string">
            <text:p>r_ga60_pg_ge61</text:p>
          </table:table-cell>
        </table:table-row>
        <table:table-row table:style-name="ro1">
          <table:table-cell office:value-type="string" calcext:value-type="string">
            <text:p>r_ge61_gp_ga60</text:p>
          </table:table-cell>
        </table:table-row>
        <table:table-row table:style-name="ro1">
          <table:table-cell office:value-type="string" calcext:value-type="string">
            <text:p>r_ga61_pg_ge62</text:p>
          </table:table-cell>
        </table:table-row>
        <table:table-row table:style-name="ro1">
          <table:table-cell office:value-type="string" calcext:value-type="string">
            <text:p>r_ge62_gp_ga61</text:p>
          </table:table-cell>
        </table:table-row>
        <table:table-row table:style-name="ro1">
          <table:table-cell office:value-type="string" calcext:value-type="string">
            <text:p>r_ga62_pg_ge63</text:p>
          </table:table-cell>
        </table:table-row>
        <table:table-row table:style-name="ro1">
          <table:table-cell office:value-type="string" calcext:value-type="string">
            <text:p>r_ge63_gp_ga62</text:p>
          </table:table-cell>
        </table:table-row>
        <table:table-row table:style-name="ro1">
          <table:table-cell office:value-type="string" calcext:value-type="string">
            <text:p>r_ga63_pg_ge64</text:p>
          </table:table-cell>
        </table:table-row>
        <table:table-row table:style-name="ro1">
          <table:table-cell office:value-type="string" calcext:value-type="string">
            <text:p>r_ge64_gp_ga63</text:p>
          </table:table-cell>
        </table:table-row>
        <table:table-row table:style-name="ro1">
          <table:table-cell office:value-type="string" calcext:value-type="string">
            <text:p>r_ga64_pg_ge65</text:p>
          </table:table-cell>
        </table:table-row>
        <table:table-row table:style-name="ro1">
          <table:table-cell office:value-type="string" calcext:value-type="string">
            <text:p>r_ge65_gp_ga64</text:p>
          </table:table-cell>
        </table:table-row>
        <table:table-row table:style-name="ro1">
          <table:table-cell office:value-type="string" calcext:value-type="string">
            <text:p>r_ga65_pg_ge66</text:p>
          </table:table-cell>
        </table:table-row>
        <table:table-row table:style-name="ro1">
          <table:table-cell office:value-type="string" calcext:value-type="string">
            <text:p>r_ge66_gp_ga65</text:p>
          </table:table-cell>
        </table:table-row>
        <table:table-row table:style-name="ro1">
          <table:table-cell office:value-type="string" calcext:value-type="string">
            <text:p>r_al25_pg_si26</text:p>
          </table:table-cell>
        </table:table-row>
        <table:table-row table:style-name="ro1">
          <table:table-cell office:value-type="string" calcext:value-type="string">
            <text:p>r_si26_gp_al25</text:p>
          </table:table-cell>
        </table:table-row>
        <table:table-row table:style-name="ro1">
          <table:table-cell office:value-type="string" calcext:value-type="string">
            <text:p>r_ga66_pg_ge67</text:p>
          </table:table-cell>
        </table:table-row>
        <table:table-row table:style-name="ro1">
          <table:table-cell office:value-type="string" calcext:value-type="string">
            <text:p>r_ge67_gp_ga66</text:p>
          </table:table-cell>
        </table:table-row>
        <table:table-row table:style-name="ro1">
          <table:table-cell office:value-type="string" calcext:value-type="string">
            <text:p>r_br70_pg_kr71</text:p>
          </table:table-cell>
        </table:table-row>
        <table:table-row table:style-name="ro1">
          <table:table-cell office:value-type="string" calcext:value-type="string">
            <text:p>r_kr71_gp_br70</text:p>
          </table:table-cell>
        </table:table-row>
        <table:table-row table:style-name="ro1">
          <table:table-cell office:value-type="string" calcext:value-type="string">
            <text:p>r_ga67_pg_ge68</text:p>
          </table:table-cell>
        </table:table-row>
        <table:table-row table:style-name="ro1">
          <table:table-cell office:value-type="string" calcext:value-type="string">
            <text:p>r_ge68_gp_ga67</text:p>
          </table:table-cell>
        </table:table-row>
        <table:table-row table:style-name="ro1">
          <table:table-cell office:value-type="string" calcext:value-type="string">
            <text:p>r_ge63_pg_as64</text:p>
          </table:table-cell>
        </table:table-row>
        <table:table-row table:style-name="ro1">
          <table:table-cell office:value-type="string" calcext:value-type="string">
            <text:p>r_as64_gp_ge63</text:p>
          </table:table-cell>
        </table:table-row>
        <table:table-row table:style-name="ro1">
          <table:table-cell office:value-type="string" calcext:value-type="string">
            <text:p>r_ge64_pg_as65</text:p>
          </table:table-cell>
        </table:table-row>
        <table:table-row table:style-name="ro1">
          <table:table-cell office:value-type="string" calcext:value-type="string">
            <text:p>r_as65_gp_ge64</text:p>
          </table:table-cell>
        </table:table-row>
        <table:table-row table:style-name="ro1">
          <table:table-cell office:value-type="string" calcext:value-type="string">
            <text:p>r_ge65_pg_as66</text:p>
          </table:table-cell>
        </table:table-row>
        <table:table-row table:style-name="ro1">
          <table:table-cell office:value-type="string" calcext:value-type="string">
            <text:p>r_as66_gp_ge65</text:p>
          </table:table-cell>
        </table:table-row>
        <table:table-row table:style-name="ro1">
          <table:table-cell office:value-type="string" calcext:value-type="string">
            <text:p>r_ge66_pg_as67</text:p>
          </table:table-cell>
        </table:table-row>
        <table:table-row table:style-name="ro1">
          <table:table-cell office:value-type="string" calcext:value-type="string">
            <text:p>r_as67_gp_ge66</text:p>
          </table:table-cell>
        </table:table-row>
        <table:table-row table:style-name="ro1">
          <table:table-cell office:value-type="string" calcext:value-type="string">
            <text:p>r_ge67_pg_as68</text:p>
          </table:table-cell>
        </table:table-row>
        <table:table-row table:style-name="ro1">
          <table:table-cell office:value-type="string" calcext:value-type="string">
            <text:p>r_as68_gp_ge67</text:p>
          </table:table-cell>
        </table:table-row>
        <table:table-row table:style-name="ro1">
          <table:table-cell office:value-type="string" calcext:value-type="string">
            <text:p>r_ge68_pg_as69</text:p>
          </table:table-cell>
        </table:table-row>
        <table:table-row table:style-name="ro1">
          <table:table-cell office:value-type="string" calcext:value-type="string">
            <text:p>r_as69_gp_ge68</text:p>
          </table:table-cell>
        </table:table-row>
        <table:table-row table:style-name="ro1">
          <table:table-cell office:value-type="string" calcext:value-type="string">
            <text:p>r_h2_pg_he3</text:p>
          </table:table-cell>
        </table:table-row>
        <table:table-row table:style-name="ro1">
          <table:table-cell office:value-type="string" calcext:value-type="string">
            <text:p>r_he3_gp_h2</text:p>
          </table:table-cell>
        </table:table-row>
        <table:table-row table:style-name="ro1">
          <table:table-cell office:value-type="string" calcext:value-type="string">
            <text:p>r_h3_pg_he4</text:p>
          </table:table-cell>
        </table:table-row>
        <table:table-row table:style-name="ro1">
          <table:table-cell office:value-type="string" calcext:value-type="string">
            <text:p>r_he4_gp_h3</text:p>
          </table:table-cell>
        </table:table-row>
        <table:table-row table:style-name="ro1">
          <table:table-cell office:value-type="string" calcext:value-type="string">
            <text:p>r_ag94_pg_cd95</text:p>
          </table:table-cell>
        </table:table-row>
        <table:table-row table:style-name="ro1">
          <table:table-cell office:value-type="string" calcext:value-type="string">
            <text:p>r_cd95_gp_ag94</text:p>
          </table:table-cell>
        </table:table-row>
        <table:table-row table:style-name="ro1">
          <table:table-cell office:value-type="string" calcext:value-type="string">
            <text:p>r_in100_pg_sn101</text:p>
          </table:table-cell>
        </table:table-row>
        <table:table-row table:style-name="ro1">
          <table:table-cell office:value-type="string" calcext:value-type="string">
            <text:p>r_sn101_gp_in100</text:p>
          </table:table-cell>
        </table:table-row>
        <table:table-row table:style-name="ro1">
          <table:table-cell office:value-type="string" calcext:value-type="string">
            <text:p>r_in101_pg_sn102</text:p>
          </table:table-cell>
        </table:table-row>
        <table:table-row table:style-name="ro1">
          <table:table-cell office:value-type="string" calcext:value-type="string">
            <text:p>r_sn102_gp_in101</text:p>
          </table:table-cell>
        </table:table-row>
        <table:table-row table:style-name="ro1">
          <table:table-cell office:value-type="string" calcext:value-type="string">
            <text:p>r_al26_pg_si27</text:p>
          </table:table-cell>
        </table:table-row>
        <table:table-row table:style-name="ro1">
          <table:table-cell office:value-type="string" calcext:value-type="string">
            <text:p>r_si27_gp_al26</text:p>
          </table:table-cell>
        </table:table-row>
        <table:table-row table:style-name="ro1">
          <table:table-cell office:value-type="string" calcext:value-type="string">
            <text:p>r_in102_pg_sn103</text:p>
          </table:table-cell>
        </table:table-row>
        <table:table-row table:style-name="ro1">
          <table:table-cell office:value-type="string" calcext:value-type="string">
            <text:p>r_sn103_gp_in102</text:p>
          </table:table-cell>
        </table:table-row>
        <table:table-row table:style-name="ro1">
          <table:table-cell office:value-type="string" calcext:value-type="string">
            <text:p>r_in103_pg_sn104</text:p>
          </table:table-cell>
        </table:table-row>
        <table:table-row table:style-name="ro1">
          <table:table-cell office:value-type="string" calcext:value-type="string">
            <text:p>r_sn104_gp_in103</text:p>
          </table:table-cell>
        </table:table-row>
        <table:table-row table:style-name="ro1">
          <table:table-cell office:value-type="string" calcext:value-type="string">
            <text:p>r_br71_pg_kr72</text:p>
          </table:table-cell>
        </table:table-row>
        <table:table-row table:style-name="ro1">
          <table:table-cell office:value-type="string" calcext:value-type="string">
            <text:p>r_kr72_gp_br71</text:p>
          </table:table-cell>
        </table:table-row>
        <table:table-row table:style-name="ro1">
          <table:table-cell office:value-type="string" calcext:value-type="string">
            <text:p>r_in104_pg_sn105</text:p>
          </table:table-cell>
        </table:table-row>
        <table:table-row table:style-name="ro1">
          <table:table-cell office:value-type="string" calcext:value-type="string">
            <text:p>r_sn105_gp_in104</text:p>
          </table:table-cell>
        </table:table-row>
        <table:table-row table:style-name="ro1">
          <table:table-cell office:value-type="string" calcext:value-type="string">
            <text:p>r_in98_pg_sn99</text:p>
          </table:table-cell>
        </table:table-row>
        <table:table-row table:style-name="ro1">
          <table:table-cell office:value-type="string" calcext:value-type="string">
            <text:p>r_sn99_gp_in98</text:p>
          </table:table-cell>
        </table:table-row>
        <table:table-row table:style-name="ro1">
          <table:table-cell office:value-type="string" calcext:value-type="string">
            <text:p>r_in99_pg_sn100</text:p>
          </table:table-cell>
        </table:table-row>
        <table:table-row table:style-name="ro1">
          <table:table-cell office:value-type="string" calcext:value-type="string">
            <text:p>r_sn100_gp_in99</text:p>
          </table:table-cell>
        </table:table-row>
        <table:table-row table:style-name="ro1">
          <table:table-cell office:value-type="string" calcext:value-type="string">
            <text:p>r_k35_pg_ca36</text:p>
          </table:table-cell>
        </table:table-row>
        <table:table-row table:style-name="ro1">
          <table:table-cell office:value-type="string" calcext:value-type="string">
            <text:p>r_ca36_gp_k35</text:p>
          </table:table-cell>
        </table:table-row>
        <table:table-row table:style-name="ro1">
          <table:table-cell office:value-type="string" calcext:value-type="string">
            <text:p>r_k36_pg_ca37</text:p>
          </table:table-cell>
        </table:table-row>
        <table:table-row table:style-name="ro1">
          <table:table-cell office:value-type="string" calcext:value-type="string">
            <text:p>r_ca37_gp_k36</text:p>
          </table:table-cell>
        </table:table-row>
        <table:table-row table:style-name="ro1">
          <table:table-cell office:value-type="string" calcext:value-type="string">
            <text:p>r_k37_pg_ca38</text:p>
          </table:table-cell>
        </table:table-row>
        <table:table-row table:style-name="ro1">
          <table:table-cell office:value-type="string" calcext:value-type="string">
            <text:p>r_ca38_gp_k37</text:p>
          </table:table-cell>
        </table:table-row>
        <table:table-row table:style-name="ro1">
          <table:table-cell office:value-type="string" calcext:value-type="string">
            <text:p>r_k38_pg_ca39</text:p>
          </table:table-cell>
        </table:table-row>
        <table:table-row table:style-name="ro1">
          <table:table-cell office:value-type="string" calcext:value-type="string">
            <text:p>r_ca39_gp_k38</text:p>
          </table:table-cell>
        </table:table-row>
        <table:table-row table:style-name="ro1">
          <table:table-cell office:value-type="string" calcext:value-type="string">
            <text:p>r_k39_pg_ca40</text:p>
          </table:table-cell>
        </table:table-row>
        <table:table-row table:style-name="ro1">
          <table:table-cell office:value-type="string" calcext:value-type="string">
            <text:p>r_ca40_gp_k39</text:p>
          </table:table-cell>
        </table:table-row>
        <table:table-row table:style-name="ro1">
          <table:table-cell office:value-type="string" calcext:value-type="string">
            <text:p>r_al27_pg_si28</text:p>
          </table:table-cell>
        </table:table-row>
        <table:table-row table:style-name="ro1">
          <table:table-cell office:value-type="string" calcext:value-type="string">
            <text:p>r_si28_gp_al27</text:p>
          </table:table-cell>
        </table:table-row>
        <table:table-row table:style-name="ro1">
          <table:table-cell office:value-type="string" calcext:value-type="string">
            <text:p>r_kr72_pg_rb73</text:p>
          </table:table-cell>
        </table:table-row>
        <table:table-row table:style-name="ro1">
          <table:table-cell office:value-type="string" calcext:value-type="string">
            <text:p>r_rb73_gp_kr72</text:p>
          </table:table-cell>
        </table:table-row>
        <table:table-row table:style-name="ro1">
          <table:table-cell office:value-type="string" calcext:value-type="string">
            <text:p>r_kr73_pg_rb74</text:p>
          </table:table-cell>
        </table:table-row>
        <table:table-row table:style-name="ro1">
          <table:table-cell office:value-type="string" calcext:value-type="string">
            <text:p>r_rb74_gp_kr73</text:p>
          </table:table-cell>
        </table:table-row>
        <table:table-row table:style-name="ro1">
          <table:table-cell office:value-type="string" calcext:value-type="string">
            <text:p>r_kr74_pg_rb75</text:p>
          </table:table-cell>
        </table:table-row>
        <table:table-row table:style-name="ro1">
          <table:table-cell office:value-type="string" calcext:value-type="string">
            <text:p>r_rb75_gp_kr74</text:p>
          </table:table-cell>
        </table:table-row>
        <table:table-row table:style-name="ro1">
          <table:table-cell office:value-type="string" calcext:value-type="string">
            <text:p>r_mg21_pg_al22</text:p>
          </table:table-cell>
        </table:table-row>
        <table:table-row table:style-name="ro1">
          <table:table-cell office:value-type="string" calcext:value-type="string">
            <text:p>r_al22_gp_mg21</text:p>
          </table:table-cell>
        </table:table-row>
        <table:table-row table:style-name="ro1">
          <table:table-cell office:value-type="string" calcext:value-type="string">
            <text:p>r_mg22_pg_al23</text:p>
          </table:table-cell>
        </table:table-row>
        <table:table-row table:style-name="ro1">
          <table:table-cell office:value-type="string" calcext:value-type="string">
            <text:p>r_al23_gp_mg22</text:p>
          </table:table-cell>
        </table:table-row>
        <table:table-row table:style-name="ro1">
          <table:table-cell office:value-type="string" calcext:value-type="string">
            <text:p>r_mg23_pg_al24</text:p>
          </table:table-cell>
        </table:table-row>
        <table:table-row table:style-name="ro1">
          <table:table-cell office:value-type="string" calcext:value-type="string">
            <text:p>r_al24_gp_mg23</text:p>
          </table:table-cell>
        </table:table-row>
        <table:table-row table:style-name="ro1">
          <table:table-cell office:value-type="string" calcext:value-type="string">
            <text:p>r_br72_pg_kr73</text:p>
          </table:table-cell>
        </table:table-row>
        <table:table-row table:style-name="ro1">
          <table:table-cell office:value-type="string" calcext:value-type="string">
            <text:p>r_kr73_gp_br72</text:p>
          </table:table-cell>
        </table:table-row>
        <table:table-row table:style-name="ro1">
          <table:table-cell office:value-type="string" calcext:value-type="string">
            <text:p>r_mg24_pg_al25</text:p>
          </table:table-cell>
        </table:table-row>
        <table:table-row table:style-name="ro1">
          <table:table-cell office:value-type="string" calcext:value-type="string">
            <text:p>r_al25_gp_mg24</text:p>
          </table:table-cell>
        </table:table-row>
        <table:table-row table:style-name="ro1">
          <table:table-cell office:value-type="string" calcext:value-type="string">
            <text:p>r_mg25_pg_al26</text:p>
          </table:table-cell>
        </table:table-row>
        <table:table-row table:style-name="ro1">
          <table:table-cell office:value-type="string" calcext:value-type="string">
            <text:p>r_al26_gp_mg25</text:p>
          </table:table-cell>
        </table:table-row>
        <table:table-row table:style-name="ro1">
          <table:table-cell office:value-type="string" calcext:value-type="string">
            <text:p>r_mn47_pg_fe48</text:p>
          </table:table-cell>
        </table:table-row>
        <table:table-row table:style-name="ro1">
          <table:table-cell office:value-type="string" calcext:value-type="string">
            <text:p>r_fe48_gp_mn47</text:p>
          </table:table-cell>
        </table:table-row>
        <table:table-row table:style-name="ro1">
          <table:table-cell office:value-type="string" calcext:value-type="string">
            <text:p>r_mn48_pg_fe49</text:p>
          </table:table-cell>
        </table:table-row>
        <table:table-row table:style-name="ro1">
          <table:table-cell office:value-type="string" calcext:value-type="string">
            <text:p>r_fe49_gp_mn48</text:p>
          </table:table-cell>
        </table:table-row>
        <table:table-row table:style-name="ro1">
          <table:table-cell office:value-type="string" calcext:value-type="string">
            <text:p>r_mn49_pg_fe50</text:p>
          </table:table-cell>
        </table:table-row>
        <table:table-row table:style-name="ro1">
          <table:table-cell office:value-type="string" calcext:value-type="string">
            <text:p>r_fe50_gp_mn49</text:p>
          </table:table-cell>
        </table:table-row>
        <table:table-row table:style-name="ro1">
          <table:table-cell office:value-type="string" calcext:value-type="string">
            <text:p>r_mn50_pg_fe51</text:p>
          </table:table-cell>
        </table:table-row>
        <table:table-row table:style-name="ro1">
          <table:table-cell office:value-type="string" calcext:value-type="string">
            <text:p>r_fe51_gp_mn50</text:p>
          </table:table-cell>
        </table:table-row>
        <table:table-row table:style-name="ro1">
          <table:table-cell office:value-type="string" calcext:value-type="string">
            <text:p>r_mn51_pg_fe52</text:p>
          </table:table-cell>
        </table:table-row>
        <table:table-row table:style-name="ro1">
          <table:table-cell office:value-type="string" calcext:value-type="string">
            <text:p>r_fe52_gp_mn51</text:p>
          </table:table-cell>
        </table:table-row>
        <table:table-row table:style-name="ro1">
          <table:table-cell office:value-type="string" calcext:value-type="string">
            <text:p>r_mn52_pg_fe53</text:p>
          </table:table-cell>
        </table:table-row>
        <table:table-row table:style-name="ro1">
          <table:table-cell office:value-type="string" calcext:value-type="string">
            <text:p>r_fe53_gp_mn52</text:p>
          </table:table-cell>
        </table:table-row>
        <table:table-row table:style-name="ro1">
          <table:table-cell office:value-type="string" calcext:value-type="string">
            <text:p>r_mn53_pg_fe54</text:p>
          </table:table-cell>
        </table:table-row>
        <table:table-row table:style-name="ro1">
          <table:table-cell office:value-type="string" calcext:value-type="string">
            <text:p>r_fe54_gp_mn53</text:p>
          </table:table-cell>
        </table:table-row>
        <table:table-row table:style-name="ro1">
          <table:table-cell office:value-type="string" calcext:value-type="string">
            <text:p>r_mo84_pg_tc85</text:p>
          </table:table-cell>
        </table:table-row>
        <table:table-row table:style-name="ro1">
          <table:table-cell office:value-type="string" calcext:value-type="string">
            <text:p>r_tc85_gp_mo84</text:p>
          </table:table-cell>
        </table:table-row>
        <table:table-row table:style-name="ro1">
          <table:table-cell office:value-type="string" calcext:value-type="string">
            <text:p>r_mo85_pg_tc86</text:p>
          </table:table-cell>
        </table:table-row>
        <table:table-row table:style-name="ro1">
          <table:table-cell office:value-type="string" calcext:value-type="string">
            <text:p>r_tc86_gp_mo85</text:p>
          </table:table-cell>
        </table:table-row>
        <table:table-row table:style-name="ro1">
          <table:table-cell office:value-type="string" calcext:value-type="string">
            <text:p>r_br73_pg_kr74</text:p>
          </table:table-cell>
        </table:table-row>
        <table:table-row table:style-name="ro1">
          <table:table-cell office:value-type="string" calcext:value-type="string">
            <text:p>r_kr74_gp_br73</text:p>
          </table:table-cell>
        </table:table-row>
        <table:table-row table:style-name="ro1">
          <table:table-cell office:value-type="string" calcext:value-type="string">
            <text:p>r_mo86_pg_tc87</text:p>
          </table:table-cell>
        </table:table-row>
        <table:table-row table:style-name="ro1">
          <table:table-cell office:value-type="string" calcext:value-type="string">
            <text:p>r_tc87_gp_mo86</text:p>
          </table:table-cell>
        </table:table-row>
        <table:table-row table:style-name="ro1">
          <table:table-cell office:value-type="string" calcext:value-type="string">
            <text:p>r_n12_pg_o13</text:p>
          </table:table-cell>
        </table:table-row>
        <table:table-row table:style-name="ro1">
          <table:table-cell office:value-type="string" calcext:value-type="string">
            <text:p>r_o13_gp_n12</text:p>
          </table:table-cell>
        </table:table-row>
        <table:table-row table:style-name="ro1">
          <table:table-cell office:value-type="string" calcext:value-type="string">
            <text:p>r_n13_pg_o14</text:p>
          </table:table-cell>
        </table:table-row>
        <table:table-row table:style-name="ro1">
          <table:table-cell office:value-type="string" calcext:value-type="string">
            <text:p>r_o14_gp_n13</text:p>
          </table:table-cell>
        </table:table-row>
        <table:table-row table:style-name="ro1">
          <table:table-cell office:value-type="string" calcext:value-type="string">
            <text:p>r_n14_pg_o15</text:p>
          </table:table-cell>
        </table:table-row>
        <table:table-row table:style-name="ro1">
          <table:table-cell office:value-type="string" calcext:value-type="string">
            <text:p>r_o15_gp_n14</text:p>
          </table:table-cell>
        </table:table-row>
        <table:table-row table:style-name="ro1">
          <table:table-cell office:value-type="string" calcext:value-type="string">
            <text:p>r_n15_pg_o16</text:p>
          </table:table-cell>
        </table:table-row>
        <table:table-row table:style-name="ro1">
          <table:table-cell office:value-type="string" calcext:value-type="string">
            <text:p>r_o16_gp_n15</text:p>
          </table:table-cell>
        </table:table-row>
        <table:table-row table:style-name="ro1">
          <table:table-cell office:value-type="string" calcext:value-type="string">
            <text:p>r_na20_pg_mg21</text:p>
          </table:table-cell>
        </table:table-row>
        <table:table-row table:style-name="ro1">
          <table:table-cell office:value-type="string" calcext:value-type="string">
            <text:p>r_mg21_gp_na20</text:p>
          </table:table-cell>
        </table:table-row>
        <table:table-row table:style-name="ro1">
          <table:table-cell office:value-type="string" calcext:value-type="string">
            <text:p>r_na21_pg_mg22</text:p>
          </table:table-cell>
        </table:table-row>
        <table:table-row table:style-name="ro1">
          <table:table-cell office:value-type="string" calcext:value-type="string">
            <text:p>r_mg22_gp_na21</text:p>
          </table:table-cell>
        </table:table-row>
        <table:table-row table:style-name="ro1">
          <table:table-cell office:value-type="string" calcext:value-type="string">
            <text:p>r_na22_pg_mg23</text:p>
          </table:table-cell>
        </table:table-row>
        <table:table-row table:style-name="ro1">
          <table:table-cell office:value-type="string" calcext:value-type="string">
            <text:p>r_mg23_gp_na22</text:p>
          </table:table-cell>
        </table:table-row>
        <table:table-row table:style-name="ro1">
          <table:table-cell office:value-type="string" calcext:value-type="string">
            <text:p>r_na23_pg_mg24</text:p>
          </table:table-cell>
        </table:table-row>
        <table:table-row table:style-name="ro1">
          <table:table-cell office:value-type="string" calcext:value-type="string">
            <text:p>r_mg24_gp_na23</text:p>
          </table:table-cell>
        </table:table-row>
        <table:table-row table:style-name="ro1">
          <table:table-cell office:value-type="string" calcext:value-type="string">
            <text:p>r_nb81_pg_mo82</text:p>
          </table:table-cell>
        </table:table-row>
        <table:table-row table:style-name="ro1">
          <table:table-cell office:value-type="string" calcext:value-type="string">
            <text:p>r_mo82_gp_nb81</text:p>
          </table:table-cell>
        </table:table-row>
        <table:table-row table:style-name="ro1">
          <table:table-cell office:value-type="string" calcext:value-type="string">
            <text:p>r_nb82_pg_mo83</text:p>
          </table:table-cell>
        </table:table-row>
        <table:table-row table:style-name="ro1">
          <table:table-cell office:value-type="string" calcext:value-type="string">
            <text:p>r_mo83_gp_nb82</text:p>
          </table:table-cell>
        </table:table-row>
        <table:table-row table:style-name="ro1">
          <table:table-cell office:value-type="string" calcext:value-type="string">
            <text:p>r_c11_pg_n12</text:p>
          </table:table-cell>
        </table:table-row>
        <table:table-row table:style-name="ro1">
          <table:table-cell office:value-type="string" calcext:value-type="string">
            <text:p>r_n12_gp_c11</text:p>
          </table:table-cell>
        </table:table-row>
        <table:table-row table:style-name="ro1">
          <table:table-cell office:value-type="string" calcext:value-type="string">
            <text:p>r_nb83_pg_mo84</text:p>
          </table:table-cell>
        </table:table-row>
        <table:table-row table:style-name="ro1">
          <table:table-cell office:value-type="string" calcext:value-type="string">
            <text:p>r_mo84_gp_nb83</text:p>
          </table:table-cell>
        </table:table-row>
        <table:table-row table:style-name="ro1">
          <table:table-cell office:value-type="string" calcext:value-type="string">
            <text:p>r_nb84_pg_mo85</text:p>
          </table:table-cell>
        </table:table-row>
        <table:table-row table:style-name="ro1">
          <table:table-cell office:value-type="string" calcext:value-type="string">
            <text:p>r_mo85_gp_nb84</text:p>
          </table:table-cell>
        </table:table-row>
        <table:table-row table:style-name="ro1">
          <table:table-cell office:value-type="string" calcext:value-type="string">
            <text:p>r_nb85_pg_mo86</text:p>
          </table:table-cell>
        </table:table-row>
        <table:table-row table:style-name="ro1">
          <table:table-cell office:value-type="string" calcext:value-type="string">
            <text:p>r_mo86_gp_nb85</text:p>
          </table:table-cell>
        </table:table-row>
        <table:table-row table:style-name="ro1">
          <table:table-cell office:value-type="string" calcext:value-type="string">
            <text:p>r_ne19_pg_na20</text:p>
          </table:table-cell>
        </table:table-row>
        <table:table-row table:style-name="ro1">
          <table:table-cell office:value-type="string" calcext:value-type="string">
            <text:p>r_na20_gp_ne19</text:p>
          </table:table-cell>
        </table:table-row>
        <table:table-row table:style-name="ro1">
          <table:table-cell office:value-type="string" calcext:value-type="string">
            <text:p>r_ne20_pg_na21</text:p>
          </table:table-cell>
        </table:table-row>
        <table:table-row table:style-name="ro1">
          <table:table-cell office:value-type="string" calcext:value-type="string">
            <text:p>r_na21_gp_ne20</text:p>
          </table:table-cell>
        </table:table-row>
        <table:table-row table:style-name="ro1">
          <table:table-cell office:value-type="string" calcext:value-type="string">
            <text:p>r_ne21_pg_na22</text:p>
          </table:table-cell>
        </table:table-row>
        <table:table-row table:style-name="ro1">
          <table:table-cell office:value-type="string" calcext:value-type="string">
            <text:p>r_na22_gp_ne21</text:p>
          </table:table-cell>
        </table:table-row>
        <table:table-row table:style-name="ro1">
          <table:table-cell office:value-type="string" calcext:value-type="string">
            <text:p>r_ni53_pg_cu54</text:p>
          </table:table-cell>
        </table:table-row>
        <table:table-row table:style-name="ro1">
          <table:table-cell office:value-type="string" calcext:value-type="string">
            <text:p>r_cu54_gp_ni53</text:p>
          </table:table-cell>
        </table:table-row>
        <table:table-row table:style-name="ro1">
          <table:table-cell office:value-type="string" calcext:value-type="string">
            <text:p>r_ni54_pg_cu55</text:p>
          </table:table-cell>
        </table:table-row>
        <table:table-row table:style-name="ro1">
          <table:table-cell office:value-type="string" calcext:value-type="string">
            <text:p>r_cu55_gp_ni54</text:p>
          </table:table-cell>
        </table:table-row>
        <table:table-row table:style-name="ro1">
          <table:table-cell office:value-type="string" calcext:value-type="string">
            <text:p>r_ni55_pg_cu56</text:p>
          </table:table-cell>
        </table:table-row>
        <table:table-row table:style-name="ro1">
          <table:table-cell office:value-type="string" calcext:value-type="string">
            <text:p>r_cu56_gp_ni55</text:p>
          </table:table-cell>
        </table:table-row>
        <table:table-row table:style-name="ro1">
          <table:table-cell office:value-type="string" calcext:value-type="string">
            <text:p>r_ni56_pg_cu57</text:p>
          </table:table-cell>
        </table:table-row>
        <table:table-row table:style-name="ro1">
          <table:table-cell office:value-type="string" calcext:value-type="string">
            <text:p>r_cu57_gp_ni56</text:p>
          </table:table-cell>
        </table:table-row>
        <table:table-row table:style-name="ro1">
          <table:table-cell office:value-type="string" calcext:value-type="string">
            <text:p>r_ni57_pg_cu58</text:p>
          </table:table-cell>
        </table:table-row>
        <table:table-row table:style-name="ro1">
          <table:table-cell office:value-type="string" calcext:value-type="string">
            <text:p>r_cu58_gp_ni57</text:p>
          </table:table-cell>
        </table:table-row>
        <table:table-row table:style-name="ro1">
          <table:table-cell office:value-type="string" calcext:value-type="string">
            <text:p>r_ni58_pg_cu59</text:p>
          </table:table-cell>
        </table:table-row>
        <table:table-row table:style-name="ro1">
          <table:table-cell office:value-type="string" calcext:value-type="string">
            <text:p>r_cu59_gp_ni58</text:p>
          </table:table-cell>
        </table:table-row>
        <table:table-row table:style-name="ro1">
          <table:table-cell office:value-type="string" calcext:value-type="string">
            <text:p>r_ni59_pg_cu60</text:p>
          </table:table-cell>
        </table:table-row>
        <table:table-row table:style-name="ro1">
          <table:table-cell office:value-type="string" calcext:value-type="string">
            <text:p>r_cu60_gp_ni59</text:p>
          </table:table-cell>
        </table:table-row>
        <table:table-row table:style-name="ro1">
          <table:table-cell office:value-type="string" calcext:value-type="string">
            <text:p>r_ni60_pg_cu61</text:p>
          </table:table-cell>
        </table:table-row>
        <table:table-row table:style-name="ro1">
          <table:table-cell office:value-type="string" calcext:value-type="string">
            <text:p>r_cu61_gp_ni60</text:p>
          </table:table-cell>
        </table:table-row>
        <table:table-row table:style-name="ro1">
          <table:table-cell office:value-type="string" calcext:value-type="string">
            <text:p>r_ar34_pg_k35</text:p>
          </table:table-cell>
        </table:table-row>
        <table:table-row table:style-name="ro1">
          <table:table-cell office:value-type="string" calcext:value-type="string">
            <text:p>r_k35_gp_ar34</text:p>
          </table:table-cell>
        </table:table-row>
        <table:table-row table:style-name="ro1">
          <table:table-cell office:value-type="string" calcext:value-type="string">
            <text:p>r_ni61_pg_cu62</text:p>
          </table:table-cell>
        </table:table-row>
        <table:table-row table:style-name="ro1">
          <table:table-cell office:value-type="string" calcext:value-type="string">
            <text:p>r_cu62_gp_ni61</text:p>
          </table:table-cell>
        </table:table-row>
        <table:table-row table:style-name="ro1">
          <table:table-cell office:value-type="string" calcext:value-type="string">
            <text:p>r_ni62_pg_cu63</text:p>
          </table:table-cell>
        </table:table-row>
        <table:table-row table:style-name="ro1">
          <table:table-cell office:value-type="string" calcext:value-type="string">
            <text:p>r_cu63_gp_ni62</text:p>
          </table:table-cell>
        </table:table-row>
        <table:table-row table:style-name="ro1">
          <table:table-cell office:value-type="string" calcext:value-type="string">
            <text:p>r_o16_pg_f17</text:p>
          </table:table-cell>
        </table:table-row>
        <table:table-row table:style-name="ro1">
          <table:table-cell office:value-type="string" calcext:value-type="string">
            <text:p>r_f17_gp_o16</text:p>
          </table:table-cell>
        </table:table-row>
        <table:table-row table:style-name="ro1">
          <table:table-cell office:value-type="string" calcext:value-type="string">
            <text:p>r_o17_pg_f18</text:p>
          </table:table-cell>
        </table:table-row>
        <table:table-row table:style-name="ro1">
          <table:table-cell office:value-type="string" calcext:value-type="string">
            <text:p>r_f18_gp_o17</text:p>
          </table:table-cell>
        </table:table-row>
        <table:table-row table:style-name="ro1">
          <table:table-cell office:value-type="string" calcext:value-type="string">
            <text:p>r_o18_pg_f19</text:p>
          </table:table-cell>
        </table:table-row>
        <table:table-row table:style-name="ro1">
          <table:table-cell office:value-type="string" calcext:value-type="string">
            <text:p>r_f19_gp_o18</text:p>
          </table:table-cell>
        </table:table-row>
        <table:table-row table:style-name="ro1">
          <table:table-cell office:value-type="string" calcext:value-type="string">
            <text:p>r_c12_pg_n13</text:p>
          </table:table-cell>
        </table:table-row>
        <table:table-row table:style-name="ro1">
          <table:table-cell office:value-type="string" calcext:value-type="string">
            <text:p>r_n13_gp_c12</text:p>
          </table:table-cell>
        </table:table-row>
        <table:table-row table:style-name="ro1">
          <table:table-cell office:value-type="string" calcext:value-type="string">
            <text:p>r_p26_pg_s27</text:p>
          </table:table-cell>
        </table:table-row>
        <table:table-row table:style-name="ro1">
          <table:table-cell office:value-type="string" calcext:value-type="string">
            <text:p>r_s27_gp_p26</text:p>
          </table:table-cell>
        </table:table-row>
        <table:table-row table:style-name="ro1">
          <table:table-cell office:value-type="string" calcext:value-type="string">
            <text:p>r_p27_pg_s28</text:p>
          </table:table-cell>
        </table:table-row>
        <table:table-row table:style-name="ro1">
          <table:table-cell office:value-type="string" calcext:value-type="string">
            <text:p>r_s28_gp_p27</text:p>
          </table:table-cell>
        </table:table-row>
        <table:table-row table:style-name="ro1">
          <table:table-cell office:value-type="string" calcext:value-type="string">
            <text:p>r_p28_pg_s29</text:p>
          </table:table-cell>
        </table:table-row>
        <table:table-row table:style-name="ro1">
          <table:table-cell office:value-type="string" calcext:value-type="string">
            <text:p>r_s29_gp_p28</text:p>
          </table:table-cell>
        </table:table-row>
        <table:table-row table:style-name="ro1">
          <table:table-cell office:value-type="string" calcext:value-type="string">
            <text:p>r_p29_pg_s30</text:p>
          </table:table-cell>
        </table:table-row>
        <table:table-row table:style-name="ro1">
          <table:table-cell office:value-type="string" calcext:value-type="string">
            <text:p>r_s30_gp_p29</text:p>
          </table:table-cell>
        </table:table-row>
        <table:table-row table:style-name="ro1">
          <table:table-cell office:value-type="string" calcext:value-type="string">
            <text:p>r_p30_pg_s31</text:p>
          </table:table-cell>
        </table:table-row>
        <table:table-row table:style-name="ro1">
          <table:table-cell office:value-type="string" calcext:value-type="string">
            <text:p>r_s31_gp_p30</text:p>
          </table:table-cell>
        </table:table-row>
        <table:table-row table:style-name="ro1">
          <table:table-cell office:value-type="string" calcext:value-type="string">
            <text:p>r_p31_pg_s32</text:p>
          </table:table-cell>
        </table:table-row>
        <table:table-row table:style-name="ro1">
          <table:table-cell office:value-type="string" calcext:value-type="string">
            <text:p>r_s32_gp_p31</text:p>
          </table:table-cell>
        </table:table-row>
        <table:table-row table:style-name="ro1">
          <table:table-cell office:value-type="string" calcext:value-type="string">
            <text:p>r_ar35_pg_k36</text:p>
          </table:table-cell>
        </table:table-row>
        <table:table-row table:style-name="ro1">
          <table:table-cell office:value-type="string" calcext:value-type="string">
            <text:p>r_k36_gp_ar35</text:p>
          </table:table-cell>
        </table:table-row>
        <table:table-row table:style-name="ro1">
          <table:table-cell office:value-type="string" calcext:value-type="string">
            <text:p>r_pd93_pg_ag94</text:p>
          </table:table-cell>
        </table:table-row>
        <table:table-row table:style-name="ro1">
          <table:table-cell office:value-type="string" calcext:value-type="string">
            <text:p>r_ag94_gp_pd93</text:p>
          </table:table-cell>
        </table:table-row>
        <table:table-row table:style-name="ro1">
          <table:table-cell office:value-type="string" calcext:value-type="string">
            <text:p>r_pd94_pg_ag95</text:p>
          </table:table-cell>
        </table:table-row>
        <table:table-row table:style-name="ro1">
          <table:table-cell office:value-type="string" calcext:value-type="string">
            <text:p>r_ag95_gp_pd94</text:p>
          </table:table-cell>
        </table:table-row>
        <table:table-row table:style-name="ro1">
          <table:table-cell office:value-type="string" calcext:value-type="string">
            <text:p>r_rb73_pg_sr74</text:p>
          </table:table-cell>
        </table:table-row>
        <table:table-row table:style-name="ro1">
          <table:table-cell office:value-type="string" calcext:value-type="string">
            <text:p>r_sr74_gp_rb73</text:p>
          </table:table-cell>
        </table:table-row>
        <table:table-row table:style-name="ro1">
          <table:table-cell office:value-type="string" calcext:value-type="string">
            <text:p>r_rb74_pg_sr75</text:p>
          </table:table-cell>
        </table:table-row>
        <table:table-row table:style-name="ro1">
          <table:table-cell office:value-type="string" calcext:value-type="string">
            <text:p>r_sr75_gp_rb74</text:p>
          </table:table-cell>
        </table:table-row>
        <table:table-row table:style-name="ro1">
          <table:table-cell office:value-type="string" calcext:value-type="string">
            <text:p>r_rb75_pg_sr76</text:p>
          </table:table-cell>
        </table:table-row>
        <table:table-row table:style-name="ro1">
          <table:table-cell office:value-type="string" calcext:value-type="string">
            <text:p>r_sr76_gp_rb75</text:p>
          </table:table-cell>
        </table:table-row>
        <table:table-row table:style-name="ro1">
          <table:table-cell office:value-type="string" calcext:value-type="string">
            <text:p>r_rb76_pg_sr77</text:p>
          </table:table-cell>
        </table:table-row>
        <table:table-row table:style-name="ro1">
          <table:table-cell office:value-type="string" calcext:value-type="string">
            <text:p>r_sr77_gp_rb76</text:p>
          </table:table-cell>
        </table:table-row>
        <table:table-row table:style-name="ro1">
          <table:table-cell office:value-type="string" calcext:value-type="string">
            <text:p>r_rb77_pg_sr78</text:p>
          </table:table-cell>
        </table:table-row>
        <table:table-row table:style-name="ro1">
          <table:table-cell office:value-type="string" calcext:value-type="string">
            <text:p>r_sr78_gp_rb77</text:p>
          </table:table-cell>
        </table:table-row>
        <table:table-row table:style-name="ro1">
          <table:table-cell office:value-type="string" calcext:value-type="string">
            <text:p>r_rh89_pg_pd90</text:p>
          </table:table-cell>
        </table:table-row>
        <table:table-row table:style-name="ro1">
          <table:table-cell office:value-type="string" calcext:value-type="string">
            <text:p>r_pd90_gp_rh89</text:p>
          </table:table-cell>
        </table:table-row>
        <table:table-row table:style-name="ro1">
          <table:table-cell office:value-type="string" calcext:value-type="string">
            <text:p>r_rh90_pg_pd91</text:p>
          </table:table-cell>
        </table:table-row>
        <table:table-row table:style-name="ro1">
          <table:table-cell office:value-type="string" calcext:value-type="string">
            <text:p>r_pd91_gp_rh90</text:p>
          </table:table-cell>
        </table:table-row>
        <table:table-row table:style-name="ro1">
          <table:table-cell office:value-type="string" calcext:value-type="string">
            <text:p>r_rh91_pg_pd92</text:p>
          </table:table-cell>
        </table:table-row>
        <table:table-row table:style-name="ro1">
          <table:table-cell office:value-type="string" calcext:value-type="string">
            <text:p>r_pd92_gp_rh91</text:p>
          </table:table-cell>
        </table:table-row>
        <table:table-row table:style-name="ro1">
          <table:table-cell office:value-type="string" calcext:value-type="string">
            <text:p>r_rh92_pg_pd93</text:p>
          </table:table-cell>
        </table:table-row>
        <table:table-row table:style-name="ro1">
          <table:table-cell office:value-type="string" calcext:value-type="string">
            <text:p>r_pd93_gp_rh92</text:p>
          </table:table-cell>
        </table:table-row>
        <table:table-row table:style-name="ro1">
          <table:table-cell office:value-type="string" calcext:value-type="string">
            <text:p>r_rh93_pg_pd94</text:p>
          </table:table-cell>
        </table:table-row>
        <table:table-row table:style-name="ro1">
          <table:table-cell office:value-type="string" calcext:value-type="string">
            <text:p>r_pd94_gp_rh93</text:p>
          </table:table-cell>
        </table:table-row>
        <table:table-row table:style-name="ro1">
          <table:table-cell office:value-type="string" calcext:value-type="string">
            <text:p>r_ar36_pg_k37</text:p>
          </table:table-cell>
        </table:table-row>
        <table:table-row table:style-name="ro1">
          <table:table-cell office:value-type="string" calcext:value-type="string">
            <text:p>r_k37_gp_ar36</text:p>
          </table:table-cell>
        </table:table-row>
        <table:table-row table:style-name="ro1">
          <table:table-cell office:value-type="string" calcext:value-type="string">
            <text:p>r_ru88_pg_rh89</text:p>
          </table:table-cell>
        </table:table-row>
        <table:table-row table:style-name="ro1">
          <table:table-cell office:value-type="string" calcext:value-type="string">
            <text:p>r_rh89_gp_ru88</text:p>
          </table:table-cell>
        </table:table-row>
        <table:table-row table:style-name="ro1">
          <table:table-cell office:value-type="string" calcext:value-type="string">
            <text:p>r_ru89_pg_rh90</text:p>
          </table:table-cell>
        </table:table-row>
        <table:table-row table:style-name="ro1">
          <table:table-cell office:value-type="string" calcext:value-type="string">
            <text:p>r_rh90_gp_ru89</text:p>
          </table:table-cell>
        </table:table-row>
        <table:table-row table:style-name="ro1">
          <table:table-cell office:value-type="string" calcext:value-type="string">
            <text:p>r_ru90_pg_rh91</text:p>
          </table:table-cell>
        </table:table-row>
        <table:table-row table:style-name="ro1">
          <table:table-cell office:value-type="string" calcext:value-type="string">
            <text:p>r_rh91_gp_ru90</text:p>
          </table:table-cell>
        </table:table-row>
        <table:table-row table:style-name="ro1">
          <table:table-cell office:value-type="string" calcext:value-type="string">
            <text:p>r_ru91_pg_rh92</text:p>
          </table:table-cell>
        </table:table-row>
        <table:table-row table:style-name="ro1">
          <table:table-cell office:value-type="string" calcext:value-type="string">
            <text:p>r_rh92_gp_ru91</text:p>
          </table:table-cell>
        </table:table-row>
        <table:table-row table:style-name="ro1">
          <table:table-cell office:value-type="string" calcext:value-type="string">
            <text:p>r_s29_pg_cl30</text:p>
          </table:table-cell>
        </table:table-row>
        <table:table-row table:style-name="ro1">
          <table:table-cell office:value-type="string" calcext:value-type="string">
            <text:p>r_cl30_gp_s29</text:p>
          </table:table-cell>
        </table:table-row>
        <table:table-row table:style-name="ro1">
          <table:table-cell office:value-type="string" calcext:value-type="string">
            <text:p>r_s30_pg_cl31</text:p>
          </table:table-cell>
        </table:table-row>
        <table:table-row table:style-name="ro1">
          <table:table-cell office:value-type="string" calcext:value-type="string">
            <text:p>r_cl31_gp_s30</text:p>
          </table:table-cell>
        </table:table-row>
        <table:table-row table:style-name="ro1">
          <table:table-cell office:value-type="string" calcext:value-type="string">
            <text:p>r_s31_pg_cl32</text:p>
          </table:table-cell>
        </table:table-row>
        <table:table-row table:style-name="ro1">
          <table:table-cell office:value-type="string" calcext:value-type="string">
            <text:p>r_cl32_gp_s31</text:p>
          </table:table-cell>
        </table:table-row>
        <table:table-row table:style-name="ro1">
          <table:table-cell office:value-type="string" calcext:value-type="string">
            <text:p>r_s32_pg_cl33</text:p>
          </table:table-cell>
        </table:table-row>
        <table:table-row table:style-name="ro1">
          <table:table-cell office:value-type="string" calcext:value-type="string">
            <text:p>r_cl33_gp_s32</text:p>
          </table:table-cell>
        </table:table-row>
        <table:table-row table:style-name="ro1">
          <table:table-cell office:value-type="string" calcext:value-type="string">
            <text:p>r_s33_pg_cl34</text:p>
          </table:table-cell>
        </table:table-row>
        <table:table-row table:style-name="ro1">
          <table:table-cell office:value-type="string" calcext:value-type="string">
            <text:p>r_cl34_gp_s33</text:p>
          </table:table-cell>
        </table:table-row>
        <table:table-row table:style-name="ro1">
          <table:table-cell office:value-type="string" calcext:value-type="string">
            <text:p>r_s34_pg_cl35</text:p>
          </table:table-cell>
        </table:table-row>
        <table:table-row table:style-name="ro1">
          <table:table-cell office:value-type="string" calcext:value-type="string">
            <text:p>r_cl35_gp_s34</text:p>
          </table:table-cell>
        </table:table-row>
        <table:table-row table:style-name="ro1">
          <table:table-cell office:value-type="string" calcext:value-type="string">
            <text:p>r_sb106_pg_te107</text:p>
          </table:table-cell>
        </table:table-row>
        <table:table-row table:style-name="ro1">
          <table:table-cell office:value-type="string" calcext:value-type="string">
            <text:p>r_te107_gp_sb106</text:p>
          </table:table-cell>
        </table:table-row>
        <table:table-row table:style-name="ro1">
          <table:table-cell office:value-type="string" calcext:value-type="string">
            <text:p>r_ar37_pg_k38</text:p>
          </table:table-cell>
        </table:table-row>
        <table:table-row table:style-name="ro1">
          <table:table-cell office:value-type="string" calcext:value-type="string">
            <text:p>r_k38_gp_ar37</text:p>
          </table:table-cell>
        </table:table-row>
        <table:table-row table:style-name="ro1">
          <table:table-cell office:value-type="string" calcext:value-type="string">
            <text:p>r_sc39_pg_ti40</text:p>
          </table:table-cell>
        </table:table-row>
        <table:table-row table:style-name="ro1">
          <table:table-cell office:value-type="string" calcext:value-type="string">
            <text:p>r_ti40_gp_sc39</text:p>
          </table:table-cell>
        </table:table-row>
        <table:table-row table:style-name="ro1">
          <table:table-cell office:value-type="string" calcext:value-type="string">
            <text:p>r_sc40_pg_ti41</text:p>
          </table:table-cell>
        </table:table-row>
        <table:table-row table:style-name="ro1">
          <table:table-cell office:value-type="string" calcext:value-type="string">
            <text:p>r_ti41_gp_sc40</text:p>
          </table:table-cell>
        </table:table-row>
        <table:table-row table:style-name="ro1">
          <table:table-cell office:value-type="string" calcext:value-type="string">
            <text:p>r_sc41_pg_ti42</text:p>
          </table:table-cell>
        </table:table-row>
        <table:table-row table:style-name="ro1">
          <table:table-cell office:value-type="string" calcext:value-type="string">
            <text:p>r_ti42_gp_sc41</text:p>
          </table:table-cell>
        </table:table-row>
        <table:table-row table:style-name="ro1">
          <table:table-cell office:value-type="string" calcext:value-type="string">
            <text:p>r_sc42_pg_ti43</text:p>
          </table:table-cell>
        </table:table-row>
        <table:table-row table:style-name="ro1">
          <table:table-cell office:value-type="string" calcext:value-type="string">
            <text:p>r_ti43_gp_sc42</text:p>
          </table:table-cell>
        </table:table-row>
        <table:table-row table:style-name="ro1">
          <table:table-cell office:value-type="string" calcext:value-type="string">
            <text:p>r_sc43_pg_ti44</text:p>
          </table:table-cell>
        </table:table-row>
        <table:table-row table:style-name="ro1">
          <table:table-cell office:value-type="string" calcext:value-type="string">
            <text:p>r_ti44_gp_sc43</text:p>
          </table:table-cell>
        </table:table-row>
        <table:table-row table:style-name="ro1">
          <table:table-cell office:value-type="string" calcext:value-type="string">
            <text:p>r_sc44_pg_ti45</text:p>
          </table:table-cell>
        </table:table-row>
        <table:table-row table:style-name="ro1">
          <table:table-cell office:value-type="string" calcext:value-type="string">
            <text:p>r_ti45_gp_sc44</text:p>
          </table:table-cell>
        </table:table-row>
        <table:table-row table:style-name="ro1">
          <table:table-cell office:value-type="string" calcext:value-type="string">
            <text:p>r_ag96_pg_cd97</text:p>
          </table:table-cell>
        </table:table-row>
        <table:table-row table:style-name="ro1">
          <table:table-cell office:value-type="string" calcext:value-type="string">
            <text:p>r_cd97_gp_ag96</text:p>
          </table:table-cell>
        </table:table-row>
        <table:table-row table:style-name="ro1">
          <table:table-cell office:value-type="string" calcext:value-type="string">
            <text:p>r_sc45_pg_ti46</text:p>
          </table:table-cell>
        </table:table-row>
        <table:table-row table:style-name="ro1">
          <table:table-cell office:value-type="string" calcext:value-type="string">
            <text:p>r_ti46_gp_sc45</text:p>
          </table:table-cell>
        </table:table-row>
        <table:table-row table:style-name="ro1">
          <table:table-cell office:value-type="string" calcext:value-type="string">
            <text:p>r_ar38_pg_k39</text:p>
          </table:table-cell>
        </table:table-row>
        <table:table-row table:style-name="ro1">
          <table:table-cell office:value-type="string" calcext:value-type="string">
            <text:p>r_k39_gp_ar38</text:p>
          </table:table-cell>
        </table:table-row>
        <table:table-row table:style-name="ro1">
          <table:table-cell office:value-type="string" calcext:value-type="string">
            <text:p>r_se67_pg_br68</text:p>
          </table:table-cell>
        </table:table-row>
        <table:table-row table:style-name="ro1">
          <table:table-cell office:value-type="string" calcext:value-type="string">
            <text:p>r_br68_gp_se67</text:p>
          </table:table-cell>
        </table:table-row>
        <table:table-row table:style-name="ro1">
          <table:table-cell office:value-type="string" calcext:value-type="string">
            <text:p>r_se68_pg_br69</text:p>
          </table:table-cell>
        </table:table-row>
        <table:table-row table:style-name="ro1">
          <table:table-cell office:value-type="string" calcext:value-type="string">
            <text:p>r_br69_gp_se68</text:p>
          </table:table-cell>
        </table:table-row>
        <table:table-row table:style-name="ro1">
          <table:table-cell office:value-type="string" calcext:value-type="string">
            <text:p>r_ca38_pg_sc39</text:p>
          </table:table-cell>
        </table:table-row>
        <table:table-row table:style-name="ro1">
          <table:table-cell office:value-type="string" calcext:value-type="string">
            <text:p>r_sc39_gp_ca38</text:p>
          </table:table-cell>
        </table:table-row>
        <table:table-row table:style-name="ro1">
          <table:table-cell office:value-type="string" calcext:value-type="string">
            <text:p>r_se69_pg_br70</text:p>
          </table:table-cell>
        </table:table-row>
        <table:table-row table:style-name="ro1">
          <table:table-cell office:value-type="string" calcext:value-type="string">
            <text:p>r_br70_gp_se69</text:p>
          </table:table-cell>
        </table:table-row>
        <table:table-row table:style-name="ro1">
          <table:table-cell office:value-type="string" calcext:value-type="string">
            <text:p>r_se70_pg_br71</text:p>
          </table:table-cell>
        </table:table-row>
        <table:table-row table:style-name="ro1">
          <table:table-cell office:value-type="string" calcext:value-type="string">
            <text:p>r_br71_gp_se70</text:p>
          </table:table-cell>
        </table:table-row>
        <table:table-row table:style-name="ro1">
          <table:table-cell office:value-type="string" calcext:value-type="string">
            <text:p>r_se71_pg_br72</text:p>
          </table:table-cell>
        </table:table-row>
        <table:table-row table:style-name="ro1">
          <table:table-cell office:value-type="string" calcext:value-type="string">
            <text:p>r_br72_gp_se71</text:p>
          </table:table-cell>
        </table:table-row>
        <table:table-row table:style-name="ro1">
          <table:table-cell office:value-type="string" calcext:value-type="string">
            <text:p>r_se72_pg_br73</text:p>
          </table:table-cell>
        </table:table-row>
        <table:table-row table:style-name="ro1">
          <table:table-cell office:value-type="string" calcext:value-type="string">
            <text:p>r_br73_gp_se72</text:p>
          </table:table-cell>
        </table:table-row>
        <table:table-row table:style-name="ro1">
          <table:table-cell office:value-type="string" calcext:value-type="string">
            <text:p>r_si25_pg_p26</text:p>
          </table:table-cell>
        </table:table-row>
        <table:table-row table:style-name="ro1">
          <table:table-cell office:value-type="string" calcext:value-type="string">
            <text:p>r_p26_gp_si25</text:p>
          </table:table-cell>
        </table:table-row>
        <table:table-row table:style-name="ro1">
          <table:table-cell office:value-type="string" calcext:value-type="string">
            <text:p>r_si26_pg_p27</text:p>
          </table:table-cell>
        </table:table-row>
        <table:table-row table:style-name="ro1">
          <table:table-cell office:value-type="string" calcext:value-type="string">
            <text:p>r_p27_gp_si26</text:p>
          </table:table-cell>
        </table:table-row>
        <table:table-row table:style-name="ro1">
          <table:table-cell office:value-type="string" calcext:value-type="string">
            <text:p>r_si27_pg_p28</text:p>
          </table:table-cell>
        </table:table-row>
        <table:table-row table:style-name="ro1">
          <table:table-cell office:value-type="string" calcext:value-type="string">
            <text:p>r_p28_gp_si27</text:p>
          </table:table-cell>
        </table:table-row>
        <table:table-row table:style-name="ro1">
          <table:table-cell office:value-type="string" calcext:value-type="string">
            <text:p>r_si28_pg_p29</text:p>
          </table:table-cell>
        </table:table-row>
        <table:table-row table:style-name="ro1">
          <table:table-cell office:value-type="string" calcext:value-type="string">
            <text:p>r_p29_gp_si28</text:p>
          </table:table-cell>
        </table:table-row>
        <table:table-row table:style-name="ro1">
          <table:table-cell office:value-type="string" calcext:value-type="string">
            <text:p>r_si29_pg_p30</text:p>
          </table:table-cell>
        </table:table-row>
        <table:table-row table:style-name="ro1">
          <table:table-cell office:value-type="string" calcext:value-type="string">
            <text:p>r_p30_gp_si29</text:p>
          </table:table-cell>
        </table:table-row>
        <table:table-row table:style-name="ro1">
          <table:table-cell office:value-type="string" calcext:value-type="string">
            <text:p>r_si30_pg_p31</text:p>
          </table:table-cell>
        </table:table-row>
        <table:table-row table:style-name="ro1">
          <table:table-cell office:value-type="string" calcext:value-type="string">
            <text:p>r_p31_gp_si30</text:p>
          </table:table-cell>
        </table:table-row>
        <table:table-row table:style-name="ro1">
          <table:table-cell office:value-type="string" calcext:value-type="string">
            <text:p>r_as64_pg_se65</text:p>
          </table:table-cell>
        </table:table-row>
        <table:table-row table:style-name="ro1">
          <table:table-cell office:value-type="string" calcext:value-type="string">
            <text:p>r_se65_gp_as64</text:p>
          </table:table-cell>
        </table:table-row>
        <table:table-row table:style-name="ro1">
          <table:table-cell office:value-type="string" calcext:value-type="string">
            <text:p>r_sn105_pg_sb106</text:p>
          </table:table-cell>
        </table:table-row>
        <table:table-row table:style-name="ro1">
          <table:table-cell office:value-type="string" calcext:value-type="string">
            <text:p>r_sb106_gp_sn105</text:p>
          </table:table-cell>
        </table:table-row>
        <table:table-row table:style-name="ro1">
          <table:table-cell office:value-type="string" calcext:value-type="string">
            <text:p>r_sr76_pg_y77</text:p>
          </table:table-cell>
        </table:table-row>
        <table:table-row table:style-name="ro1">
          <table:table-cell office:value-type="string" calcext:value-type="string">
            <text:p>r_y77_gp_sr76</text:p>
          </table:table-cell>
        </table:table-row>
        <table:table-row table:style-name="ro1">
          <table:table-cell office:value-type="string" calcext:value-type="string">
            <text:p>r_sr77_pg_y78</text:p>
          </table:table-cell>
        </table:table-row>
        <table:table-row table:style-name="ro1">
          <table:table-cell office:value-type="string" calcext:value-type="string">
            <text:p>r_y78_gp_sr77</text:p>
          </table:table-cell>
        </table:table-row>
        <table:table-row table:style-name="ro1">
          <table:table-cell office:value-type="string" calcext:value-type="string">
            <text:p>r_sr78_pg_y79</text:p>
          </table:table-cell>
        </table:table-row>
        <table:table-row table:style-name="ro1">
          <table:table-cell office:value-type="string" calcext:value-type="string">
            <text:p>r_y79_gp_sr78</text:p>
          </table:table-cell>
        </table:table-row>
        <table:table-row table:style-name="ro1">
          <table:table-cell office:value-type="string" calcext:value-type="string">
            <text:p>r_tc85_pg_ru86</text:p>
          </table:table-cell>
        </table:table-row>
        <table:table-row table:style-name="ro1">
          <table:table-cell office:value-type="string" calcext:value-type="string">
            <text:p>r_ru86_gp_tc85</text:p>
          </table:table-cell>
        </table:table-row>
        <table:table-row table:style-name="ro1">
          <table:table-cell office:value-type="string" calcext:value-type="string">
            <text:p>r_tc86_pg_ru87</text:p>
          </table:table-cell>
        </table:table-row>
        <table:table-row table:style-name="ro1">
          <table:table-cell office:value-type="string" calcext:value-type="string">
            <text:p>r_ru87_gp_tc86</text:p>
          </table:table-cell>
        </table:table-row>
        <table:table-row table:style-name="ro1">
          <table:table-cell office:value-type="string" calcext:value-type="string">
            <text:p>r_ca39_pg_sc40</text:p>
          </table:table-cell>
        </table:table-row>
        <table:table-row table:style-name="ro1">
          <table:table-cell office:value-type="string" calcext:value-type="string">
            <text:p>r_sc40_gp_ca39</text:p>
          </table:table-cell>
        </table:table-row>
        <table:table-row table:style-name="ro1">
          <table:table-cell office:value-type="string" calcext:value-type="string">
            <text:p>r_as65_pg_se66</text:p>
          </table:table-cell>
        </table:table-row>
        <table:table-row table:style-name="ro1">
          <table:table-cell office:value-type="string" calcext:value-type="string">
            <text:p>r_se66_gp_as65</text:p>
          </table:table-cell>
        </table:table-row>
        <table:table-row table:style-name="ro1">
          <table:table-cell office:value-type="string" calcext:value-type="string">
            <text:p>r_tc87_pg_ru88</text:p>
          </table:table-cell>
        </table:table-row>
        <table:table-row table:style-name="ro1">
          <table:table-cell office:value-type="string" calcext:value-type="string">
            <text:p>r_ru88_gp_tc87</text:p>
          </table:table-cell>
        </table:table-row>
        <table:table-row table:style-name="ro1">
          <table:table-cell office:value-type="string" calcext:value-type="string">
            <text:p>r_tc88_pg_ru89</text:p>
          </table:table-cell>
        </table:table-row>
        <table:table-row table:style-name="ro1">
          <table:table-cell office:value-type="string" calcext:value-type="string">
            <text:p>r_ru89_gp_tc88</text:p>
          </table:table-cell>
        </table:table-row>
        <table:table-row table:style-name="ro1">
          <table:table-cell office:value-type="string" calcext:value-type="string">
            <text:p>r_ti42_pg_v43</text:p>
          </table:table-cell>
        </table:table-row>
        <table:table-row table:style-name="ro1">
          <table:table-cell office:value-type="string" calcext:value-type="string">
            <text:p>r_v43_gp_ti42</text:p>
          </table:table-cell>
        </table:table-row>
        <table:table-row table:style-name="ro1">
          <table:table-cell office:value-type="string" calcext:value-type="string">
            <text:p>r_ti43_pg_v44</text:p>
          </table:table-cell>
        </table:table-row>
        <table:table-row table:style-name="ro1">
          <table:table-cell office:value-type="string" calcext:value-type="string">
            <text:p>r_v44_gp_ti43</text:p>
          </table:table-cell>
        </table:table-row>
        <table:table-row table:style-name="ro1">
          <table:table-cell office:value-type="string" calcext:value-type="string">
            <text:p>r_ti44_pg_v45</text:p>
          </table:table-cell>
        </table:table-row>
        <table:table-row table:style-name="ro1">
          <table:table-cell office:value-type="string" calcext:value-type="string">
            <text:p>r_v45_gp_ti44</text:p>
          </table:table-cell>
        </table:table-row>
        <table:table-row table:style-name="ro1">
          <table:table-cell office:value-type="string" calcext:value-type="string">
            <text:p>r_ti45_pg_v46</text:p>
          </table:table-cell>
        </table:table-row>
        <table:table-row table:style-name="ro1">
          <table:table-cell office:value-type="string" calcext:value-type="string">
            <text:p>r_v46_gp_ti45</text:p>
          </table:table-cell>
        </table:table-row>
        <table:table-row table:style-name="ro1">
          <table:table-cell office:value-type="string" calcext:value-type="string">
            <text:p>r_ti46_pg_v47</text:p>
          </table:table-cell>
        </table:table-row>
        <table:table-row table:style-name="ro1">
          <table:table-cell office:value-type="string" calcext:value-type="string">
            <text:p>r_v47_gp_ti46</text:p>
          </table:table-cell>
        </table:table-row>
        <table:table-row table:style-name="ro1">
          <table:table-cell office:value-type="string" calcext:value-type="string">
            <text:p>r_ti47_pg_v48</text:p>
          </table:table-cell>
        </table:table-row>
        <table:table-row table:style-name="ro1">
          <table:table-cell office:value-type="string" calcext:value-type="string">
            <text:p>r_v48_gp_ti47</text:p>
          </table:table-cell>
        </table:table-row>
        <table:table-row table:style-name="ro1">
          <table:table-cell office:value-type="string" calcext:value-type="string">
            <text:p>r_v43_pg_cr44</text:p>
          </table:table-cell>
        </table:table-row>
        <table:table-row table:style-name="ro1">
          <table:table-cell office:value-type="string" calcext:value-type="string">
            <text:p>r_cr44_gp_v43</text:p>
          </table:table-cell>
        </table:table-row>
        <table:table-row table:style-name="ro1">
          <table:table-cell office:value-type="string" calcext:value-type="string">
            <text:p>r_v44_pg_cr45</text:p>
          </table:table-cell>
        </table:table-row>
        <table:table-row table:style-name="ro1">
          <table:table-cell office:value-type="string" calcext:value-type="string">
            <text:p>r_cr45_gp_v44</text:p>
          </table:table-cell>
        </table:table-row>
        <table:table-row table:style-name="ro1">
          <table:table-cell office:value-type="string" calcext:value-type="string">
            <text:p>r_v45_pg_cr46</text:p>
          </table:table-cell>
        </table:table-row>
        <table:table-row table:style-name="ro1">
          <table:table-cell office:value-type="string" calcext:value-type="string">
            <text:p>r_cr46_gp_v45</text:p>
          </table:table-cell>
        </table:table-row>
        <table:table-row table:style-name="ro1">
          <table:table-cell office:value-type="string" calcext:value-type="string">
            <text:p>r_v46_pg_cr47</text:p>
          </table:table-cell>
        </table:table-row>
        <table:table-row table:style-name="ro1">
          <table:table-cell office:value-type="string" calcext:value-type="string">
            <text:p>r_cr47_gp_v46</text:p>
          </table:table-cell>
        </table:table-row>
        <table:table-row table:style-name="ro1">
          <table:table-cell office:value-type="string" calcext:value-type="string">
            <text:p>r_v47_pg_cr48</text:p>
          </table:table-cell>
        </table:table-row>
        <table:table-row table:style-name="ro1">
          <table:table-cell office:value-type="string" calcext:value-type="string">
            <text:p>r_cr48_gp_v47</text:p>
          </table:table-cell>
        </table:table-row>
        <table:table-row table:style-name="ro1">
          <table:table-cell office:value-type="string" calcext:value-type="string">
            <text:p>r_ca40_pg_sc41</text:p>
          </table:table-cell>
        </table:table-row>
        <table:table-row table:style-name="ro1">
          <table:table-cell office:value-type="string" calcext:value-type="string">
            <text:p>r_sc41_gp_ca40</text:p>
          </table:table-cell>
        </table:table-row>
        <table:table-row table:style-name="ro1">
          <table:table-cell office:value-type="string" calcext:value-type="string">
            <text:p>r_as66_pg_se67</text:p>
          </table:table-cell>
        </table:table-row>
        <table:table-row table:style-name="ro1">
          <table:table-cell office:value-type="string" calcext:value-type="string">
            <text:p>r_se67_gp_as66</text:p>
          </table:table-cell>
        </table:table-row>
        <table:table-row table:style-name="ro1">
          <table:table-cell office:value-type="string" calcext:value-type="string">
            <text:p>r_v48_pg_cr49</text:p>
          </table:table-cell>
        </table:table-row>
        <table:table-row table:style-name="ro1">
          <table:table-cell office:value-type="string" calcext:value-type="string">
            <text:p>r_cr49_gp_v48</text:p>
          </table:table-cell>
        </table:table-row>
        <table:table-row table:style-name="ro1">
          <table:table-cell office:value-type="string" calcext:value-type="string">
            <text:p>r_v49_pg_cr50</text:p>
          </table:table-cell>
        </table:table-row>
        <table:table-row table:style-name="ro1">
          <table:table-cell office:value-type="string" calcext:value-type="string">
            <text:p>r_cr50_gp_v49</text:p>
          </table:table-cell>
        </table:table-row>
        <table:table-row table:style-name="ro1">
          <table:table-cell office:value-type="string" calcext:value-type="string">
            <text:p>r_y77_pg_zr78</text:p>
          </table:table-cell>
        </table:table-row>
        <table:table-row table:style-name="ro1">
          <table:table-cell office:value-type="string" calcext:value-type="string">
            <text:p>r_zr78_gp_y77</text:p>
          </table:table-cell>
        </table:table-row>
        <table:table-row table:style-name="ro1">
          <table:table-cell office:value-type="string" calcext:value-type="string">
            <text:p>r_y78_pg_zr79</text:p>
          </table:table-cell>
        </table:table-row>
        <table:table-row table:style-name="ro1">
          <table:table-cell office:value-type="string" calcext:value-type="string">
            <text:p>r_zr79_gp_y78</text:p>
          </table:table-cell>
        </table:table-row>
        <table:table-row table:style-name="ro1">
          <table:table-cell office:value-type="string" calcext:value-type="string">
            <text:p>r_y79_pg_zr80</text:p>
          </table:table-cell>
        </table:table-row>
        <table:table-row table:style-name="ro1">
          <table:table-cell office:value-type="string" calcext:value-type="string">
            <text:p>r_zr80_gp_y79</text:p>
          </table:table-cell>
        </table:table-row>
        <table:table-row table:style-name="ro1">
          <table:table-cell office:value-type="string" calcext:value-type="string">
            <text:p>r_y80_pg_zr81</text:p>
          </table:table-cell>
        </table:table-row>
        <table:table-row table:style-name="ro1">
          <table:table-cell office:value-type="string" calcext:value-type="string">
            <text:p>r_zr81_gp_y80</text:p>
          </table:table-cell>
        </table:table-row>
        <table:table-row table:style-name="ro1">
          <table:table-cell office:value-type="string" calcext:value-type="string">
            <text:p>r_y81_pg_zr82</text:p>
          </table:table-cell>
        </table:table-row>
        <table:table-row table:style-name="ro1">
          <table:table-cell office:value-type="string" calcext:value-type="string">
            <text:p>r_zr82_gp_y81</text:p>
          </table:table-cell>
        </table:table-row>
        <table:table-row table:style-name="ro1">
          <table:table-cell office:value-type="string" calcext:value-type="string">
            <text:p>r_y82_pg_zr83</text:p>
          </table:table-cell>
        </table:table-row>
        <table:table-row table:style-name="ro1">
          <table:table-cell office:value-type="string" calcext:value-type="string">
            <text:p>r_zr83_gp_y82</text:p>
          </table:table-cell>
        </table:table-row>
        <table:table-row table:style-name="ro1">
          <table:table-cell office:value-type="string" calcext:value-type="string">
            <text:p>r_zn58_pg_ga59</text:p>
          </table:table-cell>
        </table:table-row>
        <table:table-row table:style-name="ro1">
          <table:table-cell office:value-type="string" calcext:value-type="string">
            <text:p>r_ga59_gp_zn58</text:p>
          </table:table-cell>
        </table:table-row>
        <table:table-row table:style-name="ro1">
          <table:table-cell office:value-type="string" calcext:value-type="string">
            <text:p>r_ag95_pg_cd96</text:p>
          </table:table-cell>
        </table:table-row>
        <table:table-row table:style-name="ro1">
          <table:table-cell office:value-type="string" calcext:value-type="string">
            <text:p>r_cd96_gp_ag95</text:p>
          </table:table-cell>
        </table:table-row>
        <table:table-row table:style-name="ro1">
          <table:table-cell office:value-type="string" calcext:value-type="string">
            <text:p>r_zn59_pg_ga60</text:p>
          </table:table-cell>
        </table:table-row>
        <table:table-row table:style-name="ro1">
          <table:table-cell office:value-type="string" calcext:value-type="string">
            <text:p>r_ga60_gp_zn59</text:p>
          </table:table-cell>
        </table:table-row>
        <table:table-row table:style-name="ro1">
          <table:table-cell office:value-type="string" calcext:value-type="string">
            <text:p>r_zn60_pg_ga61</text:p>
          </table:table-cell>
        </table:table-row>
        <table:table-row table:style-name="ro1">
          <table:table-cell office:value-type="string" calcext:value-type="string">
            <text:p>r_ga61_gp_zn60</text:p>
          </table:table-cell>
        </table:table-row>
        <table:table-row table:style-name="ro1">
          <table:table-cell office:value-type="string" calcext:value-type="string">
            <text:p>r_zn61_pg_ga62</text:p>
          </table:table-cell>
        </table:table-row>
        <table:table-row table:style-name="ro1">
          <table:table-cell office:value-type="string" calcext:value-type="string">
            <text:p>r_ga62_gp_zn61</text:p>
          </table:table-cell>
        </table:table-row>
        <table:table-row table:style-name="ro1">
          <table:table-cell office:value-type="string" calcext:value-type="string">
            <text:p>r_ca41_pg_sc42</text:p>
          </table:table-cell>
        </table:table-row>
        <table:table-row table:style-name="ro1">
          <table:table-cell office:value-type="string" calcext:value-type="string">
            <text:p>r_sc42_gp_ca41</text:p>
          </table:table-cell>
        </table:table-row>
        <table:table-row table:style-name="ro1">
          <table:table-cell office:value-type="string" calcext:value-type="string">
            <text:p>r_as67_pg_se68</text:p>
          </table:table-cell>
        </table:table-row>
        <table:table-row table:style-name="ro1">
          <table:table-cell office:value-type="string" calcext:value-type="string">
            <text:p>r_se68_gp_as67</text:p>
          </table:table-cell>
        </table:table-row>
        <table:table-row table:style-name="ro1">
          <table:table-cell office:value-type="string" calcext:value-type="string">
            <text:p>r_zn62_pg_ga63</text:p>
          </table:table-cell>
        </table:table-row>
        <table:table-row table:style-name="ro1">
          <table:table-cell office:value-type="string" calcext:value-type="string">
            <text:p>r_ga63_gp_zn62</text:p>
          </table:table-cell>
        </table:table-row>
        <table:table-row table:style-name="ro1">
          <table:table-cell office:value-type="string" calcext:value-type="string">
            <text:p>r_zn63_pg_ga64</text:p>
          </table:table-cell>
        </table:table-row>
        <table:table-row table:style-name="ro1">
          <table:table-cell office:value-type="string" calcext:value-type="string">
            <text:p>r_ga64_gp_zn63</text:p>
          </table:table-cell>
        </table:table-row>
        <table:table-row table:style-name="ro1">
          <table:table-cell office:value-type="string" calcext:value-type="string">
            <text:p>r_zn64_pg_ga65</text:p>
          </table:table-cell>
        </table:table-row>
        <table:table-row table:style-name="ro1">
          <table:table-cell office:value-type="string" calcext:value-type="string">
            <text:p>r_ga65_gp_zn64</text:p>
          </table:table-cell>
        </table:table-row>
        <table:table-row table:style-name="ro1">
          <table:table-cell office:value-type="string" calcext:value-type="string">
            <text:p>r_zn65_pg_ga66</text:p>
          </table:table-cell>
        </table:table-row>
        <table:table-row table:style-name="ro1">
          <table:table-cell office:value-type="string" calcext:value-type="string">
            <text:p>r_ga66_gp_zn65</text:p>
          </table:table-cell>
        </table:table-row>
        <table:table-row table:style-name="ro1">
          <table:table-cell office:value-type="string" calcext:value-type="string">
            <text:p>r_zn66_pg_ga67</text:p>
          </table:table-cell>
        </table:table-row>
        <table:table-row table:style-name="ro1">
          <table:table-cell office:value-type="string" calcext:value-type="string">
            <text:p>r_ga67_gp_zn66</text:p>
          </table:table-cell>
        </table:table-row>
        <table:table-row table:style-name="ro1">
          <table:table-cell office:value-type="string" calcext:value-type="string">
            <text:p>r_zr80_pg_nb81</text:p>
          </table:table-cell>
        </table:table-row>
        <table:table-row table:style-name="ro1">
          <table:table-cell office:value-type="string" calcext:value-type="string">
            <text:p>r_nb81_gp_zr80</text:p>
          </table:table-cell>
        </table:table-row>
        <table:table-row table:style-name="ro1">
          <table:table-cell office:value-type="string" calcext:value-type="string">
            <text:p>r_zr81_pg_nb82</text:p>
          </table:table-cell>
        </table:table-row>
        <table:table-row table:style-name="ro1">
          <table:table-cell office:value-type="string" calcext:value-type="string">
            <text:p>r_nb82_gp_zr81</text:p>
          </table:table-cell>
        </table:table-row>
        <table:table-row table:style-name="ro1">
          <table:table-cell office:value-type="string" calcext:value-type="string">
            <text:p>r_zr82_pg_nb83</text:p>
          </table:table-cell>
        </table:table-row>
        <table:table-row table:style-name="ro1">
          <table:table-cell office:value-type="string" calcext:value-type="string">
            <text:p>r_nb83_gp_zr82</text:p>
          </table:table-cell>
        </table:table-row>
        <table:table-row table:style-name="ro1">
          <table:table-cell office:value-type="string" calcext:value-type="string">
            <text:p>r_zr83_pg_nb84</text:p>
          </table:table-cell>
        </table:table-row>
        <table:table-row table:style-name="ro1">
          <table:table-cell office:value-type="string" calcext:value-type="string">
            <text:p>r_nb84_gp_zr83</text:p>
          </table:table-cell>
        </table:table-row>
        <table:table-row table:style-name="ro1">
          <table:table-cell office:value-type="string" calcext:value-type="string">
            <text:p>r_cr46_ap_mn49</text:p>
          </table:table-cell>
        </table:table-row>
        <table:table-row table:style-name="ro1">
          <table:table-cell office:value-type="string" calcext:value-type="string">
            <text:p>r_mn49_pa_cr46</text:p>
          </table:table-cell>
        </table:table-row>
        <table:table-row table:style-name="ro1">
          <table:table-cell office:value-type="string" calcext:value-type="string">
            <text:p>r_al23_ap_si26</text:p>
          </table:table-cell>
        </table:table-row>
        <table:table-row table:style-name="ro1">
          <table:table-cell office:value-type="string" calcext:value-type="string">
            <text:p>r_si26_pa_al23</text:p>
          </table:table-cell>
        </table:table-row>
        <table:table-row table:style-name="ro1">
          <table:table-cell office:value-type="string" calcext:value-type="string">
            <text:p>r_cd96_ap_in99</text:p>
          </table:table-cell>
        </table:table-row>
        <table:table-row table:style-name="ro1">
          <table:table-cell office:value-type="string" calcext:value-type="string">
            <text:p>r_in99_pa_cd96</text:p>
          </table:table-cell>
        </table:table-row>
        <table:table-row table:style-name="ro1">
          <table:table-cell office:value-type="string" calcext:value-type="string">
            <text:p>r_cr47_ap_mn50</text:p>
          </table:table-cell>
        </table:table-row>
        <table:table-row table:style-name="ro1">
          <table:table-cell office:value-type="string" calcext:value-type="string">
            <text:p>r_mn50_pa_cr47</text:p>
          </table:table-cell>
        </table:table-row>
        <table:table-row table:style-name="ro1">
          <table:table-cell office:value-type="string" calcext:value-type="string">
            <text:p>r_cr48_ap_mn51</text:p>
          </table:table-cell>
        </table:table-row>
        <table:table-row table:style-name="ro1">
          <table:table-cell office:value-type="string" calcext:value-type="string">
            <text:p>r_mn51_pa_cr48</text:p>
          </table:table-cell>
        </table:table-row>
        <table:table-row table:style-name="ro1">
          <table:table-cell office:value-type="string" calcext:value-type="string">
            <text:p>r_cr49_ap_mn52</text:p>
          </table:table-cell>
        </table:table-row>
        <table:table-row table:style-name="ro1">
          <table:table-cell office:value-type="string" calcext:value-type="string">
            <text:p>r_mn52_pa_cr49</text:p>
          </table:table-cell>
        </table:table-row>
        <table:table-row table:style-name="ro1">
          <table:table-cell office:value-type="string" calcext:value-type="string">
            <text:p>r_cr50_ap_mn53</text:p>
          </table:table-cell>
        </table:table-row>
        <table:table-row table:style-name="ro1">
          <table:table-cell office:value-type="string" calcext:value-type="string">
            <text:p>r_mn53_pa_cr50</text:p>
          </table:table-cell>
        </table:table-row>
        <table:table-row table:style-name="ro1">
          <table:table-cell office:value-type="string" calcext:value-type="string">
            <text:p>r_cu54_ap_zn57</text:p>
          </table:table-cell>
        </table:table-row>
        <table:table-row table:style-name="ro1">
          <table:table-cell office:value-type="string" calcext:value-type="string">
            <text:p>r_zn57_pa_cu54</text:p>
          </table:table-cell>
        </table:table-row>
        <table:table-row table:style-name="ro1">
          <table:table-cell office:value-type="string" calcext:value-type="string">
            <text:p>r_cu55_ap_zn58</text:p>
          </table:table-cell>
        </table:table-row>
        <table:table-row table:style-name="ro1">
          <table:table-cell office:value-type="string" calcext:value-type="string">
            <text:p>r_zn58_pa_cu55</text:p>
          </table:table-cell>
        </table:table-row>
        <table:table-row table:style-name="ro1">
          <table:table-cell office:value-type="string" calcext:value-type="string">
            <text:p>r_cd97_ap_in100</text:p>
          </table:table-cell>
        </table:table-row>
        <table:table-row table:style-name="ro1">
          <table:table-cell office:value-type="string" calcext:value-type="string">
            <text:p>r_in100_pa_cd97</text:p>
          </table:table-cell>
        </table:table-row>
        <table:table-row table:style-name="ro1">
          <table:table-cell office:value-type="string" calcext:value-type="string">
            <text:p>r_cu56_ap_zn59</text:p>
          </table:table-cell>
        </table:table-row>
        <table:table-row table:style-name="ro1">
          <table:table-cell office:value-type="string" calcext:value-type="string">
            <text:p>r_zn59_pa_cu56</text:p>
          </table:table-cell>
        </table:table-row>
        <table:table-row table:style-name="ro1">
          <table:table-cell office:value-type="string" calcext:value-type="string">
            <text:p>r_cu57_ap_zn60</text:p>
          </table:table-cell>
        </table:table-row>
        <table:table-row table:style-name="ro1">
          <table:table-cell office:value-type="string" calcext:value-type="string">
            <text:p>r_zn60_pa_cu57</text:p>
          </table:table-cell>
        </table:table-row>
        <table:table-row table:style-name="ro1">
          <table:table-cell office:value-type="string" calcext:value-type="string">
            <text:p>r_cu58_ap_zn61</text:p>
          </table:table-cell>
        </table:table-row>
        <table:table-row table:style-name="ro1">
          <table:table-cell office:value-type="string" calcext:value-type="string">
            <text:p>r_zn61_pa_cu58</text:p>
          </table:table-cell>
        </table:table-row>
        <table:table-row table:style-name="ro1">
          <table:table-cell office:value-type="string" calcext:value-type="string">
            <text:p>r_al24_ap_si27</text:p>
          </table:table-cell>
        </table:table-row>
        <table:table-row table:style-name="ro1">
          <table:table-cell office:value-type="string" calcext:value-type="string">
            <text:p>r_si27_pa_al24</text:p>
          </table:table-cell>
        </table:table-row>
        <table:table-row table:style-name="ro1">
          <table:table-cell office:value-type="string" calcext:value-type="string">
            <text:p>r_br69_ap_kr72</text:p>
          </table:table-cell>
        </table:table-row>
        <table:table-row table:style-name="ro1">
          <table:table-cell office:value-type="string" calcext:value-type="string">
            <text:p>r_kr72_pa_br69</text:p>
          </table:table-cell>
        </table:table-row>
        <table:table-row table:style-name="ro1">
          <table:table-cell office:value-type="string" calcext:value-type="string">
            <text:p>r_cu59_ap_zn62</text:p>
          </table:table-cell>
        </table:table-row>
        <table:table-row table:style-name="ro1">
          <table:table-cell office:value-type="string" calcext:value-type="string">
            <text:p>r_zn62_pa_cu59</text:p>
          </table:table-cell>
        </table:table-row>
        <table:table-row table:style-name="ro1">
          <table:table-cell office:value-type="string" calcext:value-type="string">
            <text:p>r_cu60_ap_zn63</text:p>
          </table:table-cell>
        </table:table-row>
        <table:table-row table:style-name="ro1">
          <table:table-cell office:value-type="string" calcext:value-type="string">
            <text:p>r_zn63_pa_cu60</text:p>
          </table:table-cell>
        </table:table-row>
        <table:table-row table:style-name="ro1">
          <table:table-cell office:value-type="string" calcext:value-type="string">
            <text:p>r_cu61_ap_zn64</text:p>
          </table:table-cell>
        </table:table-row>
        <table:table-row table:style-name="ro1">
          <table:table-cell office:value-type="string" calcext:value-type="string">
            <text:p>r_zn64_pa_cu61</text:p>
          </table:table-cell>
        </table:table-row>
        <table:table-row table:style-name="ro1">
          <table:table-cell office:value-type="string" calcext:value-type="string">
            <text:p>r_cu62_ap_zn65</text:p>
          </table:table-cell>
        </table:table-row>
        <table:table-row table:style-name="ro1">
          <table:table-cell office:value-type="string" calcext:value-type="string">
            <text:p>r_zn65_pa_cu62</text:p>
          </table:table-cell>
        </table:table-row>
        <table:table-row table:style-name="ro1">
          <table:table-cell office:value-type="string" calcext:value-type="string">
            <text:p>r_cu63_ap_zn66</text:p>
          </table:table-cell>
        </table:table-row>
        <table:table-row table:style-name="ro1">
          <table:table-cell office:value-type="string" calcext:value-type="string">
            <text:p>r_zn66_pa_cu63</text:p>
          </table:table-cell>
        </table:table-row>
        <table:table-row table:style-name="ro1">
          <table:table-cell office:value-type="string" calcext:value-type="string">
            <text:p>r_f17_ap_ne20</text:p>
          </table:table-cell>
        </table:table-row>
        <table:table-row table:style-name="ro1">
          <table:table-cell office:value-type="string" calcext:value-type="string">
            <text:p>r_ne20_pa_f17</text:p>
          </table:table-cell>
        </table:table-row>
        <table:table-row table:style-name="ro1">
          <table:table-cell office:value-type="string" calcext:value-type="string">
            <text:p>r_f18_ap_ne21</text:p>
          </table:table-cell>
        </table:table-row>
        <table:table-row table:style-name="ro1">
          <table:table-cell office:value-type="string" calcext:value-type="string">
            <text:p>r_ne21_pa_f18</text:p>
          </table:table-cell>
        </table:table-row>
        <table:table-row table:style-name="ro1">
          <table:table-cell office:value-type="string" calcext:value-type="string">
            <text:p>r_fe48_ap_co51</text:p>
          </table:table-cell>
        </table:table-row>
        <table:table-row table:style-name="ro1">
          <table:table-cell office:value-type="string" calcext:value-type="string">
            <text:p>r_co51_pa_fe48</text:p>
          </table:table-cell>
        </table:table-row>
        <table:table-row table:style-name="ro1">
          <table:table-cell office:value-type="string" calcext:value-type="string">
            <text:p>r_fe49_ap_co52</text:p>
          </table:table-cell>
        </table:table-row>
        <table:table-row table:style-name="ro1">
          <table:table-cell office:value-type="string" calcext:value-type="string">
            <text:p>r_co52_pa_fe49</text:p>
          </table:table-cell>
        </table:table-row>
        <table:table-row table:style-name="ro1">
          <table:table-cell office:value-type="string" calcext:value-type="string">
            <text:p>r_cd98_ap_in101</text:p>
          </table:table-cell>
        </table:table-row>
        <table:table-row table:style-name="ro1">
          <table:table-cell office:value-type="string" calcext:value-type="string">
            <text:p>r_in101_pa_cd98</text:p>
          </table:table-cell>
        </table:table-row>
        <table:table-row table:style-name="ro1">
          <table:table-cell office:value-type="string" calcext:value-type="string">
            <text:p>r_fe50_ap_co53</text:p>
          </table:table-cell>
        </table:table-row>
        <table:table-row table:style-name="ro1">
          <table:table-cell office:value-type="string" calcext:value-type="string">
            <text:p>r_co53_pa_fe50</text:p>
          </table:table-cell>
        </table:table-row>
        <table:table-row table:style-name="ro1">
          <table:table-cell office:value-type="string" calcext:value-type="string">
            <text:p>r_fe51_ap_co54</text:p>
          </table:table-cell>
        </table:table-row>
        <table:table-row table:style-name="ro1">
          <table:table-cell office:value-type="string" calcext:value-type="string">
            <text:p>r_co54_pa_fe51</text:p>
          </table:table-cell>
        </table:table-row>
        <table:table-row table:style-name="ro1">
          <table:table-cell office:value-type="string" calcext:value-type="string">
            <text:p>r_fe52_ap_co55</text:p>
          </table:table-cell>
        </table:table-row>
        <table:table-row table:style-name="ro1">
          <table:table-cell office:value-type="string" calcext:value-type="string">
            <text:p>r_co55_pa_fe52</text:p>
          </table:table-cell>
        </table:table-row>
        <table:table-row table:style-name="ro1">
          <table:table-cell office:value-type="string" calcext:value-type="string">
            <text:p>r_fe53_ap_co56</text:p>
          </table:table-cell>
        </table:table-row>
        <table:table-row table:style-name="ro1">
          <table:table-cell office:value-type="string" calcext:value-type="string">
            <text:p>r_co56_pa_fe53</text:p>
          </table:table-cell>
        </table:table-row>
        <table:table-row table:style-name="ro1">
          <table:table-cell office:value-type="string" calcext:value-type="string">
            <text:p>r_fe54_ap_co57</text:p>
          </table:table-cell>
        </table:table-row>
        <table:table-row table:style-name="ro1">
          <table:table-cell office:value-type="string" calcext:value-type="string">
            <text:p>r_co57_pa_fe54</text:p>
          </table:table-cell>
        </table:table-row>
        <table:table-row table:style-name="ro1">
          <table:table-cell office:value-type="string" calcext:value-type="string">
            <text:p>r_al25_ap_si28</text:p>
          </table:table-cell>
        </table:table-row>
        <table:table-row table:style-name="ro1">
          <table:table-cell office:value-type="string" calcext:value-type="string">
            <text:p>r_si28_pa_al25</text:p>
          </table:table-cell>
        </table:table-row>
        <table:table-row table:style-name="ro1">
          <table:table-cell office:value-type="string" calcext:value-type="string">
            <text:p>r_br70_ap_kr73</text:p>
          </table:table-cell>
        </table:table-row>
        <table:table-row table:style-name="ro1">
          <table:table-cell office:value-type="string" calcext:value-type="string">
            <text:p>r_kr73_pa_br70</text:p>
          </table:table-cell>
        </table:table-row>
        <table:table-row table:style-name="ro1">
          <table:table-cell office:value-type="string" calcext:value-type="string">
            <text:p>r_ga59_ap_ge62</text:p>
          </table:table-cell>
        </table:table-row>
        <table:table-row table:style-name="ro1">
          <table:table-cell office:value-type="string" calcext:value-type="string">
            <text:p>r_ge62_pa_ga59</text:p>
          </table:table-cell>
        </table:table-row>
        <table:table-row table:style-name="ro1">
          <table:table-cell office:value-type="string" calcext:value-type="string">
            <text:p>r_ga60_ap_ge63</text:p>
          </table:table-cell>
        </table:table-row>
        <table:table-row table:style-name="ro1">
          <table:table-cell office:value-type="string" calcext:value-type="string">
            <text:p>r_ge63_pa_ga60</text:p>
          </table:table-cell>
        </table:table-row>
        <table:table-row table:style-name="ro1">
          <table:table-cell office:value-type="string" calcext:value-type="string">
            <text:p>r_ga61_ap_ge64</text:p>
          </table:table-cell>
        </table:table-row>
        <table:table-row table:style-name="ro1">
          <table:table-cell office:value-type="string" calcext:value-type="string">
            <text:p>r_ge64_pa_ga61</text:p>
          </table:table-cell>
        </table:table-row>
        <table:table-row table:style-name="ro1">
          <table:table-cell office:value-type="string" calcext:value-type="string">
            <text:p>r_cd99_ap_in102</text:p>
          </table:table-cell>
        </table:table-row>
        <table:table-row table:style-name="ro1">
          <table:table-cell office:value-type="string" calcext:value-type="string">
            <text:p>r_in102_pa_cd99</text:p>
          </table:table-cell>
        </table:table-row>
        <table:table-row table:style-name="ro1">
          <table:table-cell office:value-type="string" calcext:value-type="string">
            <text:p>r_ga62_ap_ge65</text:p>
          </table:table-cell>
        </table:table-row>
        <table:table-row table:style-name="ro1">
          <table:table-cell office:value-type="string" calcext:value-type="string">
            <text:p>r_ge65_pa_ga62</text:p>
          </table:table-cell>
        </table:table-row>
        <table:table-row table:style-name="ro1">
          <table:table-cell office:value-type="string" calcext:value-type="string">
            <text:p>r_ga63_ap_ge66</text:p>
          </table:table-cell>
        </table:table-row>
        <table:table-row table:style-name="ro1">
          <table:table-cell office:value-type="string" calcext:value-type="string">
            <text:p>r_ge66_pa_ga63</text:p>
          </table:table-cell>
        </table:table-row>
        <table:table-row table:style-name="ro1">
          <table:table-cell office:value-type="string" calcext:value-type="string">
            <text:p>r_ag96_ap_cd99</text:p>
          </table:table-cell>
        </table:table-row>
        <table:table-row table:style-name="ro1">
          <table:table-cell office:value-type="string" calcext:value-type="string">
            <text:p>r_cd99_pa_ag96</text:p>
          </table:table-cell>
        </table:table-row>
        <table:table-row table:style-name="ro1">
          <table:table-cell office:value-type="string" calcext:value-type="string">
            <text:p>r_ga64_ap_ge67</text:p>
          </table:table-cell>
        </table:table-row>
        <table:table-row table:style-name="ro1">
          <table:table-cell office:value-type="string" calcext:value-type="string">
            <text:p>r_ge67_pa_ga64</text:p>
          </table:table-cell>
        </table:table-row>
        <table:table-row table:style-name="ro1">
          <table:table-cell office:value-type="string" calcext:value-type="string">
            <text:p>r_ga65_ap_ge68</text:p>
          </table:table-cell>
        </table:table-row>
        <table:table-row table:style-name="ro1">
          <table:table-cell office:value-type="string" calcext:value-type="string">
            <text:p>r_ge68_pa_ga65</text:p>
          </table:table-cell>
        </table:table-row>
        <table:table-row table:style-name="ro1">
          <table:table-cell office:value-type="string" calcext:value-type="string">
            <text:p>r_cl30_ap_ar33</text:p>
          </table:table-cell>
        </table:table-row>
        <table:table-row table:style-name="ro1">
          <table:table-cell office:value-type="string" calcext:value-type="string">
            <text:p>r_ar33_pa_cl30</text:p>
          </table:table-cell>
        </table:table-row>
        <table:table-row table:style-name="ro1">
          <table:table-cell office:value-type="string" calcext:value-type="string">
            <text:p>r_ge61_ap_as64</text:p>
          </table:table-cell>
        </table:table-row>
        <table:table-row table:style-name="ro1">
          <table:table-cell office:value-type="string" calcext:value-type="string">
            <text:p>r_as64_pa_ge61</text:p>
          </table:table-cell>
        </table:table-row>
        <table:table-row table:style-name="ro1">
          <table:table-cell office:value-type="string" calcext:value-type="string">
            <text:p>r_ge62_ap_as65</text:p>
          </table:table-cell>
        </table:table-row>
        <table:table-row table:style-name="ro1">
          <table:table-cell office:value-type="string" calcext:value-type="string">
            <text:p>r_as65_pa_ge62</text:p>
          </table:table-cell>
        </table:table-row>
        <table:table-row table:style-name="ro1">
          <table:table-cell office:value-type="string" calcext:value-type="string">
            <text:p>r_ge63_ap_as66</text:p>
          </table:table-cell>
        </table:table-row>
        <table:table-row table:style-name="ro1">
          <table:table-cell office:value-type="string" calcext:value-type="string">
            <text:p>r_as66_pa_ge63</text:p>
          </table:table-cell>
        </table:table-row>
        <table:table-row table:style-name="ro1">
          <table:table-cell office:value-type="string" calcext:value-type="string">
            <text:p>r_ge64_ap_as67</text:p>
          </table:table-cell>
        </table:table-row>
        <table:table-row table:style-name="ro1">
          <table:table-cell office:value-type="string" calcext:value-type="string">
            <text:p>r_as67_pa_ge64</text:p>
          </table:table-cell>
        </table:table-row>
        <table:table-row table:style-name="ro1">
          <table:table-cell office:value-type="string" calcext:value-type="string">
            <text:p>r_ge65_ap_as68</text:p>
          </table:table-cell>
        </table:table-row>
        <table:table-row table:style-name="ro1">
          <table:table-cell office:value-type="string" calcext:value-type="string">
            <text:p>r_as68_pa_ge65</text:p>
          </table:table-cell>
        </table:table-row>
        <table:table-row table:style-name="ro1">
          <table:table-cell office:value-type="string" calcext:value-type="string">
            <text:p>r_al26_ap_si29</text:p>
          </table:table-cell>
        </table:table-row>
        <table:table-row table:style-name="ro1">
          <table:table-cell office:value-type="string" calcext:value-type="string">
            <text:p>r_si29_pa_al26</text:p>
          </table:table-cell>
        </table:table-row>
        <table:table-row table:style-name="ro1">
          <table:table-cell office:value-type="string" calcext:value-type="string">
            <text:p>r_ge66_ap_as69</text:p>
          </table:table-cell>
        </table:table-row>
        <table:table-row table:style-name="ro1">
          <table:table-cell office:value-type="string" calcext:value-type="string">
            <text:p>r_as69_pa_ge66</text:p>
          </table:table-cell>
        </table:table-row>
        <table:table-row table:style-name="ro1">
          <table:table-cell office:value-type="string" calcext:value-type="string">
            <text:p>r_br71_ap_kr74</text:p>
          </table:table-cell>
        </table:table-row>
        <table:table-row table:style-name="ro1">
          <table:table-cell office:value-type="string" calcext:value-type="string">
            <text:p>r_kr74_pa_br71</text:p>
          </table:table-cell>
        </table:table-row>
        <table:table-row table:style-name="ro1">
          <table:table-cell office:value-type="string" calcext:value-type="string">
            <text:p>r_cl31_ap_ar34</text:p>
          </table:table-cell>
        </table:table-row>
        <table:table-row table:style-name="ro1">
          <table:table-cell office:value-type="string" calcext:value-type="string">
            <text:p>r_ar34_pa_cl31</text:p>
          </table:table-cell>
        </table:table-row>
        <table:table-row table:style-name="ro1">
          <table:table-cell office:value-type="string" calcext:value-type="string">
            <text:p>r_in100_ap_sn103</text:p>
          </table:table-cell>
        </table:table-row>
        <table:table-row table:style-name="ro1">
          <table:table-cell office:value-type="string" calcext:value-type="string">
            <text:p>r_sn103_pa_in100</text:p>
          </table:table-cell>
        </table:table-row>
        <table:table-row table:style-name="ro1">
          <table:table-cell office:value-type="string" calcext:value-type="string">
            <text:p>r_in101_ap_sn104</text:p>
          </table:table-cell>
        </table:table-row>
        <table:table-row table:style-name="ro1">
          <table:table-cell office:value-type="string" calcext:value-type="string">
            <text:p>r_sn104_pa_in101</text:p>
          </table:table-cell>
        </table:table-row>
        <table:table-row table:style-name="ro1">
          <table:table-cell office:value-type="string" calcext:value-type="string">
            <text:p>r_in102_ap_sn105</text:p>
          </table:table-cell>
        </table:table-row>
        <table:table-row table:style-name="ro1">
          <table:table-cell office:value-type="string" calcext:value-type="string">
            <text:p>r_sn105_pa_in102</text:p>
          </table:table-cell>
        </table:table-row>
        <table:table-row table:style-name="ro1">
          <table:table-cell office:value-type="string" calcext:value-type="string">
            <text:p>r_in98_ap_sn101</text:p>
          </table:table-cell>
        </table:table-row>
        <table:table-row table:style-name="ro1">
          <table:table-cell office:value-type="string" calcext:value-type="string">
            <text:p>r_sn101_pa_in98</text:p>
          </table:table-cell>
        </table:table-row>
        <table:table-row table:style-name="ro1">
          <table:table-cell office:value-type="string" calcext:value-type="string">
            <text:p>r_in99_ap_sn102</text:p>
          </table:table-cell>
        </table:table-row>
        <table:table-row table:style-name="ro1">
          <table:table-cell office:value-type="string" calcext:value-type="string">
            <text:p>r_sn102_pa_in99</text:p>
          </table:table-cell>
        </table:table-row>
        <table:table-row table:style-name="ro1">
          <table:table-cell office:value-type="string" calcext:value-type="string">
            <text:p>r_k35_ap_ca38</text:p>
          </table:table-cell>
        </table:table-row>
        <table:table-row table:style-name="ro1">
          <table:table-cell office:value-type="string" calcext:value-type="string">
            <text:p>r_ca38_pa_k35</text:p>
          </table:table-cell>
        </table:table-row>
        <table:table-row table:style-name="ro1">
          <table:table-cell office:value-type="string" calcext:value-type="string">
            <text:p>r_k36_ap_ca39</text:p>
          </table:table-cell>
        </table:table-row>
        <table:table-row table:style-name="ro1">
          <table:table-cell office:value-type="string" calcext:value-type="string">
            <text:p>r_ca39_pa_k36</text:p>
          </table:table-cell>
        </table:table-row>
        <table:table-row table:style-name="ro1">
          <table:table-cell office:value-type="string" calcext:value-type="string">
            <text:p>r_al27_ap_si30</text:p>
          </table:table-cell>
        </table:table-row>
        <table:table-row table:style-name="ro1">
          <table:table-cell office:value-type="string" calcext:value-type="string">
            <text:p>r_si30_pa_al27</text:p>
          </table:table-cell>
        </table:table-row>
        <table:table-row table:style-name="ro1">
          <table:table-cell office:value-type="string" calcext:value-type="string">
            <text:p>r_k37_ap_ca40</text:p>
          </table:table-cell>
        </table:table-row>
        <table:table-row table:style-name="ro1">
          <table:table-cell office:value-type="string" calcext:value-type="string">
            <text:p>r_ca40_pa_k37</text:p>
          </table:table-cell>
        </table:table-row>
        <table:table-row table:style-name="ro1">
          <table:table-cell office:value-type="string" calcext:value-type="string">
            <text:p>r_cl32_ap_ar35</text:p>
          </table:table-cell>
        </table:table-row>
        <table:table-row table:style-name="ro1">
          <table:table-cell office:value-type="string" calcext:value-type="string">
            <text:p>r_ar35_pa_cl32</text:p>
          </table:table-cell>
        </table:table-row>
        <table:table-row table:style-name="ro1">
          <table:table-cell office:value-type="string" calcext:value-type="string">
            <text:p>r_k38_ap_ca41</text:p>
          </table:table-cell>
        </table:table-row>
        <table:table-row table:style-name="ro1">
          <table:table-cell office:value-type="string" calcext:value-type="string">
            <text:p>r_ca41_pa_k38</text:p>
          </table:table-cell>
        </table:table-row>
        <table:table-row table:style-name="ro1">
          <table:table-cell office:value-type="string" calcext:value-type="string">
            <text:p>r_k39_ap_ca42</text:p>
          </table:table-cell>
        </table:table-row>
        <table:table-row table:style-name="ro1">
          <table:table-cell office:value-type="string" calcext:value-type="string">
            <text:p>r_ca42_pa_k39</text:p>
          </table:table-cell>
        </table:table-row>
        <table:table-row table:style-name="ro1">
          <table:table-cell office:value-type="string" calcext:value-type="string">
            <text:p>r_kr70_ap_rb73</text:p>
          </table:table-cell>
        </table:table-row>
        <table:table-row table:style-name="ro1">
          <table:table-cell office:value-type="string" calcext:value-type="string">
            <text:p>r_rb73_pa_kr70</text:p>
          </table:table-cell>
        </table:table-row>
        <table:table-row table:style-name="ro1">
          <table:table-cell office:value-type="string" calcext:value-type="string">
            <text:p>r_kr71_ap_rb74</text:p>
          </table:table-cell>
        </table:table-row>
        <table:table-row table:style-name="ro1">
          <table:table-cell office:value-type="string" calcext:value-type="string">
            <text:p>r_rb74_pa_kr71</text:p>
          </table:table-cell>
        </table:table-row>
        <table:table-row table:style-name="ro1">
          <table:table-cell office:value-type="string" calcext:value-type="string">
            <text:p>r_kr72_ap_rb75</text:p>
          </table:table-cell>
        </table:table-row>
        <table:table-row table:style-name="ro1">
          <table:table-cell office:value-type="string" calcext:value-type="string">
            <text:p>r_rb75_pa_kr72</text:p>
          </table:table-cell>
        </table:table-row>
        <table:table-row table:style-name="ro1">
          <table:table-cell office:value-type="string" calcext:value-type="string">
            <text:p>r_kr73_ap_rb76</text:p>
          </table:table-cell>
        </table:table-row>
        <table:table-row table:style-name="ro1">
          <table:table-cell office:value-type="string" calcext:value-type="string">
            <text:p>r_rb76_pa_kr73</text:p>
          </table:table-cell>
        </table:table-row>
        <table:table-row table:style-name="ro1">
          <table:table-cell office:value-type="string" calcext:value-type="string">
            <text:p>r_kr74_ap_rb77</text:p>
          </table:table-cell>
        </table:table-row>
        <table:table-row table:style-name="ro1">
          <table:table-cell office:value-type="string" calcext:value-type="string">
            <text:p>r_rb77_pa_kr74</text:p>
          </table:table-cell>
        </table:table-row>
        <table:table-row table:style-name="ro1">
          <table:table-cell office:value-type="string" calcext:value-type="string">
            <text:p>r_mg21_ap_al24</text:p>
          </table:table-cell>
        </table:table-row>
        <table:table-row table:style-name="ro1">
          <table:table-cell office:value-type="string" calcext:value-type="string">
            <text:p>r_al24_pa_mg21</text:p>
          </table:table-cell>
        </table:table-row>
        <table:table-row table:style-name="ro1">
          <table:table-cell office:value-type="string" calcext:value-type="string">
            <text:p>r_mg22_ap_al25</text:p>
          </table:table-cell>
        </table:table-row>
        <table:table-row table:style-name="ro1">
          <table:table-cell office:value-type="string" calcext:value-type="string">
            <text:p>r_al25_pa_mg22</text:p>
          </table:table-cell>
        </table:table-row>
        <table:table-row table:style-name="ro1">
          <table:table-cell office:value-type="string" calcext:value-type="string">
            <text:p>r_mg23_ap_al26</text:p>
          </table:table-cell>
        </table:table-row>
        <table:table-row table:style-name="ro1">
          <table:table-cell office:value-type="string" calcext:value-type="string">
            <text:p>r_al26_pa_mg23</text:p>
          </table:table-cell>
        </table:table-row>
        <table:table-row table:style-name="ro1">
          <table:table-cell office:value-type="string" calcext:value-type="string">
            <text:p>r_mg24_ap_al27</text:p>
          </table:table-cell>
        </table:table-row>
        <table:table-row table:style-name="ro1">
          <table:table-cell office:value-type="string" calcext:value-type="string">
            <text:p>r_al27_pa_mg24</text:p>
          </table:table-cell>
        </table:table-row>
        <table:table-row table:style-name="ro1">
          <table:table-cell office:value-type="string" calcext:value-type="string">
            <text:p>r_mn47_ap_fe50</text:p>
          </table:table-cell>
        </table:table-row>
        <table:table-row table:style-name="ro1">
          <table:table-cell office:value-type="string" calcext:value-type="string">
            <text:p>r_fe50_pa_mn47</text:p>
          </table:table-cell>
        </table:table-row>
        <table:table-row table:style-name="ro1">
          <table:table-cell office:value-type="string" calcext:value-type="string">
            <text:p>r_mn48_ap_fe51</text:p>
          </table:table-cell>
        </table:table-row>
        <table:table-row table:style-name="ro1">
          <table:table-cell office:value-type="string" calcext:value-type="string">
            <text:p>r_fe51_pa_mn48</text:p>
          </table:table-cell>
        </table:table-row>
        <table:table-row table:style-name="ro1">
          <table:table-cell office:value-type="string" calcext:value-type="string">
            <text:p>r_cl33_ap_ar36</text:p>
          </table:table-cell>
        </table:table-row>
        <table:table-row table:style-name="ro1">
          <table:table-cell office:value-type="string" calcext:value-type="string">
            <text:p>r_ar36_pa_cl33</text:p>
          </table:table-cell>
        </table:table-row>
        <table:table-row table:style-name="ro1">
          <table:table-cell office:value-type="string" calcext:value-type="string">
            <text:p>r_mn49_ap_fe52</text:p>
          </table:table-cell>
        </table:table-row>
        <table:table-row table:style-name="ro1">
          <table:table-cell office:value-type="string" calcext:value-type="string">
            <text:p>r_fe52_pa_mn49</text:p>
          </table:table-cell>
        </table:table-row>
        <table:table-row table:style-name="ro1">
          <table:table-cell office:value-type="string" calcext:value-type="string">
            <text:p>r_mn50_ap_fe53</text:p>
          </table:table-cell>
        </table:table-row>
        <table:table-row table:style-name="ro1">
          <table:table-cell office:value-type="string" calcext:value-type="string">
            <text:p>r_fe53_pa_mn50</text:p>
          </table:table-cell>
        </table:table-row>
        <table:table-row table:style-name="ro1">
          <table:table-cell office:value-type="string" calcext:value-type="string">
            <text:p>r_ar32_ap_k35</text:p>
          </table:table-cell>
        </table:table-row>
        <table:table-row table:style-name="ro1">
          <table:table-cell office:value-type="string" calcext:value-type="string">
            <text:p>r_k35_pa_ar32</text:p>
          </table:table-cell>
        </table:table-row>
        <table:table-row table:style-name="ro1">
          <table:table-cell office:value-type="string" calcext:value-type="string">
            <text:p>r_mn51_ap_fe54</text:p>
          </table:table-cell>
        </table:table-row>
        <table:table-row table:style-name="ro1">
          <table:table-cell office:value-type="string" calcext:value-type="string">
            <text:p>r_fe54_pa_mn51</text:p>
          </table:table-cell>
        </table:table-row>
        <table:table-row table:style-name="ro1">
          <table:table-cell office:value-type="string" calcext:value-type="string">
            <text:p>r_mn52_ap_fe55</text:p>
          </table:table-cell>
        </table:table-row>
        <table:table-row table:style-name="ro1">
          <table:table-cell office:value-type="string" calcext:value-type="string">
            <text:p>r_fe55_pa_mn52</text:p>
          </table:table-cell>
        </table:table-row>
        <table:table-row table:style-name="ro1">
          <table:table-cell office:value-type="string" calcext:value-type="string">
            <text:p>r_mn53_ap_fe56</text:p>
          </table:table-cell>
        </table:table-row>
        <table:table-row table:style-name="ro1">
          <table:table-cell office:value-type="string" calcext:value-type="string">
            <text:p>r_fe56_pa_mn53</text:p>
          </table:table-cell>
        </table:table-row>
        <table:table-row table:style-name="ro1">
          <table:table-cell office:value-type="string" calcext:value-type="string">
            <text:p>r_mo82_ap_tc85</text:p>
          </table:table-cell>
        </table:table-row>
        <table:table-row table:style-name="ro1">
          <table:table-cell office:value-type="string" calcext:value-type="string">
            <text:p>r_tc85_pa_mo82</text:p>
          </table:table-cell>
        </table:table-row>
        <table:table-row table:style-name="ro1">
          <table:table-cell office:value-type="string" calcext:value-type="string">
            <text:p>r_mo83_ap_tc86</text:p>
          </table:table-cell>
        </table:table-row>
        <table:table-row table:style-name="ro1">
          <table:table-cell office:value-type="string" calcext:value-type="string">
            <text:p>r_tc86_pa_mo83</text:p>
          </table:table-cell>
        </table:table-row>
        <table:table-row table:style-name="ro1">
          <table:table-cell office:value-type="string" calcext:value-type="string">
            <text:p>r_mo84_ap_tc87</text:p>
          </table:table-cell>
        </table:table-row>
        <table:table-row table:style-name="ro1">
          <table:table-cell office:value-type="string" calcext:value-type="string">
            <text:p>r_tc87_pa_mo84</text:p>
          </table:table-cell>
        </table:table-row>
        <table:table-row table:style-name="ro1">
          <table:table-cell office:value-type="string" calcext:value-type="string">
            <text:p>r_mo85_ap_tc88</text:p>
          </table:table-cell>
        </table:table-row>
        <table:table-row table:style-name="ro1">
          <table:table-cell office:value-type="string" calcext:value-type="string">
            <text:p>r_tc88_pa_mo85</text:p>
          </table:table-cell>
        </table:table-row>
        <table:table-row table:style-name="ro1">
          <table:table-cell office:value-type="string" calcext:value-type="string">
            <text:p>r_b8_ap_c11</text:p>
          </table:table-cell>
        </table:table-row>
        <table:table-row table:style-name="ro1">
          <table:table-cell office:value-type="string" calcext:value-type="string">
            <text:p>r_c11_pa_b8</text:p>
          </table:table-cell>
        </table:table-row>
        <table:table-row table:style-name="ro1">
          <table:table-cell office:value-type="string" calcext:value-type="string">
            <text:p>r_n12_ap_o15</text:p>
          </table:table-cell>
        </table:table-row>
        <table:table-row table:style-name="ro1">
          <table:table-cell office:value-type="string" calcext:value-type="string">
            <text:p>r_o15_pa_n12</text:p>
          </table:table-cell>
        </table:table-row>
        <table:table-row table:style-name="ro1">
          <table:table-cell office:value-type="string" calcext:value-type="string">
            <text:p>r_n13_ap_o16</text:p>
          </table:table-cell>
        </table:table-row>
        <table:table-row table:style-name="ro1">
          <table:table-cell office:value-type="string" calcext:value-type="string">
            <text:p>r_o16_pa_n13</text:p>
          </table:table-cell>
        </table:table-row>
        <table:table-row table:style-name="ro1">
          <table:table-cell office:value-type="string" calcext:value-type="string">
            <text:p>r_n14_ap_o17</text:p>
          </table:table-cell>
        </table:table-row>
        <table:table-row table:style-name="ro1">
          <table:table-cell office:value-type="string" calcext:value-type="string">
            <text:p>r_o17_pa_n14</text:p>
          </table:table-cell>
        </table:table-row>
        <table:table-row table:style-name="ro1">
          <table:table-cell office:value-type="string" calcext:value-type="string">
            <text:p>r_c11_ap_n14</text:p>
          </table:table-cell>
        </table:table-row>
        <table:table-row table:style-name="ro1">
          <table:table-cell office:value-type="string" calcext:value-type="string">
            <text:p>r_n14_pa_c11</text:p>
          </table:table-cell>
        </table:table-row>
        <table:table-row table:style-name="ro1">
          <table:table-cell office:value-type="string" calcext:value-type="string">
            <text:p>r_n15_ap_o18</text:p>
          </table:table-cell>
        </table:table-row>
        <table:table-row table:style-name="ro1">
          <table:table-cell office:value-type="string" calcext:value-type="string">
            <text:p>r_o18_pa_n15</text:p>
          </table:table-cell>
        </table:table-row>
        <table:table-row table:style-name="ro1">
          <table:table-cell office:value-type="string" calcext:value-type="string">
            <text:p>r_na20_ap_mg23</text:p>
          </table:table-cell>
        </table:table-row>
        <table:table-row table:style-name="ro1">
          <table:table-cell office:value-type="string" calcext:value-type="string">
            <text:p>r_mg23_pa_na20</text:p>
          </table:table-cell>
        </table:table-row>
        <table:table-row table:style-name="ro1">
          <table:table-cell office:value-type="string" calcext:value-type="string">
            <text:p>r_cl34_ap_ar37</text:p>
          </table:table-cell>
        </table:table-row>
        <table:table-row table:style-name="ro1">
          <table:table-cell office:value-type="string" calcext:value-type="string">
            <text:p>r_ar37_pa_cl34</text:p>
          </table:table-cell>
        </table:table-row>
        <table:table-row table:style-name="ro1">
          <table:table-cell office:value-type="string" calcext:value-type="string">
            <text:p>r_na21_ap_mg24</text:p>
          </table:table-cell>
        </table:table-row>
        <table:table-row table:style-name="ro1">
          <table:table-cell office:value-type="string" calcext:value-type="string">
            <text:p>r_mg24_pa_na21</text:p>
          </table:table-cell>
        </table:table-row>
        <table:table-row table:style-name="ro1">
          <table:table-cell office:value-type="string" calcext:value-type="string">
            <text:p>r_ar33_ap_k36</text:p>
          </table:table-cell>
        </table:table-row>
        <table:table-row table:style-name="ro1">
          <table:table-cell office:value-type="string" calcext:value-type="string">
            <text:p>r_k36_pa_ar33</text:p>
          </table:table-cell>
        </table:table-row>
        <table:table-row table:style-name="ro1">
          <table:table-cell office:value-type="string" calcext:value-type="string">
            <text:p>r_na22_ap_mg25</text:p>
          </table:table-cell>
        </table:table-row>
        <table:table-row table:style-name="ro1">
          <table:table-cell office:value-type="string" calcext:value-type="string">
            <text:p>r_mg25_pa_na22</text:p>
          </table:table-cell>
        </table:table-row>
        <table:table-row table:style-name="ro1">
          <table:table-cell office:value-type="string" calcext:value-type="string">
            <text:p>r_nb81_ap_mo84</text:p>
          </table:table-cell>
        </table:table-row>
        <table:table-row table:style-name="ro1">
          <table:table-cell office:value-type="string" calcext:value-type="string">
            <text:p>r_mo84_pa_nb81</text:p>
          </table:table-cell>
        </table:table-row>
        <table:table-row table:style-name="ro1">
          <table:table-cell office:value-type="string" calcext:value-type="string">
            <text:p>r_nb82_ap_mo85</text:p>
          </table:table-cell>
        </table:table-row>
        <table:table-row table:style-name="ro1">
          <table:table-cell office:value-type="string" calcext:value-type="string">
            <text:p>r_mo85_pa_nb82</text:p>
          </table:table-cell>
        </table:table-row>
        <table:table-row table:style-name="ro1">
          <table:table-cell office:value-type="string" calcext:value-type="string">
            <text:p>r_nb83_ap_mo86</text:p>
          </table:table-cell>
        </table:table-row>
        <table:table-row table:style-name="ro1">
          <table:table-cell office:value-type="string" calcext:value-type="string">
            <text:p>r_mo86_pa_nb83</text:p>
          </table:table-cell>
        </table:table-row>
        <table:table-row table:style-name="ro1">
          <table:table-cell office:value-type="string" calcext:value-type="string">
            <text:p>r_ne18_ap_na21</text:p>
          </table:table-cell>
        </table:table-row>
        <table:table-row table:style-name="ro1">
          <table:table-cell office:value-type="string" calcext:value-type="string">
            <text:p>r_na21_pa_ne18</text:p>
          </table:table-cell>
        </table:table-row>
        <table:table-row table:style-name="ro1">
          <table:table-cell office:value-type="string" calcext:value-type="string">
            <text:p>r_ne19_ap_na22</text:p>
          </table:table-cell>
        </table:table-row>
        <table:table-row table:style-name="ro1">
          <table:table-cell office:value-type="string" calcext:value-type="string">
            <text:p>r_na22_pa_ne19</text:p>
          </table:table-cell>
        </table:table-row>
        <table:table-row table:style-name="ro1">
          <table:table-cell office:value-type="string" calcext:value-type="string">
            <text:p>r_ne20_ap_na23</text:p>
          </table:table-cell>
        </table:table-row>
        <table:table-row table:style-name="ro1">
          <table:table-cell office:value-type="string" calcext:value-type="string">
            <text:p>r_na23_pa_ne20</text:p>
          </table:table-cell>
        </table:table-row>
        <table:table-row table:style-name="ro1">
          <table:table-cell office:value-type="string" calcext:value-type="string">
            <text:p>r_c12_ap_n15</text:p>
          </table:table-cell>
        </table:table-row>
        <table:table-row table:style-name="ro1">
          <table:table-cell office:value-type="string" calcext:value-type="string">
            <text:p>r_n15_pa_c12</text:p>
          </table:table-cell>
        </table:table-row>
        <table:table-row table:style-name="ro1">
          <table:table-cell office:value-type="string" calcext:value-type="string">
            <text:p>r_ni52_ap_cu55</text:p>
          </table:table-cell>
        </table:table-row>
        <table:table-row table:style-name="ro1">
          <table:table-cell office:value-type="string" calcext:value-type="string">
            <text:p>r_cu55_pa_ni52</text:p>
          </table:table-cell>
        </table:table-row>
        <table:table-row table:style-name="ro1">
          <table:table-cell office:value-type="string" calcext:value-type="string">
            <text:p>r_ni53_ap_cu56</text:p>
          </table:table-cell>
        </table:table-row>
        <table:table-row table:style-name="ro1">
          <table:table-cell office:value-type="string" calcext:value-type="string">
            <text:p>r_cu56_pa_ni53</text:p>
          </table:table-cell>
        </table:table-row>
        <table:table-row table:style-name="ro1">
          <table:table-cell office:value-type="string" calcext:value-type="string">
            <text:p>r_ar34_ap_k37</text:p>
          </table:table-cell>
        </table:table-row>
        <table:table-row table:style-name="ro1">
          <table:table-cell office:value-type="string" calcext:value-type="string">
            <text:p>r_k37_pa_ar34</text:p>
          </table:table-cell>
        </table:table-row>
        <table:table-row table:style-name="ro1">
          <table:table-cell office:value-type="string" calcext:value-type="string">
            <text:p>r_ni54_ap_cu57</text:p>
          </table:table-cell>
        </table:table-row>
        <table:table-row table:style-name="ro1">
          <table:table-cell office:value-type="string" calcext:value-type="string">
            <text:p>r_cu57_pa_ni54</text:p>
          </table:table-cell>
        </table:table-row>
        <table:table-row table:style-name="ro1">
          <table:table-cell office:value-type="string" calcext:value-type="string">
            <text:p>r_cl35_ap_ar38</text:p>
          </table:table-cell>
        </table:table-row>
        <table:table-row table:style-name="ro1">
          <table:table-cell office:value-type="string" calcext:value-type="string">
            <text:p>r_ar38_pa_cl35</text:p>
          </table:table-cell>
        </table:table-row>
        <table:table-row table:style-name="ro1">
          <table:table-cell office:value-type="string" calcext:value-type="string">
            <text:p>r_ni55_ap_cu58</text:p>
          </table:table-cell>
        </table:table-row>
        <table:table-row table:style-name="ro1">
          <table:table-cell office:value-type="string" calcext:value-type="string">
            <text:p>r_cu58_pa_ni55</text:p>
          </table:table-cell>
        </table:table-row>
        <table:table-row table:style-name="ro1">
          <table:table-cell office:value-type="string" calcext:value-type="string">
            <text:p>r_ni56_ap_cu59</text:p>
          </table:table-cell>
        </table:table-row>
        <table:table-row table:style-name="ro1">
          <table:table-cell office:value-type="string" calcext:value-type="string">
            <text:p>r_cu59_pa_ni56</text:p>
          </table:table-cell>
        </table:table-row>
        <table:table-row table:style-name="ro1">
          <table:table-cell office:value-type="string" calcext:value-type="string">
            <text:p>r_ni57_ap_cu60</text:p>
          </table:table-cell>
        </table:table-row>
        <table:table-row table:style-name="ro1">
          <table:table-cell office:value-type="string" calcext:value-type="string">
            <text:p>r_cu60_pa_ni57</text:p>
          </table:table-cell>
        </table:table-row>
        <table:table-row table:style-name="ro1">
          <table:table-cell office:value-type="string" calcext:value-type="string">
            <text:p>r_ni58_ap_cu61</text:p>
          </table:table-cell>
        </table:table-row>
        <table:table-row table:style-name="ro1">
          <table:table-cell office:value-type="string" calcext:value-type="string">
            <text:p>r_cu61_pa_ni58</text:p>
          </table:table-cell>
        </table:table-row>
        <table:table-row table:style-name="ro1">
          <table:table-cell office:value-type="string" calcext:value-type="string">
            <text:p>r_ag95_ap_cd98</text:p>
          </table:table-cell>
        </table:table-row>
        <table:table-row table:style-name="ro1">
          <table:table-cell office:value-type="string" calcext:value-type="string">
            <text:p>r_cd98_pa_ag95</text:p>
          </table:table-cell>
        </table:table-row>
        <table:table-row table:style-name="ro1">
          <table:table-cell office:value-type="string" calcext:value-type="string">
            <text:p>r_ni59_ap_cu62</text:p>
          </table:table-cell>
        </table:table-row>
        <table:table-row table:style-name="ro1">
          <table:table-cell office:value-type="string" calcext:value-type="string">
            <text:p>r_cu62_pa_ni59</text:p>
          </table:table-cell>
        </table:table-row>
        <table:table-row table:style-name="ro1">
          <table:table-cell office:value-type="string" calcext:value-type="string">
            <text:p>r_cd95_ap_in98</text:p>
          </table:table-cell>
        </table:table-row>
        <table:table-row table:style-name="ro1">
          <table:table-cell office:value-type="string" calcext:value-type="string">
            <text:p>r_in98_pa_cd95</text:p>
          </table:table-cell>
        </table:table-row>
        <table:table-row table:style-name="ro1">
          <table:table-cell office:value-type="string" calcext:value-type="string">
            <text:p>r_ni60_ap_cu63</text:p>
          </table:table-cell>
        </table:table-row>
        <table:table-row table:style-name="ro1">
          <table:table-cell office:value-type="string" calcext:value-type="string">
            <text:p>r_cu63_pa_ni60</text:p>
          </table:table-cell>
        </table:table-row>
        <table:table-row table:style-name="ro1">
          <table:table-cell office:value-type="string" calcext:value-type="string">
            <text:p>r_o14_ap_f17</text:p>
          </table:table-cell>
        </table:table-row>
        <table:table-row table:style-name="ro1">
          <table:table-cell office:value-type="string" calcext:value-type="string">
            <text:p>r_f17_pa_o14</text:p>
          </table:table-cell>
        </table:table-row>
        <table:table-row table:style-name="ro1">
          <table:table-cell office:value-type="string" calcext:value-type="string">
            <text:p>r_o15_ap_f18</text:p>
          </table:table-cell>
        </table:table-row>
        <table:table-row table:style-name="ro1">
          <table:table-cell office:value-type="string" calcext:value-type="string">
            <text:p>r_f18_pa_o15</text:p>
          </table:table-cell>
        </table:table-row>
        <table:table-row table:style-name="ro1">
          <table:table-cell office:value-type="string" calcext:value-type="string">
            <text:p>r_o16_ap_f19</text:p>
          </table:table-cell>
        </table:table-row>
        <table:table-row table:style-name="ro1">
          <table:table-cell office:value-type="string" calcext:value-type="string">
            <text:p>r_f19_pa_o16</text:p>
          </table:table-cell>
        </table:table-row>
        <table:table-row table:style-name="ro1">
          <table:table-cell office:value-type="string" calcext:value-type="string">
            <text:p>r_ar35_ap_k38</text:p>
          </table:table-cell>
        </table:table-row>
        <table:table-row table:style-name="ro1">
          <table:table-cell office:value-type="string" calcext:value-type="string">
            <text:p>r_k38_pa_ar35</text:p>
          </table:table-cell>
        </table:table-row>
        <table:table-row table:style-name="ro1">
          <table:table-cell office:value-type="string" calcext:value-type="string">
            <text:p>r_co51_ap_ni54</text:p>
          </table:table-cell>
        </table:table-row>
        <table:table-row table:style-name="ro1">
          <table:table-cell office:value-type="string" calcext:value-type="string">
            <text:p>r_ni54_pa_co51</text:p>
          </table:table-cell>
        </table:table-row>
        <table:table-row table:style-name="ro1">
          <table:table-cell office:value-type="string" calcext:value-type="string">
            <text:p>r_p26_ap_s29</text:p>
          </table:table-cell>
        </table:table-row>
        <table:table-row table:style-name="ro1">
          <table:table-cell office:value-type="string" calcext:value-type="string">
            <text:p>r_s29_pa_p26</text:p>
          </table:table-cell>
        </table:table-row>
        <table:table-row table:style-name="ro1">
          <table:table-cell office:value-type="string" calcext:value-type="string">
            <text:p>r_p27_ap_s30</text:p>
          </table:table-cell>
        </table:table-row>
        <table:table-row table:style-name="ro1">
          <table:table-cell office:value-type="string" calcext:value-type="string">
            <text:p>r_s30_pa_p27</text:p>
          </table:table-cell>
        </table:table-row>
        <table:table-row table:style-name="ro1">
          <table:table-cell office:value-type="string" calcext:value-type="string">
            <text:p>r_p28_ap_s31</text:p>
          </table:table-cell>
        </table:table-row>
        <table:table-row table:style-name="ro1">
          <table:table-cell office:value-type="string" calcext:value-type="string">
            <text:p>r_s31_pa_p28</text:p>
          </table:table-cell>
        </table:table-row>
        <table:table-row table:style-name="ro1">
          <table:table-cell office:value-type="string" calcext:value-type="string">
            <text:p>r_c9_ap_n12</text:p>
          </table:table-cell>
        </table:table-row>
        <table:table-row table:style-name="ro1">
          <table:table-cell office:value-type="string" calcext:value-type="string">
            <text:p>r_n12_pa_c9</text:p>
          </table:table-cell>
        </table:table-row>
        <table:table-row table:style-name="ro1">
          <table:table-cell office:value-type="string" calcext:value-type="string">
            <text:p>r_p29_ap_s32</text:p>
          </table:table-cell>
        </table:table-row>
        <table:table-row table:style-name="ro1">
          <table:table-cell office:value-type="string" calcext:value-type="string">
            <text:p>r_s32_pa_p29</text:p>
          </table:table-cell>
        </table:table-row>
        <table:table-row table:style-name="ro1">
          <table:table-cell office:value-type="string" calcext:value-type="string">
            <text:p>r_p30_ap_s33</text:p>
          </table:table-cell>
        </table:table-row>
        <table:table-row table:style-name="ro1">
          <table:table-cell office:value-type="string" calcext:value-type="string">
            <text:p>r_s33_pa_p30</text:p>
          </table:table-cell>
        </table:table-row>
        <table:table-row table:style-name="ro1">
          <table:table-cell office:value-type="string" calcext:value-type="string">
            <text:p>r_p31_ap_s34</text:p>
          </table:table-cell>
        </table:table-row>
        <table:table-row table:style-name="ro1">
          <table:table-cell office:value-type="string" calcext:value-type="string">
            <text:p>r_s34_pa_p31</text:p>
          </table:table-cell>
        </table:table-row>
        <table:table-row table:style-name="ro1">
          <table:table-cell office:value-type="string" calcext:value-type="string">
            <text:p>r_pd91_ap_ag94</text:p>
          </table:table-cell>
        </table:table-row>
        <table:table-row table:style-name="ro1">
          <table:table-cell office:value-type="string" calcext:value-type="string">
            <text:p>r_ag94_pa_pd91</text:p>
          </table:table-cell>
        </table:table-row>
        <table:table-row table:style-name="ro1">
          <table:table-cell office:value-type="string" calcext:value-type="string">
            <text:p>r_pd92_ap_ag95</text:p>
          </table:table-cell>
        </table:table-row>
        <table:table-row table:style-name="ro1">
          <table:table-cell office:value-type="string" calcext:value-type="string">
            <text:p>r_ag95_pa_pd92</text:p>
          </table:table-cell>
        </table:table-row>
        <table:table-row table:style-name="ro1">
          <table:table-cell office:value-type="string" calcext:value-type="string">
            <text:p>r_ca36_ap_sc39</text:p>
          </table:table-cell>
        </table:table-row>
        <table:table-row table:style-name="ro1">
          <table:table-cell office:value-type="string" calcext:value-type="string">
            <text:p>r_sc39_pa_ca36</text:p>
          </table:table-cell>
        </table:table-row>
        <table:table-row table:style-name="ro1">
          <table:table-cell office:value-type="string" calcext:value-type="string">
            <text:p>r_pd93_ap_ag96</text:p>
          </table:table-cell>
        </table:table-row>
        <table:table-row table:style-name="ro1">
          <table:table-cell office:value-type="string" calcext:value-type="string">
            <text:p>r_ag96_pa_pd93</text:p>
          </table:table-cell>
        </table:table-row>
        <table:table-row table:style-name="ro1">
          <table:table-cell office:value-type="string" calcext:value-type="string">
            <text:p>r_co52_ap_ni55</text:p>
          </table:table-cell>
        </table:table-row>
        <table:table-row table:style-name="ro1">
          <table:table-cell office:value-type="string" calcext:value-type="string">
            <text:p>r_ni55_pa_co52</text:p>
          </table:table-cell>
        </table:table-row>
        <table:table-row table:style-name="ro1">
          <table:table-cell office:value-type="string" calcext:value-type="string">
            <text:p>r_pd94_ap_ag97</text:p>
          </table:table-cell>
        </table:table-row>
        <table:table-row table:style-name="ro1">
          <table:table-cell office:value-type="string" calcext:value-type="string">
            <text:p>r_ag97_pa_pd94</text:p>
          </table:table-cell>
        </table:table-row>
        <table:table-row table:style-name="ro1">
          <table:table-cell office:value-type="string" calcext:value-type="string">
            <text:p>r_rb73_ap_sr76</text:p>
          </table:table-cell>
        </table:table-row>
        <table:table-row table:style-name="ro1">
          <table:table-cell office:value-type="string" calcext:value-type="string">
            <text:p>r_sr76_pa_rb73</text:p>
          </table:table-cell>
        </table:table-row>
        <table:table-row table:style-name="ro1">
          <table:table-cell office:value-type="string" calcext:value-type="string">
            <text:p>r_rb74_ap_sr77</text:p>
          </table:table-cell>
        </table:table-row>
        <table:table-row table:style-name="ro1">
          <table:table-cell office:value-type="string" calcext:value-type="string">
            <text:p>r_sr77_pa_rb74</text:p>
          </table:table-cell>
        </table:table-row>
        <table:table-row table:style-name="ro1">
          <table:table-cell office:value-type="string" calcext:value-type="string">
            <text:p>r_rb75_ap_sr78</text:p>
          </table:table-cell>
        </table:table-row>
        <table:table-row table:style-name="ro1">
          <table:table-cell office:value-type="string" calcext:value-type="string">
            <text:p>r_sr78_pa_rb75</text:p>
          </table:table-cell>
        </table:table-row>
        <table:table-row table:style-name="ro1">
          <table:table-cell office:value-type="string" calcext:value-type="string">
            <text:p>r_ar36_ap_k39</text:p>
          </table:table-cell>
        </table:table-row>
        <table:table-row table:style-name="ro1">
          <table:table-cell office:value-type="string" calcext:value-type="string">
            <text:p>r_k39_pa_ar36</text:p>
          </table:table-cell>
        </table:table-row>
        <table:table-row table:style-name="ro1">
          <table:table-cell office:value-type="string" calcext:value-type="string">
            <text:p>r_al22_ap_si25</text:p>
          </table:table-cell>
        </table:table-row>
        <table:table-row table:style-name="ro1">
          <table:table-cell office:value-type="string" calcext:value-type="string">
            <text:p>r_si25_pa_al22</text:p>
          </table:table-cell>
        </table:table-row>
        <table:table-row table:style-name="ro1">
          <table:table-cell office:value-type="string" calcext:value-type="string">
            <text:p>r_rh89_ap_pd92</text:p>
          </table:table-cell>
        </table:table-row>
        <table:table-row table:style-name="ro1">
          <table:table-cell office:value-type="string" calcext:value-type="string">
            <text:p>r_pd92_pa_rh89</text:p>
          </table:table-cell>
        </table:table-row>
        <table:table-row table:style-name="ro1">
          <table:table-cell office:value-type="string" calcext:value-type="string">
            <text:p>r_rh90_ap_pd93</text:p>
          </table:table-cell>
        </table:table-row>
        <table:table-row table:style-name="ro1">
          <table:table-cell office:value-type="string" calcext:value-type="string">
            <text:p>r_pd93_pa_rh90</text:p>
          </table:table-cell>
        </table:table-row>
        <table:table-row table:style-name="ro1">
          <table:table-cell office:value-type="string" calcext:value-type="string">
            <text:p>r_rh91_ap_pd94</text:p>
          </table:table-cell>
        </table:table-row>
        <table:table-row table:style-name="ro1">
          <table:table-cell office:value-type="string" calcext:value-type="string">
            <text:p>r_pd94_pa_rh91</text:p>
          </table:table-cell>
        </table:table-row>
        <table:table-row table:style-name="ro1">
          <table:table-cell office:value-type="string" calcext:value-type="string">
            <text:p>r_ca37_ap_sc40</text:p>
          </table:table-cell>
        </table:table-row>
        <table:table-row table:style-name="ro1">
          <table:table-cell office:value-type="string" calcext:value-type="string">
            <text:p>r_sc40_pa_ca37</text:p>
          </table:table-cell>
        </table:table-row>
        <table:table-row table:style-name="ro1">
          <table:table-cell office:value-type="string" calcext:value-type="string">
            <text:p>r_ru86_ap_rh89</text:p>
          </table:table-cell>
        </table:table-row>
        <table:table-row table:style-name="ro1">
          <table:table-cell office:value-type="string" calcext:value-type="string">
            <text:p>r_rh89_pa_ru86</text:p>
          </table:table-cell>
        </table:table-row>
        <table:table-row table:style-name="ro1">
          <table:table-cell office:value-type="string" calcext:value-type="string">
            <text:p>r_ru87_ap_rh90</text:p>
          </table:table-cell>
        </table:table-row>
        <table:table-row table:style-name="ro1">
          <table:table-cell office:value-type="string" calcext:value-type="string">
            <text:p>r_rh90_pa_ru87</text:p>
          </table:table-cell>
        </table:table-row>
        <table:table-row table:style-name="ro1">
          <table:table-cell office:value-type="string" calcext:value-type="string">
            <text:p>r_ru88_ap_rh91</text:p>
          </table:table-cell>
        </table:table-row>
        <table:table-row table:style-name="ro1">
          <table:table-cell office:value-type="string" calcext:value-type="string">
            <text:p>r_rh91_pa_ru88</text:p>
          </table:table-cell>
        </table:table-row>
        <table:table-row table:style-name="ro1">
          <table:table-cell office:value-type="string" calcext:value-type="string">
            <text:p>r_co53_ap_ni56</text:p>
          </table:table-cell>
        </table:table-row>
        <table:table-row table:style-name="ro1">
          <table:table-cell office:value-type="string" calcext:value-type="string">
            <text:p>r_ni56_pa_co53</text:p>
          </table:table-cell>
        </table:table-row>
        <table:table-row table:style-name="ro1">
          <table:table-cell office:value-type="string" calcext:value-type="string">
            <text:p>r_ru89_ap_rh92</text:p>
          </table:table-cell>
        </table:table-row>
        <table:table-row table:style-name="ro1">
          <table:table-cell office:value-type="string" calcext:value-type="string">
            <text:p>r_rh92_pa_ru89</text:p>
          </table:table-cell>
        </table:table-row>
        <table:table-row table:style-name="ro1">
          <table:table-cell office:value-type="string" calcext:value-type="string">
            <text:p>r_ru90_ap_rh93</text:p>
          </table:table-cell>
        </table:table-row>
        <table:table-row table:style-name="ro1">
          <table:table-cell office:value-type="string" calcext:value-type="string">
            <text:p>r_rh93_pa_ru90</text:p>
          </table:table-cell>
        </table:table-row>
        <table:table-row table:style-name="ro1">
          <table:table-cell office:value-type="string" calcext:value-type="string">
            <text:p>r_s27_ap_cl30</text:p>
          </table:table-cell>
        </table:table-row>
        <table:table-row table:style-name="ro1">
          <table:table-cell office:value-type="string" calcext:value-type="string">
            <text:p>r_cl30_pa_s27</text:p>
          </table:table-cell>
        </table:table-row>
        <table:table-row table:style-name="ro1">
          <table:table-cell office:value-type="string" calcext:value-type="string">
            <text:p>r_s28_ap_cl31</text:p>
          </table:table-cell>
        </table:table-row>
        <table:table-row table:style-name="ro1">
          <table:table-cell office:value-type="string" calcext:value-type="string">
            <text:p>r_cl31_pa_s28</text:p>
          </table:table-cell>
        </table:table-row>
        <table:table-row table:style-name="ro1">
          <table:table-cell office:value-type="string" calcext:value-type="string">
            <text:p>r_s29_ap_cl32</text:p>
          </table:table-cell>
        </table:table-row>
        <table:table-row table:style-name="ro1">
          <table:table-cell office:value-type="string" calcext:value-type="string">
            <text:p>r_cl32_pa_s29</text:p>
          </table:table-cell>
        </table:table-row>
        <table:table-row table:style-name="ro1">
          <table:table-cell office:value-type="string" calcext:value-type="string">
            <text:p>r_s30_ap_cl33</text:p>
          </table:table-cell>
        </table:table-row>
        <table:table-row table:style-name="ro1">
          <table:table-cell office:value-type="string" calcext:value-type="string">
            <text:p>r_cl33_pa_s30</text:p>
          </table:table-cell>
        </table:table-row>
        <table:table-row table:style-name="ro1">
          <table:table-cell office:value-type="string" calcext:value-type="string">
            <text:p>r_s31_ap_cl34</text:p>
          </table:table-cell>
        </table:table-row>
        <table:table-row table:style-name="ro1">
          <table:table-cell office:value-type="string" calcext:value-type="string">
            <text:p>r_cl34_pa_s31</text:p>
          </table:table-cell>
        </table:table-row>
        <table:table-row table:style-name="ro1">
          <table:table-cell office:value-type="string" calcext:value-type="string">
            <text:p>r_s32_ap_cl35</text:p>
          </table:table-cell>
        </table:table-row>
        <table:table-row table:style-name="ro1">
          <table:table-cell office:value-type="string" calcext:value-type="string">
            <text:p>r_cl35_pa_s32</text:p>
          </table:table-cell>
        </table:table-row>
        <table:table-row table:style-name="ro1">
          <table:table-cell office:value-type="string" calcext:value-type="string">
            <text:p>r_sc39_ap_ti42</text:p>
          </table:table-cell>
        </table:table-row>
        <table:table-row table:style-name="ro1">
          <table:table-cell office:value-type="string" calcext:value-type="string">
            <text:p>r_ti42_pa_sc39</text:p>
          </table:table-cell>
        </table:table-row>
        <table:table-row table:style-name="ro1">
          <table:table-cell office:value-type="string" calcext:value-type="string">
            <text:p>r_sc40_ap_ti43</text:p>
          </table:table-cell>
        </table:table-row>
        <table:table-row table:style-name="ro1">
          <table:table-cell office:value-type="string" calcext:value-type="string">
            <text:p>r_ti43_pa_sc40</text:p>
          </table:table-cell>
        </table:table-row>
        <table:table-row table:style-name="ro1">
          <table:table-cell office:value-type="string" calcext:value-type="string">
            <text:p>r_ca38_ap_sc41</text:p>
          </table:table-cell>
        </table:table-row>
        <table:table-row table:style-name="ro1">
          <table:table-cell office:value-type="string" calcext:value-type="string">
            <text:p>r_sc41_pa_ca38</text:p>
          </table:table-cell>
        </table:table-row>
        <table:table-row table:style-name="ro1">
          <table:table-cell office:value-type="string" calcext:value-type="string">
            <text:p>r_co54_ap_ni57</text:p>
          </table:table-cell>
        </table:table-row>
        <table:table-row table:style-name="ro1">
          <table:table-cell office:value-type="string" calcext:value-type="string">
            <text:p>r_ni57_pa_co54</text:p>
          </table:table-cell>
        </table:table-row>
        <table:table-row table:style-name="ro1">
          <table:table-cell office:value-type="string" calcext:value-type="string">
            <text:p>r_sc41_ap_ti44</text:p>
          </table:table-cell>
        </table:table-row>
        <table:table-row table:style-name="ro1">
          <table:table-cell office:value-type="string" calcext:value-type="string">
            <text:p>r_ti44_pa_sc41</text:p>
          </table:table-cell>
        </table:table-row>
        <table:table-row table:style-name="ro1">
          <table:table-cell office:value-type="string" calcext:value-type="string">
            <text:p>r_sc42_ap_ti45</text:p>
          </table:table-cell>
        </table:table-row>
        <table:table-row table:style-name="ro1">
          <table:table-cell office:value-type="string" calcext:value-type="string">
            <text:p>r_ti45_pa_sc42</text:p>
          </table:table-cell>
        </table:table-row>
        <table:table-row table:style-name="ro1">
          <table:table-cell office:value-type="string" calcext:value-type="string">
            <text:p>r_sc43_ap_ti46</text:p>
          </table:table-cell>
        </table:table-row>
        <table:table-row table:style-name="ro1">
          <table:table-cell office:value-type="string" calcext:value-type="string">
            <text:p>r_ti46_pa_sc43</text:p>
          </table:table-cell>
        </table:table-row>
        <table:table-row table:style-name="ro1">
          <table:table-cell office:value-type="string" calcext:value-type="string">
            <text:p>r_sc44_ap_ti47</text:p>
          </table:table-cell>
        </table:table-row>
        <table:table-row table:style-name="ro1">
          <table:table-cell office:value-type="string" calcext:value-type="string">
            <text:p>r_ti47_pa_sc44</text:p>
          </table:table-cell>
        </table:table-row>
        <table:table-row table:style-name="ro1">
          <table:table-cell office:value-type="string" calcext:value-type="string">
            <text:p>r_se65_ap_br68</text:p>
          </table:table-cell>
        </table:table-row>
        <table:table-row table:style-name="ro1">
          <table:table-cell office:value-type="string" calcext:value-type="string">
            <text:p>r_br68_pa_se65</text:p>
          </table:table-cell>
        </table:table-row>
        <table:table-row table:style-name="ro1">
          <table:table-cell office:value-type="string" calcext:value-type="string">
            <text:p>r_se66_ap_br69</text:p>
          </table:table-cell>
        </table:table-row>
        <table:table-row table:style-name="ro1">
          <table:table-cell office:value-type="string" calcext:value-type="string">
            <text:p>r_br69_pa_se66</text:p>
          </table:table-cell>
        </table:table-row>
        <table:table-row table:style-name="ro1">
          <table:table-cell office:value-type="string" calcext:value-type="string">
            <text:p>r_se67_ap_br70</text:p>
          </table:table-cell>
        </table:table-row>
        <table:table-row table:style-name="ro1">
          <table:table-cell office:value-type="string" calcext:value-type="string">
            <text:p>r_br70_pa_se67</text:p>
          </table:table-cell>
        </table:table-row>
        <table:table-row table:style-name="ro1">
          <table:table-cell office:value-type="string" calcext:value-type="string">
            <text:p>r_se68_ap_br71</text:p>
          </table:table-cell>
        </table:table-row>
        <table:table-row table:style-name="ro1">
          <table:table-cell office:value-type="string" calcext:value-type="string">
            <text:p>r_br71_pa_se68</text:p>
          </table:table-cell>
        </table:table-row>
        <table:table-row table:style-name="ro1">
          <table:table-cell office:value-type="string" calcext:value-type="string">
            <text:p>r_se69_ap_br72</text:p>
          </table:table-cell>
        </table:table-row>
        <table:table-row table:style-name="ro1">
          <table:table-cell office:value-type="string" calcext:value-type="string">
            <text:p>r_br72_pa_se69</text:p>
          </table:table-cell>
        </table:table-row>
        <table:table-row table:style-name="ro1">
          <table:table-cell office:value-type="string" calcext:value-type="string">
            <text:p>r_se70_ap_br73</text:p>
          </table:table-cell>
        </table:table-row>
        <table:table-row table:style-name="ro1">
          <table:table-cell office:value-type="string" calcext:value-type="string">
            <text:p>r_br73_pa_se70</text:p>
          </table:table-cell>
        </table:table-row>
        <table:table-row table:style-name="ro1">
          <table:table-cell office:value-type="string" calcext:value-type="string">
            <text:p>r_as64_ap_se67</text:p>
          </table:table-cell>
        </table:table-row>
        <table:table-row table:style-name="ro1">
          <table:table-cell office:value-type="string" calcext:value-type="string">
            <text:p>r_se67_pa_as64</text:p>
          </table:table-cell>
        </table:table-row>
        <table:table-row table:style-name="ro1">
          <table:table-cell office:value-type="string" calcext:value-type="string">
            <text:p>r_co55_ap_ni58</text:p>
          </table:table-cell>
        </table:table-row>
        <table:table-row table:style-name="ro1">
          <table:table-cell office:value-type="string" calcext:value-type="string">
            <text:p>r_ni58_pa_co55</text:p>
          </table:table-cell>
        </table:table-row>
        <table:table-row table:style-name="ro1">
          <table:table-cell office:value-type="string" calcext:value-type="string">
            <text:p>r_ca39_ap_sc42</text:p>
          </table:table-cell>
        </table:table-row>
        <table:table-row table:style-name="ro1">
          <table:table-cell office:value-type="string" calcext:value-type="string">
            <text:p>r_sc42_pa_ca39</text:p>
          </table:table-cell>
        </table:table-row>
        <table:table-row table:style-name="ro1">
          <table:table-cell office:value-type="string" calcext:value-type="string">
            <text:p>r_si24_ap_p27</text:p>
          </table:table-cell>
        </table:table-row>
        <table:table-row table:style-name="ro1">
          <table:table-cell office:value-type="string" calcext:value-type="string">
            <text:p>r_p27_pa_si24</text:p>
          </table:table-cell>
        </table:table-row>
        <table:table-row table:style-name="ro1">
          <table:table-cell office:value-type="string" calcext:value-type="string">
            <text:p>r_si25_ap_p28</text:p>
          </table:table-cell>
        </table:table-row>
        <table:table-row table:style-name="ro1">
          <table:table-cell office:value-type="string" calcext:value-type="string">
            <text:p>r_p28_pa_si25</text:p>
          </table:table-cell>
        </table:table-row>
        <table:table-row table:style-name="ro1">
          <table:table-cell office:value-type="string" calcext:value-type="string">
            <text:p>r_si26_ap_p29</text:p>
          </table:table-cell>
        </table:table-row>
        <table:table-row table:style-name="ro1">
          <table:table-cell office:value-type="string" calcext:value-type="string">
            <text:p>r_p29_pa_si26</text:p>
          </table:table-cell>
        </table:table-row>
        <table:table-row table:style-name="ro1">
          <table:table-cell office:value-type="string" calcext:value-type="string">
            <text:p>r_si27_ap_p30</text:p>
          </table:table-cell>
        </table:table-row>
        <table:table-row table:style-name="ro1">
          <table:table-cell office:value-type="string" calcext:value-type="string">
            <text:p>r_p30_pa_si27</text:p>
          </table:table-cell>
        </table:table-row>
        <table:table-row table:style-name="ro1">
          <table:table-cell office:value-type="string" calcext:value-type="string">
            <text:p>r_si28_ap_p31</text:p>
          </table:table-cell>
        </table:table-row>
        <table:table-row table:style-name="ro1">
          <table:table-cell office:value-type="string" calcext:value-type="string">
            <text:p>r_p31_pa_si28</text:p>
          </table:table-cell>
        </table:table-row>
        <table:table-row table:style-name="ro1">
          <table:table-cell office:value-type="string" calcext:value-type="string">
            <text:p>r_as69_ap_se72</text:p>
          </table:table-cell>
        </table:table-row>
        <table:table-row table:style-name="ro1">
          <table:table-cell office:value-type="string" calcext:value-type="string">
            <text:p>r_se72_pa_as69</text:p>
          </table:table-cell>
        </table:table-row>
        <table:table-row table:style-name="ro1">
          <table:table-cell office:value-type="string" calcext:value-type="string">
            <text:p>r_sn103_ap_sb106</text:p>
          </table:table-cell>
        </table:table-row>
        <table:table-row table:style-name="ro1">
          <table:table-cell office:value-type="string" calcext:value-type="string">
            <text:p>r_sb106_pa_sn103</text:p>
          </table:table-cell>
        </table:table-row>
        <table:table-row table:style-name="ro1">
          <table:table-cell office:value-type="string" calcext:value-type="string">
            <text:p>r_as65_ap_se68</text:p>
          </table:table-cell>
        </table:table-row>
        <table:table-row table:style-name="ro1">
          <table:table-cell office:value-type="string" calcext:value-type="string">
            <text:p>r_se68_pa_as65</text:p>
          </table:table-cell>
        </table:table-row>
        <table:table-row table:style-name="ro1">
          <table:table-cell office:value-type="string" calcext:value-type="string">
            <text:p>r_sr74_ap_y77</text:p>
          </table:table-cell>
        </table:table-row>
        <table:table-row table:style-name="ro1">
          <table:table-cell office:value-type="string" calcext:value-type="string">
            <text:p>r_y77_pa_sr74</text:p>
          </table:table-cell>
        </table:table-row>
        <table:table-row table:style-name="ro1">
          <table:table-cell office:value-type="string" calcext:value-type="string">
            <text:p>r_sr75_ap_y78</text:p>
          </table:table-cell>
        </table:table-row>
        <table:table-row table:style-name="ro1">
          <table:table-cell office:value-type="string" calcext:value-type="string">
            <text:p>r_y78_pa_sr75</text:p>
          </table:table-cell>
        </table:table-row>
        <table:table-row table:style-name="ro1">
          <table:table-cell office:value-type="string" calcext:value-type="string">
            <text:p>r_sr76_ap_y79</text:p>
          </table:table-cell>
        </table:table-row>
        <table:table-row table:style-name="ro1">
          <table:table-cell office:value-type="string" calcext:value-type="string">
            <text:p>r_y79_pa_sr76</text:p>
          </table:table-cell>
        </table:table-row>
        <table:table-row table:style-name="ro1">
          <table:table-cell office:value-type="string" calcext:value-type="string">
            <text:p>r_sr77_ap_y80</text:p>
          </table:table-cell>
        </table:table-row>
        <table:table-row table:style-name="ro1">
          <table:table-cell office:value-type="string" calcext:value-type="string">
            <text:p>r_y80_pa_sr77</text:p>
          </table:table-cell>
        </table:table-row>
        <table:table-row table:style-name="ro1">
          <table:table-cell office:value-type="string" calcext:value-type="string">
            <text:p>r_ag94_ap_cd97</text:p>
          </table:table-cell>
        </table:table-row>
        <table:table-row table:style-name="ro1">
          <table:table-cell office:value-type="string" calcext:value-type="string">
            <text:p>r_cd97_pa_ag94</text:p>
          </table:table-cell>
        </table:table-row>
        <table:table-row table:style-name="ro1">
          <table:table-cell office:value-type="string" calcext:value-type="string">
            <text:p>r_sr78_ap_y81</text:p>
          </table:table-cell>
        </table:table-row>
        <table:table-row table:style-name="ro1">
          <table:table-cell office:value-type="string" calcext:value-type="string">
            <text:p>r_y81_pa_sr78</text:p>
          </table:table-cell>
        </table:table-row>
        <table:table-row table:style-name="ro1">
          <table:table-cell office:value-type="string" calcext:value-type="string">
            <text:p>r_tc85_ap_ru88</text:p>
          </table:table-cell>
        </table:table-row>
        <table:table-row table:style-name="ro1">
          <table:table-cell office:value-type="string" calcext:value-type="string">
            <text:p>r_ru88_pa_tc85</text:p>
          </table:table-cell>
        </table:table-row>
        <table:table-row table:style-name="ro1">
          <table:table-cell office:value-type="string" calcext:value-type="string">
            <text:p>r_tc86_ap_ru89</text:p>
          </table:table-cell>
        </table:table-row>
        <table:table-row table:style-name="ro1">
          <table:table-cell office:value-type="string" calcext:value-type="string">
            <text:p>r_ru89_pa_tc86</text:p>
          </table:table-cell>
        </table:table-row>
        <table:table-row table:style-name="ro1">
          <table:table-cell office:value-type="string" calcext:value-type="string">
            <text:p>r_co56_ap_ni59</text:p>
          </table:table-cell>
        </table:table-row>
        <table:table-row table:style-name="ro1">
          <table:table-cell office:value-type="string" calcext:value-type="string">
            <text:p>r_ni59_pa_co56</text:p>
          </table:table-cell>
        </table:table-row>
        <table:table-row table:style-name="ro1">
          <table:table-cell office:value-type="string" calcext:value-type="string">
            <text:p>r_tc87_ap_ru90</text:p>
          </table:table-cell>
        </table:table-row>
        <table:table-row table:style-name="ro1">
          <table:table-cell office:value-type="string" calcext:value-type="string">
            <text:p>r_ru90_pa_tc87</text:p>
          </table:table-cell>
        </table:table-row>
        <table:table-row table:style-name="ro1">
          <table:table-cell office:value-type="string" calcext:value-type="string">
            <text:p>r_tc88_ap_ru91</text:p>
          </table:table-cell>
        </table:table-row>
        <table:table-row table:style-name="ro1">
          <table:table-cell office:value-type="string" calcext:value-type="string">
            <text:p>r_ru91_pa_tc88</text:p>
          </table:table-cell>
        </table:table-row>
        <table:table-row table:style-name="ro1">
          <table:table-cell office:value-type="string" calcext:value-type="string">
            <text:p>r_ti40_ap_v43</text:p>
          </table:table-cell>
        </table:table-row>
        <table:table-row table:style-name="ro1">
          <table:table-cell office:value-type="string" calcext:value-type="string">
            <text:p>r_v43_pa_ti40</text:p>
          </table:table-cell>
        </table:table-row>
        <table:table-row table:style-name="ro1">
          <table:table-cell office:value-type="string" calcext:value-type="string">
            <text:p>r_ti41_ap_v44</text:p>
          </table:table-cell>
        </table:table-row>
        <table:table-row table:style-name="ro1">
          <table:table-cell office:value-type="string" calcext:value-type="string">
            <text:p>r_v44_pa_ti41</text:p>
          </table:table-cell>
        </table:table-row>
        <table:table-row table:style-name="ro1">
          <table:table-cell office:value-type="string" calcext:value-type="string">
            <text:p>r_ti42_ap_v45</text:p>
          </table:table-cell>
        </table:table-row>
        <table:table-row table:style-name="ro1">
          <table:table-cell office:value-type="string" calcext:value-type="string">
            <text:p>r_v45_pa_ti42</text:p>
          </table:table-cell>
        </table:table-row>
        <table:table-row table:style-name="ro1">
          <table:table-cell office:value-type="string" calcext:value-type="string">
            <text:p>r_ti43_ap_v46</text:p>
          </table:table-cell>
        </table:table-row>
        <table:table-row table:style-name="ro1">
          <table:table-cell office:value-type="string" calcext:value-type="string">
            <text:p>r_v46_pa_ti43</text:p>
          </table:table-cell>
        </table:table-row>
        <table:table-row table:style-name="ro1">
          <table:table-cell office:value-type="string" calcext:value-type="string">
            <text:p>r_ti44_ap_v47</text:p>
          </table:table-cell>
        </table:table-row>
        <table:table-row table:style-name="ro1">
          <table:table-cell office:value-type="string" calcext:value-type="string">
            <text:p>r_v47_pa_ti44</text:p>
          </table:table-cell>
        </table:table-row>
        <table:table-row table:style-name="ro1">
          <table:table-cell office:value-type="string" calcext:value-type="string">
            <text:p>r_as66_ap_se69</text:p>
          </table:table-cell>
        </table:table-row>
        <table:table-row table:style-name="ro1">
          <table:table-cell office:value-type="string" calcext:value-type="string">
            <text:p>r_se69_pa_as66</text:p>
          </table:table-cell>
        </table:table-row>
        <table:table-row table:style-name="ro1">
          <table:table-cell office:value-type="string" calcext:value-type="string">
            <text:p>r_ca40_ap_sc43</text:p>
          </table:table-cell>
        </table:table-row>
        <table:table-row table:style-name="ro1">
          <table:table-cell office:value-type="string" calcext:value-type="string">
            <text:p>r_sc43_pa_ca40</text:p>
          </table:table-cell>
        </table:table-row>
        <table:table-row table:style-name="ro1">
          <table:table-cell office:value-type="string" calcext:value-type="string">
            <text:p>r_ti45_ap_v48</text:p>
          </table:table-cell>
        </table:table-row>
        <table:table-row table:style-name="ro1">
          <table:table-cell office:value-type="string" calcext:value-type="string">
            <text:p>r_v48_pa_ti45</text:p>
          </table:table-cell>
        </table:table-row>
        <table:table-row table:style-name="ro1">
          <table:table-cell office:value-type="string" calcext:value-type="string">
            <text:p>r_ti46_ap_v49</text:p>
          </table:table-cell>
        </table:table-row>
        <table:table-row table:style-name="ro1">
          <table:table-cell office:value-type="string" calcext:value-type="string">
            <text:p>r_v49_pa_ti46</text:p>
          </table:table-cell>
        </table:table-row>
        <table:table-row table:style-name="ro1">
          <table:table-cell office:value-type="string" calcext:value-type="string">
            <text:p>r_v43_ap_cr46</text:p>
          </table:table-cell>
        </table:table-row>
        <table:table-row table:style-name="ro1">
          <table:table-cell office:value-type="string" calcext:value-type="string">
            <text:p>r_cr46_pa_v43</text:p>
          </table:table-cell>
        </table:table-row>
        <table:table-row table:style-name="ro1">
          <table:table-cell office:value-type="string" calcext:value-type="string">
            <text:p>r_v44_ap_cr47</text:p>
          </table:table-cell>
        </table:table-row>
        <table:table-row table:style-name="ro1">
          <table:table-cell office:value-type="string" calcext:value-type="string">
            <text:p>r_cr47_pa_v44</text:p>
          </table:table-cell>
        </table:table-row>
        <table:table-row table:style-name="ro1">
          <table:table-cell office:value-type="string" calcext:value-type="string">
            <text:p>r_v45_ap_cr48</text:p>
          </table:table-cell>
        </table:table-row>
        <table:table-row table:style-name="ro1">
          <table:table-cell office:value-type="string" calcext:value-type="string">
            <text:p>r_cr48_pa_v45</text:p>
          </table:table-cell>
        </table:table-row>
        <table:table-row table:style-name="ro1">
          <table:table-cell office:value-type="string" calcext:value-type="string">
            <text:p>r_v46_ap_cr49</text:p>
          </table:table-cell>
        </table:table-row>
        <table:table-row table:style-name="ro1">
          <table:table-cell office:value-type="string" calcext:value-type="string">
            <text:p>r_cr49_pa_v46</text:p>
          </table:table-cell>
        </table:table-row>
        <table:table-row table:style-name="ro1">
          <table:table-cell office:value-type="string" calcext:value-type="string">
            <text:p>r_co57_ap_ni60</text:p>
          </table:table-cell>
        </table:table-row>
        <table:table-row table:style-name="ro1">
          <table:table-cell office:value-type="string" calcext:value-type="string">
            <text:p>r_ni60_pa_co57</text:p>
          </table:table-cell>
        </table:table-row>
        <table:table-row table:style-name="ro1">
          <table:table-cell office:value-type="string" calcext:value-type="string">
            <text:p>r_v47_ap_cr50</text:p>
          </table:table-cell>
        </table:table-row>
        <table:table-row table:style-name="ro1">
          <table:table-cell office:value-type="string" calcext:value-type="string">
            <text:p>r_cr50_pa_v47</text:p>
          </table:table-cell>
        </table:table-row>
        <table:table-row table:style-name="ro1">
          <table:table-cell office:value-type="string" calcext:value-type="string">
            <text:p>r_v48_ap_cr51</text:p>
          </table:table-cell>
        </table:table-row>
        <table:table-row table:style-name="ro1">
          <table:table-cell office:value-type="string" calcext:value-type="string">
            <text:p>r_cr51_pa_v48</text:p>
          </table:table-cell>
        </table:table-row>
        <table:table-row table:style-name="ro1">
          <table:table-cell office:value-type="string" calcext:value-type="string">
            <text:p>r_v49_ap_cr52</text:p>
          </table:table-cell>
        </table:table-row>
        <table:table-row table:style-name="ro1">
          <table:table-cell office:value-type="string" calcext:value-type="string">
            <text:p>r_cr52_pa_v49</text:p>
          </table:table-cell>
        </table:table-row>
        <table:table-row table:style-name="ro1">
          <table:table-cell office:value-type="string" calcext:value-type="string">
            <text:p>r_y77_ap_zr80</text:p>
          </table:table-cell>
        </table:table-row>
        <table:table-row table:style-name="ro1">
          <table:table-cell office:value-type="string" calcext:value-type="string">
            <text:p>r_zr80_pa_y77</text:p>
          </table:table-cell>
        </table:table-row>
        <table:table-row table:style-name="ro1">
          <table:table-cell office:value-type="string" calcext:value-type="string">
            <text:p>r_br68_ap_kr71</text:p>
          </table:table-cell>
        </table:table-row>
        <table:table-row table:style-name="ro1">
          <table:table-cell office:value-type="string" calcext:value-type="string">
            <text:p>r_kr71_pa_br68</text:p>
          </table:table-cell>
        </table:table-row>
        <table:table-row table:style-name="ro1">
          <table:table-cell office:value-type="string" calcext:value-type="string">
            <text:p>r_y78_ap_zr81</text:p>
          </table:table-cell>
        </table:table-row>
        <table:table-row table:style-name="ro1">
          <table:table-cell office:value-type="string" calcext:value-type="string">
            <text:p>r_zr81_pa_y78</text:p>
          </table:table-cell>
        </table:table-row>
        <table:table-row table:style-name="ro1">
          <table:table-cell office:value-type="string" calcext:value-type="string">
            <text:p>r_y79_ap_zr82</text:p>
          </table:table-cell>
        </table:table-row>
        <table:table-row table:style-name="ro1">
          <table:table-cell office:value-type="string" calcext:value-type="string">
            <text:p>r_zr82_pa_y79</text:p>
          </table:table-cell>
        </table:table-row>
        <table:table-row table:style-name="ro1">
          <table:table-cell office:value-type="string" calcext:value-type="string">
            <text:p>r_ca41_ap_sc44</text:p>
          </table:table-cell>
        </table:table-row>
        <table:table-row table:style-name="ro1">
          <table:table-cell office:value-type="string" calcext:value-type="string">
            <text:p>r_sc44_pa_ca41</text:p>
          </table:table-cell>
        </table:table-row>
        <table:table-row table:style-name="ro1">
          <table:table-cell office:value-type="string" calcext:value-type="string">
            <text:p>r_y80_ap_zr83</text:p>
          </table:table-cell>
        </table:table-row>
        <table:table-row table:style-name="ro1">
          <table:table-cell office:value-type="string" calcext:value-type="string">
            <text:p>r_zr83_pa_y80</text:p>
          </table:table-cell>
        </table:table-row>
        <table:table-row table:style-name="ro1">
          <table:table-cell office:value-type="string" calcext:value-type="string">
            <text:p>r_cr44_ap_mn47</text:p>
          </table:table-cell>
        </table:table-row>
        <table:table-row table:style-name="ro1">
          <table:table-cell office:value-type="string" calcext:value-type="string">
            <text:p>r_mn47_pa_cr44</text:p>
          </table:table-cell>
        </table:table-row>
        <table:table-row table:style-name="ro1">
          <table:table-cell office:value-type="string" calcext:value-type="string">
            <text:p>r_as67_ap_se70</text:p>
          </table:table-cell>
        </table:table-row>
        <table:table-row table:style-name="ro1">
          <table:table-cell office:value-type="string" calcext:value-type="string">
            <text:p>r_se70_pa_as67</text:p>
          </table:table-cell>
        </table:table-row>
        <table:table-row table:style-name="ro1">
          <table:table-cell office:value-type="string" calcext:value-type="string">
            <text:p>r_zn56_ap_ga59</text:p>
          </table:table-cell>
        </table:table-row>
        <table:table-row table:style-name="ro1">
          <table:table-cell office:value-type="string" calcext:value-type="string">
            <text:p>r_ga59_pa_zn56</text:p>
          </table:table-cell>
        </table:table-row>
        <table:table-row table:style-name="ro1">
          <table:table-cell office:value-type="string" calcext:value-type="string">
            <text:p>r_zn57_ap_ga60</text:p>
          </table:table-cell>
        </table:table-row>
        <table:table-row table:style-name="ro1">
          <table:table-cell office:value-type="string" calcext:value-type="string">
            <text:p>r_ga60_pa_zn57</text:p>
          </table:table-cell>
        </table:table-row>
        <table:table-row table:style-name="ro1">
          <table:table-cell office:value-type="string" calcext:value-type="string">
            <text:p>r_zn58_ap_ga61</text:p>
          </table:table-cell>
        </table:table-row>
        <table:table-row table:style-name="ro1">
          <table:table-cell office:value-type="string" calcext:value-type="string">
            <text:p>r_ga61_pa_zn58</text:p>
          </table:table-cell>
        </table:table-row>
        <table:table-row table:style-name="ro1">
          <table:table-cell office:value-type="string" calcext:value-type="string">
            <text:p>r_zn59_ap_ga62</text:p>
          </table:table-cell>
        </table:table-row>
        <table:table-row table:style-name="ro1">
          <table:table-cell office:value-type="string" calcext:value-type="string">
            <text:p>r_ga62_pa_zn59</text:p>
          </table:table-cell>
        </table:table-row>
        <table:table-row table:style-name="ro1">
          <table:table-cell office:value-type="string" calcext:value-type="string">
            <text:p>r_zn60_ap_ga63</text:p>
          </table:table-cell>
        </table:table-row>
        <table:table-row table:style-name="ro1">
          <table:table-cell office:value-type="string" calcext:value-type="string">
            <text:p>r_ga63_pa_zn60</text:p>
          </table:table-cell>
        </table:table-row>
        <table:table-row table:style-name="ro1">
          <table:table-cell office:value-type="string" calcext:value-type="string">
            <text:p>r_zn61_ap_ga64</text:p>
          </table:table-cell>
        </table:table-row>
        <table:table-row table:style-name="ro1">
          <table:table-cell office:value-type="string" calcext:value-type="string">
            <text:p>r_ga64_pa_zn61</text:p>
          </table:table-cell>
        </table:table-row>
        <table:table-row table:style-name="ro1">
          <table:table-cell office:value-type="string" calcext:value-type="string">
            <text:p>r_zn62_ap_ga65</text:p>
          </table:table-cell>
        </table:table-row>
        <table:table-row table:style-name="ro1">
          <table:table-cell office:value-type="string" calcext:value-type="string">
            <text:p>r_ga65_pa_zn62</text:p>
          </table:table-cell>
        </table:table-row>
        <table:table-row table:style-name="ro1">
          <table:table-cell office:value-type="string" calcext:value-type="string">
            <text:p>r_cr45_ap_mn48</text:p>
          </table:table-cell>
        </table:table-row>
        <table:table-row table:style-name="ro1">
          <table:table-cell office:value-type="string" calcext:value-type="string">
            <text:p>r_mn48_pa_cr45</text:p>
          </table:table-cell>
        </table:table-row>
        <table:table-row table:style-name="ro1">
          <table:table-cell office:value-type="string" calcext:value-type="string">
            <text:p>r_zn63_ap_ga66</text:p>
          </table:table-cell>
        </table:table-row>
        <table:table-row table:style-name="ro1">
          <table:table-cell office:value-type="string" calcext:value-type="string">
            <text:p>r_ga66_pa_zn63</text:p>
          </table:table-cell>
        </table:table-row>
        <table:table-row table:style-name="ro1">
          <table:table-cell office:value-type="string" calcext:value-type="string">
            <text:p>r_zn64_ap_ga67</text:p>
          </table:table-cell>
        </table:table-row>
        <table:table-row table:style-name="ro1">
          <table:table-cell office:value-type="string" calcext:value-type="string">
            <text:p>r_ga67_pa_zn64</text:p>
          </table:table-cell>
        </table:table-row>
        <table:table-row table:style-name="ro1">
          <table:table-cell office:value-type="string" calcext:value-type="string">
            <text:p>r_ca42_ap_sc45</text:p>
          </table:table-cell>
        </table:table-row>
        <table:table-row table:style-name="ro1">
          <table:table-cell office:value-type="string" calcext:value-type="string">
            <text:p>r_sc45_pa_ca42</text:p>
          </table:table-cell>
        </table:table-row>
        <table:table-row table:style-name="ro1">
          <table:table-cell office:value-type="string" calcext:value-type="string">
            <text:p>r_zr78_ap_nb81</text:p>
          </table:table-cell>
        </table:table-row>
        <table:table-row table:style-name="ro1">
          <table:table-cell office:value-type="string" calcext:value-type="string">
            <text:p>r_nb81_pa_zr78</text:p>
          </table:table-cell>
        </table:table-row>
        <table:table-row table:style-name="ro1">
          <table:table-cell office:value-type="string" calcext:value-type="string">
            <text:p>r_zr79_ap_nb82</text:p>
          </table:table-cell>
        </table:table-row>
        <table:table-row table:style-name="ro1">
          <table:table-cell office:value-type="string" calcext:value-type="string">
            <text:p>r_nb82_pa_zr79</text:p>
          </table:table-cell>
        </table:table-row>
        <table:table-row table:style-name="ro1">
          <table:table-cell office:value-type="string" calcext:value-type="string">
            <text:p>r_as68_ap_se71</text:p>
          </table:table-cell>
        </table:table-row>
        <table:table-row table:style-name="ro1">
          <table:table-cell office:value-type="string" calcext:value-type="string">
            <text:p>r_se71_pa_as68</text:p>
          </table:table-cell>
        </table:table-row>
        <table:table-row table:style-name="ro1">
          <table:table-cell office:value-type="string" calcext:value-type="string">
            <text:p>r_zr80_ap_nb83</text:p>
          </table:table-cell>
        </table:table-row>
        <table:table-row table:style-name="ro1">
          <table:table-cell office:value-type="string" calcext:value-type="string">
            <text:p>r_nb83_pa_zr80</text:p>
          </table:table-cell>
        </table:table-row>
        <table:table-row table:style-name="ro1">
          <table:table-cell office:value-type="string" calcext:value-type="string">
            <text:p>r_zr81_ap_nb84</text:p>
          </table:table-cell>
        </table:table-row>
        <table:table-row table:style-name="ro1">
          <table:table-cell office:value-type="string" calcext:value-type="string">
            <text:p>r_nb84_pa_zr81</text:p>
          </table:table-cell>
        </table:table-row>
        <table:table-row table:style-name="ro1">
          <table:table-cell office:value-type="string" calcext:value-type="string">
            <text:p>r_zr82_ap_nb85</text:p>
          </table:table-cell>
        </table:table-row>
        <table:table-row table:style-name="ro1">
          <table:table-cell office:value-type="string" calcext:value-type="string">
            <text:p>r_nb85_pa_zr82</text:p>
          </table:table-cell>
        </table:table-row>
        <table:table-row table:style-name="ro1">
          <table:table-cell office:value-type="string" calcext:value-type="string">
            <text:p>r_fe49_an_ni52</text:p>
          </table:table-cell>
        </table:table-row>
        <table:table-row table:style-name="ro1">
          <table:table-cell office:value-type="string" calcext:value-type="string">
            <text:p>r_ni52_na_fe49</text:p>
          </table:table-cell>
        </table:table-row>
        <table:table-row table:style-name="ro1">
          <table:table-cell office:value-type="string" calcext:value-type="string">
            <text:p>r_cr48_an_fe51</text:p>
          </table:table-cell>
        </table:table-row>
        <table:table-row table:style-name="ro1">
          <table:table-cell office:value-type="string" calcext:value-type="string">
            <text:p>r_fe51_na_cr48</text:p>
          </table:table-cell>
        </table:table-row>
        <table:table-row table:style-name="ro1">
          <table:table-cell office:value-type="string" calcext:value-type="string">
            <text:p>r_fe50_an_ni53</text:p>
          </table:table-cell>
        </table:table-row>
        <table:table-row table:style-name="ro1">
          <table:table-cell office:value-type="string" calcext:value-type="string">
            <text:p>r_ni53_na_fe50</text:p>
          </table:table-cell>
        </table:table-row>
        <table:table-row table:style-name="ro1">
          <table:table-cell office:value-type="string" calcext:value-type="string">
            <text:p>r_fe51_an_ni54</text:p>
          </table:table-cell>
        </table:table-row>
        <table:table-row table:style-name="ro1">
          <table:table-cell office:value-type="string" calcext:value-type="string">
            <text:p>r_ni54_na_fe51</text:p>
          </table:table-cell>
        </table:table-row>
        <table:table-row table:style-name="ro1">
          <table:table-cell office:value-type="string" calcext:value-type="string">
            <text:p>r_fe52_an_ni55</text:p>
          </table:table-cell>
        </table:table-row>
        <table:table-row table:style-name="ro1">
          <table:table-cell office:value-type="string" calcext:value-type="string">
            <text:p>r_ni55_na_fe52</text:p>
          </table:table-cell>
        </table:table-row>
        <table:table-row table:style-name="ro1">
          <table:table-cell office:value-type="string" calcext:value-type="string">
            <text:p>r_fe53_an_ni56</text:p>
          </table:table-cell>
        </table:table-row>
        <table:table-row table:style-name="ro1">
          <table:table-cell office:value-type="string" calcext:value-type="string">
            <text:p>r_ni56_na_fe53</text:p>
          </table:table-cell>
        </table:table-row>
        <table:table-row table:style-name="ro1">
          <table:table-cell office:value-type="string" calcext:value-type="string">
            <text:p>r_fe54_an_ni57</text:p>
          </table:table-cell>
        </table:table-row>
        <table:table-row table:style-name="ro1">
          <table:table-cell office:value-type="string" calcext:value-type="string">
            <text:p>r_ni57_na_fe54</text:p>
          </table:table-cell>
        </table:table-row>
        <table:table-row table:style-name="ro1">
          <table:table-cell office:value-type="string" calcext:value-type="string">
            <text:p>r_al25_an_p28</text:p>
          </table:table-cell>
        </table:table-row>
        <table:table-row table:style-name="ro1">
          <table:table-cell office:value-type="string" calcext:value-type="string">
            <text:p>r_p28_na_al25</text:p>
          </table:table-cell>
        </table:table-row>
        <table:table-row table:style-name="ro1">
          <table:table-cell office:value-type="string" calcext:value-type="string">
            <text:p>r_br70_an_rb73</text:p>
          </table:table-cell>
        </table:table-row>
        <table:table-row table:style-name="ro1">
          <table:table-cell office:value-type="string" calcext:value-type="string">
            <text:p>r_rb73_na_br70</text:p>
          </table:table-cell>
        </table:table-row>
        <table:table-row table:style-name="ro1">
          <table:table-cell office:value-type="string" calcext:value-type="string">
            <text:p>r_fe55_an_ni58</text:p>
          </table:table-cell>
        </table:table-row>
        <table:table-row table:style-name="ro1">
          <table:table-cell office:value-type="string" calcext:value-type="string">
            <text:p>r_ni58_na_fe55</text:p>
          </table:table-cell>
        </table:table-row>
        <table:table-row table:style-name="ro1">
          <table:table-cell office:value-type="string" calcext:value-type="string">
            <text:p>r_b11_an_n14</text:p>
          </table:table-cell>
        </table:table-row>
        <table:table-row table:style-name="ro1">
          <table:table-cell office:value-type="string" calcext:value-type="string">
            <text:p>r_n14_na_b11</text:p>
          </table:table-cell>
        </table:table-row>
        <table:table-row table:style-name="ro1">
          <table:table-cell office:value-type="string" calcext:value-type="string">
            <text:p>r_fe56_an_ni59</text:p>
          </table:table-cell>
        </table:table-row>
        <table:table-row table:style-name="ro1">
          <table:table-cell office:value-type="string" calcext:value-type="string">
            <text:p>r_ni59_na_fe56</text:p>
          </table:table-cell>
        </table:table-row>
        <table:table-row table:style-name="ro1">
          <table:table-cell office:value-type="string" calcext:value-type="string">
            <text:p>r_cd99_an_sn102</text:p>
          </table:table-cell>
        </table:table-row>
        <table:table-row table:style-name="ro1">
          <table:table-cell office:value-type="string" calcext:value-type="string">
            <text:p>r_sn102_na_cd99</text:p>
          </table:table-cell>
        </table:table-row>
        <table:table-row table:style-name="ro1">
          <table:table-cell office:value-type="string" calcext:value-type="string">
            <text:p>r_ga61_an_as64</text:p>
          </table:table-cell>
        </table:table-row>
        <table:table-row table:style-name="ro1">
          <table:table-cell office:value-type="string" calcext:value-type="string">
            <text:p>r_as64_na_ga61</text:p>
          </table:table-cell>
        </table:table-row>
        <table:table-row table:style-name="ro1">
          <table:table-cell office:value-type="string" calcext:value-type="string">
            <text:p>r_ga62_an_as65</text:p>
          </table:table-cell>
        </table:table-row>
        <table:table-row table:style-name="ro1">
          <table:table-cell office:value-type="string" calcext:value-type="string">
            <text:p>r_as65_na_ga62</text:p>
          </table:table-cell>
        </table:table-row>
        <table:table-row table:style-name="ro1">
          <table:table-cell office:value-type="string" calcext:value-type="string">
            <text:p>r_ga63_an_as66</text:p>
          </table:table-cell>
        </table:table-row>
        <table:table-row table:style-name="ro1">
          <table:table-cell office:value-type="string" calcext:value-type="string">
            <text:p>r_as66_na_ga63</text:p>
          </table:table-cell>
        </table:table-row>
        <table:table-row table:style-name="ro1">
          <table:table-cell office:value-type="string" calcext:value-type="string">
            <text:p>r_cr49_an_fe52</text:p>
          </table:table-cell>
        </table:table-row>
        <table:table-row table:style-name="ro1">
          <table:table-cell office:value-type="string" calcext:value-type="string">
            <text:p>r_fe52_na_cr49</text:p>
          </table:table-cell>
        </table:table-row>
        <table:table-row table:style-name="ro1">
          <table:table-cell office:value-type="string" calcext:value-type="string">
            <text:p>r_ga64_an_as67</text:p>
          </table:table-cell>
        </table:table-row>
        <table:table-row table:style-name="ro1">
          <table:table-cell office:value-type="string" calcext:value-type="string">
            <text:p>r_as67_na_ga64</text:p>
          </table:table-cell>
        </table:table-row>
        <table:table-row table:style-name="ro1">
          <table:table-cell office:value-type="string" calcext:value-type="string">
            <text:p>r_ga65_an_as68</text:p>
          </table:table-cell>
        </table:table-row>
        <table:table-row table:style-name="ro1">
          <table:table-cell office:value-type="string" calcext:value-type="string">
            <text:p>r_as68_na_ga65</text:p>
          </table:table-cell>
        </table:table-row>
        <table:table-row table:style-name="ro1">
          <table:table-cell office:value-type="string" calcext:value-type="string">
            <text:p>r_ga66_an_as69</text:p>
          </table:table-cell>
        </table:table-row>
        <table:table-row table:style-name="ro1">
          <table:table-cell office:value-type="string" calcext:value-type="string">
            <text:p>r_as69_na_ga66</text:p>
          </table:table-cell>
        </table:table-row>
        <table:table-row table:style-name="ro1">
          <table:table-cell office:value-type="string" calcext:value-type="string">
            <text:p>r_ge62_an_se65</text:p>
          </table:table-cell>
        </table:table-row>
        <table:table-row table:style-name="ro1">
          <table:table-cell office:value-type="string" calcext:value-type="string">
            <text:p>r_se65_na_ge62</text:p>
          </table:table-cell>
        </table:table-row>
        <table:table-row table:style-name="ro1">
          <table:table-cell office:value-type="string" calcext:value-type="string">
            <text:p>r_ge63_an_se66</text:p>
          </table:table-cell>
        </table:table-row>
        <table:table-row table:style-name="ro1">
          <table:table-cell office:value-type="string" calcext:value-type="string">
            <text:p>r_se66_na_ge63</text:p>
          </table:table-cell>
        </table:table-row>
        <table:table-row table:style-name="ro1">
          <table:table-cell office:value-type="string" calcext:value-type="string">
            <text:p>r_ge64_an_se67</text:p>
          </table:table-cell>
        </table:table-row>
        <table:table-row table:style-name="ro1">
          <table:table-cell office:value-type="string" calcext:value-type="string">
            <text:p>r_se67_na_ge64</text:p>
          </table:table-cell>
        </table:table-row>
        <table:table-row table:style-name="ro1">
          <table:table-cell office:value-type="string" calcext:value-type="string">
            <text:p>r_al26_an_p29</text:p>
          </table:table-cell>
        </table:table-row>
        <table:table-row table:style-name="ro1">
          <table:table-cell office:value-type="string" calcext:value-type="string">
            <text:p>r_p29_na_al26</text:p>
          </table:table-cell>
        </table:table-row>
        <table:table-row table:style-name="ro1">
          <table:table-cell office:value-type="string" calcext:value-type="string">
            <text:p>r_ge65_an_se68</text:p>
          </table:table-cell>
        </table:table-row>
        <table:table-row table:style-name="ro1">
          <table:table-cell office:value-type="string" calcext:value-type="string">
            <text:p>r_se68_na_ge65</text:p>
          </table:table-cell>
        </table:table-row>
        <table:table-row table:style-name="ro1">
          <table:table-cell office:value-type="string" calcext:value-type="string">
            <text:p>r_br71_an_rb74</text:p>
          </table:table-cell>
        </table:table-row>
        <table:table-row table:style-name="ro1">
          <table:table-cell office:value-type="string" calcext:value-type="string">
            <text:p>r_rb74_na_br71</text:p>
          </table:table-cell>
        </table:table-row>
        <table:table-row table:style-name="ro1">
          <table:table-cell office:value-type="string" calcext:value-type="string">
            <text:p>r_ge66_an_se69</text:p>
          </table:table-cell>
        </table:table-row>
        <table:table-row table:style-name="ro1">
          <table:table-cell office:value-type="string" calcext:value-type="string">
            <text:p>r_se69_na_ge66</text:p>
          </table:table-cell>
        </table:table-row>
        <table:table-row table:style-name="ro1">
          <table:table-cell office:value-type="string" calcext:value-type="string">
            <text:p>r_ge67_an_se70</text:p>
          </table:table-cell>
        </table:table-row>
        <table:table-row table:style-name="ro1">
          <table:table-cell office:value-type="string" calcext:value-type="string">
            <text:p>r_se70_na_ge67</text:p>
          </table:table-cell>
        </table:table-row>
        <table:table-row table:style-name="ro1">
          <table:table-cell office:value-type="string" calcext:value-type="string">
            <text:p>r_ge68_an_se71</text:p>
          </table:table-cell>
        </table:table-row>
        <table:table-row table:style-name="ro1">
          <table:table-cell office:value-type="string" calcext:value-type="string">
            <text:p>r_se71_na_ge68</text:p>
          </table:table-cell>
        </table:table-row>
        <table:table-row table:style-name="ro1">
          <table:table-cell office:value-type="string" calcext:value-type="string">
            <text:p>r_cr50_an_fe53</text:p>
          </table:table-cell>
        </table:table-row>
        <table:table-row table:style-name="ro1">
          <table:table-cell office:value-type="string" calcext:value-type="string">
            <text:p>r_fe53_na_cr50</text:p>
          </table:table-cell>
        </table:table-row>
        <table:table-row table:style-name="ro1">
          <table:table-cell office:value-type="string" calcext:value-type="string">
            <text:p>r_ag98_an_in101</text:p>
          </table:table-cell>
        </table:table-row>
        <table:table-row table:style-name="ro1">
          <table:table-cell office:value-type="string" calcext:value-type="string">
            <text:p>r_in101_na_ag98</text:p>
          </table:table-cell>
        </table:table-row>
        <table:table-row table:style-name="ro1">
          <table:table-cell office:value-type="string" calcext:value-type="string">
            <text:p>r_in103_an_sb106</text:p>
          </table:table-cell>
        </table:table-row>
        <table:table-row table:style-name="ro1">
          <table:table-cell office:value-type="string" calcext:value-type="string">
            <text:p>r_sb106_na_in103</text:p>
          </table:table-cell>
        </table:table-row>
        <table:table-row table:style-name="ro1">
          <table:table-cell office:value-type="string" calcext:value-type="string">
            <text:p>r_ca44_an_ti47</text:p>
          </table:table-cell>
        </table:table-row>
        <table:table-row table:style-name="ro1">
          <table:table-cell office:value-type="string" calcext:value-type="string">
            <text:p>r_ti47_na_ca44</text:p>
          </table:table-cell>
        </table:table-row>
        <table:table-row table:style-name="ro1">
          <table:table-cell office:value-type="string" calcext:value-type="string">
            <text:p>r_al27_an_p30</text:p>
          </table:table-cell>
        </table:table-row>
        <table:table-row table:style-name="ro1">
          <table:table-cell office:value-type="string" calcext:value-type="string">
            <text:p>r_p30_na_al27</text:p>
          </table:table-cell>
        </table:table-row>
        <table:table-row table:style-name="ro1">
          <table:table-cell office:value-type="string" calcext:value-type="string">
            <text:p>r_k36_an_sc39</text:p>
          </table:table-cell>
        </table:table-row>
        <table:table-row table:style-name="ro1">
          <table:table-cell office:value-type="string" calcext:value-type="string">
            <text:p>r_sc39_na_k36</text:p>
          </table:table-cell>
        </table:table-row>
        <table:table-row table:style-name="ro1">
          <table:table-cell office:value-type="string" calcext:value-type="string">
            <text:p>r_cl32_an_k35</text:p>
          </table:table-cell>
        </table:table-row>
        <table:table-row table:style-name="ro1">
          <table:table-cell office:value-type="string" calcext:value-type="string">
            <text:p>r_k35_na_cl32</text:p>
          </table:table-cell>
        </table:table-row>
        <table:table-row table:style-name="ro1">
          <table:table-cell office:value-type="string" calcext:value-type="string">
            <text:p>r_k37_an_sc40</text:p>
          </table:table-cell>
        </table:table-row>
        <table:table-row table:style-name="ro1">
          <table:table-cell office:value-type="string" calcext:value-type="string">
            <text:p>r_sc40_na_k37</text:p>
          </table:table-cell>
        </table:table-row>
        <table:table-row table:style-name="ro1">
          <table:table-cell office:value-type="string" calcext:value-type="string">
            <text:p>r_br72_an_rb75</text:p>
          </table:table-cell>
        </table:table-row>
        <table:table-row table:style-name="ro1">
          <table:table-cell office:value-type="string" calcext:value-type="string">
            <text:p>r_rb75_na_br72</text:p>
          </table:table-cell>
        </table:table-row>
        <table:table-row table:style-name="ro1">
          <table:table-cell office:value-type="string" calcext:value-type="string">
            <text:p>r_k38_an_sc41</text:p>
          </table:table-cell>
        </table:table-row>
        <table:table-row table:style-name="ro1">
          <table:table-cell office:value-type="string" calcext:value-type="string">
            <text:p>r_sc41_na_k38</text:p>
          </table:table-cell>
        </table:table-row>
        <table:table-row table:style-name="ro1">
          <table:table-cell office:value-type="string" calcext:value-type="string">
            <text:p>r_k39_an_sc42</text:p>
          </table:table-cell>
        </table:table-row>
        <table:table-row table:style-name="ro1">
          <table:table-cell office:value-type="string" calcext:value-type="string">
            <text:p>r_sc42_na_k39</text:p>
          </table:table-cell>
        </table:table-row>
        <table:table-row table:style-name="ro1">
          <table:table-cell office:value-type="string" calcext:value-type="string">
            <text:p>r_cr51_an_fe54</text:p>
          </table:table-cell>
        </table:table-row>
        <table:table-row table:style-name="ro1">
          <table:table-cell office:value-type="string" calcext:value-type="string">
            <text:p>r_fe54_na_cr51</text:p>
          </table:table-cell>
        </table:table-row>
        <table:table-row table:style-name="ro1">
          <table:table-cell office:value-type="string" calcext:value-type="string">
            <text:p>r_kr71_an_sr74</text:p>
          </table:table-cell>
        </table:table-row>
        <table:table-row table:style-name="ro1">
          <table:table-cell office:value-type="string" calcext:value-type="string">
            <text:p>r_sr74_na_kr71</text:p>
          </table:table-cell>
        </table:table-row>
        <table:table-row table:style-name="ro1">
          <table:table-cell office:value-type="string" calcext:value-type="string">
            <text:p>r_kr72_an_sr75</text:p>
          </table:table-cell>
        </table:table-row>
        <table:table-row table:style-name="ro1">
          <table:table-cell office:value-type="string" calcext:value-type="string">
            <text:p>r_sr75_na_kr72</text:p>
          </table:table-cell>
        </table:table-row>
        <table:table-row table:style-name="ro1">
          <table:table-cell office:value-type="string" calcext:value-type="string">
            <text:p>r_kr73_an_sr76</text:p>
          </table:table-cell>
        </table:table-row>
        <table:table-row table:style-name="ro1">
          <table:table-cell office:value-type="string" calcext:value-type="string">
            <text:p>r_sr76_na_kr73</text:p>
          </table:table-cell>
        </table:table-row>
        <table:table-row table:style-name="ro1">
          <table:table-cell office:value-type="string" calcext:value-type="string">
            <text:p>r_kr74_an_sr77</text:p>
          </table:table-cell>
        </table:table-row>
        <table:table-row table:style-name="ro1">
          <table:table-cell office:value-type="string" calcext:value-type="string">
            <text:p>r_sr77_na_kr74</text:p>
          </table:table-cell>
        </table:table-row>
        <table:table-row table:style-name="ro1">
          <table:table-cell office:value-type="string" calcext:value-type="string">
            <text:p>r_mg21_an_si24</text:p>
          </table:table-cell>
        </table:table-row>
        <table:table-row table:style-name="ro1">
          <table:table-cell office:value-type="string" calcext:value-type="string">
            <text:p>r_si24_na_mg21</text:p>
          </table:table-cell>
        </table:table-row>
        <table:table-row table:style-name="ro1">
          <table:table-cell office:value-type="string" calcext:value-type="string">
            <text:p>r_mg22_an_si25</text:p>
          </table:table-cell>
        </table:table-row>
        <table:table-row table:style-name="ro1">
          <table:table-cell office:value-type="string" calcext:value-type="string">
            <text:p>r_si25_na_mg22</text:p>
          </table:table-cell>
        </table:table-row>
        <table:table-row table:style-name="ro1">
          <table:table-cell office:value-type="string" calcext:value-type="string">
            <text:p>r_mg23_an_si26</text:p>
          </table:table-cell>
        </table:table-row>
        <table:table-row table:style-name="ro1">
          <table:table-cell office:value-type="string" calcext:value-type="string">
            <text:p>r_si26_na_mg23</text:p>
          </table:table-cell>
        </table:table-row>
        <table:table-row table:style-name="ro1">
          <table:table-cell office:value-type="string" calcext:value-type="string">
            <text:p>r_mg24_an_si27</text:p>
          </table:table-cell>
        </table:table-row>
        <table:table-row table:style-name="ro1">
          <table:table-cell office:value-type="string" calcext:value-type="string">
            <text:p>r_si27_na_mg24</text:p>
          </table:table-cell>
        </table:table-row>
        <table:table-row table:style-name="ro1">
          <table:table-cell office:value-type="string" calcext:value-type="string">
            <text:p>r_mg25_an_si28</text:p>
          </table:table-cell>
        </table:table-row>
        <table:table-row table:style-name="ro1">
          <table:table-cell office:value-type="string" calcext:value-type="string">
            <text:p>r_si28_na_mg25</text:p>
          </table:table-cell>
        </table:table-row>
        <table:table-row table:style-name="ro1">
          <table:table-cell office:value-type="string" calcext:value-type="string">
            <text:p>r_cr52_an_fe55</text:p>
          </table:table-cell>
        </table:table-row>
        <table:table-row table:style-name="ro1">
          <table:table-cell office:value-type="string" calcext:value-type="string">
            <text:p>r_fe55_na_cr52</text:p>
          </table:table-cell>
        </table:table-row>
        <table:table-row table:style-name="ro1">
          <table:table-cell office:value-type="string" calcext:value-type="string">
            <text:p>r_cl33_an_k36</text:p>
          </table:table-cell>
        </table:table-row>
        <table:table-row table:style-name="ro1">
          <table:table-cell office:value-type="string" calcext:value-type="string">
            <text:p>r_k36_na_cl33</text:p>
          </table:table-cell>
        </table:table-row>
        <table:table-row table:style-name="ro1">
          <table:table-cell office:value-type="string" calcext:value-type="string">
            <text:p>r_mn48_an_co51</text:p>
          </table:table-cell>
        </table:table-row>
        <table:table-row table:style-name="ro1">
          <table:table-cell office:value-type="string" calcext:value-type="string">
            <text:p>r_co51_na_mn48</text:p>
          </table:table-cell>
        </table:table-row>
        <table:table-row table:style-name="ro1">
          <table:table-cell office:value-type="string" calcext:value-type="string">
            <text:p>r_mn49_an_co52</text:p>
          </table:table-cell>
        </table:table-row>
        <table:table-row table:style-name="ro1">
          <table:table-cell office:value-type="string" calcext:value-type="string">
            <text:p>r_co52_na_mn49</text:p>
          </table:table-cell>
        </table:table-row>
        <table:table-row table:style-name="ro1">
          <table:table-cell office:value-type="string" calcext:value-type="string">
            <text:p>r_br73_an_rb76</text:p>
          </table:table-cell>
        </table:table-row>
        <table:table-row table:style-name="ro1">
          <table:table-cell office:value-type="string" calcext:value-type="string">
            <text:p>r_rb76_na_br73</text:p>
          </table:table-cell>
        </table:table-row>
        <table:table-row table:style-name="ro1">
          <table:table-cell office:value-type="string" calcext:value-type="string">
            <text:p>r_mn50_an_co53</text:p>
          </table:table-cell>
        </table:table-row>
        <table:table-row table:style-name="ro1">
          <table:table-cell office:value-type="string" calcext:value-type="string">
            <text:p>r_co53_na_mn50</text:p>
          </table:table-cell>
        </table:table-row>
        <table:table-row table:style-name="ro1">
          <table:table-cell office:value-type="string" calcext:value-type="string">
            <text:p>r_mn51_an_co54</text:p>
          </table:table-cell>
        </table:table-row>
        <table:table-row table:style-name="ro1">
          <table:table-cell office:value-type="string" calcext:value-type="string">
            <text:p>r_co54_na_mn51</text:p>
          </table:table-cell>
        </table:table-row>
        <table:table-row table:style-name="ro1">
          <table:table-cell office:value-type="string" calcext:value-type="string">
            <text:p>r_mn52_an_co55</text:p>
          </table:table-cell>
        </table:table-row>
        <table:table-row table:style-name="ro1">
          <table:table-cell office:value-type="string" calcext:value-type="string">
            <text:p>r_co55_na_mn52</text:p>
          </table:table-cell>
        </table:table-row>
        <table:table-row table:style-name="ro1">
          <table:table-cell office:value-type="string" calcext:value-type="string">
            <text:p>r_mn53_an_co56</text:p>
          </table:table-cell>
        </table:table-row>
        <table:table-row table:style-name="ro1">
          <table:table-cell office:value-type="string" calcext:value-type="string">
            <text:p>r_co56_na_mn53</text:p>
          </table:table-cell>
        </table:table-row>
        <table:table-row table:style-name="ro1">
          <table:table-cell office:value-type="string" calcext:value-type="string">
            <text:p>r_mo83_an_ru86</text:p>
          </table:table-cell>
        </table:table-row>
        <table:table-row table:style-name="ro1">
          <table:table-cell office:value-type="string" calcext:value-type="string">
            <text:p>r_ru86_na_mo83</text:p>
          </table:table-cell>
        </table:table-row>
        <table:table-row table:style-name="ro1">
          <table:table-cell office:value-type="string" calcext:value-type="string">
            <text:p>r_mo84_an_ru87</text:p>
          </table:table-cell>
        </table:table-row>
        <table:table-row table:style-name="ro1">
          <table:table-cell office:value-type="string" calcext:value-type="string">
            <text:p>r_ru87_na_mo84</text:p>
          </table:table-cell>
        </table:table-row>
        <table:table-row table:style-name="ro1">
          <table:table-cell office:value-type="string" calcext:value-type="string">
            <text:p>r_mo85_an_ru88</text:p>
          </table:table-cell>
        </table:table-row>
        <table:table-row table:style-name="ro1">
          <table:table-cell office:value-type="string" calcext:value-type="string">
            <text:p>r_ru88_na_mo85</text:p>
          </table:table-cell>
        </table:table-row>
        <table:table-row table:style-name="ro1">
          <table:table-cell office:value-type="string" calcext:value-type="string">
            <text:p>r_mo86_an_ru89</text:p>
          </table:table-cell>
        </table:table-row>
        <table:table-row table:style-name="ro1">
          <table:table-cell office:value-type="string" calcext:value-type="string">
            <text:p>r_ru89_na_mo86</text:p>
          </table:table-cell>
        </table:table-row>
        <table:table-row table:style-name="ro1">
          <table:table-cell office:value-type="string" calcext:value-type="string">
            <text:p>r_as69_an_br72</text:p>
          </table:table-cell>
        </table:table-row>
        <table:table-row table:style-name="ro1">
          <table:table-cell office:value-type="string" calcext:value-type="string">
            <text:p>r_br72_na_as69</text:p>
          </table:table-cell>
        </table:table-row>
        <table:table-row table:style-name="ro1">
          <table:table-cell office:value-type="string" calcext:value-type="string">
            <text:p>r_c11_an_o14</text:p>
          </table:table-cell>
        </table:table-row>
        <table:table-row table:style-name="ro1">
          <table:table-cell office:value-type="string" calcext:value-type="string">
            <text:p>r_o14_na_c11</text:p>
          </table:table-cell>
        </table:table-row>
        <table:table-row table:style-name="ro1">
          <table:table-cell office:value-type="string" calcext:value-type="string">
            <text:p>r_n14_an_f17</text:p>
          </table:table-cell>
        </table:table-row>
        <table:table-row table:style-name="ro1">
          <table:table-cell office:value-type="string" calcext:value-type="string">
            <text:p>r_f17_na_n14</text:p>
          </table:table-cell>
        </table:table-row>
        <table:table-row table:style-name="ro1">
          <table:table-cell office:value-type="string" calcext:value-type="string">
            <text:p>r_n15_an_f18</text:p>
          </table:table-cell>
        </table:table-row>
        <table:table-row table:style-name="ro1">
          <table:table-cell office:value-type="string" calcext:value-type="string">
            <text:p>r_f18_na_n15</text:p>
          </table:table-cell>
        </table:table-row>
        <table:table-row table:style-name="ro1">
          <table:table-cell office:value-type="string" calcext:value-type="string">
            <text:p>r_cl34_an_k37</text:p>
          </table:table-cell>
        </table:table-row>
        <table:table-row table:style-name="ro1">
          <table:table-cell office:value-type="string" calcext:value-type="string">
            <text:p>r_k37_na_cl34</text:p>
          </table:table-cell>
        </table:table-row>
        <table:table-row table:style-name="ro1">
          <table:table-cell office:value-type="string" calcext:value-type="string">
            <text:p>r_na20_an_al23</text:p>
          </table:table-cell>
        </table:table-row>
        <table:table-row table:style-name="ro1">
          <table:table-cell office:value-type="string" calcext:value-type="string">
            <text:p>r_al23_na_na20</text:p>
          </table:table-cell>
        </table:table-row>
        <table:table-row table:style-name="ro1">
          <table:table-cell office:value-type="string" calcext:value-type="string">
            <text:p>r_ar33_an_ca36</text:p>
          </table:table-cell>
        </table:table-row>
        <table:table-row table:style-name="ro1">
          <table:table-cell office:value-type="string" calcext:value-type="string">
            <text:p>r_ca36_na_ar33</text:p>
          </table:table-cell>
        </table:table-row>
        <table:table-row table:style-name="ro1">
          <table:table-cell office:value-type="string" calcext:value-type="string">
            <text:p>r_na21_an_al24</text:p>
          </table:table-cell>
        </table:table-row>
        <table:table-row table:style-name="ro1">
          <table:table-cell office:value-type="string" calcext:value-type="string">
            <text:p>r_al24_na_na21</text:p>
          </table:table-cell>
        </table:table-row>
        <table:table-row table:style-name="ro1">
          <table:table-cell office:value-type="string" calcext:value-type="string">
            <text:p>r_cd97_an_sn100</text:p>
          </table:table-cell>
        </table:table-row>
        <table:table-row table:style-name="ro1">
          <table:table-cell office:value-type="string" calcext:value-type="string">
            <text:p>r_sn100_na_cd97</text:p>
          </table:table-cell>
        </table:table-row>
        <table:table-row table:style-name="ro1">
          <table:table-cell office:value-type="string" calcext:value-type="string">
            <text:p>r_na22_an_al25</text:p>
          </table:table-cell>
        </table:table-row>
        <table:table-row table:style-name="ro1">
          <table:table-cell office:value-type="string" calcext:value-type="string">
            <text:p>r_al25_na_na22</text:p>
          </table:table-cell>
        </table:table-row>
        <table:table-row table:style-name="ro1">
          <table:table-cell office:value-type="string" calcext:value-type="string">
            <text:p>r_na23_an_al26</text:p>
          </table:table-cell>
        </table:table-row>
        <table:table-row table:style-name="ro1">
          <table:table-cell office:value-type="string" calcext:value-type="string">
            <text:p>r_al26_na_na23</text:p>
          </table:table-cell>
        </table:table-row>
        <table:table-row table:style-name="ro1">
          <table:table-cell office:value-type="string" calcext:value-type="string">
            <text:p>r_nb82_an_tc85</text:p>
          </table:table-cell>
        </table:table-row>
        <table:table-row table:style-name="ro1">
          <table:table-cell office:value-type="string" calcext:value-type="string">
            <text:p>r_tc85_na_nb82</text:p>
          </table:table-cell>
        </table:table-row>
        <table:table-row table:style-name="ro1">
          <table:table-cell office:value-type="string" calcext:value-type="string">
            <text:p>r_nb83_an_tc86</text:p>
          </table:table-cell>
        </table:table-row>
        <table:table-row table:style-name="ro1">
          <table:table-cell office:value-type="string" calcext:value-type="string">
            <text:p>r_tc86_na_nb83</text:p>
          </table:table-cell>
        </table:table-row>
        <table:table-row table:style-name="ro1">
          <table:table-cell office:value-type="string" calcext:value-type="string">
            <text:p>r_cu56_an_ga59</text:p>
          </table:table-cell>
        </table:table-row>
        <table:table-row table:style-name="ro1">
          <table:table-cell office:value-type="string" calcext:value-type="string">
            <text:p>r_ga59_na_cu56</text:p>
          </table:table-cell>
        </table:table-row>
        <table:table-row table:style-name="ro1">
          <table:table-cell office:value-type="string" calcext:value-type="string">
            <text:p>r_nb84_an_tc87</text:p>
          </table:table-cell>
        </table:table-row>
        <table:table-row table:style-name="ro1">
          <table:table-cell office:value-type="string" calcext:value-type="string">
            <text:p>r_tc87_na_nb84</text:p>
          </table:table-cell>
        </table:table-row>
        <table:table-row table:style-name="ro1">
          <table:table-cell office:value-type="string" calcext:value-type="string">
            <text:p>r_ag95_an_in98</text:p>
          </table:table-cell>
        </table:table-row>
        <table:table-row table:style-name="ro1">
          <table:table-cell office:value-type="string" calcext:value-type="string">
            <text:p>r_in98_na_ag95</text:p>
          </table:table-cell>
        </table:table-row>
        <table:table-row table:style-name="ro1">
          <table:table-cell office:value-type="string" calcext:value-type="string">
            <text:p>r_nb85_an_tc88</text:p>
          </table:table-cell>
        </table:table-row>
        <table:table-row table:style-name="ro1">
          <table:table-cell office:value-type="string" calcext:value-type="string">
            <text:p>r_tc88_na_nb85</text:p>
          </table:table-cell>
        </table:table-row>
        <table:table-row table:style-name="ro1">
          <table:table-cell office:value-type="string" calcext:value-type="string">
            <text:p>r_c12_an_o15</text:p>
          </table:table-cell>
        </table:table-row>
        <table:table-row table:style-name="ro1">
          <table:table-cell office:value-type="string" calcext:value-type="string">
            <text:p>r_o15_na_c12</text:p>
          </table:table-cell>
        </table:table-row>
        <table:table-row table:style-name="ro1">
          <table:table-cell office:value-type="string" calcext:value-type="string">
            <text:p>r_ne18_an_mg21</text:p>
          </table:table-cell>
        </table:table-row>
        <table:table-row table:style-name="ro1">
          <table:table-cell office:value-type="string" calcext:value-type="string">
            <text:p>r_mg21_na_ne18</text:p>
          </table:table-cell>
        </table:table-row>
        <table:table-row table:style-name="ro1">
          <table:table-cell office:value-type="string" calcext:value-type="string">
            <text:p>r_ne19_an_mg22</text:p>
          </table:table-cell>
        </table:table-row>
        <table:table-row table:style-name="ro1">
          <table:table-cell office:value-type="string" calcext:value-type="string">
            <text:p>r_mg22_na_ne19</text:p>
          </table:table-cell>
        </table:table-row>
        <table:table-row table:style-name="ro1">
          <table:table-cell office:value-type="string" calcext:value-type="string">
            <text:p>r_ne20_an_mg23</text:p>
          </table:table-cell>
        </table:table-row>
        <table:table-row table:style-name="ro1">
          <table:table-cell office:value-type="string" calcext:value-type="string">
            <text:p>r_mg23_na_ne20</text:p>
          </table:table-cell>
        </table:table-row>
        <table:table-row table:style-name="ro1">
          <table:table-cell office:value-type="string" calcext:value-type="string">
            <text:p>r_ne21_an_mg24</text:p>
          </table:table-cell>
        </table:table-row>
        <table:table-row table:style-name="ro1">
          <table:table-cell office:value-type="string" calcext:value-type="string">
            <text:p>r_mg24_na_ne21</text:p>
          </table:table-cell>
        </table:table-row>
        <table:table-row table:style-name="ro1">
          <table:table-cell office:value-type="string" calcext:value-type="string">
            <text:p>r_ni52_an_zn55</text:p>
          </table:table-cell>
        </table:table-row>
        <table:table-row table:style-name="ro1">
          <table:table-cell office:value-type="string" calcext:value-type="string">
            <text:p>r_zn55_na_ni52</text:p>
          </table:table-cell>
        </table:table-row>
        <table:table-row table:style-name="ro1">
          <table:table-cell office:value-type="string" calcext:value-type="string">
            <text:p>r_ar34_an_ca37</text:p>
          </table:table-cell>
        </table:table-row>
        <table:table-row table:style-name="ro1">
          <table:table-cell office:value-type="string" calcext:value-type="string">
            <text:p>r_ca37_na_ar34</text:p>
          </table:table-cell>
        </table:table-row>
        <table:table-row table:style-name="ro1">
          <table:table-cell office:value-type="string" calcext:value-type="string">
            <text:p>r_ni53_an_zn56</text:p>
          </table:table-cell>
        </table:table-row>
        <table:table-row table:style-name="ro1">
          <table:table-cell office:value-type="string" calcext:value-type="string">
            <text:p>r_zn56_na_ni53</text:p>
          </table:table-cell>
        </table:table-row>
        <table:table-row table:style-name="ro1">
          <table:table-cell office:value-type="string" calcext:value-type="string">
            <text:p>r_cl35_an_k38</text:p>
          </table:table-cell>
        </table:table-row>
        <table:table-row table:style-name="ro1">
          <table:table-cell office:value-type="string" calcext:value-type="string">
            <text:p>r_k38_na_cl35</text:p>
          </table:table-cell>
        </table:table-row>
        <table:table-row table:style-name="ro1">
          <table:table-cell office:value-type="string" calcext:value-type="string">
            <text:p>r_ni54_an_zn57</text:p>
          </table:table-cell>
        </table:table-row>
        <table:table-row table:style-name="ro1">
          <table:table-cell office:value-type="string" calcext:value-type="string">
            <text:p>r_zn57_na_ni54</text:p>
          </table:table-cell>
        </table:table-row>
        <table:table-row table:style-name="ro1">
          <table:table-cell office:value-type="string" calcext:value-type="string">
            <text:p>r_ni55_an_zn58</text:p>
          </table:table-cell>
        </table:table-row>
        <table:table-row table:style-name="ro1">
          <table:table-cell office:value-type="string" calcext:value-type="string">
            <text:p>r_zn58_na_ni55</text:p>
          </table:table-cell>
        </table:table-row>
        <table:table-row table:style-name="ro1">
          <table:table-cell office:value-type="string" calcext:value-type="string">
            <text:p>r_ni56_an_zn59</text:p>
          </table:table-cell>
        </table:table-row>
        <table:table-row table:style-name="ro1">
          <table:table-cell office:value-type="string" calcext:value-type="string">
            <text:p>r_zn59_na_ni56</text:p>
          </table:table-cell>
        </table:table-row>
        <table:table-row table:style-name="ro1">
          <table:table-cell office:value-type="string" calcext:value-type="string">
            <text:p>r_ni57_an_zn60</text:p>
          </table:table-cell>
        </table:table-row>
        <table:table-row table:style-name="ro1">
          <table:table-cell office:value-type="string" calcext:value-type="string">
            <text:p>r_zn60_na_ni57</text:p>
          </table:table-cell>
        </table:table-row>
        <table:table-row table:style-name="ro1">
          <table:table-cell office:value-type="string" calcext:value-type="string">
            <text:p>r_ni58_an_zn61</text:p>
          </table:table-cell>
        </table:table-row>
        <table:table-row table:style-name="ro1">
          <table:table-cell office:value-type="string" calcext:value-type="string">
            <text:p>r_zn61_na_ni58</text:p>
          </table:table-cell>
        </table:table-row>
        <table:table-row table:style-name="ro1">
          <table:table-cell office:value-type="string" calcext:value-type="string">
            <text:p>r_cu57_an_ga60</text:p>
          </table:table-cell>
        </table:table-row>
        <table:table-row table:style-name="ro1">
          <table:table-cell office:value-type="string" calcext:value-type="string">
            <text:p>r_ga60_na_cu57</text:p>
          </table:table-cell>
        </table:table-row>
        <table:table-row table:style-name="ro1">
          <table:table-cell office:value-type="string" calcext:value-type="string">
            <text:p>r_cr47_an_fe50</text:p>
          </table:table-cell>
        </table:table-row>
        <table:table-row table:style-name="ro1">
          <table:table-cell office:value-type="string" calcext:value-type="string">
            <text:p>r_fe50_na_cr47</text:p>
          </table:table-cell>
        </table:table-row>
        <table:table-row table:style-name="ro1">
          <table:table-cell office:value-type="string" calcext:value-type="string">
            <text:p>r_ni59_an_zn62</text:p>
          </table:table-cell>
        </table:table-row>
        <table:table-row table:style-name="ro1">
          <table:table-cell office:value-type="string" calcext:value-type="string">
            <text:p>r_zn62_na_ni59</text:p>
          </table:table-cell>
        </table:table-row>
        <table:table-row table:style-name="ro1">
          <table:table-cell office:value-type="string" calcext:value-type="string">
            <text:p>r_ni60_an_zn63</text:p>
          </table:table-cell>
        </table:table-row>
        <table:table-row table:style-name="ro1">
          <table:table-cell office:value-type="string" calcext:value-type="string">
            <text:p>r_zn63_na_ni60</text:p>
          </table:table-cell>
        </table:table-row>
        <table:table-row table:style-name="ro1">
          <table:table-cell office:value-type="string" calcext:value-type="string">
            <text:p>r_ni61_an_zn64</text:p>
          </table:table-cell>
        </table:table-row>
        <table:table-row table:style-name="ro1">
          <table:table-cell office:value-type="string" calcext:value-type="string">
            <text:p>r_zn64_na_ni61</text:p>
          </table:table-cell>
        </table:table-row>
        <table:table-row table:style-name="ro1">
          <table:table-cell office:value-type="string" calcext:value-type="string">
            <text:p>r_ni62_an_zn65</text:p>
          </table:table-cell>
        </table:table-row>
        <table:table-row table:style-name="ro1">
          <table:table-cell office:value-type="string" calcext:value-type="string">
            <text:p>r_zn65_na_ni62</text:p>
          </table:table-cell>
        </table:table-row>
        <table:table-row table:style-name="ro1">
          <table:table-cell office:value-type="string" calcext:value-type="string">
            <text:p>r_co51_an_cu54</text:p>
          </table:table-cell>
        </table:table-row>
        <table:table-row table:style-name="ro1">
          <table:table-cell office:value-type="string" calcext:value-type="string">
            <text:p>r_cu54_na_co51</text:p>
          </table:table-cell>
        </table:table-row>
        <table:table-row table:style-name="ro1">
          <table:table-cell office:value-type="string" calcext:value-type="string">
            <text:p>r_o15_an_ne18</text:p>
          </table:table-cell>
        </table:table-row>
        <table:table-row table:style-name="ro1">
          <table:table-cell office:value-type="string" calcext:value-type="string">
            <text:p>r_ne18_na_o15</text:p>
          </table:table-cell>
        </table:table-row>
        <table:table-row table:style-name="ro1">
          <table:table-cell office:value-type="string" calcext:value-type="string">
            <text:p>r_al24_an_p27</text:p>
          </table:table-cell>
        </table:table-row>
        <table:table-row table:style-name="ro1">
          <table:table-cell office:value-type="string" calcext:value-type="string">
            <text:p>r_p27_na_al24</text:p>
          </table:table-cell>
        </table:table-row>
        <table:table-row table:style-name="ro1">
          <table:table-cell office:value-type="string" calcext:value-type="string">
            <text:p>r_ar35_an_ca38</text:p>
          </table:table-cell>
        </table:table-row>
        <table:table-row table:style-name="ro1">
          <table:table-cell office:value-type="string" calcext:value-type="string">
            <text:p>r_ca38_na_ar35</text:p>
          </table:table-cell>
        </table:table-row>
        <table:table-row table:style-name="ro1">
          <table:table-cell office:value-type="string" calcext:value-type="string">
            <text:p>r_o16_an_ne19</text:p>
          </table:table-cell>
        </table:table-row>
        <table:table-row table:style-name="ro1">
          <table:table-cell office:value-type="string" calcext:value-type="string">
            <text:p>r_ne19_na_o16</text:p>
          </table:table-cell>
        </table:table-row>
        <table:table-row table:style-name="ro1">
          <table:table-cell office:value-type="string" calcext:value-type="string">
            <text:p>r_o17_an_ne20</text:p>
          </table:table-cell>
        </table:table-row>
        <table:table-row table:style-name="ro1">
          <table:table-cell office:value-type="string" calcext:value-type="string">
            <text:p>r_ne20_na_o17</text:p>
          </table:table-cell>
        </table:table-row>
        <table:table-row table:style-name="ro1">
          <table:table-cell office:value-type="string" calcext:value-type="string">
            <text:p>r_o18_an_ne21</text:p>
          </table:table-cell>
        </table:table-row>
        <table:table-row table:style-name="ro1">
          <table:table-cell office:value-type="string" calcext:value-type="string">
            <text:p>r_ne21_na_o18</text:p>
          </table:table-cell>
        </table:table-row>
        <table:table-row table:style-name="ro1">
          <table:table-cell office:value-type="string" calcext:value-type="string">
            <text:p>r_p27_an_cl30</text:p>
          </table:table-cell>
        </table:table-row>
        <table:table-row table:style-name="ro1">
          <table:table-cell office:value-type="string" calcext:value-type="string">
            <text:p>r_cl30_na_p27</text:p>
          </table:table-cell>
        </table:table-row>
        <table:table-row table:style-name="ro1">
          <table:table-cell office:value-type="string" calcext:value-type="string">
            <text:p>r_p28_an_cl31</text:p>
          </table:table-cell>
        </table:table-row>
        <table:table-row table:style-name="ro1">
          <table:table-cell office:value-type="string" calcext:value-type="string">
            <text:p>r_cl31_na_p28</text:p>
          </table:table-cell>
        </table:table-row>
        <table:table-row table:style-name="ro1">
          <table:table-cell office:value-type="string" calcext:value-type="string">
            <text:p>r_p29_an_cl32</text:p>
          </table:table-cell>
        </table:table-row>
        <table:table-row table:style-name="ro1">
          <table:table-cell office:value-type="string" calcext:value-type="string">
            <text:p>r_cl32_na_p29</text:p>
          </table:table-cell>
        </table:table-row>
        <table:table-row table:style-name="ro1">
          <table:table-cell office:value-type="string" calcext:value-type="string">
            <text:p>r_cu58_an_ga61</text:p>
          </table:table-cell>
        </table:table-row>
        <table:table-row table:style-name="ro1">
          <table:table-cell office:value-type="string" calcext:value-type="string">
            <text:p>r_ga61_na_cu58</text:p>
          </table:table-cell>
        </table:table-row>
        <table:table-row table:style-name="ro1">
          <table:table-cell office:value-type="string" calcext:value-type="string">
            <text:p>r_p30_an_cl33</text:p>
          </table:table-cell>
        </table:table-row>
        <table:table-row table:style-name="ro1">
          <table:table-cell office:value-type="string" calcext:value-type="string">
            <text:p>r_cl33_na_p30</text:p>
          </table:table-cell>
        </table:table-row>
        <table:table-row table:style-name="ro1">
          <table:table-cell office:value-type="string" calcext:value-type="string">
            <text:p>r_p31_an_cl34</text:p>
          </table:table-cell>
        </table:table-row>
        <table:table-row table:style-name="ro1">
          <table:table-cell office:value-type="string" calcext:value-type="string">
            <text:p>r_cl34_na_p31</text:p>
          </table:table-cell>
        </table:table-row>
        <table:table-row table:style-name="ro1">
          <table:table-cell office:value-type="string" calcext:value-type="string">
            <text:p>r_co52_an_cu55</text:p>
          </table:table-cell>
        </table:table-row>
        <table:table-row table:style-name="ro1">
          <table:table-cell office:value-type="string" calcext:value-type="string">
            <text:p>r_cu55_na_co52</text:p>
          </table:table-cell>
        </table:table-row>
        <table:table-row table:style-name="ro1">
          <table:table-cell office:value-type="string" calcext:value-type="string">
            <text:p>r_pd92_an_cd95</text:p>
          </table:table-cell>
        </table:table-row>
        <table:table-row table:style-name="ro1">
          <table:table-cell office:value-type="string" calcext:value-type="string">
            <text:p>r_cd95_na_pd92</text:p>
          </table:table-cell>
        </table:table-row>
        <table:table-row table:style-name="ro1">
          <table:table-cell office:value-type="string" calcext:value-type="string">
            <text:p>r_pd93_an_cd96</text:p>
          </table:table-cell>
        </table:table-row>
        <table:table-row table:style-name="ro1">
          <table:table-cell office:value-type="string" calcext:value-type="string">
            <text:p>r_cd96_na_pd93</text:p>
          </table:table-cell>
        </table:table-row>
        <table:table-row table:style-name="ro1">
          <table:table-cell office:value-type="string" calcext:value-type="string">
            <text:p>r_pd94_an_cd97</text:p>
          </table:table-cell>
        </table:table-row>
        <table:table-row table:style-name="ro1">
          <table:table-cell office:value-type="string" calcext:value-type="string">
            <text:p>r_cd97_na_pd94</text:p>
          </table:table-cell>
        </table:table-row>
        <table:table-row table:style-name="ro1">
          <table:table-cell office:value-type="string" calcext:value-type="string">
            <text:p>r_rb74_an_y77</text:p>
          </table:table-cell>
        </table:table-row>
        <table:table-row table:style-name="ro1">
          <table:table-cell office:value-type="string" calcext:value-type="string">
            <text:p>r_y77_na_rb74</text:p>
          </table:table-cell>
        </table:table-row>
        <table:table-row table:style-name="ro1">
          <table:table-cell office:value-type="string" calcext:value-type="string">
            <text:p>r_rb75_an_y78</text:p>
          </table:table-cell>
        </table:table-row>
        <table:table-row table:style-name="ro1">
          <table:table-cell office:value-type="string" calcext:value-type="string">
            <text:p>r_y78_na_rb75</text:p>
          </table:table-cell>
        </table:table-row>
        <table:table-row table:style-name="ro1">
          <table:table-cell office:value-type="string" calcext:value-type="string">
            <text:p>r_ar36_an_ca39</text:p>
          </table:table-cell>
        </table:table-row>
        <table:table-row table:style-name="ro1">
          <table:table-cell office:value-type="string" calcext:value-type="string">
            <text:p>r_ca39_na_ar36</text:p>
          </table:table-cell>
        </table:table-row>
        <table:table-row table:style-name="ro1">
          <table:table-cell office:value-type="string" calcext:value-type="string">
            <text:p>r_rb76_an_y79</text:p>
          </table:table-cell>
        </table:table-row>
        <table:table-row table:style-name="ro1">
          <table:table-cell office:value-type="string" calcext:value-type="string">
            <text:p>r_y79_na_rb76</text:p>
          </table:table-cell>
        </table:table-row>
        <table:table-row table:style-name="ro1">
          <table:table-cell office:value-type="string" calcext:value-type="string">
            <text:p>r_cu59_an_ga62</text:p>
          </table:table-cell>
        </table:table-row>
        <table:table-row table:style-name="ro1">
          <table:table-cell office:value-type="string" calcext:value-type="string">
            <text:p>r_ga62_na_cu59</text:p>
          </table:table-cell>
        </table:table-row>
        <table:table-row table:style-name="ro1">
          <table:table-cell office:value-type="string" calcext:value-type="string">
            <text:p>r_rb77_an_y80</text:p>
          </table:table-cell>
        </table:table-row>
        <table:table-row table:style-name="ro1">
          <table:table-cell office:value-type="string" calcext:value-type="string">
            <text:p>r_y80_na_rb77</text:p>
          </table:table-cell>
        </table:table-row>
        <table:table-row table:style-name="ro1">
          <table:table-cell office:value-type="string" calcext:value-type="string">
            <text:p>r_rh91_an_ag94</text:p>
          </table:table-cell>
        </table:table-row>
        <table:table-row table:style-name="ro1">
          <table:table-cell office:value-type="string" calcext:value-type="string">
            <text:p>r_ag94_na_rh91</text:p>
          </table:table-cell>
        </table:table-row>
        <table:table-row table:style-name="ro1">
          <table:table-cell office:value-type="string" calcext:value-type="string">
            <text:p>r_rh92_an_ag95</text:p>
          </table:table-cell>
        </table:table-row>
        <table:table-row table:style-name="ro1">
          <table:table-cell office:value-type="string" calcext:value-type="string">
            <text:p>r_ag95_na_rh92</text:p>
          </table:table-cell>
        </table:table-row>
        <table:table-row table:style-name="ro1">
          <table:table-cell office:value-type="string" calcext:value-type="string">
            <text:p>r_ca37_an_ti40</text:p>
          </table:table-cell>
        </table:table-row>
        <table:table-row table:style-name="ro1">
          <table:table-cell office:value-type="string" calcext:value-type="string">
            <text:p>r_ti40_na_ca37</text:p>
          </table:table-cell>
        </table:table-row>
        <table:table-row table:style-name="ro1">
          <table:table-cell office:value-type="string" calcext:value-type="string">
            <text:p>r_rh93_an_ag96</text:p>
          </table:table-cell>
        </table:table-row>
        <table:table-row table:style-name="ro1">
          <table:table-cell office:value-type="string" calcext:value-type="string">
            <text:p>r_ag96_na_rh93</text:p>
          </table:table-cell>
        </table:table-row>
        <table:table-row table:style-name="ro1">
          <table:table-cell office:value-type="string" calcext:value-type="string">
            <text:p>r_ru87_an_pd90</text:p>
          </table:table-cell>
        </table:table-row>
        <table:table-row table:style-name="ro1">
          <table:table-cell office:value-type="string" calcext:value-type="string">
            <text:p>r_pd90_na_ru87</text:p>
          </table:table-cell>
        </table:table-row>
        <table:table-row table:style-name="ro1">
          <table:table-cell office:value-type="string" calcext:value-type="string">
            <text:p>r_ru88_an_pd91</text:p>
          </table:table-cell>
        </table:table-row>
        <table:table-row table:style-name="ro1">
          <table:table-cell office:value-type="string" calcext:value-type="string">
            <text:p>r_pd91_na_ru88</text:p>
          </table:table-cell>
        </table:table-row>
        <table:table-row table:style-name="ro1">
          <table:table-cell office:value-type="string" calcext:value-type="string">
            <text:p>r_co53_an_cu56</text:p>
          </table:table-cell>
        </table:table-row>
        <table:table-row table:style-name="ro1">
          <table:table-cell office:value-type="string" calcext:value-type="string">
            <text:p>r_cu56_na_co53</text:p>
          </table:table-cell>
        </table:table-row>
        <table:table-row table:style-name="ro1">
          <table:table-cell office:value-type="string" calcext:value-type="string">
            <text:p>r_ru89_an_pd92</text:p>
          </table:table-cell>
        </table:table-row>
        <table:table-row table:style-name="ro1">
          <table:table-cell office:value-type="string" calcext:value-type="string">
            <text:p>r_pd92_na_ru89</text:p>
          </table:table-cell>
        </table:table-row>
        <table:table-row table:style-name="ro1">
          <table:table-cell office:value-type="string" calcext:value-type="string">
            <text:p>r_ru90_an_pd93</text:p>
          </table:table-cell>
        </table:table-row>
        <table:table-row table:style-name="ro1">
          <table:table-cell office:value-type="string" calcext:value-type="string">
            <text:p>r_pd93_na_ru90</text:p>
          </table:table-cell>
        </table:table-row>
        <table:table-row table:style-name="ro1">
          <table:table-cell office:value-type="string" calcext:value-type="string">
            <text:p>r_ru91_an_pd94</text:p>
          </table:table-cell>
        </table:table-row>
        <table:table-row table:style-name="ro1">
          <table:table-cell office:value-type="string" calcext:value-type="string">
            <text:p>r_pd94_na_ru91</text:p>
          </table:table-cell>
        </table:table-row>
        <table:table-row table:style-name="ro1">
          <table:table-cell office:value-type="string" calcext:value-type="string">
            <text:p>r_s28_an_ar31</text:p>
          </table:table-cell>
        </table:table-row>
        <table:table-row table:style-name="ro1">
          <table:table-cell office:value-type="string" calcext:value-type="string">
            <text:p>r_ar31_na_s28</text:p>
          </table:table-cell>
        </table:table-row>
        <table:table-row table:style-name="ro1">
          <table:table-cell office:value-type="string" calcext:value-type="string">
            <text:p>r_ar37_an_ca40</text:p>
          </table:table-cell>
        </table:table-row>
        <table:table-row table:style-name="ro1">
          <table:table-cell office:value-type="string" calcext:value-type="string">
            <text:p>r_ca40_na_ar37</text:p>
          </table:table-cell>
        </table:table-row>
        <table:table-row table:style-name="ro1">
          <table:table-cell office:value-type="string" calcext:value-type="string">
            <text:p>r_s29_an_ar32</text:p>
          </table:table-cell>
        </table:table-row>
        <table:table-row table:style-name="ro1">
          <table:table-cell office:value-type="string" calcext:value-type="string">
            <text:p>r_ar32_na_s29</text:p>
          </table:table-cell>
        </table:table-row>
        <table:table-row table:style-name="ro1">
          <table:table-cell office:value-type="string" calcext:value-type="string">
            <text:p>r_cu60_an_ga63</text:p>
          </table:table-cell>
        </table:table-row>
        <table:table-row table:style-name="ro1">
          <table:table-cell office:value-type="string" calcext:value-type="string">
            <text:p>r_ga63_na_cu60</text:p>
          </table:table-cell>
        </table:table-row>
        <table:table-row table:style-name="ro1">
          <table:table-cell office:value-type="string" calcext:value-type="string">
            <text:p>r_s30_an_ar33</text:p>
          </table:table-cell>
        </table:table-row>
        <table:table-row table:style-name="ro1">
          <table:table-cell office:value-type="string" calcext:value-type="string">
            <text:p>r_ar33_na_s30</text:p>
          </table:table-cell>
        </table:table-row>
        <table:table-row table:style-name="ro1">
          <table:table-cell office:value-type="string" calcext:value-type="string">
            <text:p>r_s31_an_ar34</text:p>
          </table:table-cell>
        </table:table-row>
        <table:table-row table:style-name="ro1">
          <table:table-cell office:value-type="string" calcext:value-type="string">
            <text:p>r_ar34_na_s31</text:p>
          </table:table-cell>
        </table:table-row>
        <table:table-row table:style-name="ro1">
          <table:table-cell office:value-type="string" calcext:value-type="string">
            <text:p>r_s32_an_ar35</text:p>
          </table:table-cell>
        </table:table-row>
        <table:table-row table:style-name="ro1">
          <table:table-cell office:value-type="string" calcext:value-type="string">
            <text:p>r_ar35_na_s32</text:p>
          </table:table-cell>
        </table:table-row>
        <table:table-row table:style-name="ro1">
          <table:table-cell office:value-type="string" calcext:value-type="string">
            <text:p>r_s33_an_ar36</text:p>
          </table:table-cell>
        </table:table-row>
        <table:table-row table:style-name="ro1">
          <table:table-cell office:value-type="string" calcext:value-type="string">
            <text:p>r_ar36_na_s33</text:p>
          </table:table-cell>
        </table:table-row>
        <table:table-row table:style-name="ro1">
          <table:table-cell office:value-type="string" calcext:value-type="string">
            <text:p>r_s34_an_ar37</text:p>
          </table:table-cell>
        </table:table-row>
        <table:table-row table:style-name="ro1">
          <table:table-cell office:value-type="string" calcext:value-type="string">
            <text:p>r_ar37_na_s34</text:p>
          </table:table-cell>
        </table:table-row>
        <table:table-row table:style-name="ro1">
          <table:table-cell office:value-type="string" calcext:value-type="string">
            <text:p>r_ca38_an_ti41</text:p>
          </table:table-cell>
        </table:table-row>
        <table:table-row table:style-name="ro1">
          <table:table-cell office:value-type="string" calcext:value-type="string">
            <text:p>r_ti41_na_ca38</text:p>
          </table:table-cell>
        </table:table-row>
        <table:table-row table:style-name="ro1">
          <table:table-cell office:value-type="string" calcext:value-type="string">
            <text:p>r_co54_an_cu57</text:p>
          </table:table-cell>
        </table:table-row>
        <table:table-row table:style-name="ro1">
          <table:table-cell office:value-type="string" calcext:value-type="string">
            <text:p>r_cu57_na_co54</text:p>
          </table:table-cell>
        </table:table-row>
        <table:table-row table:style-name="ro1">
          <table:table-cell office:value-type="string" calcext:value-type="string">
            <text:p>r_sc40_an_v43</text:p>
          </table:table-cell>
        </table:table-row>
        <table:table-row table:style-name="ro1">
          <table:table-cell office:value-type="string" calcext:value-type="string">
            <text:p>r_v43_na_sc40</text:p>
          </table:table-cell>
        </table:table-row>
        <table:table-row table:style-name="ro1">
          <table:table-cell office:value-type="string" calcext:value-type="string">
            <text:p>r_sc41_an_v44</text:p>
          </table:table-cell>
        </table:table-row>
        <table:table-row table:style-name="ro1">
          <table:table-cell office:value-type="string" calcext:value-type="string">
            <text:p>r_v44_na_sc41</text:p>
          </table:table-cell>
        </table:table-row>
        <table:table-row table:style-name="ro1">
          <table:table-cell office:value-type="string" calcext:value-type="string">
            <text:p>r_sc42_an_v45</text:p>
          </table:table-cell>
        </table:table-row>
        <table:table-row table:style-name="ro1">
          <table:table-cell office:value-type="string" calcext:value-type="string">
            <text:p>r_v45_na_sc42</text:p>
          </table:table-cell>
        </table:table-row>
        <table:table-row table:style-name="ro1">
          <table:table-cell office:value-type="string" calcext:value-type="string">
            <text:p>r_ca43_an_ti46</text:p>
          </table:table-cell>
        </table:table-row>
        <table:table-row table:style-name="ro1">
          <table:table-cell office:value-type="string" calcext:value-type="string">
            <text:p>r_ti46_na_ca43</text:p>
          </table:table-cell>
        </table:table-row>
        <table:table-row table:style-name="ro1">
          <table:table-cell office:value-type="string" calcext:value-type="string">
            <text:p>r_sc43_an_v46</text:p>
          </table:table-cell>
        </table:table-row>
        <table:table-row table:style-name="ro1">
          <table:table-cell office:value-type="string" calcext:value-type="string">
            <text:p>r_v46_na_sc43</text:p>
          </table:table-cell>
        </table:table-row>
        <table:table-row table:style-name="ro1">
          <table:table-cell office:value-type="string" calcext:value-type="string">
            <text:p>r_ar38_an_ca41</text:p>
          </table:table-cell>
        </table:table-row>
        <table:table-row table:style-name="ro1">
          <table:table-cell office:value-type="string" calcext:value-type="string">
            <text:p>r_ca41_na_ar38</text:p>
          </table:table-cell>
        </table:table-row>
        <table:table-row table:style-name="ro1">
          <table:table-cell office:value-type="string" calcext:value-type="string">
            <text:p>r_sc44_an_v47</text:p>
          </table:table-cell>
        </table:table-row>
        <table:table-row table:style-name="ro1">
          <table:table-cell office:value-type="string" calcext:value-type="string">
            <text:p>r_v47_na_sc44</text:p>
          </table:table-cell>
        </table:table-row>
        <table:table-row table:style-name="ro1">
          <table:table-cell office:value-type="string" calcext:value-type="string">
            <text:p>r_sc45_an_v48</text:p>
          </table:table-cell>
        </table:table-row>
        <table:table-row table:style-name="ro1">
          <table:table-cell office:value-type="string" calcext:value-type="string">
            <text:p>r_v48_na_sc45</text:p>
          </table:table-cell>
        </table:table-row>
        <table:table-row table:style-name="ro1">
          <table:table-cell office:value-type="string" calcext:value-type="string">
            <text:p>r_se66_an_kr69</text:p>
          </table:table-cell>
        </table:table-row>
        <table:table-row table:style-name="ro1">
          <table:table-cell office:value-type="string" calcext:value-type="string">
            <text:p>r_kr69_na_se66</text:p>
          </table:table-cell>
        </table:table-row>
        <table:table-row table:style-name="ro1">
          <table:table-cell office:value-type="string" calcext:value-type="string">
            <text:p>r_se67_an_kr70</text:p>
          </table:table-cell>
        </table:table-row>
        <table:table-row table:style-name="ro1">
          <table:table-cell office:value-type="string" calcext:value-type="string">
            <text:p>r_kr70_na_se67</text:p>
          </table:table-cell>
        </table:table-row>
        <table:table-row table:style-name="ro1">
          <table:table-cell office:value-type="string" calcext:value-type="string">
            <text:p>r_cu61_an_ga64</text:p>
          </table:table-cell>
        </table:table-row>
        <table:table-row table:style-name="ro1">
          <table:table-cell office:value-type="string" calcext:value-type="string">
            <text:p>r_ga64_na_cu61</text:p>
          </table:table-cell>
        </table:table-row>
        <table:table-row table:style-name="ro1">
          <table:table-cell office:value-type="string" calcext:value-type="string">
            <text:p>r_se68_an_kr71</text:p>
          </table:table-cell>
        </table:table-row>
        <table:table-row table:style-name="ro1">
          <table:table-cell office:value-type="string" calcext:value-type="string">
            <text:p>r_kr71_na_se68</text:p>
          </table:table-cell>
        </table:table-row>
        <table:table-row table:style-name="ro1">
          <table:table-cell office:value-type="string" calcext:value-type="string">
            <text:p>r_se69_an_kr72</text:p>
          </table:table-cell>
        </table:table-row>
        <table:table-row table:style-name="ro1">
          <table:table-cell office:value-type="string" calcext:value-type="string">
            <text:p>r_kr72_na_se69</text:p>
          </table:table-cell>
        </table:table-row>
        <table:table-row table:style-name="ro1">
          <table:table-cell office:value-type="string" calcext:value-type="string">
            <text:p>r_se70_an_kr73</text:p>
          </table:table-cell>
        </table:table-row>
        <table:table-row table:style-name="ro1">
          <table:table-cell office:value-type="string" calcext:value-type="string">
            <text:p>r_kr73_na_se70</text:p>
          </table:table-cell>
        </table:table-row>
        <table:table-row table:style-name="ro1">
          <table:table-cell office:value-type="string" calcext:value-type="string">
            <text:p>r_co55_an_cu58</text:p>
          </table:table-cell>
        </table:table-row>
        <table:table-row table:style-name="ro1">
          <table:table-cell office:value-type="string" calcext:value-type="string">
            <text:p>r_cu58_na_co55</text:p>
          </table:table-cell>
        </table:table-row>
        <table:table-row table:style-name="ro1">
          <table:table-cell office:value-type="string" calcext:value-type="string">
            <text:p>r_se71_an_kr74</text:p>
          </table:table-cell>
        </table:table-row>
        <table:table-row table:style-name="ro1">
          <table:table-cell office:value-type="string" calcext:value-type="string">
            <text:p>r_kr74_na_se71</text:p>
          </table:table-cell>
        </table:table-row>
        <table:table-row table:style-name="ro1">
          <table:table-cell office:value-type="string" calcext:value-type="string">
            <text:p>r_ca39_an_ti42</text:p>
          </table:table-cell>
        </table:table-row>
        <table:table-row table:style-name="ro1">
          <table:table-cell office:value-type="string" calcext:value-type="string">
            <text:p>r_ti42_na_ca39</text:p>
          </table:table-cell>
        </table:table-row>
        <table:table-row table:style-name="ro1">
          <table:table-cell office:value-type="string" calcext:value-type="string">
            <text:p>r_si24_an_s27</text:p>
          </table:table-cell>
        </table:table-row>
        <table:table-row table:style-name="ro1">
          <table:table-cell office:value-type="string" calcext:value-type="string">
            <text:p>r_s27_na_si24</text:p>
          </table:table-cell>
        </table:table-row>
        <table:table-row table:style-name="ro1">
          <table:table-cell office:value-type="string" calcext:value-type="string">
            <text:p>r_si25_an_s28</text:p>
          </table:table-cell>
        </table:table-row>
        <table:table-row table:style-name="ro1">
          <table:table-cell office:value-type="string" calcext:value-type="string">
            <text:p>r_s28_na_si25</text:p>
          </table:table-cell>
        </table:table-row>
        <table:table-row table:style-name="ro1">
          <table:table-cell office:value-type="string" calcext:value-type="string">
            <text:p>r_si26_an_s29</text:p>
          </table:table-cell>
        </table:table-row>
        <table:table-row table:style-name="ro1">
          <table:table-cell office:value-type="string" calcext:value-type="string">
            <text:p>r_s29_na_si26</text:p>
          </table:table-cell>
        </table:table-row>
        <table:table-row table:style-name="ro1">
          <table:table-cell office:value-type="string" calcext:value-type="string">
            <text:p>r_si27_an_s30</text:p>
          </table:table-cell>
        </table:table-row>
        <table:table-row table:style-name="ro1">
          <table:table-cell office:value-type="string" calcext:value-type="string">
            <text:p>r_s30_na_si27</text:p>
          </table:table-cell>
        </table:table-row>
        <table:table-row table:style-name="ro1">
          <table:table-cell office:value-type="string" calcext:value-type="string">
            <text:p>r_si28_an_s31</text:p>
          </table:table-cell>
        </table:table-row>
        <table:table-row table:style-name="ro1">
          <table:table-cell office:value-type="string" calcext:value-type="string">
            <text:p>r_s31_na_si28</text:p>
          </table:table-cell>
        </table:table-row>
        <table:table-row table:style-name="ro1">
          <table:table-cell office:value-type="string" calcext:value-type="string">
            <text:p>r_si29_an_s32</text:p>
          </table:table-cell>
        </table:table-row>
        <table:table-row table:style-name="ro1">
          <table:table-cell office:value-type="string" calcext:value-type="string">
            <text:p>r_s32_na_si29</text:p>
          </table:table-cell>
        </table:table-row>
        <table:table-row table:style-name="ro1">
          <table:table-cell office:value-type="string" calcext:value-type="string">
            <text:p>r_si30_an_s33</text:p>
          </table:table-cell>
        </table:table-row>
        <table:table-row table:style-name="ro1">
          <table:table-cell office:value-type="string" calcext:value-type="string">
            <text:p>r_s33_na_si30</text:p>
          </table:table-cell>
        </table:table-row>
        <table:table-row table:style-name="ro1">
          <table:table-cell office:value-type="string" calcext:value-type="string">
            <text:p>r_cu62_an_ga65</text:p>
          </table:table-cell>
        </table:table-row>
        <table:table-row table:style-name="ro1">
          <table:table-cell office:value-type="string" calcext:value-type="string">
            <text:p>r_ga65_na_cu62</text:p>
          </table:table-cell>
        </table:table-row>
        <table:table-row table:style-name="ro1">
          <table:table-cell office:value-type="string" calcext:value-type="string">
            <text:p>r_as65_an_br68</text:p>
          </table:table-cell>
        </table:table-row>
        <table:table-row table:style-name="ro1">
          <table:table-cell office:value-type="string" calcext:value-type="string">
            <text:p>r_br68_na_as65</text:p>
          </table:table-cell>
        </table:table-row>
        <table:table-row table:style-name="ro1">
          <table:table-cell office:value-type="string" calcext:value-type="string">
            <text:p>r_sn104_an_te107</text:p>
          </table:table-cell>
        </table:table-row>
        <table:table-row table:style-name="ro1">
          <table:table-cell office:value-type="string" calcext:value-type="string">
            <text:p>r_te107_na_sn104</text:p>
          </table:table-cell>
        </table:table-row>
        <table:table-row table:style-name="ro1">
          <table:table-cell office:value-type="string" calcext:value-type="string">
            <text:p>r_sr75_an_zr78</text:p>
          </table:table-cell>
        </table:table-row>
        <table:table-row table:style-name="ro1">
          <table:table-cell office:value-type="string" calcext:value-type="string">
            <text:p>r_zr78_na_sr75</text:p>
          </table:table-cell>
        </table:table-row>
        <table:table-row table:style-name="ro1">
          <table:table-cell office:value-type="string" calcext:value-type="string">
            <text:p>r_sr76_an_zr79</text:p>
          </table:table-cell>
        </table:table-row>
        <table:table-row table:style-name="ro1">
          <table:table-cell office:value-type="string" calcext:value-type="string">
            <text:p>r_zr79_na_sr76</text:p>
          </table:table-cell>
        </table:table-row>
        <table:table-row table:style-name="ro1">
          <table:table-cell office:value-type="string" calcext:value-type="string">
            <text:p>r_sr77_an_zr80</text:p>
          </table:table-cell>
        </table:table-row>
        <table:table-row table:style-name="ro1">
          <table:table-cell office:value-type="string" calcext:value-type="string">
            <text:p>r_zr80_na_sr77</text:p>
          </table:table-cell>
        </table:table-row>
        <table:table-row table:style-name="ro1">
          <table:table-cell office:value-type="string" calcext:value-type="string">
            <text:p>r_sr78_an_zr81</text:p>
          </table:table-cell>
        </table:table-row>
        <table:table-row table:style-name="ro1">
          <table:table-cell office:value-type="string" calcext:value-type="string">
            <text:p>r_zr81_na_sr78</text:p>
          </table:table-cell>
        </table:table-row>
        <table:table-row table:style-name="ro1">
          <table:table-cell office:value-type="string" calcext:value-type="string">
            <text:p>r_co56_an_cu59</text:p>
          </table:table-cell>
        </table:table-row>
        <table:table-row table:style-name="ro1">
          <table:table-cell office:value-type="string" calcext:value-type="string">
            <text:p>r_cu59_na_co56</text:p>
          </table:table-cell>
        </table:table-row>
        <table:table-row table:style-name="ro1">
          <table:table-cell office:value-type="string" calcext:value-type="string">
            <text:p>r_tc86_an_rh89</text:p>
          </table:table-cell>
        </table:table-row>
        <table:table-row table:style-name="ro1">
          <table:table-cell office:value-type="string" calcext:value-type="string">
            <text:p>r_rh89_na_tc86</text:p>
          </table:table-cell>
        </table:table-row>
        <table:table-row table:style-name="ro1">
          <table:table-cell office:value-type="string" calcext:value-type="string">
            <text:p>r_tc87_an_rh90</text:p>
          </table:table-cell>
        </table:table-row>
        <table:table-row table:style-name="ro1">
          <table:table-cell office:value-type="string" calcext:value-type="string">
            <text:p>r_rh90_na_tc87</text:p>
          </table:table-cell>
        </table:table-row>
        <table:table-row table:style-name="ro1">
          <table:table-cell office:value-type="string" calcext:value-type="string">
            <text:p>r_tc88_an_rh91</text:p>
          </table:table-cell>
        </table:table-row>
        <table:table-row table:style-name="ro1">
          <table:table-cell office:value-type="string" calcext:value-type="string">
            <text:p>r_rh91_na_tc88</text:p>
          </table:table-cell>
        </table:table-row>
        <table:table-row table:style-name="ro1">
          <table:table-cell office:value-type="string" calcext:value-type="string">
            <text:p>r_cu63_an_ga66</text:p>
          </table:table-cell>
        </table:table-row>
        <table:table-row table:style-name="ro1">
          <table:table-cell office:value-type="string" calcext:value-type="string">
            <text:p>r_ga66_na_cu63</text:p>
          </table:table-cell>
        </table:table-row>
        <table:table-row table:style-name="ro1">
          <table:table-cell office:value-type="string" calcext:value-type="string">
            <text:p>r_ti41_an_cr44</text:p>
          </table:table-cell>
        </table:table-row>
        <table:table-row table:style-name="ro1">
          <table:table-cell office:value-type="string" calcext:value-type="string">
            <text:p>r_cr44_na_ti41</text:p>
          </table:table-cell>
        </table:table-row>
        <table:table-row table:style-name="ro1">
          <table:table-cell office:value-type="string" calcext:value-type="string">
            <text:p>r_ti42_an_cr45</text:p>
          </table:table-cell>
        </table:table-row>
        <table:table-row table:style-name="ro1">
          <table:table-cell office:value-type="string" calcext:value-type="string">
            <text:p>r_cr45_na_ti42</text:p>
          </table:table-cell>
        </table:table-row>
        <table:table-row table:style-name="ro1">
          <table:table-cell office:value-type="string" calcext:value-type="string">
            <text:p>r_ti43_an_cr46</text:p>
          </table:table-cell>
        </table:table-row>
        <table:table-row table:style-name="ro1">
          <table:table-cell office:value-type="string" calcext:value-type="string">
            <text:p>r_cr46_na_ti43</text:p>
          </table:table-cell>
        </table:table-row>
        <table:table-row table:style-name="ro1">
          <table:table-cell office:value-type="string" calcext:value-type="string">
            <text:p>r_as66_an_br69</text:p>
          </table:table-cell>
        </table:table-row>
        <table:table-row table:style-name="ro1">
          <table:table-cell office:value-type="string" calcext:value-type="string">
            <text:p>r_br69_na_as66</text:p>
          </table:table-cell>
        </table:table-row>
        <table:table-row table:style-name="ro1">
          <table:table-cell office:value-type="string" calcext:value-type="string">
            <text:p>r_ca40_an_ti43</text:p>
          </table:table-cell>
        </table:table-row>
        <table:table-row table:style-name="ro1">
          <table:table-cell office:value-type="string" calcext:value-type="string">
            <text:p>r_ti43_na_ca40</text:p>
          </table:table-cell>
        </table:table-row>
        <table:table-row table:style-name="ro1">
          <table:table-cell office:value-type="string" calcext:value-type="string">
            <text:p>r_ti44_an_cr47</text:p>
          </table:table-cell>
        </table:table-row>
        <table:table-row table:style-name="ro1">
          <table:table-cell office:value-type="string" calcext:value-type="string">
            <text:p>r_cr47_na_ti44</text:p>
          </table:table-cell>
        </table:table-row>
        <table:table-row table:style-name="ro1">
          <table:table-cell office:value-type="string" calcext:value-type="string">
            <text:p>r_ag96_an_in99</text:p>
          </table:table-cell>
        </table:table-row>
        <table:table-row table:style-name="ro1">
          <table:table-cell office:value-type="string" calcext:value-type="string">
            <text:p>r_in99_na_ag96</text:p>
          </table:table-cell>
        </table:table-row>
        <table:table-row table:style-name="ro1">
          <table:table-cell office:value-type="string" calcext:value-type="string">
            <text:p>r_ti45_an_cr48</text:p>
          </table:table-cell>
        </table:table-row>
        <table:table-row table:style-name="ro1">
          <table:table-cell office:value-type="string" calcext:value-type="string">
            <text:p>r_cr48_na_ti45</text:p>
          </table:table-cell>
        </table:table-row>
        <table:table-row table:style-name="ro1">
          <table:table-cell office:value-type="string" calcext:value-type="string">
            <text:p>r_ti46_an_cr49</text:p>
          </table:table-cell>
        </table:table-row>
        <table:table-row table:style-name="ro1">
          <table:table-cell office:value-type="string" calcext:value-type="string">
            <text:p>r_cr49_na_ti46</text:p>
          </table:table-cell>
        </table:table-row>
        <table:table-row table:style-name="ro1">
          <table:table-cell office:value-type="string" calcext:value-type="string">
            <text:p>r_f17_an_na20</text:p>
          </table:table-cell>
        </table:table-row>
        <table:table-row table:style-name="ro1">
          <table:table-cell office:value-type="string" calcext:value-type="string">
            <text:p>r_na20_na_f17</text:p>
          </table:table-cell>
        </table:table-row>
        <table:table-row table:style-name="ro1">
          <table:table-cell office:value-type="string" calcext:value-type="string">
            <text:p>r_ti47_an_cr50</text:p>
          </table:table-cell>
        </table:table-row>
        <table:table-row table:style-name="ro1">
          <table:table-cell office:value-type="string" calcext:value-type="string">
            <text:p>r_cr50_na_ti47</text:p>
          </table:table-cell>
        </table:table-row>
        <table:table-row table:style-name="ro1">
          <table:table-cell office:value-type="string" calcext:value-type="string">
            <text:p>r_v44_an_mn47</text:p>
          </table:table-cell>
        </table:table-row>
        <table:table-row table:style-name="ro1">
          <table:table-cell office:value-type="string" calcext:value-type="string">
            <text:p>r_mn47_na_v44</text:p>
          </table:table-cell>
        </table:table-row>
        <table:table-row table:style-name="ro1">
          <table:table-cell office:value-type="string" calcext:value-type="string">
            <text:p>r_v45_an_mn48</text:p>
          </table:table-cell>
        </table:table-row>
        <table:table-row table:style-name="ro1">
          <table:table-cell office:value-type="string" calcext:value-type="string">
            <text:p>r_mn48_na_v45</text:p>
          </table:table-cell>
        </table:table-row>
        <table:table-row table:style-name="ro1">
          <table:table-cell office:value-type="string" calcext:value-type="string">
            <text:p>r_co57_an_cu60</text:p>
          </table:table-cell>
        </table:table-row>
        <table:table-row table:style-name="ro1">
          <table:table-cell office:value-type="string" calcext:value-type="string">
            <text:p>r_cu60_na_co57</text:p>
          </table:table-cell>
        </table:table-row>
        <table:table-row table:style-name="ro1">
          <table:table-cell office:value-type="string" calcext:value-type="string">
            <text:p>r_v46_an_mn49</text:p>
          </table:table-cell>
        </table:table-row>
        <table:table-row table:style-name="ro1">
          <table:table-cell office:value-type="string" calcext:value-type="string">
            <text:p>r_mn49_na_v46</text:p>
          </table:table-cell>
        </table:table-row>
        <table:table-row table:style-name="ro1">
          <table:table-cell office:value-type="string" calcext:value-type="string">
            <text:p>r_v47_an_mn50</text:p>
          </table:table-cell>
        </table:table-row>
        <table:table-row table:style-name="ro1">
          <table:table-cell office:value-type="string" calcext:value-type="string">
            <text:p>r_mn50_na_v47</text:p>
          </table:table-cell>
        </table:table-row>
        <table:table-row table:style-name="ro1">
          <table:table-cell office:value-type="string" calcext:value-type="string">
            <text:p>r_v48_an_mn51</text:p>
          </table:table-cell>
        </table:table-row>
        <table:table-row table:style-name="ro1">
          <table:table-cell office:value-type="string" calcext:value-type="string">
            <text:p>r_mn51_na_v48</text:p>
          </table:table-cell>
        </table:table-row>
        <table:table-row table:style-name="ro1">
          <table:table-cell office:value-type="string" calcext:value-type="string">
            <text:p>r_v49_an_mn52</text:p>
          </table:table-cell>
        </table:table-row>
        <table:table-row table:style-name="ro1">
          <table:table-cell office:value-type="string" calcext:value-type="string">
            <text:p>r_mn52_na_v49</text:p>
          </table:table-cell>
        </table:table-row>
        <table:table-row table:style-name="ro1">
          <table:table-cell office:value-type="string" calcext:value-type="string">
            <text:p>r_cd96_an_sn99</text:p>
          </table:table-cell>
        </table:table-row>
        <table:table-row table:style-name="ro1">
          <table:table-cell office:value-type="string" calcext:value-type="string">
            <text:p>r_sn99_na_cd96</text:p>
          </table:table-cell>
        </table:table-row>
        <table:table-row table:style-name="ro1">
          <table:table-cell office:value-type="string" calcext:value-type="string">
            <text:p>r_f18_an_na21</text:p>
          </table:table-cell>
        </table:table-row>
        <table:table-row table:style-name="ro1">
          <table:table-cell office:value-type="string" calcext:value-type="string">
            <text:p>r_na21_na_f18</text:p>
          </table:table-cell>
        </table:table-row>
        <table:table-row table:style-name="ro1">
          <table:table-cell office:value-type="string" calcext:value-type="string">
            <text:p>r_y78_an_nb81</text:p>
          </table:table-cell>
        </table:table-row>
        <table:table-row table:style-name="ro1">
          <table:table-cell office:value-type="string" calcext:value-type="string">
            <text:p>r_nb81_na_y78</text:p>
          </table:table-cell>
        </table:table-row>
        <table:table-row table:style-name="ro1">
          <table:table-cell office:value-type="string" calcext:value-type="string">
            <text:p>r_ca41_an_ti44</text:p>
          </table:table-cell>
        </table:table-row>
        <table:table-row table:style-name="ro1">
          <table:table-cell office:value-type="string" calcext:value-type="string">
            <text:p>r_ti44_na_ca41</text:p>
          </table:table-cell>
        </table:table-row>
        <table:table-row table:style-name="ro1">
          <table:table-cell office:value-type="string" calcext:value-type="string">
            <text:p>r_y79_an_nb82</text:p>
          </table:table-cell>
        </table:table-row>
        <table:table-row table:style-name="ro1">
          <table:table-cell office:value-type="string" calcext:value-type="string">
            <text:p>r_nb82_na_y79</text:p>
          </table:table-cell>
        </table:table-row>
        <table:table-row table:style-name="ro1">
          <table:table-cell office:value-type="string" calcext:value-type="string">
            <text:p>r_y80_an_nb83</text:p>
          </table:table-cell>
        </table:table-row>
        <table:table-row table:style-name="ro1">
          <table:table-cell office:value-type="string" calcext:value-type="string">
            <text:p>r_nb83_na_y80</text:p>
          </table:table-cell>
        </table:table-row>
        <table:table-row table:style-name="ro1">
          <table:table-cell office:value-type="string" calcext:value-type="string">
            <text:p>r_as67_an_br70</text:p>
          </table:table-cell>
        </table:table-row>
        <table:table-row table:style-name="ro1">
          <table:table-cell office:value-type="string" calcext:value-type="string">
            <text:p>r_br70_na_as67</text:p>
          </table:table-cell>
        </table:table-row>
        <table:table-row table:style-name="ro1">
          <table:table-cell office:value-type="string" calcext:value-type="string">
            <text:p>r_y81_an_nb84</text:p>
          </table:table-cell>
        </table:table-row>
        <table:table-row table:style-name="ro1">
          <table:table-cell office:value-type="string" calcext:value-type="string">
            <text:p>r_nb84_na_y81</text:p>
          </table:table-cell>
        </table:table-row>
        <table:table-row table:style-name="ro1">
          <table:table-cell office:value-type="string" calcext:value-type="string">
            <text:p>r_y82_an_nb85</text:p>
          </table:table-cell>
        </table:table-row>
        <table:table-row table:style-name="ro1">
          <table:table-cell office:value-type="string" calcext:value-type="string">
            <text:p>r_nb85_na_y82</text:p>
          </table:table-cell>
        </table:table-row>
        <table:table-row table:style-name="ro1">
          <table:table-cell office:value-type="string" calcext:value-type="string">
            <text:p>r_zn57_an_ge60</text:p>
          </table:table-cell>
        </table:table-row>
        <table:table-row table:style-name="ro1">
          <table:table-cell office:value-type="string" calcext:value-type="string">
            <text:p>r_ge60_na_zn57</text:p>
          </table:table-cell>
        </table:table-row>
        <table:table-row table:style-name="ro1">
          <table:table-cell office:value-type="string" calcext:value-type="string">
            <text:p>r_zn58_an_ge61</text:p>
          </table:table-cell>
        </table:table-row>
        <table:table-row table:style-name="ro1">
          <table:table-cell office:value-type="string" calcext:value-type="string">
            <text:p>r_ge61_na_zn58</text:p>
          </table:table-cell>
        </table:table-row>
        <table:table-row table:style-name="ro1">
          <table:table-cell office:value-type="string" calcext:value-type="string">
            <text:p>r_zn59_an_ge62</text:p>
          </table:table-cell>
        </table:table-row>
        <table:table-row table:style-name="ro1">
          <table:table-cell office:value-type="string" calcext:value-type="string">
            <text:p>r_ge62_na_zn59</text:p>
          </table:table-cell>
        </table:table-row>
        <table:table-row table:style-name="ro1">
          <table:table-cell office:value-type="string" calcext:value-type="string">
            <text:p>r_ag97_an_in100</text:p>
          </table:table-cell>
        </table:table-row>
        <table:table-row table:style-name="ro1">
          <table:table-cell office:value-type="string" calcext:value-type="string">
            <text:p>r_in100_na_ag97</text:p>
          </table:table-cell>
        </table:table-row>
        <table:table-row table:style-name="ro1">
          <table:table-cell office:value-type="string" calcext:value-type="string">
            <text:p>r_zn60_an_ge63</text:p>
          </table:table-cell>
        </table:table-row>
        <table:table-row table:style-name="ro1">
          <table:table-cell office:value-type="string" calcext:value-type="string">
            <text:p>r_ge63_na_zn60</text:p>
          </table:table-cell>
        </table:table-row>
        <table:table-row table:style-name="ro1">
          <table:table-cell office:value-type="string" calcext:value-type="string">
            <text:p>r_zn61_an_ge64</text:p>
          </table:table-cell>
        </table:table-row>
        <table:table-row table:style-name="ro1">
          <table:table-cell office:value-type="string" calcext:value-type="string">
            <text:p>r_ge64_na_zn61</text:p>
          </table:table-cell>
        </table:table-row>
        <table:table-row table:style-name="ro1">
          <table:table-cell office:value-type="string" calcext:value-type="string">
            <text:p>r_cr45_an_fe48</text:p>
          </table:table-cell>
        </table:table-row>
        <table:table-row table:style-name="ro1">
          <table:table-cell office:value-type="string" calcext:value-type="string">
            <text:p>r_fe48_na_cr45</text:p>
          </table:table-cell>
        </table:table-row>
        <table:table-row table:style-name="ro1">
          <table:table-cell office:value-type="string" calcext:value-type="string">
            <text:p>r_zn62_an_ge65</text:p>
          </table:table-cell>
        </table:table-row>
        <table:table-row table:style-name="ro1">
          <table:table-cell office:value-type="string" calcext:value-type="string">
            <text:p>r_ge65_na_zn62</text:p>
          </table:table-cell>
        </table:table-row>
        <table:table-row table:style-name="ro1">
          <table:table-cell office:value-type="string" calcext:value-type="string">
            <text:p>r_f19_an_na22</text:p>
          </table:table-cell>
        </table:table-row>
        <table:table-row table:style-name="ro1">
          <table:table-cell office:value-type="string" calcext:value-type="string">
            <text:p>r_na22_na_f19</text:p>
          </table:table-cell>
        </table:table-row>
        <table:table-row table:style-name="ro1">
          <table:table-cell office:value-type="string" calcext:value-type="string">
            <text:p>r_zn63_an_ge66</text:p>
          </table:table-cell>
        </table:table-row>
        <table:table-row table:style-name="ro1">
          <table:table-cell office:value-type="string" calcext:value-type="string">
            <text:p>r_ge66_na_zn63</text:p>
          </table:table-cell>
        </table:table-row>
        <table:table-row table:style-name="ro1">
          <table:table-cell office:value-type="string" calcext:value-type="string">
            <text:p>r_zn64_an_ge67</text:p>
          </table:table-cell>
        </table:table-row>
        <table:table-row table:style-name="ro1">
          <table:table-cell office:value-type="string" calcext:value-type="string">
            <text:p>r_ge67_na_zn64</text:p>
          </table:table-cell>
        </table:table-row>
        <table:table-row table:style-name="ro1">
          <table:table-cell office:value-type="string" calcext:value-type="string">
            <text:p>r_ca42_an_ti45</text:p>
          </table:table-cell>
        </table:table-row>
        <table:table-row table:style-name="ro1">
          <table:table-cell office:value-type="string" calcext:value-type="string">
            <text:p>r_ti45_na_ca42</text:p>
          </table:table-cell>
        </table:table-row>
        <table:table-row table:style-name="ro1">
          <table:table-cell office:value-type="string" calcext:value-type="string">
            <text:p>r_zn65_an_ge68</text:p>
          </table:table-cell>
        </table:table-row>
        <table:table-row table:style-name="ro1">
          <table:table-cell office:value-type="string" calcext:value-type="string">
            <text:p>r_ge68_na_zn65</text:p>
          </table:table-cell>
        </table:table-row>
        <table:table-row table:style-name="ro1">
          <table:table-cell office:value-type="string" calcext:value-type="string">
            <text:p>r_al23_an_p26</text:p>
          </table:table-cell>
        </table:table-row>
        <table:table-row table:style-name="ro1">
          <table:table-cell office:value-type="string" calcext:value-type="string">
            <text:p>r_p26_na_al23</text:p>
          </table:table-cell>
        </table:table-row>
        <table:table-row table:style-name="ro1">
          <table:table-cell office:value-type="string" calcext:value-type="string">
            <text:p>r_as68_an_br71</text:p>
          </table:table-cell>
        </table:table-row>
        <table:table-row table:style-name="ro1">
          <table:table-cell office:value-type="string" calcext:value-type="string">
            <text:p>r_br71_na_as68</text:p>
          </table:table-cell>
        </table:table-row>
        <table:table-row table:style-name="ro1">
          <table:table-cell office:value-type="string" calcext:value-type="string">
            <text:p>r_zr79_an_mo82</text:p>
          </table:table-cell>
        </table:table-row>
        <table:table-row table:style-name="ro1">
          <table:table-cell office:value-type="string" calcext:value-type="string">
            <text:p>r_mo82_na_zr79</text:p>
          </table:table-cell>
        </table:table-row>
        <table:table-row table:style-name="ro1">
          <table:table-cell office:value-type="string" calcext:value-type="string">
            <text:p>r_cd98_an_sn101</text:p>
          </table:table-cell>
        </table:table-row>
        <table:table-row table:style-name="ro1">
          <table:table-cell office:value-type="string" calcext:value-type="string">
            <text:p>r_sn101_na_cd98</text:p>
          </table:table-cell>
        </table:table-row>
        <table:table-row table:style-name="ro1">
          <table:table-cell office:value-type="string" calcext:value-type="string">
            <text:p>r_zr80_an_mo83</text:p>
          </table:table-cell>
        </table:table-row>
        <table:table-row table:style-name="ro1">
          <table:table-cell office:value-type="string" calcext:value-type="string">
            <text:p>r_mo83_na_zr80</text:p>
          </table:table-cell>
        </table:table-row>
        <table:table-row table:style-name="ro1">
          <table:table-cell office:value-type="string" calcext:value-type="string">
            <text:p>r_zr81_an_mo84</text:p>
          </table:table-cell>
        </table:table-row>
        <table:table-row table:style-name="ro1">
          <table:table-cell office:value-type="string" calcext:value-type="string">
            <text:p>r_mo84_na_zr81</text:p>
          </table:table-cell>
        </table:table-row>
        <table:table-row table:style-name="ro1">
          <table:table-cell office:value-type="string" calcext:value-type="string">
            <text:p>r_zr82_an_mo85</text:p>
          </table:table-cell>
        </table:table-row>
        <table:table-row table:style-name="ro1">
          <table:table-cell office:value-type="string" calcext:value-type="string">
            <text:p>r_mo85_na_zr82</text:p>
          </table:table-cell>
        </table:table-row>
        <table:table-row table:style-name="ro1">
          <table:table-cell office:value-type="string" calcext:value-type="string">
            <text:p>r_zr83_an_mo86</text:p>
          </table:table-cell>
        </table:table-row>
        <table:table-row table:style-name="ro1">
          <table:table-cell office:value-type="string" calcext:value-type="string">
            <text:p>r_mo86_na_zr83</text:p>
          </table:table-cell>
        </table:table-row>
        <table:table-row table:style-name="ro1">
          <table:table-cell office:value-type="string" calcext:value-type="string">
            <text:p>r_cr46_an_fe49</text:p>
          </table:table-cell>
        </table:table-row>
        <table:table-row table:style-name="ro1">
          <table:table-cell office:value-type="string" calcext:value-type="string">
            <text:p>r_fe49_na_cr46</text:p>
          </table:table-cell>
        </table:table-row>
        <table:table-row table:style-name="ro1">
          <table:table-cell office:value-type="string" calcext:value-type="string">
            <text:p>r_ge63_ag_se67</text:p>
          </table:table-cell>
        </table:table-row>
        <table:table-row table:style-name="ro1">
          <table:table-cell office:value-type="string" calcext:value-type="string">
            <text:p>r_se67_ga_ge63</text:p>
          </table:table-cell>
        </table:table-row>
        <table:table-row table:style-name="ro1">
          <table:table-cell office:value-type="string" calcext:value-type="string">
            <text:p>r_al26_ag_p30</text:p>
          </table:table-cell>
        </table:table-row>
        <table:table-row table:style-name="ro1">
          <table:table-cell office:value-type="string" calcext:value-type="string">
            <text:p>r_p30_ga_al26</text:p>
          </table:table-cell>
        </table:table-row>
        <table:table-row table:style-name="ro1">
          <table:table-cell office:value-type="string" calcext:value-type="string">
            <text:p>r_ge64_ag_se68</text:p>
          </table:table-cell>
        </table:table-row>
        <table:table-row table:style-name="ro1">
          <table:table-cell office:value-type="string" calcext:value-type="string">
            <text:p>r_se68_ga_ge64</text:p>
          </table:table-cell>
        </table:table-row>
        <table:table-row table:style-name="ro1">
          <table:table-cell office:value-type="string" calcext:value-type="string">
            <text:p>r_ag98_ag_in102</text:p>
          </table:table-cell>
        </table:table-row>
        <table:table-row table:style-name="ro1">
          <table:table-cell office:value-type="string" calcext:value-type="string">
            <text:p>r_in102_ga_ag98</text:p>
          </table:table-cell>
        </table:table-row>
        <table:table-row table:style-name="ro1">
          <table:table-cell office:value-type="string" calcext:value-type="string">
            <text:p>r_br71_ag_rb75</text:p>
          </table:table-cell>
        </table:table-row>
        <table:table-row table:style-name="ro1">
          <table:table-cell office:value-type="string" calcext:value-type="string">
            <text:p>r_rb75_ga_br71</text:p>
          </table:table-cell>
        </table:table-row>
        <table:table-row table:style-name="ro1">
          <table:table-cell office:value-type="string" calcext:value-type="string">
            <text:p>r_ge65_ag_se69</text:p>
          </table:table-cell>
        </table:table-row>
        <table:table-row table:style-name="ro1">
          <table:table-cell office:value-type="string" calcext:value-type="string">
            <text:p>r_se69_ga_ge65</text:p>
          </table:table-cell>
        </table:table-row>
        <table:table-row table:style-name="ro1">
          <table:table-cell office:value-type="string" calcext:value-type="string">
            <text:p>r_ge66_ag_se70</text:p>
          </table:table-cell>
        </table:table-row>
        <table:table-row table:style-name="ro1">
          <table:table-cell office:value-type="string" calcext:value-type="string">
            <text:p>r_se70_ga_ge66</text:p>
          </table:table-cell>
        </table:table-row>
        <table:table-row table:style-name="ro1">
          <table:table-cell office:value-type="string" calcext:value-type="string">
            <text:p>r_ge67_ag_se71</text:p>
          </table:table-cell>
        </table:table-row>
        <table:table-row table:style-name="ro1">
          <table:table-cell office:value-type="string" calcext:value-type="string">
            <text:p>r_se71_ga_ge67</text:p>
          </table:table-cell>
        </table:table-row>
        <table:table-row table:style-name="ro1">
          <table:table-cell office:value-type="string" calcext:value-type="string">
            <text:p>r_ge68_ag_se72</text:p>
          </table:table-cell>
        </table:table-row>
        <table:table-row table:style-name="ro1">
          <table:table-cell office:value-type="string" calcext:value-type="string">
            <text:p>r_se72_ga_ge68</text:p>
          </table:table-cell>
        </table:table-row>
        <table:table-row table:style-name="ro1">
          <table:table-cell office:value-type="string" calcext:value-type="string">
            <text:p>r_fe51_ag_ni55</text:p>
          </table:table-cell>
        </table:table-row>
        <table:table-row table:style-name="ro1">
          <table:table-cell office:value-type="string" calcext:value-type="string">
            <text:p>r_ni55_ga_fe51</text:p>
          </table:table-cell>
        </table:table-row>
        <table:table-row table:style-name="ro1">
          <table:table-cell office:value-type="string" calcext:value-type="string">
            <text:p>r_cl31_ag_k35</text:p>
          </table:table-cell>
        </table:table-row>
        <table:table-row table:style-name="ro1">
          <table:table-cell office:value-type="string" calcext:value-type="string">
            <text:p>r_k35_ga_cl31</text:p>
          </table:table-cell>
        </table:table-row>
        <table:table-row table:style-name="ro1">
          <table:table-cell office:value-type="string" calcext:value-type="string">
            <text:p>r_cr50_ag_fe54</text:p>
          </table:table-cell>
        </table:table-row>
        <table:table-row table:style-name="ro1">
          <table:table-cell office:value-type="string" calcext:value-type="string">
            <text:p>r_fe54_ga_cr50</text:p>
          </table:table-cell>
        </table:table-row>
        <table:table-row table:style-name="ro1">
          <table:table-cell office:value-type="string" calcext:value-type="string">
            <text:p>r_in102_ag_sb106</text:p>
          </table:table-cell>
        </table:table-row>
        <table:table-row table:style-name="ro1">
          <table:table-cell office:value-type="string" calcext:value-type="string">
            <text:p>r_sb106_ga_in102</text:p>
          </table:table-cell>
        </table:table-row>
        <table:table-row table:style-name="ro1">
          <table:table-cell office:value-type="string" calcext:value-type="string">
            <text:p>r_al27_ag_p31</text:p>
          </table:table-cell>
        </table:table-row>
        <table:table-row table:style-name="ro1">
          <table:table-cell office:value-type="string" calcext:value-type="string">
            <text:p>r_p31_ga_al27</text:p>
          </table:table-cell>
        </table:table-row>
        <table:table-row table:style-name="ro1">
          <table:table-cell office:value-type="string" calcext:value-type="string">
            <text:p>r_k35_ag_sc39</text:p>
          </table:table-cell>
        </table:table-row>
        <table:table-row table:style-name="ro1">
          <table:table-cell office:value-type="string" calcext:value-type="string">
            <text:p>r_sc39_ga_k35</text:p>
          </table:table-cell>
        </table:table-row>
        <table:table-row table:style-name="ro1">
          <table:table-cell office:value-type="string" calcext:value-type="string">
            <text:p>r_cl32_ag_k36</text:p>
          </table:table-cell>
        </table:table-row>
        <table:table-row table:style-name="ro1">
          <table:table-cell office:value-type="string" calcext:value-type="string">
            <text:p>r_k36_ga_cl32</text:p>
          </table:table-cell>
        </table:table-row>
        <table:table-row table:style-name="ro1">
          <table:table-cell office:value-type="string" calcext:value-type="string">
            <text:p>r_k36_ag_sc40</text:p>
          </table:table-cell>
        </table:table-row>
        <table:table-row table:style-name="ro1">
          <table:table-cell office:value-type="string" calcext:value-type="string">
            <text:p>r_sc40_ga_k36</text:p>
          </table:table-cell>
        </table:table-row>
        <table:table-row table:style-name="ro1">
          <table:table-cell office:value-type="string" calcext:value-type="string">
            <text:p>r_ag94_ag_in98</text:p>
          </table:table-cell>
        </table:table-row>
        <table:table-row table:style-name="ro1">
          <table:table-cell office:value-type="string" calcext:value-type="string">
            <text:p>r_in98_ga_ag94</text:p>
          </table:table-cell>
        </table:table-row>
        <table:table-row table:style-name="ro1">
          <table:table-cell office:value-type="string" calcext:value-type="string">
            <text:p>r_br72_ag_rb76</text:p>
          </table:table-cell>
        </table:table-row>
        <table:table-row table:style-name="ro1">
          <table:table-cell office:value-type="string" calcext:value-type="string">
            <text:p>r_rb76_ga_br72</text:p>
          </table:table-cell>
        </table:table-row>
        <table:table-row table:style-name="ro1">
          <table:table-cell office:value-type="string" calcext:value-type="string">
            <text:p>r_k37_ag_sc41</text:p>
          </table:table-cell>
        </table:table-row>
        <table:table-row table:style-name="ro1">
          <table:table-cell office:value-type="string" calcext:value-type="string">
            <text:p>r_sc41_ga_k37</text:p>
          </table:table-cell>
        </table:table-row>
        <table:table-row table:style-name="ro1">
          <table:table-cell office:value-type="string" calcext:value-type="string">
            <text:p>r_ag96_ag_in100</text:p>
          </table:table-cell>
        </table:table-row>
        <table:table-row table:style-name="ro1">
          <table:table-cell office:value-type="string" calcext:value-type="string">
            <text:p>r_in100_ga_ag96</text:p>
          </table:table-cell>
        </table:table-row>
        <table:table-row table:style-name="ro1">
          <table:table-cell office:value-type="string" calcext:value-type="string">
            <text:p>r_k38_ag_sc42</text:p>
          </table:table-cell>
        </table:table-row>
        <table:table-row table:style-name="ro1">
          <table:table-cell office:value-type="string" calcext:value-type="string">
            <text:p>r_sc42_ga_k38</text:p>
          </table:table-cell>
        </table:table-row>
        <table:table-row table:style-name="ro1">
          <table:table-cell office:value-type="string" calcext:value-type="string">
            <text:p>r_k39_ag_sc43</text:p>
          </table:table-cell>
        </table:table-row>
        <table:table-row table:style-name="ro1">
          <table:table-cell office:value-type="string" calcext:value-type="string">
            <text:p>r_sc43_ga_k39</text:p>
          </table:table-cell>
        </table:table-row>
        <table:table-row table:style-name="ro1">
          <table:table-cell office:value-type="string" calcext:value-type="string">
            <text:p>r_cr51_ag_fe55</text:p>
          </table:table-cell>
        </table:table-row>
        <table:table-row table:style-name="ro1">
          <table:table-cell office:value-type="string" calcext:value-type="string">
            <text:p>r_fe55_ga_cr51</text:p>
          </table:table-cell>
        </table:table-row>
        <table:table-row table:style-name="ro1">
          <table:table-cell office:value-type="string" calcext:value-type="string">
            <text:p>r_kr70_ag_sr74</text:p>
          </table:table-cell>
        </table:table-row>
        <table:table-row table:style-name="ro1">
          <table:table-cell office:value-type="string" calcext:value-type="string">
            <text:p>r_sr74_ga_kr70</text:p>
          </table:table-cell>
        </table:table-row>
        <table:table-row table:style-name="ro1">
          <table:table-cell office:value-type="string" calcext:value-type="string">
            <text:p>r_kr71_ag_sr75</text:p>
          </table:table-cell>
        </table:table-row>
        <table:table-row table:style-name="ro1">
          <table:table-cell office:value-type="string" calcext:value-type="string">
            <text:p>r_sr75_ga_kr71</text:p>
          </table:table-cell>
        </table:table-row>
        <table:table-row table:style-name="ro1">
          <table:table-cell office:value-type="string" calcext:value-type="string">
            <text:p>r_fe52_ag_ni56</text:p>
          </table:table-cell>
        </table:table-row>
        <table:table-row table:style-name="ro1">
          <table:table-cell office:value-type="string" calcext:value-type="string">
            <text:p>r_ni56_ga_fe52</text:p>
          </table:table-cell>
        </table:table-row>
        <table:table-row table:style-name="ro1">
          <table:table-cell office:value-type="string" calcext:value-type="string">
            <text:p>r_kr72_ag_sr76</text:p>
          </table:table-cell>
        </table:table-row>
        <table:table-row table:style-name="ro1">
          <table:table-cell office:value-type="string" calcext:value-type="string">
            <text:p>r_sr76_ga_kr72</text:p>
          </table:table-cell>
        </table:table-row>
        <table:table-row table:style-name="ro1">
          <table:table-cell office:value-type="string" calcext:value-type="string">
            <text:p>r_kr73_ag_sr77</text:p>
          </table:table-cell>
        </table:table-row>
        <table:table-row table:style-name="ro1">
          <table:table-cell office:value-type="string" calcext:value-type="string">
            <text:p>r_sr77_ga_kr73</text:p>
          </table:table-cell>
        </table:table-row>
        <table:table-row table:style-name="ro1">
          <table:table-cell office:value-type="string" calcext:value-type="string">
            <text:p>r_kr74_ag_sr78</text:p>
          </table:table-cell>
        </table:table-row>
        <table:table-row table:style-name="ro1">
          <table:table-cell office:value-type="string" calcext:value-type="string">
            <text:p>r_sr78_ga_kr74</text:p>
          </table:table-cell>
        </table:table-row>
        <table:table-row table:style-name="ro1">
          <table:table-cell office:value-type="string" calcext:value-type="string">
            <text:p>r_li7_ag_b11</text:p>
          </table:table-cell>
        </table:table-row>
        <table:table-row table:style-name="ro1">
          <table:table-cell office:value-type="string" calcext:value-type="string">
            <text:p>r_b11_ga_li7</text:p>
          </table:table-cell>
        </table:table-row>
        <table:table-row table:style-name="ro1">
          <table:table-cell office:value-type="string" calcext:value-type="string">
            <text:p>r_mg21_ag_si25</text:p>
          </table:table-cell>
        </table:table-row>
        <table:table-row table:style-name="ro1">
          <table:table-cell office:value-type="string" calcext:value-type="string">
            <text:p>r_si25_ga_mg21</text:p>
          </table:table-cell>
        </table:table-row>
        <table:table-row table:style-name="ro1">
          <table:table-cell office:value-type="string" calcext:value-type="string">
            <text:p>r_mg22_ag_si26</text:p>
          </table:table-cell>
        </table:table-row>
        <table:table-row table:style-name="ro1">
          <table:table-cell office:value-type="string" calcext:value-type="string">
            <text:p>r_si26_ga_mg22</text:p>
          </table:table-cell>
        </table:table-row>
        <table:table-row table:style-name="ro1">
          <table:table-cell office:value-type="string" calcext:value-type="string">
            <text:p>r_mg23_ag_si27</text:p>
          </table:table-cell>
        </table:table-row>
        <table:table-row table:style-name="ro1">
          <table:table-cell office:value-type="string" calcext:value-type="string">
            <text:p>r_si27_ga_mg23</text:p>
          </table:table-cell>
        </table:table-row>
        <table:table-row table:style-name="ro1">
          <table:table-cell office:value-type="string" calcext:value-type="string">
            <text:p>r_mg24_ag_si28</text:p>
          </table:table-cell>
        </table:table-row>
        <table:table-row table:style-name="ro1">
          <table:table-cell office:value-type="string" calcext:value-type="string">
            <text:p>r_si28_ga_mg24</text:p>
          </table:table-cell>
        </table:table-row>
        <table:table-row table:style-name="ro1">
          <table:table-cell office:value-type="string" calcext:value-type="string">
            <text:p>r_cr52_ag_fe56</text:p>
          </table:table-cell>
        </table:table-row>
        <table:table-row table:style-name="ro1">
          <table:table-cell office:value-type="string" calcext:value-type="string">
            <text:p>r_fe56_ga_cr52</text:p>
          </table:table-cell>
        </table:table-row>
        <table:table-row table:style-name="ro1">
          <table:table-cell office:value-type="string" calcext:value-type="string">
            <text:p>r_as69_ag_br73</text:p>
          </table:table-cell>
        </table:table-row>
        <table:table-row table:style-name="ro1">
          <table:table-cell office:value-type="string" calcext:value-type="string">
            <text:p>r_br73_ga_as69</text:p>
          </table:table-cell>
        </table:table-row>
        <table:table-row table:style-name="ro1">
          <table:table-cell office:value-type="string" calcext:value-type="string">
            <text:p>r_mg25_ag_si29</text:p>
          </table:table-cell>
        </table:table-row>
        <table:table-row table:style-name="ro1">
          <table:table-cell office:value-type="string" calcext:value-type="string">
            <text:p>r_si29_ga_mg25</text:p>
          </table:table-cell>
        </table:table-row>
        <table:table-row table:style-name="ro1">
          <table:table-cell office:value-type="string" calcext:value-type="string">
            <text:p>r_cl33_ag_k37</text:p>
          </table:table-cell>
        </table:table-row>
        <table:table-row table:style-name="ro1">
          <table:table-cell office:value-type="string" calcext:value-type="string">
            <text:p>r_k37_ga_cl33</text:p>
          </table:table-cell>
        </table:table-row>
        <table:table-row table:style-name="ro1">
          <table:table-cell office:value-type="string" calcext:value-type="string">
            <text:p>r_mn47_ag_co51</text:p>
          </table:table-cell>
        </table:table-row>
        <table:table-row table:style-name="ro1">
          <table:table-cell office:value-type="string" calcext:value-type="string">
            <text:p>r_co51_ga_mn47</text:p>
          </table:table-cell>
        </table:table-row>
        <table:table-row table:style-name="ro1">
          <table:table-cell office:value-type="string" calcext:value-type="string">
            <text:p>r_mn48_ag_co52</text:p>
          </table:table-cell>
        </table:table-row>
        <table:table-row table:style-name="ro1">
          <table:table-cell office:value-type="string" calcext:value-type="string">
            <text:p>r_co52_ga_mn48</text:p>
          </table:table-cell>
        </table:table-row>
        <table:table-row table:style-name="ro1">
          <table:table-cell office:value-type="string" calcext:value-type="string">
            <text:p>r_br73_ag_rb77</text:p>
          </table:table-cell>
        </table:table-row>
        <table:table-row table:style-name="ro1">
          <table:table-cell office:value-type="string" calcext:value-type="string">
            <text:p>r_rb77_ga_br73</text:p>
          </table:table-cell>
        </table:table-row>
        <table:table-row table:style-name="ro1">
          <table:table-cell office:value-type="string" calcext:value-type="string">
            <text:p>r_mn49_ag_co53</text:p>
          </table:table-cell>
        </table:table-row>
        <table:table-row table:style-name="ro1">
          <table:table-cell office:value-type="string" calcext:value-type="string">
            <text:p>r_co53_ga_mn49</text:p>
          </table:table-cell>
        </table:table-row>
        <table:table-row table:style-name="ro1">
          <table:table-cell office:value-type="string" calcext:value-type="string">
            <text:p>r_ar32_ag_ca36</text:p>
          </table:table-cell>
        </table:table-row>
        <table:table-row table:style-name="ro1">
          <table:table-cell office:value-type="string" calcext:value-type="string">
            <text:p>r_ca36_ga_ar32</text:p>
          </table:table-cell>
        </table:table-row>
        <table:table-row table:style-name="ro1">
          <table:table-cell office:value-type="string" calcext:value-type="string">
            <text:p>r_fe53_ag_ni57</text:p>
          </table:table-cell>
        </table:table-row>
        <table:table-row table:style-name="ro1">
          <table:table-cell office:value-type="string" calcext:value-type="string">
            <text:p>r_ni57_ga_fe53</text:p>
          </table:table-cell>
        </table:table-row>
        <table:table-row table:style-name="ro1">
          <table:table-cell office:value-type="string" calcext:value-type="string">
            <text:p>r_mn50_ag_co54</text:p>
          </table:table-cell>
        </table:table-row>
        <table:table-row table:style-name="ro1">
          <table:table-cell office:value-type="string" calcext:value-type="string">
            <text:p>r_co54_ga_mn50</text:p>
          </table:table-cell>
        </table:table-row>
        <table:table-row table:style-name="ro1">
          <table:table-cell office:value-type="string" calcext:value-type="string">
            <text:p>r_mn51_ag_co55</text:p>
          </table:table-cell>
        </table:table-row>
        <table:table-row table:style-name="ro1">
          <table:table-cell office:value-type="string" calcext:value-type="string">
            <text:p>r_co55_ga_mn51</text:p>
          </table:table-cell>
        </table:table-row>
        <table:table-row table:style-name="ro1">
          <table:table-cell office:value-type="string" calcext:value-type="string">
            <text:p>r_mn52_ag_co56</text:p>
          </table:table-cell>
        </table:table-row>
        <table:table-row table:style-name="ro1">
          <table:table-cell office:value-type="string" calcext:value-type="string">
            <text:p>r_co56_ga_mn52</text:p>
          </table:table-cell>
        </table:table-row>
        <table:table-row table:style-name="ro1">
          <table:table-cell office:value-type="string" calcext:value-type="string">
            <text:p>r_mn53_ag_co57</text:p>
          </table:table-cell>
        </table:table-row>
        <table:table-row table:style-name="ro1">
          <table:table-cell office:value-type="string" calcext:value-type="string">
            <text:p>r_co57_ga_mn53</text:p>
          </table:table-cell>
        </table:table-row>
        <table:table-row table:style-name="ro1">
          <table:table-cell office:value-type="string" calcext:value-type="string">
            <text:p>r_mo82_ag_ru86</text:p>
          </table:table-cell>
        </table:table-row>
        <table:table-row table:style-name="ro1">
          <table:table-cell office:value-type="string" calcext:value-type="string">
            <text:p>r_ru86_ga_mo82</text:p>
          </table:table-cell>
        </table:table-row>
        <table:table-row table:style-name="ro1">
          <table:table-cell office:value-type="string" calcext:value-type="string">
            <text:p>r_mo83_ag_ru87</text:p>
          </table:table-cell>
        </table:table-row>
        <table:table-row table:style-name="ro1">
          <table:table-cell office:value-type="string" calcext:value-type="string">
            <text:p>r_ru87_ga_mo83</text:p>
          </table:table-cell>
        </table:table-row>
        <table:table-row table:style-name="ro1">
          <table:table-cell office:value-type="string" calcext:value-type="string">
            <text:p>r_mo84_ag_ru88</text:p>
          </table:table-cell>
        </table:table-row>
        <table:table-row table:style-name="ro1">
          <table:table-cell office:value-type="string" calcext:value-type="string">
            <text:p>r_ru88_ga_mo84</text:p>
          </table:table-cell>
        </table:table-row>
        <table:table-row table:style-name="ro1">
          <table:table-cell office:value-type="string" calcext:value-type="string">
            <text:p>r_cd97_ag_sn101</text:p>
          </table:table-cell>
        </table:table-row>
        <table:table-row table:style-name="ro1">
          <table:table-cell office:value-type="string" calcext:value-type="string">
            <text:p>r_sn101_ga_cd97</text:p>
          </table:table-cell>
        </table:table-row>
        <table:table-row table:style-name="ro1">
          <table:table-cell office:value-type="string" calcext:value-type="string">
            <text:p>r_ag95_ag_in99</text:p>
          </table:table-cell>
        </table:table-row>
        <table:table-row table:style-name="ro1">
          <table:table-cell office:value-type="string" calcext:value-type="string">
            <text:p>r_in99_ga_ag95</text:p>
          </table:table-cell>
        </table:table-row>
        <table:table-row table:style-name="ro1">
          <table:table-cell office:value-type="string" calcext:value-type="string">
            <text:p>r_mo85_ag_ru89</text:p>
          </table:table-cell>
        </table:table-row>
        <table:table-row table:style-name="ro1">
          <table:table-cell office:value-type="string" calcext:value-type="string">
            <text:p>r_ru89_ga_mo85</text:p>
          </table:table-cell>
        </table:table-row>
        <table:table-row table:style-name="ro1">
          <table:table-cell office:value-type="string" calcext:value-type="string">
            <text:p>r_al25_ag_p29</text:p>
          </table:table-cell>
        </table:table-row>
        <table:table-row table:style-name="ro1">
          <table:table-cell office:value-type="string" calcext:value-type="string">
            <text:p>r_p29_ga_al25</text:p>
          </table:table-cell>
        </table:table-row>
        <table:table-row table:style-name="ro1">
          <table:table-cell office:value-type="string" calcext:value-type="string">
            <text:p>r_ca43_ag_ti47</text:p>
          </table:table-cell>
        </table:table-row>
        <table:table-row table:style-name="ro1">
          <table:table-cell office:value-type="string" calcext:value-type="string">
            <text:p>r_ti47_ga_ca43</text:p>
          </table:table-cell>
        </table:table-row>
        <table:table-row table:style-name="ro1">
          <table:table-cell office:value-type="string" calcext:value-type="string">
            <text:p>r_mo86_ag_ru90</text:p>
          </table:table-cell>
        </table:table-row>
        <table:table-row table:style-name="ro1">
          <table:table-cell office:value-type="string" calcext:value-type="string">
            <text:p>r_ru90_ga_mo86</text:p>
          </table:table-cell>
        </table:table-row>
        <table:table-row table:style-name="ro1">
          <table:table-cell office:value-type="string" calcext:value-type="string">
            <text:p>r_cu55_ag_ga59</text:p>
          </table:table-cell>
        </table:table-row>
        <table:table-row table:style-name="ro1">
          <table:table-cell office:value-type="string" calcext:value-type="string">
            <text:p>r_ga59_ga_cu55</text:p>
          </table:table-cell>
        </table:table-row>
        <table:table-row table:style-name="ro1">
          <table:table-cell office:value-type="string" calcext:value-type="string">
            <text:p>r_n14_ag_f18</text:p>
          </table:table-cell>
        </table:table-row>
        <table:table-row table:style-name="ro1">
          <table:table-cell office:value-type="string" calcext:value-type="string">
            <text:p>r_f18_ga_n14</text:p>
          </table:table-cell>
        </table:table-row>
        <table:table-row table:style-name="ro1">
          <table:table-cell office:value-type="string" calcext:value-type="string">
            <text:p>r_br70_ag_rb74</text:p>
          </table:table-cell>
        </table:table-row>
        <table:table-row table:style-name="ro1">
          <table:table-cell office:value-type="string" calcext:value-type="string">
            <text:p>r_rb74_ga_br70</text:p>
          </table:table-cell>
        </table:table-row>
        <table:table-row table:style-name="ro1">
          <table:table-cell office:value-type="string" calcext:value-type="string">
            <text:p>r_ar33_ag_ca37</text:p>
          </table:table-cell>
        </table:table-row>
        <table:table-row table:style-name="ro1">
          <table:table-cell office:value-type="string" calcext:value-type="string">
            <text:p>r_ca37_ga_ar33</text:p>
          </table:table-cell>
        </table:table-row>
        <table:table-row table:style-name="ro1">
          <table:table-cell office:value-type="string" calcext:value-type="string">
            <text:p>r_cl34_ag_k38</text:p>
          </table:table-cell>
        </table:table-row>
        <table:table-row table:style-name="ro1">
          <table:table-cell office:value-type="string" calcext:value-type="string">
            <text:p>r_k38_ga_cl34</text:p>
          </table:table-cell>
        </table:table-row>
        <table:table-row table:style-name="ro1">
          <table:table-cell office:value-type="string" calcext:value-type="string">
            <text:p>r_n15_ag_f19</text:p>
          </table:table-cell>
        </table:table-row>
        <table:table-row table:style-name="ro1">
          <table:table-cell office:value-type="string" calcext:value-type="string">
            <text:p>r_f19_ga_n15</text:p>
          </table:table-cell>
        </table:table-row>
        <table:table-row table:style-name="ro1">
          <table:table-cell office:value-type="string" calcext:value-type="string">
            <text:p>r_na20_ag_al24</text:p>
          </table:table-cell>
        </table:table-row>
        <table:table-row table:style-name="ro1">
          <table:table-cell office:value-type="string" calcext:value-type="string">
            <text:p>r_al24_ga_na20</text:p>
          </table:table-cell>
        </table:table-row>
        <table:table-row table:style-name="ro1">
          <table:table-cell office:value-type="string" calcext:value-type="string">
            <text:p>r_fe54_ag_ni58</text:p>
          </table:table-cell>
        </table:table-row>
        <table:table-row table:style-name="ro1">
          <table:table-cell office:value-type="string" calcext:value-type="string">
            <text:p>r_ni58_ga_fe54</text:p>
          </table:table-cell>
        </table:table-row>
        <table:table-row table:style-name="ro1">
          <table:table-cell office:value-type="string" calcext:value-type="string">
            <text:p>r_fe49_ag_ni53</text:p>
          </table:table-cell>
        </table:table-row>
        <table:table-row table:style-name="ro1">
          <table:table-cell office:value-type="string" calcext:value-type="string">
            <text:p>r_ni53_ga_fe49</text:p>
          </table:table-cell>
        </table:table-row>
        <table:table-row table:style-name="ro1">
          <table:table-cell office:value-type="string" calcext:value-type="string">
            <text:p>r_na21_ag_al25</text:p>
          </table:table-cell>
        </table:table-row>
        <table:table-row table:style-name="ro1">
          <table:table-cell office:value-type="string" calcext:value-type="string">
            <text:p>r_al25_ga_na21</text:p>
          </table:table-cell>
        </table:table-row>
        <table:table-row table:style-name="ro1">
          <table:table-cell office:value-type="string" calcext:value-type="string">
            <text:p>r_na22_ag_al26</text:p>
          </table:table-cell>
        </table:table-row>
        <table:table-row table:style-name="ro1">
          <table:table-cell office:value-type="string" calcext:value-type="string">
            <text:p>r_al26_ga_na22</text:p>
          </table:table-cell>
        </table:table-row>
        <table:table-row table:style-name="ro1">
          <table:table-cell office:value-type="string" calcext:value-type="string">
            <text:p>r_na23_ag_al27</text:p>
          </table:table-cell>
        </table:table-row>
        <table:table-row table:style-name="ro1">
          <table:table-cell office:value-type="string" calcext:value-type="string">
            <text:p>r_al27_ga_na23</text:p>
          </table:table-cell>
        </table:table-row>
        <table:table-row table:style-name="ro1">
          <table:table-cell office:value-type="string" calcext:value-type="string">
            <text:p>r_nb81_ag_tc85</text:p>
          </table:table-cell>
        </table:table-row>
        <table:table-row table:style-name="ro1">
          <table:table-cell office:value-type="string" calcext:value-type="string">
            <text:p>r_tc85_ga_nb81</text:p>
          </table:table-cell>
        </table:table-row>
        <table:table-row table:style-name="ro1">
          <table:table-cell office:value-type="string" calcext:value-type="string">
            <text:p>r_nb82_ag_tc86</text:p>
          </table:table-cell>
        </table:table-row>
        <table:table-row table:style-name="ro1">
          <table:table-cell office:value-type="string" calcext:value-type="string">
            <text:p>r_tc86_ga_nb82</text:p>
          </table:table-cell>
        </table:table-row>
        <table:table-row table:style-name="ro1">
          <table:table-cell office:value-type="string" calcext:value-type="string">
            <text:p>r_cu56_ag_ga60</text:p>
          </table:table-cell>
        </table:table-row>
        <table:table-row table:style-name="ro1">
          <table:table-cell office:value-type="string" calcext:value-type="string">
            <text:p>r_ga60_ga_cu56</text:p>
          </table:table-cell>
        </table:table-row>
        <table:table-row table:style-name="ro1">
          <table:table-cell office:value-type="string" calcext:value-type="string">
            <text:p>r_nb83_ag_tc87</text:p>
          </table:table-cell>
        </table:table-row>
        <table:table-row table:style-name="ro1">
          <table:table-cell office:value-type="string" calcext:value-type="string">
            <text:p>r_tc87_ga_nb83</text:p>
          </table:table-cell>
        </table:table-row>
        <table:table-row table:style-name="ro1">
          <table:table-cell office:value-type="string" calcext:value-type="string">
            <text:p>r_nb84_ag_tc88</text:p>
          </table:table-cell>
        </table:table-row>
        <table:table-row table:style-name="ro1">
          <table:table-cell office:value-type="string" calcext:value-type="string">
            <text:p>r_tc88_ga_nb84</text:p>
          </table:table-cell>
        </table:table-row>
        <table:table-row table:style-name="ro1">
          <table:table-cell office:value-type="string" calcext:value-type="string">
            <text:p>r_cr48_ag_fe52</text:p>
          </table:table-cell>
        </table:table-row>
        <table:table-row table:style-name="ro1">
          <table:table-cell office:value-type="string" calcext:value-type="string">
            <text:p>r_fe52_ga_cr48</text:p>
          </table:table-cell>
        </table:table-row>
        <table:table-row table:style-name="ro1">
          <table:table-cell office:value-type="string" calcext:value-type="string">
            <text:p>r_c12_ag_o16</text:p>
          </table:table-cell>
        </table:table-row>
        <table:table-row table:style-name="ro1">
          <table:table-cell office:value-type="string" calcext:value-type="string">
            <text:p>r_o16_ga_c12</text:p>
          </table:table-cell>
        </table:table-row>
        <table:table-row table:style-name="ro1">
          <table:table-cell office:value-type="string" calcext:value-type="string">
            <text:p>r_cd95_ag_sn99</text:p>
          </table:table-cell>
        </table:table-row>
        <table:table-row table:style-name="ro1">
          <table:table-cell office:value-type="string" calcext:value-type="string">
            <text:p>r_sn99_ga_cd95</text:p>
          </table:table-cell>
        </table:table-row>
        <table:table-row table:style-name="ro1">
          <table:table-cell office:value-type="string" calcext:value-type="string">
            <text:p>r_fe55_ag_ni59</text:p>
          </table:table-cell>
        </table:table-row>
        <table:table-row table:style-name="ro1">
          <table:table-cell office:value-type="string" calcext:value-type="string">
            <text:p>r_ni59_ga_fe55</text:p>
          </table:table-cell>
        </table:table-row>
        <table:table-row table:style-name="ro1">
          <table:table-cell office:value-type="string" calcext:value-type="string">
            <text:p>r_ne18_ag_mg22</text:p>
          </table:table-cell>
        </table:table-row>
        <table:table-row table:style-name="ro1">
          <table:table-cell office:value-type="string" calcext:value-type="string">
            <text:p>r_mg22_ga_ne18</text:p>
          </table:table-cell>
        </table:table-row>
        <table:table-row table:style-name="ro1">
          <table:table-cell office:value-type="string" calcext:value-type="string">
            <text:p>r_cr47_ag_fe51</text:p>
          </table:table-cell>
        </table:table-row>
        <table:table-row table:style-name="ro1">
          <table:table-cell office:value-type="string" calcext:value-type="string">
            <text:p>r_fe51_ga_cr47</text:p>
          </table:table-cell>
        </table:table-row>
        <table:table-row table:style-name="ro1">
          <table:table-cell office:value-type="string" calcext:value-type="string">
            <text:p>r_ne19_ag_mg23</text:p>
          </table:table-cell>
        </table:table-row>
        <table:table-row table:style-name="ro1">
          <table:table-cell office:value-type="string" calcext:value-type="string">
            <text:p>r_mg23_ga_ne19</text:p>
          </table:table-cell>
        </table:table-row>
        <table:table-row table:style-name="ro1">
          <table:table-cell office:value-type="string" calcext:value-type="string">
            <text:p>r_ne20_ag_mg24</text:p>
          </table:table-cell>
        </table:table-row>
        <table:table-row table:style-name="ro1">
          <table:table-cell office:value-type="string" calcext:value-type="string">
            <text:p>r_mg24_ga_ne20</text:p>
          </table:table-cell>
        </table:table-row>
        <table:table-row table:style-name="ro1">
          <table:table-cell office:value-type="string" calcext:value-type="string">
            <text:p>r_ne21_ag_mg25</text:p>
          </table:table-cell>
        </table:table-row>
        <table:table-row table:style-name="ro1">
          <table:table-cell office:value-type="string" calcext:value-type="string">
            <text:p>r_mg25_ga_ne21</text:p>
          </table:table-cell>
        </table:table-row>
        <table:table-row table:style-name="ro1">
          <table:table-cell office:value-type="string" calcext:value-type="string">
            <text:p>r_cl35_ag_k39</text:p>
          </table:table-cell>
        </table:table-row>
        <table:table-row table:style-name="ro1">
          <table:table-cell office:value-type="string" calcext:value-type="string">
            <text:p>r_k39_ga_cl35</text:p>
          </table:table-cell>
        </table:table-row>
        <table:table-row table:style-name="ro1">
          <table:table-cell office:value-type="string" calcext:value-type="string">
            <text:p>r_ar34_ag_ca38</text:p>
          </table:table-cell>
        </table:table-row>
        <table:table-row table:style-name="ro1">
          <table:table-cell office:value-type="string" calcext:value-type="string">
            <text:p>r_ca38_ga_ar34</text:p>
          </table:table-cell>
        </table:table-row>
        <table:table-row table:style-name="ro1">
          <table:table-cell office:value-type="string" calcext:value-type="string">
            <text:p>r_ni52_ag_zn56</text:p>
          </table:table-cell>
        </table:table-row>
        <table:table-row table:style-name="ro1">
          <table:table-cell office:value-type="string" calcext:value-type="string">
            <text:p>r_zn56_ga_ni52</text:p>
          </table:table-cell>
        </table:table-row>
        <table:table-row table:style-name="ro1">
          <table:table-cell office:value-type="string" calcext:value-type="string">
            <text:p>r_ni53_ag_zn57</text:p>
          </table:table-cell>
        </table:table-row>
        <table:table-row table:style-name="ro1">
          <table:table-cell office:value-type="string" calcext:value-type="string">
            <text:p>r_zn57_ga_ni53</text:p>
          </table:table-cell>
        </table:table-row>
        <table:table-row table:style-name="ro1">
          <table:table-cell office:value-type="string" calcext:value-type="string">
            <text:p>r_al24_ag_p28</text:p>
          </table:table-cell>
        </table:table-row>
        <table:table-row table:style-name="ro1">
          <table:table-cell office:value-type="string" calcext:value-type="string">
            <text:p>r_p28_ga_al24</text:p>
          </table:table-cell>
        </table:table-row>
        <table:table-row table:style-name="ro1">
          <table:table-cell office:value-type="string" calcext:value-type="string">
            <text:p>r_ni54_ag_zn58</text:p>
          </table:table-cell>
        </table:table-row>
        <table:table-row table:style-name="ro1">
          <table:table-cell office:value-type="string" calcext:value-type="string">
            <text:p>r_zn58_ga_ni54</text:p>
          </table:table-cell>
        </table:table-row>
        <table:table-row table:style-name="ro1">
          <table:table-cell office:value-type="string" calcext:value-type="string">
            <text:p>r_ni55_ag_zn59</text:p>
          </table:table-cell>
        </table:table-row>
        <table:table-row table:style-name="ro1">
          <table:table-cell office:value-type="string" calcext:value-type="string">
            <text:p>r_zn59_ga_ni55</text:p>
          </table:table-cell>
        </table:table-row>
        <table:table-row table:style-name="ro1">
          <table:table-cell office:value-type="string" calcext:value-type="string">
            <text:p>r_fe56_ag_ni60</text:p>
          </table:table-cell>
        </table:table-row>
        <table:table-row table:style-name="ro1">
          <table:table-cell office:value-type="string" calcext:value-type="string">
            <text:p>r_ni60_ga_fe56</text:p>
          </table:table-cell>
        </table:table-row>
        <table:table-row table:style-name="ro1">
          <table:table-cell office:value-type="string" calcext:value-type="string">
            <text:p>r_ni56_ag_zn60</text:p>
          </table:table-cell>
        </table:table-row>
        <table:table-row table:style-name="ro1">
          <table:table-cell office:value-type="string" calcext:value-type="string">
            <text:p>r_zn60_ga_ni56</text:p>
          </table:table-cell>
        </table:table-row>
        <table:table-row table:style-name="ro1">
          <table:table-cell office:value-type="string" calcext:value-type="string">
            <text:p>r_ni57_ag_zn61</text:p>
          </table:table-cell>
        </table:table-row>
        <table:table-row table:style-name="ro1">
          <table:table-cell office:value-type="string" calcext:value-type="string">
            <text:p>r_zn61_ga_ni57</text:p>
          </table:table-cell>
        </table:table-row>
        <table:table-row table:style-name="ro1">
          <table:table-cell office:value-type="string" calcext:value-type="string">
            <text:p>r_cu57_ag_ga61</text:p>
          </table:table-cell>
        </table:table-row>
        <table:table-row table:style-name="ro1">
          <table:table-cell office:value-type="string" calcext:value-type="string">
            <text:p>r_ga61_ga_cu57</text:p>
          </table:table-cell>
        </table:table-row>
        <table:table-row table:style-name="ro1">
          <table:table-cell office:value-type="string" calcext:value-type="string">
            <text:p>r_ni58_ag_zn62</text:p>
          </table:table-cell>
        </table:table-row>
        <table:table-row table:style-name="ro1">
          <table:table-cell office:value-type="string" calcext:value-type="string">
            <text:p>r_zn62_ga_ni58</text:p>
          </table:table-cell>
        </table:table-row>
        <table:table-row table:style-name="ro1">
          <table:table-cell office:value-type="string" calcext:value-type="string">
            <text:p>r_ni59_ag_zn63</text:p>
          </table:table-cell>
        </table:table-row>
        <table:table-row table:style-name="ro1">
          <table:table-cell office:value-type="string" calcext:value-type="string">
            <text:p>r_zn63_ga_ni59</text:p>
          </table:table-cell>
        </table:table-row>
        <table:table-row table:style-name="ro1">
          <table:table-cell office:value-type="string" calcext:value-type="string">
            <text:p>r_ni60_ag_zn64</text:p>
          </table:table-cell>
        </table:table-row>
        <table:table-row table:style-name="ro1">
          <table:table-cell office:value-type="string" calcext:value-type="string">
            <text:p>r_zn64_ga_ni60</text:p>
          </table:table-cell>
        </table:table-row>
        <table:table-row table:style-name="ro1">
          <table:table-cell office:value-type="string" calcext:value-type="string">
            <text:p>r_ni61_ag_zn65</text:p>
          </table:table-cell>
        </table:table-row>
        <table:table-row table:style-name="ro1">
          <table:table-cell office:value-type="string" calcext:value-type="string">
            <text:p>r_zn65_ga_ni61</text:p>
          </table:table-cell>
        </table:table-row>
        <table:table-row table:style-name="ro1">
          <table:table-cell office:value-type="string" calcext:value-type="string">
            <text:p>r_co51_ag_cu55</text:p>
          </table:table-cell>
        </table:table-row>
        <table:table-row table:style-name="ro1">
          <table:table-cell office:value-type="string" calcext:value-type="string">
            <text:p>r_cu55_ga_co51</text:p>
          </table:table-cell>
        </table:table-row>
        <table:table-row table:style-name="ro1">
          <table:table-cell office:value-type="string" calcext:value-type="string">
            <text:p>r_ni62_ag_zn66</text:p>
          </table:table-cell>
        </table:table-row>
        <table:table-row table:style-name="ro1">
          <table:table-cell office:value-type="string" calcext:value-type="string">
            <text:p>r_zn66_ga_ni62</text:p>
          </table:table-cell>
        </table:table-row>
        <table:table-row table:style-name="ro1">
          <table:table-cell office:value-type="string" calcext:value-type="string">
            <text:p>r_o14_ag_ne18</text:p>
          </table:table-cell>
        </table:table-row>
        <table:table-row table:style-name="ro1">
          <table:table-cell office:value-type="string" calcext:value-type="string">
            <text:p>r_ne18_ga_o14</text:p>
          </table:table-cell>
        </table:table-row>
        <table:table-row table:style-name="ro1">
          <table:table-cell office:value-type="string" calcext:value-type="string">
            <text:p>r_ar35_ag_ca39</text:p>
          </table:table-cell>
        </table:table-row>
        <table:table-row table:style-name="ro1">
          <table:table-cell office:value-type="string" calcext:value-type="string">
            <text:p>r_ca39_ga_ar35</text:p>
          </table:table-cell>
        </table:table-row>
        <table:table-row table:style-name="ro1">
          <table:table-cell office:value-type="string" calcext:value-type="string">
            <text:p>r_o15_ag_ne19</text:p>
          </table:table-cell>
        </table:table-row>
        <table:table-row table:style-name="ro1">
          <table:table-cell office:value-type="string" calcext:value-type="string">
            <text:p>r_ne19_ga_o15</text:p>
          </table:table-cell>
        </table:table-row>
        <table:table-row table:style-name="ro1">
          <table:table-cell office:value-type="string" calcext:value-type="string">
            <text:p>r_o16_ag_ne20</text:p>
          </table:table-cell>
        </table:table-row>
        <table:table-row table:style-name="ro1">
          <table:table-cell office:value-type="string" calcext:value-type="string">
            <text:p>r_ne20_ga_o16</text:p>
          </table:table-cell>
        </table:table-row>
        <table:table-row table:style-name="ro1">
          <table:table-cell office:value-type="string" calcext:value-type="string">
            <text:p>r_o17_ag_ne21</text:p>
          </table:table-cell>
        </table:table-row>
        <table:table-row table:style-name="ro1">
          <table:table-cell office:value-type="string" calcext:value-type="string">
            <text:p>r_ne21_ga_o17</text:p>
          </table:table-cell>
        </table:table-row>
        <table:table-row table:style-name="ro1">
          <table:table-cell office:value-type="string" calcext:value-type="string">
            <text:p>r_cd99_ag_sn103</text:p>
          </table:table-cell>
        </table:table-row>
        <table:table-row table:style-name="ro1">
          <table:table-cell office:value-type="string" calcext:value-type="string">
            <text:p>r_sn103_ga_cd99</text:p>
          </table:table-cell>
        </table:table-row>
        <table:table-row table:style-name="ro1">
          <table:table-cell office:value-type="string" calcext:value-type="string">
            <text:p>r_p26_ag_cl30</text:p>
          </table:table-cell>
        </table:table-row>
        <table:table-row table:style-name="ro1">
          <table:table-cell office:value-type="string" calcext:value-type="string">
            <text:p>r_cl30_ga_p26</text:p>
          </table:table-cell>
        </table:table-row>
        <table:table-row table:style-name="ro1">
          <table:table-cell office:value-type="string" calcext:value-type="string">
            <text:p>r_br69_ag_rb73</text:p>
          </table:table-cell>
        </table:table-row>
        <table:table-row table:style-name="ro1">
          <table:table-cell office:value-type="string" calcext:value-type="string">
            <text:p>r_rb73_ga_br69</text:p>
          </table:table-cell>
        </table:table-row>
        <table:table-row table:style-name="ro1">
          <table:table-cell office:value-type="string" calcext:value-type="string">
            <text:p>r_al22_ag_p26</text:p>
          </table:table-cell>
        </table:table-row>
        <table:table-row table:style-name="ro1">
          <table:table-cell office:value-type="string" calcext:value-type="string">
            <text:p>r_p26_ga_al22</text:p>
          </table:table-cell>
        </table:table-row>
        <table:table-row table:style-name="ro1">
          <table:table-cell office:value-type="string" calcext:value-type="string">
            <text:p>r_p27_ag_cl31</text:p>
          </table:table-cell>
        </table:table-row>
        <table:table-row table:style-name="ro1">
          <table:table-cell office:value-type="string" calcext:value-type="string">
            <text:p>r_cl31_ga_p27</text:p>
          </table:table-cell>
        </table:table-row>
        <table:table-row table:style-name="ro1">
          <table:table-cell office:value-type="string" calcext:value-type="string">
            <text:p>r_ga60_ag_as64</text:p>
          </table:table-cell>
        </table:table-row>
        <table:table-row table:style-name="ro1">
          <table:table-cell office:value-type="string" calcext:value-type="string">
            <text:p>r_as64_ga_ga60</text:p>
          </table:table-cell>
        </table:table-row>
        <table:table-row table:style-name="ro1">
          <table:table-cell office:value-type="string" calcext:value-type="string">
            <text:p>r_p28_ag_cl32</text:p>
          </table:table-cell>
        </table:table-row>
        <table:table-row table:style-name="ro1">
          <table:table-cell office:value-type="string" calcext:value-type="string">
            <text:p>r_cl32_ga_p28</text:p>
          </table:table-cell>
        </table:table-row>
        <table:table-row table:style-name="ro1">
          <table:table-cell office:value-type="string" calcext:value-type="string">
            <text:p>r_cu58_ag_ga62</text:p>
          </table:table-cell>
        </table:table-row>
        <table:table-row table:style-name="ro1">
          <table:table-cell office:value-type="string" calcext:value-type="string">
            <text:p>r_ga62_ga_cu58</text:p>
          </table:table-cell>
        </table:table-row>
        <table:table-row table:style-name="ro1">
          <table:table-cell office:value-type="string" calcext:value-type="string">
            <text:p>r_p29_ag_cl33</text:p>
          </table:table-cell>
        </table:table-row>
        <table:table-row table:style-name="ro1">
          <table:table-cell office:value-type="string" calcext:value-type="string">
            <text:p>r_cl33_ga_p29</text:p>
          </table:table-cell>
        </table:table-row>
        <table:table-row table:style-name="ro1">
          <table:table-cell office:value-type="string" calcext:value-type="string">
            <text:p>r_p30_ag_cl34</text:p>
          </table:table-cell>
        </table:table-row>
        <table:table-row table:style-name="ro1">
          <table:table-cell office:value-type="string" calcext:value-type="string">
            <text:p>r_cl34_ga_p30</text:p>
          </table:table-cell>
        </table:table-row>
        <table:table-row table:style-name="ro1">
          <table:table-cell office:value-type="string" calcext:value-type="string">
            <text:p>r_p31_ag_cl35</text:p>
          </table:table-cell>
        </table:table-row>
        <table:table-row table:style-name="ro1">
          <table:table-cell office:value-type="string" calcext:value-type="string">
            <text:p>r_cl35_ga_p31</text:p>
          </table:table-cell>
        </table:table-row>
        <table:table-row table:style-name="ro1">
          <table:table-cell office:value-type="string" calcext:value-type="string">
            <text:p>r_co52_ag_cu56</text:p>
          </table:table-cell>
        </table:table-row>
        <table:table-row table:style-name="ro1">
          <table:table-cell office:value-type="string" calcext:value-type="string">
            <text:p>r_cu56_ga_co52</text:p>
          </table:table-cell>
        </table:table-row>
        <table:table-row table:style-name="ro1">
          <table:table-cell office:value-type="string" calcext:value-type="string">
            <text:p>r_ca36_ag_ti40</text:p>
          </table:table-cell>
        </table:table-row>
        <table:table-row table:style-name="ro1">
          <table:table-cell office:value-type="string" calcext:value-type="string">
            <text:p>r_ti40_ga_ca36</text:p>
          </table:table-cell>
        </table:table-row>
        <table:table-row table:style-name="ro1">
          <table:table-cell office:value-type="string" calcext:value-type="string">
            <text:p>r_pd91_ag_cd95</text:p>
          </table:table-cell>
        </table:table-row>
        <table:table-row table:style-name="ro1">
          <table:table-cell office:value-type="string" calcext:value-type="string">
            <text:p>r_cd95_ga_pd91</text:p>
          </table:table-cell>
        </table:table-row>
        <table:table-row table:style-name="ro1">
          <table:table-cell office:value-type="string" calcext:value-type="string">
            <text:p>r_pd92_ag_cd96</text:p>
          </table:table-cell>
        </table:table-row>
        <table:table-row table:style-name="ro1">
          <table:table-cell office:value-type="string" calcext:value-type="string">
            <text:p>r_cd96_ga_pd92</text:p>
          </table:table-cell>
        </table:table-row>
        <table:table-row table:style-name="ro1">
          <table:table-cell office:value-type="string" calcext:value-type="string">
            <text:p>r_pd93_ag_cd97</text:p>
          </table:table-cell>
        </table:table-row>
        <table:table-row table:style-name="ro1">
          <table:table-cell office:value-type="string" calcext:value-type="string">
            <text:p>r_cd97_ga_pd93</text:p>
          </table:table-cell>
        </table:table-row>
        <table:table-row table:style-name="ro1">
          <table:table-cell office:value-type="string" calcext:value-type="string">
            <text:p>r_pd94_ag_cd98</text:p>
          </table:table-cell>
        </table:table-row>
        <table:table-row table:style-name="ro1">
          <table:table-cell office:value-type="string" calcext:value-type="string">
            <text:p>r_cd98_ga_pd94</text:p>
          </table:table-cell>
        </table:table-row>
        <table:table-row table:style-name="ro1">
          <table:table-cell office:value-type="string" calcext:value-type="string">
            <text:p>r_rb73_ag_y77</text:p>
          </table:table-cell>
        </table:table-row>
        <table:table-row table:style-name="ro1">
          <table:table-cell office:value-type="string" calcext:value-type="string">
            <text:p>r_y77_ga_rb73</text:p>
          </table:table-cell>
        </table:table-row>
        <table:table-row table:style-name="ro1">
          <table:table-cell office:value-type="string" calcext:value-type="string">
            <text:p>r_rb74_ag_y78</text:p>
          </table:table-cell>
        </table:table-row>
        <table:table-row table:style-name="ro1">
          <table:table-cell office:value-type="string" calcext:value-type="string">
            <text:p>r_y78_ga_rb74</text:p>
          </table:table-cell>
        </table:table-row>
        <table:table-row table:style-name="ro1">
          <table:table-cell office:value-type="string" calcext:value-type="string">
            <text:p>r_ar36_ag_ca40</text:p>
          </table:table-cell>
        </table:table-row>
        <table:table-row table:style-name="ro1">
          <table:table-cell office:value-type="string" calcext:value-type="string">
            <text:p>r_ca40_ga_ar36</text:p>
          </table:table-cell>
        </table:table-row>
        <table:table-row table:style-name="ro1">
          <table:table-cell office:value-type="string" calcext:value-type="string">
            <text:p>r_rb75_ag_y79</text:p>
          </table:table-cell>
        </table:table-row>
        <table:table-row table:style-name="ro1">
          <table:table-cell office:value-type="string" calcext:value-type="string">
            <text:p>r_y79_ga_rb75</text:p>
          </table:table-cell>
        </table:table-row>
        <table:table-row table:style-name="ro1">
          <table:table-cell office:value-type="string" calcext:value-type="string">
            <text:p>r_ga61_ag_as65</text:p>
          </table:table-cell>
        </table:table-row>
        <table:table-row table:style-name="ro1">
          <table:table-cell office:value-type="string" calcext:value-type="string">
            <text:p>r_as65_ga_ga61</text:p>
          </table:table-cell>
        </table:table-row>
        <table:table-row table:style-name="ro1">
          <table:table-cell office:value-type="string" calcext:value-type="string">
            <text:p>r_rb76_ag_y80</text:p>
          </table:table-cell>
        </table:table-row>
        <table:table-row table:style-name="ro1">
          <table:table-cell office:value-type="string" calcext:value-type="string">
            <text:p>r_y80_ga_rb76</text:p>
          </table:table-cell>
        </table:table-row>
        <table:table-row table:style-name="ro1">
          <table:table-cell office:value-type="string" calcext:value-type="string">
            <text:p>r_cu59_ag_ga63</text:p>
          </table:table-cell>
        </table:table-row>
        <table:table-row table:style-name="ro1">
          <table:table-cell office:value-type="string" calcext:value-type="string">
            <text:p>r_ga63_ga_cu59</text:p>
          </table:table-cell>
        </table:table-row>
        <table:table-row table:style-name="ro1">
          <table:table-cell office:value-type="string" calcext:value-type="string">
            <text:p>r_rb77_ag_y81</text:p>
          </table:table-cell>
        </table:table-row>
        <table:table-row table:style-name="ro1">
          <table:table-cell office:value-type="string" calcext:value-type="string">
            <text:p>r_y81_ga_rb77</text:p>
          </table:table-cell>
        </table:table-row>
        <table:table-row table:style-name="ro1">
          <table:table-cell office:value-type="string" calcext:value-type="string">
            <text:p>r_rh90_ag_ag94</text:p>
          </table:table-cell>
        </table:table-row>
        <table:table-row table:style-name="ro1">
          <table:table-cell office:value-type="string" calcext:value-type="string">
            <text:p>r_ag94_ga_rh90</text:p>
          </table:table-cell>
        </table:table-row>
        <table:table-row table:style-name="ro1">
          <table:table-cell office:value-type="string" calcext:value-type="string">
            <text:p>r_rh91_ag_ag95</text:p>
          </table:table-cell>
        </table:table-row>
        <table:table-row table:style-name="ro1">
          <table:table-cell office:value-type="string" calcext:value-type="string">
            <text:p>r_ag95_ga_rh91</text:p>
          </table:table-cell>
        </table:table-row>
        <table:table-row table:style-name="ro1">
          <table:table-cell office:value-type="string" calcext:value-type="string">
            <text:p>r_be7_ag_c11</text:p>
          </table:table-cell>
        </table:table-row>
        <table:table-row table:style-name="ro1">
          <table:table-cell office:value-type="string" calcext:value-type="string">
            <text:p>r_c11_ga_be7</text:p>
          </table:table-cell>
        </table:table-row>
        <table:table-row table:style-name="ro1">
          <table:table-cell office:value-type="string" calcext:value-type="string">
            <text:p>r_ca37_ag_ti41</text:p>
          </table:table-cell>
        </table:table-row>
        <table:table-row table:style-name="ro1">
          <table:table-cell office:value-type="string" calcext:value-type="string">
            <text:p>r_ti41_ga_ca37</text:p>
          </table:table-cell>
        </table:table-row>
        <table:table-row table:style-name="ro1">
          <table:table-cell office:value-type="string" calcext:value-type="string">
            <text:p>r_rh92_ag_ag96</text:p>
          </table:table-cell>
        </table:table-row>
        <table:table-row table:style-name="ro1">
          <table:table-cell office:value-type="string" calcext:value-type="string">
            <text:p>r_ag96_ga_rh92</text:p>
          </table:table-cell>
        </table:table-row>
        <table:table-row table:style-name="ro1">
          <table:table-cell office:value-type="string" calcext:value-type="string">
            <text:p>r_rh93_ag_ag97</text:p>
          </table:table-cell>
        </table:table-row>
        <table:table-row table:style-name="ro1">
          <table:table-cell office:value-type="string" calcext:value-type="string">
            <text:p>r_ag97_ga_rh93</text:p>
          </table:table-cell>
        </table:table-row>
        <table:table-row table:style-name="ro1">
          <table:table-cell office:value-type="string" calcext:value-type="string">
            <text:p>r_co53_ag_cu57</text:p>
          </table:table-cell>
        </table:table-row>
        <table:table-row table:style-name="ro1">
          <table:table-cell office:value-type="string" calcext:value-type="string">
            <text:p>r_cu57_ga_co53</text:p>
          </table:table-cell>
        </table:table-row>
        <table:table-row table:style-name="ro1">
          <table:table-cell office:value-type="string" calcext:value-type="string">
            <text:p>r_ru86_ag_pd90</text:p>
          </table:table-cell>
        </table:table-row>
        <table:table-row table:style-name="ro1">
          <table:table-cell office:value-type="string" calcext:value-type="string">
            <text:p>r_pd90_ga_ru86</text:p>
          </table:table-cell>
        </table:table-row>
        <table:table-row table:style-name="ro1">
          <table:table-cell office:value-type="string" calcext:value-type="string">
            <text:p>r_ru87_ag_pd91</text:p>
          </table:table-cell>
        </table:table-row>
        <table:table-row table:style-name="ro1">
          <table:table-cell office:value-type="string" calcext:value-type="string">
            <text:p>r_pd91_ga_ru87</text:p>
          </table:table-cell>
        </table:table-row>
        <table:table-row table:style-name="ro1">
          <table:table-cell office:value-type="string" calcext:value-type="string">
            <text:p>r_ru88_ag_pd92</text:p>
          </table:table-cell>
        </table:table-row>
        <table:table-row table:style-name="ro1">
          <table:table-cell office:value-type="string" calcext:value-type="string">
            <text:p>r_pd92_ga_ru88</text:p>
          </table:table-cell>
        </table:table-row>
        <table:table-row table:style-name="ro1">
          <table:table-cell office:value-type="string" calcext:value-type="string">
            <text:p>r_ru89_ag_pd93</text:p>
          </table:table-cell>
        </table:table-row>
        <table:table-row table:style-name="ro1">
          <table:table-cell office:value-type="string" calcext:value-type="string">
            <text:p>r_pd93_ga_ru89</text:p>
          </table:table-cell>
        </table:table-row>
        <table:table-row table:style-name="ro1">
          <table:table-cell office:value-type="string" calcext:value-type="string">
            <text:p>r_ru90_ag_pd94</text:p>
          </table:table-cell>
        </table:table-row>
        <table:table-row table:style-name="ro1">
          <table:table-cell office:value-type="string" calcext:value-type="string">
            <text:p>r_pd94_ga_ru90</text:p>
          </table:table-cell>
        </table:table-row>
        <table:table-row table:style-name="ro1">
          <table:table-cell office:value-type="string" calcext:value-type="string">
            <text:p>r_ga62_ag_as66</text:p>
          </table:table-cell>
        </table:table-row>
        <table:table-row table:style-name="ro1">
          <table:table-cell office:value-type="string" calcext:value-type="string">
            <text:p>r_as66_ga_ga62</text:p>
          </table:table-cell>
        </table:table-row>
        <table:table-row table:style-name="ro1">
          <table:table-cell office:value-type="string" calcext:value-type="string">
            <text:p>r_s27_ag_ar31</text:p>
          </table:table-cell>
        </table:table-row>
        <table:table-row table:style-name="ro1">
          <table:table-cell office:value-type="string" calcext:value-type="string">
            <text:p>r_ar31_ga_s27</text:p>
          </table:table-cell>
        </table:table-row>
        <table:table-row table:style-name="ro1">
          <table:table-cell office:value-type="string" calcext:value-type="string">
            <text:p>r_ar37_ag_ca41</text:p>
          </table:table-cell>
        </table:table-row>
        <table:table-row table:style-name="ro1">
          <table:table-cell office:value-type="string" calcext:value-type="string">
            <text:p>r_ca41_ga_ar37</text:p>
          </table:table-cell>
        </table:table-row>
        <table:table-row table:style-name="ro1">
          <table:table-cell office:value-type="string" calcext:value-type="string">
            <text:p>r_s28_ag_ar32</text:p>
          </table:table-cell>
        </table:table-row>
        <table:table-row table:style-name="ro1">
          <table:table-cell office:value-type="string" calcext:value-type="string">
            <text:p>r_ar32_ga_s28</text:p>
          </table:table-cell>
        </table:table-row>
        <table:table-row table:style-name="ro1">
          <table:table-cell office:value-type="string" calcext:value-type="string">
            <text:p>r_cu60_ag_ga64</text:p>
          </table:table-cell>
        </table:table-row>
        <table:table-row table:style-name="ro1">
          <table:table-cell office:value-type="string" calcext:value-type="string">
            <text:p>r_ga64_ga_cu60</text:p>
          </table:table-cell>
        </table:table-row>
        <table:table-row table:style-name="ro1">
          <table:table-cell office:value-type="string" calcext:value-type="string">
            <text:p>r_cr49_ag_fe53</text:p>
          </table:table-cell>
        </table:table-row>
        <table:table-row table:style-name="ro1">
          <table:table-cell office:value-type="string" calcext:value-type="string">
            <text:p>r_fe53_ga_cr49</text:p>
          </table:table-cell>
        </table:table-row>
        <table:table-row table:style-name="ro1">
          <table:table-cell office:value-type="string" calcext:value-type="string">
            <text:p>r_s29_ag_ar33</text:p>
          </table:table-cell>
        </table:table-row>
        <table:table-row table:style-name="ro1">
          <table:table-cell office:value-type="string" calcext:value-type="string">
            <text:p>r_ar33_ga_s29</text:p>
          </table:table-cell>
        </table:table-row>
        <table:table-row table:style-name="ro1">
          <table:table-cell office:value-type="string" calcext:value-type="string">
            <text:p>r_s30_ag_ar34</text:p>
          </table:table-cell>
        </table:table-row>
        <table:table-row table:style-name="ro1">
          <table:table-cell office:value-type="string" calcext:value-type="string">
            <text:p>r_ar34_ga_s30</text:p>
          </table:table-cell>
        </table:table-row>
        <table:table-row table:style-name="ro1">
          <table:table-cell office:value-type="string" calcext:value-type="string">
            <text:p>r_s31_ag_ar35</text:p>
          </table:table-cell>
        </table:table-row>
        <table:table-row table:style-name="ro1">
          <table:table-cell office:value-type="string" calcext:value-type="string">
            <text:p>r_ar35_ga_s31</text:p>
          </table:table-cell>
        </table:table-row>
        <table:table-row table:style-name="ro1">
          <table:table-cell office:value-type="string" calcext:value-type="string">
            <text:p>r_s32_ag_ar36</text:p>
          </table:table-cell>
        </table:table-row>
        <table:table-row table:style-name="ro1">
          <table:table-cell office:value-type="string" calcext:value-type="string">
            <text:p>r_ar36_ga_s32</text:p>
          </table:table-cell>
        </table:table-row>
        <table:table-row table:style-name="ro1">
          <table:table-cell office:value-type="string" calcext:value-type="string">
            <text:p>r_s33_ag_ar37</text:p>
          </table:table-cell>
        </table:table-row>
        <table:table-row table:style-name="ro1">
          <table:table-cell office:value-type="string" calcext:value-type="string">
            <text:p>r_ar37_ga_s33</text:p>
          </table:table-cell>
        </table:table-row>
        <table:table-row table:style-name="ro1">
          <table:table-cell office:value-type="string" calcext:value-type="string">
            <text:p>r_ca38_ag_ti42</text:p>
          </table:table-cell>
        </table:table-row>
        <table:table-row table:style-name="ro1">
          <table:table-cell office:value-type="string" calcext:value-type="string">
            <text:p>r_ti42_ga_ca38</text:p>
          </table:table-cell>
        </table:table-row>
        <table:table-row table:style-name="ro1">
          <table:table-cell office:value-type="string" calcext:value-type="string">
            <text:p>r_s34_ag_ar38</text:p>
          </table:table-cell>
        </table:table-row>
        <table:table-row table:style-name="ro1">
          <table:table-cell office:value-type="string" calcext:value-type="string">
            <text:p>r_ar38_ga_s34</text:p>
          </table:table-cell>
        </table:table-row>
        <table:table-row table:style-name="ro1">
          <table:table-cell office:value-type="string" calcext:value-type="string">
            <text:p>r_sc39_ag_v43</text:p>
          </table:table-cell>
        </table:table-row>
        <table:table-row table:style-name="ro1">
          <table:table-cell office:value-type="string" calcext:value-type="string">
            <text:p>r_v43_ga_sc39</text:p>
          </table:table-cell>
        </table:table-row>
        <table:table-row table:style-name="ro1">
          <table:table-cell office:value-type="string" calcext:value-type="string">
            <text:p>r_co54_ag_cu58</text:p>
          </table:table-cell>
        </table:table-row>
        <table:table-row table:style-name="ro1">
          <table:table-cell office:value-type="string" calcext:value-type="string">
            <text:p>r_cu58_ga_co54</text:p>
          </table:table-cell>
        </table:table-row>
        <table:table-row table:style-name="ro1">
          <table:table-cell office:value-type="string" calcext:value-type="string">
            <text:p>r_sc40_ag_v44</text:p>
          </table:table-cell>
        </table:table-row>
        <table:table-row table:style-name="ro1">
          <table:table-cell office:value-type="string" calcext:value-type="string">
            <text:p>r_v44_ga_sc40</text:p>
          </table:table-cell>
        </table:table-row>
        <table:table-row table:style-name="ro1">
          <table:table-cell office:value-type="string" calcext:value-type="string">
            <text:p>r_sc41_ag_v45</text:p>
          </table:table-cell>
        </table:table-row>
        <table:table-row table:style-name="ro1">
          <table:table-cell office:value-type="string" calcext:value-type="string">
            <text:p>r_v45_ga_sc41</text:p>
          </table:table-cell>
        </table:table-row>
        <table:table-row table:style-name="ro1">
          <table:table-cell office:value-type="string" calcext:value-type="string">
            <text:p>r_ga63_ag_as67</text:p>
          </table:table-cell>
        </table:table-row>
        <table:table-row table:style-name="ro1">
          <table:table-cell office:value-type="string" calcext:value-type="string">
            <text:p>r_as67_ga_ga63</text:p>
          </table:table-cell>
        </table:table-row>
        <table:table-row table:style-name="ro1">
          <table:table-cell office:value-type="string" calcext:value-type="string">
            <text:p>r_sc42_ag_v46</text:p>
          </table:table-cell>
        </table:table-row>
        <table:table-row table:style-name="ro1">
          <table:table-cell office:value-type="string" calcext:value-type="string">
            <text:p>r_v46_ga_sc42</text:p>
          </table:table-cell>
        </table:table-row>
        <table:table-row table:style-name="ro1">
          <table:table-cell office:value-type="string" calcext:value-type="string">
            <text:p>r_fe50_ag_ni54</text:p>
          </table:table-cell>
        </table:table-row>
        <table:table-row table:style-name="ro1">
          <table:table-cell office:value-type="string" calcext:value-type="string">
            <text:p>r_ni54_ga_fe50</text:p>
          </table:table-cell>
        </table:table-row>
        <table:table-row table:style-name="ro1">
          <table:table-cell office:value-type="string" calcext:value-type="string">
            <text:p>r_ar38_ag_ca42</text:p>
          </table:table-cell>
        </table:table-row>
        <table:table-row table:style-name="ro1">
          <table:table-cell office:value-type="string" calcext:value-type="string">
            <text:p>r_ca42_ga_ar38</text:p>
          </table:table-cell>
        </table:table-row>
        <table:table-row table:style-name="ro1">
          <table:table-cell office:value-type="string" calcext:value-type="string">
            <text:p>r_sc43_ag_v47</text:p>
          </table:table-cell>
        </table:table-row>
        <table:table-row table:style-name="ro1">
          <table:table-cell office:value-type="string" calcext:value-type="string">
            <text:p>r_v47_ga_sc43</text:p>
          </table:table-cell>
        </table:table-row>
        <table:table-row table:style-name="ro1">
          <table:table-cell office:value-type="string" calcext:value-type="string">
            <text:p>r_sc44_ag_v48</text:p>
          </table:table-cell>
        </table:table-row>
        <table:table-row table:style-name="ro1">
          <table:table-cell office:value-type="string" calcext:value-type="string">
            <text:p>r_v48_ga_sc44</text:p>
          </table:table-cell>
        </table:table-row>
        <table:table-row table:style-name="ro1">
          <table:table-cell office:value-type="string" calcext:value-type="string">
            <text:p>r_sc45_ag_v49</text:p>
          </table:table-cell>
        </table:table-row>
        <table:table-row table:style-name="ro1">
          <table:table-cell office:value-type="string" calcext:value-type="string">
            <text:p>r_v49_ga_sc45</text:p>
          </table:table-cell>
        </table:table-row>
        <table:table-row table:style-name="ro1">
          <table:table-cell office:value-type="string" calcext:value-type="string">
            <text:p>r_se65_ag_kr69</text:p>
          </table:table-cell>
        </table:table-row>
        <table:table-row table:style-name="ro1">
          <table:table-cell office:value-type="string" calcext:value-type="string">
            <text:p>r_kr69_ga_se65</text:p>
          </table:table-cell>
        </table:table-row>
        <table:table-row table:style-name="ro1">
          <table:table-cell office:value-type="string" calcext:value-type="string">
            <text:p>r_se66_ag_kr70</text:p>
          </table:table-cell>
        </table:table-row>
        <table:table-row table:style-name="ro1">
          <table:table-cell office:value-type="string" calcext:value-type="string">
            <text:p>r_kr70_ga_se66</text:p>
          </table:table-cell>
        </table:table-row>
        <table:table-row table:style-name="ro1">
          <table:table-cell office:value-type="string" calcext:value-type="string">
            <text:p>r_cu61_ag_ga65</text:p>
          </table:table-cell>
        </table:table-row>
        <table:table-row table:style-name="ro1">
          <table:table-cell office:value-type="string" calcext:value-type="string">
            <text:p>r_ga65_ga_cu61</text:p>
          </table:table-cell>
        </table:table-row>
        <table:table-row table:style-name="ro1">
          <table:table-cell office:value-type="string" calcext:value-type="string">
            <text:p>r_se67_ag_kr71</text:p>
          </table:table-cell>
        </table:table-row>
        <table:table-row table:style-name="ro1">
          <table:table-cell office:value-type="string" calcext:value-type="string">
            <text:p>r_kr71_ga_se67</text:p>
          </table:table-cell>
        </table:table-row>
        <table:table-row table:style-name="ro1">
          <table:table-cell office:value-type="string" calcext:value-type="string">
            <text:p>r_se68_ag_kr72</text:p>
          </table:table-cell>
        </table:table-row>
        <table:table-row table:style-name="ro1">
          <table:table-cell office:value-type="string" calcext:value-type="string">
            <text:p>r_kr72_ga_se68</text:p>
          </table:table-cell>
        </table:table-row>
        <table:table-row table:style-name="ro1">
          <table:table-cell office:value-type="string" calcext:value-type="string">
            <text:p>r_se69_ag_kr73</text:p>
          </table:table-cell>
        </table:table-row>
        <table:table-row table:style-name="ro1">
          <table:table-cell office:value-type="string" calcext:value-type="string">
            <text:p>r_kr73_ga_se69</text:p>
          </table:table-cell>
        </table:table-row>
        <table:table-row table:style-name="ro1">
          <table:table-cell office:value-type="string" calcext:value-type="string">
            <text:p>r_co55_ag_cu59</text:p>
          </table:table-cell>
        </table:table-row>
        <table:table-row table:style-name="ro1">
          <table:table-cell office:value-type="string" calcext:value-type="string">
            <text:p>r_cu59_ga_co55</text:p>
          </table:table-cell>
        </table:table-row>
        <table:table-row table:style-name="ro1">
          <table:table-cell office:value-type="string" calcext:value-type="string">
            <text:p>r_se70_ag_kr74</text:p>
          </table:table-cell>
        </table:table-row>
        <table:table-row table:style-name="ro1">
          <table:table-cell office:value-type="string" calcext:value-type="string">
            <text:p>r_kr74_ga_se70</text:p>
          </table:table-cell>
        </table:table-row>
        <table:table-row table:style-name="ro1">
          <table:table-cell office:value-type="string" calcext:value-type="string">
            <text:p>r_as64_ag_br68</text:p>
          </table:table-cell>
        </table:table-row>
        <table:table-row table:style-name="ro1">
          <table:table-cell office:value-type="string" calcext:value-type="string">
            <text:p>r_br68_ga_as64</text:p>
          </table:table-cell>
        </table:table-row>
        <table:table-row table:style-name="ro1">
          <table:table-cell office:value-type="string" calcext:value-type="string">
            <text:p>r_ga64_ag_as68</text:p>
          </table:table-cell>
        </table:table-row>
        <table:table-row table:style-name="ro1">
          <table:table-cell office:value-type="string" calcext:value-type="string">
            <text:p>r_as68_ga_ga64</text:p>
          </table:table-cell>
        </table:table-row>
        <table:table-row table:style-name="ro1">
          <table:table-cell office:value-type="string" calcext:value-type="string">
            <text:p>r_ca39_ag_ti43</text:p>
          </table:table-cell>
        </table:table-row>
        <table:table-row table:style-name="ro1">
          <table:table-cell office:value-type="string" calcext:value-type="string">
            <text:p>r_ti43_ga_ca39</text:p>
          </table:table-cell>
        </table:table-row>
        <table:table-row table:style-name="ro1">
          <table:table-cell office:value-type="string" calcext:value-type="string">
            <text:p>r_si24_ag_s28</text:p>
          </table:table-cell>
        </table:table-row>
        <table:table-row table:style-name="ro1">
          <table:table-cell office:value-type="string" calcext:value-type="string">
            <text:p>r_s28_ga_si24</text:p>
          </table:table-cell>
        </table:table-row>
        <table:table-row table:style-name="ro1">
          <table:table-cell office:value-type="string" calcext:value-type="string">
            <text:p>r_si25_ag_s29</text:p>
          </table:table-cell>
        </table:table-row>
        <table:table-row table:style-name="ro1">
          <table:table-cell office:value-type="string" calcext:value-type="string">
            <text:p>r_s29_ga_si25</text:p>
          </table:table-cell>
        </table:table-row>
        <table:table-row table:style-name="ro1">
          <table:table-cell office:value-type="string" calcext:value-type="string">
            <text:p>r_si26_ag_s30</text:p>
          </table:table-cell>
        </table:table-row>
        <table:table-row table:style-name="ro1">
          <table:table-cell office:value-type="string" calcext:value-type="string">
            <text:p>r_s30_ga_si26</text:p>
          </table:table-cell>
        </table:table-row>
        <table:table-row table:style-name="ro1">
          <table:table-cell office:value-type="string" calcext:value-type="string">
            <text:p>r_si27_ag_s31</text:p>
          </table:table-cell>
        </table:table-row>
        <table:table-row table:style-name="ro1">
          <table:table-cell office:value-type="string" calcext:value-type="string">
            <text:p>r_s31_ga_si27</text:p>
          </table:table-cell>
        </table:table-row>
        <table:table-row table:style-name="ro1">
          <table:table-cell office:value-type="string" calcext:value-type="string">
            <text:p>r_si28_ag_s32</text:p>
          </table:table-cell>
        </table:table-row>
        <table:table-row table:style-name="ro1">
          <table:table-cell office:value-type="string" calcext:value-type="string">
            <text:p>r_s32_ga_si28</text:p>
          </table:table-cell>
        </table:table-row>
        <table:table-row table:style-name="ro1">
          <table:table-cell office:value-type="string" calcext:value-type="string">
            <text:p>r_si29_ag_s33</text:p>
          </table:table-cell>
        </table:table-row>
        <table:table-row table:style-name="ro1">
          <table:table-cell office:value-type="string" calcext:value-type="string">
            <text:p>r_s33_ga_si29</text:p>
          </table:table-cell>
        </table:table-row>
        <table:table-row table:style-name="ro1">
          <table:table-cell office:value-type="string" calcext:value-type="string">
            <text:p>r_si30_ag_s34</text:p>
          </table:table-cell>
        </table:table-row>
        <table:table-row table:style-name="ro1">
          <table:table-cell office:value-type="string" calcext:value-type="string">
            <text:p>r_s34_ga_si30</text:p>
          </table:table-cell>
        </table:table-row>
        <table:table-row table:style-name="ro1">
          <table:table-cell office:value-type="string" calcext:value-type="string">
            <text:p>r_cu62_ag_ga66</text:p>
          </table:table-cell>
        </table:table-row>
        <table:table-row table:style-name="ro1">
          <table:table-cell office:value-type="string" calcext:value-type="string">
            <text:p>r_ga66_ga_cu62</text:p>
          </table:table-cell>
        </table:table-row>
        <table:table-row table:style-name="ro1">
          <table:table-cell office:value-type="string" calcext:value-type="string">
            <text:p>r_as65_ag_br69</text:p>
          </table:table-cell>
        </table:table-row>
        <table:table-row table:style-name="ro1">
          <table:table-cell office:value-type="string" calcext:value-type="string">
            <text:p>r_br69_ga_as65</text:p>
          </table:table-cell>
        </table:table-row>
        <table:table-row table:style-name="ro1">
          <table:table-cell office:value-type="string" calcext:value-type="string">
            <text:p>r_sn103_ag_te107</text:p>
          </table:table-cell>
        </table:table-row>
        <table:table-row table:style-name="ro1">
          <table:table-cell office:value-type="string" calcext:value-type="string">
            <text:p>r_te107_ga_sn103</text:p>
          </table:table-cell>
        </table:table-row>
        <table:table-row table:style-name="ro1">
          <table:table-cell office:value-type="string" calcext:value-type="string">
            <text:p>r_sr74_ag_zr78</text:p>
          </table:table-cell>
        </table:table-row>
        <table:table-row table:style-name="ro1">
          <table:table-cell office:value-type="string" calcext:value-type="string">
            <text:p>r_zr78_ga_sr74</text:p>
          </table:table-cell>
        </table:table-row>
        <table:table-row table:style-name="ro1">
          <table:table-cell office:value-type="string" calcext:value-type="string">
            <text:p>r_sr75_ag_zr79</text:p>
          </table:table-cell>
        </table:table-row>
        <table:table-row table:style-name="ro1">
          <table:table-cell office:value-type="string" calcext:value-type="string">
            <text:p>r_zr79_ga_sr75</text:p>
          </table:table-cell>
        </table:table-row>
        <table:table-row table:style-name="ro1">
          <table:table-cell office:value-type="string" calcext:value-type="string">
            <text:p>r_sr76_ag_zr80</text:p>
          </table:table-cell>
        </table:table-row>
        <table:table-row table:style-name="ro1">
          <table:table-cell office:value-type="string" calcext:value-type="string">
            <text:p>r_zr80_ga_sr76</text:p>
          </table:table-cell>
        </table:table-row>
        <table:table-row table:style-name="ro1">
          <table:table-cell office:value-type="string" calcext:value-type="string">
            <text:p>r_ga65_ag_as69</text:p>
          </table:table-cell>
        </table:table-row>
        <table:table-row table:style-name="ro1">
          <table:table-cell office:value-type="string" calcext:value-type="string">
            <text:p>r_as69_ga_ga65</text:p>
          </table:table-cell>
        </table:table-row>
        <table:table-row table:style-name="ro1">
          <table:table-cell office:value-type="string" calcext:value-type="string">
            <text:p>r_sr77_ag_zr81</text:p>
          </table:table-cell>
        </table:table-row>
        <table:table-row table:style-name="ro1">
          <table:table-cell office:value-type="string" calcext:value-type="string">
            <text:p>r_zr81_ga_sr77</text:p>
          </table:table-cell>
        </table:table-row>
        <table:table-row table:style-name="ro1">
          <table:table-cell office:value-type="string" calcext:value-type="string">
            <text:p>r_sr78_ag_zr82</text:p>
          </table:table-cell>
        </table:table-row>
        <table:table-row table:style-name="ro1">
          <table:table-cell office:value-type="string" calcext:value-type="string">
            <text:p>r_zr82_ga_sr78</text:p>
          </table:table-cell>
        </table:table-row>
        <table:table-row table:style-name="ro1">
          <table:table-cell office:value-type="string" calcext:value-type="string">
            <text:p>r_co56_ag_cu60</text:p>
          </table:table-cell>
        </table:table-row>
        <table:table-row table:style-name="ro1">
          <table:table-cell office:value-type="string" calcext:value-type="string">
            <text:p>r_cu60_ga_co56</text:p>
          </table:table-cell>
        </table:table-row>
        <table:table-row table:style-name="ro1">
          <table:table-cell office:value-type="string" calcext:value-type="string">
            <text:p>r_tc85_ag_rh89</text:p>
          </table:table-cell>
        </table:table-row>
        <table:table-row table:style-name="ro1">
          <table:table-cell office:value-type="string" calcext:value-type="string">
            <text:p>r_rh89_ga_tc85</text:p>
          </table:table-cell>
        </table:table-row>
        <table:table-row table:style-name="ro1">
          <table:table-cell office:value-type="string" calcext:value-type="string">
            <text:p>r_tc86_ag_rh90</text:p>
          </table:table-cell>
        </table:table-row>
        <table:table-row table:style-name="ro1">
          <table:table-cell office:value-type="string" calcext:value-type="string">
            <text:p>r_rh90_ga_tc86</text:p>
          </table:table-cell>
        </table:table-row>
        <table:table-row table:style-name="ro1">
          <table:table-cell office:value-type="string" calcext:value-type="string">
            <text:p>r_tc87_ag_rh91</text:p>
          </table:table-cell>
        </table:table-row>
        <table:table-row table:style-name="ro1">
          <table:table-cell office:value-type="string" calcext:value-type="string">
            <text:p>r_rh91_ga_tc87</text:p>
          </table:table-cell>
        </table:table-row>
        <table:table-row table:style-name="ro1">
          <table:table-cell office:value-type="string" calcext:value-type="string">
            <text:p>r_cu63_ag_ga67</text:p>
          </table:table-cell>
        </table:table-row>
        <table:table-row table:style-name="ro1">
          <table:table-cell office:value-type="string" calcext:value-type="string">
            <text:p>r_ga67_ga_cu63</text:p>
          </table:table-cell>
        </table:table-row>
        <table:table-row table:style-name="ro1">
          <table:table-cell office:value-type="string" calcext:value-type="string">
            <text:p>r_tc88_ag_rh92</text:p>
          </table:table-cell>
        </table:table-row>
        <table:table-row table:style-name="ro1">
          <table:table-cell office:value-type="string" calcext:value-type="string">
            <text:p>r_rh92_ga_tc88</text:p>
          </table:table-cell>
        </table:table-row>
        <table:table-row table:style-name="ro1">
          <table:table-cell office:value-type="string" calcext:value-type="string">
            <text:p>r_ti40_ag_cr44</text:p>
          </table:table-cell>
        </table:table-row>
        <table:table-row table:style-name="ro1">
          <table:table-cell office:value-type="string" calcext:value-type="string">
            <text:p>r_cr44_ga_ti40</text:p>
          </table:table-cell>
        </table:table-row>
        <table:table-row table:style-name="ro1">
          <table:table-cell office:value-type="string" calcext:value-type="string">
            <text:p>r_ca40_ag_ti44</text:p>
          </table:table-cell>
        </table:table-row>
        <table:table-row table:style-name="ro1">
          <table:table-cell office:value-type="string" calcext:value-type="string">
            <text:p>r_ti44_ga_ca40</text:p>
          </table:table-cell>
        </table:table-row>
        <table:table-row table:style-name="ro1">
          <table:table-cell office:value-type="string" calcext:value-type="string">
            <text:p>r_ti41_ag_cr45</text:p>
          </table:table-cell>
        </table:table-row>
        <table:table-row table:style-name="ro1">
          <table:table-cell office:value-type="string" calcext:value-type="string">
            <text:p>r_cr45_ga_ti41</text:p>
          </table:table-cell>
        </table:table-row>
        <table:table-row table:style-name="ro1">
          <table:table-cell office:value-type="string" calcext:value-type="string">
            <text:p>r_ti42_ag_cr46</text:p>
          </table:table-cell>
        </table:table-row>
        <table:table-row table:style-name="ro1">
          <table:table-cell office:value-type="string" calcext:value-type="string">
            <text:p>r_cr46_ga_ti42</text:p>
          </table:table-cell>
        </table:table-row>
        <table:table-row table:style-name="ro1">
          <table:table-cell office:value-type="string" calcext:value-type="string">
            <text:p>r_as66_ag_br70</text:p>
          </table:table-cell>
        </table:table-row>
        <table:table-row table:style-name="ro1">
          <table:table-cell office:value-type="string" calcext:value-type="string">
            <text:p>r_br70_ga_as66</text:p>
          </table:table-cell>
        </table:table-row>
        <table:table-row table:style-name="ro1">
          <table:table-cell office:value-type="string" calcext:value-type="string">
            <text:p>r_ti43_ag_cr47</text:p>
          </table:table-cell>
        </table:table-row>
        <table:table-row table:style-name="ro1">
          <table:table-cell office:value-type="string" calcext:value-type="string">
            <text:p>r_cr47_ga_ti43</text:p>
          </table:table-cell>
        </table:table-row>
        <table:table-row table:style-name="ro1">
          <table:table-cell office:value-type="string" calcext:value-type="string">
            <text:p>r_ti44_ag_cr48</text:p>
          </table:table-cell>
        </table:table-row>
        <table:table-row table:style-name="ro1">
          <table:table-cell office:value-type="string" calcext:value-type="string">
            <text:p>r_cr48_ga_ti44</text:p>
          </table:table-cell>
        </table:table-row>
        <table:table-row table:style-name="ro1">
          <table:table-cell office:value-type="string" calcext:value-type="string">
            <text:p>r_ti45_ag_cr49</text:p>
          </table:table-cell>
        </table:table-row>
        <table:table-row table:style-name="ro1">
          <table:table-cell office:value-type="string" calcext:value-type="string">
            <text:p>r_cr49_ga_ti45</text:p>
          </table:table-cell>
        </table:table-row>
        <table:table-row table:style-name="ro1">
          <table:table-cell office:value-type="string" calcext:value-type="string">
            <text:p>r_f17_ag_na21</text:p>
          </table:table-cell>
        </table:table-row>
        <table:table-row table:style-name="ro1">
          <table:table-cell office:value-type="string" calcext:value-type="string">
            <text:p>r_na21_ga_f17</text:p>
          </table:table-cell>
        </table:table-row>
        <table:table-row table:style-name="ro1">
          <table:table-cell office:value-type="string" calcext:value-type="string">
            <text:p>r_cd96_ag_sn100</text:p>
          </table:table-cell>
        </table:table-row>
        <table:table-row table:style-name="ro1">
          <table:table-cell office:value-type="string" calcext:value-type="string">
            <text:p>r_sn100_ga_cd96</text:p>
          </table:table-cell>
        </table:table-row>
        <table:table-row table:style-name="ro1">
          <table:table-cell office:value-type="string" calcext:value-type="string">
            <text:p>r_ti46_ag_cr50</text:p>
          </table:table-cell>
        </table:table-row>
        <table:table-row table:style-name="ro1">
          <table:table-cell office:value-type="string" calcext:value-type="string">
            <text:p>r_cr50_ga_ti46</text:p>
          </table:table-cell>
        </table:table-row>
        <table:table-row table:style-name="ro1">
          <table:table-cell office:value-type="string" calcext:value-type="string">
            <text:p>r_ti47_ag_cr51</text:p>
          </table:table-cell>
        </table:table-row>
        <table:table-row table:style-name="ro1">
          <table:table-cell office:value-type="string" calcext:value-type="string">
            <text:p>r_cr51_ga_ti47</text:p>
          </table:table-cell>
        </table:table-row>
        <table:table-row table:style-name="ro1">
          <table:table-cell office:value-type="string" calcext:value-type="string">
            <text:p>r_v43_ag_mn47</text:p>
          </table:table-cell>
        </table:table-row>
        <table:table-row table:style-name="ro1">
          <table:table-cell office:value-type="string" calcext:value-type="string">
            <text:p>r_mn47_ga_v43</text:p>
          </table:table-cell>
        </table:table-row>
        <table:table-row table:style-name="ro1">
          <table:table-cell office:value-type="string" calcext:value-type="string">
            <text:p>r_v44_ag_mn48</text:p>
          </table:table-cell>
        </table:table-row>
        <table:table-row table:style-name="ro1">
          <table:table-cell office:value-type="string" calcext:value-type="string">
            <text:p>r_mn48_ga_v44</text:p>
          </table:table-cell>
        </table:table-row>
        <table:table-row table:style-name="ro1">
          <table:table-cell office:value-type="string" calcext:value-type="string">
            <text:p>r_co57_ag_cu61</text:p>
          </table:table-cell>
        </table:table-row>
        <table:table-row table:style-name="ro1">
          <table:table-cell office:value-type="string" calcext:value-type="string">
            <text:p>r_cu61_ga_co57</text:p>
          </table:table-cell>
        </table:table-row>
        <table:table-row table:style-name="ro1">
          <table:table-cell office:value-type="string" calcext:value-type="string">
            <text:p>r_v45_ag_mn49</text:p>
          </table:table-cell>
        </table:table-row>
        <table:table-row table:style-name="ro1">
          <table:table-cell office:value-type="string" calcext:value-type="string">
            <text:p>r_mn49_ga_v45</text:p>
          </table:table-cell>
        </table:table-row>
        <table:table-row table:style-name="ro1">
          <table:table-cell office:value-type="string" calcext:value-type="string">
            <text:p>r_ag97_ag_in101</text:p>
          </table:table-cell>
        </table:table-row>
        <table:table-row table:style-name="ro1">
          <table:table-cell office:value-type="string" calcext:value-type="string">
            <text:p>r_in101_ga_ag97</text:p>
          </table:table-cell>
        </table:table-row>
        <table:table-row table:style-name="ro1">
          <table:table-cell office:value-type="string" calcext:value-type="string">
            <text:p>r_v46_ag_mn50</text:p>
          </table:table-cell>
        </table:table-row>
        <table:table-row table:style-name="ro1">
          <table:table-cell office:value-type="string" calcext:value-type="string">
            <text:p>r_mn50_ga_v46</text:p>
          </table:table-cell>
        </table:table-row>
        <table:table-row table:style-name="ro1">
          <table:table-cell office:value-type="string" calcext:value-type="string">
            <text:p>r_v47_ag_mn51</text:p>
          </table:table-cell>
        </table:table-row>
        <table:table-row table:style-name="ro1">
          <table:table-cell office:value-type="string" calcext:value-type="string">
            <text:p>r_mn51_ga_v47</text:p>
          </table:table-cell>
        </table:table-row>
        <table:table-row table:style-name="ro1">
          <table:table-cell office:value-type="string" calcext:value-type="string">
            <text:p>r_v48_ag_mn52</text:p>
          </table:table-cell>
        </table:table-row>
        <table:table-row table:style-name="ro1">
          <table:table-cell office:value-type="string" calcext:value-type="string">
            <text:p>r_mn52_ga_v48</text:p>
          </table:table-cell>
        </table:table-row>
        <table:table-row table:style-name="ro1">
          <table:table-cell office:value-type="string" calcext:value-type="string">
            <text:p>r_v49_ag_mn53</text:p>
          </table:table-cell>
        </table:table-row>
        <table:table-row table:style-name="ro1">
          <table:table-cell office:value-type="string" calcext:value-type="string">
            <text:p>r_mn53_ga_v49</text:p>
          </table:table-cell>
        </table:table-row>
        <table:table-row table:style-name="ro1">
          <table:table-cell office:value-type="string" calcext:value-type="string">
            <text:p>r_y77_ag_nb81</text:p>
          </table:table-cell>
        </table:table-row>
        <table:table-row table:style-name="ro1">
          <table:table-cell office:value-type="string" calcext:value-type="string">
            <text:p>r_nb81_ga_y77</text:p>
          </table:table-cell>
        </table:table-row>
        <table:table-row table:style-name="ro1">
          <table:table-cell office:value-type="string" calcext:value-type="string">
            <text:p>r_f18_ag_na22</text:p>
          </table:table-cell>
        </table:table-row>
        <table:table-row table:style-name="ro1">
          <table:table-cell office:value-type="string" calcext:value-type="string">
            <text:p>r_na22_ga_f18</text:p>
          </table:table-cell>
        </table:table-row>
        <table:table-row table:style-name="ro1">
          <table:table-cell office:value-type="string" calcext:value-type="string">
            <text:p>r_ca41_ag_ti45</text:p>
          </table:table-cell>
        </table:table-row>
        <table:table-row table:style-name="ro1">
          <table:table-cell office:value-type="string" calcext:value-type="string">
            <text:p>r_ti45_ga_ca41</text:p>
          </table:table-cell>
        </table:table-row>
        <table:table-row table:style-name="ro1">
          <table:table-cell office:value-type="string" calcext:value-type="string">
            <text:p>r_y78_ag_nb82</text:p>
          </table:table-cell>
        </table:table-row>
        <table:table-row table:style-name="ro1">
          <table:table-cell office:value-type="string" calcext:value-type="string">
            <text:p>r_nb82_ga_y78</text:p>
          </table:table-cell>
        </table:table-row>
        <table:table-row table:style-name="ro1">
          <table:table-cell office:value-type="string" calcext:value-type="string">
            <text:p>r_y79_ag_nb83</text:p>
          </table:table-cell>
        </table:table-row>
        <table:table-row table:style-name="ro1">
          <table:table-cell office:value-type="string" calcext:value-type="string">
            <text:p>r_nb83_ga_y79</text:p>
          </table:table-cell>
        </table:table-row>
        <table:table-row table:style-name="ro1">
          <table:table-cell office:value-type="string" calcext:value-type="string">
            <text:p>r_as67_ag_br71</text:p>
          </table:table-cell>
        </table:table-row>
        <table:table-row table:style-name="ro1">
          <table:table-cell office:value-type="string" calcext:value-type="string">
            <text:p>r_br71_ga_as67</text:p>
          </table:table-cell>
        </table:table-row>
        <table:table-row table:style-name="ro1">
          <table:table-cell office:value-type="string" calcext:value-type="string">
            <text:p>r_cr44_ag_fe48</text:p>
          </table:table-cell>
        </table:table-row>
        <table:table-row table:style-name="ro1">
          <table:table-cell office:value-type="string" calcext:value-type="string">
            <text:p>r_fe48_ga_cr44</text:p>
          </table:table-cell>
        </table:table-row>
        <table:table-row table:style-name="ro1">
          <table:table-cell office:value-type="string" calcext:value-type="string">
            <text:p>r_y80_ag_nb84</text:p>
          </table:table-cell>
        </table:table-row>
        <table:table-row table:style-name="ro1">
          <table:table-cell office:value-type="string" calcext:value-type="string">
            <text:p>r_nb84_ga_y80</text:p>
          </table:table-cell>
        </table:table-row>
        <table:table-row table:style-name="ro1">
          <table:table-cell office:value-type="string" calcext:value-type="string">
            <text:p>r_y81_ag_nb85</text:p>
          </table:table-cell>
        </table:table-row>
        <table:table-row table:style-name="ro1">
          <table:table-cell office:value-type="string" calcext:value-type="string">
            <text:p>r_nb85_ga_y81</text:p>
          </table:table-cell>
        </table:table-row>
        <table:table-row table:style-name="ro1">
          <table:table-cell office:value-type="string" calcext:value-type="string">
            <text:p>r_zn56_ag_ge60</text:p>
          </table:table-cell>
        </table:table-row>
        <table:table-row table:style-name="ro1">
          <table:table-cell office:value-type="string" calcext:value-type="string">
            <text:p>r_ge60_ga_zn56</text:p>
          </table:table-cell>
        </table:table-row>
        <table:table-row table:style-name="ro1">
          <table:table-cell office:value-type="string" calcext:value-type="string">
            <text:p>r_zn57_ag_ge61</text:p>
          </table:table-cell>
        </table:table-row>
        <table:table-row table:style-name="ro1">
          <table:table-cell office:value-type="string" calcext:value-type="string">
            <text:p>r_ge61_ga_zn57</text:p>
          </table:table-cell>
        </table:table-row>
        <table:table-row table:style-name="ro1">
          <table:table-cell office:value-type="string" calcext:value-type="string">
            <text:p>r_zn58_ag_ge62</text:p>
          </table:table-cell>
        </table:table-row>
        <table:table-row table:style-name="ro1">
          <table:table-cell office:value-type="string" calcext:value-type="string">
            <text:p>r_ge62_ga_zn58</text:p>
          </table:table-cell>
        </table:table-row>
        <table:table-row table:style-name="ro1">
          <table:table-cell office:value-type="string" calcext:value-type="string">
            <text:p>r_cd98_ag_sn102</text:p>
          </table:table-cell>
        </table:table-row>
        <table:table-row table:style-name="ro1">
          <table:table-cell office:value-type="string" calcext:value-type="string">
            <text:p>r_sn102_ga_cd98</text:p>
          </table:table-cell>
        </table:table-row>
        <table:table-row table:style-name="ro1">
          <table:table-cell office:value-type="string" calcext:value-type="string">
            <text:p>r_zn59_ag_ge63</text:p>
          </table:table-cell>
        </table:table-row>
        <table:table-row table:style-name="ro1">
          <table:table-cell office:value-type="string" calcext:value-type="string">
            <text:p>r_ge63_ga_zn59</text:p>
          </table:table-cell>
        </table:table-row>
        <table:table-row table:style-name="ro1">
          <table:table-cell office:value-type="string" calcext:value-type="string">
            <text:p>r_ge61_ag_se65</text:p>
          </table:table-cell>
        </table:table-row>
        <table:table-row table:style-name="ro1">
          <table:table-cell office:value-type="string" calcext:value-type="string">
            <text:p>r_se65_ga_ge61</text:p>
          </table:table-cell>
        </table:table-row>
        <table:table-row table:style-name="ro1">
          <table:table-cell office:value-type="string" calcext:value-type="string">
            <text:p>r_al23_ag_p27</text:p>
          </table:table-cell>
        </table:table-row>
        <table:table-row table:style-name="ro1">
          <table:table-cell office:value-type="string" calcext:value-type="string">
            <text:p>r_p27_ga_al23</text:p>
          </table:table-cell>
        </table:table-row>
        <table:table-row table:style-name="ro1">
          <table:table-cell office:value-type="string" calcext:value-type="string">
            <text:p>r_zn60_ag_ge64</text:p>
          </table:table-cell>
        </table:table-row>
        <table:table-row table:style-name="ro1">
          <table:table-cell office:value-type="string" calcext:value-type="string">
            <text:p>r_ge64_ga_zn60</text:p>
          </table:table-cell>
        </table:table-row>
        <table:table-row table:style-name="ro1">
          <table:table-cell office:value-type="string" calcext:value-type="string">
            <text:p>r_zn61_ag_ge65</text:p>
          </table:table-cell>
        </table:table-row>
        <table:table-row table:style-name="ro1">
          <table:table-cell office:value-type="string" calcext:value-type="string">
            <text:p>r_ge65_ga_zn61</text:p>
          </table:table-cell>
        </table:table-row>
        <table:table-row table:style-name="ro1">
          <table:table-cell office:value-type="string" calcext:value-type="string">
            <text:p>r_cr45_ag_fe49</text:p>
          </table:table-cell>
        </table:table-row>
        <table:table-row table:style-name="ro1">
          <table:table-cell office:value-type="string" calcext:value-type="string">
            <text:p>r_fe49_ga_cr45</text:p>
          </table:table-cell>
        </table:table-row>
        <table:table-row table:style-name="ro1">
          <table:table-cell office:value-type="string" calcext:value-type="string">
            <text:p>r_zn62_ag_ge66</text:p>
          </table:table-cell>
        </table:table-row>
        <table:table-row table:style-name="ro1">
          <table:table-cell office:value-type="string" calcext:value-type="string">
            <text:p>r_ge66_ga_zn62</text:p>
          </table:table-cell>
        </table:table-row>
        <table:table-row table:style-name="ro1">
          <table:table-cell office:value-type="string" calcext:value-type="string">
            <text:p>r_f19_ag_na23</text:p>
          </table:table-cell>
        </table:table-row>
        <table:table-row table:style-name="ro1">
          <table:table-cell office:value-type="string" calcext:value-type="string">
            <text:p>r_na23_ga_f19</text:p>
          </table:table-cell>
        </table:table-row>
        <table:table-row table:style-name="ro1">
          <table:table-cell office:value-type="string" calcext:value-type="string">
            <text:p>r_zn63_ag_ge67</text:p>
          </table:table-cell>
        </table:table-row>
        <table:table-row table:style-name="ro1">
          <table:table-cell office:value-type="string" calcext:value-type="string">
            <text:p>r_ge67_ga_zn63</text:p>
          </table:table-cell>
        </table:table-row>
        <table:table-row table:style-name="ro1">
          <table:table-cell office:value-type="string" calcext:value-type="string">
            <text:p>r_ca42_ag_ti46</text:p>
          </table:table-cell>
        </table:table-row>
        <table:table-row table:style-name="ro1">
          <table:table-cell office:value-type="string" calcext:value-type="string">
            <text:p>r_ti46_ga_ca42</text:p>
          </table:table-cell>
        </table:table-row>
        <table:table-row table:style-name="ro1">
          <table:table-cell office:value-type="string" calcext:value-type="string">
            <text:p>r_zn64_ag_ge68</text:p>
          </table:table-cell>
        </table:table-row>
        <table:table-row table:style-name="ro1">
          <table:table-cell office:value-type="string" calcext:value-type="string">
            <text:p>r_ge68_ga_zn64</text:p>
          </table:table-cell>
        </table:table-row>
        <table:table-row table:style-name="ro1">
          <table:table-cell office:value-type="string" calcext:value-type="string">
            <text:p>r_ge62_ag_se66</text:p>
          </table:table-cell>
        </table:table-row>
        <table:table-row table:style-name="ro1">
          <table:table-cell office:value-type="string" calcext:value-type="string">
            <text:p>r_se66_ga_ge62</text:p>
          </table:table-cell>
        </table:table-row>
        <table:table-row table:style-name="ro1">
          <table:table-cell office:value-type="string" calcext:value-type="string">
            <text:p>r_as68_ag_br72</text:p>
          </table:table-cell>
        </table:table-row>
        <table:table-row table:style-name="ro1">
          <table:table-cell office:value-type="string" calcext:value-type="string">
            <text:p>r_br72_ga_as68</text:p>
          </table:table-cell>
        </table:table-row>
        <table:table-row table:style-name="ro1">
          <table:table-cell office:value-type="string" calcext:value-type="string">
            <text:p>r_zr78_ag_mo82</text:p>
          </table:table-cell>
        </table:table-row>
        <table:table-row table:style-name="ro1">
          <table:table-cell office:value-type="string" calcext:value-type="string">
            <text:p>r_mo82_ga_zr78</text:p>
          </table:table-cell>
        </table:table-row>
        <table:table-row table:style-name="ro1">
          <table:table-cell office:value-type="string" calcext:value-type="string">
            <text:p>r_zr79_ag_mo83</text:p>
          </table:table-cell>
        </table:table-row>
        <table:table-row table:style-name="ro1">
          <table:table-cell office:value-type="string" calcext:value-type="string">
            <text:p>r_mo83_ga_zr79</text:p>
          </table:table-cell>
        </table:table-row>
        <table:table-row table:style-name="ro1">
          <table:table-cell office:value-type="string" calcext:value-type="string">
            <text:p>r_zr80_ag_mo84</text:p>
          </table:table-cell>
        </table:table-row>
        <table:table-row table:style-name="ro1">
          <table:table-cell office:value-type="string" calcext:value-type="string">
            <text:p>r_mo84_ga_zr80</text:p>
          </table:table-cell>
        </table:table-row>
        <table:table-row table:style-name="ro1">
          <table:table-cell office:value-type="string" calcext:value-type="string">
            <text:p>r_zr81_ag_mo85</text:p>
          </table:table-cell>
        </table:table-row>
        <table:table-row table:style-name="ro1">
          <table:table-cell office:value-type="string" calcext:value-type="string">
            <text:p>r_mo85_ga_zr81</text:p>
          </table:table-cell>
        </table:table-row>
        <table:table-row table:style-name="ro1">
          <table:table-cell office:value-type="string" calcext:value-type="string">
            <text:p>r_fe48_ag_ni52</text:p>
          </table:table-cell>
        </table:table-row>
        <table:table-row table:style-name="ro1">
          <table:table-cell office:value-type="string" calcext:value-type="string">
            <text:p>r_ni52_ga_fe48</text:p>
          </table:table-cell>
        </table:table-row>
        <table:table-row table:style-name="ro1">
          <table:table-cell office:value-type="string" calcext:value-type="string">
            <text:p>r_zr82_ag_mo86</text:p>
          </table:table-cell>
        </table:table-row>
        <table:table-row table:style-name="ro1">
          <table:table-cell office:value-type="string" calcext:value-type="string">
            <text:p>r_mo86_ga_zr82</text:p>
          </table:table-cell>
        </table:table-row>
        <table:table-row table:style-name="ro1">
          <table:table-cell office:value-type="string" calcext:value-type="string">
            <text:p>r_cr46_ag_fe50</text:p>
          </table:table-cell>
        </table:table-row>
        <table:table-row table:style-name="ro1">
          <table:table-cell office:value-type="string" calcext:value-type="string">
            <text:p>r_fe50_ga_cr46</text:p>
          </table:table-cell>
        </table:table-row>
        <table:table-row table:style-name="ro1">
          <table:table-cell office:value-type="string" calcext:value-type="string">
            <text:p>r_h2_h2_to_he4</text:p>
          </table:table-cell>
        </table:table-row>
        <table:table-row table:style-name="ro1">
          <table:table-cell office:value-type="string" calcext:value-type="string">
            <text:p>r_he4_to_h2_h2</text:p>
          </table:table-cell>
        </table:table-row>
        <table:table-row table:style-name="ro1">
          <table:table-cell office:value-type="string" calcext:value-type="string">
            <text:p>r_c12_to_he4_he4_he4</text:p>
          </table:table-cell>
        </table:table-row>
        <table:table-row table:style-name="ro1">
          <table:table-cell office:value-type="string" calcext:value-type="string">
            <text:p>r_he4_he4_he4_to_c12</text:p>
          </table:table-cell>
        </table:table-row>
        <table:table-row table:style-name="ro1">
          <table:table-cell office:value-type="string" calcext:value-type="string">
            <text:p>r_h1_b11_to_he4_he4_he4</text:p>
          </table:table-cell>
        </table:table-row>
        <table:table-row table:style-name="ro1">
          <table:table-cell office:value-type="string" calcext:value-type="string">
            <text:p>r_he4_he4_he4_to_h1_b11</text:p>
          </table:table-cell>
        </table:table-row>
        <table:table-row table:style-name="ro1">
          <table:table-cell office:value-type="string" calcext:value-type="string">
            <text:p>r_h1_h1_he4_to_he3_he3</text:p>
          </table:table-cell>
        </table:table-row>
        <table:table-row table:style-name="ro1">
          <table:table-cell office:value-type="string" calcext:value-type="string">
            <text:p>r_he3_he3_to_h1_h1_he4</text:p>
          </table:table-cell>
        </table:table-row>
        <table:table-row table:style-name="ro1">
          <table:table-cell office:value-type="string" calcext:value-type="string">
            <text:p>r_h1_h3_to_h2_h2</text:p>
          </table:table-cell>
        </table:table-row>
        <table:table-row table:style-name="ro1">
          <table:table-cell office:value-type="string" calcext:value-type="string">
            <text:p>r_h2_h2_to_h1_h3</text:p>
          </table:table-cell>
        </table:table-row>
        <table:table-row table:style-name="ro1">
          <table:table-cell office:value-type="string" calcext:value-type="string">
            <text:p>r_neut_be7_to_he4_he4</text:p>
          </table:table-cell>
        </table:table-row>
        <table:table-row table:style-name="ro1">
          <table:table-cell office:value-type="string" calcext:value-type="string">
            <text:p>r_he4_he4_to_neut_be7</text:p>
          </table:table-cell>
        </table:table-row>
        <table:table-row table:style-name="ro1">
          <table:table-cell office:value-type="string" calcext:value-type="string">
            <text:p>r_neut_c11_to_he4_he4_he4</text:p>
          </table:table-cell>
        </table:table-row>
        <table:table-row table:style-name="ro1">
          <table:table-cell office:value-type="string" calcext:value-type="string">
            <text:p>r_he4_he4_he4_to_neut_c11</text:p>
          </table:table-cell>
        </table:table-row>
        <table:table-row table:style-name="ro1">
          <table:table-cell office:value-type="string" calcext:value-type="string">
            <text:p>r_neut_he3_to_h2_h2</text:p>
          </table:table-cell>
        </table:table-row>
        <table:table-row table:style-name="ro1">
          <table:table-cell office:value-type="string" calcext:value-type="string">
            <text:p>r_h2_h2_to_neut_he3</text:p>
          </table:table-cell>
        </table:table-row>
        <table:table-row table:style-name="ro1">
          <table:table-cell office:value-type="string" calcext:value-type="string">
            <text:p>r_neut_mg23_to_c12_c12</text:p>
          </table:table-cell>
        </table:table-row>
        <table:table-row table:style-name="ro1">
          <table:table-cell office:value-type="string" calcext:value-type="string">
            <text:p>r_c12_c12_to_neut_mg23</text:p>
          </table:table-cell>
        </table:table-row>
        <table:table-row table:style-name="ro1">
          <table:table-cell office:value-type="string" calcext:value-type="string">
            <text:p>r_neut_neut_he4_to_h3_h3</text:p>
          </table:table-cell>
        </table:table-row>
        <table:table-row table:style-name="ro1">
          <table:table-cell office:value-type="string" calcext:value-type="string">
            <text:p>r_h3_h3_to_neut_neut_he4</text:p>
          </table:table-cell>
        </table:table-row>
        <table:table-row table:style-name="ro1">
          <table:table-cell office:value-type="string" calcext:value-type="string">
            <text:p>r_neut_s31_to_o16_o16</text:p>
          </table:table-cell>
        </table:table-row>
        <table:table-row table:style-name="ro1">
          <table:table-cell office:value-type="string" calcext:value-type="string">
            <text:p>r_o16_o16_to_neut_s31</text:p>
          </table:table-cell>
        </table:table-row>
        <table:table-row table:style-name="ro1">
          <table:table-cell office:value-type="string" calcext:value-type="string">
            <text:p>r_h1_li7_to_he4_he4</text:p>
          </table:table-cell>
        </table:table-row>
        <table:table-row table:style-name="ro1">
          <table:table-cell office:value-type="string" calcext:value-type="string">
            <text:p>r_he4_he4_to_h1_li7</text:p>
          </table:table-cell>
        </table:table-row>
        <table:table-row table:style-name="ro1">
          <table:table-cell office:value-type="string" calcext:value-type="string">
            <text:p>r_h1_na23_to_c12_c12</text:p>
          </table:table-cell>
        </table:table-row>
        <table:table-row table:style-name="ro1">
          <table:table-cell office:value-type="string" calcext:value-type="string">
            <text:p>r_c12_c12_to_h1_na23</text:p>
          </table:table-cell>
        </table:table-row>
        <table:table-row table:style-name="ro1">
          <table:table-cell office:value-type="string" calcext:value-type="string">
            <text:p>r_h1_p31_to_o16_o16</text:p>
          </table:table-cell>
        </table:table-row>
        <table:table-row table:style-name="ro1">
          <table:table-cell office:value-type="string" calcext:value-type="string">
            <text:p>r_o16_o16_to_h1_p31</text:p>
          </table:table-cell>
        </table:table-row>
        <table:table-row table:style-name="ro1">
          <table:table-cell office:value-type="string" calcext:value-type="string">
            <text:p>r_h3_ag_li7</text:p>
          </table:table-cell>
        </table:table-row>
        <table:table-row table:style-name="ro1">
          <table:table-cell office:value-type="string" calcext:value-type="string">
            <text:p>r_li7_ga_h3</text:p>
          </table:table-cell>
        </table:table-row>
        <table:table-row table:style-name="ro1">
          <table:table-cell office:value-type="string" calcext:value-type="string">
            <text:p>r_he3_ag_be7</text:p>
          </table:table-cell>
        </table:table-row>
        <table:table-row table:style-name="ro1">
          <table:table-cell office:value-type="string" calcext:value-type="string">
            <text:p>r_be7_ga_he3</text:p>
          </table:table-cell>
        </table:table-row>
        <table:table-row table:style-name="ro1">
          <table:table-cell office:value-type="string" calcext:value-type="string">
            <text:p>r_he4_ne20_to_c12_c12</text:p>
          </table:table-cell>
        </table:table-row>
        <table:table-row table:style-name="ro1">
          <table:table-cell office:value-type="string" calcext:value-type="string">
            <text:p>r_c12_c12_to_he4_ne20</text:p>
          </table:table-cell>
        </table:table-row>
        <table:table-row table:style-name="ro1">
          <table:table-cell office:value-type="string" calcext:value-type="string">
            <text:p>r_he4_si28_to_o16_o16</text:p>
          </table:table-cell>
        </table:table-row>
        <table:table-row table:style-name="ro1">
          <table:table-cell office:value-type="string" calcext:value-type="string">
            <text:p>r_o16_o16_to_he4_si28</text:p>
          </table:table-cell>
        </table:table-row>
        <table:table-row table:style-name="ro1">
          <table:table-cell office:value-type="string" calcext:value-type="string">
            <text:p>r_h1_al27_to_c12_o16</text:p>
          </table:table-cell>
        </table:table-row>
        <table:table-row table:style-name="ro1">
          <table:table-cell office:value-type="string" calcext:value-type="string">
            <text:p>r_c12_o16_to_h1_al27</text:p>
          </table:table-cell>
        </table:table-row>
        <table:table-row table:style-name="ro1">
          <table:table-cell office:value-type="string" calcext:value-type="string">
            <text:p>r_h1_h1_ca38_to_he4_ca36</text:p>
          </table:table-cell>
        </table:table-row>
        <table:table-row table:style-name="ro1">
          <table:table-cell office:value-type="string" calcext:value-type="string">
            <text:p>r_he4_ca36_to_h1_h1_ca38</text:p>
          </table:table-cell>
        </table:table-row>
        <table:table-row table:style-name="ro1">
          <table:table-cell office:value-type="string" calcext:value-type="string">
            <text:p>r_h1_h1_he4_he4_to_he3_be7</text:p>
          </table:table-cell>
        </table:table-row>
        <table:table-row table:style-name="ro1">
          <table:table-cell office:value-type="string" calcext:value-type="string">
            <text:p>r_he3_be7_to_h1_h1_he4_he4</text:p>
          </table:table-cell>
        </table:table-row>
        <table:table-row table:style-name="ro1">
          <table:table-cell office:value-type="string" calcext:value-type="string">
            <text:p>r_h1_h1_o15_to_he4_o13</text:p>
          </table:table-cell>
        </table:table-row>
        <table:table-row table:style-name="ro1">
          <table:table-cell office:value-type="string" calcext:value-type="string">
            <text:p>r_he4_o13_to_h1_h1_o15</text:p>
          </table:table-cell>
        </table:table-row>
        <table:table-row table:style-name="ro1">
          <table:table-cell office:value-type="string" calcext:value-type="string">
            <text:p>r_h1_h2_to_neut_h1_h1</text:p>
          </table:table-cell>
        </table:table-row>
        <table:table-row table:style-name="ro1">
          <table:table-cell office:value-type="string" calcext:value-type="string">
            <text:p>r_neut_h1_h1_to_h1_h2</text:p>
          </table:table-cell>
        </table:table-row>
        <table:table-row table:style-name="ro1">
          <table:table-cell office:value-type="string" calcext:value-type="string">
            <text:p>r_h1_he4_he4_to_h2_be7</text:p>
          </table:table-cell>
        </table:table-row>
        <table:table-row table:style-name="ro1">
          <table:table-cell office:value-type="string" calcext:value-type="string">
            <text:p>r_h2_be7_to_h1_he4_he4</text:p>
          </table:table-cell>
        </table:table-row>
        <table:table-row table:style-name="ro1">
          <table:table-cell office:value-type="string" calcext:value-type="string">
            <text:p>r_h1_he4_he4_to_neut_b8</text:p>
          </table:table-cell>
        </table:table-row>
        <table:table-row table:style-name="ro1">
          <table:table-cell office:value-type="string" calcext:value-type="string">
            <text:p>r_neut_b8_to_h1_he4_he4</text:p>
          </table:table-cell>
        </table:table-row>
        <table:table-row table:style-name="ro1">
          <table:table-cell office:value-type="string" calcext:value-type="string">
            <text:p>r_neut_he4_he4_to_h2_li7</text:p>
          </table:table-cell>
        </table:table-row>
        <table:table-row table:style-name="ro1">
          <table:table-cell office:value-type="string" calcext:value-type="string">
            <text:p>r_h2_li7_to_neut_he4_he4</text:p>
          </table:table-cell>
        </table:table-row>
        <table:table-row table:style-name="ro1">
          <table:table-cell office:value-type="string" calcext:value-type="string">
            <text:p>r_neut_he4_to_h2_h3</text:p>
          </table:table-cell>
        </table:table-row>
        <table:table-row table:style-name="ro1">
          <table:table-cell office:value-type="string" calcext:value-type="string">
            <text:p>r_h2_h3_to_neut_he4</text:p>
          </table:table-cell>
        </table:table-row>
        <table:table-row table:style-name="ro1">
          <table:table-cell office:value-type="string" calcext:value-type="string">
            <text:p>r_neut_neut_he4_he4_to_h3_li7</text:p>
          </table:table-cell>
        </table:table-row>
        <table:table-row table:style-name="ro1">
          <table:table-cell office:value-type="string" calcext:value-type="string">
            <text:p>r_h3_li7_to_neut_neut_he4_he4</text:p>
          </table:table-cell>
        </table:table-row>
        <table:table-row table:style-name="ro1">
          <table:table-cell office:value-type="string" calcext:value-type="string">
            <text:p>r_h1_he4_to_h2_he3</text:p>
          </table:table-cell>
        </table:table-row>
        <table:table-row table:style-name="ro1">
          <table:table-cell office:value-type="string" calcext:value-type="string">
            <text:p>r_h2_he3_to_h1_he4</text:p>
          </table:table-cell>
        </table:table-row>
        <table:table-row table:style-name="ro1">
          <table:table-cell office:value-type="string" calcext:value-type="string">
            <text:p>r_neut_s31_to_c12_ne20</text:p>
          </table:table-cell>
        </table:table-row>
        <table:table-row table:style-name="ro1">
          <table:table-cell office:value-type="string" calcext:value-type="string">
            <text:p>r_c12_ne20_to_neut_s31</text:p>
          </table:table-cell>
        </table:table-row>
        <table:table-row table:style-name="ro1">
          <table:table-cell office:value-type="string" calcext:value-type="string">
            <text:p>r_h1_p31_to_c12_ne20</text:p>
          </table:table-cell>
        </table:table-row>
        <table:table-row table:style-name="ro1">
          <table:table-cell office:value-type="string" calcext:value-type="string">
            <text:p>r_c12_ne20_to_h1_p31</text:p>
          </table:table-cell>
        </table:table-row>
        <table:table-row table:style-name="ro1">
          <table:table-cell office:value-type="string" calcext:value-type="string">
            <text:p>r_h2_he4_to_h3_he3</text:p>
          </table:table-cell>
        </table:table-row>
        <table:table-row table:style-name="ro1">
          <table:table-cell office:value-type="string" calcext:value-type="string">
            <text:p>r_h3_he3_to_h2_he4</text:p>
          </table:table-cell>
        </table:table-row>
        <table:table-row table:style-name="ro1">
          <table:table-cell office:value-type="string" calcext:value-type="string">
            <text:p>r_c12_o16_to_he4_mg24</text:p>
          </table:table-cell>
        </table:table-row>
        <table:table-row table:style-name="ro1">
          <table:table-cell office:value-type="string" calcext:value-type="string">
            <text:p>r_he4_mg24_to_c12_o16</text:p>
          </table:table-cell>
        </table:table-row>
        <table:table-row table:style-name="ro1">
          <table:table-cell office:value-type="string" calcext:value-type="string">
            <text:p>r_c12_o16_to_neut_si27</text:p>
          </table:table-cell>
        </table:table-row>
        <table:table-row table:style-name="ro1">
          <table:table-cell office:value-type="string" calcext:value-type="string">
            <text:p>r_neut_si27_to_c12_o16</text:p>
          </table:table-cell>
        </table:table-row>
        <table:table-row table:style-name="ro1">
          <table:table-cell office:value-type="string" calcext:value-type="string">
            <text:p>r_he4_si28_to_c12_ne20</text:p>
          </table:table-cell>
        </table:table-row>
        <table:table-row table:style-name="ro1">
          <table:table-cell office:value-type="string" calcext:value-type="string">
            <text:p>r_c12_ne20_to_he4_si28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mg21_wk_na21</text:p>
          </table:table-cell>
        </table:table-row>
        <table:table-row table:style-name="ro1">
          <table:table-cell office:value-type="string" calcext:value-type="string">
            <text:p>r_mg22_wk_na22</text:p>
          </table:table-cell>
        </table:table-row>
        <table:table-row table:style-name="ro1">
          <table:table-cell office:value-type="string" calcext:value-type="string">
            <text:p>r_cr51_wk-minus_mn51</text:p>
          </table:table-cell>
        </table:table-row>
        <table:table-row table:style-name="ro1">
          <table:table-cell office:value-type="string" calcext:value-type="string">
            <text:p>r_ag94_wk_pd94</text:p>
          </table:table-cell>
        </table:table-row>
        <table:table-row table:style-name="ro1">
          <table:table-cell office:value-type="string" calcext:value-type="string">
            <text:p>r_cl32_wk-minus_ar32</text:p>
          </table:table-cell>
        </table:table-row>
        <table:table-row table:style-name="ro1">
          <table:table-cell office:value-type="string" calcext:value-type="string">
            <text:p>r_mg23_wk-minus_al23</text:p>
          </table:table-cell>
        </table:table-row>
        <table:table-row table:style-name="ro1">
          <table:table-cell office:value-type="string" calcext:value-type="string">
            <text:p>r_mg23_wk_na23</text:p>
          </table:table-cell>
        </table:table-row>
        <table:table-row table:style-name="ro1">
          <table:table-cell office:value-type="string" calcext:value-type="string">
            <text:p>r_al24_wk_mg24</text:p>
          </table:table-cell>
        </table:table-row>
        <table:table-row table:style-name="ro1">
          <table:table-cell office:value-type="string" calcext:value-type="string">
            <text:p>r_cl32_wk_s32</text:p>
          </table:table-cell>
        </table:table-row>
        <table:table-row table:style-name="ro1">
          <table:table-cell office:value-type="string" calcext:value-type="string">
            <text:p>r_mg24_wk-minus_al24</text:p>
          </table:table-cell>
        </table:table-row>
        <table:table-row table:style-name="ro1">
          <table:table-cell office:value-type="string" calcext:value-type="string">
            <text:p>r_ge65_wk_ga65</text:p>
          </table:table-cell>
        </table:table-row>
        <table:table-row table:style-name="ro1">
          <table:table-cell office:value-type="string" calcext:value-type="string">
            <text:p>r_br72_wk_se72</text:p>
          </table:table-cell>
        </table:table-row>
        <table:table-row table:style-name="ro1">
          <table:table-cell office:value-type="string" calcext:value-type="string">
            <text:p>r_mg25_wk-minus_al25</text:p>
          </table:table-cell>
        </table:table-row>
        <table:table-row table:style-name="ro1">
          <table:table-cell office:value-type="string" calcext:value-type="string">
            <text:p>r_ar31_wk_cl31</text:p>
          </table:table-cell>
        </table:table-row>
        <table:table-row table:style-name="ro1">
          <table:table-cell office:value-type="string" calcext:value-type="string">
            <text:p>r_mn47_wk_cr47</text:p>
          </table:table-cell>
        </table:table-row>
        <table:table-row table:style-name="ro1">
          <table:table-cell office:value-type="string" calcext:value-type="string">
            <text:p>r_cr49_wk-minus_mn49</text:p>
          </table:table-cell>
        </table:table-row>
        <table:table-row table:style-name="ro1">
          <table:table-cell office:value-type="string" calcext:value-type="string">
            <text:p>r_br69_wk_se69</text:p>
          </table:table-cell>
        </table:table-row>
        <table:table-row table:style-name="ro1">
          <table:table-cell office:value-type="string" calcext:value-type="string">
            <text:p>r_ar31_wk_h1_h1_p29</text:p>
          </table:table-cell>
        </table:table-row>
        <table:table-row table:style-name="ro1">
          <table:table-cell office:value-type="string" calcext:value-type="string">
            <text:p>r_mn48_wk_cr48</text:p>
          </table:table-cell>
        </table:table-row>
        <table:table-row table:style-name="ro1">
          <table:table-cell office:value-type="string" calcext:value-type="string">
            <text:p>r_fe52_wk_mn52</text:p>
          </table:table-cell>
        </table:table-row>
        <table:table-row table:style-name="ro1">
          <table:table-cell office:value-type="string" calcext:value-type="string">
            <text:p>r_mn49_wk-minus_fe49</text:p>
          </table:table-cell>
        </table:table-row>
        <table:table-row table:style-name="ro1">
          <table:table-cell office:value-type="string" calcext:value-type="string">
            <text:p>r_mn49_wk_cr49</text:p>
          </table:table-cell>
        </table:table-row>
        <table:table-row table:style-name="ro1">
          <table:table-cell office:value-type="string" calcext:value-type="string">
            <text:p>r_fe48_wk_mn48</text:p>
          </table:table-cell>
        </table:table-row>
        <table:table-row table:style-name="ro1">
          <table:table-cell office:value-type="string" calcext:value-type="string">
            <text:p>r_cr52_wk-minus_mn52</text:p>
          </table:table-cell>
        </table:table-row>
        <table:table-row table:style-name="ro1">
          <table:table-cell office:value-type="string" calcext:value-type="string">
            <text:p>r_mn50_wk_cr50</text:p>
          </table:table-cell>
        </table:table-row>
        <table:table-row table:style-name="ro1">
          <table:table-cell office:value-type="string" calcext:value-type="string">
            <text:p>r_mn51_wk_cr51</text:p>
          </table:table-cell>
        </table:table-row>
        <table:table-row table:style-name="ro1">
          <table:table-cell office:value-type="string" calcext:value-type="string">
            <text:p>r_mn52_wk-minus_fe52</text:p>
          </table:table-cell>
        </table:table-row>
        <table:table-row table:style-name="ro1">
          <table:table-cell office:value-type="string" calcext:value-type="string">
            <text:p>r_mn52_wk_cr52</text:p>
          </table:table-cell>
        </table:table-row>
        <table:table-row table:style-name="ro1">
          <table:table-cell office:value-type="string" calcext:value-type="string">
            <text:p>r_ca42_wk-minus_sc42</text:p>
          </table:table-cell>
        </table:table-row>
        <table:table-row table:style-name="ro1">
          <table:table-cell office:value-type="string" calcext:value-type="string">
            <text:p>r_mn53_wk-minus_fe53</text:p>
          </table:table-cell>
        </table:table-row>
        <table:table-row table:style-name="ro1">
          <table:table-cell office:value-type="string" calcext:value-type="string">
            <text:p>r_cr49_wk_v49</text:p>
          </table:table-cell>
        </table:table-row>
        <table:table-row table:style-name="ro1">
          <table:table-cell office:value-type="string" calcext:value-type="string">
            <text:p>r_cd96_wk_ag96</text:p>
          </table:table-cell>
        </table:table-row>
        <table:table-row table:style-name="ro1">
          <table:table-cell office:value-type="string" calcext:value-type="string">
            <text:p>r_mo82_wk_nb82</text:p>
          </table:table-cell>
        </table:table-row>
        <table:table-row table:style-name="ro1">
          <table:table-cell office:value-type="string" calcext:value-type="string">
            <text:p>r_ge66_wk_ga66</text:p>
          </table:table-cell>
        </table:table-row>
        <table:table-row table:style-name="ro1">
          <table:table-cell office:value-type="string" calcext:value-type="string">
            <text:p>r_mo83_wk_nb83</text:p>
          </table:table-cell>
        </table:table-row>
        <table:table-row table:style-name="ro1">
          <table:table-cell office:value-type="string" calcext:value-type="string">
            <text:p>r_fe50_wk_mn50</text:p>
          </table:table-cell>
        </table:table-row>
        <table:table-row table:style-name="ro1">
          <table:table-cell office:value-type="string" calcext:value-type="string">
            <text:p>r_mo84_wk_nb84</text:p>
          </table:table-cell>
        </table:table-row>
        <table:table-row table:style-name="ro1">
          <table:table-cell office:value-type="string" calcext:value-type="string">
            <text:p>r_cu54_wk_ni54</text:p>
          </table:table-cell>
        </table:table-row>
        <table:table-row table:style-name="ro1">
          <table:table-cell office:value-type="string" calcext:value-type="string">
            <text:p>r_mo85_wk_nb85</text:p>
          </table:table-cell>
        </table:table-row>
        <table:table-row table:style-name="ro1">
          <table:table-cell office:value-type="string" calcext:value-type="string">
            <text:p>r_cl33_wk-minus_ar33</text:p>
          </table:table-cell>
        </table:table-row>
        <table:table-row table:style-name="ro1">
          <table:table-cell office:value-type="string" calcext:value-type="string">
            <text:p>r_n12_wk_c12</text:p>
          </table:table-cell>
        </table:table-row>
        <table:table-row table:style-name="ro1">
          <table:table-cell office:value-type="string" calcext:value-type="string">
            <text:p>r_ar32_wk_cl32</text:p>
          </table:table-cell>
        </table:table-row>
        <table:table-row table:style-name="ro1">
          <table:table-cell office:value-type="string" calcext:value-type="string">
            <text:p>r_cl33_wk_s33</text:p>
          </table:table-cell>
        </table:table-row>
        <table:table-row table:style-name="ro1">
          <table:table-cell office:value-type="string" calcext:value-type="string">
            <text:p>r_ge67_wk_ga67</text:p>
          </table:table-cell>
        </table:table-row>
        <table:table-row table:style-name="ro1">
          <table:table-cell office:value-type="string" calcext:value-type="string">
            <text:p>r_fe53_wk-minus_co53</text:p>
          </table:table-cell>
        </table:table-row>
        <table:table-row table:style-name="ro1">
          <table:table-cell office:value-type="string" calcext:value-type="string">
            <text:p>r_fe53_wk_mn53</text:p>
          </table:table-cell>
        </table:table-row>
        <table:table-row table:style-name="ro1">
          <table:table-cell office:value-type="string" calcext:value-type="string">
            <text:p>r_al23_wk_mg23</text:p>
          </table:table-cell>
        </table:table-row>
        <table:table-row table:style-name="ro1">
          <table:table-cell office:value-type="string" calcext:value-type="string">
            <text:p>r_na20_wk_ne20</text:p>
          </table:table-cell>
        </table:table-row>
        <table:table-row table:style-name="ro1">
          <table:table-cell office:value-type="string" calcext:value-type="string">
            <text:p>r_na21_wk-minus_mg21</text:p>
          </table:table-cell>
        </table:table-row>
        <table:table-row table:style-name="ro1">
          <table:table-cell office:value-type="string" calcext:value-type="string">
            <text:p>r_na21_wk_ne21</text:p>
          </table:table-cell>
        </table:table-row>
        <table:table-row table:style-name="ro1">
          <table:table-cell office:value-type="string" calcext:value-type="string">
            <text:p>r_cr46_wk_v46</text:p>
          </table:table-cell>
        </table:table-row>
        <table:table-row table:style-name="ro1">
          <table:table-cell office:value-type="string" calcext:value-type="string">
            <text:p>r_na22_wk-minus_mg22</text:p>
          </table:table-cell>
        </table:table-row>
        <table:table-row table:style-name="ro1">
          <table:table-cell office:value-type="string" calcext:value-type="string">
            <text:p>r_na23_wk-minus_mg23</text:p>
          </table:table-cell>
        </table:table-row>
        <table:table-row table:style-name="ro1">
          <table:table-cell office:value-type="string" calcext:value-type="string">
            <text:p>r_cl30_wk_s30</text:p>
          </table:table-cell>
        </table:table-row>
        <table:table-row table:style-name="ro1">
          <table:table-cell office:value-type="string" calcext:value-type="string">
            <text:p>r_cu55_wk_ni55</text:p>
          </table:table-cell>
        </table:table-row>
        <table:table-row table:style-name="ro1">
          <table:table-cell office:value-type="string" calcext:value-type="string">
            <text:p>r_nb81_wk_zr81</text:p>
          </table:table-cell>
        </table:table-row>
        <table:table-row table:style-name="ro1">
          <table:table-cell office:value-type="string" calcext:value-type="string">
            <text:p>r_nb82_wk_zr82</text:p>
          </table:table-cell>
        </table:table-row>
        <table:table-row table:style-name="ro1">
          <table:table-cell office:value-type="string" calcext:value-type="string">
            <text:p>r_fe51_wk_mn51</text:p>
          </table:table-cell>
        </table:table-row>
        <table:table-row table:style-name="ro1">
          <table:table-cell office:value-type="string" calcext:value-type="string">
            <text:p>r_c11_wk_b11</text:p>
          </table:table-cell>
        </table:table-row>
        <table:table-row table:style-name="ro1">
          <table:table-cell office:value-type="string" calcext:value-type="string">
            <text:p>r_nb83_wk_zr83</text:p>
          </table:table-cell>
        </table:table-row>
        <table:table-row table:style-name="ro1">
          <table:table-cell office:value-type="string" calcext:value-type="string">
            <text:p>r_h1_h1_ec_h2</text:p>
          </table:table-cell>
        </table:table-row>
        <table:table-row table:style-name="ro1">
          <table:table-cell office:value-type="string" calcext:value-type="string">
            <text:p>r_ca44_wk-minus_sc44</text:p>
          </table:table-cell>
        </table:table-row>
        <table:table-row table:style-name="ro1">
          <table:table-cell office:value-type="string" calcext:value-type="string">
            <text:p>r_kr71_wk_br71</text:p>
          </table:table-cell>
        </table:table-row>
        <table:table-row table:style-name="ro1">
          <table:table-cell office:value-type="string" calcext:value-type="string">
            <text:p>r_fe54_wk-minus_co54</text:p>
          </table:table-cell>
        </table:table-row>
        <table:table-row table:style-name="ro1">
          <table:table-cell office:value-type="string" calcext:value-type="string">
            <text:p>r_h1_h1_wk_h2</text:p>
          </table:table-cell>
        </table:table-row>
        <table:table-row table:style-name="ro1">
          <table:table-cell office:value-type="string" calcext:value-type="string">
            <text:p>r_ne18_wk_f18</text:p>
          </table:table-cell>
        </table:table-row>
        <table:table-row table:style-name="ro1">
          <table:table-cell office:value-type="string" calcext:value-type="string">
            <text:p>r_cl34_wk-minus_ar34</text:p>
          </table:table-cell>
        </table:table-row>
        <table:table-row table:style-name="ro1">
          <table:table-cell office:value-type="string" calcext:value-type="string">
            <text:p>r_ne19_wk_f19</text:p>
          </table:table-cell>
        </table:table-row>
        <table:table-row table:style-name="ro1">
          <table:table-cell office:value-type="string" calcext:value-type="string">
            <text:p>r_h1_he3_wk_he4</text:p>
          </table:table-cell>
        </table:table-row>
        <table:table-row table:style-name="ro1">
          <table:table-cell office:value-type="string" calcext:value-type="string">
            <text:p>r_ar33_wk_cl33</text:p>
          </table:table-cell>
        </table:table-row>
        <table:table-row table:style-name="ro1">
          <table:table-cell office:value-type="string" calcext:value-type="string">
            <text:p>r_cl34_wk_s34</text:p>
          </table:table-cell>
        </table:table-row>
        <table:table-row table:style-name="ro1">
          <table:table-cell office:value-type="string" calcext:value-type="string">
            <text:p>r_ne20_wk-minus_na20</text:p>
          </table:table-cell>
        </table:table-row>
        <table:table-row table:style-name="ro1">
          <table:table-cell office:value-type="string" calcext:value-type="string">
            <text:p>r_ne21_wk-minus_na21</text:p>
          </table:table-cell>
        </table:table-row>
        <table:table-row table:style-name="ro1">
          <table:table-cell office:value-type="string" calcext:value-type="string">
            <text:p>r_al27_wk-minus_si27</text:p>
          </table:table-cell>
        </table:table-row>
        <table:table-row table:style-name="ro1">
          <table:table-cell office:value-type="string" calcext:value-type="string">
            <text:p>r_kr70_wk_br70</text:p>
          </table:table-cell>
        </table:table-row>
        <table:table-row table:style-name="ro1">
          <table:table-cell office:value-type="string" calcext:value-type="string">
            <text:p>r_neut_wk-minus_h1</text:p>
          </table:table-cell>
        </table:table-row>
        <table:table-row table:style-name="ro1">
          <table:table-cell office:value-type="string" calcext:value-type="string">
            <text:p>r_ni52_wk_co52</text:p>
          </table:table-cell>
        </table:table-row>
        <table:table-row table:style-name="ro1">
          <table:table-cell office:value-type="string" calcext:value-type="string">
            <text:p>r_kr72_wk_br72</text:p>
          </table:table-cell>
        </table:table-row>
        <table:table-row table:style-name="ro1">
          <table:table-cell office:value-type="string" calcext:value-type="string">
            <text:p>r_ni53_wk_co53</text:p>
          </table:table-cell>
        </table:table-row>
        <table:table-row table:style-name="ro1">
          <table:table-cell office:value-type="string" calcext:value-type="string">
            <text:p>r_fe55_wk-minus_co55</text:p>
          </table:table-cell>
        </table:table-row>
        <table:table-row table:style-name="ro1">
          <table:table-cell office:value-type="string" calcext:value-type="string">
            <text:p>r_ni54_wk_co54</text:p>
          </table:table-cell>
        </table:table-row>
        <table:table-row table:style-name="ro1">
          <table:table-cell office:value-type="string" calcext:value-type="string">
            <text:p>r_h1_wk_neut</text:p>
          </table:table-cell>
        </table:table-row>
        <table:table-row table:style-name="ro1">
          <table:table-cell office:value-type="string" calcext:value-type="string">
            <text:p>r_br68_wk_se68</text:p>
          </table:table-cell>
        </table:table-row>
        <table:table-row table:style-name="ro1">
          <table:table-cell office:value-type="string" calcext:value-type="string">
            <text:p>r_ni55_wk_co55</text:p>
          </table:table-cell>
        </table:table-row>
        <table:table-row table:style-name="ro1">
          <table:table-cell office:value-type="string" calcext:value-type="string">
            <text:p>r_cu56_wk_ni56</text:p>
          </table:table-cell>
        </table:table-row>
        <table:table-row table:style-name="ro1">
          <table:table-cell office:value-type="string" calcext:value-type="string">
            <text:p>r_ni56_wk_co56</text:p>
          </table:table-cell>
        </table:table-row>
        <table:table-row table:style-name="ro1">
          <table:table-cell office:value-type="string" calcext:value-type="string">
            <text:p>r_kr69_wk_br69</text:p>
          </table:table-cell>
        </table:table-row>
        <table:table-row table:style-name="ro1">
          <table:table-cell office:value-type="string" calcext:value-type="string">
            <text:p>r_ni57_wk-minus_cu57</text:p>
          </table:table-cell>
        </table:table-row>
        <table:table-row table:style-name="ro1">
          <table:table-cell office:value-type="string" calcext:value-type="string">
            <text:p>r_ni57_wk_co57</text:p>
          </table:table-cell>
        </table:table-row>
        <table:table-row table:style-name="ro1">
          <table:table-cell office:value-type="string" calcext:value-type="string">
            <text:p>r_cd98_wk_ag98</text:p>
          </table:table-cell>
        </table:table-row>
        <table:table-row table:style-name="ro1">
          <table:table-cell office:value-type="string" calcext:value-type="string">
            <text:p>r_ni58_wk-minus_cu58</text:p>
          </table:table-cell>
        </table:table-row>
        <table:table-row table:style-name="ro1">
          <table:table-cell office:value-type="string" calcext:value-type="string">
            <text:p>r_ni59_wk-minus_cu59</text:p>
          </table:table-cell>
        </table:table-row>
        <table:table-row table:style-name="ro1">
          <table:table-cell office:value-type="string" calcext:value-type="string">
            <text:p>r_fe56_wk-minus_co56</text:p>
          </table:table-cell>
        </table:table-row>
        <table:table-row table:style-name="ro1">
          <table:table-cell office:value-type="string" calcext:value-type="string">
            <text:p>r_b8_wk_he4_he4</text:p>
          </table:table-cell>
        </table:table-row>
        <table:table-row table:style-name="ro1">
          <table:table-cell office:value-type="string" calcext:value-type="string">
            <text:p>r_ni60_wk-minus_cu60</text:p>
          </table:table-cell>
        </table:table-row>
        <table:table-row table:style-name="ro1">
          <table:table-cell office:value-type="string" calcext:value-type="string">
            <text:p>r_cl35_wk-minus_ar35</text:p>
          </table:table-cell>
        </table:table-row>
        <table:table-row table:style-name="ro1">
          <table:table-cell office:value-type="string" calcext:value-type="string">
            <text:p>r_ni61_wk-minus_cu61</text:p>
          </table:table-cell>
        </table:table-row>
        <table:table-row table:style-name="ro1">
          <table:table-cell office:value-type="string" calcext:value-type="string">
            <text:p>r_ni62_wk-minus_cu62</text:p>
          </table:table-cell>
        </table:table-row>
        <table:table-row table:style-name="ro1">
          <table:table-cell office:value-type="string" calcext:value-type="string">
            <text:p>r_ar34_wk_cl34</text:p>
          </table:table-cell>
        </table:table-row>
        <table:table-row table:style-name="ro1">
          <table:table-cell office:value-type="string" calcext:value-type="string">
            <text:p>r_o13_wk_n13</text:p>
          </table:table-cell>
        </table:table-row>
        <table:table-row table:style-name="ro1">
          <table:table-cell office:value-type="string" calcext:value-type="string">
            <text:p>r_o14_wk_n14</text:p>
          </table:table-cell>
        </table:table-row>
        <table:table-row table:style-name="ro1">
          <table:table-cell office:value-type="string" calcext:value-type="string">
            <text:p>r_h3_be7_to_neut_h1_he4_he4</text:p>
          </table:table-cell>
        </table:table-row>
        <table:table-row table:style-name="ro1">
          <table:table-cell office:value-type="string" calcext:value-type="string">
            <text:p>r_o15_wk_n15</text:p>
          </table:table-cell>
        </table:table-row>
        <table:table-row table:style-name="ro1">
          <table:table-cell office:value-type="string" calcext:value-type="string">
            <text:p>r_o17_wk-minus_f17</text:p>
          </table:table-cell>
        </table:table-row>
        <table:table-row table:style-name="ro1">
          <table:table-cell office:value-type="string" calcext:value-type="string">
            <text:p>r_ga59_wk_zn59</text:p>
          </table:table-cell>
        </table:table-row>
        <table:table-row table:style-name="ro1">
          <table:table-cell office:value-type="string" calcext:value-type="string">
            <text:p>r_o18_wk-minus_f18</text:p>
          </table:table-cell>
        </table:table-row>
        <table:table-row table:style-name="ro1">
          <table:table-cell office:value-type="string" calcext:value-type="string">
            <text:p>r_h3_he3_to_neut_h1_he4</text:p>
          </table:table-cell>
        </table:table-row>
        <table:table-row table:style-name="ro1">
          <table:table-cell office:value-type="string" calcext:value-type="string">
            <text:p>r_ge63_wk_ga63</text:p>
          </table:table-cell>
        </table:table-row>
        <table:table-row table:style-name="ro1">
          <table:table-cell office:value-type="string" calcext:value-type="string">
            <text:p>r_p26_wk_si26</text:p>
          </table:table-cell>
        </table:table-row>
        <table:table-row table:style-name="ro1">
          <table:table-cell office:value-type="string" calcext:value-type="string">
            <text:p>r_h3_wk-minus_he3</text:p>
          </table:table-cell>
        </table:table-row>
        <table:table-row table:style-name="ro1">
          <table:table-cell office:value-type="string" calcext:value-type="string">
            <text:p>r_cu57_wk-minus_zn57</text:p>
          </table:table-cell>
        </table:table-row>
        <table:table-row table:style-name="ro1">
          <table:table-cell office:value-type="string" calcext:value-type="string">
            <text:p>r_ge64_wk_ga64</text:p>
          </table:table-cell>
        </table:table-row>
        <table:table-row table:style-name="ro1">
          <table:table-cell office:value-type="string" calcext:value-type="string">
            <text:p>r_p27_wk_si27</text:p>
          </table:table-cell>
        </table:table-row>
        <table:table-row table:style-name="ro1">
          <table:table-cell office:value-type="string" calcext:value-type="string">
            <text:p>r_cu57_wk_ni57</text:p>
          </table:table-cell>
        </table:table-row>
        <table:table-row table:style-name="ro1">
          <table:table-cell office:value-type="string" calcext:value-type="string">
            <text:p>r_p28_wk-minus_s28</text:p>
          </table:table-cell>
        </table:table-row>
        <table:table-row table:style-name="ro1">
          <table:table-cell office:value-type="string" calcext:value-type="string">
            <text:p>r_p28_wk_si28</text:p>
          </table:table-cell>
        </table:table-row>
        <table:table-row table:style-name="ro1">
          <table:table-cell office:value-type="string" calcext:value-type="string">
            <text:p>r_he3_ec_h3</text:p>
          </table:table-cell>
        </table:table-row>
        <table:table-row table:style-name="ro1">
          <table:table-cell office:value-type="string" calcext:value-type="string">
            <text:p>r_p29_wk-minus_s29</text:p>
          </table:table-cell>
        </table:table-row>
        <table:table-row table:style-name="ro1">
          <table:table-cell office:value-type="string" calcext:value-type="string">
            <text:p>r_p29_wk_si29</text:p>
          </table:table-cell>
        </table:table-row>
        <table:table-row table:style-name="ro1">
          <table:table-cell office:value-type="string" calcext:value-type="string">
            <text:p>r_co51_wk_fe51</text:p>
          </table:table-cell>
        </table:table-row>
        <table:table-row table:style-name="ro1">
          <table:table-cell office:value-type="string" calcext:value-type="string">
            <text:p>r_c9_wk_h1_he4_he4</text:p>
          </table:table-cell>
        </table:table-row>
        <table:table-row table:style-name="ro1">
          <table:table-cell office:value-type="string" calcext:value-type="string">
            <text:p>r_p30_wk-minus_s30</text:p>
          </table:table-cell>
        </table:table-row>
        <table:table-row table:style-name="ro1">
          <table:table-cell office:value-type="string" calcext:value-type="string">
            <text:p>r_p30_wk_si30</text:p>
          </table:table-cell>
        </table:table-row>
        <table:table-row table:style-name="ro1">
          <table:table-cell office:value-type="string" calcext:value-type="string">
            <text:p>r_he3_li7_to_neut_h1_he4_he4</text:p>
          </table:table-cell>
        </table:table-row>
        <table:table-row table:style-name="ro1">
          <table:table-cell office:value-type="string" calcext:value-type="string">
            <text:p>r_p31_wk-minus_s31</text:p>
          </table:table-cell>
        </table:table-row>
        <table:table-row table:style-name="ro1">
          <table:table-cell office:value-type="string" calcext:value-type="string">
            <text:p>r_pd90_wk_rh90</text:p>
          </table:table-cell>
        </table:table-row>
        <table:table-row table:style-name="ro1">
          <table:table-cell office:value-type="string" calcext:value-type="string">
            <text:p>r_pd91_wk_rh91</text:p>
          </table:table-cell>
        </table:table-row>
        <table:table-row table:style-name="ro1">
          <table:table-cell office:value-type="string" calcext:value-type="string">
            <text:p>r_pd92_wk_rh92</text:p>
          </table:table-cell>
        </table:table-row>
        <table:table-row table:style-name="ro1">
          <table:table-cell office:value-type="string" calcext:value-type="string">
            <text:p>r_ar35_wk-minus_k35</text:p>
          </table:table-cell>
        </table:table-row>
        <table:table-row table:style-name="ro1">
          <table:table-cell office:value-type="string" calcext:value-type="string">
            <text:p>r_pd93_wk_rh93</text:p>
          </table:table-cell>
        </table:table-row>
        <table:table-row table:style-name="ro1">
          <table:table-cell office:value-type="string" calcext:value-type="string">
            <text:p>r_ar35_wk_cl35</text:p>
          </table:table-cell>
        </table:table-row>
        <table:table-row table:style-name="ro1">
          <table:table-cell office:value-type="string" calcext:value-type="string">
            <text:p>r_rb73_wk_kr73</text:p>
          </table:table-cell>
        </table:table-row>
        <table:table-row table:style-name="ro1">
          <table:table-cell office:value-type="string" calcext:value-type="string">
            <text:p>r_rb74_wk_kr74</text:p>
          </table:table-cell>
        </table:table-row>
        <table:table-row table:style-name="ro1">
          <table:table-cell office:value-type="string" calcext:value-type="string">
            <text:p>r_ga60_wk_zn60</text:p>
          </table:table-cell>
        </table:table-row>
        <table:table-row table:style-name="ro1">
          <table:table-cell office:value-type="string" calcext:value-type="string">
            <text:p>r_cu58_wk_ni58</text:p>
          </table:table-cell>
        </table:table-row>
        <table:table-row table:style-name="ro1">
          <table:table-cell office:value-type="string" calcext:value-type="string">
            <text:p>r_rh89_wk_ru89</text:p>
          </table:table-cell>
        </table:table-row>
        <table:table-row table:style-name="ro1">
          <table:table-cell office:value-type="string" calcext:value-type="string">
            <text:p>r_ca36_wk_k36</text:p>
          </table:table-cell>
        </table:table-row>
        <table:table-row table:style-name="ro1">
          <table:table-cell office:value-type="string" calcext:value-type="string">
            <text:p>r_rh90_wk_ru90</text:p>
          </table:table-cell>
        </table:table-row>
        <table:table-row table:style-name="ro1">
          <table:table-cell office:value-type="string" calcext:value-type="string">
            <text:p>r_rh91_wk_ru91</text:p>
          </table:table-cell>
        </table:table-row>
        <table:table-row table:style-name="ro1">
          <table:table-cell office:value-type="string" calcext:value-type="string">
            <text:p>r_co52_wk_fe52</text:p>
          </table:table-cell>
        </table:table-row>
        <table:table-row table:style-name="ro1">
          <table:table-cell office:value-type="string" calcext:value-type="string">
            <text:p>r_ru86_wk_tc86</text:p>
          </table:table-cell>
        </table:table-row>
        <table:table-row table:style-name="ro1">
          <table:table-cell office:value-type="string" calcext:value-type="string">
            <text:p>r_ru87_wk_tc87</text:p>
          </table:table-cell>
        </table:table-row>
        <table:table-row table:style-name="ro1">
          <table:table-cell office:value-type="string" calcext:value-type="string">
            <text:p>r_cr48_wk_v48</text:p>
          </table:table-cell>
        </table:table-row>
        <table:table-row table:style-name="ro1">
          <table:table-cell office:value-type="string" calcext:value-type="string">
            <text:p>r_ru88_wk_tc88</text:p>
          </table:table-cell>
        </table:table-row>
        <table:table-row table:style-name="ro1">
          <table:table-cell office:value-type="string" calcext:value-type="string">
            <text:p>r_ga61_wk_zn61</text:p>
          </table:table-cell>
        </table:table-row>
        <table:table-row table:style-name="ro1">
          <table:table-cell office:value-type="string" calcext:value-type="string">
            <text:p>r_ar36_wk-minus_k36</text:p>
          </table:table-cell>
        </table:table-row>
        <table:table-row table:style-name="ro1">
          <table:table-cell office:value-type="string" calcext:value-type="string">
            <text:p>r_cu59_wk_ni59</text:p>
          </table:table-cell>
        </table:table-row>
        <table:table-row table:style-name="ro1">
          <table:table-cell office:value-type="string" calcext:value-type="string">
            <text:p>r_s27_wk_h1_h1_al25</text:p>
          </table:table-cell>
        </table:table-row>
        <table:table-row table:style-name="ro1">
          <table:table-cell office:value-type="string" calcext:value-type="string">
            <text:p>r_s27_wk_p27</text:p>
          </table:table-cell>
        </table:table-row>
        <table:table-row table:style-name="ro1">
          <table:table-cell office:value-type="string" calcext:value-type="string">
            <text:p>r_s28_wk_p28</text:p>
          </table:table-cell>
        </table:table-row>
        <table:table-row table:style-name="ro1">
          <table:table-cell office:value-type="string" calcext:value-type="string">
            <text:p>r_s29_wk_p29</text:p>
          </table:table-cell>
        </table:table-row>
        <table:table-row table:style-name="ro1">
          <table:table-cell office:value-type="string" calcext:value-type="string">
            <text:p>r_s30_wk_p30</text:p>
          </table:table-cell>
        </table:table-row>
        <table:table-row table:style-name="ro1">
          <table:table-cell office:value-type="string" calcext:value-type="string">
            <text:p>r_s31_wk-minus_cl31</text:p>
          </table:table-cell>
        </table:table-row>
        <table:table-row table:style-name="ro1">
          <table:table-cell office:value-type="string" calcext:value-type="string">
            <text:p>r_s31_wk_p31</text:p>
          </table:table-cell>
        </table:table-row>
        <table:table-row table:style-name="ro1">
          <table:table-cell office:value-type="string" calcext:value-type="string">
            <text:p>r_ca37_wk_k37</text:p>
          </table:table-cell>
        </table:table-row>
        <table:table-row table:style-name="ro1">
          <table:table-cell office:value-type="string" calcext:value-type="string">
            <text:p>r_s32_wk-minus_cl32</text:p>
          </table:table-cell>
        </table:table-row>
        <table:table-row table:style-name="ro1">
          <table:table-cell office:value-type="string" calcext:value-type="string">
            <text:p>r_s33_wk-minus_cl33</text:p>
          </table:table-cell>
        </table:table-row>
        <table:table-row table:style-name="ro1">
          <table:table-cell office:value-type="string" calcext:value-type="string">
            <text:p>r_s34_wk-minus_cl34</text:p>
          </table:table-cell>
        </table:table-row>
        <table:table-row table:style-name="ro1">
          <table:table-cell office:value-type="string" calcext:value-type="string">
            <text:p>r_co53_wk_fe53</text:p>
          </table:table-cell>
        </table:table-row>
        <table:table-row table:style-name="ro1">
          <table:table-cell office:value-type="string" calcext:value-type="string">
            <text:p>r_sc39_wk_ca39</text:p>
          </table:table-cell>
        </table:table-row>
        <table:table-row table:style-name="ro1">
          <table:table-cell office:value-type="string" calcext:value-type="string">
            <text:p>r_ga62_wk_zn62</text:p>
          </table:table-cell>
        </table:table-row>
        <table:table-row table:style-name="ro1">
          <table:table-cell office:value-type="string" calcext:value-type="string">
            <text:p>r_sc40_wk-minus_ti40</text:p>
          </table:table-cell>
        </table:table-row>
        <table:table-row table:style-name="ro1">
          <table:table-cell office:value-type="string" calcext:value-type="string">
            <text:p>r_sc40_wk_ca40</text:p>
          </table:table-cell>
        </table:table-row>
        <table:table-row table:style-name="ro1">
          <table:table-cell office:value-type="string" calcext:value-type="string">
            <text:p>r_ar37_wk-minus_k37</text:p>
          </table:table-cell>
        </table:table-row>
        <table:table-row table:style-name="ro1">
          <table:table-cell office:value-type="string" calcext:value-type="string">
            <text:p>r_sc41_wk-minus_ti41</text:p>
          </table:table-cell>
        </table:table-row>
        <table:table-row table:style-name="ro1">
          <table:table-cell office:value-type="string" calcext:value-type="string">
            <text:p>r_sc41_wk_ca41</text:p>
          </table:table-cell>
        </table:table-row>
        <table:table-row table:style-name="ro1">
          <table:table-cell office:value-type="string" calcext:value-type="string">
            <text:p>r_fe49_wk_mn49</text:p>
          </table:table-cell>
        </table:table-row>
        <table:table-row table:style-name="ro1">
          <table:table-cell office:value-type="string" calcext:value-type="string">
            <text:p>r_sc42_wk-minus_ti42</text:p>
          </table:table-cell>
        </table:table-row>
        <table:table-row table:style-name="ro1">
          <table:table-cell office:value-type="string" calcext:value-type="string">
            <text:p>r_sc42_wk_ca42</text:p>
          </table:table-cell>
        </table:table-row>
        <table:table-row table:style-name="ro1">
          <table:table-cell office:value-type="string" calcext:value-type="string">
            <text:p>r_sc43_wk-minus_ti43</text:p>
          </table:table-cell>
        </table:table-row>
        <table:table-row table:style-name="ro1">
          <table:table-cell office:value-type="string" calcext:value-type="string">
            <text:p>r_sc43_wk_ca43</text:p>
          </table:table-cell>
        </table:table-row>
        <table:table-row table:style-name="ro1">
          <table:table-cell office:value-type="string" calcext:value-type="string">
            <text:p>r_ca43_wk-minus_sc43</text:p>
          </table:table-cell>
        </table:table-row>
        <table:table-row table:style-name="ro1">
          <table:table-cell office:value-type="string" calcext:value-type="string">
            <text:p>r_cu60_wk-minus_zn60</text:p>
          </table:table-cell>
        </table:table-row>
        <table:table-row table:style-name="ro1">
          <table:table-cell office:value-type="string" calcext:value-type="string">
            <text:p>r_sc44_wk-minus_ti44</text:p>
          </table:table-cell>
        </table:table-row>
        <table:table-row table:style-name="ro1">
          <table:table-cell office:value-type="string" calcext:value-type="string">
            <text:p>r_sc44_wk_ca44</text:p>
          </table:table-cell>
        </table:table-row>
        <table:table-row table:style-name="ro1">
          <table:table-cell office:value-type="string" calcext:value-type="string">
            <text:p>r_as68_wk_ge68</text:p>
          </table:table-cell>
        </table:table-row>
        <table:table-row table:style-name="ro1">
          <table:table-cell office:value-type="string" calcext:value-type="string">
            <text:p>r_sc45_wk-minus_ti45</text:p>
          </table:table-cell>
        </table:table-row>
        <table:table-row table:style-name="ro1">
          <table:table-cell office:value-type="string" calcext:value-type="string">
            <text:p>r_cu60_wk_ni60</text:p>
          </table:table-cell>
        </table:table-row>
        <table:table-row table:style-name="ro1">
          <table:table-cell office:value-type="string" calcext:value-type="string">
            <text:p>r_se65_wk_as65</text:p>
          </table:table-cell>
        </table:table-row>
        <table:table-row table:style-name="ro1">
          <table:table-cell office:value-type="string" calcext:value-type="string">
            <text:p>r_se66_wk_as66</text:p>
          </table:table-cell>
        </table:table-row>
        <table:table-row table:style-name="ro1">
          <table:table-cell office:value-type="string" calcext:value-type="string">
            <text:p>r_se67_wk_as67</text:p>
          </table:table-cell>
        </table:table-row>
        <table:table-row table:style-name="ro1">
          <table:table-cell office:value-type="string" calcext:value-type="string">
            <text:p>r_al26_wk-minus_si26</text:p>
          </table:table-cell>
        </table:table-row>
        <table:table-row table:style-name="ro1">
          <table:table-cell office:value-type="string" calcext:value-type="string">
            <text:p>r_co54_wk_fe54</text:p>
          </table:table-cell>
        </table:table-row>
        <table:table-row table:style-name="ro1">
          <table:table-cell office:value-type="string" calcext:value-type="string">
            <text:p>r_se68_wk_as68</text:p>
          </table:table-cell>
        </table:table-row>
        <table:table-row table:style-name="ro1">
          <table:table-cell office:value-type="string" calcext:value-type="string">
            <text:p>r_ar38_wk-minus_k38</text:p>
          </table:table-cell>
        </table:table-row>
        <table:table-row table:style-name="ro1">
          <table:table-cell office:value-type="string" calcext:value-type="string">
            <text:p>r_ca38_wk_k38</text:p>
          </table:table-cell>
        </table:table-row>
        <table:table-row table:style-name="ro1">
          <table:table-cell office:value-type="string" calcext:value-type="string">
            <text:p>r_se69_wk_as69</text:p>
          </table:table-cell>
        </table:table-row>
        <table:table-row table:style-name="ro1">
          <table:table-cell office:value-type="string" calcext:value-type="string">
            <text:p>r_ga63_wk_zn63</text:p>
          </table:table-cell>
        </table:table-row>
        <table:table-row table:style-name="ro1">
          <table:table-cell office:value-type="string" calcext:value-type="string">
            <text:p>r_in98_wk_cd98</text:p>
          </table:table-cell>
        </table:table-row>
        <table:table-row table:style-name="ro1">
          <table:table-cell office:value-type="string" calcext:value-type="string">
            <text:p>r_si24_wk_al24</text:p>
          </table:table-cell>
        </table:table-row>
        <table:table-row table:style-name="ro1">
          <table:table-cell office:value-type="string" calcext:value-type="string">
            <text:p>r_si25_wk_al25</text:p>
          </table:table-cell>
        </table:table-row>
        <table:table-row table:style-name="ro1">
          <table:table-cell office:value-type="string" calcext:value-type="string">
            <text:p>r_si26_wk_al26</text:p>
          </table:table-cell>
        </table:table-row>
        <table:table-row table:style-name="ro1">
          <table:table-cell office:value-type="string" calcext:value-type="string">
            <text:p>r_cu61_wk-minus_zn61</text:p>
          </table:table-cell>
        </table:table-row>
        <table:table-row table:style-name="ro1">
          <table:table-cell office:value-type="string" calcext:value-type="string">
            <text:p>r_si27_wk-minus_p27</text:p>
          </table:table-cell>
        </table:table-row>
        <table:table-row table:style-name="ro1">
          <table:table-cell office:value-type="string" calcext:value-type="string">
            <text:p>r_si27_wk_al27</text:p>
          </table:table-cell>
        </table:table-row>
        <table:table-row table:style-name="ro1">
          <table:table-cell office:value-type="string" calcext:value-type="string">
            <text:p>r_cu61_wk_ni61</text:p>
          </table:table-cell>
        </table:table-row>
        <table:table-row table:style-name="ro1">
          <table:table-cell office:value-type="string" calcext:value-type="string">
            <text:p>r_si28_wk-minus_p28</text:p>
          </table:table-cell>
        </table:table-row>
        <table:table-row table:style-name="ro1">
          <table:table-cell office:value-type="string" calcext:value-type="string">
            <text:p>r_si29_wk-minus_p29</text:p>
          </table:table-cell>
        </table:table-row>
        <table:table-row table:style-name="ro1">
          <table:table-cell office:value-type="string" calcext:value-type="string">
            <text:p>r_cl31_wk_s31</text:p>
          </table:table-cell>
        </table:table-row>
        <table:table-row table:style-name="ro1">
          <table:table-cell office:value-type="string" calcext:value-type="string">
            <text:p>r_br71_wk_se71</text:p>
          </table:table-cell>
        </table:table-row>
        <table:table-row table:style-name="ro1">
          <table:table-cell office:value-type="string" calcext:value-type="string">
            <text:p>r_si30_wk-minus_p30</text:p>
          </table:table-cell>
        </table:table-row>
        <table:table-row table:style-name="ro1">
          <table:table-cell office:value-type="string" calcext:value-type="string">
            <text:p>r_sn100_wk_in100</text:p>
          </table:table-cell>
        </table:table-row>
        <table:table-row table:style-name="ro1">
          <table:table-cell office:value-type="string" calcext:value-type="string">
            <text:p>r_as64_wk_ge64</text:p>
          </table:table-cell>
        </table:table-row>
        <table:table-row table:style-name="ro1">
          <table:table-cell office:value-type="string" calcext:value-type="string">
            <text:p>r_sn101_wk_in101</text:p>
          </table:table-cell>
        </table:table-row>
        <table:table-row table:style-name="ro1">
          <table:table-cell office:value-type="string" calcext:value-type="string">
            <text:p>r_in99_wk_cd99</text:p>
          </table:table-cell>
        </table:table-row>
        <table:table-row table:style-name="ro1">
          <table:table-cell office:value-type="string" calcext:value-type="string">
            <text:p>r_sn102_wk_in102</text:p>
          </table:table-cell>
        </table:table-row>
        <table:table-row table:style-name="ro1">
          <table:table-cell office:value-type="string" calcext:value-type="string">
            <text:p>r_sn103_wk_in103</text:p>
          </table:table-cell>
        </table:table-row>
        <table:table-row table:style-name="ro1">
          <table:table-cell office:value-type="string" calcext:value-type="string">
            <text:p>r_ga64_wk-minus_ge64</text:p>
          </table:table-cell>
        </table:table-row>
        <table:table-row table:style-name="ro1">
          <table:table-cell office:value-type="string" calcext:value-type="string">
            <text:p>r_sn104_wk_in104</text:p>
          </table:table-cell>
        </table:table-row>
        <table:table-row table:style-name="ro1">
          <table:table-cell office:value-type="string" calcext:value-type="string">
            <text:p>r_cd95_wk_ag95</text:p>
          </table:table-cell>
        </table:table-row>
        <table:table-row table:style-name="ro1">
          <table:table-cell office:value-type="string" calcext:value-type="string">
            <text:p>r_sn99_wk_in99</text:p>
          </table:table-cell>
        </table:table-row>
        <table:table-row table:style-name="ro1">
          <table:table-cell office:value-type="string" calcext:value-type="string">
            <text:p>r_sr74_wk_rb74</text:p>
          </table:table-cell>
        </table:table-row>
        <table:table-row table:style-name="ro1">
          <table:table-cell office:value-type="string" calcext:value-type="string">
            <text:p>r_ga64_wk_zn64</text:p>
          </table:table-cell>
        </table:table-row>
        <table:table-row table:style-name="ro1">
          <table:table-cell office:value-type="string" calcext:value-type="string">
            <text:p>r_sr75_wk_rb75</text:p>
          </table:table-cell>
        </table:table-row>
        <table:table-row table:style-name="ro1">
          <table:table-cell office:value-type="string" calcext:value-type="string">
            <text:p>r_co55_wk-minus_ni55</text:p>
          </table:table-cell>
        </table:table-row>
        <table:table-row table:style-name="ro1">
          <table:table-cell office:value-type="string" calcext:value-type="string">
            <text:p>r_sr76_wk_rb76</text:p>
          </table:table-cell>
        </table:table-row>
        <table:table-row table:style-name="ro1">
          <table:table-cell office:value-type="string" calcext:value-type="string">
            <text:p>r_co55_wk_fe55</text:p>
          </table:table-cell>
        </table:table-row>
        <table:table-row table:style-name="ro1">
          <table:table-cell office:value-type="string" calcext:value-type="string">
            <text:p>r_sr77_wk_rb77</text:p>
          </table:table-cell>
        </table:table-row>
        <table:table-row table:style-name="ro1">
          <table:table-cell office:value-type="string" calcext:value-type="string">
            <text:p>r_tc85_wk_mo85</text:p>
          </table:table-cell>
        </table:table-row>
        <table:table-row table:style-name="ro1">
          <table:table-cell office:value-type="string" calcext:value-type="string">
            <text:p>r_k35_wk_ar35</text:p>
          </table:table-cell>
        </table:table-row>
        <table:table-row table:style-name="ro1">
          <table:table-cell office:value-type="string" calcext:value-type="string">
            <text:p>r_cu62_wk-minus_zn62</text:p>
          </table:table-cell>
        </table:table-row>
        <table:table-row table:style-name="ro1">
          <table:table-cell office:value-type="string" calcext:value-type="string">
            <text:p>r_cu62_wk_ni62</text:p>
          </table:table-cell>
        </table:table-row>
        <table:table-row table:style-name="ro1">
          <table:table-cell office:value-type="string" calcext:value-type="string">
            <text:p>r_tc86_wk_mo86</text:p>
          </table:table-cell>
        </table:table-row>
        <table:table-row table:style-name="ro1">
          <table:table-cell office:value-type="string" calcext:value-type="string">
            <text:p>r_ca39_wk_k39</text:p>
          </table:table-cell>
        </table:table-row>
        <table:table-row table:style-name="ro1">
          <table:table-cell office:value-type="string" calcext:value-type="string">
            <text:p>r_ti40_wk_sc40</text:p>
          </table:table-cell>
        </table:table-row>
        <table:table-row table:style-name="ro1">
          <table:table-cell office:value-type="string" calcext:value-type="string">
            <text:p>r_as65_wk_ge65</text:p>
          </table:table-cell>
        </table:table-row>
        <table:table-row table:style-name="ro1">
          <table:table-cell office:value-type="string" calcext:value-type="string">
            <text:p>r_ti41_wk_sc41</text:p>
          </table:table-cell>
        </table:table-row>
        <table:table-row table:style-name="ro1">
          <table:table-cell office:value-type="string" calcext:value-type="string">
            <text:p>r_al22_wk_mg22</text:p>
          </table:table-cell>
        </table:table-row>
        <table:table-row table:style-name="ro1">
          <table:table-cell office:value-type="string" calcext:value-type="string">
            <text:p>r_ti42_wk_sc42</text:p>
          </table:table-cell>
        </table:table-row>
        <table:table-row table:style-name="ro1">
          <table:table-cell office:value-type="string" calcext:value-type="string">
            <text:p>r_ga65_wk-minus_ge65</text:p>
          </table:table-cell>
        </table:table-row>
        <table:table-row table:style-name="ro1">
          <table:table-cell office:value-type="string" calcext:value-type="string">
            <text:p>r_ti43_wk_sc43</text:p>
          </table:table-cell>
        </table:table-row>
        <table:table-row table:style-name="ro1">
          <table:table-cell office:value-type="string" calcext:value-type="string">
            <text:p>r_ga65_wk_zn65</text:p>
          </table:table-cell>
        </table:table-row>
        <table:table-row table:style-name="ro1">
          <table:table-cell office:value-type="string" calcext:value-type="string">
            <text:p>r_cu63_wk-minus_zn63</text:p>
          </table:table-cell>
        </table:table-row>
        <table:table-row table:style-name="ro1">
          <table:table-cell office:value-type="string" calcext:value-type="string">
            <text:p>r_ti44_wk-minus_v44</text:p>
          </table:table-cell>
        </table:table-row>
        <table:table-row table:style-name="ro1">
          <table:table-cell office:value-type="string" calcext:value-type="string">
            <text:p>r_ti44_wk_sc44</text:p>
          </table:table-cell>
        </table:table-row>
        <table:table-row table:style-name="ro1">
          <table:table-cell office:value-type="string" calcext:value-type="string">
            <text:p>r_al24_wk-minus_si24</text:p>
          </table:table-cell>
        </table:table-row>
        <table:table-row table:style-name="ro1">
          <table:table-cell office:value-type="string" calcext:value-type="string">
            <text:p>r_k36_wk-minus_ca36</text:p>
          </table:table-cell>
        </table:table-row>
        <table:table-row table:style-name="ro1">
          <table:table-cell office:value-type="string" calcext:value-type="string">
            <text:p>r_ti45_wk-minus_v45</text:p>
          </table:table-cell>
        </table:table-row>
        <table:table-row table:style-name="ro1">
          <table:table-cell office:value-type="string" calcext:value-type="string">
            <text:p>r_ti45_wk_sc45</text:p>
          </table:table-cell>
        </table:table-row>
        <table:table-row table:style-name="ro1">
          <table:table-cell office:value-type="string" calcext:value-type="string">
            <text:p>r_k36_wk_ar36</text:p>
          </table:table-cell>
        </table:table-row>
        <table:table-row table:style-name="ro1">
          <table:table-cell office:value-type="string" calcext:value-type="string">
            <text:p>r_be7_wk_li7</text:p>
          </table:table-cell>
        </table:table-row>
        <table:table-row table:style-name="ro1">
          <table:table-cell office:value-type="string" calcext:value-type="string">
            <text:p>r_ti46_wk-minus_v46</text:p>
          </table:table-cell>
        </table:table-row>
        <table:table-row table:style-name="ro1">
          <table:table-cell office:value-type="string" calcext:value-type="string">
            <text:p>r_co56_wk-minus_ni56</text:p>
          </table:table-cell>
        </table:table-row>
        <table:table-row table:style-name="ro1">
          <table:table-cell office:value-type="string" calcext:value-type="string">
            <text:p>r_ti47_wk-minus_v47</text:p>
          </table:table-cell>
        </table:table-row>
        <table:table-row table:style-name="ro1">
          <table:table-cell office:value-type="string" calcext:value-type="string">
            <text:p>r_co56_wk_fe56</text:p>
          </table:table-cell>
        </table:table-row>
        <table:table-row table:style-name="ro1">
          <table:table-cell office:value-type="string" calcext:value-type="string">
            <text:p>r_v43_wk_ti43</text:p>
          </table:table-cell>
        </table:table-row>
        <table:table-row table:style-name="ro1">
          <table:table-cell office:value-type="string" calcext:value-type="string">
            <text:p>r_v44_wk_ti44</text:p>
          </table:table-cell>
        </table:table-row>
        <table:table-row table:style-name="ro1">
          <table:table-cell office:value-type="string" calcext:value-type="string">
            <text:p>r_v45_wk-minus_cr45</text:p>
          </table:table-cell>
        </table:table-row>
        <table:table-row table:style-name="ro1">
          <table:table-cell office:value-type="string" calcext:value-type="string">
            <text:p>r_v45_wk_ti45</text:p>
          </table:table-cell>
        </table:table-row>
        <table:table-row table:style-name="ro1">
          <table:table-cell office:value-type="string" calcext:value-type="string">
            <text:p>r_v46_wk-minus_cr46</text:p>
          </table:table-cell>
        </table:table-row>
        <table:table-row table:style-name="ro1">
          <table:table-cell office:value-type="string" calcext:value-type="string">
            <text:p>r_v46_wk_ti46</text:p>
          </table:table-cell>
        </table:table-row>
        <table:table-row table:style-name="ro1">
          <table:table-cell office:value-type="string" calcext:value-type="string">
            <text:p>r_v47_wk-minus_cr47</text:p>
          </table:table-cell>
        </table:table-row>
        <table:table-row table:style-name="ro1">
          <table:table-cell office:value-type="string" calcext:value-type="string">
            <text:p>r_v47_wk_ti47</text:p>
          </table:table-cell>
        </table:table-row>
        <table:table-row table:style-name="ro1">
          <table:table-cell office:value-type="string" calcext:value-type="string">
            <text:p>r_ga66_wk_zn66</text:p>
          </table:table-cell>
        </table:table-row>
        <table:table-row table:style-name="ro1">
          <table:table-cell office:value-type="string" calcext:value-type="string">
            <text:p>r_cd97_wk_ag97</text:p>
          </table:table-cell>
        </table:table-row>
        <table:table-row table:style-name="ro1">
          <table:table-cell office:value-type="string" calcext:value-type="string">
            <text:p>r_v48_wk-minus_cr48</text:p>
          </table:table-cell>
        </table:table-row>
        <table:table-row table:style-name="ro1">
          <table:table-cell office:value-type="string" calcext:value-type="string">
            <text:p>r_f17_wk_o17</text:p>
          </table:table-cell>
        </table:table-row>
        <table:table-row table:style-name="ro1">
          <table:table-cell office:value-type="string" calcext:value-type="string">
            <text:p>r_ca40_wk-minus_sc40</text:p>
          </table:table-cell>
        </table:table-row>
        <table:table-row table:style-name="ro1">
          <table:table-cell office:value-type="string" calcext:value-type="string">
            <text:p>r_v49_wk-minus_cr49</text:p>
          </table:table-cell>
        </table:table-row>
        <table:table-row table:style-name="ro1">
          <table:table-cell office:value-type="string" calcext:value-type="string">
            <text:p>r_k37_wk-minus_ca37</text:p>
          </table:table-cell>
        </table:table-row>
        <table:table-row table:style-name="ro1">
          <table:table-cell office:value-type="string" calcext:value-type="string">
            <text:p>r_y77_wk_sr77</text:p>
          </table:table-cell>
        </table:table-row>
        <table:table-row table:style-name="ro1">
          <table:table-cell office:value-type="string" calcext:value-type="string">
            <text:p>r_k37_wk_ar37</text:p>
          </table:table-cell>
        </table:table-row>
        <table:table-row table:style-name="ro1">
          <table:table-cell office:value-type="string" calcext:value-type="string">
            <text:p>r_as66_wk_ge66</text:p>
          </table:table-cell>
        </table:table-row>
        <table:table-row table:style-name="ro1">
          <table:table-cell office:value-type="string" calcext:value-type="string">
            <text:p>r_co57_wk-minus_ni57</text:p>
          </table:table-cell>
        </table:table-row>
        <table:table-row table:style-name="ro1">
          <table:table-cell office:value-type="string" calcext:value-type="string">
            <text:p>r_y78_wk_sr78</text:p>
          </table:table-cell>
        </table:table-row>
        <table:table-row table:style-name="ro1">
          <table:table-cell office:value-type="string" calcext:value-type="string">
            <text:p>r_cr50_wk-minus_mn50</text:p>
          </table:table-cell>
        </table:table-row>
        <table:table-row table:style-name="ro1">
          <table:table-cell office:value-type="string" calcext:value-type="string">
            <text:p>r_br70_wk_se70</text:p>
          </table:table-cell>
        </table:table-row>
        <table:table-row table:style-name="ro1">
          <table:table-cell office:value-type="string" calcext:value-type="string">
            <text:p>r_zn55_wk_cu55</text:p>
          </table:table-cell>
        </table:table-row>
        <table:table-row table:style-name="ro1">
          <table:table-cell office:value-type="string" calcext:value-type="string">
            <text:p>r_zn56_wk_cu56</text:p>
          </table:table-cell>
        </table:table-row>
        <table:table-row table:style-name="ro1">
          <table:table-cell office:value-type="string" calcext:value-type="string">
            <text:p>r_zn57_wk_cu57</text:p>
          </table:table-cell>
        </table:table-row>
        <table:table-row table:style-name="ro1">
          <table:table-cell office:value-type="string" calcext:value-type="string">
            <text:p>r_ge60_wk_ga60</text:p>
          </table:table-cell>
        </table:table-row>
        <table:table-row table:style-name="ro1">
          <table:table-cell office:value-type="string" calcext:value-type="string">
            <text:p>r_zn58_wk_cu58</text:p>
          </table:table-cell>
        </table:table-row>
        <table:table-row table:style-name="ro1">
          <table:table-cell office:value-type="string" calcext:value-type="string">
            <text:p>r_zn59_wk_cu59</text:p>
          </table:table-cell>
        </table:table-row>
        <table:table-row table:style-name="ro1">
          <table:table-cell office:value-type="string" calcext:value-type="string">
            <text:p>r_k38_wk-minus_ca38</text:p>
          </table:table-cell>
        </table:table-row>
        <table:table-row table:style-name="ro1">
          <table:table-cell office:value-type="string" calcext:value-type="string">
            <text:p>r_f18_wk-minus_ne18</text:p>
          </table:table-cell>
        </table:table-row>
        <table:table-row table:style-name="ro1">
          <table:table-cell office:value-type="string" calcext:value-type="string">
            <text:p>r_cr44_wk_v44</text:p>
          </table:table-cell>
        </table:table-row>
        <table:table-row table:style-name="ro1">
          <table:table-cell office:value-type="string" calcext:value-type="string">
            <text:p>r_zn60_wk_cu60</text:p>
          </table:table-cell>
        </table:table-row>
        <table:table-row table:style-name="ro1">
          <table:table-cell office:value-type="string" calcext:value-type="string">
            <text:p>r_k38_wk_ar38</text:p>
          </table:table-cell>
        </table:table-row>
        <table:table-row table:style-name="ro1">
          <table:table-cell office:value-type="string" calcext:value-type="string">
            <text:p>r_f18_wk_o18</text:p>
          </table:table-cell>
        </table:table-row>
        <table:table-row table:style-name="ro1">
          <table:table-cell office:value-type="string" calcext:value-type="string">
            <text:p>r_zn61_wk_cu61</text:p>
          </table:table-cell>
        </table:table-row>
        <table:table-row table:style-name="ro1">
          <table:table-cell office:value-type="string" calcext:value-type="string">
            <text:p>r_al25_wk-minus_si25</text:p>
          </table:table-cell>
        </table:table-row>
        <table:table-row table:style-name="ro1">
          <table:table-cell office:value-type="string" calcext:value-type="string">
            <text:p>r_zn62_wk-minus_ga62</text:p>
          </table:table-cell>
        </table:table-row>
        <table:table-row table:style-name="ro1">
          <table:table-cell office:value-type="string" calcext:value-type="string">
            <text:p>r_zn62_wk_cu62</text:p>
          </table:table-cell>
        </table:table-row>
        <table:table-row table:style-name="ro1">
          <table:table-cell office:value-type="string" calcext:value-type="string">
            <text:p>r_ca41_wk-minus_sc41</text:p>
          </table:table-cell>
        </table:table-row>
        <table:table-row table:style-name="ro1">
          <table:table-cell office:value-type="string" calcext:value-type="string">
            <text:p>r_zn63_wk-minus_ga63</text:p>
          </table:table-cell>
        </table:table-row>
        <table:table-row table:style-name="ro1">
          <table:table-cell office:value-type="string" calcext:value-type="string">
            <text:p>r_zn63_wk_cu63</text:p>
          </table:table-cell>
        </table:table-row>
        <table:table-row table:style-name="ro1">
          <table:table-cell office:value-type="string" calcext:value-type="string">
            <text:p>r_ge61_wk_ga61</text:p>
          </table:table-cell>
        </table:table-row>
        <table:table-row table:style-name="ro1">
          <table:table-cell office:value-type="string" calcext:value-type="string">
            <text:p>r_as67_wk_ge67</text:p>
          </table:table-cell>
        </table:table-row>
        <table:table-row table:style-name="ro1">
          <table:table-cell office:value-type="string" calcext:value-type="string">
            <text:p>r_zn64_wk-minus_ga64</text:p>
          </table:table-cell>
        </table:table-row>
        <table:table-row table:style-name="ro1">
          <table:table-cell office:value-type="string" calcext:value-type="string">
            <text:p>r_zn65_wk-minus_ga65</text:p>
          </table:table-cell>
        </table:table-row>
        <table:table-row table:style-name="ro1">
          <table:table-cell office:value-type="string" calcext:value-type="string">
            <text:p>r_zr78_wk_y78</text:p>
          </table:table-cell>
        </table:table-row>
        <table:table-row table:style-name="ro1">
          <table:table-cell office:value-type="string" calcext:value-type="string">
            <text:p>r_k39_wk-minus_ca39</text:p>
          </table:table-cell>
        </table:table-row>
        <table:table-row table:style-name="ro1">
          <table:table-cell office:value-type="string" calcext:value-type="string">
            <text:p>r_zr79_wk_y79</text:p>
          </table:table-cell>
        </table:table-row>
        <table:table-row table:style-name="ro1">
          <table:table-cell office:value-type="string" calcext:value-type="string">
            <text:p>r_f19_wk-minus_ne19</text:p>
          </table:table-cell>
        </table:table-row>
        <table:table-row table:style-name="ro1">
          <table:table-cell office:value-type="string" calcext:value-type="string">
            <text:p>r_zr80_wk_y80</text:p>
          </table:table-cell>
        </table:table-row>
        <table:table-row table:style-name="ro1">
          <table:table-cell office:value-type="string" calcext:value-type="string">
            <text:p>r_al25_wk_mg25</text:p>
          </table:table-cell>
        </table:table-row>
        <table:table-row table:style-name="ro1">
          <table:table-cell office:value-type="string" calcext:value-type="string">
            <text:p>r_cr45_wk_v45</text:p>
          </table:table-cell>
        </table:table-row>
        <table:table-row table:style-name="ro1">
          <table:table-cell office:value-type="string" calcext:value-type="string">
            <text:p>r_zr81_wk_y81</text:p>
          </table:table-cell>
        </table:table-row>
        <table:table-row table:style-name="ro1">
          <table:table-cell office:value-type="string" calcext:value-type="string">
            <text:p>r_cr47_wk_v47</text:p>
          </table:table-cell>
        </table:table-row>
        <table:table-row table:style-name="ro1">
          <table:table-cell office:value-type="string" calcext:value-type="string">
            <text:p>r_zr82_wk_y82</text:p>
          </table:table-cell>
        </table:table-row>
        <table:table-row table:style-name="ro1">
          <table:table-cell office:value-type="string" calcext:value-type="string">
            <text:p>r_ge62_wk_ga62</text:p>
          </table:table-cell>
        </table:table-row>
      </table:table>
      <table:table table:name="wk+" table:style-name="ta1">
        <table:table-column table:style-name="co4" table:number-columns-repeated="20" table:default-cell-style-name="Default"/>
        <table:table-row table:style-name="ro1">
          <table:table-cell office:value-type="string" calcext:value-type="string">
            <text:p>r_kr73_wk_br73</text:p>
          </table:table-cell>
          <table:table-cell table:number-columns-repeated="3"/>
          <table:table-cell office:value-type="string" calcext:value-type="string">
            <text:p>r_ag94_wk_pd94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g9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d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1_wk_na21</text:p>
          </table:table-cell>
          <table:table-cell table:number-columns-repeated="3"/>
          <table:table-cell office:value-type="string" calcext:value-type="string">
            <text:p>r_al22_wk_mg22</text:p>
          </table:table-cell>
          <table:table-cell table:number-columns-repeated="3"/>
          <table:table-cell office:value-type="string" calcext:value-type="string">
            <text:p>r_al25_wk-minus_si2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2_wk_na22</text:p>
          </table:table-cell>
          <table:table-cell table:number-columns-repeated="3"/>
          <table:table-cell office:value-type="string" calcext:value-type="string">
            <text:p>r_al23_wk_mg23</text:p>
          </table:table-cell>
          <table:table-cell table:number-columns-repeated="3"/>
          <table:table-cell office:value-type="string" calcext:value-type="string">
            <text:p>r_al26_wk-minus_si2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51_wk</text:p>
          </table:table-cell>
          <table:table-cell office:value-type="string" calcext:value-type="string">
            <text:p>minus_mn51</text:p>
          </table:table-cell>
          <table:table-cell table:number-columns-repeated="2"/>
          <table:table-cell office:value-type="string" calcext:value-type="string">
            <text:p>r_al24_wk_mg24</text:p>
          </table:table-cell>
          <table:table-cell table:number-columns-repeated="3"/>
          <table:table-cell office:value-type="string" calcext:value-type="string">
            <text:p>r_al27_wk-minus_si2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g94_wk_pd94</text:p>
          </table:table-cell>
          <table:table-cell table:number-columns-repeated="3"/>
          <table:table-cell office:value-type="string" calcext:value-type="string">
            <text:p>r_al25_wk_mg25</text:p>
          </table:table-cell>
          <table:table-cell table:number-columns-repeated="3"/>
          <table:table-cell office:value-type="string" calcext:value-type="string">
            <text:p>r_ar35_wk-minus_k3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l2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g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2_wk</text:p>
          </table:table-cell>
          <table:table-cell office:value-type="string" calcext:value-type="string">
            <text:p>minus_ar32</text:p>
          </table:table-cell>
          <table:table-cell table:number-columns-repeated="2"/>
          <table:table-cell office:value-type="string" calcext:value-type="string">
            <text:p>r_ar31_wk_cl31</text:p>
          </table:table-cell>
          <table:table-cell table:number-columns-repeated="3"/>
          <table:table-cell office:value-type="string" calcext:value-type="string">
            <text:p>r_ar36_wk-minus_k3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3_wk</text:p>
          </table:table-cell>
          <table:table-cell office:value-type="string" calcext:value-type="string">
            <text:p>minus_al23</text:p>
          </table:table-cell>
          <table:table-cell table:number-columns-repeated="2"/>
          <table:table-cell office:value-type="string" calcext:value-type="string">
            <text:p>r_ar31_wk_h1_h1_p29</text:p>
          </table:table-cell>
          <table:table-cell table:number-columns-repeated="3"/>
          <table:table-cell office:value-type="string" calcext:value-type="string">
            <text:p>r_ar37_wk-minus_k3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1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p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g23_wk_na23</text:p>
          </table:table-cell>
          <table:table-cell table:number-columns-repeated="3"/>
          <table:table-cell office:value-type="string" calcext:value-type="string">
            <text:p>r_ar32_wk_cl32</text:p>
          </table:table-cell>
          <table:table-cell table:number-columns-repeated="3"/>
          <table:table-cell office:value-type="string" calcext:value-type="string">
            <text:p>r_ar38_wk-minus_k3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4_wk_mg24</text:p>
          </table:table-cell>
          <table:table-cell table:number-columns-repeated="3"/>
          <table:table-cell office:value-type="string" calcext:value-type="string">
            <text:p>r_ar33_wk_cl33</text:p>
          </table:table-cell>
          <table:table-cell table:number-columns-repeated="3"/>
          <table:table-cell office:value-type="string" calcext:value-type="string">
            <text:p>r_ca40_wk-minus_sc4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2_wk_s32</text:p>
          </table:table-cell>
          <table:table-cell table:number-columns-repeated="3"/>
          <table:table-cell office:value-type="string" calcext:value-type="string">
            <text:p>r_ar34_wk_cl34</text:p>
          </table:table-cell>
          <table:table-cell table:number-columns-repeated="3"/>
          <table:table-cell office:value-type="string" calcext:value-type="string">
            <text:p>r_ca41_wk-minus_sc4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4_wk</text:p>
          </table:table-cell>
          <table:table-cell office:value-type="string" calcext:value-type="string">
            <text:p>minus_al24</text:p>
          </table:table-cell>
          <table:table-cell table:number-columns-repeated="2"/>
          <table:table-cell office:value-type="string" calcext:value-type="string">
            <text:p>r_ar35_wk_cl35</text:p>
          </table:table-cell>
          <table:table-cell table:number-columns-repeated="3"/>
          <table:table-cell office:value-type="string" calcext:value-type="string">
            <text:p>r_ca42_wk-minus_sc4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r3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l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5_wk_ga65</text:p>
          </table:table-cell>
          <table:table-cell table:number-columns-repeated="3"/>
          <table:table-cell office:value-type="string" calcext:value-type="string">
            <text:p>r_as64_wk_ge64</text:p>
          </table:table-cell>
          <table:table-cell table:number-columns-repeated="3"/>
          <table:table-cell office:value-type="string" calcext:value-type="string">
            <text:p>r_ca43_wk-minus_sc4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72_wk_se72</text:p>
          </table:table-cell>
          <table:table-cell table:number-columns-repeated="3"/>
          <table:table-cell office:value-type="string" calcext:value-type="string">
            <text:p>r_as65_wk_ge65</text:p>
          </table:table-cell>
          <table:table-cell table:number-columns-repeated="3"/>
          <table:table-cell office:value-type="string" calcext:value-type="string">
            <text:p>r_ca44_wk-minus_sc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g25_wk</text:p>
          </table:table-cell>
          <table:table-cell office:value-type="string" calcext:value-type="string">
            <text:p>minus_al25</text:p>
          </table:table-cell>
          <table:table-cell table:number-columns-repeated="2"/>
          <table:table-cell office:value-type="string" calcext:value-type="string">
            <text:p>r_as66_wk_ge66</text:p>
          </table:table-cell>
          <table:table-cell table:number-columns-repeated="3"/>
          <table:table-cell office:value-type="string" calcext:value-type="string">
            <text:p>r_cl32_wk-minus_ar3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1_wk_cl31</text:p>
          </table:table-cell>
          <table:table-cell table:number-columns-repeated="3"/>
          <table:table-cell office:value-type="string" calcext:value-type="string">
            <text:p>r_as67_wk_ge67</text:p>
          </table:table-cell>
          <table:table-cell table:number-columns-repeated="3"/>
          <table:table-cell office:value-type="string" calcext:value-type="string">
            <text:p>r_cl33_wk-minus_ar3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7_wk_cr47</text:p>
          </table:table-cell>
          <table:table-cell table:number-columns-repeated="3"/>
          <table:table-cell office:value-type="string" calcext:value-type="string">
            <text:p>r_as68_wk_ge68</text:p>
          </table:table-cell>
          <table:table-cell table:number-columns-repeated="3"/>
          <table:table-cell office:value-type="string" calcext:value-type="string">
            <text:p>r_cl34_wk-minus_ar3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as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e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9_wk</text:p>
          </table:table-cell>
          <table:table-cell office:value-type="string" calcext:value-type="string">
            <text:p>minus_mn49</text:p>
          </table:table-cell>
          <table:table-cell table:number-columns-repeated="2"/>
          <table:table-cell office:value-type="string" calcext:value-type="string">
            <text:p>r_b8_wk_he4_he4</text:p>
          </table:table-cell>
          <table:table-cell table:number-columns-repeated="3"/>
          <table:table-cell office:value-type="string" calcext:value-type="string">
            <text:p>r_cl35_wk-minus_ar3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br69_wk_se69</text:p>
          </table:table-cell>
          <table:table-cell table:number-columns-repeated="3"/>
          <table:table-cell office:value-type="string" calcext:value-type="string">
            <text:p>r_be7_wk_li7</text:p>
          </table:table-cell>
          <table:table-cell table:number-columns-repeated="3"/>
          <table:table-cell office:value-type="string" calcext:value-type="string">
            <text:p>r_co55_wk-minus_ni5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li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1_wk_h1_h1_p29</text:p>
          </table:table-cell>
          <table:table-cell table:number-columns-repeated="3"/>
          <table:table-cell office:value-type="string" calcext:value-type="string">
            <text:p>r_br68_wk_se68</text:p>
          </table:table-cell>
          <table:table-cell table:number-columns-repeated="3"/>
          <table:table-cell office:value-type="string" calcext:value-type="string">
            <text:p>r_co56_wk-minus_ni5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8_wk_cr48</text:p>
          </table:table-cell>
          <table:table-cell table:number-columns-repeated="3"/>
          <table:table-cell office:value-type="string" calcext:value-type="string">
            <text:p>r_br69_wk_se69</text:p>
          </table:table-cell>
          <table:table-cell table:number-columns-repeated="3"/>
          <table:table-cell office:value-type="string" calcext:value-type="string">
            <text:p>r_co57_wk-minus_ni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2_wk_mn52</text:p>
          </table:table-cell>
          <table:table-cell table:number-columns-repeated="3"/>
          <table:table-cell office:value-type="string" calcext:value-type="string">
            <text:p>r_br70_wk_se70</text:p>
          </table:table-cell>
          <table:table-cell table:number-columns-repeated="3"/>
          <table:table-cell office:value-type="string" calcext:value-type="string">
            <text:p>r_cr49_wk-minus_mn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9_wk</text:p>
          </table:table-cell>
          <table:table-cell office:value-type="string" calcext:value-type="string">
            <text:p>minus_fe49</text:p>
          </table:table-cell>
          <table:table-cell table:number-columns-repeated="2"/>
          <table:table-cell office:value-type="string" calcext:value-type="string">
            <text:p>r_br71_wk_se71</text:p>
          </table:table-cell>
          <table:table-cell table:number-columns-repeated="3"/>
          <table:table-cell office:value-type="string" calcext:value-type="string">
            <text:p>r_cr50_wk-minus_mn5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49_wk_cr49</text:p>
          </table:table-cell>
          <table:table-cell table:number-columns-repeated="3"/>
          <table:table-cell office:value-type="string" calcext:value-type="string">
            <text:p>r_br72_wk_se72</text:p>
          </table:table-cell>
          <table:table-cell table:number-columns-repeated="3"/>
          <table:table-cell office:value-type="string" calcext:value-type="string">
            <text:p>r_cr51_wk-minus_mn5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br7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e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48_wk_mn48</text:p>
          </table:table-cell>
          <table:table-cell table:number-columns-repeated="3"/>
          <table:table-cell office:value-type="string" calcext:value-type="string">
            <text:p>r_c11_wk_b11</text:p>
          </table:table-cell>
          <table:table-cell table:number-columns-repeated="3"/>
          <table:table-cell office:value-type="string" calcext:value-type="string">
            <text:p>r_cr52_wk-minus_mn5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52_wk</text:p>
          </table:table-cell>
          <table:table-cell office:value-type="string" calcext:value-type="string">
            <text:p>minus_mn52</text:p>
          </table:table-cell>
          <table:table-cell table:number-columns-repeated="2"/>
          <table:table-cell office:value-type="string" calcext:value-type="string">
            <text:p>r_c9_wk_h1_he4_he4</text:p>
          </table:table-cell>
          <table:table-cell table:number-columns-repeated="3"/>
          <table:table-cell office:value-type="string" calcext:value-type="string">
            <text:p>r_cu57_wk-minus_zn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mn50_wk_cr50</text:p>
          </table:table-cell>
          <table:table-cell table:number-columns-repeated="3"/>
          <table:table-cell office:value-type="string" calcext:value-type="string">
            <text:p>r_ca36_wk_k36</text:p>
          </table:table-cell>
          <table:table-cell table:number-columns-repeated="3"/>
          <table:table-cell office:value-type="string" calcext:value-type="string">
            <text:p>r_cu60_wk-minus_zn6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1_wk_cr51</text:p>
          </table:table-cell>
          <table:table-cell table:number-columns-repeated="3"/>
          <table:table-cell office:value-type="string" calcext:value-type="string">
            <text:p>r_ca37_wk_k37</text:p>
          </table:table-cell>
          <table:table-cell table:number-columns-repeated="3"/>
          <table:table-cell office:value-type="string" calcext:value-type="string">
            <text:p>r_cu61_wk-minus_zn6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2_wk</text:p>
          </table:table-cell>
          <table:table-cell office:value-type="string" calcext:value-type="string">
            <text:p>minus_fe52</text:p>
          </table:table-cell>
          <table:table-cell table:number-columns-repeated="2"/>
          <table:table-cell office:value-type="string" calcext:value-type="string">
            <text:p>r_ca38_wk_k38</text:p>
          </table:table-cell>
          <table:table-cell table:number-columns-repeated="3"/>
          <table:table-cell office:value-type="string" calcext:value-type="string">
            <text:p>r_cu62_wk-minus_zn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2_wk_cr52</text:p>
          </table:table-cell>
          <table:table-cell table:number-columns-repeated="3"/>
          <table:table-cell office:value-type="string" calcext:value-type="string">
            <text:p>r_ca39_wk_k39</text:p>
          </table:table-cell>
          <table:table-cell table:number-columns-repeated="3"/>
          <table:table-cell office:value-type="string" calcext:value-type="string">
            <text:p>r_cu63_wk-minus_zn6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a3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2_wk</text:p>
          </table:table-cell>
          <table:table-cell office:value-type="string" calcext:value-type="string">
            <text:p>minus_sc42</text:p>
          </table:table-cell>
          <table:table-cell table:number-columns-repeated="2"/>
          <table:table-cell office:value-type="string" calcext:value-type="string">
            <text:p>r_cd95_wk_ag95</text:p>
          </table:table-cell>
          <table:table-cell table:number-columns-repeated="3"/>
          <table:table-cell office:value-type="string" calcext:value-type="string">
            <text:p>r_f18_wk-minus_ne1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n53_wk</text:p>
          </table:table-cell>
          <table:table-cell office:value-type="string" calcext:value-type="string">
            <text:p>minus_fe53</text:p>
          </table:table-cell>
          <table:table-cell table:number-columns-repeated="2"/>
          <table:table-cell office:value-type="string" calcext:value-type="string">
            <text:p>r_cd96_wk_ag96</text:p>
          </table:table-cell>
          <table:table-cell table:number-columns-repeated="3"/>
          <table:table-cell office:value-type="string" calcext:value-type="string">
            <text:p>r_f19_wk-minus_ne1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9_wk_v49</text:p>
          </table:table-cell>
          <table:table-cell table:number-columns-repeated="3"/>
          <table:table-cell office:value-type="string" calcext:value-type="string">
            <text:p>r_cd97_wk_ag97</text:p>
          </table:table-cell>
          <table:table-cell table:number-columns-repeated="3"/>
          <table:table-cell office:value-type="string" calcext:value-type="string">
            <text:p>r_fe53_wk-minus_co5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d96_wk_ag96</text:p>
          </table:table-cell>
          <table:table-cell table:number-columns-repeated="3"/>
          <table:table-cell office:value-type="string" calcext:value-type="string">
            <text:p>r_cd98_wk_ag98</text:p>
          </table:table-cell>
          <table:table-cell table:number-columns-repeated="3"/>
          <table:table-cell office:value-type="string" calcext:value-type="string">
            <text:p>r_fe54_wk-minus_co5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d9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g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2_wk_nb82</text:p>
          </table:table-cell>
          <table:table-cell table:number-columns-repeated="3"/>
          <table:table-cell office:value-type="string" calcext:value-type="string">
            <text:p>r_cl30_wk_s30</text:p>
          </table:table-cell>
          <table:table-cell table:number-columns-repeated="3"/>
          <table:table-cell office:value-type="string" calcext:value-type="string">
            <text:p>r_fe55_wk-minus_co5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6_wk_ga66</text:p>
          </table:table-cell>
          <table:table-cell table:number-columns-repeated="3"/>
          <table:table-cell office:value-type="string" calcext:value-type="string">
            <text:p>r_cl31_wk_s31</text:p>
          </table:table-cell>
          <table:table-cell table:number-columns-repeated="3"/>
          <table:table-cell office:value-type="string" calcext:value-type="string">
            <text:p>r_fe56_wk-minus_co5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3_wk_nb83</text:p>
          </table:table-cell>
          <table:table-cell table:number-columns-repeated="3"/>
          <table:table-cell office:value-type="string" calcext:value-type="string">
            <text:p>r_cl32_wk_s32</text:p>
          </table:table-cell>
          <table:table-cell table:number-columns-repeated="3"/>
          <table:table-cell office:value-type="string" calcext:value-type="string">
            <text:p>r_ga64_wk-minus_ge6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0_wk_mn50</text:p>
          </table:table-cell>
          <table:table-cell table:number-columns-repeated="3"/>
          <table:table-cell office:value-type="string" calcext:value-type="string">
            <text:p>r_cl33_wk_s33</text:p>
          </table:table-cell>
          <table:table-cell table:number-columns-repeated="3"/>
          <table:table-cell office:value-type="string" calcext:value-type="string">
            <text:p>r_ga65_wk-minus_ge6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4_wk_nb84</text:p>
          </table:table-cell>
          <table:table-cell table:number-columns-repeated="3"/>
          <table:table-cell office:value-type="string" calcext:value-type="string">
            <text:p>r_cl34_wk_s34</text:p>
          </table:table-cell>
          <table:table-cell table:number-columns-repeated="3"/>
          <table:table-cell office:value-type="string" calcext:value-type="string">
            <text:p>r_h3_wk-minus_he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l3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4_wk_ni54</text:p>
          </table:table-cell>
          <table:table-cell table:number-columns-repeated="3"/>
          <table:table-cell office:value-type="string" calcext:value-type="string">
            <text:p>r_co51_wk_fe51</text:p>
          </table:table-cell>
          <table:table-cell table:number-columns-repeated="3"/>
          <table:table-cell office:value-type="string" calcext:value-type="string">
            <text:p>r_k36_wk-minus_ca3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mo85_wk_nb85</text:p>
          </table:table-cell>
          <table:table-cell table:number-columns-repeated="3"/>
          <table:table-cell office:value-type="string" calcext:value-type="string">
            <text:p>r_co52_wk_fe52</text:p>
          </table:table-cell>
          <table:table-cell table:number-columns-repeated="3"/>
          <table:table-cell office:value-type="string" calcext:value-type="string">
            <text:p>r_k37_wk-minus_ca3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3_wk</text:p>
          </table:table-cell>
          <table:table-cell office:value-type="string" calcext:value-type="string">
            <text:p>minus_ar33</text:p>
          </table:table-cell>
          <table:table-cell table:number-columns-repeated="2"/>
          <table:table-cell office:value-type="string" calcext:value-type="string">
            <text:p>r_co53_wk_fe53</text:p>
          </table:table-cell>
          <table:table-cell table:number-columns-repeated="3"/>
          <table:table-cell office:value-type="string" calcext:value-type="string">
            <text:p>r_k38_wk-minus_ca3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12_wk_c12</text:p>
          </table:table-cell>
          <table:table-cell table:number-columns-repeated="3"/>
          <table:table-cell office:value-type="string" calcext:value-type="string">
            <text:p>r_co54_wk_fe54</text:p>
          </table:table-cell>
          <table:table-cell table:number-columns-repeated="3"/>
          <table:table-cell office:value-type="string" calcext:value-type="string">
            <text:p>r_k39_wk-minus_ca3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2_wk_cl32</text:p>
          </table:table-cell>
          <table:table-cell table:number-columns-repeated="3"/>
          <table:table-cell office:value-type="string" calcext:value-type="string">
            <text:p>r_co55_wk_fe55</text:p>
          </table:table-cell>
          <table:table-cell table:number-columns-repeated="3"/>
          <table:table-cell office:value-type="string" calcext:value-type="string">
            <text:p>r_mg23_wk-minus_al2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3_wk_s33</text:p>
          </table:table-cell>
          <table:table-cell table:number-columns-repeated="3"/>
          <table:table-cell office:value-type="string" calcext:value-type="string">
            <text:p>r_co56_wk_fe56</text:p>
          </table:table-cell>
          <table:table-cell table:number-columns-repeated="3"/>
          <table:table-cell office:value-type="string" calcext:value-type="string">
            <text:p>r_mg24_wk-minus_al2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o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e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7_wk_ga67</text:p>
          </table:table-cell>
          <table:table-cell table:number-columns-repeated="3"/>
          <table:table-cell office:value-type="string" calcext:value-type="string">
            <text:p>r_cr44_wk_v44</text:p>
          </table:table-cell>
          <table:table-cell table:number-columns-repeated="3"/>
          <table:table-cell office:value-type="string" calcext:value-type="string">
            <text:p>r_mg25_wk-minus_al2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3_wk</text:p>
          </table:table-cell>
          <table:table-cell office:value-type="string" calcext:value-type="string">
            <text:p>minus_co53</text:p>
          </table:table-cell>
          <table:table-cell table:number-columns-repeated="2"/>
          <table:table-cell office:value-type="string" calcext:value-type="string">
            <text:p>r_cr45_wk_v45</text:p>
          </table:table-cell>
          <table:table-cell table:number-columns-repeated="3"/>
          <table:table-cell office:value-type="string" calcext:value-type="string">
            <text:p>r_mn49_wk-minus_fe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3_wk_mn53</text:p>
          </table:table-cell>
          <table:table-cell table:number-columns-repeated="3"/>
          <table:table-cell office:value-type="string" calcext:value-type="string">
            <text:p>r_cr46_wk_v46</text:p>
          </table:table-cell>
          <table:table-cell table:number-columns-repeated="3"/>
          <table:table-cell office:value-type="string" calcext:value-type="string">
            <text:p>r_mn52_wk-minus_fe5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3_wk_mg23</text:p>
          </table:table-cell>
          <table:table-cell table:number-columns-repeated="3"/>
          <table:table-cell office:value-type="string" calcext:value-type="string">
            <text:p>r_cr47_wk_v47</text:p>
          </table:table-cell>
          <table:table-cell table:number-columns-repeated="3"/>
          <table:table-cell office:value-type="string" calcext:value-type="string">
            <text:p>r_mn53_wk-minus_fe5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0_wk_ne20</text:p>
          </table:table-cell>
          <table:table-cell table:number-columns-repeated="3"/>
          <table:table-cell office:value-type="string" calcext:value-type="string">
            <text:p>r_cr48_wk_v48</text:p>
          </table:table-cell>
          <table:table-cell table:number-columns-repeated="3"/>
          <table:table-cell office:value-type="string" calcext:value-type="string">
            <text:p>r_na21_wk-minus_mg2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1_wk</text:p>
          </table:table-cell>
          <table:table-cell office:value-type="string" calcext:value-type="string">
            <text:p>minus_mg21</text:p>
          </table:table-cell>
          <table:table-cell table:number-columns-repeated="2"/>
          <table:table-cell office:value-type="string" calcext:value-type="string">
            <text:p>r_cr49_wk_v49</text:p>
          </table:table-cell>
          <table:table-cell table:number-columns-repeated="3"/>
          <table:table-cell office:value-type="string" calcext:value-type="string">
            <text:p>r_na22_wk-minus_mg2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r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v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1_wk_ne21</text:p>
          </table:table-cell>
          <table:table-cell table:number-columns-repeated="3"/>
          <table:table-cell office:value-type="string" calcext:value-type="string">
            <text:p>r_cu54_wk_ni54</text:p>
          </table:table-cell>
          <table:table-cell table:number-columns-repeated="3"/>
          <table:table-cell office:value-type="string" calcext:value-type="string">
            <text:p>r_na23_wk-minus_mg2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6_wk_v46</text:p>
          </table:table-cell>
          <table:table-cell table:number-columns-repeated="3"/>
          <table:table-cell office:value-type="string" calcext:value-type="string">
            <text:p>r_cu55_wk_ni55</text:p>
          </table:table-cell>
          <table:table-cell table:number-columns-repeated="3"/>
          <table:table-cell office:value-type="string" calcext:value-type="string">
            <text:p>r_ne20_wk-minus_na2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2_wk</text:p>
          </table:table-cell>
          <table:table-cell office:value-type="string" calcext:value-type="string">
            <text:p>minus_mg22</text:p>
          </table:table-cell>
          <table:table-cell table:number-columns-repeated="2"/>
          <table:table-cell office:value-type="string" calcext:value-type="string">
            <text:p>r_cu56_wk_ni56</text:p>
          </table:table-cell>
          <table:table-cell table:number-columns-repeated="3"/>
          <table:table-cell office:value-type="string" calcext:value-type="string">
            <text:p>r_ne21_wk-minus_na2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a23_wk</text:p>
          </table:table-cell>
          <table:table-cell office:value-type="string" calcext:value-type="string">
            <text:p>minus_mg23</text:p>
          </table:table-cell>
          <table:table-cell table:number-columns-repeated="2"/>
          <table:table-cell office:value-type="string" calcext:value-type="string">
            <text:p>r_cu57_wk_ni57</text:p>
          </table:table-cell>
          <table:table-cell table:number-columns-repeated="3"/>
          <table:table-cell office:value-type="string" calcext:value-type="string">
            <text:p>r_neut_wk-minus_h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0_wk_s30</text:p>
          </table:table-cell>
          <table:table-cell table:number-columns-repeated="3"/>
          <table:table-cell office:value-type="string" calcext:value-type="string">
            <text:p>r_cu58_wk_ni58</text:p>
          </table:table-cell>
          <table:table-cell table:number-columns-repeated="3"/>
          <table:table-cell office:value-type="string" calcext:value-type="string">
            <text:p>r_ni57_wk-minus_cu5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5_wk_ni55</text:p>
          </table:table-cell>
          <table:table-cell table:number-columns-repeated="3"/>
          <table:table-cell office:value-type="string" calcext:value-type="string">
            <text:p>r_cu59_wk_ni59</text:p>
          </table:table-cell>
          <table:table-cell table:number-columns-repeated="3"/>
          <table:table-cell office:value-type="string" calcext:value-type="string">
            <text:p>r_ni58_wk-minus_cu5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1_wk_zr81</text:p>
          </table:table-cell>
          <table:table-cell table:number-columns-repeated="3"/>
          <table:table-cell office:value-type="string" calcext:value-type="string">
            <text:p>r_cu60_wk_ni60</text:p>
          </table:table-cell>
          <table:table-cell table:number-columns-repeated="3"/>
          <table:table-cell office:value-type="string" calcext:value-type="string">
            <text:p>r_ni59_wk-minus_cu5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2_wk_zr82</text:p>
          </table:table-cell>
          <table:table-cell table:number-columns-repeated="3"/>
          <table:table-cell office:value-type="string" calcext:value-type="string">
            <text:p>r_cu61_wk_ni61</text:p>
          </table:table-cell>
          <table:table-cell table:number-columns-repeated="3"/>
          <table:table-cell office:value-type="string" calcext:value-type="string">
            <text:p>r_ni60_wk-minus_cu6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1_wk_mn51</text:p>
          </table:table-cell>
          <table:table-cell table:number-columns-repeated="3"/>
          <table:table-cell office:value-type="string" calcext:value-type="string">
            <text:p>r_cu62_wk_ni62</text:p>
          </table:table-cell>
          <table:table-cell table:number-columns-repeated="3"/>
          <table:table-cell office:value-type="string" calcext:value-type="string">
            <text:p>r_ni61_wk-minus_cu6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cu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i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11_wk_b11</text:p>
          </table:table-cell>
          <table:table-cell table:number-columns-repeated="3"/>
          <table:table-cell office:value-type="string" calcext:value-type="string">
            <text:p>r_f17_wk_o17</text:p>
          </table:table-cell>
          <table:table-cell table:number-columns-repeated="3"/>
          <table:table-cell office:value-type="string" calcext:value-type="string">
            <text:p>r_ni62_wk-minus_cu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o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b83_wk_zr83</text:p>
          </table:table-cell>
          <table:table-cell table:number-columns-repeated="3"/>
          <table:table-cell office:value-type="string" calcext:value-type="string">
            <text:p>r_f18_wk_o18</text:p>
          </table:table-cell>
          <table:table-cell table:number-columns-repeated="3"/>
          <table:table-cell office:value-type="string" calcext:value-type="string">
            <text:p>r_o17_wk-minus_f1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o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1_ec_h2</text:p>
          </table:table-cell>
          <table:table-cell table:number-columns-repeated="3"/>
          <table:table-cell office:value-type="string" calcext:value-type="string">
            <text:p>r_fe48_wk_mn48</text:p>
          </table:table-cell>
          <table:table-cell table:number-columns-repeated="3"/>
          <table:table-cell office:value-type="string" calcext:value-type="string">
            <text:p>r_o18_wk-minus_f1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4_wk</text:p>
          </table:table-cell>
          <table:table-cell office:value-type="string" calcext:value-type="string">
            <text:p>minus_sc44</text:p>
          </table:table-cell>
          <table:table-cell table:number-columns-repeated="2"/>
          <table:table-cell office:value-type="string" calcext:value-type="string">
            <text:p>r_fe49_wk_mn49</text:p>
          </table:table-cell>
          <table:table-cell table:number-columns-repeated="3"/>
          <table:table-cell office:value-type="string" calcext:value-type="string">
            <text:p>r_p28_wk-minus_s2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1_wk_br71</text:p>
          </table:table-cell>
          <table:table-cell table:number-columns-repeated="3"/>
          <table:table-cell office:value-type="string" calcext:value-type="string">
            <text:p>r_fe50_wk_mn50</text:p>
          </table:table-cell>
          <table:table-cell table:number-columns-repeated="3"/>
          <table:table-cell office:value-type="string" calcext:value-type="string">
            <text:p>r_p29_wk-minus_s2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4_wk</text:p>
          </table:table-cell>
          <table:table-cell office:value-type="string" calcext:value-type="string">
            <text:p>minus_co54</text:p>
          </table:table-cell>
          <table:table-cell table:number-columns-repeated="2"/>
          <table:table-cell office:value-type="string" calcext:value-type="string">
            <text:p>r_fe51_wk_mn51</text:p>
          </table:table-cell>
          <table:table-cell table:number-columns-repeated="3"/>
          <table:table-cell office:value-type="string" calcext:value-type="string">
            <text:p>r_p30_wk-minus_s3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1_wk_h2</text:p>
          </table:table-cell>
          <table:table-cell table:number-columns-repeated="3"/>
          <table:table-cell office:value-type="string" calcext:value-type="string">
            <text:p>r_fe52_wk_mn52</text:p>
          </table:table-cell>
          <table:table-cell table:number-columns-repeated="3"/>
          <table:table-cell office:value-type="string" calcext:value-type="string">
            <text:p>r_p31_wk-minus_s3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18_wk_f18</text:p>
          </table:table-cell>
          <table:table-cell table:number-columns-repeated="3"/>
          <table:table-cell office:value-type="string" calcext:value-type="string">
            <text:p>r_fe53_wk_mn53</text:p>
          </table:table-cell>
          <table:table-cell table:number-columns-repeated="3"/>
          <table:table-cell office:value-type="string" calcext:value-type="string">
            <text:p>r_s31_wk-minus_cl3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fe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n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4_wk</text:p>
          </table:table-cell>
          <table:table-cell office:value-type="string" calcext:value-type="string">
            <text:p>minus_ar34</text:p>
          </table:table-cell>
          <table:table-cell table:number-columns-repeated="2"/>
          <table:table-cell office:value-type="string" calcext:value-type="string">
            <text:p>r_ga59_wk_zn59</text:p>
          </table:table-cell>
          <table:table-cell table:number-columns-repeated="3"/>
          <table:table-cell office:value-type="string" calcext:value-type="string">
            <text:p>r_s32_wk-minus_cl3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19_wk_f19</text:p>
          </table:table-cell>
          <table:table-cell table:number-columns-repeated="3"/>
          <table:table-cell office:value-type="string" calcext:value-type="string">
            <text:p>r_ga60_wk_zn60</text:p>
          </table:table-cell>
          <table:table-cell table:number-columns-repeated="3"/>
          <table:table-cell office:value-type="string" calcext:value-type="string">
            <text:p>r_s33_wk-minus_cl3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he3_wk_he4</text:p>
          </table:table-cell>
          <table:table-cell table:number-columns-repeated="3"/>
          <table:table-cell office:value-type="string" calcext:value-type="string">
            <text:p>r_ga61_wk_zn61</text:p>
          </table:table-cell>
          <table:table-cell table:number-columns-repeated="3"/>
          <table:table-cell office:value-type="string" calcext:value-type="string">
            <text:p>r_s34_wk-minus_cl3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3_wk_cl33</text:p>
          </table:table-cell>
          <table:table-cell table:number-columns-repeated="3"/>
          <table:table-cell office:value-type="string" calcext:value-type="string">
            <text:p>r_ga62_wk_zn62</text:p>
          </table:table-cell>
          <table:table-cell table:number-columns-repeated="3"/>
          <table:table-cell office:value-type="string" calcext:value-type="string">
            <text:p>r_sc40_wk-minus_ti4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4_wk_s34</text:p>
          </table:table-cell>
          <table:table-cell table:number-columns-repeated="3"/>
          <table:table-cell office:value-type="string" calcext:value-type="string">
            <text:p>r_ga63_wk_zn63</text:p>
          </table:table-cell>
          <table:table-cell table:number-columns-repeated="3"/>
          <table:table-cell office:value-type="string" calcext:value-type="string">
            <text:p>r_sc41_wk-minus_ti41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20_wk</text:p>
          </table:table-cell>
          <table:table-cell office:value-type="string" calcext:value-type="string">
            <text:p>minus_na20</text:p>
          </table:table-cell>
          <table:table-cell table:number-columns-repeated="2"/>
          <table:table-cell office:value-type="string" calcext:value-type="string">
            <text:p>r_ga64_wk_zn64</text:p>
          </table:table-cell>
          <table:table-cell table:number-columns-repeated="3"/>
          <table:table-cell office:value-type="string" calcext:value-type="string">
            <text:p>r_sc42_wk-minus_ti4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21_wk</text:p>
          </table:table-cell>
          <table:table-cell office:value-type="string" calcext:value-type="string">
            <text:p>minus_na21</text:p>
          </table:table-cell>
          <table:table-cell table:number-columns-repeated="2"/>
          <table:table-cell office:value-type="string" calcext:value-type="string">
            <text:p>r_ga65_wk_zn65</text:p>
          </table:table-cell>
          <table:table-cell table:number-columns-repeated="3"/>
          <table:table-cell office:value-type="string" calcext:value-type="string">
            <text:p>r_sc43_wk-minus_ti4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7_wk</text:p>
          </table:table-cell>
          <table:table-cell office:value-type="string" calcext:value-type="string">
            <text:p>minus_si27</text:p>
          </table:table-cell>
          <table:table-cell table:number-columns-repeated="2"/>
          <table:table-cell office:value-type="string" calcext:value-type="string">
            <text:p>r_ga66_wk_zn66</text:p>
          </table:table-cell>
          <table:table-cell table:number-columns-repeated="3"/>
          <table:table-cell office:value-type="string" calcext:value-type="string">
            <text:p>r_sc44_wk-minus_ti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a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n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0_wk_br70</text:p>
          </table:table-cell>
          <table:table-cell table:number-columns-repeated="3"/>
          <table:table-cell office:value-type="string" calcext:value-type="string">
            <text:p>r_ge60_wk_ga60</text:p>
          </table:table-cell>
          <table:table-cell table:number-columns-repeated="3"/>
          <table:table-cell office:value-type="string" calcext:value-type="string">
            <text:p>r_sc45_wk-minus_ti4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eut_wk</text:p>
          </table:table-cell>
          <table:table-cell office:value-type="string" calcext:value-type="string">
            <text:p>minus_h1</text:p>
          </table:table-cell>
          <table:table-cell table:number-columns-repeated="2"/>
          <table:table-cell office:value-type="string" calcext:value-type="string">
            <text:p>r_ge61_wk_ga61</text:p>
          </table:table-cell>
          <table:table-cell table:number-columns-repeated="3"/>
          <table:table-cell office:value-type="string" calcext:value-type="string">
            <text:p>r_si27_wk-minus_p2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2_wk_co52</text:p>
          </table:table-cell>
          <table:table-cell table:number-columns-repeated="3"/>
          <table:table-cell office:value-type="string" calcext:value-type="string">
            <text:p>r_ge62_wk_ga62</text:p>
          </table:table-cell>
          <table:table-cell table:number-columns-repeated="3"/>
          <table:table-cell office:value-type="string" calcext:value-type="string">
            <text:p>r_si28_wk-minus_p2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72_wk_br72</text:p>
          </table:table-cell>
          <table:table-cell table:number-columns-repeated="3"/>
          <table:table-cell office:value-type="string" calcext:value-type="string">
            <text:p>r_ge63_wk_ga63</text:p>
          </table:table-cell>
          <table:table-cell table:number-columns-repeated="3"/>
          <table:table-cell office:value-type="string" calcext:value-type="string">
            <text:p>r_si29_wk-minus_p2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3_wk_co53</text:p>
          </table:table-cell>
          <table:table-cell table:number-columns-repeated="3"/>
          <table:table-cell office:value-type="string" calcext:value-type="string">
            <text:p>r_ge64_wk_ga64</text:p>
          </table:table-cell>
          <table:table-cell table:number-columns-repeated="3"/>
          <table:table-cell office:value-type="string" calcext:value-type="string">
            <text:p>r_si30_wk-minus_p30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5_wk</text:p>
          </table:table-cell>
          <table:table-cell office:value-type="string" calcext:value-type="string">
            <text:p>minus_co55</text:p>
          </table:table-cell>
          <table:table-cell table:number-columns-repeated="2"/>
          <table:table-cell office:value-type="string" calcext:value-type="string">
            <text:p>r_ge65_wk_ga65</text:p>
          </table:table-cell>
          <table:table-cell table:number-columns-repeated="3"/>
          <table:table-cell office:value-type="string" calcext:value-type="string">
            <text:p>r_ti44_wk-minus_v4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4_wk_co54</text:p>
          </table:table-cell>
          <table:table-cell table:number-columns-repeated="3"/>
          <table:table-cell office:value-type="string" calcext:value-type="string">
            <text:p>r_ge66_wk_ga66</text:p>
          </table:table-cell>
          <table:table-cell table:number-columns-repeated="3"/>
          <table:table-cell office:value-type="string" calcext:value-type="string">
            <text:p>r_ti45_wk-minus_v4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1_wk_neut</text:p>
          </table:table-cell>
          <table:table-cell table:number-columns-repeated="3"/>
          <table:table-cell office:value-type="string" calcext:value-type="string">
            <text:p>r_ge67_wk_ga67</text:p>
          </table:table-cell>
          <table:table-cell table:number-columns-repeated="3"/>
          <table:table-cell office:value-type="string" calcext:value-type="string">
            <text:p>r_ti46_wk-minus_v4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ge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ga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68_wk_se68</text:p>
          </table:table-cell>
          <table:table-cell table:number-columns-repeated="3"/>
          <table:table-cell office:value-type="string" calcext:value-type="string">
            <text:p>r_h1_h1_ec_h2</text:p>
          </table:table-cell>
          <table:table-cell table:number-columns-repeated="3"/>
          <table:table-cell office:value-type="string" calcext:value-type="string">
            <text:p>r_ti47_wk-minus_v47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ni55_wk_co55</text:p>
          </table:table-cell>
          <table:table-cell table:number-columns-repeated="3"/>
          <table:table-cell office:value-type="string" calcext:value-type="string">
            <text:p>r_h1_h1_wk_h2</text:p>
          </table:table-cell>
          <table:table-cell table:number-columns-repeated="3"/>
          <table:table-cell office:value-type="string" calcext:value-type="string">
            <text:p>r_v45_wk-minus_cr45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u56_wk_ni56</text:p>
          </table:table-cell>
          <table:table-cell table:number-columns-repeated="3"/>
          <table:table-cell office:value-type="string" calcext:value-type="string">
            <text:p>r_h1_he3_wk_he4</text:p>
          </table:table-cell>
          <table:table-cell table:number-columns-repeated="3"/>
          <table:table-cell office:value-type="string" calcext:value-type="string">
            <text:p>r_v46_wk-minus_cr46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he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ni56_wk_co56</text:p>
          </table:table-cell>
          <table:table-cell table:number-columns-repeated="3"/>
          <table:table-cell office:value-type="string" calcext:value-type="string">
            <text:p>r_h1_wk_neut</text:p>
          </table:table-cell>
          <table:table-cell table:number-columns-repeated="3"/>
          <table:table-cell office:value-type="string" calcext:value-type="string">
            <text:p>r_v47_wk-minus_cr47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kr69_wk_br69</text:p>
          </table:table-cell>
          <table:table-cell table:number-columns-repeated="3"/>
          <table:table-cell office:value-type="string" calcext:value-type="string">
            <text:p>r_h3_be7_to_neut_h1_he4_he4</text:p>
          </table:table-cell>
          <table:table-cell table:number-columns-repeated="3"/>
          <table:table-cell office:value-type="string" calcext:value-type="string">
            <text:p>r_v48_wk-minus_cr48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be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</table:table-row>
        <table:table-row table:style-name="ro1">
          <table:table-cell office:value-type="string" calcext:value-type="string">
            <text:p>r_ni57_wk</text:p>
          </table:table-cell>
          <table:table-cell office:value-type="string" calcext:value-type="string">
            <text:p>minus_cu57</text:p>
          </table:table-cell>
          <table:table-cell table:number-columns-repeated="2"/>
          <table:table-cell office:value-type="string" calcext:value-type="string">
            <text:p>r_h3_he3_to_neut_h1_he4</text:p>
          </table:table-cell>
          <table:table-cell table:number-columns-repeated="3"/>
          <table:table-cell office:value-type="string" calcext:value-type="string">
            <text:p>r_v49_wk-minus_cr49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e4</text:p>
          </table:table-cell>
          <table:table-cell/>
        </table:table-row>
        <table:table-row table:style-name="ro1">
          <table:table-cell office:value-type="string" calcext:value-type="string">
            <text:p>r_ni57_wk_co57</text:p>
          </table:table-cell>
          <table:table-cell table:number-columns-repeated="3"/>
          <table:table-cell office:value-type="string" calcext:value-type="string">
            <text:p>r_he3_ec_h3</text:p>
          </table:table-cell>
          <table:table-cell table:number-columns-repeated="3"/>
          <table:table-cell office:value-type="string" calcext:value-type="string">
            <text:p>r_zn62_wk-minus_ga62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d98_wk_ag98</text:p>
          </table:table-cell>
          <table:table-cell table:number-columns-repeated="3"/>
          <table:table-cell office:value-type="string" calcext:value-type="string">
            <text:p>r_he3_li7_to_neut_h1_he4_he4</text:p>
          </table:table-cell>
          <table:table-cell table:number-columns-repeated="3"/>
          <table:table-cell office:value-type="string" calcext:value-type="string">
            <text:p>r_zn63_wk-minus_ga63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i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he4</text:p>
          </table:table-cell>
        </table:table-row>
        <table:table-row table:style-name="ro1">
          <table:table-cell office:value-type="string" calcext:value-type="string">
            <text:p>r_ni58_wk</text:p>
          </table:table-cell>
          <table:table-cell office:value-type="string" calcext:value-type="string">
            <text:p>minus_cu58</text:p>
          </table:table-cell>
          <table:table-cell table:number-columns-repeated="2"/>
          <table:table-cell office:value-type="string" calcext:value-type="string">
            <text:p>r_in98_wk_cd98</text:p>
          </table:table-cell>
          <table:table-cell table:number-columns-repeated="3"/>
          <table:table-cell office:value-type="string" calcext:value-type="string">
            <text:p>r_zn64_wk-minus_ga64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in9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d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59_wk</text:p>
          </table:table-cell>
          <table:table-cell office:value-type="string" calcext:value-type="string">
            <text:p>minus_cu59</text:p>
          </table:table-cell>
          <table:table-cell table:number-columns-repeated="2"/>
          <table:table-cell office:value-type="string" calcext:value-type="string">
            <text:p>r_in99_wk_cd99</text:p>
          </table:table-cell>
          <table:table-cell table:number-columns-repeated="3"/>
          <table:table-cell office:value-type="string" calcext:value-type="string">
            <text:p>r_zn65_wk-minus_ga65</text:p>
          </table:table-cell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in9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d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56_wk</text:p>
          </table:table-cell>
          <table:table-cell office:value-type="string" calcext:value-type="string">
            <text:p>minus_co56</text:p>
          </table:table-cell>
          <table:table-cell table:number-columns-repeated="2"/>
          <table:table-cell office:value-type="string" calcext:value-type="string">
            <text:p>r_k36_wk_ar3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8_wk_he4_he4</text:p>
          </table:table-cell>
          <table:table-cell table:number-columns-repeated="3"/>
          <table:table-cell office:value-type="string" calcext:value-type="string">
            <text:p>r_k37_wk_ar3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0_wk</text:p>
          </table:table-cell>
          <table:table-cell office:value-type="string" calcext:value-type="string">
            <text:p>minus_cu60</text:p>
          </table:table-cell>
          <table:table-cell table:number-columns-repeated="2"/>
          <table:table-cell office:value-type="string" calcext:value-type="string">
            <text:p>r_k38_wk_ar3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3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r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5_wk</text:p>
          </table:table-cell>
          <table:table-cell office:value-type="string" calcext:value-type="string">
            <text:p>minus_ar35</text:p>
          </table:table-cell>
          <table:table-cell table:number-columns-repeated="2"/>
          <table:table-cell office:value-type="string" calcext:value-type="string">
            <text:p>r_kr69_wk_br6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1_wk</text:p>
          </table:table-cell>
          <table:table-cell office:value-type="string" calcext:value-type="string">
            <text:p>minus_cu61</text:p>
          </table:table-cell>
          <table:table-cell table:number-columns-repeated="2"/>
          <table:table-cell office:value-type="string" calcext:value-type="string">
            <text:p>r_kr70_wk_br7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ni62_wk</text:p>
          </table:table-cell>
          <table:table-cell office:value-type="string" calcext:value-type="string">
            <text:p>minus_cu62</text:p>
          </table:table-cell>
          <table:table-cell table:number-columns-repeated="2"/>
          <table:table-cell office:value-type="string" calcext:value-type="string">
            <text:p>r_kr71_wk_br7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4_wk_cl34</text:p>
          </table:table-cell>
          <table:table-cell table:number-columns-repeated="3"/>
          <table:table-cell office:value-type="string" calcext:value-type="string">
            <text:p>r_kr72_wk_br7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3_wk_n13</text:p>
          </table:table-cell>
          <table:table-cell table:number-columns-repeated="3"/>
          <table:table-cell office:value-type="string" calcext:value-type="string">
            <text:p>r_kr73_wk_b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4_wk_n14</text:p>
          </table:table-cell>
          <table:table-cell table:number-columns-repeated="3"/>
          <table:table-cell office:value-type="string" calcext:value-type="string">
            <text:p>r_kr73_wk_b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kr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b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number-columns-repeated="3"/>
          <table:table-cell office:value-type="string" calcext:value-type="string">
            <text:p>r_mg21_wk_na2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5_wk_n15</text:p>
          </table:table-cell>
          <table:table-cell table:number-columns-repeated="3"/>
          <table:table-cell office:value-type="string" calcext:value-type="string">
            <text:p>r_mg22_wk_na2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7_wk</text:p>
          </table:table-cell>
          <table:table-cell office:value-type="string" calcext:value-type="string">
            <text:p>minus_f17</text:p>
          </table:table-cell>
          <table:table-cell table:number-columns-repeated="2"/>
          <table:table-cell office:value-type="string" calcext:value-type="string">
            <text:p>r_mg23_wk_na2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59_wk_zn59</text:p>
          </table:table-cell>
          <table:table-cell table:number-columns-repeated="3"/>
          <table:table-cell office:value-type="string" calcext:value-type="string">
            <text:p>r_mn47_wk_cr4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o18_wk</text:p>
          </table:table-cell>
          <table:table-cell office:value-type="string" calcext:value-type="string">
            <text:p>minus_f18</text:p>
          </table:table-cell>
          <table:table-cell table:number-columns-repeated="2"/>
          <table:table-cell office:value-type="string" calcext:value-type="string">
            <text:p>r_mn48_wk_cr4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he3_to_neut_h1_he4</text:p>
          </table:table-cell>
          <table:table-cell table:number-columns-repeated="3"/>
          <table:table-cell office:value-type="string" calcext:value-type="string">
            <text:p>r_mn49_wk_cr4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4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3_wk_ga63</text:p>
          </table:table-cell>
          <table:table-cell table:number-columns-repeated="3"/>
          <table:table-cell office:value-type="string" calcext:value-type="string">
            <text:p>r_mn50_wk_cr5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6_wk_si26</text:p>
          </table:table-cell>
          <table:table-cell table:number-columns-repeated="3"/>
          <table:table-cell office:value-type="string" calcext:value-type="string">
            <text:p>r_mn51_wk_cr5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3_wk</text:p>
          </table:table-cell>
          <table:table-cell office:value-type="string" calcext:value-type="string">
            <text:p>minus_he3</text:p>
          </table:table-cell>
          <table:table-cell table:number-columns-repeated="2"/>
          <table:table-cell office:value-type="string" calcext:value-type="string">
            <text:p>r_mn52_wk_cr5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n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r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7_wk</text:p>
          </table:table-cell>
          <table:table-cell office:value-type="string" calcext:value-type="string">
            <text:p>minus_zn57</text:p>
          </table:table-cell>
          <table:table-cell table:number-columns-repeated="2"/>
          <table:table-cell office:value-type="string" calcext:value-type="string">
            <text:p>r_mo82_wk_nb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e64_wk_ga64</text:p>
          </table:table-cell>
          <table:table-cell table:number-columns-repeated="3"/>
          <table:table-cell office:value-type="string" calcext:value-type="string">
            <text:p>r_mo83_wk_nb8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7_wk_si27</text:p>
          </table:table-cell>
          <table:table-cell table:number-columns-repeated="3"/>
          <table:table-cell office:value-type="string" calcext:value-type="string">
            <text:p>r_mo84_wk_nb8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7_wk_ni57</text:p>
          </table:table-cell>
          <table:table-cell table:number-columns-repeated="3"/>
          <table:table-cell office:value-type="string" calcext:value-type="string">
            <text:p>r_mo85_wk_nb8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mo8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b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8_wk</text:p>
          </table:table-cell>
          <table:table-cell office:value-type="string" calcext:value-type="string">
            <text:p>minus_s28</text:p>
          </table:table-cell>
          <table:table-cell table:number-columns-repeated="2"/>
          <table:table-cell office:value-type="string" calcext:value-type="string">
            <text:p>r_n12_wk_c1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8_wk_si28</text:p>
          </table:table-cell>
          <table:table-cell table:number-columns-repeated="3"/>
          <table:table-cell office:value-type="string" calcext:value-type="string">
            <text:p>r_na20_wk_ne2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a2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e3_ec_h3</text:p>
          </table:table-cell>
          <table:table-cell table:number-columns-repeated="3"/>
          <table:table-cell office:value-type="string" calcext:value-type="string">
            <text:p>r_na21_wk_ne2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a2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e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9_wk</text:p>
          </table:table-cell>
          <table:table-cell office:value-type="string" calcext:value-type="string">
            <text:p>minus_s29</text:p>
          </table:table-cell>
          <table:table-cell table:number-columns-repeated="2"/>
          <table:table-cell office:value-type="string" calcext:value-type="string">
            <text:p>r_nb81_wk_zr8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29_wk_si29</text:p>
          </table:table-cell>
          <table:table-cell table:number-columns-repeated="3"/>
          <table:table-cell office:value-type="string" calcext:value-type="string">
            <text:p>r_nb82_wk_zr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1_wk_fe51</text:p>
          </table:table-cell>
          <table:table-cell table:number-columns-repeated="3"/>
          <table:table-cell office:value-type="string" calcext:value-type="string">
            <text:p>r_nb83_wk_zr8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b8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zr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9_wk_h1_he4_he4</text:p>
          </table:table-cell>
          <table:table-cell table:number-columns-repeated="3"/>
          <table:table-cell office:value-type="string" calcext:value-type="string">
            <text:p>r_ne18_wk_f1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e1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0_wk</text:p>
          </table:table-cell>
          <table:table-cell office:value-type="string" calcext:value-type="string">
            <text:p>minus_s30</text:p>
          </table:table-cell>
          <table:table-cell table:number-columns-repeated="2"/>
          <table:table-cell office:value-type="string" calcext:value-type="string">
            <text:p>r_ne19_wk_f1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e1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0_wk_si30</text:p>
          </table:table-cell>
          <table:table-cell table:number-columns-repeated="3"/>
          <table:table-cell office:value-type="string" calcext:value-type="string">
            <text:p>r_ni52_wk_co5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number-columns-repeated="3"/>
          <table:table-cell office:value-type="string" calcext:value-type="string">
            <text:p>r_ni53_wk_co5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31_wk</text:p>
          </table:table-cell>
          <table:table-cell office:value-type="string" calcext:value-type="string">
            <text:p>minus_s31</text:p>
          </table:table-cell>
          <table:table-cell table:number-columns-repeated="2"/>
          <table:table-cell office:value-type="string" calcext:value-type="string">
            <text:p>r_ni54_wk_co5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0_wk_rh90</text:p>
          </table:table-cell>
          <table:table-cell table:number-columns-repeated="3"/>
          <table:table-cell office:value-type="string" calcext:value-type="string">
            <text:p>r_ni55_wk_co5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1_wk_rh91</text:p>
          </table:table-cell>
          <table:table-cell table:number-columns-repeated="3"/>
          <table:table-cell office:value-type="string" calcext:value-type="string">
            <text:p>r_ni56_wk_co5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2_wk_rh92</text:p>
          </table:table-cell>
          <table:table-cell table:number-columns-repeated="3"/>
          <table:table-cell office:value-type="string" calcext:value-type="string">
            <text:p>r_ni57_wk_co5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ni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o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5_wk</text:p>
          </table:table-cell>
          <table:table-cell office:value-type="string" calcext:value-type="string">
            <text:p>minus_k35</text:p>
          </table:table-cell>
          <table:table-cell table:number-columns-repeated="2"/>
          <table:table-cell office:value-type="string" calcext:value-type="string">
            <text:p>r_o13_wk_n1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pd93_wk_rh93</text:p>
          </table:table-cell>
          <table:table-cell table:number-columns-repeated="3"/>
          <table:table-cell office:value-type="string" calcext:value-type="string">
            <text:p>r_o14_wk_n1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5_wk_cl35</text:p>
          </table:table-cell>
          <table:table-cell table:number-columns-repeated="3"/>
          <table:table-cell office:value-type="string" calcext:value-type="string">
            <text:p>r_o15_wk_n1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n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b73_wk_kr73</text:p>
          </table:table-cell>
          <table:table-cell table:number-columns-repeated="3"/>
          <table:table-cell office:value-type="string" calcext:value-type="string">
            <text:p>r_p26_wk_si2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b74_wk_kr74</text:p>
          </table:table-cell>
          <table:table-cell table:number-columns-repeated="3"/>
          <table:table-cell office:value-type="string" calcext:value-type="string">
            <text:p>r_p27_wk_si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0_wk_zn60</text:p>
          </table:table-cell>
          <table:table-cell table:number-columns-repeated="3"/>
          <table:table-cell office:value-type="string" calcext:value-type="string">
            <text:p>r_p28_wk_si2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8_wk_ni58</text:p>
          </table:table-cell>
          <table:table-cell table:number-columns-repeated="3"/>
          <table:table-cell office:value-type="string" calcext:value-type="string">
            <text:p>r_p29_wk_si2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89_wk_ru89</text:p>
          </table:table-cell>
          <table:table-cell table:number-columns-repeated="3"/>
          <table:table-cell office:value-type="string" calcext:value-type="string">
            <text:p>r_p30_wk_si3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i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6_wk_k36</text:p>
          </table:table-cell>
          <table:table-cell table:number-columns-repeated="3"/>
          <table:table-cell office:value-type="string" calcext:value-type="string">
            <text:p>r_pd90_wk_rh9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90_wk_ru90</text:p>
          </table:table-cell>
          <table:table-cell table:number-columns-repeated="3"/>
          <table:table-cell office:value-type="string" calcext:value-type="string">
            <text:p>r_pd91_wk_rh9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h91_wk_ru91</text:p>
          </table:table-cell>
          <table:table-cell table:number-columns-repeated="3"/>
          <table:table-cell office:value-type="string" calcext:value-type="string">
            <text:p>r_pd92_wk_rh9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2_wk_fe52</text:p>
          </table:table-cell>
          <table:table-cell table:number-columns-repeated="3"/>
          <table:table-cell office:value-type="string" calcext:value-type="string">
            <text:p>r_pd93_wk_rh9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pd9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h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6_wk_tc86</text:p>
          </table:table-cell>
          <table:table-cell table:number-columns-repeated="3"/>
          <table:table-cell office:value-type="string" calcext:value-type="string">
            <text:p>r_rb73_wk_kr7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b7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r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7_wk_tc87</text:p>
          </table:table-cell>
          <table:table-cell table:number-columns-repeated="3"/>
          <table:table-cell office:value-type="string" calcext:value-type="string">
            <text:p>r_rb74_wk_kr7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b7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kr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r48_wk_v48</text:p>
          </table:table-cell>
          <table:table-cell table:number-columns-repeated="3"/>
          <table:table-cell office:value-type="string" calcext:value-type="string">
            <text:p>r_rh89_wk_ru8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8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ru88_wk_tc88</text:p>
          </table:table-cell>
          <table:table-cell table:number-columns-repeated="3"/>
          <table:table-cell office:value-type="string" calcext:value-type="string">
            <text:p>r_rh90_wk_ru9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9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1_wk_zn61</text:p>
          </table:table-cell>
          <table:table-cell table:number-columns-repeated="3"/>
          <table:table-cell office:value-type="string" calcext:value-type="string">
            <text:p>r_rh91_wk_ru9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h9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u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6_wk</text:p>
          </table:table-cell>
          <table:table-cell office:value-type="string" calcext:value-type="string">
            <text:p>minus_k36</text:p>
          </table:table-cell>
          <table:table-cell table:number-columns-repeated="2"/>
          <table:table-cell office:value-type="string" calcext:value-type="string">
            <text:p>r_ru86_wk_tc8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59_wk_ni59</text:p>
          </table:table-cell>
          <table:table-cell table:number-columns-repeated="3"/>
          <table:table-cell office:value-type="string" calcext:value-type="string">
            <text:p>r_ru87_wk_tc8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7_wk_h1_h1_al25</text:p>
          </table:table-cell>
          <table:table-cell table:number-columns-repeated="3"/>
          <table:table-cell office:value-type="string" calcext:value-type="string">
            <text:p>r_ru88_wk_tc8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ru8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c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7_wk_p27</text:p>
          </table:table-cell>
          <table:table-cell table:number-columns-repeated="3"/>
          <table:table-cell office:value-type="string" calcext:value-type="string">
            <text:p>r_s27_wk_h1_h1_al2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wk</text:p>
          </table:table-cell>
          <table:table-cell table:number-columns-repeated="2" office:value-type="string" calcext:value-type="string">
            <text:p>h1</text:p>
          </table:table-cell>
          <table:table-cell office:value-type="string" calcext:value-type="string">
            <text:p>al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s28_wk_p28</text:p>
          </table:table-cell>
          <table:table-cell table:number-columns-repeated="3"/>
          <table:table-cell office:value-type="string" calcext:value-type="string">
            <text:p>r_s27_wk_p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29_wk_p29</text:p>
          </table:table-cell>
          <table:table-cell table:number-columns-repeated="3"/>
          <table:table-cell office:value-type="string" calcext:value-type="string">
            <text:p>r_s28_wk_p2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0_wk_p30</text:p>
          </table:table-cell>
          <table:table-cell table:number-columns-repeated="3"/>
          <table:table-cell office:value-type="string" calcext:value-type="string">
            <text:p>r_s29_wk_p2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1_wk</text:p>
          </table:table-cell>
          <table:table-cell office:value-type="string" calcext:value-type="string">
            <text:p>minus_cl31</text:p>
          </table:table-cell>
          <table:table-cell table:number-columns-repeated="2"/>
          <table:table-cell office:value-type="string" calcext:value-type="string">
            <text:p>r_s30_wk_p3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1_wk_p31</text:p>
          </table:table-cell>
          <table:table-cell table:number-columns-repeated="3"/>
          <table:table-cell office:value-type="string" calcext:value-type="string">
            <text:p>r_s31_wk_p3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p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7_wk_k37</text:p>
          </table:table-cell>
          <table:table-cell table:number-columns-repeated="3"/>
          <table:table-cell office:value-type="string" calcext:value-type="string">
            <text:p>r_sc39_wk_ca3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3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2_wk</text:p>
          </table:table-cell>
          <table:table-cell office:value-type="string" calcext:value-type="string">
            <text:p>minus_cl32</text:p>
          </table:table-cell>
          <table:table-cell table:number-columns-repeated="2"/>
          <table:table-cell office:value-type="string" calcext:value-type="string">
            <text:p>r_sc40_wk_ca4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3_wk</text:p>
          </table:table-cell>
          <table:table-cell office:value-type="string" calcext:value-type="string">
            <text:p>minus_cl33</text:p>
          </table:table-cell>
          <table:table-cell table:number-columns-repeated="2"/>
          <table:table-cell office:value-type="string" calcext:value-type="string">
            <text:p>r_sc41_wk_ca4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34_wk</text:p>
          </table:table-cell>
          <table:table-cell office:value-type="string" calcext:value-type="string">
            <text:p>minus_cl34</text:p>
          </table:table-cell>
          <table:table-cell table:number-columns-repeated="2"/>
          <table:table-cell office:value-type="string" calcext:value-type="string">
            <text:p>r_sc42_wk_ca4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3_wk_fe53</text:p>
          </table:table-cell>
          <table:table-cell table:number-columns-repeated="3"/>
          <table:table-cell office:value-type="string" calcext:value-type="string">
            <text:p>r_sc43_wk_ca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39_wk_ca39</text:p>
          </table:table-cell>
          <table:table-cell table:number-columns-repeated="3"/>
          <table:table-cell office:value-type="string" calcext:value-type="string">
            <text:p>r_sc44_wk_ca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c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a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2_wk_zn62</text:p>
          </table:table-cell>
          <table:table-cell table:number-columns-repeated="3"/>
          <table:table-cell office:value-type="string" calcext:value-type="string">
            <text:p>r_se65_wk_as6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0_wk</text:p>
          </table:table-cell>
          <table:table-cell office:value-type="string" calcext:value-type="string">
            <text:p>minus_ti40</text:p>
          </table:table-cell>
          <table:table-cell table:number-columns-repeated="2"/>
          <table:table-cell office:value-type="string" calcext:value-type="string">
            <text:p>r_se66_wk_as6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0_wk_ca40</text:p>
          </table:table-cell>
          <table:table-cell table:number-columns-repeated="3"/>
          <table:table-cell office:value-type="string" calcext:value-type="string">
            <text:p>r_se67_wk_as6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7_wk</text:p>
          </table:table-cell>
          <table:table-cell office:value-type="string" calcext:value-type="string">
            <text:p>minus_k37</text:p>
          </table:table-cell>
          <table:table-cell table:number-columns-repeated="2"/>
          <table:table-cell office:value-type="string" calcext:value-type="string">
            <text:p>r_se68_wk_as6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1_wk</text:p>
          </table:table-cell>
          <table:table-cell office:value-type="string" calcext:value-type="string">
            <text:p>minus_ti41</text:p>
          </table:table-cell>
          <table:table-cell table:number-columns-repeated="2"/>
          <table:table-cell office:value-type="string" calcext:value-type="string">
            <text:p>r_se69_wk_as6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e6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s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1_wk_ca41</text:p>
          </table:table-cell>
          <table:table-cell table:number-columns-repeated="3"/>
          <table:table-cell office:value-type="string" calcext:value-type="string">
            <text:p>r_si24_wk_al2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fe49_wk_mn49</text:p>
          </table:table-cell>
          <table:table-cell table:number-columns-repeated="3"/>
          <table:table-cell office:value-type="string" calcext:value-type="string">
            <text:p>r_si25_wk_al2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2_wk</text:p>
          </table:table-cell>
          <table:table-cell office:value-type="string" calcext:value-type="string">
            <text:p>minus_ti42</text:p>
          </table:table-cell>
          <table:table-cell table:number-columns-repeated="2"/>
          <table:table-cell office:value-type="string" calcext:value-type="string">
            <text:p>r_si26_wk_al2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2_wk_ca42</text:p>
          </table:table-cell>
          <table:table-cell table:number-columns-repeated="3"/>
          <table:table-cell office:value-type="string" calcext:value-type="string">
            <text:p>r_si27_wk_al2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i2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al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3_wk</text:p>
          </table:table-cell>
          <table:table-cell office:value-type="string" calcext:value-type="string">
            <text:p>minus_ti43</text:p>
          </table:table-cell>
          <table:table-cell table:number-columns-repeated="2"/>
          <table:table-cell office:value-type="string" calcext:value-type="string">
            <text:p>r_sn100_wk_in10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3_wk_ca43</text:p>
          </table:table-cell>
          <table:table-cell table:number-columns-repeated="3"/>
          <table:table-cell office:value-type="string" calcext:value-type="string">
            <text:p>r_sn101_wk_in10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43_wk</text:p>
          </table:table-cell>
          <table:table-cell office:value-type="string" calcext:value-type="string">
            <text:p>minus_sc43</text:p>
          </table:table-cell>
          <table:table-cell table:number-columns-repeated="2"/>
          <table:table-cell office:value-type="string" calcext:value-type="string">
            <text:p>r_sn102_wk_in10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0_wk</text:p>
          </table:table-cell>
          <table:table-cell office:value-type="string" calcext:value-type="string">
            <text:p>minus_zn60</text:p>
          </table:table-cell>
          <table:table-cell table:number-columns-repeated="2"/>
          <table:table-cell office:value-type="string" calcext:value-type="string">
            <text:p>r_sn103_wk_in10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4_wk</text:p>
          </table:table-cell>
          <table:table-cell office:value-type="string" calcext:value-type="string">
            <text:p>minus_ti44</text:p>
          </table:table-cell>
          <table:table-cell table:number-columns-repeated="2"/>
          <table:table-cell office:value-type="string" calcext:value-type="string">
            <text:p>r_sn104_wk_in10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10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4_wk_ca44</text:p>
          </table:table-cell>
          <table:table-cell table:number-columns-repeated="3"/>
          <table:table-cell office:value-type="string" calcext:value-type="string">
            <text:p>r_sn99_wk_in9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n9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in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s68_wk_ge68</text:p>
          </table:table-cell>
          <table:table-cell table:number-columns-repeated="3"/>
          <table:table-cell office:value-type="string" calcext:value-type="string">
            <text:p>r_sr74_wk_rb7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c45_wk</text:p>
          </table:table-cell>
          <table:table-cell office:value-type="string" calcext:value-type="string">
            <text:p>minus_ti45</text:p>
          </table:table-cell>
          <table:table-cell table:number-columns-repeated="2"/>
          <table:table-cell office:value-type="string" calcext:value-type="string">
            <text:p>r_sr75_wk_rb7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0_wk_ni60</text:p>
          </table:table-cell>
          <table:table-cell table:number-columns-repeated="3"/>
          <table:table-cell office:value-type="string" calcext:value-type="string">
            <text:p>r_sr76_wk_rb7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5_wk_as65</text:p>
          </table:table-cell>
          <table:table-cell table:number-columns-repeated="3"/>
          <table:table-cell office:value-type="string" calcext:value-type="string">
            <text:p>r_sr77_wk_rb7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r7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rb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6_wk_as66</text:p>
          </table:table-cell>
          <table:table-cell table:number-columns-repeated="3"/>
          <table:table-cell office:value-type="string" calcext:value-type="string">
            <text:p>r_tc85_wk_mo8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c8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o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7_wk_as67</text:p>
          </table:table-cell>
          <table:table-cell table:number-columns-repeated="3"/>
          <table:table-cell office:value-type="string" calcext:value-type="string">
            <text:p>r_tc86_wk_mo8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c8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mo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l26_wk</text:p>
          </table:table-cell>
          <table:table-cell office:value-type="string" calcext:value-type="string">
            <text:p>minus_si26</text:p>
          </table:table-cell>
          <table:table-cell table:number-columns-repeated="2"/>
          <table:table-cell office:value-type="string" calcext:value-type="string">
            <text:p>r_ti40_wk_sc4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o54_wk_fe54</text:p>
          </table:table-cell>
          <table:table-cell table:number-columns-repeated="3"/>
          <table:table-cell office:value-type="string" calcext:value-type="string">
            <text:p>r_ti41_wk_sc4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8_wk_as68</text:p>
          </table:table-cell>
          <table:table-cell table:number-columns-repeated="3"/>
          <table:table-cell office:value-type="string" calcext:value-type="string">
            <text:p>r_ti42_wk_sc4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r38_wk</text:p>
          </table:table-cell>
          <table:table-cell office:value-type="string" calcext:value-type="string">
            <text:p>minus_k38</text:p>
          </table:table-cell>
          <table:table-cell table:number-columns-repeated="2"/>
          <table:table-cell office:value-type="string" calcext:value-type="string">
            <text:p>r_ti43_wk_sc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a38_wk_k38</text:p>
          </table:table-cell>
          <table:table-cell table:number-columns-repeated="3"/>
          <table:table-cell office:value-type="string" calcext:value-type="string">
            <text:p>r_ti44_wk_sc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e69_wk_as69</text:p>
          </table:table-cell>
          <table:table-cell table:number-columns-repeated="3"/>
          <table:table-cell office:value-type="string" calcext:value-type="string">
            <text:p>r_ti45_wk_sc4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ti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c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3_wk_zn63</text:p>
          </table:table-cell>
          <table:table-cell table:number-columns-repeated="3"/>
          <table:table-cell office:value-type="string" calcext:value-type="string">
            <text:p>r_v43_wk_ti4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98_wk_cd98</text:p>
          </table:table-cell>
          <table:table-cell table:number-columns-repeated="3"/>
          <table:table-cell office:value-type="string" calcext:value-type="string">
            <text:p>r_v44_wk_ti44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4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4_wk_al24</text:p>
          </table:table-cell>
          <table:table-cell table:number-columns-repeated="3"/>
          <table:table-cell office:value-type="string" calcext:value-type="string">
            <text:p>r_v45_wk_ti4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5_wk_al25</text:p>
          </table:table-cell>
          <table:table-cell table:number-columns-repeated="3"/>
          <table:table-cell office:value-type="string" calcext:value-type="string">
            <text:p>r_v46_wk_ti4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6_wk_al26</text:p>
          </table:table-cell>
          <table:table-cell table:number-columns-repeated="3"/>
          <table:table-cell office:value-type="string" calcext:value-type="string">
            <text:p>r_v47_wk_ti4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v4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ti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1_wk</text:p>
          </table:table-cell>
          <table:table-cell office:value-type="string" calcext:value-type="string">
            <text:p>minus_zn61</text:p>
          </table:table-cell>
          <table:table-cell table:number-columns-repeated="2"/>
          <table:table-cell office:value-type="string" calcext:value-type="string">
            <text:p>r_y77_wk_sr7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y7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r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7_wk</text:p>
          </table:table-cell>
          <table:table-cell office:value-type="string" calcext:value-type="string">
            <text:p>minus_p27</text:p>
          </table:table-cell>
          <table:table-cell table:number-columns-repeated="2"/>
          <table:table-cell office:value-type="string" calcext:value-type="string">
            <text:p>r_y78_wk_sr7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y7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r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7_wk_al27</text:p>
          </table:table-cell>
          <table:table-cell table:number-columns-repeated="3"/>
          <table:table-cell office:value-type="string" calcext:value-type="string">
            <text:p>r_zn55_wk_cu55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5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u61_wk_ni61</text:p>
          </table:table-cell>
          <table:table-cell table:number-columns-repeated="3"/>
          <table:table-cell office:value-type="string" calcext:value-type="string">
            <text:p>r_zn56_wk_cu56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6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8_wk</text:p>
          </table:table-cell>
          <table:table-cell office:value-type="string" calcext:value-type="string">
            <text:p>minus_p28</text:p>
          </table:table-cell>
          <table:table-cell table:number-columns-repeated="2"/>
          <table:table-cell office:value-type="string" calcext:value-type="string">
            <text:p>r_zn57_wk_cu57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7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29_wk</text:p>
          </table:table-cell>
          <table:table-cell office:value-type="string" calcext:value-type="string">
            <text:p>minus_p29</text:p>
          </table:table-cell>
          <table:table-cell table:number-columns-repeated="2"/>
          <table:table-cell office:value-type="string" calcext:value-type="string">
            <text:p>r_zn58_wk_cu5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cl31_wk_s31</text:p>
          </table:table-cell>
          <table:table-cell table:number-columns-repeated="3"/>
          <table:table-cell office:value-type="string" calcext:value-type="string">
            <text:p>r_zn59_wk_cu5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5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br71_wk_se71</text:p>
          </table:table-cell>
          <table:table-cell table:number-columns-repeated="3"/>
          <table:table-cell office:value-type="string" calcext:value-type="string">
            <text:p>r_zn60_wk_cu6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i30_wk</text:p>
          </table:table-cell>
          <table:table-cell office:value-type="string" calcext:value-type="string">
            <text:p>minus_p30</text:p>
          </table:table-cell>
          <table:table-cell table:number-columns-repeated="2"/>
          <table:table-cell office:value-type="string" calcext:value-type="string">
            <text:p>r_zn61_wk_cu6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0_wk_in100</text:p>
          </table:table-cell>
          <table:table-cell table:number-columns-repeated="3"/>
          <table:table-cell office:value-type="string" calcext:value-type="string">
            <text:p>r_zn62_wk_cu6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as64_wk_ge64</text:p>
          </table:table-cell>
          <table:table-cell table:number-columns-repeated="3"/>
          <table:table-cell office:value-type="string" calcext:value-type="string">
            <text:p>r_zn63_wk_cu63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n63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cu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1_wk_in101</text:p>
          </table:table-cell>
          <table:table-cell table:number-columns-repeated="3"/>
          <table:table-cell office:value-type="string" calcext:value-type="string">
            <text:p>r_zr78_wk_y78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78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99_wk_cd99</text:p>
          </table:table-cell>
          <table:table-cell table:number-columns-repeated="3"/>
          <table:table-cell office:value-type="string" calcext:value-type="string">
            <text:p>r_zr79_wk_y79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79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2_wk_in102</text:p>
          </table:table-cell>
          <table:table-cell table:number-columns-repeated="3"/>
          <table:table-cell office:value-type="string" calcext:value-type="string">
            <text:p>r_zr80_wk_y80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0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3_wk_in103</text:p>
          </table:table-cell>
          <table:table-cell table:number-columns-repeated="3"/>
          <table:table-cell office:value-type="string" calcext:value-type="string">
            <text:p>r_zr81_wk_y81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1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ga64_wk</text:p>
          </table:table-cell>
          <table:table-cell office:value-type="string" calcext:value-type="string">
            <text:p>minus_ge64</text:p>
          </table:table-cell>
          <table:table-cell table:number-columns-repeated="2"/>
          <table:table-cell office:value-type="string" calcext:value-type="string">
            <text:p>r_zr82_wk_y82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zr82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y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n104_wk_in1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d95_wk_ag9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n99_wk_in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4_wk_rb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4_wk_zn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5_wk_rb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5_wk</text:p>
          </table:table-cell>
          <table:table-cell office:value-type="string" calcext:value-type="string">
            <text:p>minus_ni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sr76_wk_rb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5_wk_fe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sr77_wk_rb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c85_wk_mo8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u62_wk</text:p>
          </table:table-cell>
          <table:table-cell office:value-type="string" calcext:value-type="string">
            <text:p>minus_zn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u62_wk_ni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c86_wk_mo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39_wk_k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0_wk_sc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5_wk_ge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1_wk_sc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2_wk_mg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2_wk_sc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5_wk</text:p>
          </table:table-cell>
          <table:table-cell office:value-type="string" calcext:value-type="string">
            <text:p>minus_ge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3_wk_sc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5_wk_zn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u63_wk</text:p>
          </table:table-cell>
          <table:table-cell office:value-type="string" calcext:value-type="string">
            <text:p>minus_zn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4_wk</text:p>
          </table:table-cell>
          <table:table-cell office:value-type="string" calcext:value-type="string">
            <text:p>minus_v4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4_wk_sc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4_wk</text:p>
          </table:table-cell>
          <table:table-cell office:value-type="string" calcext:value-type="string">
            <text:p>minus_si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k36_wk</text:p>
          </table:table-cell>
          <table:table-cell office:value-type="string" calcext:value-type="string">
            <text:p>minus_ca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5_wk</text:p>
          </table:table-cell>
          <table:table-cell office:value-type="string" calcext:value-type="string">
            <text:p>minus_v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5_wk_sc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6_wk_ar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be7_wk_li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ti46_wk</text:p>
          </table:table-cell>
          <table:table-cell office:value-type="string" calcext:value-type="string">
            <text:p>minus_v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o56_wk</text:p>
          </table:table-cell>
          <table:table-cell office:value-type="string" calcext:value-type="string">
            <text:p>minus_ni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ti47_wk</text:p>
          </table:table-cell>
          <table:table-cell office:value-type="string" calcext:value-type="string">
            <text:p>minus_v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o56_wk_fe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3_wk_ti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4_wk_ti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5_wk</text:p>
          </table:table-cell>
          <table:table-cell office:value-type="string" calcext:value-type="string">
            <text:p>minus_cr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5_wk_ti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6_wk</text:p>
          </table:table-cell>
          <table:table-cell office:value-type="string" calcext:value-type="string">
            <text:p>minus_cr4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6_wk_ti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7_wk</text:p>
          </table:table-cell>
          <table:table-cell office:value-type="string" calcext:value-type="string">
            <text:p>minus_cr4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7_wk_ti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a66_wk_zn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d97_wk_ag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v48_wk</text:p>
          </table:table-cell>
          <table:table-cell office:value-type="string" calcext:value-type="string">
            <text:p>minus_cr4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f17_wk_o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40_wk</text:p>
          </table:table-cell>
          <table:table-cell office:value-type="string" calcext:value-type="string">
            <text:p>minus_sc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v49_wk</text:p>
          </table:table-cell>
          <table:table-cell office:value-type="string" calcext:value-type="string">
            <text:p>minus_cr4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k37_wk</text:p>
          </table:table-cell>
          <table:table-cell office:value-type="string" calcext:value-type="string">
            <text:p>minus_ca3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y77_wk_sr7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7_wk_ar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6_wk_ge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o57_wk</text:p>
          </table:table-cell>
          <table:table-cell office:value-type="string" calcext:value-type="string">
            <text:p>minus_ni5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y78_wk_sr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50_wk</text:p>
          </table:table-cell>
          <table:table-cell office:value-type="string" calcext:value-type="string">
            <text:p>minus_mn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br70_wk_se7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5_wk_cu5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6_wk_cu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7_wk_cu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0_wk_ga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8_wk_cu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59_wk_cu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8_wk</text:p>
          </table:table-cell>
          <table:table-cell office:value-type="string" calcext:value-type="string">
            <text:p>minus_ca3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f18_wk</text:p>
          </table:table-cell>
          <table:table-cell office:value-type="string" calcext:value-type="string">
            <text:p>minus_ne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cr44_wk_v4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0_wk_cu6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8_wk_ar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f18_wk_o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1_wk_cu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5_wk</text:p>
          </table:table-cell>
          <table:table-cell office:value-type="string" calcext:value-type="string">
            <text:p>minus_si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2_wk</text:p>
          </table:table-cell>
          <table:table-cell office:value-type="string" calcext:value-type="string">
            <text:p>minus_ga6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2_wk_cu6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a41_wk</text:p>
          </table:table-cell>
          <table:table-cell office:value-type="string" calcext:value-type="string">
            <text:p>minus_sc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3_wk</text:p>
          </table:table-cell>
          <table:table-cell office:value-type="string" calcext:value-type="string">
            <text:p>minus_ga6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3_wk_cu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1_wk_ga6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s67_wk_ge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n64_wk</text:p>
          </table:table-cell>
          <table:table-cell office:value-type="string" calcext:value-type="string">
            <text:p>minus_ga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n65_wk</text:p>
          </table:table-cell>
          <table:table-cell office:value-type="string" calcext:value-type="string">
            <text:p>minus_ga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78_wk_y7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k39_wk</text:p>
          </table:table-cell>
          <table:table-cell office:value-type="string" calcext:value-type="string">
            <text:p>minus_ca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79_wk_y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f19_wk</text:p>
          </table:table-cell>
          <table:table-cell office:value-type="string" calcext:value-type="string">
            <text:p>minus_ne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zr80_wk_y8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al25_wk_mg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45_wk_v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r81_wk_y8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cr47_wk_v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zr82_wk_y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ge62_wk_ga62</text:p>
          </table:table-cell>
          <table:table-cell table:number-columns-repeated="19"/>
        </table:table-row>
      </table:table>
      <table:table table:name="wk-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l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l3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ar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3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a3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l3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e5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o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r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5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5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i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cu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1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5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n5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fe5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zn6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a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a6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e6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a6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ge6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ut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h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he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3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k3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a2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g2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4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4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r5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mn5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2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a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e2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a2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e1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f1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e1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ni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2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i3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p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28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2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3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3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c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l2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si2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c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ti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4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5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6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i4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v4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57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5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0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1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2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u63</text:p>
          </table:table-cell>
          <table:table-cell office:value-type="string" calcext:value-type="string">
            <text:p>wk-minus</text:p>
          </table:table-cell>
          <table:table-cell office:value-type="string" calcext:value-type="string">
            <text:p>zn63</text:p>
          </table:table-cell>
        </table:table-row>
      </table:table>
      <table:table table:name="matched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r_ag94_wk_pd94</text:p>
          </table:table-cell>
          <table:table-cell office:value-type="string" calcext:value-type="string">
            <text:p>100%Rh94</text:p>
          </table:table-cell>
          <table:table-cell/>
          <table:table-cell table:style-name="ce1"/>
        </table:table-row>
        <table:table-row table:style-name="ro1">
          <table:table-cell table:number-columns-repeated="4"/>
          <table:table-cell office:value-type="string" calcext:value-type="string">
            <text:p>r_al22_wk_mg22</text:p>
          </table:table-cell>
          <table:table-cell office:value-type="string" calcext:value-type="string">
            <text:p>100%Na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_mg23_wk-minus_al23</text:p>
          </table:table-cell>
          <table:table-cell/>
          <table:table-cell office:value-type="string" calcext:value-type="string">
            <text:p>r_al23_wk_mg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g24_wk-minus_al24</text:p>
          </table:table-cell>
          <table:table-cell/>
          <table:table-cell office:value-type="string" calcext:value-type="string">
            <text:p>r_al24_wk_mg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g25_wk-minus_al25</text:p>
          </table:table-cell>
          <table:table-cell/>
          <table:table-cell office:value-type="string" calcext:value-type="string">
            <text:p>r_al25_wk_mg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r31_wk_cl3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r_ar31_wk_h1_h1_p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2_wk-minus_ar32</text:p>
          </table:table-cell>
          <table:table-cell/>
          <table:table-cell office:value-type="string" calcext:value-type="string">
            <text:p>r_ar32_wk_cl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3_wk-minus_ar33</text:p>
          </table:table-cell>
          <table:table-cell/>
          <table:table-cell office:value-type="string" calcext:value-type="string">
            <text:p>r_ar33_wk_cl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4_wk-minus_ar34</text:p>
          </table:table-cell>
          <table:table-cell/>
          <table:table-cell office:value-type="string" calcext:value-type="string">
            <text:p>r_ar34_wk_cl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l35_wk-minus_ar35</text:p>
          </table:table-cell>
          <table:table-cell/>
          <table:table-cell office:value-type="string" calcext:value-type="string">
            <text:p>r_ar35_wk_cl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4_wk_ge6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5_wk_ge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6_wk_ge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7_wk_ge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as68_wk_ge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8_wk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e7_wk_li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68_wk_se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69_wk_se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0_wk_se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1_wk_se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br72_wk_se7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office:value-type="string" calcext:value-type="string">
            <text:p>r_c11_wk_b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9_wk_h1_he4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6_wk-minus_ca36</text:p>
          </table:table-cell>
          <table:table-cell/>
          <table:table-cell office:value-type="string" calcext:value-type="string">
            <text:p>r_ca36_wk_k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7_wk-minus_ca37</text:p>
          </table:table-cell>
          <table:table-cell/>
          <table:table-cell office:value-type="string" calcext:value-type="string">
            <text:p>r_ca37_wk_k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8_wk-minus_ca38</text:p>
          </table:table-cell>
          <table:table-cell/>
          <table:table-cell office:value-type="string" calcext:value-type="string">
            <text:p>r_ca38_wk_k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k39_wk-minus_ca39</text:p>
          </table:table-cell>
          <table:table-cell/>
          <table:table-cell office:value-type="string" calcext:value-type="string">
            <text:p>r_ca39_wk_k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5_wk_ag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6_wk_ag9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7_wk_ag9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d98_wk_ag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l30_wk_s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1_wk-minus_cl31</text:p>
          </table:table-cell>
          <table:table-cell/>
          <table:table-cell office:value-type="string" calcext:value-type="string">
            <text:p>r_cl31_wk_s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2_wk-minus_cl32</text:p>
          </table:table-cell>
          <table:table-cell/>
          <table:table-cell office:value-type="string" calcext:value-type="string">
            <text:p>r_cl32_wk_s3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3_wk-minus_cl33</text:p>
          </table:table-cell>
          <table:table-cell/>
          <table:table-cell office:value-type="string" calcext:value-type="string">
            <text:p>r_cl33_wk_s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34_wk-minus_cl34</text:p>
          </table:table-cell>
          <table:table-cell/>
          <table:table-cell office:value-type="string" calcext:value-type="string">
            <text:p>r_cl34_wk_s3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o51_wk_fe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o52_wk_fe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3_wk-minus_co53</text:p>
          </table:table-cell>
          <table:table-cell/>
          <table:table-cell office:value-type="string" calcext:value-type="string">
            <text:p>r_co53_wk_fe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4_wk-minus_co54</text:p>
          </table:table-cell>
          <table:table-cell/>
          <table:table-cell office:value-type="string" calcext:value-type="string">
            <text:p>r_co54_wk_fe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5_wk-minus_co55</text:p>
          </table:table-cell>
          <table:table-cell/>
          <table:table-cell office:value-type="string" calcext:value-type="string">
            <text:p>r_co55_wk_fe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e56_wk-minus_co56</text:p>
          </table:table-cell>
          <table:table-cell/>
          <table:table-cell office:value-type="string" calcext:value-type="string">
            <text:p>r_co56_wk_fe5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r44_wk_v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5_wk-minus_cr45</text:p>
          </table:table-cell>
          <table:table-cell/>
          <table:table-cell office:value-type="string" calcext:value-type="string">
            <text:p>r_cr45_wk_v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6_wk-minus_cr46</text:p>
          </table:table-cell>
          <table:table-cell/>
          <table:table-cell office:value-type="string" calcext:value-type="string">
            <text:p>r_cr46_wk_v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7_wk-minus_cr47</text:p>
          </table:table-cell>
          <table:table-cell/>
          <table:table-cell office:value-type="string" calcext:value-type="string">
            <text:p>r_cr47_wk_v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8_wk-minus_cr48</text:p>
          </table:table-cell>
          <table:table-cell/>
          <table:table-cell office:value-type="string" calcext:value-type="string">
            <text:p>r_cr48_wk_v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v49_wk-minus_cr49</text:p>
          </table:table-cell>
          <table:table-cell/>
          <table:table-cell office:value-type="string" calcext:value-type="string">
            <text:p>r_cr49_wk_v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4_wk_ni5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5_wk_ni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cu56_wk_ni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7_wk-minus_cu57</text:p>
          </table:table-cell>
          <table:table-cell/>
          <table:table-cell office:value-type="string" calcext:value-type="string">
            <text:p>r_cu57_wk_ni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8_wk-minus_cu58</text:p>
          </table:table-cell>
          <table:table-cell/>
          <table:table-cell office:value-type="string" calcext:value-type="string">
            <text:p>r_cu58_wk_ni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59_wk-minus_cu59</text:p>
          </table:table-cell>
          <table:table-cell/>
          <table:table-cell office:value-type="string" calcext:value-type="string">
            <text:p>r_cu59_wk_ni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0_wk-minus_cu60</text:p>
          </table:table-cell>
          <table:table-cell/>
          <table:table-cell office:value-type="string" calcext:value-type="string">
            <text:p>r_cu60_wk_ni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1_wk-minus_cu61</text:p>
          </table:table-cell>
          <table:table-cell/>
          <table:table-cell office:value-type="string" calcext:value-type="string">
            <text:p>r_cu61_wk_ni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i62_wk-minus_cu62</text:p>
          </table:table-cell>
          <table:table-cell/>
          <table:table-cell office:value-type="string" calcext:value-type="string">
            <text:p>r_cu62_wk_ni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o17_wk-minus_f17</text:p>
          </table:table-cell>
          <table:table-cell/>
          <table:table-cell office:value-type="string" calcext:value-type="string">
            <text:p>r_f17_wk_o1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o18_wk-minus_f18</text:p>
          </table:table-cell>
          <table:table-cell/>
          <table:table-cell office:value-type="string" calcext:value-type="string">
            <text:p>r_f18_wk_o1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48_wk_mn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49_wk-minus_fe49</text:p>
          </table:table-cell>
          <table:table-cell/>
          <table:table-cell office:value-type="string" calcext:value-type="string">
            <text:p>r_fe49_wk_mn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50_wk_mn5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fe51_wk_mn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52_wk-minus_fe52</text:p>
          </table:table-cell>
          <table:table-cell/>
          <table:table-cell office:value-type="string" calcext:value-type="string">
            <text:p>r_fe52_wk_mn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mn53_wk-minus_fe53</text:p>
          </table:table-cell>
          <table:table-cell/>
          <table:table-cell office:value-type="string" calcext:value-type="string">
            <text:p>r_fe53_wk_mn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59_wk_zn5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0_wk_zn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1_wk_zn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2_wk-minus_ga62</text:p>
          </table:table-cell>
          <table:table-cell/>
          <table:table-cell office:value-type="string" calcext:value-type="string">
            <text:p>r_ga62_wk_zn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3_wk-minus_ga63</text:p>
          </table:table-cell>
          <table:table-cell/>
          <table:table-cell office:value-type="string" calcext:value-type="string">
            <text:p>r_ga63_wk_zn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4_wk-minus_ga64</text:p>
          </table:table-cell>
          <table:table-cell/>
          <table:table-cell office:value-type="string" calcext:value-type="string">
            <text:p>r_ga64_wk_zn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zn65_wk-minus_ga65</text:p>
          </table:table-cell>
          <table:table-cell/>
          <table:table-cell office:value-type="string" calcext:value-type="string">
            <text:p>r_ga65_wk_zn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a66_wk_zn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0_wk_ga6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1_wk_ga6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2_wk_ga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3_wk_ga6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ga64_wk-minus_ge64</text:p>
          </table:table-cell>
          <table:table-cell/>
          <table:table-cell office:value-type="string" calcext:value-type="string">
            <text:p>r_ge64_wk_ga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ga65_wk-minus_ge65</text:p>
          </table:table-cell>
          <table:table-cell/>
          <table:table-cell office:value-type="string" calcext:value-type="string">
            <text:p>r_ge65_wk_ga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6_wk_ga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ge67_wk_ga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1_ec_h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1_wk_h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1_he3_wk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ut_wk-minus_h1</text:p>
          </table:table-cell>
          <table:table-cell/>
          <table:table-cell office:value-type="string" calcext:value-type="string">
            <text:p>r_h1_wk_neut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3_be7_to_neut_h1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3_he3_to_neut_h1_he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h3_wk-minus_he3</text:p>
          </table:table-cell>
          <table:table-cell/>
          <table:table-cell office:value-type="string" calcext:value-type="string">
            <text:p>r_he3_ec_h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he3_li7_to_neut_h1_he4_he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in98_wk_cd9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in99_wk_cd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5_wk-minus_k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_ar36_wk-minus_k36</text:p>
          </table:table-cell>
          <table:table-cell/>
          <table:table-cell office:value-type="string" calcext:value-type="string">
            <text:p>r_k36_wk_ar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7_wk-minus_k37</text:p>
          </table:table-cell>
          <table:table-cell/>
          <table:table-cell office:value-type="string" calcext:value-type="string">
            <text:p>r_k37_wk_ar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r38_wk-minus_k38</text:p>
          </table:table-cell>
          <table:table-cell/>
          <table:table-cell office:value-type="string" calcext:value-type="string">
            <text:p>r_k38_wk_ar3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69_wk_br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0_wk_br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1_wk_br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2_wk_br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3_wk_br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kr73_wk_br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1_wk-minus_mg21</text:p>
          </table:table-cell>
          <table:table-cell/>
          <table:table-cell office:value-type="string" calcext:value-type="string">
            <text:p>r_mg21_wk_na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2_wk-minus_mg22</text:p>
          </table:table-cell>
          <table:table-cell/>
          <table:table-cell office:value-type="string" calcext:value-type="string">
            <text:p>r_mg22_wk_na2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a23_wk-minus_mg23</text:p>
          </table:table-cell>
          <table:table-cell/>
          <table:table-cell office:value-type="string" calcext:value-type="string">
            <text:p>r_mg23_wk_na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n47_wk_cr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n48_wk_cr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49_wk-minus_mn49</text:p>
          </table:table-cell>
          <table:table-cell/>
          <table:table-cell office:value-type="string" calcext:value-type="string">
            <text:p>r_mn49_wk_cr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0_wk-minus_mn50</text:p>
          </table:table-cell>
          <table:table-cell/>
          <table:table-cell office:value-type="string" calcext:value-type="string">
            <text:p>r_mn50_wk_cr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1_wk-minus_mn51</text:p>
          </table:table-cell>
          <table:table-cell/>
          <table:table-cell office:value-type="string" calcext:value-type="string">
            <text:p>r_mn51_wk_cr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r52_wk-minus_mn52</text:p>
          </table:table-cell>
          <table:table-cell/>
          <table:table-cell office:value-type="string" calcext:value-type="string">
            <text:p>r_mn52_wk_cr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2_wk_nb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3_wk_nb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4_wk_nb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mo85_wk_nb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12_wk_c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20_wk-minus_na20</text:p>
          </table:table-cell>
          <table:table-cell/>
          <table:table-cell office:value-type="string" calcext:value-type="string">
            <text:p>r_na20_wk_ne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ne21_wk-minus_na21</text:p>
          </table:table-cell>
          <table:table-cell/>
          <table:table-cell office:value-type="string" calcext:value-type="string">
            <text:p>r_na21_wk_ne2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1_wk_zr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2_wk_zr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b83_wk_zr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18_wk-minus_ne18</text:p>
          </table:table-cell>
          <table:table-cell/>
          <table:table-cell office:value-type="string" calcext:value-type="string">
            <text:p>r_ne18_wk_f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f19_wk-minus_ne19</text:p>
          </table:table-cell>
          <table:table-cell/>
          <table:table-cell office:value-type="string" calcext:value-type="string">
            <text:p>r_ne19_wk_f1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2_wk_co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3_wk_co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ni54_wk_co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5_wk-minus_ni55</text:p>
          </table:table-cell>
          <table:table-cell/>
          <table:table-cell office:value-type="string" calcext:value-type="string">
            <text:p>r_ni55_wk_co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6_wk-minus_ni56</text:p>
          </table:table-cell>
          <table:table-cell/>
          <table:table-cell office:value-type="string" calcext:value-type="string">
            <text:p>r_ni56_wk_co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o57_wk-minus_ni57</text:p>
          </table:table-cell>
          <table:table-cell/>
          <table:table-cell office:value-type="string" calcext:value-type="string">
            <text:p>r_ni57_wk_co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3_wk_n1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4_wk_n1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o15_wk_n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26_wk_si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7_wk-minus_p27</text:p>
          </table:table-cell>
          <table:table-cell/>
          <table:table-cell office:value-type="string" calcext:value-type="string">
            <text:p>r_p27_wk_si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8_wk-minus_p28</text:p>
          </table:table-cell>
          <table:table-cell/>
          <table:table-cell office:value-type="string" calcext:value-type="string">
            <text:p>r_p28_wk_si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29_wk-minus_p29</text:p>
          </table:table-cell>
          <table:table-cell/>
          <table:table-cell office:value-type="string" calcext:value-type="string">
            <text:p>r_p29_wk_si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i30_wk-minus_p30</text:p>
          </table:table-cell>
          <table:table-cell/>
          <table:table-cell office:value-type="string" calcext:value-type="string">
            <text:p>r_p30_wk_si3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0_wk_rh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1_wk_rh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2_wk_rh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pd93_wk_rh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b73_wk_kr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b74_wk_kr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89_wk_ru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90_wk_ru9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h91_wk_ru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6_wk_tc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7_wk_tc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ru88_wk_tc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27_wk_h1_h1_al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27_wk_p2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28_wk-minus_s28</text:p>
          </table:table-cell>
          <table:table-cell/>
          <table:table-cell office:value-type="string" calcext:value-type="string">
            <text:p>r_s28_wk_p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29_wk-minus_s29</text:p>
          </table:table-cell>
          <table:table-cell/>
          <table:table-cell office:value-type="string" calcext:value-type="string">
            <text:p>r_s29_wk_p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30_wk-minus_s30</text:p>
          </table:table-cell>
          <table:table-cell/>
          <table:table-cell office:value-type="string" calcext:value-type="string">
            <text:p>r_s30_wk_p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p31_wk-minus_s31</text:p>
          </table:table-cell>
          <table:table-cell/>
          <table:table-cell office:value-type="string" calcext:value-type="string">
            <text:p>r_s31_wk_p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c39_wk_ca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0_wk-minus_sc40</text:p>
          </table:table-cell>
          <table:table-cell/>
          <table:table-cell office:value-type="string" calcext:value-type="string">
            <text:p>r_sc40_wk_ca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1_wk-minus_sc41</text:p>
          </table:table-cell>
          <table:table-cell/>
          <table:table-cell office:value-type="string" calcext:value-type="string">
            <text:p>r_sc41_wk_ca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2_wk-minus_sc42</text:p>
          </table:table-cell>
          <table:table-cell/>
          <table:table-cell office:value-type="string" calcext:value-type="string">
            <text:p>r_sc42_wk_ca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3_wk-minus_sc43</text:p>
          </table:table-cell>
          <table:table-cell/>
          <table:table-cell office:value-type="string" calcext:value-type="string">
            <text:p>r_sc43_wk_ca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a44_wk-minus_sc44</text:p>
          </table:table-cell>
          <table:table-cell/>
          <table:table-cell office:value-type="string" calcext:value-type="string">
            <text:p>r_sc44_wk_ca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5_wk_as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6_wk_as6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7_wk_as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8_wk_as6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e69_wk_as6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4_wk-minus_si24</text:p>
          </table:table-cell>
          <table:table-cell/>
          <table:table-cell office:value-type="string" calcext:value-type="string">
            <text:p>r_si24_wk_al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5_wk-minus_si25</text:p>
          </table:table-cell>
          <table:table-cell/>
          <table:table-cell office:value-type="string" calcext:value-type="string">
            <text:p>r_si25_wk_al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6_wk-minus_si26</text:p>
          </table:table-cell>
          <table:table-cell/>
          <table:table-cell office:value-type="string" calcext:value-type="string">
            <text:p>r_si26_wk_al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al27_wk-minus_si27</text:p>
          </table:table-cell>
          <table:table-cell/>
          <table:table-cell office:value-type="string" calcext:value-type="string">
            <text:p>r_si27_wk_al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0_wk_in1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1_wk_in1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2_wk_in10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3_wk_in10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104_wk_in10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n99_wk_in9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4_wk_rb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5_wk_rb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6_wk_rb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sr77_wk_rb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tc85_wk_mo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tc86_wk_mo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0_wk-minus_ti40</text:p>
          </table:table-cell>
          <table:table-cell/>
          <table:table-cell office:value-type="string" calcext:value-type="string">
            <text:p>r_ti40_wk_sc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1_wk-minus_ti41</text:p>
          </table:table-cell>
          <table:table-cell/>
          <table:table-cell office:value-type="string" calcext:value-type="string">
            <text:p>r_ti41_wk_sc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2_wk-minus_ti42</text:p>
          </table:table-cell>
          <table:table-cell/>
          <table:table-cell office:value-type="string" calcext:value-type="string">
            <text:p>r_ti42_wk_sc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3_wk-minus_ti43</text:p>
          </table:table-cell>
          <table:table-cell/>
          <table:table-cell office:value-type="string" calcext:value-type="string">
            <text:p>r_ti43_wk_sc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4_wk-minus_ti44</text:p>
          </table:table-cell>
          <table:table-cell/>
          <table:table-cell office:value-type="string" calcext:value-type="string">
            <text:p>r_ti44_wk_sc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sc45_wk-minus_ti45</text:p>
          </table:table-cell>
          <table:table-cell/>
          <table:table-cell office:value-type="string" calcext:value-type="string">
            <text:p>r_ti45_wk_sc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v43_wk_ti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4_wk-minus_v44</text:p>
          </table:table-cell>
          <table:table-cell/>
          <table:table-cell office:value-type="string" calcext:value-type="string">
            <text:p>r_v44_wk_ti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5_wk-minus_v45</text:p>
          </table:table-cell>
          <table:table-cell/>
          <table:table-cell office:value-type="string" calcext:value-type="string">
            <text:p>r_v45_wk_ti4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6_wk-minus_v46</text:p>
          </table:table-cell>
          <table:table-cell/>
          <table:table-cell office:value-type="string" calcext:value-type="string">
            <text:p>r_v46_wk_ti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ti47_wk-minus_v47</text:p>
          </table:table-cell>
          <table:table-cell/>
          <table:table-cell office:value-type="string" calcext:value-type="string">
            <text:p>r_v47_wk_ti4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y77_wk_sr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y78_wk_sr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5_wk_cu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6_wk_cu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57_wk-minus_zn57</text:p>
          </table:table-cell>
          <table:table-cell/>
          <table:table-cell office:value-type="string" calcext:value-type="string">
            <text:p>r_zn57_wk_cu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8_wk_cu5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n59_wk_cu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0_wk-minus_zn60</text:p>
          </table:table-cell>
          <table:table-cell/>
          <table:table-cell office:value-type="string" calcext:value-type="string">
            <text:p>r_zn60_wk_cu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1_wk-minus_zn61</text:p>
          </table:table-cell>
          <table:table-cell/>
          <table:table-cell office:value-type="string" calcext:value-type="string">
            <text:p>r_zn61_wk_cu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2_wk-minus_zn62</text:p>
          </table:table-cell>
          <table:table-cell/>
          <table:table-cell office:value-type="string" calcext:value-type="string">
            <text:p>r_zn62_wk_cu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_cu63_wk-minus_zn63</text:p>
          </table:table-cell>
          <table:table-cell/>
          <table:table-cell office:value-type="string" calcext:value-type="string">
            <text:p>r_zn63_wk_cu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78_wk_y7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r_zr79_wk_y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0_wk_y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1_wk_y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_zr82_wk_y82</text:p>
          </table:table-cell>
          <table:table-cell table:number-columns-repeated="3"/>
        </table:table-row>
      </table:table>
      <table:table table:name="Sheet7" table:style-name="ta1"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r_ag94_wk_pd94</text:p>
          </table:table-cell>
          <table:table-cell table:number-columns-repeated="5"/>
          <table:table-cell office:value-type="string" calcext:value-type="string">
            <text:p>r_ag94_wk_pd94</text:p>
          </table:table-cell>
          <table:table-cell table:number-columns-repeated="2"/>
          <table:table-cell office:value-type="string" calcext:value-type="string">
            <text:p>r_al23_wk_mg23</text:p>
          </table:table-cell>
          <table:table-cell table:number-columns-repeated="2"/>
          <table:table-cell office:value-type="string" calcext:value-type="string">
            <text:p>r_ag94_wk_pd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_mg23_wk-minus_al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al22_wk_mg22</text:p>
          </table:table-cell>
          <table:table-cell table:number-columns-repeated="5"/>
          <table:table-cell office:value-type="string" calcext:value-type="string">
            <text:p>r_al22_wk_mg22</text:p>
          </table:table-cell>
          <table:table-cell table:number-columns-repeated="2"/>
          <table:table-cell office:value-type="string" calcext:value-type="string">
            <text:p>r_al24_wk_mg24</text:p>
          </table:table-cell>
          <table:table-cell table:number-columns-repeated="2"/>
          <table:table-cell office:value-type="string" calcext:value-type="string">
            <text:p>r_al22_wk_mg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_mg24_wk-minus_al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al23_wk_mg23</text:p>
          </table:table-cell>
          <table:table-cell table:number-columns-repeated="5"/>
          <table:table-cell office:value-type="string" calcext:value-type="string">
            <text:p>r_al23_wk_mg23</text:p>
          </table:table-cell>
          <table:table-cell table:number-columns-repeated="2"/>
          <table:table-cell office:value-type="string" calcext:value-type="string">
            <text:p>r_al25_wk_mg25</text:p>
          </table:table-cell>
          <table:table-cell table:number-columns-repeated="2"/>
          <table:table-cell office:value-type="string" calcext:value-type="string">
            <text:p>r_ar31_wk_cl31</text:p>
          </table:table-cell>
        </table:table-row>
        <table:table-row table:style-name="ro1">
          <table:table-cell table:formula="of:=[.C6]" office:value-type="string" office:string-value="r_mg23_wk-minus_al23" calcext:value-type="string">
            <text:p>r_mg23_wk-minus_al23</text:p>
          </table:table-cell>
          <table:table-cell/>
          <table:table-cell office:value-type="string" calcext:value-type="string">
            <text:p>r_mg23_wk-minus_al23</text:p>
          </table:table-cell>
          <table:table-cell table:number-columns-repeated="3"/>
          <table:table-cell office:value-type="string" calcext:value-type="string">
            <text:p>r_mg23_wk-minus_al23</text:p>
          </table:table-cell>
          <table:table-cell table:number-columns-repeated="2"/>
          <table:table-cell office:value-type="string" calcext:value-type="string">
            <text:p>r_mg25_wk-minus_al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l24_wk_mg24</text:p>
          </table:table-cell>
          <table:table-cell table:number-columns-repeated="5"/>
          <table:table-cell office:value-type="string" calcext:value-type="string">
            <text:p>r_al24_wk_mg24</text:p>
          </table:table-cell>
          <table:table-cell table:number-columns-repeated="2"/>
          <table:table-cell office:value-type="string" calcext:value-type="string">
            <text:p>r_ar32_wk_cl32</text:p>
          </table:table-cell>
          <table:table-cell table:number-columns-repeated="2"/>
          <table:table-cell office:value-type="string" calcext:value-type="string">
            <text:p>r_ar31_wk_h1_h1_p29</text:p>
          </table:table-cell>
        </table:table-row>
        <table:table-row table:style-name="ro1">
          <table:table-cell table:formula="of:=[.C8]" office:value-type="string" office:string-value="r_mg24_wk-minus_al24" calcext:value-type="string">
            <text:p>r_mg24_wk-minus_al24</text:p>
          </table:table-cell>
          <table:table-cell/>
          <table:table-cell office:value-type="string" calcext:value-type="string">
            <text:p>r_mg24_wk-minus_al24</text:p>
          </table:table-cell>
          <table:table-cell table:number-columns-repeated="3"/>
          <table:table-cell office:value-type="string" calcext:value-type="string">
            <text:p>r_mg24_wk-minus_al24</text:p>
          </table:table-cell>
          <table:table-cell table:number-columns-repeated="2"/>
          <table:table-cell office:value-type="string" calcext:value-type="string">
            <text:p>r_cl32_wk-minus_ar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l25_wk_mg25</text:p>
          </table:table-cell>
          <table:table-cell table:number-columns-repeated="5"/>
          <table:table-cell office:value-type="string" calcext:value-type="string">
            <text:p>r_al25_wk_mg25</text:p>
          </table:table-cell>
          <table:table-cell table:number-columns-repeated="2"/>
          <table:table-cell office:value-type="string" calcext:value-type="string">
            <text:p>r_ar33_wk_cl33</text:p>
          </table:table-cell>
          <table:table-cell table:number-columns-repeated="2"/>
          <table:table-cell office:value-type="string" calcext:value-type="string">
            <text:p>r_as64_wk_ge64</text:p>
          </table:table-cell>
        </table:table-row>
        <table:table-row table:style-name="ro1">
          <table:table-cell table:formula="of:=[.C10]" office:value-type="string" office:string-value="r_mg25_wk-minus_al25" calcext:value-type="string">
            <text:p>r_mg25_wk-minus_al25</text:p>
          </table:table-cell>
          <table:table-cell/>
          <table:table-cell office:value-type="string" calcext:value-type="string">
            <text:p>r_mg25_wk-minus_al25</text:p>
          </table:table-cell>
          <table:table-cell table:number-columns-repeated="3"/>
          <table:table-cell office:value-type="string" calcext:value-type="string">
            <text:p>r_mg25_wk-minus_al25</text:p>
          </table:table-cell>
          <table:table-cell table:number-columns-repeated="2"/>
          <table:table-cell office:value-type="string" calcext:value-type="string">
            <text:p>r_cl33_wk-minus_ar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1_wk_cl31</text:p>
          </table:table-cell>
          <table:table-cell table:number-columns-repeated="5"/>
          <table:table-cell office:value-type="string" calcext:value-type="string">
            <text:p>r_ar31_wk_cl31</text:p>
          </table:table-cell>
          <table:table-cell table:number-columns-repeated="2"/>
          <table:table-cell office:value-type="string" calcext:value-type="string">
            <text:p>r_ar34_wk_cl34</text:p>
          </table:table-cell>
          <table:table-cell table:number-columns-repeated="2"/>
          <table:table-cell office:value-type="string" calcext:value-type="string">
            <text:p>r_as65_wk_ge65</text:p>
          </table:table-cell>
        </table:table-row>
        <table:table-row table:style-name="ro1">
          <table:table-cell table:formula="of:=[.C1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l34_wk-minus_ar3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1_wk_h1_h1_p29</text:p>
          </table:table-cell>
          <table:table-cell table:number-columns-repeated="5"/>
          <table:table-cell office:value-type="string" calcext:value-type="string">
            <text:p>r_ar31_wk_h1_h1_p29</text:p>
          </table:table-cell>
          <table:table-cell table:number-columns-repeated="2"/>
          <table:table-cell office:value-type="string" calcext:value-type="string">
            <text:p>r_ar35_wk_cl35</text:p>
          </table:table-cell>
          <table:table-cell table:number-columns-repeated="2"/>
          <table:table-cell office:value-type="string" calcext:value-type="string">
            <text:p>r_as66_wk_ge66</text:p>
          </table:table-cell>
        </table:table-row>
        <table:table-row table:style-name="ro1">
          <table:table-cell table:formula="of:=[.C1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l35_wk-minus_ar3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2_wk_cl32</text:p>
          </table:table-cell>
          <table:table-cell table:number-columns-repeated="5"/>
          <table:table-cell office:value-type="string" calcext:value-type="string">
            <text:p>r_ar32_wk_cl32</text:p>
          </table:table-cell>
          <table:table-cell table:number-columns-repeated="2"/>
          <table:table-cell office:value-type="string" calcext:value-type="string">
            <text:p>r_ca36_wk_k36</text:p>
          </table:table-cell>
          <table:table-cell table:number-columns-repeated="2"/>
          <table:table-cell office:value-type="string" calcext:value-type="string">
            <text:p>r_as67_wk_ge67</text:p>
          </table:table-cell>
        </table:table-row>
        <table:table-row table:style-name="ro1">
          <table:table-cell table:formula="of:=[.C16]" office:value-type="string" office:string-value="r_cl32_wk-minus_ar32" calcext:value-type="string">
            <text:p>r_cl32_wk-minus_ar32</text:p>
          </table:table-cell>
          <table:table-cell/>
          <table:table-cell office:value-type="string" calcext:value-type="string">
            <text:p>r_cl32_wk-minus_ar32</text:p>
          </table:table-cell>
          <table:table-cell table:number-columns-repeated="3"/>
          <table:table-cell office:value-type="string" calcext:value-type="string">
            <text:p>r_cl32_wk-minus_ar32</text:p>
          </table:table-cell>
          <table:table-cell table:number-columns-repeated="2"/>
          <table:table-cell office:value-type="string" calcext:value-type="string">
            <text:p>r_k36_wk-minus_ca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3_wk_cl33</text:p>
          </table:table-cell>
          <table:table-cell table:number-columns-repeated="5"/>
          <table:table-cell office:value-type="string" calcext:value-type="string">
            <text:p>r_ar33_wk_cl33</text:p>
          </table:table-cell>
          <table:table-cell table:number-columns-repeated="2"/>
          <table:table-cell office:value-type="string" calcext:value-type="string">
            <text:p>r_ca37_wk_k37</text:p>
          </table:table-cell>
          <table:table-cell table:number-columns-repeated="2"/>
          <table:table-cell office:value-type="string" calcext:value-type="string">
            <text:p>r_as68_wk_ge68</text:p>
          </table:table-cell>
        </table:table-row>
        <table:table-row table:style-name="ro1">
          <table:table-cell table:formula="of:=[.C18]" office:value-type="string" office:string-value="r_cl33_wk-minus_ar33" calcext:value-type="string">
            <text:p>r_cl33_wk-minus_ar33</text:p>
          </table:table-cell>
          <table:table-cell/>
          <table:table-cell office:value-type="string" calcext:value-type="string">
            <text:p>r_cl33_wk-minus_ar33</text:p>
          </table:table-cell>
          <table:table-cell table:number-columns-repeated="3"/>
          <table:table-cell office:value-type="string" calcext:value-type="string">
            <text:p>r_cl33_wk-minus_ar33</text:p>
          </table:table-cell>
          <table:table-cell table:number-columns-repeated="2"/>
          <table:table-cell office:value-type="string" calcext:value-type="string">
            <text:p>r_k37_wk-minus_ca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4_wk_cl34</text:p>
          </table:table-cell>
          <table:table-cell table:number-columns-repeated="5"/>
          <table:table-cell office:value-type="string" calcext:value-type="string">
            <text:p>r_ar34_wk_cl34</text:p>
          </table:table-cell>
          <table:table-cell table:number-columns-repeated="2"/>
          <table:table-cell office:value-type="string" calcext:value-type="string">
            <text:p>r_ca38_wk_k38</text:p>
          </table:table-cell>
          <table:table-cell table:number-columns-repeated="2"/>
          <table:table-cell office:value-type="string" calcext:value-type="string">
            <text:p>r_b8_wk_he4_he4</text:p>
          </table:table-cell>
        </table:table-row>
        <table:table-row table:style-name="ro1">
          <table:table-cell table:formula="of:=[.C20]" office:value-type="string" office:string-value="r_cl34_wk-minus_ar34" calcext:value-type="string">
            <text:p>r_cl34_wk-minus_ar34</text:p>
          </table:table-cell>
          <table:table-cell/>
          <table:table-cell office:value-type="string" calcext:value-type="string">
            <text:p>r_cl34_wk-minus_ar34</text:p>
          </table:table-cell>
          <table:table-cell table:number-columns-repeated="3"/>
          <table:table-cell office:value-type="string" calcext:value-type="string">
            <text:p>r_cl34_wk-minus_ar34</text:p>
          </table:table-cell>
          <table:table-cell table:number-columns-repeated="2"/>
          <table:table-cell office:value-type="string" calcext:value-type="string">
            <text:p>r_k38_wk-minus_ca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5_wk_cl35</text:p>
          </table:table-cell>
          <table:table-cell table:number-columns-repeated="5"/>
          <table:table-cell office:value-type="string" calcext:value-type="string">
            <text:p>r_ar35_wk_cl35</text:p>
          </table:table-cell>
          <table:table-cell table:number-columns-repeated="2"/>
          <table:table-cell office:value-type="string" calcext:value-type="string">
            <text:p>r_ca39_wk_k39</text:p>
          </table:table-cell>
          <table:table-cell table:number-columns-repeated="2"/>
          <table:table-cell office:value-type="string" calcext:value-type="string">
            <text:p>r_be7_wk_li7</text:p>
          </table:table-cell>
        </table:table-row>
        <table:table-row table:style-name="ro1">
          <table:table-cell table:formula="of:=[.C22]" office:value-type="string" office:string-value="r_cl35_wk-minus_ar35" calcext:value-type="string">
            <text:p>r_cl35_wk-minus_ar35</text:p>
          </table:table-cell>
          <table:table-cell/>
          <table:table-cell office:value-type="string" calcext:value-type="string">
            <text:p>r_cl35_wk-minus_ar35</text:p>
          </table:table-cell>
          <table:table-cell table:number-columns-repeated="3"/>
          <table:table-cell office:value-type="string" calcext:value-type="string">
            <text:p>r_cl35_wk-minus_ar35</text:p>
          </table:table-cell>
          <table:table-cell table:number-columns-repeated="2"/>
          <table:table-cell office:value-type="string" calcext:value-type="string">
            <text:p>r_k39_wk-minus_ca3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s64_wk_ge64</text:p>
          </table:table-cell>
          <table:table-cell table:number-columns-repeated="5"/>
          <table:table-cell office:value-type="string" calcext:value-type="string">
            <text:p>r_as64_wk_ge64</text:p>
          </table:table-cell>
          <table:table-cell table:number-columns-repeated="2"/>
          <table:table-cell office:value-type="string" calcext:value-type="string">
            <text:p>r_cl31_wk_s31</text:p>
          </table:table-cell>
          <table:table-cell table:number-columns-repeated="2"/>
          <table:table-cell office:value-type="string" calcext:value-type="string">
            <text:p>r_br68_wk_se68</text:p>
          </table:table-cell>
        </table:table-row>
        <table:table-row table:style-name="ro1">
          <table:table-cell table:formula="of:=[.C2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31_wk-minus_cl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s65_wk_ge65</text:p>
          </table:table-cell>
          <table:table-cell table:number-columns-repeated="5"/>
          <table:table-cell office:value-type="string" calcext:value-type="string">
            <text:p>r_as65_wk_ge65</text:p>
          </table:table-cell>
          <table:table-cell table:number-columns-repeated="2"/>
          <table:table-cell office:value-type="string" calcext:value-type="string">
            <text:p>r_cl32_wk_s32</text:p>
          </table:table-cell>
          <table:table-cell table:number-columns-repeated="2"/>
          <table:table-cell office:value-type="string" calcext:value-type="string">
            <text:p>r_br69_wk_se69</text:p>
          </table:table-cell>
        </table:table-row>
        <table:table-row table:style-name="ro1">
          <table:table-cell table:formula="of:=[.C2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32_wk-minus_cl3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s66_wk_ge66</text:p>
          </table:table-cell>
          <table:table-cell table:number-columns-repeated="5"/>
          <table:table-cell office:value-type="string" calcext:value-type="string">
            <text:p>r_as66_wk_ge66</text:p>
          </table:table-cell>
          <table:table-cell table:number-columns-repeated="2"/>
          <table:table-cell office:value-type="string" calcext:value-type="string">
            <text:p>r_cl33_wk_s33</text:p>
          </table:table-cell>
          <table:table-cell table:number-columns-repeated="2"/>
          <table:table-cell office:value-type="string" calcext:value-type="string">
            <text:p>r_br70_wk_se70</text:p>
          </table:table-cell>
        </table:table-row>
        <table:table-row table:style-name="ro1">
          <table:table-cell table:formula="of:=[.C2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33_wk-minus_cl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s67_wk_ge67</text:p>
          </table:table-cell>
          <table:table-cell table:number-columns-repeated="5"/>
          <table:table-cell office:value-type="string" calcext:value-type="string">
            <text:p>r_as67_wk_ge67</text:p>
          </table:table-cell>
          <table:table-cell table:number-columns-repeated="2"/>
          <table:table-cell office:value-type="string" calcext:value-type="string">
            <text:p>r_cl34_wk_s34</text:p>
          </table:table-cell>
          <table:table-cell table:number-columns-repeated="2"/>
          <table:table-cell office:value-type="string" calcext:value-type="string">
            <text:p>r_br71_wk_se71</text:p>
          </table:table-cell>
        </table:table-row>
        <table:table-row table:style-name="ro1">
          <table:table-cell table:formula="of:=[.C3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34_wk-minus_cl3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s68_wk_ge68</text:p>
          </table:table-cell>
          <table:table-cell table:number-columns-repeated="5"/>
          <table:table-cell office:value-type="string" calcext:value-type="string">
            <text:p>r_as68_wk_ge68</text:p>
          </table:table-cell>
          <table:table-cell table:number-columns-repeated="2"/>
          <table:table-cell office:value-type="string" calcext:value-type="string">
            <text:p>r_co53_wk_fe53</text:p>
          </table:table-cell>
          <table:table-cell table:number-columns-repeated="2"/>
          <table:table-cell office:value-type="string" calcext:value-type="string">
            <text:p>r_br72_wk_se72</text:p>
          </table:table-cell>
        </table:table-row>
        <table:table-row table:style-name="ro1">
          <table:table-cell table:formula="of:=[.C3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fe53_wk-minus_co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8_wk_he4_he4</text:p>
          </table:table-cell>
          <table:table-cell table:number-columns-repeated="5"/>
          <table:table-cell office:value-type="string" calcext:value-type="string">
            <text:p>r_b8_wk_he4_he4</text:p>
          </table:table-cell>
          <table:table-cell table:number-columns-repeated="2"/>
          <table:table-cell office:value-type="string" calcext:value-type="string">
            <text:p>r_co54_wk_fe54</text:p>
          </table:table-cell>
          <table:table-cell table:number-columns-repeated="2"/>
          <table:table-cell office:value-type="string" calcext:value-type="string">
            <text:p>r_c11_wk_b11</text:p>
          </table:table-cell>
        </table:table-row>
        <table:table-row table:style-name="ro1">
          <table:table-cell table:formula="of:=[.C3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fe54_wk-minus_co5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e7_wk_li7</text:p>
          </table:table-cell>
          <table:table-cell table:number-columns-repeated="5"/>
          <table:table-cell office:value-type="string" calcext:value-type="string">
            <text:p>r_be7_wk_li7</text:p>
          </table:table-cell>
          <table:table-cell table:number-columns-repeated="2"/>
          <table:table-cell office:value-type="string" calcext:value-type="string">
            <text:p>r_co55_wk_fe55</text:p>
          </table:table-cell>
          <table:table-cell table:number-columns-repeated="2"/>
          <table:table-cell office:value-type="string" calcext:value-type="string">
            <text:p>r_c9_wk_h1_he4_he4</text:p>
          </table:table-cell>
        </table:table-row>
        <table:table-row table:style-name="ro1">
          <table:table-cell table:formula="of:=[.C3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fe55_wk-minus_co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r68_wk_se68</text:p>
          </table:table-cell>
          <table:table-cell table:number-columns-repeated="5"/>
          <table:table-cell office:value-type="string" calcext:value-type="string">
            <text:p>r_br68_wk_se68</text:p>
          </table:table-cell>
          <table:table-cell table:number-columns-repeated="2"/>
          <table:table-cell office:value-type="string" calcext:value-type="string">
            <text:p>r_co56_wk_fe56</text:p>
          </table:table-cell>
          <table:table-cell table:number-columns-repeated="2"/>
          <table:table-cell office:value-type="string" calcext:value-type="string">
            <text:p>r_cd95_wk_ag95</text:p>
          </table:table-cell>
        </table:table-row>
        <table:table-row table:style-name="ro1">
          <table:table-cell table:formula="of:=[.C3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fe56_wk-minus_co5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r69_wk_se69</text:p>
          </table:table-cell>
          <table:table-cell table:number-columns-repeated="5"/>
          <table:table-cell office:value-type="string" calcext:value-type="string">
            <text:p>r_br69_wk_se69</text:p>
          </table:table-cell>
          <table:table-cell table:number-columns-repeated="2"/>
          <table:table-cell office:value-type="string" calcext:value-type="string">
            <text:p>r_cr45_wk_v45</text:p>
          </table:table-cell>
          <table:table-cell table:number-columns-repeated="2"/>
          <table:table-cell office:value-type="string" calcext:value-type="string">
            <text:p>r_cd96_wk_ag96</text:p>
          </table:table-cell>
        </table:table-row>
        <table:table-row table:style-name="ro1">
          <table:table-cell table:formula="of:=[.C4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v45_wk-minus_cr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r70_wk_se70</text:p>
          </table:table-cell>
          <table:table-cell table:number-columns-repeated="5"/>
          <table:table-cell office:value-type="string" calcext:value-type="string">
            <text:p>r_br70_wk_se70</text:p>
          </table:table-cell>
          <table:table-cell table:number-columns-repeated="2"/>
          <table:table-cell office:value-type="string" calcext:value-type="string">
            <text:p>r_cr46_wk_v46</text:p>
          </table:table-cell>
          <table:table-cell table:number-columns-repeated="2"/>
          <table:table-cell office:value-type="string" calcext:value-type="string">
            <text:p>r_cd97_wk_ag97</text:p>
          </table:table-cell>
        </table:table-row>
        <table:table-row table:style-name="ro1">
          <table:table-cell table:formula="of:=[.C4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v46_wk-minus_cr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r71_wk_se71</text:p>
          </table:table-cell>
          <table:table-cell table:number-columns-repeated="5"/>
          <table:table-cell office:value-type="string" calcext:value-type="string">
            <text:p>r_br71_wk_se71</text:p>
          </table:table-cell>
          <table:table-cell table:number-columns-repeated="2"/>
          <table:table-cell office:value-type="string" calcext:value-type="string">
            <text:p>r_cr47_wk_v47</text:p>
          </table:table-cell>
          <table:table-cell table:number-columns-repeated="2"/>
          <table:table-cell office:value-type="string" calcext:value-type="string">
            <text:p>r_cd98_wk_ag98</text:p>
          </table:table-cell>
        </table:table-row>
        <table:table-row table:style-name="ro1">
          <table:table-cell table:formula="of:=[.C4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v47_wk-minus_cr4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br72_wk_se72</text:p>
          </table:table-cell>
          <table:table-cell table:number-columns-repeated="5"/>
          <table:table-cell office:value-type="string" calcext:value-type="string">
            <text:p>r_br72_wk_se72</text:p>
          </table:table-cell>
          <table:table-cell table:number-columns-repeated="2"/>
          <table:table-cell office:value-type="string" calcext:value-type="string">
            <text:p>r_cr48_wk_v48</text:p>
          </table:table-cell>
          <table:table-cell table:number-columns-repeated="2"/>
          <table:table-cell office:value-type="string" calcext:value-type="string">
            <text:p>r_cl30_wk_s30</text:p>
          </table:table-cell>
        </table:table-row>
        <table:table-row table:style-name="ro1">
          <table:table-cell table:formula="of:=[.C4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v48_wk-minus_cr4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11_wk_b11</text:p>
          </table:table-cell>
          <table:table-cell table:number-columns-repeated="5"/>
          <table:table-cell office:value-type="string" calcext:value-type="string">
            <text:p>r_c11_wk_b11</text:p>
          </table:table-cell>
          <table:table-cell table:number-columns-repeated="2"/>
          <table:table-cell office:value-type="string" calcext:value-type="string">
            <text:p>r_cr49_wk_v49</text:p>
          </table:table-cell>
          <table:table-cell table:number-columns-repeated="2"/>
          <table:table-cell office:value-type="string" calcext:value-type="string">
            <text:p>r_co51_wk_fe51</text:p>
          </table:table-cell>
        </table:table-row>
        <table:table-row table:style-name="ro1">
          <table:table-cell table:formula="of:=[.C4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v49_wk-minus_cr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9_wk_h1_he4_he4</text:p>
          </table:table-cell>
          <table:table-cell table:number-columns-repeated="5"/>
          <table:table-cell office:value-type="string" calcext:value-type="string">
            <text:p>r_c9_wk_h1_he4_he4</text:p>
          </table:table-cell>
          <table:table-cell table:number-columns-repeated="2"/>
          <table:table-cell office:value-type="string" calcext:value-type="string">
            <text:p>r_cu57_wk_ni57</text:p>
          </table:table-cell>
          <table:table-cell table:number-columns-repeated="2"/>
          <table:table-cell office:value-type="string" calcext:value-type="string">
            <text:p>r_co52_wk_fe52</text:p>
          </table:table-cell>
        </table:table-row>
        <table:table-row table:style-name="ro1">
          <table:table-cell table:formula="of:=[.C5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ni57_wk-minus_cu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a36_wk_k36</text:p>
          </table:table-cell>
          <table:table-cell table:number-columns-repeated="5"/>
          <table:table-cell office:value-type="string" calcext:value-type="string">
            <text:p>r_ca36_wk_k36</text:p>
          </table:table-cell>
          <table:table-cell table:number-columns-repeated="2"/>
          <table:table-cell office:value-type="string" calcext:value-type="string">
            <text:p>r_cu58_wk_ni58</text:p>
          </table:table-cell>
          <table:table-cell table:number-columns-repeated="2"/>
          <table:table-cell office:value-type="string" calcext:value-type="string">
            <text:p>r_cr44_wk_v44</text:p>
          </table:table-cell>
        </table:table-row>
        <table:table-row table:style-name="ro1">
          <table:table-cell table:formula="of:=[.C52]" office:value-type="string" office:string-value="r_k36_wk-minus_ca36" calcext:value-type="string">
            <text:p>r_k36_wk-minus_ca36</text:p>
          </table:table-cell>
          <table:table-cell/>
          <table:table-cell office:value-type="string" calcext:value-type="string">
            <text:p>r_k36_wk-minus_ca36</text:p>
          </table:table-cell>
          <table:table-cell table:number-columns-repeated="3"/>
          <table:table-cell office:value-type="string" calcext:value-type="string">
            <text:p>r_k36_wk-minus_ca36</text:p>
          </table:table-cell>
          <table:table-cell table:number-columns-repeated="2"/>
          <table:table-cell office:value-type="string" calcext:value-type="string">
            <text:p>r_ni58_wk-minus_cu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a37_wk_k37</text:p>
          </table:table-cell>
          <table:table-cell table:number-columns-repeated="5"/>
          <table:table-cell office:value-type="string" calcext:value-type="string">
            <text:p>r_ca37_wk_k37</text:p>
          </table:table-cell>
          <table:table-cell table:number-columns-repeated="2"/>
          <table:table-cell office:value-type="string" calcext:value-type="string">
            <text:p>r_cu59_wk_ni59</text:p>
          </table:table-cell>
          <table:table-cell table:number-columns-repeated="2"/>
          <table:table-cell office:value-type="string" calcext:value-type="string">
            <text:p>r_cu54_wk_ni54</text:p>
          </table:table-cell>
        </table:table-row>
        <table:table-row table:style-name="ro1">
          <table:table-cell table:formula="of:=[.C54]" office:value-type="string" office:string-value="r_k37_wk-minus_ca37" calcext:value-type="string">
            <text:p>r_k37_wk-minus_ca37</text:p>
          </table:table-cell>
          <table:table-cell/>
          <table:table-cell office:value-type="string" calcext:value-type="string">
            <text:p>r_k37_wk-minus_ca37</text:p>
          </table:table-cell>
          <table:table-cell table:number-columns-repeated="3"/>
          <table:table-cell office:value-type="string" calcext:value-type="string">
            <text:p>r_k37_wk-minus_ca37</text:p>
          </table:table-cell>
          <table:table-cell table:number-columns-repeated="2"/>
          <table:table-cell office:value-type="string" calcext:value-type="string">
            <text:p>r_ni59_wk-minus_cu5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a38_wk_k38</text:p>
          </table:table-cell>
          <table:table-cell table:number-columns-repeated="5"/>
          <table:table-cell office:value-type="string" calcext:value-type="string">
            <text:p>r_ca38_wk_k38</text:p>
          </table:table-cell>
          <table:table-cell table:number-columns-repeated="2"/>
          <table:table-cell office:value-type="string" calcext:value-type="string">
            <text:p>r_cu60_wk_ni60</text:p>
          </table:table-cell>
          <table:table-cell table:number-columns-repeated="2"/>
          <table:table-cell office:value-type="string" calcext:value-type="string">
            <text:p>r_cu55_wk_ni55</text:p>
          </table:table-cell>
        </table:table-row>
        <table:table-row table:style-name="ro1">
          <table:table-cell table:formula="of:=[.C56]" office:value-type="string" office:string-value="r_k38_wk-minus_ca38" calcext:value-type="string">
            <text:p>r_k38_wk-minus_ca38</text:p>
          </table:table-cell>
          <table:table-cell/>
          <table:table-cell office:value-type="string" calcext:value-type="string">
            <text:p>r_k38_wk-minus_ca38</text:p>
          </table:table-cell>
          <table:table-cell table:number-columns-repeated="3"/>
          <table:table-cell office:value-type="string" calcext:value-type="string">
            <text:p>r_k38_wk-minus_ca38</text:p>
          </table:table-cell>
          <table:table-cell table:number-columns-repeated="2"/>
          <table:table-cell office:value-type="string" calcext:value-type="string">
            <text:p>r_ni60_wk-minus_cu6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a39_wk_k39</text:p>
          </table:table-cell>
          <table:table-cell table:number-columns-repeated="5"/>
          <table:table-cell office:value-type="string" calcext:value-type="string">
            <text:p>r_ca39_wk_k39</text:p>
          </table:table-cell>
          <table:table-cell table:number-columns-repeated="2"/>
          <table:table-cell office:value-type="string" calcext:value-type="string">
            <text:p>r_cu61_wk_ni61</text:p>
          </table:table-cell>
          <table:table-cell table:number-columns-repeated="2"/>
          <table:table-cell office:value-type="string" calcext:value-type="string">
            <text:p>r_cu56_wk_ni56</text:p>
          </table:table-cell>
        </table:table-row>
        <table:table-row table:style-name="ro1">
          <table:table-cell table:formula="of:=[.C58]" office:value-type="string" office:string-value="r_k39_wk-minus_ca39" calcext:value-type="string">
            <text:p>r_k39_wk-minus_ca39</text:p>
          </table:table-cell>
          <table:table-cell/>
          <table:table-cell office:value-type="string" calcext:value-type="string">
            <text:p>r_k39_wk-minus_ca39</text:p>
          </table:table-cell>
          <table:table-cell table:number-columns-repeated="3"/>
          <table:table-cell office:value-type="string" calcext:value-type="string">
            <text:p>r_k39_wk-minus_ca39</text:p>
          </table:table-cell>
          <table:table-cell table:number-columns-repeated="2"/>
          <table:table-cell office:value-type="string" calcext:value-type="string">
            <text:p>r_ni61_wk-minus_cu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d95_wk_ag95</text:p>
          </table:table-cell>
          <table:table-cell table:number-columns-repeated="5"/>
          <table:table-cell office:value-type="string" calcext:value-type="string">
            <text:p>r_cd95_wk_ag95</text:p>
          </table:table-cell>
          <table:table-cell table:number-columns-repeated="2"/>
          <table:table-cell office:value-type="string" calcext:value-type="string">
            <text:p>r_cu62_wk_ni62</text:p>
          </table:table-cell>
          <table:table-cell table:number-columns-repeated="2"/>
          <table:table-cell office:value-type="string" calcext:value-type="string">
            <text:p>r_fe48_wk_mn48</text:p>
          </table:table-cell>
        </table:table-row>
        <table:table-row table:style-name="ro1">
          <table:table-cell table:formula="of:=[.C6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ni62_wk-minus_cu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d96_wk_ag96</text:p>
          </table:table-cell>
          <table:table-cell table:number-columns-repeated="5"/>
          <table:table-cell office:value-type="string" calcext:value-type="string">
            <text:p>r_cd96_wk_ag96</text:p>
          </table:table-cell>
          <table:table-cell table:number-columns-repeated="2"/>
          <table:table-cell office:value-type="string" calcext:value-type="string">
            <text:p>r_f17_wk_o17</text:p>
          </table:table-cell>
          <table:table-cell table:number-columns-repeated="2"/>
          <table:table-cell office:value-type="string" calcext:value-type="string">
            <text:p>r_fe50_wk_mn50</text:p>
          </table:table-cell>
        </table:table-row>
        <table:table-row table:style-name="ro1">
          <table:table-cell table:formula="of:=[.C6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o17_wk-minus_f1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d97_wk_ag97</text:p>
          </table:table-cell>
          <table:table-cell table:number-columns-repeated="5"/>
          <table:table-cell office:value-type="string" calcext:value-type="string">
            <text:p>r_cd97_wk_ag97</text:p>
          </table:table-cell>
          <table:table-cell table:number-columns-repeated="2"/>
          <table:table-cell office:value-type="string" calcext:value-type="string">
            <text:p>r_f18_wk_o18</text:p>
          </table:table-cell>
          <table:table-cell table:number-columns-repeated="2"/>
          <table:table-cell office:value-type="string" calcext:value-type="string">
            <text:p>r_fe51_wk_mn51</text:p>
          </table:table-cell>
        </table:table-row>
        <table:table-row table:style-name="ro1">
          <table:table-cell table:formula="of:=[.C6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o18_wk-minus_f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d98_wk_ag98</text:p>
          </table:table-cell>
          <table:table-cell table:number-columns-repeated="5"/>
          <table:table-cell office:value-type="string" calcext:value-type="string">
            <text:p>r_cd98_wk_ag98</text:p>
          </table:table-cell>
          <table:table-cell table:number-columns-repeated="2"/>
          <table:table-cell office:value-type="string" calcext:value-type="string">
            <text:p>r_fe49_wk_mn49</text:p>
          </table:table-cell>
          <table:table-cell table:number-columns-repeated="2"/>
          <table:table-cell office:value-type="string" calcext:value-type="string">
            <text:p>r_mn53_wk-minus_fe53</text:p>
          </table:table-cell>
        </table:table-row>
        <table:table-row table:style-name="ro1">
          <table:table-cell table:formula="of:=[.C6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mn49_wk-minus_fe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cl30_wk_s30</text:p>
          </table:table-cell>
          <table:table-cell table:number-columns-repeated="5"/>
          <table:table-cell office:value-type="string" calcext:value-type="string">
            <text:p>r_cl30_wk_s30</text:p>
          </table:table-cell>
          <table:table-cell table:number-columns-repeated="2"/>
          <table:table-cell office:value-type="string" calcext:value-type="string">
            <text:p>r_fe52_wk_mn52</text:p>
          </table:table-cell>
          <table:table-cell table:number-columns-repeated="2"/>
          <table:table-cell office:value-type="string" calcext:value-type="string">
            <text:p>r_ga59_wk_zn59</text:p>
          </table:table-cell>
        </table:table-row>
        <table:table-row table:style-name="ro1">
          <table:table-cell table:formula="of:=[.C6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mn52_wk-minus_fe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l31_wk_s31</text:p>
          </table:table-cell>
          <table:table-cell table:number-columns-repeated="5"/>
          <table:table-cell office:value-type="string" calcext:value-type="string">
            <text:p>r_cl31_wk_s31</text:p>
          </table:table-cell>
          <table:table-cell table:number-columns-repeated="2"/>
          <table:table-cell office:value-type="string" calcext:value-type="string">
            <text:p>r_fe53_wk_mn53</text:p>
          </table:table-cell>
          <table:table-cell table:number-columns-repeated="2"/>
          <table:table-cell office:value-type="string" calcext:value-type="string">
            <text:p>r_ga61_wk_zn61</text:p>
          </table:table-cell>
        </table:table-row>
        <table:table-row table:style-name="ro1">
          <table:table-cell table:formula="of:=[.C70]" office:value-type="string" office:string-value="r_s31_wk-minus_cl31" calcext:value-type="string">
            <text:p>r_s31_wk-minus_cl31</text:p>
          </table:table-cell>
          <table:table-cell/>
          <table:table-cell office:value-type="string" calcext:value-type="string">
            <text:p>r_s31_wk-minus_cl31</text:p>
          </table:table-cell>
          <table:table-cell table:number-columns-repeated="3"/>
          <table:table-cell office:value-type="string" calcext:value-type="string">
            <text:p>r_s31_wk-minus_cl31</text:p>
          </table:table-cell>
          <table:table-cell table:number-columns-repeated="2"/>
          <table:table-cell office:value-type="string" calcext:value-type="string">
            <text:p>r_mn53_wk-minus_fe5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l32_wk_s32</text:p>
          </table:table-cell>
          <table:table-cell table:number-columns-repeated="5"/>
          <table:table-cell office:value-type="string" calcext:value-type="string">
            <text:p>r_cl32_wk_s32</text:p>
          </table:table-cell>
          <table:table-cell table:number-columns-repeated="2"/>
          <table:table-cell office:value-type="string" calcext:value-type="string">
            <text:p>r_ga62_wk_zn62</text:p>
          </table:table-cell>
          <table:table-cell table:number-columns-repeated="2"/>
          <table:table-cell office:value-type="string" calcext:value-type="string">
            <text:p>r_ga66_wk_zn66</text:p>
          </table:table-cell>
        </table:table-row>
        <table:table-row table:style-name="ro1">
          <table:table-cell table:formula="of:=[.C72]" office:value-type="string" office:string-value="r_s32_wk-minus_cl32" calcext:value-type="string">
            <text:p>r_s32_wk-minus_cl32</text:p>
          </table:table-cell>
          <table:table-cell/>
          <table:table-cell office:value-type="string" calcext:value-type="string">
            <text:p>r_s32_wk-minus_cl32</text:p>
          </table:table-cell>
          <table:table-cell table:number-columns-repeated="3"/>
          <table:table-cell office:value-type="string" calcext:value-type="string">
            <text:p>r_s32_wk-minus_cl32</text:p>
          </table:table-cell>
          <table:table-cell table:number-columns-repeated="2"/>
          <table:table-cell office:value-type="string" calcext:value-type="string">
            <text:p>r_zn62_wk-minus_ga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l33_wk_s33</text:p>
          </table:table-cell>
          <table:table-cell table:number-columns-repeated="5"/>
          <table:table-cell office:value-type="string" calcext:value-type="string">
            <text:p>r_cl33_wk_s33</text:p>
          </table:table-cell>
          <table:table-cell table:number-columns-repeated="2"/>
          <table:table-cell office:value-type="string" calcext:value-type="string">
            <text:p>r_ga63_wk_zn63</text:p>
          </table:table-cell>
          <table:table-cell table:number-columns-repeated="2"/>
          <table:table-cell office:value-type="string" calcext:value-type="string">
            <text:p>r_ge60_wk_ga60</text:p>
          </table:table-cell>
        </table:table-row>
        <table:table-row table:style-name="ro1">
          <table:table-cell table:formula="of:=[.C74]" office:value-type="string" office:string-value="r_s33_wk-minus_cl33" calcext:value-type="string">
            <text:p>r_s33_wk-minus_cl33</text:p>
          </table:table-cell>
          <table:table-cell/>
          <table:table-cell office:value-type="string" calcext:value-type="string">
            <text:p>r_s33_wk-minus_cl33</text:p>
          </table:table-cell>
          <table:table-cell table:number-columns-repeated="3"/>
          <table:table-cell office:value-type="string" calcext:value-type="string">
            <text:p>r_s33_wk-minus_cl33</text:p>
          </table:table-cell>
          <table:table-cell table:number-columns-repeated="2"/>
          <table:table-cell office:value-type="string" calcext:value-type="string">
            <text:p>r_zn63_wk-minus_ga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l34_wk_s34</text:p>
          </table:table-cell>
          <table:table-cell table:number-columns-repeated="5"/>
          <table:table-cell office:value-type="string" calcext:value-type="string">
            <text:p>r_cl34_wk_s34</text:p>
          </table:table-cell>
          <table:table-cell table:number-columns-repeated="2"/>
          <table:table-cell office:value-type="string" calcext:value-type="string">
            <text:p>r_ga64_wk_zn64</text:p>
          </table:table-cell>
          <table:table-cell table:number-columns-repeated="2"/>
          <table:table-cell office:value-type="string" calcext:value-type="string">
            <text:p>r_ge61_wk_ga61</text:p>
          </table:table-cell>
        </table:table-row>
        <table:table-row table:style-name="ro1">
          <table:table-cell table:formula="of:=[.C76]" office:value-type="string" office:string-value="r_s34_wk-minus_cl34" calcext:value-type="string">
            <text:p>r_s34_wk-minus_cl34</text:p>
          </table:table-cell>
          <table:table-cell/>
          <table:table-cell office:value-type="string" calcext:value-type="string">
            <text:p>r_s34_wk-minus_cl34</text:p>
          </table:table-cell>
          <table:table-cell table:number-columns-repeated="3"/>
          <table:table-cell office:value-type="string" calcext:value-type="string">
            <text:p>r_s34_wk-minus_cl34</text:p>
          </table:table-cell>
          <table:table-cell table:number-columns-repeated="2"/>
          <table:table-cell office:value-type="string" calcext:value-type="string">
            <text:p>r_zn64_wk-minus_ga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1_wk_fe51</text:p>
          </table:table-cell>
          <table:table-cell table:number-columns-repeated="5"/>
          <table:table-cell office:value-type="string" calcext:value-type="string">
            <text:p>r_co51_wk_fe51</text:p>
          </table:table-cell>
          <table:table-cell table:number-columns-repeated="2"/>
          <table:table-cell office:value-type="string" calcext:value-type="string">
            <text:p>r_ga65_wk_zn65</text:p>
          </table:table-cell>
          <table:table-cell table:number-columns-repeated="2"/>
          <table:table-cell office:value-type="string" calcext:value-type="string">
            <text:p>r_ge62_wk_ga62</text:p>
          </table:table-cell>
        </table:table-row>
        <table:table-row table:style-name="ro1">
          <table:table-cell table:formula="of:=[.C7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zn65_wk-minus_ga6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2_wk_fe52</text:p>
          </table:table-cell>
          <table:table-cell table:number-columns-repeated="5"/>
          <table:table-cell office:value-type="string" calcext:value-type="string">
            <text:p>r_co52_wk_fe52</text:p>
          </table:table-cell>
          <table:table-cell table:number-columns-repeated="2"/>
          <table:table-cell office:value-type="string" calcext:value-type="string">
            <text:p>r_ge64_wk_ga64</text:p>
          </table:table-cell>
          <table:table-cell table:number-columns-repeated="2"/>
          <table:table-cell office:value-type="string" calcext:value-type="string">
            <text:p>r_ge63_wk_ga63</text:p>
          </table:table-cell>
        </table:table-row>
        <table:table-row table:style-name="ro1">
          <table:table-cell table:formula="of:=[.C8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ga64_wk-minus_ge6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3_wk_fe53</text:p>
          </table:table-cell>
          <table:table-cell table:number-columns-repeated="5"/>
          <table:table-cell office:value-type="string" calcext:value-type="string">
            <text:p>r_co53_wk_fe53</text:p>
          </table:table-cell>
          <table:table-cell table:number-columns-repeated="2"/>
          <table:table-cell office:value-type="string" calcext:value-type="string">
            <text:p>r_ge65_wk_ga65</text:p>
          </table:table-cell>
          <table:table-cell table:number-columns-repeated="2"/>
          <table:table-cell office:value-type="string" calcext:value-type="string">
            <text:p>r_ge66_wk_ga66</text:p>
          </table:table-cell>
        </table:table-row>
        <table:table-row table:style-name="ro1">
          <table:table-cell table:formula="of:=[.C82]" office:value-type="string" office:string-value="r_fe53_wk-minus_co53" calcext:value-type="string">
            <text:p>r_fe53_wk-minus_co53</text:p>
          </table:table-cell>
          <table:table-cell/>
          <table:table-cell office:value-type="string" calcext:value-type="string">
            <text:p>r_fe53_wk-minus_co53</text:p>
          </table:table-cell>
          <table:table-cell table:number-columns-repeated="3"/>
          <table:table-cell office:value-type="string" calcext:value-type="string">
            <text:p>r_fe53_wk-minus_co53</text:p>
          </table:table-cell>
          <table:table-cell table:number-columns-repeated="2"/>
          <table:table-cell office:value-type="string" calcext:value-type="string">
            <text:p>r_ga65_wk-minus_ge6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4_wk_fe54</text:p>
          </table:table-cell>
          <table:table-cell table:number-columns-repeated="5"/>
          <table:table-cell office:value-type="string" calcext:value-type="string">
            <text:p>r_co54_wk_fe54</text:p>
          </table:table-cell>
          <table:table-cell table:number-columns-repeated="2"/>
          <table:table-cell office:value-type="string" calcext:value-type="string">
            <text:p>r_h1_wk_neut</text:p>
          </table:table-cell>
          <table:table-cell table:number-columns-repeated="2"/>
          <table:table-cell office:value-type="string" calcext:value-type="string">
            <text:p>r_ge67_wk_ga67</text:p>
          </table:table-cell>
        </table:table-row>
        <table:table-row table:style-name="ro1">
          <table:table-cell table:formula="of:=[.C84]" office:value-type="string" office:string-value="r_fe54_wk-minus_co54" calcext:value-type="string">
            <text:p>r_fe54_wk-minus_co54</text:p>
          </table:table-cell>
          <table:table-cell/>
          <table:table-cell office:value-type="string" calcext:value-type="string">
            <text:p>r_fe54_wk-minus_co54</text:p>
          </table:table-cell>
          <table:table-cell table:number-columns-repeated="3"/>
          <table:table-cell office:value-type="string" calcext:value-type="string">
            <text:p>r_fe54_wk-minus_co54</text:p>
          </table:table-cell>
          <table:table-cell table:number-columns-repeated="2"/>
          <table:table-cell office:value-type="string" calcext:value-type="string">
            <text:p>r_neut_wk-minus_h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5_wk_fe55</text:p>
          </table:table-cell>
          <table:table-cell table:number-columns-repeated="5"/>
          <table:table-cell office:value-type="string" calcext:value-type="string">
            <text:p>r_co55_wk_fe55</text:p>
          </table:table-cell>
          <table:table-cell table:number-columns-repeated="2"/>
          <table:table-cell office:value-type="string" calcext:value-type="string">
            <text:p>r_he3_ec_h3</text:p>
          </table:table-cell>
          <table:table-cell table:number-columns-repeated="2"/>
          <table:table-cell office:value-type="string" calcext:value-type="string">
            <text:p>r_h1_h1_ec_h2</text:p>
          </table:table-cell>
        </table:table-row>
        <table:table-row table:style-name="ro1">
          <table:table-cell table:formula="of:=[.C86]" office:value-type="string" office:string-value="r_fe55_wk-minus_co55" calcext:value-type="string">
            <text:p>r_fe55_wk-minus_co55</text:p>
          </table:table-cell>
          <table:table-cell/>
          <table:table-cell office:value-type="string" calcext:value-type="string">
            <text:p>r_fe55_wk-minus_co55</text:p>
          </table:table-cell>
          <table:table-cell table:number-columns-repeated="3"/>
          <table:table-cell office:value-type="string" calcext:value-type="string">
            <text:p>r_fe55_wk-minus_co55</text:p>
          </table:table-cell>
          <table:table-cell table:number-columns-repeated="2"/>
          <table:table-cell office:value-type="string" calcext:value-type="string">
            <text:p>r_h3_wk-minus_he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o56_wk_fe56</text:p>
          </table:table-cell>
          <table:table-cell table:number-columns-repeated="5"/>
          <table:table-cell office:value-type="string" calcext:value-type="string">
            <text:p>r_co56_wk_fe56</text:p>
          </table:table-cell>
          <table:table-cell table:number-columns-repeated="2"/>
          <table:table-cell office:value-type="string" calcext:value-type="string">
            <text:p>r_ar35_wk-minus_k35</text:p>
          </table:table-cell>
          <table:table-cell table:number-columns-repeated="2"/>
          <table:table-cell office:value-type="string" calcext:value-type="string">
            <text:p>r_h1_h1_wk_h2</text:p>
          </table:table-cell>
        </table:table-row>
        <table:table-row table:style-name="ro1">
          <table:table-cell table:formula="of:=[.C88]" office:value-type="string" office:string-value="r_fe56_wk-minus_co56" calcext:value-type="string">
            <text:p>r_fe56_wk-minus_co56</text:p>
          </table:table-cell>
          <table:table-cell/>
          <table:table-cell office:value-type="string" calcext:value-type="string">
            <text:p>r_fe56_wk-minus_co56</text:p>
          </table:table-cell>
          <table:table-cell table:number-columns-repeated="3"/>
          <table:table-cell office:value-type="string" calcext:value-type="string">
            <text:p>r_fe56_wk-minus_co56</text:p>
          </table:table-cell>
          <table:table-cell table:number-columns-repeated="2"/>
          <table:table-cell office:value-type="string" calcext:value-type="string">
            <text:p>r_k36_wk_ar3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4_wk_v44</text:p>
          </table:table-cell>
          <table:table-cell table:number-columns-repeated="5"/>
          <table:table-cell office:value-type="string" calcext:value-type="string">
            <text:p>r_cr44_wk_v44</text:p>
          </table:table-cell>
          <table:table-cell table:number-columns-repeated="2"/>
          <table:table-cell office:value-type="string" calcext:value-type="string">
            <text:p>r_ar36_wk-minus_k36</text:p>
          </table:table-cell>
          <table:table-cell table:number-columns-repeated="2"/>
          <table:table-cell office:value-type="string" calcext:value-type="string">
            <text:p>r_h1_he3_wk_he4</text:p>
          </table:table-cell>
        </table:table-row>
        <table:table-row table:style-name="ro1">
          <table:table-cell table:formula="of:=[.C9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k37_wk_ar3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5_wk_v45</text:p>
          </table:table-cell>
          <table:table-cell table:number-columns-repeated="5"/>
          <table:table-cell office:value-type="string" calcext:value-type="string">
            <text:p>r_cr45_wk_v45</text:p>
          </table:table-cell>
          <table:table-cell table:number-columns-repeated="2"/>
          <table:table-cell office:value-type="string" calcext:value-type="string">
            <text:p>r_ar37_wk-minus_k37</text:p>
          </table:table-cell>
          <table:table-cell table:number-columns-repeated="2"/>
          <table:table-cell office:value-type="string" calcext:value-type="string">
            <text:p>r_h3_be7_to_neut_h1_he4_he4</text:p>
          </table:table-cell>
        </table:table-row>
        <table:table-row table:style-name="ro1">
          <table:table-cell table:formula="of:=[.C92]" office:value-type="string" office:string-value="r_v45_wk-minus_cr45" calcext:value-type="string">
            <text:p>r_v45_wk-minus_cr45</text:p>
          </table:table-cell>
          <table:table-cell/>
          <table:table-cell office:value-type="string" calcext:value-type="string">
            <text:p>r_v45_wk-minus_cr45</text:p>
          </table:table-cell>
          <table:table-cell table:number-columns-repeated="3"/>
          <table:table-cell office:value-type="string" calcext:value-type="string">
            <text:p>r_v45_wk-minus_cr45</text:p>
          </table:table-cell>
          <table:table-cell table:number-columns-repeated="2"/>
          <table:table-cell office:value-type="string" calcext:value-type="string">
            <text:p>r_k38_wk_ar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6_wk_v46</text:p>
          </table:table-cell>
          <table:table-cell table:number-columns-repeated="5"/>
          <table:table-cell office:value-type="string" calcext:value-type="string">
            <text:p>r_cr46_wk_v46</text:p>
          </table:table-cell>
          <table:table-cell table:number-columns-repeated="2"/>
          <table:table-cell office:value-type="string" calcext:value-type="string">
            <text:p>r_ar38_wk-minus_k38</text:p>
          </table:table-cell>
          <table:table-cell table:number-columns-repeated="2"/>
          <table:table-cell office:value-type="string" calcext:value-type="string">
            <text:p>r_h3_he3_to_neut_h1_he4</text:p>
          </table:table-cell>
        </table:table-row>
        <table:table-row table:style-name="ro1">
          <table:table-cell table:formula="of:=[.C94]" office:value-type="string" office:string-value="r_v46_wk-minus_cr46" calcext:value-type="string">
            <text:p>r_v46_wk-minus_cr46</text:p>
          </table:table-cell>
          <table:table-cell/>
          <table:table-cell office:value-type="string" calcext:value-type="string">
            <text:p>r_v46_wk-minus_cr46</text:p>
          </table:table-cell>
          <table:table-cell table:number-columns-repeated="3"/>
          <table:table-cell office:value-type="string" calcext:value-type="string">
            <text:p>r_v46_wk-minus_cr46</text:p>
          </table:table-cell>
          <table:table-cell table:number-columns-repeated="2"/>
          <table:table-cell office:value-type="string" calcext:value-type="string">
            <text:p>r_mg21_wk_na2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7_wk_v47</text:p>
          </table:table-cell>
          <table:table-cell table:number-columns-repeated="5"/>
          <table:table-cell office:value-type="string" calcext:value-type="string">
            <text:p>r_cr47_wk_v47</text:p>
          </table:table-cell>
          <table:table-cell table:number-columns-repeated="2"/>
          <table:table-cell office:value-type="string" calcext:value-type="string">
            <text:p>r_na21_wk-minus_mg21</text:p>
          </table:table-cell>
          <table:table-cell table:number-columns-repeated="2"/>
          <table:table-cell office:value-type="string" calcext:value-type="string">
            <text:p>r_he3_li7_to_neut_h1_he4_he4</text:p>
          </table:table-cell>
        </table:table-row>
        <table:table-row table:style-name="ro1">
          <table:table-cell table:formula="of:=[.C96]" office:value-type="string" office:string-value="r_v47_wk-minus_cr47" calcext:value-type="string">
            <text:p>r_v47_wk-minus_cr47</text:p>
          </table:table-cell>
          <table:table-cell/>
          <table:table-cell office:value-type="string" calcext:value-type="string">
            <text:p>r_v47_wk-minus_cr47</text:p>
          </table:table-cell>
          <table:table-cell table:number-columns-repeated="3"/>
          <table:table-cell office:value-type="string" calcext:value-type="string">
            <text:p>r_v47_wk-minus_cr47</text:p>
          </table:table-cell>
          <table:table-cell table:number-columns-repeated="2"/>
          <table:table-cell office:value-type="string" calcext:value-type="string">
            <text:p>r_mg22_wk_na2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8_wk_v48</text:p>
          </table:table-cell>
          <table:table-cell table:number-columns-repeated="5"/>
          <table:table-cell office:value-type="string" calcext:value-type="string">
            <text:p>r_cr48_wk_v48</text:p>
          </table:table-cell>
          <table:table-cell table:number-columns-repeated="2"/>
          <table:table-cell office:value-type="string" calcext:value-type="string">
            <text:p>r_na22_wk-minus_mg22</text:p>
          </table:table-cell>
          <table:table-cell table:number-columns-repeated="2"/>
          <table:table-cell office:value-type="string" calcext:value-type="string">
            <text:p>r_in98_wk_cd98</text:p>
          </table:table-cell>
        </table:table-row>
        <table:table-row table:style-name="ro1">
          <table:table-cell table:formula="of:=[.C98]" office:value-type="string" office:string-value="r_v48_wk-minus_cr48" calcext:value-type="string">
            <text:p>r_v48_wk-minus_cr48</text:p>
          </table:table-cell>
          <table:table-cell/>
          <table:table-cell office:value-type="string" calcext:value-type="string">
            <text:p>r_v48_wk-minus_cr48</text:p>
          </table:table-cell>
          <table:table-cell table:number-columns-repeated="3"/>
          <table:table-cell office:value-type="string" calcext:value-type="string">
            <text:p>r_v48_wk-minus_cr48</text:p>
          </table:table-cell>
          <table:table-cell table:number-columns-repeated="2"/>
          <table:table-cell office:value-type="string" calcext:value-type="string">
            <text:p>r_mg23_wk_na2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9_wk_v49</text:p>
          </table:table-cell>
          <table:table-cell table:number-columns-repeated="5"/>
          <table:table-cell office:value-type="string" calcext:value-type="string">
            <text:p>r_cr49_wk_v49</text:p>
          </table:table-cell>
          <table:table-cell table:number-columns-repeated="2"/>
          <table:table-cell office:value-type="string" calcext:value-type="string">
            <text:p>r_na23_wk-minus_mg23</text:p>
          </table:table-cell>
          <table:table-cell table:number-columns-repeated="2"/>
          <table:table-cell office:value-type="string" calcext:value-type="string">
            <text:p>r_in99_wk_cd99</text:p>
          </table:table-cell>
        </table:table-row>
        <table:table-row table:style-name="ro1">
          <table:table-cell table:formula="of:=[.C100]" office:value-type="string" office:string-value="r_v49_wk-minus_cr49" calcext:value-type="string">
            <text:p>r_v49_wk-minus_cr49</text:p>
          </table:table-cell>
          <table:table-cell/>
          <table:table-cell office:value-type="string" calcext:value-type="string">
            <text:p>r_v49_wk-minus_cr49</text:p>
          </table:table-cell>
          <table:table-cell table:number-columns-repeated="3"/>
          <table:table-cell office:value-type="string" calcext:value-type="string">
            <text:p>r_v49_wk-minus_cr49</text:p>
          </table:table-cell>
          <table:table-cell table:number-columns-repeated="2"/>
          <table:table-cell office:value-type="string" calcext:value-type="string">
            <text:p>r_mn49_wk_cr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54_wk_ni54</text:p>
          </table:table-cell>
          <table:table-cell table:number-columns-repeated="5"/>
          <table:table-cell office:value-type="string" calcext:value-type="string">
            <text:p>r_cu54_wk_ni54</text:p>
          </table:table-cell>
          <table:table-cell table:number-columns-repeated="2"/>
          <table:table-cell office:value-type="string" calcext:value-type="string">
            <text:p>r_cr49_wk-minus_mn4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0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mn50_wk_cr50</text:p>
          </table:table-cell>
          <table:table-cell table:number-columns-repeated="2"/>
          <table:table-cell office:value-type="string" calcext:value-type="string">
            <text:p>r_ar35_wk-minus_k35</text:p>
          </table:table-cell>
        </table:table-row>
        <table:table-row table:style-name="ro1">
          <table:table-cell office:value-type="string" calcext:value-type="string">
            <text:p>r_cu55_wk_ni55</text:p>
          </table:table-cell>
          <table:table-cell table:number-columns-repeated="5"/>
          <table:table-cell office:value-type="string" calcext:value-type="string">
            <text:p>r_cu55_wk_ni55</text:p>
          </table:table-cell>
          <table:table-cell table:number-columns-repeated="2"/>
          <table:table-cell office:value-type="string" calcext:value-type="string">
            <text:p>r_cr50_wk-minus_mn50</text:p>
          </table:table-cell>
          <table:table-cell table:number-columns-repeated="2"/>
          <table:table-cell office:value-type="string" calcext:value-type="string">
            <text:p>r_kr69_wk_br69</text:p>
          </table:table-cell>
        </table:table-row>
        <table:table-row table:style-name="ro1">
          <table:table-cell table:formula="of:=[.C10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mn51_wk_cr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56_wk_ni56</text:p>
          </table:table-cell>
          <table:table-cell table:number-columns-repeated="5"/>
          <table:table-cell office:value-type="string" calcext:value-type="string">
            <text:p>r_cu56_wk_ni56</text:p>
          </table:table-cell>
          <table:table-cell table:number-columns-repeated="2"/>
          <table:table-cell office:value-type="string" calcext:value-type="string">
            <text:p>r_cr51_wk-minus_mn51</text:p>
          </table:table-cell>
          <table:table-cell table:number-columns-repeated="2"/>
          <table:table-cell office:value-type="string" calcext:value-type="string">
            <text:p>r_kr70_wk_br70</text:p>
          </table:table-cell>
        </table:table-row>
        <table:table-row table:style-name="ro1">
          <table:table-cell table:formula="of:=[.C10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mn52_wk_cr5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57_wk_ni57</text:p>
          </table:table-cell>
          <table:table-cell table:number-columns-repeated="5"/>
          <table:table-cell office:value-type="string" calcext:value-type="string">
            <text:p>r_cu57_wk_ni57</text:p>
          </table:table-cell>
          <table:table-cell table:number-columns-repeated="2"/>
          <table:table-cell office:value-type="string" calcext:value-type="string">
            <text:p>r_cr52_wk-minus_mn52</text:p>
          </table:table-cell>
          <table:table-cell table:number-columns-repeated="2"/>
          <table:table-cell office:value-type="string" calcext:value-type="string">
            <text:p>r_kr71_wk_br71</text:p>
          </table:table-cell>
        </table:table-row>
        <table:table-row table:style-name="ro1">
          <table:table-cell table:formula="of:=[.C108]" office:value-type="string" office:string-value="r_ni57_wk-minus_cu57" calcext:value-type="string">
            <text:p>r_ni57_wk-minus_cu57</text:p>
          </table:table-cell>
          <table:table-cell/>
          <table:table-cell office:value-type="string" calcext:value-type="string">
            <text:p>r_ni57_wk-minus_cu57</text:p>
          </table:table-cell>
          <table:table-cell table:number-columns-repeated="3"/>
          <table:table-cell office:value-type="string" calcext:value-type="string">
            <text:p>r_ni57_wk-minus_cu57</text:p>
          </table:table-cell>
          <table:table-cell table:number-columns-repeated="2"/>
          <table:table-cell office:value-type="string" calcext:value-type="string">
            <text:p>r_na20_wk_ne2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58_wk_ni58</text:p>
          </table:table-cell>
          <table:table-cell table:number-columns-repeated="5"/>
          <table:table-cell office:value-type="string" calcext:value-type="string">
            <text:p>r_cu58_wk_ni58</text:p>
          </table:table-cell>
          <table:table-cell table:number-columns-repeated="2"/>
          <table:table-cell office:value-type="string" calcext:value-type="string">
            <text:p>r_ne20_wk-minus_na20</text:p>
          </table:table-cell>
          <table:table-cell table:number-columns-repeated="2"/>
          <table:table-cell office:value-type="string" calcext:value-type="string">
            <text:p>r_kr72_wk_br72</text:p>
          </table:table-cell>
        </table:table-row>
        <table:table-row table:style-name="ro1">
          <table:table-cell table:formula="of:=[.C110]" office:value-type="string" office:string-value="r_ni58_wk-minus_cu58" calcext:value-type="string">
            <text:p>r_ni58_wk-minus_cu58</text:p>
          </table:table-cell>
          <table:table-cell/>
          <table:table-cell office:value-type="string" calcext:value-type="string">
            <text:p>r_ni58_wk-minus_cu58</text:p>
          </table:table-cell>
          <table:table-cell table:number-columns-repeated="3"/>
          <table:table-cell office:value-type="string" calcext:value-type="string">
            <text:p>r_ni58_wk-minus_cu58</text:p>
          </table:table-cell>
          <table:table-cell table:number-columns-repeated="2"/>
          <table:table-cell office:value-type="string" calcext:value-type="string">
            <text:p>r_na21_wk_ne2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59_wk_ni59</text:p>
          </table:table-cell>
          <table:table-cell table:number-columns-repeated="5"/>
          <table:table-cell office:value-type="string" calcext:value-type="string">
            <text:p>r_cu59_wk_ni59</text:p>
          </table:table-cell>
          <table:table-cell table:number-columns-repeated="2"/>
          <table:table-cell office:value-type="string" calcext:value-type="string">
            <text:p>r_ne21_wk-minus_na21</text:p>
          </table:table-cell>
          <table:table-cell table:number-columns-repeated="2"/>
          <table:table-cell office:value-type="string" calcext:value-type="string">
            <text:p>r_kr73_wk_br73</text:p>
          </table:table-cell>
        </table:table-row>
        <table:table-row table:style-name="ro1">
          <table:table-cell table:formula="of:=[.C112]" office:value-type="string" office:string-value="r_ni59_wk-minus_cu59" calcext:value-type="string">
            <text:p>r_ni59_wk-minus_cu59</text:p>
          </table:table-cell>
          <table:table-cell/>
          <table:table-cell office:value-type="string" calcext:value-type="string">
            <text:p>r_ni59_wk-minus_cu59</text:p>
          </table:table-cell>
          <table:table-cell table:number-columns-repeated="3"/>
          <table:table-cell office:value-type="string" calcext:value-type="string">
            <text:p>r_ni59_wk-minus_cu59</text:p>
          </table:table-cell>
          <table:table-cell table:number-columns-repeated="2"/>
          <table:table-cell office:value-type="string" calcext:value-type="string">
            <text:p>r_ne18_wk_f1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60_wk_ni60</text:p>
          </table:table-cell>
          <table:table-cell table:number-columns-repeated="5"/>
          <table:table-cell office:value-type="string" calcext:value-type="string">
            <text:p>r_cu60_wk_ni60</text:p>
          </table:table-cell>
          <table:table-cell table:number-columns-repeated="2"/>
          <table:table-cell office:value-type="string" calcext:value-type="string">
            <text:p>r_f18_wk-minus_ne18</text:p>
          </table:table-cell>
          <table:table-cell table:number-columns-repeated="2"/>
          <table:table-cell office:value-type="string" calcext:value-type="string">
            <text:p>r_kr73_wk_br73</text:p>
          </table:table-cell>
        </table:table-row>
        <table:table-row table:style-name="ro1">
          <table:table-cell table:formula="of:=[.C114]" office:value-type="string" office:string-value="r_ni60_wk-minus_cu60" calcext:value-type="string">
            <text:p>r_ni60_wk-minus_cu60</text:p>
          </table:table-cell>
          <table:table-cell/>
          <table:table-cell office:value-type="string" calcext:value-type="string">
            <text:p>r_ni60_wk-minus_cu60</text:p>
          </table:table-cell>
          <table:table-cell table:number-columns-repeated="3"/>
          <table:table-cell office:value-type="string" calcext:value-type="string">
            <text:p>r_ni60_wk-minus_cu60</text:p>
          </table:table-cell>
          <table:table-cell table:number-columns-repeated="2"/>
          <table:table-cell office:value-type="string" calcext:value-type="string">
            <text:p>r_ne19_wk_f1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61_wk_ni61</text:p>
          </table:table-cell>
          <table:table-cell table:number-columns-repeated="5"/>
          <table:table-cell office:value-type="string" calcext:value-type="string">
            <text:p>r_cu61_wk_ni61</text:p>
          </table:table-cell>
          <table:table-cell table:number-columns-repeated="2"/>
          <table:table-cell office:value-type="string" calcext:value-type="string">
            <text:p>r_f19_wk-minus_ne19</text:p>
          </table:table-cell>
          <table:table-cell table:number-columns-repeated="2"/>
          <table:table-cell office:value-type="string" calcext:value-type="string">
            <text:p>r_mn47_wk_cr47</text:p>
          </table:table-cell>
        </table:table-row>
        <table:table-row table:style-name="ro1">
          <table:table-cell table:formula="of:=[.C116]" office:value-type="string" office:string-value="r_ni61_wk-minus_cu61" calcext:value-type="string">
            <text:p>r_ni61_wk-minus_cu61</text:p>
          </table:table-cell>
          <table:table-cell/>
          <table:table-cell office:value-type="string" calcext:value-type="string">
            <text:p>r_ni61_wk-minus_cu61</text:p>
          </table:table-cell>
          <table:table-cell table:number-columns-repeated="3"/>
          <table:table-cell office:value-type="string" calcext:value-type="string">
            <text:p>r_ni61_wk-minus_cu61</text:p>
          </table:table-cell>
          <table:table-cell table:number-columns-repeated="2"/>
          <table:table-cell office:value-type="string" calcext:value-type="string">
            <text:p>r_ni55_wk_co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u62_wk_ni62</text:p>
          </table:table-cell>
          <table:table-cell table:number-columns-repeated="5"/>
          <table:table-cell office:value-type="string" calcext:value-type="string">
            <text:p>r_cu62_wk_ni62</text:p>
          </table:table-cell>
          <table:table-cell table:number-columns-repeated="2"/>
          <table:table-cell office:value-type="string" calcext:value-type="string">
            <text:p>r_co55_wk-minus_ni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18]" office:value-type="string" office:string-value="r_ni62_wk-minus_cu62" calcext:value-type="string">
            <text:p>r_ni62_wk-minus_cu62</text:p>
          </table:table-cell>
          <table:table-cell/>
          <table:table-cell office:value-type="string" calcext:value-type="string">
            <text:p>r_ni62_wk-minus_cu62</text:p>
          </table:table-cell>
          <table:table-cell table:number-columns-repeated="3"/>
          <table:table-cell office:value-type="string" calcext:value-type="string">
            <text:p>r_ni62_wk-minus_cu62</text:p>
          </table:table-cell>
          <table:table-cell table:number-columns-repeated="2"/>
          <table:table-cell office:value-type="string" calcext:value-type="string">
            <text:p>r_ni56_wk_co56</text:p>
          </table:table-cell>
          <table:table-cell table:number-columns-repeated="2"/>
          <table:table-cell office:value-type="string" calcext:value-type="string">
            <text:p>r_na23_wk-minus_mg23</text:p>
          </table:table-cell>
        </table:table-row>
        <table:table-row table:style-name="ro1">
          <table:table-cell office:value-type="string" calcext:value-type="string">
            <text:p>r_f17_wk_o17</text:p>
          </table:table-cell>
          <table:table-cell table:number-columns-repeated="5"/>
          <table:table-cell office:value-type="string" calcext:value-type="string">
            <text:p>r_f17_wk_o17</text:p>
          </table:table-cell>
          <table:table-cell table:number-columns-repeated="2"/>
          <table:table-cell office:value-type="string" calcext:value-type="string">
            <text:p>r_co56_wk-minus_ni56</text:p>
          </table:table-cell>
          <table:table-cell table:number-columns-repeated="2"/>
          <table:table-cell office:value-type="string" calcext:value-type="string">
            <text:p>r_mn48_wk_cr48</text:p>
          </table:table-cell>
        </table:table-row>
        <table:table-row table:style-name="ro1">
          <table:table-cell table:formula="of:=[.C120]" office:value-type="string" office:string-value="r_o17_wk-minus_f17" calcext:value-type="string">
            <text:p>r_o17_wk-minus_f17</text:p>
          </table:table-cell>
          <table:table-cell/>
          <table:table-cell office:value-type="string" calcext:value-type="string">
            <text:p>r_o17_wk-minus_f17</text:p>
          </table:table-cell>
          <table:table-cell table:number-columns-repeated="3"/>
          <table:table-cell office:value-type="string" calcext:value-type="string">
            <text:p>r_o17_wk-minus_f17</text:p>
          </table:table-cell>
          <table:table-cell table:number-columns-repeated="2"/>
          <table:table-cell office:value-type="string" calcext:value-type="string">
            <text:p>r_ni57_wk_co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18_wk_o18</text:p>
          </table:table-cell>
          <table:table-cell table:number-columns-repeated="5"/>
          <table:table-cell office:value-type="string" calcext:value-type="string">
            <text:p>r_f18_wk_o18</text:p>
          </table:table-cell>
          <table:table-cell table:number-columns-repeated="2"/>
          <table:table-cell office:value-type="string" calcext:value-type="string">
            <text:p>r_co57_wk-minus_ni57</text:p>
          </table:table-cell>
          <table:table-cell table:number-columns-repeated="2"/>
          <table:table-cell office:value-type="string" calcext:value-type="string">
            <text:p>r_mo82_wk_nb82</text:p>
          </table:table-cell>
        </table:table-row>
        <table:table-row table:style-name="ro1">
          <table:table-cell table:formula="of:=[.C122]" office:value-type="string" office:string-value="r_o18_wk-minus_f18" calcext:value-type="string">
            <text:p>r_o18_wk-minus_f18</text:p>
          </table:table-cell>
          <table:table-cell/>
          <table:table-cell office:value-type="string" calcext:value-type="string">
            <text:p>r_o18_wk-minus_f18</text:p>
          </table:table-cell>
          <table:table-cell table:number-columns-repeated="3"/>
          <table:table-cell office:value-type="string" calcext:value-type="string">
            <text:p>r_o18_wk-minus_f18</text:p>
          </table:table-cell>
          <table:table-cell table:number-columns-repeated="2"/>
          <table:table-cell office:value-type="string" calcext:value-type="string">
            <text:p>r_p27_wk_si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48_wk_mn48</text:p>
          </table:table-cell>
          <table:table-cell table:number-columns-repeated="5"/>
          <table:table-cell office:value-type="string" calcext:value-type="string">
            <text:p>r_fe48_wk_mn48</text:p>
          </table:table-cell>
          <table:table-cell table:number-columns-repeated="2"/>
          <table:table-cell office:value-type="string" calcext:value-type="string">
            <text:p>r_si27_wk-minus_p27</text:p>
          </table:table-cell>
          <table:table-cell table:number-columns-repeated="2"/>
          <table:table-cell office:value-type="string" calcext:value-type="string">
            <text:p>r_mo83_wk_nb83</text:p>
          </table:table-cell>
        </table:table-row>
        <table:table-row table:style-name="ro1">
          <table:table-cell table:formula="of:=[.C12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p28_wk_si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49_wk_mn49</text:p>
          </table:table-cell>
          <table:table-cell table:number-columns-repeated="5"/>
          <table:table-cell office:value-type="string" calcext:value-type="string">
            <text:p>r_fe49_wk_mn49</text:p>
          </table:table-cell>
          <table:table-cell table:number-columns-repeated="2"/>
          <table:table-cell office:value-type="string" calcext:value-type="string">
            <text:p>r_si28_wk-minus_p28</text:p>
          </table:table-cell>
          <table:table-cell table:number-columns-repeated="2"/>
          <table:table-cell office:value-type="string" calcext:value-type="string">
            <text:p>r_mo84_wk_nb84</text:p>
          </table:table-cell>
        </table:table-row>
        <table:table-row table:style-name="ro1">
          <table:table-cell table:formula="of:=[.C126]" office:value-type="string" office:string-value="r_mn49_wk-minus_fe49" calcext:value-type="string">
            <text:p>r_mn49_wk-minus_fe49</text:p>
          </table:table-cell>
          <table:table-cell/>
          <table:table-cell office:value-type="string" calcext:value-type="string">
            <text:p>r_mn49_wk-minus_fe49</text:p>
          </table:table-cell>
          <table:table-cell table:number-columns-repeated="3"/>
          <table:table-cell office:value-type="string" calcext:value-type="string">
            <text:p>r_mn49_wk-minus_fe49</text:p>
          </table:table-cell>
          <table:table-cell table:number-columns-repeated="2"/>
          <table:table-cell office:value-type="string" calcext:value-type="string">
            <text:p>r_p29_wk_si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50_wk_mn50</text:p>
          </table:table-cell>
          <table:table-cell table:number-columns-repeated="5"/>
          <table:table-cell office:value-type="string" calcext:value-type="string">
            <text:p>r_fe50_wk_mn50</text:p>
          </table:table-cell>
          <table:table-cell table:number-columns-repeated="2"/>
          <table:table-cell office:value-type="string" calcext:value-type="string">
            <text:p>r_si29_wk-minus_p29</text:p>
          </table:table-cell>
          <table:table-cell table:number-columns-repeated="2"/>
          <table:table-cell office:value-type="string" calcext:value-type="string">
            <text:p>r_mo85_wk_nb85</text:p>
          </table:table-cell>
        </table:table-row>
        <table:table-row table:style-name="ro1">
          <table:table-cell table:formula="of:=[.C12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p30_wk_si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51_wk_mn51</text:p>
          </table:table-cell>
          <table:table-cell table:number-columns-repeated="5"/>
          <table:table-cell office:value-type="string" calcext:value-type="string">
            <text:p>r_fe51_wk_mn51</text:p>
          </table:table-cell>
          <table:table-cell table:number-columns-repeated="2"/>
          <table:table-cell office:value-type="string" calcext:value-type="string">
            <text:p>r_si30_wk-minus_p30</text:p>
          </table:table-cell>
          <table:table-cell table:number-columns-repeated="2"/>
          <table:table-cell office:value-type="string" calcext:value-type="string">
            <text:p>r_n12_wk_c12</text:p>
          </table:table-cell>
        </table:table-row>
        <table:table-row table:style-name="ro1">
          <table:table-cell table:formula="of:=[.C13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28_wk_p2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52_wk_mn52</text:p>
          </table:table-cell>
          <table:table-cell table:number-columns-repeated="5"/>
          <table:table-cell office:value-type="string" calcext:value-type="string">
            <text:p>r_fe52_wk_mn52</text:p>
          </table:table-cell>
          <table:table-cell table:number-columns-repeated="2"/>
          <table:table-cell office:value-type="string" calcext:value-type="string">
            <text:p>r_p28_wk-minus_s28</text:p>
          </table:table-cell>
          <table:table-cell table:number-columns-repeated="2"/>
          <table:table-cell office:value-type="string" calcext:value-type="string">
            <text:p>r_nb81_wk_zr81</text:p>
          </table:table-cell>
        </table:table-row>
        <table:table-row table:style-name="ro1">
          <table:table-cell table:formula="of:=[.C132]" office:value-type="string" office:string-value="r_mn52_wk-minus_fe52" calcext:value-type="string">
            <text:p>r_mn52_wk-minus_fe52</text:p>
          </table:table-cell>
          <table:table-cell/>
          <table:table-cell office:value-type="string" calcext:value-type="string">
            <text:p>r_mn52_wk-minus_fe52</text:p>
          </table:table-cell>
          <table:table-cell table:number-columns-repeated="3"/>
          <table:table-cell office:value-type="string" calcext:value-type="string">
            <text:p>r_mn52_wk-minus_fe52</text:p>
          </table:table-cell>
          <table:table-cell table:number-columns-repeated="2"/>
          <table:table-cell office:value-type="string" calcext:value-type="string">
            <text:p>r_s29_wk_p29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fe53_wk_mn53</text:p>
          </table:table-cell>
          <table:table-cell table:number-columns-repeated="5"/>
          <table:table-cell office:value-type="string" calcext:value-type="string">
            <text:p>r_fe53_wk_mn53</text:p>
          </table:table-cell>
          <table:table-cell table:number-columns-repeated="2"/>
          <table:table-cell office:value-type="string" calcext:value-type="string">
            <text:p>r_p29_wk-minus_s29</text:p>
          </table:table-cell>
          <table:table-cell table:number-columns-repeated="2"/>
          <table:table-cell office:value-type="string" calcext:value-type="string">
            <text:p>r_nb82_wk_zr82</text:p>
          </table:table-cell>
        </table:table-row>
        <table:table-row table:style-name="ro1">
          <table:table-cell table:formula="of:=[.C134]" office:value-type="string" office:string-value="r_mn53_wk-minus_fe53" calcext:value-type="string">
            <text:p>r_mn53_wk-minus_fe53</text:p>
          </table:table-cell>
          <table:table-cell/>
          <table:table-cell office:value-type="string" calcext:value-type="string">
            <text:p>r_mn53_wk-minus_fe53</text:p>
          </table:table-cell>
          <table:table-cell table:number-columns-repeated="3"/>
          <table:table-cell office:value-type="string" calcext:value-type="string">
            <text:p>r_mn53_wk-minus_fe53</text:p>
          </table:table-cell>
          <table:table-cell table:number-columns-repeated="2"/>
          <table:table-cell office:value-type="string" calcext:value-type="string">
            <text:p>r_s30_wk_p3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_p30_wk-minus_s30</text:p>
          </table:table-cell>
          <table:table-cell table:number-columns-repeated="2"/>
          <table:table-cell office:value-type="string" calcext:value-type="string">
            <text:p>r_nb83_wk_zr83</text:p>
          </table:table-cell>
        </table:table-row>
        <table:table-row table:style-name="ro1">
          <table:table-cell office:value-type="string" calcext:value-type="string">
            <text:p>r_ga59_wk_zn59</text:p>
          </table:table-cell>
          <table:table-cell table:number-columns-repeated="5"/>
          <table:table-cell office:value-type="string" calcext:value-type="string">
            <text:p>r_ga59_wk_zn59</text:p>
          </table:table-cell>
          <table:table-cell table:number-columns-repeated="2"/>
          <table:table-cell office:value-type="string" calcext:value-type="string">
            <text:p>r_s31_wk_p3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3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p31_wk-minus_s31</text:p>
          </table:table-cell>
          <table:table-cell table:number-columns-repeated="2"/>
          <table:table-cell office:value-type="string" calcext:value-type="string">
            <text:p>r_ni52_wk_co52</text:p>
          </table:table-cell>
        </table:table-row>
        <table:table-row table:style-name="ro1">
          <table:table-cell office:value-type="string" calcext:value-type="string">
            <text:p>r_ga61_wk_zn61</text:p>
          </table:table-cell>
          <table:table-cell table:number-columns-repeated="5"/>
          <table:table-cell office:value-type="string" calcext:value-type="string">
            <text:p>r_ga61_wk_zn61</text:p>
          </table:table-cell>
          <table:table-cell table:number-columns-repeated="2"/>
          <table:table-cell office:value-type="string" calcext:value-type="string">
            <text:p>r_sc40_wk_ca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a40_wk-minus_sc40</text:p>
          </table:table-cell>
          <table:table-cell table:number-columns-repeated="2"/>
          <table:table-cell office:value-type="string" calcext:value-type="string">
            <text:p>r_ni53_wk_co53</text:p>
          </table:table-cell>
        </table:table-row>
        <table:table-row table:style-name="ro1">
          <table:table-cell office:value-type="string" calcext:value-type="string">
            <text:p>r_ga62_wk_zn62</text:p>
          </table:table-cell>
          <table:table-cell table:number-columns-repeated="5"/>
          <table:table-cell office:value-type="string" calcext:value-type="string">
            <text:p>r_ga62_wk_zn62</text:p>
          </table:table-cell>
          <table:table-cell table:number-columns-repeated="2"/>
          <table:table-cell office:value-type="string" calcext:value-type="string">
            <text:p>r_sc41_wk_ca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1]" office:value-type="string" office:string-value="r_zn62_wk-minus_ga62" calcext:value-type="string">
            <text:p>r_zn62_wk-minus_ga62</text:p>
          </table:table-cell>
          <table:table-cell/>
          <table:table-cell office:value-type="string" calcext:value-type="string">
            <text:p>r_zn62_wk-minus_ga62</text:p>
          </table:table-cell>
          <table:table-cell table:number-columns-repeated="3"/>
          <table:table-cell office:value-type="string" calcext:value-type="string">
            <text:p>r_zn62_wk-minus_ga62</text:p>
          </table:table-cell>
          <table:table-cell table:number-columns-repeated="2"/>
          <table:table-cell office:value-type="string" calcext:value-type="string">
            <text:p>r_ca41_wk-minus_sc41</text:p>
          </table:table-cell>
          <table:table-cell table:number-columns-repeated="2"/>
          <table:table-cell office:value-type="string" calcext:value-type="string">
            <text:p>r_ni54_wk_co54</text:p>
          </table:table-cell>
        </table:table-row>
        <table:table-row table:style-name="ro1">
          <table:table-cell office:value-type="string" calcext:value-type="string">
            <text:p>r_ga63_wk_zn63</text:p>
          </table:table-cell>
          <table:table-cell table:number-columns-repeated="5"/>
          <table:table-cell office:value-type="string" calcext:value-type="string">
            <text:p>r_ga63_wk_zn63</text:p>
          </table:table-cell>
          <table:table-cell table:number-columns-repeated="2"/>
          <table:table-cell office:value-type="string" calcext:value-type="string">
            <text:p>r_sc42_wk_ca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3]" office:value-type="string" office:string-value="r_zn63_wk-minus_ga63" calcext:value-type="string">
            <text:p>r_zn63_wk-minus_ga63</text:p>
          </table:table-cell>
          <table:table-cell/>
          <table:table-cell office:value-type="string" calcext:value-type="string">
            <text:p>r_zn63_wk-minus_ga63</text:p>
          </table:table-cell>
          <table:table-cell table:number-columns-repeated="3"/>
          <table:table-cell office:value-type="string" calcext:value-type="string">
            <text:p>r_zn63_wk-minus_ga63</text:p>
          </table:table-cell>
          <table:table-cell table:number-columns-repeated="2"/>
          <table:table-cell office:value-type="string" calcext:value-type="string">
            <text:p>r_ca42_wk-minus_sc42</text:p>
          </table:table-cell>
          <table:table-cell table:number-columns-repeated="2"/>
          <table:table-cell office:value-type="string" calcext:value-type="string">
            <text:p>r_o13_wk_n13</text:p>
          </table:table-cell>
        </table:table-row>
        <table:table-row table:style-name="ro1">
          <table:table-cell office:value-type="string" calcext:value-type="string">
            <text:p>r_ga64_wk_zn64</text:p>
          </table:table-cell>
          <table:table-cell table:number-columns-repeated="5"/>
          <table:table-cell office:value-type="string" calcext:value-type="string">
            <text:p>r_ga64_wk_zn64</text:p>
          </table:table-cell>
          <table:table-cell table:number-columns-repeated="2"/>
          <table:table-cell office:value-type="string" calcext:value-type="string">
            <text:p>r_sc43_wk_ca4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5]" office:value-type="string" office:string-value="r_zn64_wk-minus_ga64" calcext:value-type="string">
            <text:p>r_zn64_wk-minus_ga64</text:p>
          </table:table-cell>
          <table:table-cell/>
          <table:table-cell office:value-type="string" calcext:value-type="string">
            <text:p>r_zn64_wk-minus_ga64</text:p>
          </table:table-cell>
          <table:table-cell table:number-columns-repeated="3"/>
          <table:table-cell office:value-type="string" calcext:value-type="string">
            <text:p>r_zn64_wk-minus_ga64</text:p>
          </table:table-cell>
          <table:table-cell table:number-columns-repeated="2"/>
          <table:table-cell office:value-type="string" calcext:value-type="string">
            <text:p>r_ca43_wk-minus_sc43</text:p>
          </table:table-cell>
          <table:table-cell table:number-columns-repeated="2"/>
          <table:table-cell office:value-type="string" calcext:value-type="string">
            <text:p>r_o14_wk_n14</text:p>
          </table:table-cell>
        </table:table-row>
        <table:table-row table:style-name="ro1">
          <table:table-cell office:value-type="string" calcext:value-type="string">
            <text:p>r_ga65_wk_zn65</text:p>
          </table:table-cell>
          <table:table-cell table:number-columns-repeated="5"/>
          <table:table-cell office:value-type="string" calcext:value-type="string">
            <text:p>r_ga65_wk_zn65</text:p>
          </table:table-cell>
          <table:table-cell table:number-columns-repeated="2"/>
          <table:table-cell office:value-type="string" calcext:value-type="string">
            <text:p>r_sc44_wk_ca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7]" office:value-type="string" office:string-value="r_zn65_wk-minus_ga65" calcext:value-type="string">
            <text:p>r_zn65_wk-minus_ga65</text:p>
          </table:table-cell>
          <table:table-cell/>
          <table:table-cell office:value-type="string" calcext:value-type="string">
            <text:p>r_zn65_wk-minus_ga65</text:p>
          </table:table-cell>
          <table:table-cell table:number-columns-repeated="3"/>
          <table:table-cell office:value-type="string" calcext:value-type="string">
            <text:p>r_zn65_wk-minus_ga65</text:p>
          </table:table-cell>
          <table:table-cell table:number-columns-repeated="2"/>
          <table:table-cell office:value-type="string" calcext:value-type="string">
            <text:p>r_ca44_wk-minus_sc44</text:p>
          </table:table-cell>
          <table:table-cell table:number-columns-repeated="2"/>
          <table:table-cell office:value-type="string" calcext:value-type="string">
            <text:p>r_o15_wk_n15</text:p>
          </table:table-cell>
        </table:table-row>
        <table:table-row table:style-name="ro1">
          <table:table-cell office:value-type="string" calcext:value-type="string">
            <text:p>r_ga66_wk_zn66</text:p>
          </table:table-cell>
          <table:table-cell table:number-columns-repeated="5"/>
          <table:table-cell office:value-type="string" calcext:value-type="string">
            <text:p>r_ga66_wk_zn66</text:p>
          </table:table-cell>
          <table:table-cell table:number-columns-repeated="2"/>
          <table:table-cell office:value-type="string" calcext:value-type="string">
            <text:p>r_si24_wk_al2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4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al24_wk-minus_si24</text:p>
          </table:table-cell>
          <table:table-cell table:number-columns-repeated="2"/>
          <table:table-cell office:value-type="string" calcext:value-type="string">
            <text:p>r_p26_wk_si26</text:p>
          </table:table-cell>
        </table:table-row>
        <table:table-row table:style-name="ro1">
          <table:table-cell office:value-type="string" calcext:value-type="string">
            <text:p>r_ge60_wk_ga60</text:p>
          </table:table-cell>
          <table:table-cell table:number-columns-repeated="5"/>
          <table:table-cell office:value-type="string" calcext:value-type="string">
            <text:p>r_ge60_wk_ga60</text:p>
          </table:table-cell>
          <table:table-cell table:number-columns-repeated="2"/>
          <table:table-cell office:value-type="string" calcext:value-type="string">
            <text:p>r_si25_wk_al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al25_wk-minus_si25</text:p>
          </table:table-cell>
          <table:table-cell table:number-columns-repeated="2"/>
          <table:table-cell office:value-type="string" calcext:value-type="string">
            <text:p>r_pd90_wk_rh90</text:p>
          </table:table-cell>
        </table:table-row>
        <table:table-row table:style-name="ro1">
          <table:table-cell office:value-type="string" calcext:value-type="string">
            <text:p>r_ge61_wk_ga61</text:p>
          </table:table-cell>
          <table:table-cell table:number-columns-repeated="5"/>
          <table:table-cell office:value-type="string" calcext:value-type="string">
            <text:p>r_ge61_wk_ga61</text:p>
          </table:table-cell>
          <table:table-cell table:number-columns-repeated="2"/>
          <table:table-cell office:value-type="string" calcext:value-type="string">
            <text:p>r_si26_wk_al2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al26_wk-minus_si26</text:p>
          </table:table-cell>
          <table:table-cell table:number-columns-repeated="2"/>
          <table:table-cell office:value-type="string" calcext:value-type="string">
            <text:p>r_pd91_wk_rh91</text:p>
          </table:table-cell>
        </table:table-row>
        <table:table-row table:style-name="ro1">
          <table:table-cell office:value-type="string" calcext:value-type="string">
            <text:p>r_ge62_wk_ga62</text:p>
          </table:table-cell>
          <table:table-cell table:number-columns-repeated="5"/>
          <table:table-cell office:value-type="string" calcext:value-type="string">
            <text:p>r_ge62_wk_ga62</text:p>
          </table:table-cell>
          <table:table-cell table:number-columns-repeated="2"/>
          <table:table-cell office:value-type="string" calcext:value-type="string">
            <text:p>r_si27_wk_al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al27_wk-minus_si27</text:p>
          </table:table-cell>
          <table:table-cell table:number-columns-repeated="2"/>
          <table:table-cell office:value-type="string" calcext:value-type="string">
            <text:p>r_pd92_wk_rh92</text:p>
          </table:table-cell>
        </table:table-row>
        <table:table-row table:style-name="ro1">
          <table:table-cell office:value-type="string" calcext:value-type="string">
            <text:p>r_ge63_wk_ga63</text:p>
          </table:table-cell>
          <table:table-cell table:number-columns-repeated="5"/>
          <table:table-cell office:value-type="string" calcext:value-type="string">
            <text:p>r_ge63_wk_ga63</text:p>
          </table:table-cell>
          <table:table-cell table:number-columns-repeated="2"/>
          <table:table-cell office:value-type="string" calcext:value-type="string">
            <text:p>r_ti40_wk_sc4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c40_wk-minus_ti40</text:p>
          </table:table-cell>
          <table:table-cell table:number-columns-repeated="2"/>
          <table:table-cell office:value-type="string" calcext:value-type="string">
            <text:p>r_pd93_wk_rh93</text:p>
          </table:table-cell>
        </table:table-row>
        <table:table-row table:style-name="ro1">
          <table:table-cell office:value-type="string" calcext:value-type="string">
            <text:p>r_ge64_wk_ga64</text:p>
          </table:table-cell>
          <table:table-cell table:number-columns-repeated="5"/>
          <table:table-cell office:value-type="string" calcext:value-type="string">
            <text:p>r_ge64_wk_ga64</text:p>
          </table:table-cell>
          <table:table-cell table:number-columns-repeated="2"/>
          <table:table-cell office:value-type="string" calcext:value-type="string">
            <text:p>r_ti41_wk_sc4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59]" office:value-type="string" office:string-value="r_ga64_wk-minus_ge64" calcext:value-type="string">
            <text:p>r_ga64_wk-minus_ge64</text:p>
          </table:table-cell>
          <table:table-cell/>
          <table:table-cell office:value-type="string" calcext:value-type="string">
            <text:p>r_ga64_wk-minus_ge64</text:p>
          </table:table-cell>
          <table:table-cell table:number-columns-repeated="3"/>
          <table:table-cell office:value-type="string" calcext:value-type="string">
            <text:p>r_ga64_wk-minus_ge64</text:p>
          </table:table-cell>
          <table:table-cell table:number-columns-repeated="2"/>
          <table:table-cell office:value-type="string" calcext:value-type="string">
            <text:p>r_sc41_wk-minus_ti41</text:p>
          </table:table-cell>
          <table:table-cell table:number-columns-repeated="2"/>
          <table:table-cell office:value-type="string" calcext:value-type="string">
            <text:p>r_rb73_wk_kr73</text:p>
          </table:table-cell>
        </table:table-row>
        <table:table-row table:style-name="ro1">
          <table:table-cell office:value-type="string" calcext:value-type="string">
            <text:p>r_ge65_wk_ga65</text:p>
          </table:table-cell>
          <table:table-cell table:number-columns-repeated="5"/>
          <table:table-cell office:value-type="string" calcext:value-type="string">
            <text:p>r_ge65_wk_ga65</text:p>
          </table:table-cell>
          <table:table-cell table:number-columns-repeated="2"/>
          <table:table-cell office:value-type="string" calcext:value-type="string">
            <text:p>r_ti42_wk_sc4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1]" office:value-type="string" office:string-value="r_ga65_wk-minus_ge65" calcext:value-type="string">
            <text:p>r_ga65_wk-minus_ge65</text:p>
          </table:table-cell>
          <table:table-cell/>
          <table:table-cell office:value-type="string" calcext:value-type="string">
            <text:p>r_ga65_wk-minus_ge65</text:p>
          </table:table-cell>
          <table:table-cell table:number-columns-repeated="3"/>
          <table:table-cell office:value-type="string" calcext:value-type="string">
            <text:p>r_ga65_wk-minus_ge65</text:p>
          </table:table-cell>
          <table:table-cell table:number-columns-repeated="2"/>
          <table:table-cell office:value-type="string" calcext:value-type="string">
            <text:p>r_sc42_wk-minus_ti42</text:p>
          </table:table-cell>
          <table:table-cell table:number-columns-repeated="2"/>
          <table:table-cell office:value-type="string" calcext:value-type="string">
            <text:p>r_rb74_wk_kr74</text:p>
          </table:table-cell>
        </table:table-row>
        <table:table-row table:style-name="ro1">
          <table:table-cell office:value-type="string" calcext:value-type="string">
            <text:p>r_ge66_wk_ga66</text:p>
          </table:table-cell>
          <table:table-cell table:number-columns-repeated="5"/>
          <table:table-cell office:value-type="string" calcext:value-type="string">
            <text:p>r_ge66_wk_ga66</text:p>
          </table:table-cell>
          <table:table-cell table:number-columns-repeated="2"/>
          <table:table-cell office:value-type="string" calcext:value-type="string">
            <text:p>r_ti43_wk_sc4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c43_wk-minus_ti43</text:p>
          </table:table-cell>
          <table:table-cell table:number-columns-repeated="2"/>
          <table:table-cell office:value-type="string" calcext:value-type="string">
            <text:p>r_rh89_wk_ru89</text:p>
          </table:table-cell>
        </table:table-row>
        <table:table-row table:style-name="ro1">
          <table:table-cell office:value-type="string" calcext:value-type="string">
            <text:p>r_ge67_wk_ga67</text:p>
          </table:table-cell>
          <table:table-cell table:number-columns-repeated="5"/>
          <table:table-cell office:value-type="string" calcext:value-type="string">
            <text:p>r_ge67_wk_ga67</text:p>
          </table:table-cell>
          <table:table-cell table:number-columns-repeated="2"/>
          <table:table-cell office:value-type="string" calcext:value-type="string">
            <text:p>r_ti44_wk_sc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c44_wk-minus_ti44</text:p>
          </table:table-cell>
          <table:table-cell table:number-columns-repeated="2"/>
          <table:table-cell office:value-type="string" calcext:value-type="string">
            <text:p>r_rh90_wk_ru90</text:p>
          </table:table-cell>
        </table:table-row>
        <table:table-row table:style-name="ro1">
          <table:table-cell office:value-type="string" calcext:value-type="string">
            <text:p>r_h1_h1_ec_h2</text:p>
          </table:table-cell>
          <table:table-cell table:number-columns-repeated="5"/>
          <table:table-cell office:value-type="string" calcext:value-type="string">
            <text:p>r_h1_h1_ec_h2</text:p>
          </table:table-cell>
          <table:table-cell table:number-columns-repeated="2"/>
          <table:table-cell office:value-type="string" calcext:value-type="string">
            <text:p>r_ti45_wk_sc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sc45_wk-minus_ti45</text:p>
          </table:table-cell>
          <table:table-cell table:number-columns-repeated="2"/>
          <table:table-cell office:value-type="string" calcext:value-type="string">
            <text:p>r_rh91_wk_ru91</text:p>
          </table:table-cell>
        </table:table-row>
        <table:table-row table:style-name="ro1">
          <table:table-cell office:value-type="string" calcext:value-type="string">
            <text:p>r_h1_h1_wk_h2</text:p>
          </table:table-cell>
          <table:table-cell table:number-columns-repeated="5"/>
          <table:table-cell office:value-type="string" calcext:value-type="string">
            <text:p>r_h1_h1_wk_h2</text:p>
          </table:table-cell>
          <table:table-cell table:number-columns-repeated="2"/>
          <table:table-cell office:value-type="string" calcext:value-type="string">
            <text:p>r_v44_wk_ti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6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ti44_wk-minus_v44</text:p>
          </table:table-cell>
          <table:table-cell table:number-columns-repeated="2"/>
          <table:table-cell office:value-type="string" calcext:value-type="string">
            <text:p>r_ru86_wk_tc86</text:p>
          </table:table-cell>
        </table:table-row>
        <table:table-row table:style-name="ro1">
          <table:table-cell office:value-type="string" calcext:value-type="string">
            <text:p>r_h1_he3_wk_he4</text:p>
          </table:table-cell>
          <table:table-cell table:number-columns-repeated="5"/>
          <table:table-cell office:value-type="string" calcext:value-type="string">
            <text:p>r_h1_he3_wk_he4</text:p>
          </table:table-cell>
          <table:table-cell table:number-columns-repeated="2"/>
          <table:table-cell office:value-type="string" calcext:value-type="string">
            <text:p>r_v45_wk_ti4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ti45_wk-minus_v45</text:p>
          </table:table-cell>
          <table:table-cell table:number-columns-repeated="2"/>
          <table:table-cell office:value-type="string" calcext:value-type="string">
            <text:p>r_ru87_wk_tc87</text:p>
          </table:table-cell>
        </table:table-row>
        <table:table-row table:style-name="ro1">
          <table:table-cell office:value-type="string" calcext:value-type="string">
            <text:p>r_h1_wk_neut</text:p>
          </table:table-cell>
          <table:table-cell table:number-columns-repeated="5"/>
          <table:table-cell office:value-type="string" calcext:value-type="string">
            <text:p>r_h1_wk_neut</text:p>
          </table:table-cell>
          <table:table-cell table:number-columns-repeated="2"/>
          <table:table-cell office:value-type="string" calcext:value-type="string">
            <text:p>r_v46_wk_ti4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3]" office:value-type="string" office:string-value="r_neut_wk-minus_h1" calcext:value-type="string">
            <text:p>r_neut_wk-minus_h1</text:p>
          </table:table-cell>
          <table:table-cell/>
          <table:table-cell office:value-type="string" calcext:value-type="string">
            <text:p>r_neut_wk-minus_h1</text:p>
          </table:table-cell>
          <table:table-cell table:number-columns-repeated="3"/>
          <table:table-cell office:value-type="string" calcext:value-type="string">
            <text:p>r_neut_wk-minus_h1</text:p>
          </table:table-cell>
          <table:table-cell table:number-columns-repeated="2"/>
          <table:table-cell office:value-type="string" calcext:value-type="string">
            <text:p>r_ti46_wk-minus_v46</text:p>
          </table:table-cell>
          <table:table-cell table:number-columns-repeated="2"/>
          <table:table-cell office:value-type="string" calcext:value-type="string">
            <text:p>r_ru88_wk_tc88</text:p>
          </table:table-cell>
        </table:table-row>
        <table:table-row table:style-name="ro1">
          <table:table-cell office:value-type="string" calcext:value-type="string">
            <text:p>r_h3_be7_to_neut_h1_he4_he4</text:p>
          </table:table-cell>
          <table:table-cell table:number-columns-repeated="5"/>
          <table:table-cell office:value-type="string" calcext:value-type="string">
            <text:p>r_h3_be7_to_neut_h1_he4_he4</text:p>
          </table:table-cell>
          <table:table-cell table:number-columns-repeated="2"/>
          <table:table-cell office:value-type="string" calcext:value-type="string">
            <text:p>r_v47_wk_ti4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ti47_wk-minus_v47</text:p>
          </table:table-cell>
          <table:table-cell table:number-columns-repeated="2"/>
          <table:table-cell office:value-type="string" calcext:value-type="string">
            <text:p>r_s27_wk_h1_h1_al25</text:p>
          </table:table-cell>
        </table:table-row>
        <table:table-row table:style-name="ro1">
          <table:table-cell office:value-type="string" calcext:value-type="string">
            <text:p>r_h3_he3_to_neut_h1_he4</text:p>
          </table:table-cell>
          <table:table-cell table:number-columns-repeated="5"/>
          <table:table-cell office:value-type="string" calcext:value-type="string">
            <text:p>r_h3_he3_to_neut_h1_he4</text:p>
          </table:table-cell>
          <table:table-cell table:number-columns-repeated="2"/>
          <table:table-cell office:value-type="string" calcext:value-type="string">
            <text:p>r_zn57_wk_cu5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u57_wk-minus_zn57</text:p>
          </table:table-cell>
          <table:table-cell table:number-columns-repeated="2"/>
          <table:table-cell office:value-type="string" calcext:value-type="string">
            <text:p>r_s27_wk_p27</text:p>
          </table:table-cell>
        </table:table-row>
        <table:table-row table:style-name="ro1">
          <table:table-cell office:value-type="string" calcext:value-type="string">
            <text:p>r_he3_ec_h3</text:p>
          </table:table-cell>
          <table:table-cell table:number-columns-repeated="5"/>
          <table:table-cell office:value-type="string" calcext:value-type="string">
            <text:p>r_he3_ec_h3</text:p>
          </table:table-cell>
          <table:table-cell table:number-columns-repeated="2"/>
          <table:table-cell office:value-type="string" calcext:value-type="string">
            <text:p>r_zn60_wk_cu6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79]" office:value-type="string" office:string-value="r_h3_wk-minus_he3" calcext:value-type="string">
            <text:p>r_h3_wk-minus_he3</text:p>
          </table:table-cell>
          <table:table-cell/>
          <table:table-cell office:value-type="string" calcext:value-type="string">
            <text:p>r_h3_wk-minus_he3</text:p>
          </table:table-cell>
          <table:table-cell table:number-columns-repeated="3"/>
          <table:table-cell office:value-type="string" calcext:value-type="string">
            <text:p>r_h3_wk-minus_he3</text:p>
          </table:table-cell>
          <table:table-cell table:number-columns-repeated="2"/>
          <table:table-cell office:value-type="string" calcext:value-type="string">
            <text:p>r_cu60_wk-minus_zn60</text:p>
          </table:table-cell>
          <table:table-cell table:number-columns-repeated="2"/>
          <table:table-cell office:value-type="string" calcext:value-type="string">
            <text:p>r_sc39_wk_ca39</text:p>
          </table:table-cell>
        </table:table-row>
        <table:table-row table:style-name="ro1">
          <table:table-cell office:value-type="string" calcext:value-type="string">
            <text:p>r_he3_li7_to_neut_h1_he4_he4</text:p>
          </table:table-cell>
          <table:table-cell table:number-columns-repeated="5"/>
          <table:table-cell office:value-type="string" calcext:value-type="string">
            <text:p>r_he3_li7_to_neut_h1_he4_he4</text:p>
          </table:table-cell>
          <table:table-cell table:number-columns-repeated="2"/>
          <table:table-cell office:value-type="string" calcext:value-type="string">
            <text:p>r_zn61_wk_cu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u61_wk-minus_zn61</text:p>
          </table:table-cell>
          <table:table-cell table:number-columns-repeated="2"/>
          <table:table-cell office:value-type="string" calcext:value-type="string">
            <text:p>r_se65_wk_as65</text:p>
          </table:table-cell>
        </table:table-row>
        <table:table-row table:style-name="ro1">
          <table:table-cell office:value-type="string" calcext:value-type="string">
            <text:p>r_in98_wk_cd98</text:p>
          </table:table-cell>
          <table:table-cell table:number-columns-repeated="5"/>
          <table:table-cell office:value-type="string" calcext:value-type="string">
            <text:p>r_in98_wk_cd98</text:p>
          </table:table-cell>
          <table:table-cell table:number-columns-repeated="2"/>
          <table:table-cell office:value-type="string" calcext:value-type="string">
            <text:p>r_zn62_wk_cu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u62_wk-minus_zn62</text:p>
          </table:table-cell>
          <table:table-cell table:number-columns-repeated="2"/>
          <table:table-cell office:value-type="string" calcext:value-type="string">
            <text:p>r_se66_wk_as66</text:p>
          </table:table-cell>
        </table:table-row>
        <table:table-row table:style-name="ro1">
          <table:table-cell office:value-type="string" calcext:value-type="string">
            <text:p>r_in99_wk_cd99</text:p>
          </table:table-cell>
          <table:table-cell table:number-columns-repeated="5"/>
          <table:table-cell office:value-type="string" calcext:value-type="string">
            <text:p>r_in99_wk_cd99</text:p>
          </table:table-cell>
          <table:table-cell table:number-columns-repeated="2"/>
          <table:table-cell office:value-type="string" calcext:value-type="string">
            <text:p>r_zn63_wk_cu6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cu63_wk-minus_zn63</text:p>
          </table:table-cell>
          <table:table-cell table:number-columns-repeated="2"/>
          <table:table-cell office:value-type="string" calcext:value-type="string">
            <text:p>r_se67_wk_as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7]" office:value-type="string" office:string-value="r_ar35_wk-minus_k35" calcext:value-type="string">
            <text:p>r_ar35_wk-minus_k35</text:p>
          </table:table-cell>
          <table:table-cell/>
          <table:table-cell office:value-type="string" calcext:value-type="string">
            <text:p>r_ar35_wk-minus_k35</text:p>
          </table:table-cell>
          <table:table-cell table:number-columns-repeated="3"/>
          <table:table-cell office:value-type="string" calcext:value-type="string">
            <text:p>r_ar35_wk-minus_k35</text:p>
          </table:table-cell>
          <table:table-cell table:number-columns-repeated="5"/>
          <table:table-cell office:value-type="string" calcext:value-type="string">
            <text:p>r_se68_wk_as68</text:p>
          </table:table-cell>
        </table:table-row>
        <table:table-row table:style-name="ro1">
          <table:table-cell office:value-type="string" calcext:value-type="string">
            <text:p>r_k36_wk_ar36</text:p>
          </table:table-cell>
          <table:table-cell table:number-columns-repeated="5"/>
          <table:table-cell office:value-type="string" calcext:value-type="string">
            <text:p>r_k36_wk_ar36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89]" office:value-type="string" office:string-value="r_ar36_wk-minus_k36" calcext:value-type="string">
            <text:p>r_ar36_wk-minus_k36</text:p>
          </table:table-cell>
          <table:table-cell/>
          <table:table-cell office:value-type="string" calcext:value-type="string">
            <text:p>r_ar36_wk-minus_k36</text:p>
          </table:table-cell>
          <table:table-cell table:number-columns-repeated="3"/>
          <table:table-cell office:value-type="string" calcext:value-type="string">
            <text:p>r_ar36_wk-minus_k36</text:p>
          </table:table-cell>
          <table:table-cell table:number-columns-repeated="5"/>
          <table:table-cell office:value-type="string" calcext:value-type="string">
            <text:p>r_se69_wk_as69</text:p>
          </table:table-cell>
        </table:table-row>
        <table:table-row table:style-name="ro1">
          <table:table-cell office:value-type="string" calcext:value-type="string">
            <text:p>r_k37_wk_ar37</text:p>
          </table:table-cell>
          <table:table-cell table:number-columns-repeated="5"/>
          <table:table-cell office:value-type="string" calcext:value-type="string">
            <text:p>r_k37_wk_ar37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7_wk-minus_k37</text:p>
          </table:table-cell>
          <table:table-cell/>
          <table:table-cell office:value-type="string" calcext:value-type="string">
            <text:p>r_ar37_wk-minus_k37</text:p>
          </table:table-cell>
          <table:table-cell table:number-columns-repeated="3"/>
          <table:table-cell office:value-type="string" calcext:value-type="string">
            <text:p>r_ar37_wk-minus_k37</text:p>
          </table:table-cell>
          <table:table-cell table:number-columns-repeated="5"/>
          <table:table-cell office:value-type="string" calcext:value-type="string">
            <text:p>r_sn100_wk_in100</text:p>
          </table:table-cell>
        </table:table-row>
        <table:table-row table:style-name="ro1">
          <table:table-cell office:value-type="string" calcext:value-type="string">
            <text:p>r_k38_wk_ar38</text:p>
          </table:table-cell>
          <table:table-cell table:number-columns-repeated="5"/>
          <table:table-cell office:value-type="string" calcext:value-type="string">
            <text:p>r_k38_wk_ar38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ar38_wk-minus_k38</text:p>
          </table:table-cell>
          <table:table-cell/>
          <table:table-cell office:value-type="string" calcext:value-type="string">
            <text:p>r_ar38_wk-minus_k38</text:p>
          </table:table-cell>
          <table:table-cell table:number-columns-repeated="3"/>
          <table:table-cell office:value-type="string" calcext:value-type="string">
            <text:p>r_ar38_wk-minus_k38</text:p>
          </table:table-cell>
          <table:table-cell table:number-columns-repeated="5"/>
          <table:table-cell office:value-type="string" calcext:value-type="string">
            <text:p>r_sn101_wk_in101</text:p>
          </table:table-cell>
        </table:table-row>
        <table:table-row table:style-name="ro1">
          <table:table-cell office:value-type="string" calcext:value-type="string">
            <text:p>r_kr69_wk_br69</text:p>
          </table:table-cell>
          <table:table-cell table:number-columns-repeated="5"/>
          <table:table-cell office:value-type="string" calcext:value-type="string">
            <text:p>r_kr69_wk_br69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n102_wk_in102</text:p>
          </table:table-cell>
        </table:table-row>
        <table:table-row table:style-name="ro1">
          <table:table-cell office:value-type="string" calcext:value-type="string">
            <text:p>r_kr70_wk_br70</text:p>
          </table:table-cell>
          <table:table-cell table:number-columns-repeated="5"/>
          <table:table-cell office:value-type="string" calcext:value-type="string">
            <text:p>r_kr70_wk_br7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198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n103_wk_in103</text:p>
          </table:table-cell>
        </table:table-row>
        <table:table-row table:style-name="ro1">
          <table:table-cell office:value-type="string" calcext:value-type="string">
            <text:p>r_kr71_wk_br71</text:p>
          </table:table-cell>
          <table:table-cell table:number-columns-repeated="5"/>
          <table:table-cell office:value-type="string" calcext:value-type="string">
            <text:p>r_kr71_wk_br71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0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n104_wk_in104</text:p>
          </table:table-cell>
        </table:table-row>
        <table:table-row table:style-name="ro1">
          <table:table-cell office:value-type="string" calcext:value-type="string">
            <text:p>r_kr72_wk_br72</text:p>
          </table:table-cell>
          <table:table-cell table:number-columns-repeated="5"/>
          <table:table-cell office:value-type="string" calcext:value-type="string">
            <text:p>r_kr72_wk_br7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2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n99_wk_in99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5"/>
          <table:table-cell office:value-type="string" calcext:value-type="string">
            <text:p>r_kr73_wk_br73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r74_wk_rb74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  <table:table-cell table:number-columns-repeated="5"/>
          <table:table-cell office:value-type="string" calcext:value-type="string">
            <text:p>r_kr73_wk_br73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06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sr75_wk_rb75</text:p>
          </table:table-cell>
        </table:table-row>
        <table:table-row table:style-name="ro1">
          <table:table-cell office:value-type="string" calcext:value-type="string">
            <text:p>r_mg21_wk_na21</text:p>
          </table:table-cell>
          <table:table-cell table:number-columns-repeated="5"/>
          <table:table-cell office:value-type="string" calcext:value-type="string">
            <text:p>r_mg21_wk_na21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na21_wk-minus_mg21</text:p>
          </table:table-cell>
          <table:table-cell/>
          <table:table-cell office:value-type="string" calcext:value-type="string">
            <text:p>r_na21_wk-minus_mg21</text:p>
          </table:table-cell>
          <table:table-cell table:number-columns-repeated="3"/>
          <table:table-cell office:value-type="string" calcext:value-type="string">
            <text:p>r_na21_wk-minus_mg21</text:p>
          </table:table-cell>
          <table:table-cell table:number-columns-repeated="5"/>
          <table:table-cell office:value-type="string" calcext:value-type="string">
            <text:p>r_sr76_wk_rb76</text:p>
          </table:table-cell>
        </table:table-row>
        <table:table-row table:style-name="ro1">
          <table:table-cell office:value-type="string" calcext:value-type="string">
            <text:p>r_mg22_wk_na22</text:p>
          </table:table-cell>
          <table:table-cell table:number-columns-repeated="5"/>
          <table:table-cell office:value-type="string" calcext:value-type="string">
            <text:p>r_mg22_wk_na2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na22_wk-minus_mg22</text:p>
          </table:table-cell>
          <table:table-cell/>
          <table:table-cell office:value-type="string" calcext:value-type="string">
            <text:p>r_na22_wk-minus_mg22</text:p>
          </table:table-cell>
          <table:table-cell table:number-columns-repeated="3"/>
          <table:table-cell office:value-type="string" calcext:value-type="string">
            <text:p>r_na22_wk-minus_mg22</text:p>
          </table:table-cell>
          <table:table-cell table:number-columns-repeated="5"/>
          <table:table-cell office:value-type="string" calcext:value-type="string">
            <text:p>r_sr77_wk_rb77</text:p>
          </table:table-cell>
        </table:table-row>
        <table:table-row table:style-name="ro1">
          <table:table-cell office:value-type="string" calcext:value-type="string">
            <text:p>r_mg23_wk_na23</text:p>
          </table:table-cell>
          <table:table-cell table:number-columns-repeated="5"/>
          <table:table-cell office:value-type="string" calcext:value-type="string">
            <text:p>r_mg23_wk_na23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na23_wk-minus_mg23</text:p>
          </table:table-cell>
          <table:table-cell/>
          <table:table-cell office:value-type="string" calcext:value-type="string">
            <text:p>r_na23_wk-minus_mg23</text:p>
          </table:table-cell>
          <table:table-cell table:number-columns-repeated="3"/>
          <table:table-cell office:value-type="string" calcext:value-type="string">
            <text:p>r_na23_wk-minus_mg23</text:p>
          </table:table-cell>
          <table:table-cell table:number-columns-repeated="5"/>
          <table:table-cell office:value-type="string" calcext:value-type="string">
            <text:p>r_tc85_wk_mo85</text:p>
          </table:table-cell>
        </table:table-row>
        <table:table-row table:style-name="ro1">
          <table:table-cell office:value-type="string" calcext:value-type="string">
            <text:p>r_mn47_wk_cr47</text:p>
          </table:table-cell>
          <table:table-cell table:number-columns-repeated="5"/>
          <table:table-cell office:value-type="string" calcext:value-type="string">
            <text:p>r_mn47_wk_cr47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tc86_wk_mo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11]" office:value-type="string" office:string-value="r_na23_wk-minus_mg23" calcext:value-type="string">
            <text:p>r_na23_wk-minus_mg23</text:p>
          </table:table-cell>
          <table:table-cell table:number-columns-repeated="5"/>
          <table:table-cell office:value-type="string" calcext:value-type="string">
            <text:p>r_na23_wk-minus_mg23</text:p>
          </table:table-cell>
          <table:table-cell table:number-columns-repeated="5"/>
          <table:table-cell office:value-type="string" calcext:value-type="string">
            <text:p>r_v43_wk_ti43</text:p>
          </table:table-cell>
        </table:table-row>
        <table:table-row table:style-name="ro1">
          <table:table-cell office:value-type="string" calcext:value-type="string">
            <text:p>r_mn48_wk_cr48</text:p>
          </table:table-cell>
          <table:table-cell table:number-columns-repeated="5"/>
          <table:table-cell office:value-type="string" calcext:value-type="string">
            <text:p>r_mn48_wk_cr48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14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y77_wk_sr77</text:p>
          </table:table-cell>
        </table:table-row>
        <table:table-row table:style-name="ro1">
          <table:table-cell office:value-type="string" calcext:value-type="string">
            <text:p>r_mn49_wk_cr49</text:p>
          </table:table-cell>
          <table:table-cell table:number-columns-repeated="5"/>
          <table:table-cell office:value-type="string" calcext:value-type="string">
            <text:p>r_mn49_wk_cr49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49_wk-minus_mn49</text:p>
          </table:table-cell>
          <table:table-cell/>
          <table:table-cell office:value-type="string" calcext:value-type="string">
            <text:p>r_cr49_wk-minus_mn49</text:p>
          </table:table-cell>
          <table:table-cell table:number-columns-repeated="3"/>
          <table:table-cell office:value-type="string" calcext:value-type="string">
            <text:p>r_cr49_wk-minus_mn49</text:p>
          </table:table-cell>
          <table:table-cell table:number-columns-repeated="5"/>
          <table:table-cell office:value-type="string" calcext:value-type="string">
            <text:p>r_y78_wk_sr78</text:p>
          </table:table-cell>
        </table:table-row>
        <table:table-row table:style-name="ro1">
          <table:table-cell office:value-type="string" calcext:value-type="string">
            <text:p>r_mn50_wk_cr50</text:p>
          </table:table-cell>
          <table:table-cell table:number-columns-repeated="5"/>
          <table:table-cell office:value-type="string" calcext:value-type="string">
            <text:p>r_mn50_wk_cr5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50_wk-minus_mn50</text:p>
          </table:table-cell>
          <table:table-cell/>
          <table:table-cell office:value-type="string" calcext:value-type="string">
            <text:p>r_cr50_wk-minus_mn50</text:p>
          </table:table-cell>
          <table:table-cell table:number-columns-repeated="3"/>
          <table:table-cell office:value-type="string" calcext:value-type="string">
            <text:p>r_cr50_wk-minus_mn50</text:p>
          </table:table-cell>
          <table:table-cell table:number-columns-repeated="5"/>
          <table:table-cell office:value-type="string" calcext:value-type="string">
            <text:p>r_zn55_wk_cu55</text:p>
          </table:table-cell>
        </table:table-row>
        <table:table-row table:style-name="ro1">
          <table:table-cell office:value-type="string" calcext:value-type="string">
            <text:p>r_mn51_wk_cr51</text:p>
          </table:table-cell>
          <table:table-cell table:number-columns-repeated="5"/>
          <table:table-cell office:value-type="string" calcext:value-type="string">
            <text:p>r_mn51_wk_cr51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51_wk-minus_mn51</text:p>
          </table:table-cell>
          <table:table-cell/>
          <table:table-cell office:value-type="string" calcext:value-type="string">
            <text:p>r_cr51_wk-minus_mn51</text:p>
          </table:table-cell>
          <table:table-cell table:number-columns-repeated="3"/>
          <table:table-cell office:value-type="string" calcext:value-type="string">
            <text:p>r_cr51_wk-minus_mn51</text:p>
          </table:table-cell>
          <table:table-cell table:number-columns-repeated="5"/>
          <table:table-cell office:value-type="string" calcext:value-type="string">
            <text:p>r_zn56_wk_cu56</text:p>
          </table:table-cell>
        </table:table-row>
        <table:table-row table:style-name="ro1">
          <table:table-cell office:value-type="string" calcext:value-type="string">
            <text:p>r_mn52_wk_cr52</text:p>
          </table:table-cell>
          <table:table-cell table:number-columns-repeated="5"/>
          <table:table-cell office:value-type="string" calcext:value-type="string">
            <text:p>r_mn52_wk_cr5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_cr52_wk-minus_mn52</text:p>
          </table:table-cell>
          <table:table-cell/>
          <table:table-cell office:value-type="string" calcext:value-type="string">
            <text:p>r_cr52_wk-minus_mn52</text:p>
          </table:table-cell>
          <table:table-cell table:number-columns-repeated="3"/>
          <table:table-cell office:value-type="string" calcext:value-type="string">
            <text:p>r_cr52_wk-minus_mn52</text:p>
          </table:table-cell>
          <table:table-cell table:number-columns-repeated="5"/>
          <table:table-cell office:value-type="string" calcext:value-type="string">
            <text:p>r_zn58_wk_cu58</text:p>
          </table:table-cell>
        </table:table-row>
        <table:table-row table:style-name="ro1">
          <table:table-cell office:value-type="string" calcext:value-type="string">
            <text:p>r_mo82_wk_nb82</text:p>
          </table:table-cell>
          <table:table-cell table:number-columns-repeated="5"/>
          <table:table-cell office:value-type="string" calcext:value-type="string">
            <text:p>r_mo82_wk_nb8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zn59_wk_cu59</text:p>
          </table:table-cell>
        </table:table-row>
        <table:table-row table:style-name="ro1">
          <table:table-cell office:value-type="string" calcext:value-type="string">
            <text:p>r_mo83_wk_nb83</text:p>
          </table:table-cell>
          <table:table-cell table:number-columns-repeated="5"/>
          <table:table-cell office:value-type="string" calcext:value-type="string">
            <text:p>r_mo83_wk_nb83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2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zr78_wk_y78</text:p>
          </table:table-cell>
        </table:table-row>
        <table:table-row table:style-name="ro1">
          <table:table-cell office:value-type="string" calcext:value-type="string">
            <text:p>r_mo84_wk_nb84</text:p>
          </table:table-cell>
          <table:table-cell office:value-type="string" calcext:value-type="string">
            <text:p>-alex</text:p>
          </table:table-cell>
          <table:table-cell table:number-columns-repeated="4"/>
          <table:table-cell office:value-type="string" calcext:value-type="string">
            <text:p>r_mo84_wk_nb8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2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zr79_wk_y79</text:p>
          </table:table-cell>
        </table:table-row>
        <table:table-row table:style-name="ro1">
          <table:table-cell office:value-type="string" calcext:value-type="string">
            <text:p>r_mo85_wk_nb85</text:p>
          </table:table-cell>
          <table:table-cell table:number-columns-repeated="5"/>
          <table:table-cell office:value-type="string" calcext:value-type="string">
            <text:p>r_mo85_wk_nb85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3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zr80_wk_y80</text:p>
          </table:table-cell>
        </table:table-row>
        <table:table-row table:style-name="ro1">
          <table:table-cell office:value-type="string" calcext:value-type="string">
            <text:p>r_n12_wk_c12</text:p>
          </table:table-cell>
          <table:table-cell table:number-columns-repeated="5"/>
          <table:table-cell office:value-type="string" calcext:value-type="string">
            <text:p>r_n12_wk_c12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C23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_zr81_wk_y81</text:p>
          </table:table-cell>
        </table:table-row>
        <table:table-row table:style-name="ro1">
          <table:table-cell office:value-type="string" calcext:value-type="string">
            <text:p>r_na20_wk_ne20</text:p>
          </table:table-cell>
          <table:table-cell table:number-columns-repeated="5"/>
          <table:table-cell office:value-type="string" calcext:value-type="string">
            <text:p>r_na20_wk_ne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e20_wk-minus_na20</text:p>
          </table:table-cell>
          <table:table-cell/>
          <table:table-cell office:value-type="string" calcext:value-type="string">
            <text:p>r_ne20_wk-minus_na20</text:p>
          </table:table-cell>
          <table:table-cell table:number-columns-repeated="3"/>
          <table:table-cell office:value-type="string" calcext:value-type="string">
            <text:p>r_ne20_wk-minus_na20</text:p>
          </table:table-cell>
          <table:table-cell table:number-columns-repeated="5"/>
          <table:table-cell office:value-type="string" calcext:value-type="string">
            <text:p>r_zr82_wk_y82</text:p>
          </table:table-cell>
        </table:table-row>
        <table:table-row table:style-name="ro1">
          <table:table-cell office:value-type="string" calcext:value-type="string">
            <text:p>r_na21_wk_ne21</text:p>
          </table:table-cell>
          <table:table-cell table:number-columns-repeated="5"/>
          <table:table-cell office:value-type="string" calcext:value-type="string">
            <text:p>r_na21_wk_ne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e21_wk-minus_na21</text:p>
          </table:table-cell>
          <table:table-cell/>
          <table:table-cell office:value-type="string" calcext:value-type="string">
            <text:p>r_ne21_wk-minus_na21</text:p>
          </table:table-cell>
          <table:table-cell table:number-columns-repeated="3"/>
          <table:table-cell office:value-type="string" calcext:value-type="string">
            <text:p>r_ne21_wk-minus_na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b81_wk_zr81</text:p>
          </table:table-cell>
          <table:table-cell table:number-columns-repeated="5"/>
          <table:table-cell office:value-type="string" calcext:value-type="string">
            <text:p>r_nb81_wk_zr8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b82_wk_zr82</text:p>
          </table:table-cell>
          <table:table-cell table:number-columns-repeated="5"/>
          <table:table-cell office:value-type="string" calcext:value-type="string">
            <text:p>r_nb82_wk_zr82</text:p>
          </table:table-cell>
          <table:table-cell table:number-columns-repeated="6"/>
        </table:table-row>
        <table:table-row table:style-name="ro1">
          <table:table-cell table:formula="of:=[.C24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b83_wk_zr83</text:p>
          </table:table-cell>
          <table:table-cell table:number-columns-repeated="5"/>
          <table:table-cell office:value-type="string" calcext:value-type="string">
            <text:p>r_nb83_wk_zr83</text:p>
          </table:table-cell>
          <table:table-cell table:number-columns-repeated="6"/>
        </table:table-row>
        <table:table-row table:style-name="ro1">
          <table:table-cell table:formula="of:=[.C24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e18_wk_f18</text:p>
          </table:table-cell>
          <table:table-cell table:number-columns-repeated="5"/>
          <table:table-cell office:value-type="string" calcext:value-type="string">
            <text:p>r_ne18_wk_f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18_wk-minus_ne18</text:p>
          </table:table-cell>
          <table:table-cell/>
          <table:table-cell office:value-type="string" calcext:value-type="string">
            <text:p>r_f18_wk-minus_ne18</text:p>
          </table:table-cell>
          <table:table-cell table:number-columns-repeated="3"/>
          <table:table-cell office:value-type="string" calcext:value-type="string">
            <text:p>r_f18_wk-minus_ne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e19_wk_f19</text:p>
          </table:table-cell>
          <table:table-cell table:number-columns-repeated="5"/>
          <table:table-cell office:value-type="string" calcext:value-type="string">
            <text:p>r_ne19_wk_f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19_wk-minus_ne19</text:p>
          </table:table-cell>
          <table:table-cell/>
          <table:table-cell office:value-type="string" calcext:value-type="string">
            <text:p>r_f19_wk-minus_ne19</text:p>
          </table:table-cell>
          <table:table-cell table:number-columns-repeated="3"/>
          <table:table-cell office:value-type="string" calcext:value-type="string">
            <text:p>r_f19_wk-minus_ne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2_wk_co52</text:p>
          </table:table-cell>
          <table:table-cell table:number-columns-repeated="5"/>
          <table:table-cell office:value-type="string" calcext:value-type="string">
            <text:p>r_ni52_wk_co52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3_wk_co53</text:p>
          </table:table-cell>
          <table:table-cell table:number-columns-repeated="5"/>
          <table:table-cell office:value-type="string" calcext:value-type="string">
            <text:p>r_ni53_wk_co53</text:p>
          </table:table-cell>
          <table:table-cell table:number-columns-repeated="6"/>
        </table:table-row>
        <table:table-row table:style-name="ro1">
          <table:table-cell table:formula="of:=[.C25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4_wk_co54</text:p>
          </table:table-cell>
          <table:table-cell table:number-columns-repeated="5"/>
          <table:table-cell office:value-type="string" calcext:value-type="string">
            <text:p>r_ni54_wk_co54</text:p>
          </table:table-cell>
          <table:table-cell table:number-columns-repeated="6"/>
        </table:table-row>
        <table:table-row table:style-name="ro1">
          <table:table-cell table:formula="of:=[.C25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5_wk_co55</text:p>
          </table:table-cell>
          <table:table-cell table:number-columns-repeated="5"/>
          <table:table-cell office:value-type="string" calcext:value-type="string">
            <text:p>r_ni55_wk_co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55_wk-minus_ni55</text:p>
          </table:table-cell>
          <table:table-cell/>
          <table:table-cell office:value-type="string" calcext:value-type="string">
            <text:p>r_co55_wk-minus_ni55</text:p>
          </table:table-cell>
          <table:table-cell table:number-columns-repeated="3"/>
          <table:table-cell office:value-type="string" calcext:value-type="string">
            <text:p>r_co55_wk-minus_ni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6_wk_co56</text:p>
          </table:table-cell>
          <table:table-cell table:number-columns-repeated="5"/>
          <table:table-cell office:value-type="string" calcext:value-type="string">
            <text:p>r_ni56_wk_co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56_wk-minus_ni56</text:p>
          </table:table-cell>
          <table:table-cell/>
          <table:table-cell office:value-type="string" calcext:value-type="string">
            <text:p>r_co56_wk-minus_ni56</text:p>
          </table:table-cell>
          <table:table-cell table:number-columns-repeated="3"/>
          <table:table-cell office:value-type="string" calcext:value-type="string">
            <text:p>r_co56_wk-minus_ni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ni57_wk_co57</text:p>
          </table:table-cell>
          <table:table-cell table:number-columns-repeated="5"/>
          <table:table-cell office:value-type="string" calcext:value-type="string">
            <text:p>r_ni57_wk_co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57_wk-minus_ni57</text:p>
          </table:table-cell>
          <table:table-cell/>
          <table:table-cell office:value-type="string" calcext:value-type="string">
            <text:p>r_co57_wk-minus_ni57</text:p>
          </table:table-cell>
          <table:table-cell table:number-columns-repeated="3"/>
          <table:table-cell office:value-type="string" calcext:value-type="string">
            <text:p>r_co57_wk-minus_ni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o13_wk_n13</text:p>
          </table:table-cell>
          <table:table-cell table:number-columns-repeated="5"/>
          <table:table-cell office:value-type="string" calcext:value-type="string">
            <text:p>r_o13_wk_n1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o14_wk_n14</text:p>
          </table:table-cell>
          <table:table-cell table:number-columns-repeated="5"/>
          <table:table-cell office:value-type="string" calcext:value-type="string">
            <text:p>r_o14_wk_n14</text:p>
          </table:table-cell>
          <table:table-cell table:number-columns-repeated="6"/>
        </table:table-row>
        <table:table-row table:style-name="ro1">
          <table:table-cell table:formula="of:=[.C26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o15_wk_n15</text:p>
          </table:table-cell>
          <table:table-cell table:number-columns-repeated="5"/>
          <table:table-cell office:value-type="string" calcext:value-type="string">
            <text:p>r_o15_wk_n15</text:p>
          </table:table-cell>
          <table:table-cell table:number-columns-repeated="6"/>
        </table:table-row>
        <table:table-row table:style-name="ro1">
          <table:table-cell table:formula="of:=[.C26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6_wk_si26</text:p>
          </table:table-cell>
          <table:table-cell table:number-columns-repeated="5"/>
          <table:table-cell office:value-type="string" calcext:value-type="string">
            <text:p>r_p26_wk_si26</text:p>
          </table:table-cell>
          <table:table-cell table:number-columns-repeated="6"/>
        </table:table-row>
        <table:table-row table:style-name="ro1">
          <table:table-cell table:formula="of:=[.C26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7_wk_si27</text:p>
          </table:table-cell>
          <table:table-cell table:number-columns-repeated="5"/>
          <table:table-cell office:value-type="string" calcext:value-type="string">
            <text:p>r_p27_wk_si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7_wk-minus_p27</text:p>
          </table:table-cell>
          <table:table-cell/>
          <table:table-cell office:value-type="string" calcext:value-type="string">
            <text:p>r_si27_wk-minus_p27</text:p>
          </table:table-cell>
          <table:table-cell table:number-columns-repeated="3"/>
          <table:table-cell office:value-type="string" calcext:value-type="string">
            <text:p>r_si27_wk-minus_p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8_wk_si28</text:p>
          </table:table-cell>
          <table:table-cell table:number-columns-repeated="5"/>
          <table:table-cell office:value-type="string" calcext:value-type="string">
            <text:p>r_p28_wk_si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8_wk-minus_p28</text:p>
          </table:table-cell>
          <table:table-cell/>
          <table:table-cell office:value-type="string" calcext:value-type="string">
            <text:p>r_si28_wk-minus_p28</text:p>
          </table:table-cell>
          <table:table-cell table:number-columns-repeated="3"/>
          <table:table-cell office:value-type="string" calcext:value-type="string">
            <text:p>r_si28_wk-minus_p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9_wk_si29</text:p>
          </table:table-cell>
          <table:table-cell table:number-columns-repeated="5"/>
          <table:table-cell office:value-type="string" calcext:value-type="string">
            <text:p>r_p29_wk_si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9_wk-minus_p29</text:p>
          </table:table-cell>
          <table:table-cell/>
          <table:table-cell office:value-type="string" calcext:value-type="string">
            <text:p>r_si29_wk-minus_p29</text:p>
          </table:table-cell>
          <table:table-cell table:number-columns-repeated="3"/>
          <table:table-cell office:value-type="string" calcext:value-type="string">
            <text:p>r_si29_wk-minus_p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30_wk_si30</text:p>
          </table:table-cell>
          <table:table-cell table:number-columns-repeated="5"/>
          <table:table-cell office:value-type="string" calcext:value-type="string">
            <text:p>r_p30_wk_si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30_wk-minus_p30</text:p>
          </table:table-cell>
          <table:table-cell/>
          <table:table-cell office:value-type="string" calcext:value-type="string">
            <text:p>r_si30_wk-minus_p30</text:p>
          </table:table-cell>
          <table:table-cell table:number-columns-repeated="3"/>
          <table:table-cell office:value-type="string" calcext:value-type="string">
            <text:p>r_si30_wk-minus_p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d90_wk_rh90</text:p>
          </table:table-cell>
          <table:table-cell table:number-columns-repeated="5"/>
          <table:table-cell office:value-type="string" calcext:value-type="string">
            <text:p>r_pd90_wk_rh90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d91_wk_rh91</text:p>
          </table:table-cell>
          <table:table-cell table:number-columns-repeated="5"/>
          <table:table-cell office:value-type="string" calcext:value-type="string">
            <text:p>r_pd91_wk_rh91</text:p>
          </table:table-cell>
          <table:table-cell table:number-columns-repeated="6"/>
        </table:table-row>
        <table:table-row table:style-name="ro1">
          <table:table-cell table:formula="of:=[.C27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d92_wk_rh92</text:p>
          </table:table-cell>
          <table:table-cell table:number-columns-repeated="5"/>
          <table:table-cell office:value-type="string" calcext:value-type="string">
            <text:p>r_pd92_wk_rh92</text:p>
          </table:table-cell>
          <table:table-cell table:number-columns-repeated="6"/>
        </table:table-row>
        <table:table-row table:style-name="ro1">
          <table:table-cell table:formula="of:=[.C28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d93_wk_rh93</text:p>
          </table:table-cell>
          <table:table-cell table:number-columns-repeated="5"/>
          <table:table-cell office:value-type="string" calcext:value-type="string">
            <text:p>r_pd93_wk_rh93</text:p>
          </table:table-cell>
          <table:table-cell table:number-columns-repeated="6"/>
        </table:table-row>
        <table:table-row table:style-name="ro1">
          <table:table-cell table:formula="of:=[.C28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b73_wk_kr73</text:p>
          </table:table-cell>
          <table:table-cell table:number-columns-repeated="5"/>
          <table:table-cell office:value-type="string" calcext:value-type="string">
            <text:p>r_rb73_wk_kr73</text:p>
          </table:table-cell>
          <table:table-cell table:number-columns-repeated="6"/>
        </table:table-row>
        <table:table-row table:style-name="ro1">
          <table:table-cell table:formula="of:=[.C28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b74_wk_kr74</text:p>
          </table:table-cell>
          <table:table-cell table:number-columns-repeated="5"/>
          <table:table-cell office:value-type="string" calcext:value-type="string">
            <text:p>r_rb74_wk_kr74</text:p>
          </table:table-cell>
          <table:table-cell table:number-columns-repeated="6"/>
        </table:table-row>
        <table:table-row table:style-name="ro1">
          <table:table-cell table:formula="of:=[.C28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h89_wk_ru89</text:p>
          </table:table-cell>
          <table:table-cell table:number-columns-repeated="5"/>
          <table:table-cell office:value-type="string" calcext:value-type="string">
            <text:p>r_rh89_wk_ru89</text:p>
          </table:table-cell>
          <table:table-cell table:number-columns-repeated="6"/>
        </table:table-row>
        <table:table-row table:style-name="ro1">
          <table:table-cell table:formula="of:=[.C28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h90_wk_ru90</text:p>
          </table:table-cell>
          <table:table-cell table:number-columns-repeated="5"/>
          <table:table-cell office:value-type="string" calcext:value-type="string">
            <text:p>r_rh90_wk_ru90</text:p>
          </table:table-cell>
          <table:table-cell table:number-columns-repeated="6"/>
        </table:table-row>
        <table:table-row table:style-name="ro1">
          <table:table-cell table:formula="of:=[.C29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h91_wk_ru91</text:p>
          </table:table-cell>
          <table:table-cell table:number-columns-repeated="5"/>
          <table:table-cell office:value-type="string" calcext:value-type="string">
            <text:p>r_rh91_wk_ru91</text:p>
          </table:table-cell>
          <table:table-cell table:number-columns-repeated="6"/>
        </table:table-row>
        <table:table-row table:style-name="ro1">
          <table:table-cell table:formula="of:=[.C29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u86_wk_tc86</text:p>
          </table:table-cell>
          <table:table-cell table:number-columns-repeated="5"/>
          <table:table-cell office:value-type="string" calcext:value-type="string">
            <text:p>r_ru86_wk_tc86</text:p>
          </table:table-cell>
          <table:table-cell table:number-columns-repeated="6"/>
        </table:table-row>
        <table:table-row table:style-name="ro1">
          <table:table-cell table:formula="of:=[.C29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u87_wk_tc87</text:p>
          </table:table-cell>
          <table:table-cell table:number-columns-repeated="5"/>
          <table:table-cell office:value-type="string" calcext:value-type="string">
            <text:p>r_ru87_wk_tc87</text:p>
          </table:table-cell>
          <table:table-cell table:number-columns-repeated="6"/>
        </table:table-row>
        <table:table-row table:style-name="ro1">
          <table:table-cell table:formula="of:=[.C29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ru88_wk_tc88</text:p>
          </table:table-cell>
          <table:table-cell table:number-columns-repeated="5"/>
          <table:table-cell office:value-type="string" calcext:value-type="string">
            <text:p>r_ru88_wk_tc88</text:p>
          </table:table-cell>
          <table:table-cell table:number-columns-repeated="6"/>
        </table:table-row>
        <table:table-row table:style-name="ro1">
          <table:table-cell table:formula="of:=[.C29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27_wk_h1_h1_al25</text:p>
          </table:table-cell>
          <table:table-cell table:number-columns-repeated="5"/>
          <table:table-cell office:value-type="string" calcext:value-type="string">
            <text:p>r_s27_wk_h1_h1_al25</text:p>
          </table:table-cell>
          <table:table-cell table:number-columns-repeated="6"/>
        </table:table-row>
        <table:table-row table:style-name="ro1">
          <table:table-cell table:formula="of:=[.C30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27_wk_p27</text:p>
          </table:table-cell>
          <table:table-cell table:number-columns-repeated="5"/>
          <table:table-cell office:value-type="string" calcext:value-type="string">
            <text:p>r_s27_wk_p27</text:p>
          </table:table-cell>
          <table:table-cell table:number-columns-repeated="6"/>
        </table:table-row>
        <table:table-row table:style-name="ro1">
          <table:table-cell table:formula="of:=[.C30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28_wk_p28</text:p>
          </table:table-cell>
          <table:table-cell table:number-columns-repeated="5"/>
          <table:table-cell office:value-type="string" calcext:value-type="string">
            <text:p>r_s28_wk_p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8_wk-minus_s28</text:p>
          </table:table-cell>
          <table:table-cell/>
          <table:table-cell office:value-type="string" calcext:value-type="string">
            <text:p>r_p28_wk-minus_s28</text:p>
          </table:table-cell>
          <table:table-cell table:number-columns-repeated="3"/>
          <table:table-cell office:value-type="string" calcext:value-type="string">
            <text:p>r_p28_wk-minus_s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29_wk_p29</text:p>
          </table:table-cell>
          <table:table-cell table:number-columns-repeated="5"/>
          <table:table-cell office:value-type="string" calcext:value-type="string">
            <text:p>r_s29_wk_p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29_wk-minus_s29</text:p>
          </table:table-cell>
          <table:table-cell/>
          <table:table-cell office:value-type="string" calcext:value-type="string">
            <text:p>r_p29_wk-minus_s29</text:p>
          </table:table-cell>
          <table:table-cell table:number-columns-repeated="3"/>
          <table:table-cell office:value-type="string" calcext:value-type="string">
            <text:p>r_p29_wk-minus_s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30_wk_p30</text:p>
          </table:table-cell>
          <table:table-cell table:number-columns-repeated="5"/>
          <table:table-cell office:value-type="string" calcext:value-type="string">
            <text:p>r_s30_wk_p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30_wk-minus_s30</text:p>
          </table:table-cell>
          <table:table-cell/>
          <table:table-cell office:value-type="string" calcext:value-type="string">
            <text:p>r_p30_wk-minus_s30</text:p>
          </table:table-cell>
          <table:table-cell table:number-columns-repeated="3"/>
          <table:table-cell office:value-type="string" calcext:value-type="string">
            <text:p>r_p30_wk-minus_s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31_wk_p31</text:p>
          </table:table-cell>
          <table:table-cell table:number-columns-repeated="5"/>
          <table:table-cell office:value-type="string" calcext:value-type="string">
            <text:p>r_s31_wk_p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p31_wk-minus_s31</text:p>
          </table:table-cell>
          <table:table-cell/>
          <table:table-cell office:value-type="string" calcext:value-type="string">
            <text:p>r_p31_wk-minus_s31</text:p>
          </table:table-cell>
          <table:table-cell table:number-columns-repeated="3"/>
          <table:table-cell office:value-type="string" calcext:value-type="string">
            <text:p>r_p31_wk-minus_s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39_wk_ca39</text:p>
          </table:table-cell>
          <table:table-cell table:number-columns-repeated="5"/>
          <table:table-cell office:value-type="string" calcext:value-type="string">
            <text:p>r_sc39_wk_ca39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0_wk_ca40</text:p>
          </table:table-cell>
          <table:table-cell table:number-columns-repeated="5"/>
          <table:table-cell office:value-type="string" calcext:value-type="string">
            <text:p>r_sc40_wk_ca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a40_wk-minus_sc40</text:p>
          </table:table-cell>
          <table:table-cell/>
          <table:table-cell office:value-type="string" calcext:value-type="string">
            <text:p>r_ca40_wk-minus_sc40</text:p>
          </table:table-cell>
          <table:table-cell table:number-columns-repeated="3"/>
          <table:table-cell office:value-type="string" calcext:value-type="string">
            <text:p>r_ca40_wk-minus_sc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1_wk_ca41</text:p>
          </table:table-cell>
          <table:table-cell table:number-columns-repeated="5"/>
          <table:table-cell office:value-type="string" calcext:value-type="string">
            <text:p>r_sc41_wk_ca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a41_wk-minus_sc41</text:p>
          </table:table-cell>
          <table:table-cell/>
          <table:table-cell office:value-type="string" calcext:value-type="string">
            <text:p>r_ca41_wk-minus_sc41</text:p>
          </table:table-cell>
          <table:table-cell table:number-columns-repeated="3"/>
          <table:table-cell office:value-type="string" calcext:value-type="string">
            <text:p>r_ca41_wk-minus_sc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2_wk_ca42</text:p>
          </table:table-cell>
          <table:table-cell table:number-columns-repeated="5"/>
          <table:table-cell office:value-type="string" calcext:value-type="string">
            <text:p>r_sc42_wk_ca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a42_wk-minus_sc42</text:p>
          </table:table-cell>
          <table:table-cell/>
          <table:table-cell office:value-type="string" calcext:value-type="string">
            <text:p>r_ca42_wk-minus_sc42</text:p>
          </table:table-cell>
          <table:table-cell table:number-columns-repeated="3"/>
          <table:table-cell office:value-type="string" calcext:value-type="string">
            <text:p>r_ca42_wk-minus_sc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3_wk_ca43</text:p>
          </table:table-cell>
          <table:table-cell table:number-columns-repeated="5"/>
          <table:table-cell office:value-type="string" calcext:value-type="string">
            <text:p>r_sc43_wk_ca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a43_wk-minus_sc43</text:p>
          </table:table-cell>
          <table:table-cell/>
          <table:table-cell office:value-type="string" calcext:value-type="string">
            <text:p>r_ca43_wk-minus_sc43</text:p>
          </table:table-cell>
          <table:table-cell table:number-columns-repeated="3"/>
          <table:table-cell office:value-type="string" calcext:value-type="string">
            <text:p>r_ca43_wk-minus_sc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4_wk_ca44</text:p>
          </table:table-cell>
          <table:table-cell table:number-columns-repeated="5"/>
          <table:table-cell office:value-type="string" calcext:value-type="string">
            <text:p>r_sc44_wk_ca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a44_wk-minus_sc44</text:p>
          </table:table-cell>
          <table:table-cell/>
          <table:table-cell office:value-type="string" calcext:value-type="string">
            <text:p>r_ca44_wk-minus_sc44</text:p>
          </table:table-cell>
          <table:table-cell table:number-columns-repeated="3"/>
          <table:table-cell office:value-type="string" calcext:value-type="string">
            <text:p>r_ca44_wk-minus_sc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e65_wk_as65</text:p>
          </table:table-cell>
          <table:table-cell table:number-columns-repeated="5"/>
          <table:table-cell office:value-type="string" calcext:value-type="string">
            <text:p>r_se65_wk_as65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e66_wk_as66</text:p>
          </table:table-cell>
          <table:table-cell table:number-columns-repeated="5"/>
          <table:table-cell office:value-type="string" calcext:value-type="string">
            <text:p>r_se66_wk_as66</text:p>
          </table:table-cell>
          <table:table-cell table:number-columns-repeated="6"/>
        </table:table-row>
        <table:table-row table:style-name="ro1">
          <table:table-cell table:formula="of:=[.C32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e67_wk_as67</text:p>
          </table:table-cell>
          <table:table-cell table:number-columns-repeated="5"/>
          <table:table-cell office:value-type="string" calcext:value-type="string">
            <text:p>r_se67_wk_as67</text:p>
          </table:table-cell>
          <table:table-cell table:number-columns-repeated="6"/>
        </table:table-row>
        <table:table-row table:style-name="ro1">
          <table:table-cell table:formula="of:=[.C32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e68_wk_as68</text:p>
          </table:table-cell>
          <table:table-cell table:number-columns-repeated="5"/>
          <table:table-cell office:value-type="string" calcext:value-type="string">
            <text:p>r_se68_wk_as68</text:p>
          </table:table-cell>
          <table:table-cell table:number-columns-repeated="6"/>
        </table:table-row>
        <table:table-row table:style-name="ro1">
          <table:table-cell table:formula="of:=[.C33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e69_wk_as69</text:p>
          </table:table-cell>
          <table:table-cell table:number-columns-repeated="5"/>
          <table:table-cell office:value-type="string" calcext:value-type="string">
            <text:p>r_se69_wk_as69</text:p>
          </table:table-cell>
          <table:table-cell table:number-columns-repeated="6"/>
        </table:table-row>
        <table:table-row table:style-name="ro1">
          <table:table-cell table:formula="of:=[.C33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4_wk_al24</text:p>
          </table:table-cell>
          <table:table-cell table:number-columns-repeated="5"/>
          <table:table-cell office:value-type="string" calcext:value-type="string">
            <text:p>r_si24_wk_al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al24_wk-minus_si24</text:p>
          </table:table-cell>
          <table:table-cell/>
          <table:table-cell office:value-type="string" calcext:value-type="string">
            <text:p>r_al24_wk-minus_si24</text:p>
          </table:table-cell>
          <table:table-cell table:number-columns-repeated="3"/>
          <table:table-cell office:value-type="string" calcext:value-type="string">
            <text:p>r_al24_wk-minus_si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5_wk_al25</text:p>
          </table:table-cell>
          <table:table-cell table:number-columns-repeated="5"/>
          <table:table-cell office:value-type="string" calcext:value-type="string">
            <text:p>r_si25_wk_al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al25_wk-minus_si25</text:p>
          </table:table-cell>
          <table:table-cell/>
          <table:table-cell office:value-type="string" calcext:value-type="string">
            <text:p>r_al25_wk-minus_si25</text:p>
          </table:table-cell>
          <table:table-cell table:number-columns-repeated="3"/>
          <table:table-cell office:value-type="string" calcext:value-type="string">
            <text:p>r_al25_wk-minus_si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6_wk_al26</text:p>
          </table:table-cell>
          <table:table-cell table:number-columns-repeated="5"/>
          <table:table-cell office:value-type="string" calcext:value-type="string">
            <text:p>r_si26_wk_al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al26_wk-minus_si26</text:p>
          </table:table-cell>
          <table:table-cell/>
          <table:table-cell office:value-type="string" calcext:value-type="string">
            <text:p>r_al26_wk-minus_si26</text:p>
          </table:table-cell>
          <table:table-cell table:number-columns-repeated="3"/>
          <table:table-cell office:value-type="string" calcext:value-type="string">
            <text:p>r_al26_wk-minus_si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i27_wk_al27</text:p>
          </table:table-cell>
          <table:table-cell table:number-columns-repeated="5"/>
          <table:table-cell office:value-type="string" calcext:value-type="string">
            <text:p>r_si27_wk_al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al27_wk-minus_si27</text:p>
          </table:table-cell>
          <table:table-cell/>
          <table:table-cell office:value-type="string" calcext:value-type="string">
            <text:p>r_al27_wk-minus_si27</text:p>
          </table:table-cell>
          <table:table-cell table:number-columns-repeated="3"/>
          <table:table-cell office:value-type="string" calcext:value-type="string">
            <text:p>r_al27_wk-minus_si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100_wk_in100</text:p>
          </table:table-cell>
          <table:table-cell table:number-columns-repeated="5"/>
          <table:table-cell office:value-type="string" calcext:value-type="string">
            <text:p>r_sn100_wk_in1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101_wk_in101</text:p>
          </table:table-cell>
          <table:table-cell table:number-columns-repeated="5"/>
          <table:table-cell office:value-type="string" calcext:value-type="string">
            <text:p>r_sn101_wk_in101</text:p>
          </table:table-cell>
          <table:table-cell table:number-columns-repeated="6"/>
        </table:table-row>
        <table:table-row table:style-name="ro1">
          <table:table-cell table:formula="of:=[.C34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102_wk_in102</text:p>
          </table:table-cell>
          <table:table-cell table:number-columns-repeated="5"/>
          <table:table-cell office:value-type="string" calcext:value-type="string">
            <text:p>r_sn102_wk_in102</text:p>
          </table:table-cell>
          <table:table-cell table:number-columns-repeated="6"/>
        </table:table-row>
        <table:table-row table:style-name="ro1">
          <table:table-cell table:formula="of:=[.C34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103_wk_in103</text:p>
          </table:table-cell>
          <table:table-cell table:number-columns-repeated="5"/>
          <table:table-cell office:value-type="string" calcext:value-type="string">
            <text:p>r_sn103_wk_in103</text:p>
          </table:table-cell>
          <table:table-cell table:number-columns-repeated="6"/>
        </table:table-row>
        <table:table-row table:style-name="ro1">
          <table:table-cell table:formula="of:=[.C34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104_wk_in104</text:p>
          </table:table-cell>
          <table:table-cell table:number-columns-repeated="5"/>
          <table:table-cell office:value-type="string" calcext:value-type="string">
            <text:p>r_sn104_wk_in104</text:p>
          </table:table-cell>
          <table:table-cell table:number-columns-repeated="6"/>
        </table:table-row>
        <table:table-row table:style-name="ro1">
          <table:table-cell table:formula="of:=[.C35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n99_wk_in99</text:p>
          </table:table-cell>
          <table:table-cell table:number-columns-repeated="5"/>
          <table:table-cell office:value-type="string" calcext:value-type="string">
            <text:p>r_sn99_wk_in99</text:p>
          </table:table-cell>
          <table:table-cell table:number-columns-repeated="6"/>
        </table:table-row>
        <table:table-row table:style-name="ro1">
          <table:table-cell table:formula="of:=[.C35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r74_wk_rb74</text:p>
          </table:table-cell>
          <table:table-cell table:number-columns-repeated="5"/>
          <table:table-cell office:value-type="string" calcext:value-type="string">
            <text:p>r_sr74_wk_rb74</text:p>
          </table:table-cell>
          <table:table-cell table:number-columns-repeated="6"/>
        </table:table-row>
        <table:table-row table:style-name="ro1">
          <table:table-cell table:formula="of:=[.C35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r75_wk_rb75</text:p>
          </table:table-cell>
          <table:table-cell table:number-columns-repeated="5"/>
          <table:table-cell office:value-type="string" calcext:value-type="string">
            <text:p>r_sr75_wk_rb75</text:p>
          </table:table-cell>
          <table:table-cell table:number-columns-repeated="6"/>
        </table:table-row>
        <table:table-row table:style-name="ro1">
          <table:table-cell table:formula="of:=[.C357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r76_wk_rb76</text:p>
          </table:table-cell>
          <table:table-cell table:number-columns-repeated="5"/>
          <table:table-cell office:value-type="string" calcext:value-type="string">
            <text:p>r_sr76_wk_rb76</text:p>
          </table:table-cell>
          <table:table-cell table:number-columns-repeated="6"/>
        </table:table-row>
        <table:table-row table:style-name="ro1">
          <table:table-cell table:formula="of:=[.C359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r77_wk_rb77</text:p>
          </table:table-cell>
          <table:table-cell office:value-type="string" calcext:value-type="string">
            <text:p>-alex</text:p>
          </table:table-cell>
          <table:table-cell table:number-columns-repeated="4"/>
          <table:table-cell office:value-type="string" calcext:value-type="string">
            <text:p>r_sr77_wk_rb77</text:p>
          </table:table-cell>
          <table:table-cell table:number-columns-repeated="6"/>
        </table:table-row>
        <table:table-row table:style-name="ro1">
          <table:table-cell table:formula="of:=[.C36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c85_wk_mo85</text:p>
          </table:table-cell>
          <table:table-cell table:number-columns-repeated="5"/>
          <table:table-cell office:value-type="string" calcext:value-type="string">
            <text:p>r_tc85_wk_mo85</text:p>
          </table:table-cell>
          <table:table-cell table:number-columns-repeated="6"/>
        </table:table-row>
        <table:table-row table:style-name="ro1">
          <table:table-cell table:formula="of:=[.C36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c86_wk_mo86</text:p>
          </table:table-cell>
          <table:table-cell table:number-columns-repeated="5"/>
          <table:table-cell office:value-type="string" calcext:value-type="string">
            <text:p>r_tc86_wk_mo86</text:p>
          </table:table-cell>
          <table:table-cell table:number-columns-repeated="6"/>
        </table:table-row>
        <table:table-row table:style-name="ro1">
          <table:table-cell table:formula="of:=[.C36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0_wk_sc40</text:p>
          </table:table-cell>
          <table:table-cell table:number-columns-repeated="5"/>
          <table:table-cell office:value-type="string" calcext:value-type="string">
            <text:p>r_ti40_wk_sc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0_wk-minus_ti40</text:p>
          </table:table-cell>
          <table:table-cell/>
          <table:table-cell office:value-type="string" calcext:value-type="string">
            <text:p>r_sc40_wk-minus_ti40</text:p>
          </table:table-cell>
          <table:table-cell table:number-columns-repeated="3"/>
          <table:table-cell office:value-type="string" calcext:value-type="string">
            <text:p>r_sc40_wk-minus_ti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1_wk_sc41</text:p>
          </table:table-cell>
          <table:table-cell table:number-columns-repeated="5"/>
          <table:table-cell office:value-type="string" calcext:value-type="string">
            <text:p>r_ti41_wk_sc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1_wk-minus_ti41</text:p>
          </table:table-cell>
          <table:table-cell/>
          <table:table-cell office:value-type="string" calcext:value-type="string">
            <text:p>r_sc41_wk-minus_ti41</text:p>
          </table:table-cell>
          <table:table-cell table:number-columns-repeated="3"/>
          <table:table-cell office:value-type="string" calcext:value-type="string">
            <text:p>r_sc41_wk-minus_ti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2_wk_sc42</text:p>
          </table:table-cell>
          <table:table-cell table:number-columns-repeated="5"/>
          <table:table-cell office:value-type="string" calcext:value-type="string">
            <text:p>r_ti42_wk_sc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2_wk-minus_ti42</text:p>
          </table:table-cell>
          <table:table-cell/>
          <table:table-cell office:value-type="string" calcext:value-type="string">
            <text:p>r_sc42_wk-minus_ti42</text:p>
          </table:table-cell>
          <table:table-cell table:number-columns-repeated="3"/>
          <table:table-cell office:value-type="string" calcext:value-type="string">
            <text:p>r_sc42_wk-minus_ti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3_wk_sc43</text:p>
          </table:table-cell>
          <table:table-cell table:number-columns-repeated="5"/>
          <table:table-cell office:value-type="string" calcext:value-type="string">
            <text:p>r_ti43_wk_sc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3_wk-minus_ti43</text:p>
          </table:table-cell>
          <table:table-cell/>
          <table:table-cell office:value-type="string" calcext:value-type="string">
            <text:p>r_sc43_wk-minus_ti43</text:p>
          </table:table-cell>
          <table:table-cell table:number-columns-repeated="3"/>
          <table:table-cell office:value-type="string" calcext:value-type="string">
            <text:p>r_sc43_wk-minus_ti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4_wk_sc44</text:p>
          </table:table-cell>
          <table:table-cell table:number-columns-repeated="5"/>
          <table:table-cell office:value-type="string" calcext:value-type="string">
            <text:p>r_ti44_wk_sc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4_wk-minus_ti44</text:p>
          </table:table-cell>
          <table:table-cell/>
          <table:table-cell office:value-type="string" calcext:value-type="string">
            <text:p>r_sc44_wk-minus_ti44</text:p>
          </table:table-cell>
          <table:table-cell table:number-columns-repeated="3"/>
          <table:table-cell office:value-type="string" calcext:value-type="string">
            <text:p>r_sc44_wk-minus_ti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5_wk_sc45</text:p>
          </table:table-cell>
          <table:table-cell table:number-columns-repeated="5"/>
          <table:table-cell office:value-type="string" calcext:value-type="string">
            <text:p>r_ti45_wk_sc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c45_wk-minus_ti45</text:p>
          </table:table-cell>
          <table:table-cell/>
          <table:table-cell office:value-type="string" calcext:value-type="string">
            <text:p>r_sc45_wk-minus_ti45</text:p>
          </table:table-cell>
          <table:table-cell table:number-columns-repeated="3"/>
          <table:table-cell office:value-type="string" calcext:value-type="string">
            <text:p>r_sc45_wk-minus_ti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v43_wk_ti43</text:p>
          </table:table-cell>
          <table:table-cell table:number-columns-repeated="5"/>
          <table:table-cell office:value-type="string" calcext:value-type="string">
            <text:p>r_v43_wk_ti43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v44_wk_ti44</text:p>
          </table:table-cell>
          <table:table-cell table:number-columns-repeated="5"/>
          <table:table-cell office:value-type="string" calcext:value-type="string">
            <text:p>r_v44_wk_ti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4_wk-minus_v44</text:p>
          </table:table-cell>
          <table:table-cell/>
          <table:table-cell office:value-type="string" calcext:value-type="string">
            <text:p>r_ti44_wk-minus_v44</text:p>
          </table:table-cell>
          <table:table-cell table:number-columns-repeated="3"/>
          <table:table-cell office:value-type="string" calcext:value-type="string">
            <text:p>r_ti44_wk-minus_v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v45_wk_ti45</text:p>
          </table:table-cell>
          <table:table-cell table:number-columns-repeated="5"/>
          <table:table-cell office:value-type="string" calcext:value-type="string">
            <text:p>r_v45_wk_ti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5_wk-minus_v45</text:p>
          </table:table-cell>
          <table:table-cell/>
          <table:table-cell office:value-type="string" calcext:value-type="string">
            <text:p>r_ti45_wk-minus_v45</text:p>
          </table:table-cell>
          <table:table-cell table:number-columns-repeated="3"/>
          <table:table-cell office:value-type="string" calcext:value-type="string">
            <text:p>r_ti45_wk-minus_v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v46_wk_ti46</text:p>
          </table:table-cell>
          <table:table-cell table:number-columns-repeated="5"/>
          <table:table-cell office:value-type="string" calcext:value-type="string">
            <text:p>r_v46_wk_ti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6_wk-minus_v46</text:p>
          </table:table-cell>
          <table:table-cell/>
          <table:table-cell office:value-type="string" calcext:value-type="string">
            <text:p>r_ti46_wk-minus_v46</text:p>
          </table:table-cell>
          <table:table-cell table:number-columns-repeated="3"/>
          <table:table-cell office:value-type="string" calcext:value-type="string">
            <text:p>r_ti46_wk-minus_v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v47_wk_ti47</text:p>
          </table:table-cell>
          <table:table-cell table:number-columns-repeated="5"/>
          <table:table-cell office:value-type="string" calcext:value-type="string">
            <text:p>r_v47_wk_ti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ti47_wk-minus_v47</text:p>
          </table:table-cell>
          <table:table-cell/>
          <table:table-cell office:value-type="string" calcext:value-type="string">
            <text:p>r_ti47_wk-minus_v47</text:p>
          </table:table-cell>
          <table:table-cell table:number-columns-repeated="3"/>
          <table:table-cell office:value-type="string" calcext:value-type="string">
            <text:p>r_ti47_wk-minus_v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y77_wk_sr77</text:p>
          </table:table-cell>
          <table:table-cell table:number-columns-repeated="5"/>
          <table:table-cell office:value-type="string" calcext:value-type="string">
            <text:p>r_y77_wk_sr7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y78_wk_sr78</text:p>
          </table:table-cell>
          <table:table-cell table:number-columns-repeated="5"/>
          <table:table-cell office:value-type="string" calcext:value-type="string">
            <text:p>r_y78_wk_sr78</text:p>
          </table:table-cell>
          <table:table-cell table:number-columns-repeated="6"/>
        </table:table-row>
        <table:table-row table:style-name="ro1">
          <table:table-cell table:formula="of:=[.C39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55_wk_cu55</text:p>
          </table:table-cell>
          <table:table-cell table:number-columns-repeated="5"/>
          <table:table-cell office:value-type="string" calcext:value-type="string">
            <text:p>r_zn55_wk_cu55</text:p>
          </table:table-cell>
          <table:table-cell table:number-columns-repeated="6"/>
        </table:table-row>
        <table:table-row table:style-name="ro1">
          <table:table-cell table:formula="of:=[.C39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56_wk_cu56</text:p>
          </table:table-cell>
          <table:table-cell table:number-columns-repeated="5"/>
          <table:table-cell office:value-type="string" calcext:value-type="string">
            <text:p>r_zn56_wk_cu56</text:p>
          </table:table-cell>
          <table:table-cell table:number-columns-repeated="6"/>
        </table:table-row>
        <table:table-row table:style-name="ro1">
          <table:table-cell table:formula="of:=[.C39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57_wk_cu57</text:p>
          </table:table-cell>
          <table:table-cell table:number-columns-repeated="5"/>
          <table:table-cell office:value-type="string" calcext:value-type="string">
            <text:p>r_zn57_wk_cu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u57_wk-minus_zn57</text:p>
          </table:table-cell>
          <table:table-cell/>
          <table:table-cell office:value-type="string" calcext:value-type="string">
            <text:p>r_cu57_wk-minus_zn57</text:p>
          </table:table-cell>
          <table:table-cell table:number-columns-repeated="3"/>
          <table:table-cell office:value-type="string" calcext:value-type="string">
            <text:p>r_cu57_wk-minus_zn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58_wk_cu58</text:p>
          </table:table-cell>
          <table:table-cell table:number-columns-repeated="5"/>
          <table:table-cell office:value-type="string" calcext:value-type="string">
            <text:p>r_zn58_wk_cu5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59_wk_cu59</text:p>
          </table:table-cell>
          <table:table-cell table:number-columns-repeated="5"/>
          <table:table-cell office:value-type="string" calcext:value-type="string">
            <text:p>r_zn59_wk_cu59</text:p>
          </table:table-cell>
          <table:table-cell table:number-columns-repeated="6"/>
        </table:table-row>
        <table:table-row table:style-name="ro1">
          <table:table-cell table:formula="of:=[.C401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60_wk_cu60</text:p>
          </table:table-cell>
          <table:table-cell table:number-columns-repeated="5"/>
          <table:table-cell office:value-type="string" calcext:value-type="string">
            <text:p>r_zn60_wk_cu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u60_wk-minus_zn60</text:p>
          </table:table-cell>
          <table:table-cell/>
          <table:table-cell office:value-type="string" calcext:value-type="string">
            <text:p>r_cu60_wk-minus_zn60</text:p>
          </table:table-cell>
          <table:table-cell table:number-columns-repeated="3"/>
          <table:table-cell office:value-type="string" calcext:value-type="string">
            <text:p>r_cu60_wk-minus_zn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61_wk_cu61</text:p>
          </table:table-cell>
          <table:table-cell table:number-columns-repeated="5"/>
          <table:table-cell office:value-type="string" calcext:value-type="string">
            <text:p>r_zn61_wk_cu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u61_wk-minus_zn61</text:p>
          </table:table-cell>
          <table:table-cell/>
          <table:table-cell office:value-type="string" calcext:value-type="string">
            <text:p>r_cu61_wk-minus_zn61</text:p>
          </table:table-cell>
          <table:table-cell table:number-columns-repeated="3"/>
          <table:table-cell office:value-type="string" calcext:value-type="string">
            <text:p>r_cu61_wk-minus_zn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62_wk_cu62</text:p>
          </table:table-cell>
          <table:table-cell table:number-columns-repeated="5"/>
          <table:table-cell office:value-type="string" calcext:value-type="string">
            <text:p>r_zn62_wk_cu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u62_wk-minus_zn62</text:p>
          </table:table-cell>
          <table:table-cell/>
          <table:table-cell office:value-type="string" calcext:value-type="string">
            <text:p>r_cu62_wk-minus_zn62</text:p>
          </table:table-cell>
          <table:table-cell table:number-columns-repeated="3"/>
          <table:table-cell office:value-type="string" calcext:value-type="string">
            <text:p>r_cu62_wk-minus_zn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n63_wk_cu63</text:p>
          </table:table-cell>
          <table:table-cell table:number-columns-repeated="5"/>
          <table:table-cell office:value-type="string" calcext:value-type="string">
            <text:p>r_zn63_wk_cu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u63_wk-minus_zn63</text:p>
          </table:table-cell>
          <table:table-cell/>
          <table:table-cell office:value-type="string" calcext:value-type="string">
            <text:p>r_cu63_wk-minus_zn63</text:p>
          </table:table-cell>
          <table:table-cell table:number-columns-repeated="3"/>
          <table:table-cell office:value-type="string" calcext:value-type="string">
            <text:p>r_cu63_wk-minus_zn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r78_wk_y78</text:p>
          </table:table-cell>
          <table:table-cell table:number-columns-repeated="5"/>
          <table:table-cell office:value-type="string" calcext:value-type="string">
            <text:p>r_zr78_wk_y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r79_wk_y79</text:p>
          </table:table-cell>
          <table:table-cell table:number-columns-repeated="5"/>
          <table:table-cell office:value-type="string" calcext:value-type="string">
            <text:p>r_zr79_wk_y79</text:p>
          </table:table-cell>
          <table:table-cell table:number-columns-repeated="6"/>
        </table:table-row>
        <table:table-row table:style-name="ro1">
          <table:table-cell table:formula="of:=[.C413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r80_wk_y80</text:p>
          </table:table-cell>
          <table:table-cell table:number-columns-repeated="5"/>
          <table:table-cell office:value-type="string" calcext:value-type="string">
            <text:p>r_zr80_wk_y80</text:p>
          </table:table-cell>
          <table:table-cell table:number-columns-repeated="6"/>
        </table:table-row>
        <table:table-row table:style-name="ro1">
          <table:table-cell table:formula="of:=[.C415]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zr81_wk_y81</text:p>
          </table:table-cell>
          <table:table-cell table:number-columns-repeated="5"/>
          <table:table-cell office:value-type="string" calcext:value-type="string">
            <text:p>r_zr81_wk_y8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_zr82_wk_y82</text:p>
          </table:table-cell>
          <table:table-cell table:number-columns-repeated="5"/>
          <table:table-cell office:value-type="string" calcext:value-type="string">
            <text:p>r_zr82_wk_y82</text:p>
          </table:table-cell>
          <table:table-cell table:number-columns-repeated="6"/>
        </table:table-row>
      </table:table>
      <table:table table:name="unmatched" table:style-name="ta1">
        <table:table-column table:style-name="co4" table:default-cell-style-name="Default"/>
        <table:table-row table:style-name="ro1">
          <table:table-cell office:value-type="string" calcext:value-type="string">
            <text:p>r_ag94_wk_pd94</text:p>
          </table:table-cell>
        </table:table-row>
        <table:table-row table:style-name="ro1">
          <table:table-cell office:value-type="string" calcext:value-type="string">
            <text:p>r_al22_wk_mg22</text:p>
          </table:table-cell>
        </table:table-row>
        <table:table-row table:style-name="ro1">
          <table:table-cell office:value-type="string" calcext:value-type="string">
            <text:p>r_ar31_wk_cl31</text:p>
          </table:table-cell>
        </table:table-row>
        <table:table-row table:style-name="ro1">
          <table:table-cell office:value-type="string" calcext:value-type="string">
            <text:p>r_ar31_wk_h1_h1_p29</text:p>
          </table:table-cell>
        </table:table-row>
        <table:table-row table:style-name="ro1">
          <table:table-cell office:value-type="string" calcext:value-type="string">
            <text:p>r_as64_wk_ge64</text:p>
          </table:table-cell>
        </table:table-row>
        <table:table-row table:style-name="ro1">
          <table:table-cell office:value-type="string" calcext:value-type="string">
            <text:p>r_as65_wk_ge65</text:p>
          </table:table-cell>
        </table:table-row>
        <table:table-row table:style-name="ro1">
          <table:table-cell office:value-type="string" calcext:value-type="string">
            <text:p>r_as66_wk_ge66</text:p>
          </table:table-cell>
        </table:table-row>
        <table:table-row table:style-name="ro1">
          <table:table-cell office:value-type="string" calcext:value-type="string">
            <text:p>r_as67_wk_ge67</text:p>
          </table:table-cell>
        </table:table-row>
        <table:table-row table:style-name="ro1">
          <table:table-cell office:value-type="string" calcext:value-type="string">
            <text:p>r_as68_wk_ge68</text:p>
          </table:table-cell>
        </table:table-row>
        <table:table-row table:style-name="ro1">
          <table:table-cell office:value-type="string" calcext:value-type="string">
            <text:p>r_b8_wk_he4_he4</text:p>
          </table:table-cell>
        </table:table-row>
        <table:table-row table:style-name="ro1">
          <table:table-cell office:value-type="string" calcext:value-type="string">
            <text:p>r_be7_wk_li7</text:p>
          </table:table-cell>
        </table:table-row>
        <table:table-row table:style-name="ro1">
          <table:table-cell office:value-type="string" calcext:value-type="string">
            <text:p>r_br68_wk_se68</text:p>
          </table:table-cell>
        </table:table-row>
        <table:table-row table:style-name="ro1">
          <table:table-cell office:value-type="string" calcext:value-type="string">
            <text:p>r_br69_wk_se69</text:p>
          </table:table-cell>
        </table:table-row>
        <table:table-row table:style-name="ro1">
          <table:table-cell office:value-type="string" calcext:value-type="string">
            <text:p>r_br70_wk_se70</text:p>
          </table:table-cell>
        </table:table-row>
        <table:table-row table:style-name="ro1">
          <table:table-cell office:value-type="string" calcext:value-type="string">
            <text:p>r_br71_wk_se71</text:p>
          </table:table-cell>
        </table:table-row>
        <table:table-row table:style-name="ro1">
          <table:table-cell office:value-type="string" calcext:value-type="string">
            <text:p>r_br72_wk_se72</text:p>
          </table:table-cell>
        </table:table-row>
        <table:table-row table:style-name="ro1">
          <table:table-cell office:value-type="string" calcext:value-type="string">
            <text:p>r_c11_wk_b11</text:p>
          </table:table-cell>
        </table:table-row>
        <table:table-row table:style-name="ro1">
          <table:table-cell office:value-type="string" calcext:value-type="string">
            <text:p>r_c9_wk_h1_he4_he4</text:p>
          </table:table-cell>
        </table:table-row>
        <table:table-row table:style-name="ro1">
          <table:table-cell office:value-type="string" calcext:value-type="string">
            <text:p>r_cd95_wk_ag95</text:p>
          </table:table-cell>
        </table:table-row>
        <table:table-row table:style-name="ro1">
          <table:table-cell office:value-type="string" calcext:value-type="string">
            <text:p>r_cd96_wk_ag96</text:p>
          </table:table-cell>
        </table:table-row>
        <table:table-row table:style-name="ro1">
          <table:table-cell office:value-type="string" calcext:value-type="string">
            <text:p>r_cd97_wk_ag97</text:p>
          </table:table-cell>
        </table:table-row>
        <table:table-row table:style-name="ro1">
          <table:table-cell office:value-type="string" calcext:value-type="string">
            <text:p>r_cd98_wk_ag98</text:p>
          </table:table-cell>
        </table:table-row>
        <table:table-row table:style-name="ro1">
          <table:table-cell office:value-type="string" calcext:value-type="string">
            <text:p>r_cl30_wk_s30</text:p>
          </table:table-cell>
        </table:table-row>
        <table:table-row table:style-name="ro1">
          <table:table-cell office:value-type="string" calcext:value-type="string">
            <text:p>r_co51_wk_fe51</text:p>
          </table:table-cell>
        </table:table-row>
        <table:table-row table:style-name="ro1">
          <table:table-cell office:value-type="string" calcext:value-type="string">
            <text:p>r_co52_wk_fe52</text:p>
          </table:table-cell>
        </table:table-row>
        <table:table-row table:style-name="ro1">
          <table:table-cell office:value-type="string" calcext:value-type="string">
            <text:p>r_cr44_wk_v44</text:p>
          </table:table-cell>
        </table:table-row>
        <table:table-row table:style-name="ro1">
          <table:table-cell office:value-type="string" calcext:value-type="string">
            <text:p>r_cu54_wk_ni54</text:p>
          </table:table-cell>
        </table:table-row>
        <table:table-row table:style-name="ro1">
          <table:table-cell office:value-type="string" calcext:value-type="string">
            <text:p>r_cu55_wk_ni55</text:p>
          </table:table-cell>
        </table:table-row>
        <table:table-row table:style-name="ro1">
          <table:table-cell office:value-type="string" calcext:value-type="string">
            <text:p>r_cu56_wk_ni56</text:p>
          </table:table-cell>
        </table:table-row>
        <table:table-row table:style-name="ro1">
          <table:table-cell office:value-type="string" calcext:value-type="string">
            <text:p>r_fe48_wk_mn48</text:p>
          </table:table-cell>
        </table:table-row>
        <table:table-row table:style-name="ro1">
          <table:table-cell office:value-type="string" calcext:value-type="string">
            <text:p>r_fe50_wk_mn50</text:p>
          </table:table-cell>
        </table:table-row>
        <table:table-row table:style-name="ro1">
          <table:table-cell office:value-type="string" calcext:value-type="string">
            <text:p>r_fe51_wk_mn51</text:p>
          </table:table-cell>
        </table:table-row>
        <table:table-row table:style-name="ro1">
          <table:table-cell office:value-type="string" calcext:value-type="string">
            <text:p>r_ga59_wk_zn59</text:p>
          </table:table-cell>
        </table:table-row>
        <table:table-row table:style-name="ro1">
          <table:table-cell office:value-type="string" calcext:value-type="string">
            <text:p>r_ga60_wk_zn60</text:p>
          </table:table-cell>
        </table:table-row>
        <table:table-row table:style-name="ro1">
          <table:table-cell office:value-type="string" calcext:value-type="string">
            <text:p>r_ga61_wk_zn61</text:p>
          </table:table-cell>
        </table:table-row>
        <table:table-row table:style-name="ro1">
          <table:table-cell office:value-type="string" calcext:value-type="string">
            <text:p>r_ga66_wk_zn66</text:p>
          </table:table-cell>
        </table:table-row>
        <table:table-row table:style-name="ro1">
          <table:table-cell office:value-type="string" calcext:value-type="string">
            <text:p>r_ge60_wk_ga60</text:p>
          </table:table-cell>
        </table:table-row>
        <table:table-row table:style-name="ro1">
          <table:table-cell office:value-type="string" calcext:value-type="string">
            <text:p>r_ge61_wk_ga61</text:p>
          </table:table-cell>
        </table:table-row>
        <table:table-row table:style-name="ro1">
          <table:table-cell office:value-type="string" calcext:value-type="string">
            <text:p>r_ge62_wk_ga62</text:p>
          </table:table-cell>
        </table:table-row>
        <table:table-row table:style-name="ro1">
          <table:table-cell office:value-type="string" calcext:value-type="string">
            <text:p>r_ge63_wk_ga63</text:p>
          </table:table-cell>
        </table:table-row>
        <table:table-row table:style-name="ro1">
          <table:table-cell office:value-type="string" calcext:value-type="string">
            <text:p>r_ge66_wk_ga66</text:p>
          </table:table-cell>
        </table:table-row>
        <table:table-row table:style-name="ro1">
          <table:table-cell office:value-type="string" calcext:value-type="string">
            <text:p>r_ge67_wk_ga67</text:p>
          </table:table-cell>
        </table:table-row>
        <table:table-row table:style-name="ro1">
          <table:table-cell office:value-type="string" calcext:value-type="string">
            <text:p>r_h1_h1_ec_h2</text:p>
          </table:table-cell>
        </table:table-row>
        <table:table-row table:style-name="ro1">
          <table:table-cell office:value-type="string" calcext:value-type="string">
            <text:p>r_h1_h1_wk_h2</text:p>
          </table:table-cell>
        </table:table-row>
        <table:table-row table:style-name="ro1">
          <table:table-cell office:value-type="string" calcext:value-type="string">
            <text:p>r_h1_he3_wk_he4</text:p>
          </table:table-cell>
        </table:table-row>
        <table:table-row table:style-name="ro1">
          <table:table-cell office:value-type="string" calcext:value-type="string">
            <text:p>r_h3_be7_to_neut_h1_he4_he4</text:p>
          </table:table-cell>
        </table:table-row>
        <table:table-row table:style-name="ro1">
          <table:table-cell office:value-type="string" calcext:value-type="string">
            <text:p>r_h3_he3_to_neut_h1_he4</text:p>
          </table:table-cell>
        </table:table-row>
        <table:table-row table:style-name="ro1">
          <table:table-cell office:value-type="string" calcext:value-type="string">
            <text:p>r_he3_li7_to_neut_h1_he4_he4</text:p>
          </table:table-cell>
        </table:table-row>
        <table:table-row table:style-name="ro1">
          <table:table-cell office:value-type="string" calcext:value-type="string">
            <text:p>r_in98_wk_cd98</text:p>
          </table:table-cell>
        </table:table-row>
        <table:table-row table:style-name="ro1">
          <table:table-cell office:value-type="string" calcext:value-type="string">
            <text:p>r_in99_wk_cd99</text:p>
          </table:table-cell>
        </table:table-row>
        <table:table-row table:style-name="ro1">
          <table:table-cell office:value-type="string" calcext:value-type="string">
            <text:p>r_kr69_wk_br69</text:p>
          </table:table-cell>
        </table:table-row>
        <table:table-row table:style-name="ro1">
          <table:table-cell office:value-type="string" calcext:value-type="string">
            <text:p>r_kr70_wk_br70</text:p>
          </table:table-cell>
        </table:table-row>
        <table:table-row table:style-name="ro1">
          <table:table-cell office:value-type="string" calcext:value-type="string">
            <text:p>r_kr71_wk_br71</text:p>
          </table:table-cell>
        </table:table-row>
        <table:table-row table:style-name="ro1">
          <table:table-cell office:value-type="string" calcext:value-type="string">
            <text:p>r_kr72_wk_br72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mn47_wk_cr47</text:p>
          </table:table-cell>
        </table:table-row>
        <table:table-row table:style-name="ro1">
          <table:table-cell office:value-type="string" calcext:value-type="string">
            <text:p>r_mn48_wk_cr48</text:p>
          </table:table-cell>
        </table:table-row>
        <table:table-row table:style-name="ro1">
          <table:table-cell office:value-type="string" calcext:value-type="string">
            <text:p>r_mo82_wk_nb82</text:p>
          </table:table-cell>
        </table:table-row>
        <table:table-row table:style-name="ro1">
          <table:table-cell office:value-type="string" calcext:value-type="string">
            <text:p>r_mo83_wk_nb83</text:p>
          </table:table-cell>
        </table:table-row>
        <table:table-row table:style-name="ro1">
          <table:table-cell office:value-type="string" calcext:value-type="string">
            <text:p>r_mo84_wk_nb84</text:p>
          </table:table-cell>
        </table:table-row>
        <table:table-row table:style-name="ro1">
          <table:table-cell office:value-type="string" calcext:value-type="string">
            <text:p>r_mo85_wk_nb85</text:p>
          </table:table-cell>
        </table:table-row>
        <table:table-row table:style-name="ro1">
          <table:table-cell office:value-type="string" calcext:value-type="string">
            <text:p>r_n12_wk_c12</text:p>
          </table:table-cell>
        </table:table-row>
        <table:table-row table:style-name="ro1">
          <table:table-cell office:value-type="string" calcext:value-type="string">
            <text:p>r_nb81_wk_zr81</text:p>
          </table:table-cell>
        </table:table-row>
        <table:table-row table:style-name="ro1">
          <table:table-cell office:value-type="string" calcext:value-type="string">
            <text:p>r_nb82_wk_zr82</text:p>
          </table:table-cell>
        </table:table-row>
        <table:table-row table:style-name="ro1">
          <table:table-cell office:value-type="string" calcext:value-type="string">
            <text:p>r_nb83_wk_zr83</text:p>
          </table:table-cell>
        </table:table-row>
        <table:table-row table:style-name="ro1">
          <table:table-cell office:value-type="string" calcext:value-type="string">
            <text:p>r_ni52_wk_co52</text:p>
          </table:table-cell>
        </table:table-row>
        <table:table-row table:style-name="ro1">
          <table:table-cell office:value-type="string" calcext:value-type="string">
            <text:p>r_ni53_wk_co53</text:p>
          </table:table-cell>
        </table:table-row>
        <table:table-row table:style-name="ro1">
          <table:table-cell office:value-type="string" calcext:value-type="string">
            <text:p>r_ni54_wk_co54</text:p>
          </table:table-cell>
        </table:table-row>
        <table:table-row table:style-name="ro1">
          <table:table-cell office:value-type="string" calcext:value-type="string">
            <text:p>r_o13_wk_n13</text:p>
          </table:table-cell>
        </table:table-row>
        <table:table-row table:style-name="ro1">
          <table:table-cell office:value-type="string" calcext:value-type="string">
            <text:p>r_o14_wk_n14</text:p>
          </table:table-cell>
        </table:table-row>
        <table:table-row table:style-name="ro1">
          <table:table-cell office:value-type="string" calcext:value-type="string">
            <text:p>r_o15_wk_n15</text:p>
          </table:table-cell>
        </table:table-row>
        <table:table-row table:style-name="ro1">
          <table:table-cell office:value-type="string" calcext:value-type="string">
            <text:p>r_p26_wk_si26</text:p>
          </table:table-cell>
        </table:table-row>
        <table:table-row table:style-name="ro1">
          <table:table-cell office:value-type="string" calcext:value-type="string">
            <text:p>r_pd90_wk_rh90</text:p>
          </table:table-cell>
        </table:table-row>
        <table:table-row table:style-name="ro1">
          <table:table-cell office:value-type="string" calcext:value-type="string">
            <text:p>r_pd91_wk_rh91</text:p>
          </table:table-cell>
        </table:table-row>
        <table:table-row table:style-name="ro1">
          <table:table-cell office:value-type="string" calcext:value-type="string">
            <text:p>r_pd92_wk_rh92</text:p>
          </table:table-cell>
        </table:table-row>
        <table:table-row table:style-name="ro1">
          <table:table-cell office:value-type="string" calcext:value-type="string">
            <text:p>r_pd93_wk_rh93</text:p>
          </table:table-cell>
        </table:table-row>
        <table:table-row table:style-name="ro1">
          <table:table-cell office:value-type="string" calcext:value-type="string">
            <text:p>r_rb73_wk_kr73</text:p>
          </table:table-cell>
        </table:table-row>
        <table:table-row table:style-name="ro1">
          <table:table-cell office:value-type="string" calcext:value-type="string">
            <text:p>r_rb74_wk_kr74</text:p>
          </table:table-cell>
        </table:table-row>
        <table:table-row table:style-name="ro1">
          <table:table-cell office:value-type="string" calcext:value-type="string">
            <text:p>r_rh89_wk_ru89</text:p>
          </table:table-cell>
        </table:table-row>
        <table:table-row table:style-name="ro1">
          <table:table-cell office:value-type="string" calcext:value-type="string">
            <text:p>r_rh90_wk_ru90</text:p>
          </table:table-cell>
        </table:table-row>
        <table:table-row table:style-name="ro1">
          <table:table-cell office:value-type="string" calcext:value-type="string">
            <text:p>r_rh91_wk_ru91</text:p>
          </table:table-cell>
        </table:table-row>
        <table:table-row table:style-name="ro1">
          <table:table-cell office:value-type="string" calcext:value-type="string">
            <text:p>r_ru86_wk_tc86</text:p>
          </table:table-cell>
        </table:table-row>
        <table:table-row table:style-name="ro1">
          <table:table-cell office:value-type="string" calcext:value-type="string">
            <text:p>r_ru87_wk_tc87</text:p>
          </table:table-cell>
        </table:table-row>
        <table:table-row table:style-name="ro1">
          <table:table-cell office:value-type="string" calcext:value-type="string">
            <text:p>r_ru88_wk_tc88</text:p>
          </table:table-cell>
        </table:table-row>
        <table:table-row table:style-name="ro1">
          <table:table-cell office:value-type="string" calcext:value-type="string">
            <text:p>r_s27_wk_h1_h1_al25</text:p>
          </table:table-cell>
        </table:table-row>
        <table:table-row table:style-name="ro1">
          <table:table-cell office:value-type="string" calcext:value-type="string">
            <text:p>r_s27_wk_p27</text:p>
          </table:table-cell>
        </table:table-row>
        <table:table-row table:style-name="ro1">
          <table:table-cell office:value-type="string" calcext:value-type="string">
            <text:p>r_sc39_wk_ca39</text:p>
          </table:table-cell>
        </table:table-row>
        <table:table-row table:style-name="ro1">
          <table:table-cell office:value-type="string" calcext:value-type="string">
            <text:p>r_se65_wk_as65</text:p>
          </table:table-cell>
        </table:table-row>
        <table:table-row table:style-name="ro1">
          <table:table-cell office:value-type="string" calcext:value-type="string">
            <text:p>r_se66_wk_as66</text:p>
          </table:table-cell>
        </table:table-row>
        <table:table-row table:style-name="ro1">
          <table:table-cell office:value-type="string" calcext:value-type="string">
            <text:p>r_se67_wk_as67</text:p>
          </table:table-cell>
        </table:table-row>
        <table:table-row table:style-name="ro1">
          <table:table-cell office:value-type="string" calcext:value-type="string">
            <text:p>r_se68_wk_as68</text:p>
          </table:table-cell>
        </table:table-row>
        <table:table-row table:style-name="ro1">
          <table:table-cell office:value-type="string" calcext:value-type="string">
            <text:p>r_se69_wk_as69</text:p>
          </table:table-cell>
        </table:table-row>
        <table:table-row table:style-name="ro1">
          <table:table-cell office:value-type="string" calcext:value-type="string">
            <text:p>r_sn100_wk_in100</text:p>
          </table:table-cell>
        </table:table-row>
        <table:table-row table:style-name="ro1">
          <table:table-cell office:value-type="string" calcext:value-type="string">
            <text:p>r_sn101_wk_in101</text:p>
          </table:table-cell>
        </table:table-row>
        <table:table-row table:style-name="ro1">
          <table:table-cell office:value-type="string" calcext:value-type="string">
            <text:p>r_sn102_wk_in102</text:p>
          </table:table-cell>
        </table:table-row>
        <table:table-row table:style-name="ro1">
          <table:table-cell office:value-type="string" calcext:value-type="string">
            <text:p>r_sn103_wk_in103</text:p>
          </table:table-cell>
        </table:table-row>
        <table:table-row table:style-name="ro1">
          <table:table-cell office:value-type="string" calcext:value-type="string">
            <text:p>r_sn104_wk_in104</text:p>
          </table:table-cell>
        </table:table-row>
        <table:table-row table:style-name="ro1">
          <table:table-cell office:value-type="string" calcext:value-type="string">
            <text:p>r_sn99_wk_in99</text:p>
          </table:table-cell>
        </table:table-row>
        <table:table-row table:style-name="ro1">
          <table:table-cell office:value-type="string" calcext:value-type="string">
            <text:p>r_sr74_wk_rb74</text:p>
          </table:table-cell>
        </table:table-row>
        <table:table-row table:style-name="ro1">
          <table:table-cell office:value-type="string" calcext:value-type="string">
            <text:p>r_sr75_wk_rb75</text:p>
          </table:table-cell>
        </table:table-row>
        <table:table-row table:style-name="ro1">
          <table:table-cell office:value-type="string" calcext:value-type="string">
            <text:p>r_sr76_wk_rb76</text:p>
          </table:table-cell>
        </table:table-row>
        <table:table-row table:style-name="ro1">
          <table:table-cell office:value-type="string" calcext:value-type="string">
            <text:p>r_sr77_wk_rb77</text:p>
          </table:table-cell>
        </table:table-row>
        <table:table-row table:style-name="ro1">
          <table:table-cell office:value-type="string" calcext:value-type="string">
            <text:p>r_tc85_wk_mo85</text:p>
          </table:table-cell>
        </table:table-row>
        <table:table-row table:style-name="ro1">
          <table:table-cell office:value-type="string" calcext:value-type="string">
            <text:p>r_tc86_wk_mo86</text:p>
          </table:table-cell>
        </table:table-row>
        <table:table-row table:style-name="ro1">
          <table:table-cell office:value-type="string" calcext:value-type="string">
            <text:p>r_v43_wk_ti43</text:p>
          </table:table-cell>
        </table:table-row>
        <table:table-row table:style-name="ro1">
          <table:table-cell office:value-type="string" calcext:value-type="string">
            <text:p>r_y77_wk_sr77</text:p>
          </table:table-cell>
        </table:table-row>
        <table:table-row table:style-name="ro1">
          <table:table-cell office:value-type="string" calcext:value-type="string">
            <text:p>r_y78_wk_sr78</text:p>
          </table:table-cell>
        </table:table-row>
        <table:table-row table:style-name="ro1">
          <table:table-cell office:value-type="string" calcext:value-type="string">
            <text:p>r_zn55_wk_cu55</text:p>
          </table:table-cell>
        </table:table-row>
        <table:table-row table:style-name="ro1">
          <table:table-cell office:value-type="string" calcext:value-type="string">
            <text:p>r_zn56_wk_cu56</text:p>
          </table:table-cell>
        </table:table-row>
        <table:table-row table:style-name="ro1">
          <table:table-cell office:value-type="string" calcext:value-type="string">
            <text:p>r_zn58_wk_cu58</text:p>
          </table:table-cell>
        </table:table-row>
        <table:table-row table:style-name="ro1">
          <table:table-cell office:value-type="string" calcext:value-type="string">
            <text:p>r_zn59_wk_cu59</text:p>
          </table:table-cell>
        </table:table-row>
        <table:table-row table:style-name="ro1">
          <table:table-cell office:value-type="string" calcext:value-type="string">
            <text:p>r_zr78_wk_y78</text:p>
          </table:table-cell>
        </table:table-row>
        <table:table-row table:style-name="ro1">
          <table:table-cell office:value-type="string" calcext:value-type="string">
            <text:p>r_zr79_wk_y79</text:p>
          </table:table-cell>
        </table:table-row>
        <table:table-row table:style-name="ro1">
          <table:table-cell office:value-type="string" calcext:value-type="string">
            <text:p>r_zr80_wk_y80</text:p>
          </table:table-cell>
        </table:table-row>
        <table:table-row table:style-name="ro1">
          <table:table-cell office:value-type="string" calcext:value-type="string">
            <text:p>r_zr81_wk_y81</text:p>
          </table:table-cell>
        </table:table-row>
        <table:table-row table:style-name="ro1">
          <table:table-cell office:value-type="string" calcext:value-type="string">
            <text:p>r_zr82_wk_y82</text:p>
          </table:table-cell>
        </table:table-row>
      </table:table>
      <table:table table:name="Sheet8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r_mg23_wk-minus_al23</text:p>
          </table:table-cell>
          <table:table-cell table:number-columns-repeated="3"/>
          <table:table-cell office:value-type="string" calcext:value-type="string">
            <text:p>r_ag94_wk_pd94</text:p>
          </table:table-cell>
        </table:table-row>
        <table:table-row table:style-name="ro1">
          <table:table-cell office:value-type="string" calcext:value-type="string">
            <text:p>r_mg24_wk-minus_al24</text:p>
          </table:table-cell>
          <table:table-cell table:number-columns-repeated="3"/>
          <table:table-cell office:value-type="string" calcext:value-type="string">
            <text:p>r_al22_wk_mg22</text:p>
          </table:table-cell>
        </table:table-row>
        <table:table-row table:style-name="ro1">
          <table:table-cell office:value-type="string" calcext:value-type="string">
            <text:p>r_mg25_wk-minus_al25</text:p>
          </table:table-cell>
          <table:table-cell table:number-columns-repeated="3"/>
          <table:table-cell office:value-type="string" calcext:value-type="string">
            <text:p>r_ar31_wk_cl31</text:p>
          </table:table-cell>
        </table:table-row>
        <table:table-row table:style-name="ro1">
          <table:table-cell office:value-type="string" calcext:value-type="string">
            <text:p>r_cl32_wk-minus_ar32</text:p>
          </table:table-cell>
          <table:table-cell table:number-columns-repeated="3"/>
          <table:table-cell table:style-name="ce2" office:value-type="string" calcext:value-type="string">
            <text:p>r_ar31_wk_h1_h1_p29</text:p>
          </table:table-cell>
        </table:table-row>
        <table:table-row table:style-name="ro1">
          <table:table-cell office:value-type="string" calcext:value-type="string">
            <text:p>r_cl33_wk-minus_ar33</text:p>
          </table:table-cell>
          <table:table-cell table:number-columns-repeated="3"/>
          <table:table-cell office:value-type="string" calcext:value-type="string">
            <text:p>r_as64_wk_ge64</text:p>
          </table:table-cell>
        </table:table-row>
        <table:table-row table:style-name="ro1">
          <table:table-cell office:value-type="string" calcext:value-type="string">
            <text:p>r_cl34_wk-minus_ar34</text:p>
          </table:table-cell>
          <table:table-cell table:number-columns-repeated="3"/>
          <table:table-cell office:value-type="string" calcext:value-type="string">
            <text:p>r_as65_wk_ge65</text:p>
          </table:table-cell>
        </table:table-row>
        <table:table-row table:style-name="ro1">
          <table:table-cell office:value-type="string" calcext:value-type="string">
            <text:p>r_cl35_wk-minus_ar35</text:p>
          </table:table-cell>
          <table:table-cell table:number-columns-repeated="3"/>
          <table:table-cell office:value-type="string" calcext:value-type="string">
            <text:p>r_as66_wk_ge66</text:p>
          </table:table-cell>
        </table:table-row>
        <table:table-row table:style-name="ro1">
          <table:table-cell office:value-type="string" calcext:value-type="string">
            <text:p>r_k36_wk-minus_ca36</text:p>
          </table:table-cell>
          <table:table-cell table:number-columns-repeated="3"/>
          <table:table-cell office:value-type="string" calcext:value-type="string">
            <text:p>r_as67_wk_ge67</text:p>
          </table:table-cell>
        </table:table-row>
        <table:table-row table:style-name="ro1">
          <table:table-cell office:value-type="string" calcext:value-type="string">
            <text:p>r_k37_wk-minus_ca37</text:p>
          </table:table-cell>
          <table:table-cell table:number-columns-repeated="3"/>
          <table:table-cell office:value-type="string" calcext:value-type="string">
            <text:p>r_as68_wk_ge68</text:p>
          </table:table-cell>
        </table:table-row>
        <table:table-row table:style-name="ro1">
          <table:table-cell office:value-type="string" calcext:value-type="string">
            <text:p>r_k38_wk-minus_ca38</text:p>
          </table:table-cell>
          <table:table-cell table:number-columns-repeated="3"/>
          <table:table-cell office:value-type="string" calcext:value-type="string">
            <text:p>r_b8_wk_he4_he4</text:p>
          </table:table-cell>
        </table:table-row>
        <table:table-row table:style-name="ro1">
          <table:table-cell office:value-type="string" calcext:value-type="string">
            <text:p>r_k39_wk-minus_ca39</text:p>
          </table:table-cell>
          <table:table-cell table:number-columns-repeated="3"/>
          <table:table-cell office:value-type="string" calcext:value-type="string">
            <text:p>r_be7_wk_li7</text:p>
          </table:table-cell>
        </table:table-row>
        <table:table-row table:style-name="ro1">
          <table:table-cell office:value-type="string" calcext:value-type="string">
            <text:p>r_s31_wk-minus_cl31</text:p>
          </table:table-cell>
          <table:table-cell table:number-columns-repeated="3"/>
          <table:table-cell office:value-type="string" calcext:value-type="string">
            <text:p>r_br68_wk_se68</text:p>
          </table:table-cell>
        </table:table-row>
        <table:table-row table:style-name="ro1">
          <table:table-cell office:value-type="string" calcext:value-type="string">
            <text:p>r_s32_wk-minus_cl32</text:p>
          </table:table-cell>
          <table:table-cell table:number-columns-repeated="3"/>
          <table:table-cell office:value-type="string" calcext:value-type="string">
            <text:p>r_br69_wk_se69</text:p>
          </table:table-cell>
        </table:table-row>
        <table:table-row table:style-name="ro1">
          <table:table-cell office:value-type="string" calcext:value-type="string">
            <text:p>r_s33_wk-minus_cl33</text:p>
          </table:table-cell>
          <table:table-cell table:number-columns-repeated="3"/>
          <table:table-cell office:value-type="string" calcext:value-type="string">
            <text:p>r_br70_wk_se70</text:p>
          </table:table-cell>
        </table:table-row>
        <table:table-row table:style-name="ro1">
          <table:table-cell office:value-type="string" calcext:value-type="string">
            <text:p>r_s34_wk-minus_cl34</text:p>
          </table:table-cell>
          <table:table-cell table:number-columns-repeated="3"/>
          <table:table-cell office:value-type="string" calcext:value-type="string">
            <text:p>r_br71_wk_se71</text:p>
          </table:table-cell>
        </table:table-row>
        <table:table-row table:style-name="ro1">
          <table:table-cell office:value-type="string" calcext:value-type="string">
            <text:p>r_fe53_wk-minus_co53</text:p>
          </table:table-cell>
          <table:table-cell table:number-columns-repeated="3"/>
          <table:table-cell office:value-type="string" calcext:value-type="string">
            <text:p>r_br72_wk_se72</text:p>
          </table:table-cell>
        </table:table-row>
        <table:table-row table:style-name="ro1">
          <table:table-cell office:value-type="string" calcext:value-type="string">
            <text:p>r_fe54_wk-minus_co54</text:p>
          </table:table-cell>
          <table:table-cell table:number-columns-repeated="3"/>
          <table:table-cell table:style-name="ce2" office:value-type="string" calcext:value-type="string">
            <text:p>r_c11_wk_b11</text:p>
          </table:table-cell>
        </table:table-row>
        <table:table-row table:style-name="ro1">
          <table:table-cell office:value-type="string" calcext:value-type="string">
            <text:p>r_fe55_wk-minus_co55</text:p>
          </table:table-cell>
          <table:table-cell table:number-columns-repeated="3"/>
          <table:table-cell office:value-type="string" calcext:value-type="string">
            <text:p>r_c9_wk_h1_he4_he4</text:p>
          </table:table-cell>
        </table:table-row>
        <table:table-row table:style-name="ro1">
          <table:table-cell office:value-type="string" calcext:value-type="string">
            <text:p>r_fe56_wk-minus_co56</text:p>
          </table:table-cell>
          <table:table-cell table:number-columns-repeated="3"/>
          <table:table-cell office:value-type="string" calcext:value-type="string">
            <text:p>r_cd95_wk_ag95</text:p>
          </table:table-cell>
        </table:table-row>
        <table:table-row table:style-name="ro1">
          <table:table-cell office:value-type="string" calcext:value-type="string">
            <text:p>r_v45_wk-minus_cr45</text:p>
          </table:table-cell>
          <table:table-cell table:number-columns-repeated="3"/>
          <table:table-cell office:value-type="string" calcext:value-type="string">
            <text:p>r_cd96_wk_ag96</text:p>
          </table:table-cell>
        </table:table-row>
        <table:table-row table:style-name="ro1">
          <table:table-cell office:value-type="string" calcext:value-type="string">
            <text:p>r_v46_wk-minus_cr46</text:p>
          </table:table-cell>
          <table:table-cell table:number-columns-repeated="3"/>
          <table:table-cell office:value-type="string" calcext:value-type="string">
            <text:p>r_cd97_wk_ag97</text:p>
          </table:table-cell>
        </table:table-row>
        <table:table-row table:style-name="ro1">
          <table:table-cell office:value-type="string" calcext:value-type="string">
            <text:p>r_v47_wk-minus_cr47</text:p>
          </table:table-cell>
          <table:table-cell table:number-columns-repeated="3"/>
          <table:table-cell office:value-type="string" calcext:value-type="string">
            <text:p>r_cd98_wk_ag98</text:p>
          </table:table-cell>
        </table:table-row>
        <table:table-row table:style-name="ro1">
          <table:table-cell office:value-type="string" calcext:value-type="string">
            <text:p>r_v48_wk-minus_cr48</text:p>
          </table:table-cell>
          <table:table-cell table:number-columns-repeated="3"/>
          <table:table-cell office:value-type="string" calcext:value-type="string">
            <text:p>r_cl30_wk_s30</text:p>
          </table:table-cell>
        </table:table-row>
        <table:table-row table:style-name="ro1">
          <table:table-cell office:value-type="string" calcext:value-type="string">
            <text:p>r_v49_wk-minus_cr49</text:p>
          </table:table-cell>
          <table:table-cell table:number-columns-repeated="3"/>
          <table:table-cell office:value-type="string" calcext:value-type="string">
            <text:p>r_co51_wk_fe51</text:p>
          </table:table-cell>
        </table:table-row>
        <table:table-row table:style-name="ro1">
          <table:table-cell office:value-type="string" calcext:value-type="string">
            <text:p>r_ni57_wk-minus_cu57</text:p>
          </table:table-cell>
          <table:table-cell table:number-columns-repeated="3"/>
          <table:table-cell office:value-type="string" calcext:value-type="string">
            <text:p>r_co52_wk_fe52</text:p>
          </table:table-cell>
        </table:table-row>
        <table:table-row table:style-name="ro1">
          <table:table-cell office:value-type="string" calcext:value-type="string">
            <text:p>r_ni58_wk-minus_cu58</text:p>
          </table:table-cell>
          <table:table-cell table:number-columns-repeated="3"/>
          <table:table-cell office:value-type="string" calcext:value-type="string">
            <text:p>r_cr44_wk_v44</text:p>
          </table:table-cell>
        </table:table-row>
        <table:table-row table:style-name="ro1">
          <table:table-cell office:value-type="string" calcext:value-type="string">
            <text:p>r_ni59_wk-minus_cu59</text:p>
          </table:table-cell>
          <table:table-cell table:number-columns-repeated="3"/>
          <table:table-cell office:value-type="string" calcext:value-type="string">
            <text:p>r_cu54_wk_ni54</text:p>
          </table:table-cell>
        </table:table-row>
        <table:table-row table:style-name="ro1">
          <table:table-cell office:value-type="string" calcext:value-type="string">
            <text:p>r_ni60_wk-minus_cu60</text:p>
          </table:table-cell>
          <table:table-cell table:number-columns-repeated="3"/>
          <table:table-cell office:value-type="string" calcext:value-type="string">
            <text:p>r_cu55_wk_ni55</text:p>
          </table:table-cell>
        </table:table-row>
        <table:table-row table:style-name="ro1">
          <table:table-cell office:value-type="string" calcext:value-type="string">
            <text:p>r_ni61_wk-minus_cu61</text:p>
          </table:table-cell>
          <table:table-cell table:number-columns-repeated="3"/>
          <table:table-cell office:value-type="string" calcext:value-type="string">
            <text:p>r_cu56_wk_ni56</text:p>
          </table:table-cell>
        </table:table-row>
        <table:table-row table:style-name="ro1">
          <table:table-cell office:value-type="string" calcext:value-type="string">
            <text:p>r_ni62_wk-minus_cu62</text:p>
          </table:table-cell>
          <table:table-cell table:number-columns-repeated="3"/>
          <table:table-cell office:value-type="string" calcext:value-type="string">
            <text:p>r_fe48_wk_mn48</text:p>
          </table:table-cell>
        </table:table-row>
        <table:table-row table:style-name="ro1">
          <table:table-cell office:value-type="string" calcext:value-type="string">
            <text:p>r_o17_wk-minus_f17</text:p>
          </table:table-cell>
          <table:table-cell table:number-columns-repeated="3"/>
          <table:table-cell office:value-type="string" calcext:value-type="string">
            <text:p>r_fe50_wk_mn50</text:p>
          </table:table-cell>
        </table:table-row>
        <table:table-row table:style-name="ro1">
          <table:table-cell office:value-type="string" calcext:value-type="string">
            <text:p>r_o18_wk-minus_f18</text:p>
          </table:table-cell>
          <table:table-cell table:number-columns-repeated="3"/>
          <table:table-cell office:value-type="string" calcext:value-type="string">
            <text:p>r_fe51_wk_mn51</text:p>
          </table:table-cell>
        </table:table-row>
        <table:table-row table:style-name="ro1">
          <table:table-cell office:value-type="string" calcext:value-type="string">
            <text:p>r_mn49_wk-minus_fe49</text:p>
          </table:table-cell>
          <table:table-cell table:number-columns-repeated="3"/>
          <table:table-cell office:value-type="string" calcext:value-type="string">
            <text:p>r_ga59_wk_zn59</text:p>
          </table:table-cell>
        </table:table-row>
        <table:table-row table:style-name="ro1">
          <table:table-cell office:value-type="string" calcext:value-type="string">
            <text:p>r_mn52_wk-minus_fe52</text:p>
          </table:table-cell>
          <table:table-cell table:number-columns-repeated="3"/>
          <table:table-cell office:value-type="string" calcext:value-type="string">
            <text:p>r_ga60_wk_zn60</text:p>
          </table:table-cell>
        </table:table-row>
        <table:table-row table:style-name="ro1">
          <table:table-cell office:value-type="string" calcext:value-type="string">
            <text:p>r_mn53_wk-minus_fe53</text:p>
          </table:table-cell>
          <table:table-cell table:number-columns-repeated="3"/>
          <table:table-cell office:value-type="string" calcext:value-type="string">
            <text:p>r_ga61_wk_zn61</text:p>
          </table:table-cell>
        </table:table-row>
        <table:table-row table:style-name="ro1">
          <table:table-cell office:value-type="string" calcext:value-type="string">
            <text:p>r_zn62_wk-minus_ga62</text:p>
          </table:table-cell>
          <table:table-cell table:number-columns-repeated="3"/>
          <table:table-cell office:value-type="string" calcext:value-type="string">
            <text:p>r_ga66_wk_zn66</text:p>
          </table:table-cell>
        </table:table-row>
        <table:table-row table:style-name="ro1">
          <table:table-cell office:value-type="string" calcext:value-type="string">
            <text:p>r_zn63_wk-minus_ga63</text:p>
          </table:table-cell>
          <table:table-cell table:number-columns-repeated="3"/>
          <table:table-cell office:value-type="string" calcext:value-type="string">
            <text:p>r_ge60_wk_ga60</text:p>
          </table:table-cell>
        </table:table-row>
        <table:table-row table:style-name="ro1">
          <table:table-cell office:value-type="string" calcext:value-type="string">
            <text:p>r_zn64_wk-minus_ga64</text:p>
          </table:table-cell>
          <table:table-cell table:number-columns-repeated="3"/>
          <table:table-cell office:value-type="string" calcext:value-type="string">
            <text:p>r_ge61_wk_ga61</text:p>
          </table:table-cell>
        </table:table-row>
        <table:table-row table:style-name="ro1">
          <table:table-cell office:value-type="string" calcext:value-type="string">
            <text:p>r_zn65_wk-minus_ga65</text:p>
          </table:table-cell>
          <table:table-cell table:number-columns-repeated="3"/>
          <table:table-cell office:value-type="string" calcext:value-type="string">
            <text:p>r_ge62_wk_ga62</text:p>
          </table:table-cell>
        </table:table-row>
        <table:table-row table:style-name="ro1">
          <table:table-cell office:value-type="string" calcext:value-type="string">
            <text:p>r_ga64_wk-minus_ge64</text:p>
          </table:table-cell>
          <table:table-cell table:number-columns-repeated="3"/>
          <table:table-cell office:value-type="string" calcext:value-type="string">
            <text:p>r_ge63_wk_ga63</text:p>
          </table:table-cell>
        </table:table-row>
        <table:table-row table:style-name="ro1">
          <table:table-cell office:value-type="string" calcext:value-type="string">
            <text:p>r_ga65_wk-minus_ge65</text:p>
          </table:table-cell>
          <table:table-cell table:number-columns-repeated="3"/>
          <table:table-cell office:value-type="string" calcext:value-type="string">
            <text:p>r_ge66_wk_ga66</text:p>
          </table:table-cell>
        </table:table-row>
        <table:table-row table:style-name="ro1">
          <table:table-cell office:value-type="string" calcext:value-type="string">
            <text:p>r_neut_wk-minus_h1</text:p>
          </table:table-cell>
          <table:table-cell table:number-columns-repeated="3"/>
          <table:table-cell office:value-type="string" calcext:value-type="string">
            <text:p>r_ge67_wk_ga67</text:p>
          </table:table-cell>
        </table:table-row>
        <table:table-row table:style-name="ro1">
          <table:table-cell office:value-type="string" calcext:value-type="string">
            <text:p>r_h3_wk-minus_he3</text:p>
          </table:table-cell>
          <table:table-cell table:number-columns-repeated="3"/>
          <table:table-cell office:value-type="string" calcext:value-type="string">
            <text:p>r_h1_h1_ec_h2</text:p>
          </table:table-cell>
        </table:table-row>
        <table:table-row table:style-name="ro1">
          <table:table-cell office:value-type="string" calcext:value-type="string">
            <text:p>r_ar35_wk-minus_k35</text:p>
          </table:table-cell>
          <table:table-cell table:number-columns-repeated="3"/>
          <table:table-cell office:value-type="string" calcext:value-type="string">
            <text:p>r_h1_h1_wk_h2</text:p>
          </table:table-cell>
        </table:table-row>
        <table:table-row table:style-name="ro1">
          <table:table-cell office:value-type="string" calcext:value-type="string">
            <text:p>r_ar36_wk-minus_k36</text:p>
          </table:table-cell>
          <table:table-cell table:number-columns-repeated="3"/>
          <table:table-cell office:value-type="string" calcext:value-type="string">
            <text:p>r_h1_he3_wk_he4</text:p>
          </table:table-cell>
        </table:table-row>
        <table:table-row table:style-name="ro1">
          <table:table-cell office:value-type="string" calcext:value-type="string">
            <text:p>r_ar37_wk-minus_k37</text:p>
          </table:table-cell>
          <table:table-cell table:number-columns-repeated="3"/>
          <table:table-cell office:value-type="string" calcext:value-type="string">
            <text:p>r_h3_be7_to_neut_h1_he4_he4</text:p>
          </table:table-cell>
        </table:table-row>
        <table:table-row table:style-name="ro1">
          <table:table-cell office:value-type="string" calcext:value-type="string">
            <text:p>r_ar38_wk-minus_k38</text:p>
          </table:table-cell>
          <table:table-cell table:number-columns-repeated="3"/>
          <table:table-cell office:value-type="string" calcext:value-type="string">
            <text:p>r_h3_he3_to_neut_h1_he4</text:p>
          </table:table-cell>
        </table:table-row>
        <table:table-row table:style-name="ro1">
          <table:table-cell office:value-type="string" calcext:value-type="string">
            <text:p>r_na21_wk-minus_mg21</text:p>
          </table:table-cell>
          <table:table-cell table:number-columns-repeated="3"/>
          <table:table-cell office:value-type="string" calcext:value-type="string">
            <text:p>r_he3_li7_to_neut_h1_he4_he4</text:p>
          </table:table-cell>
        </table:table-row>
        <table:table-row table:style-name="ro1">
          <table:table-cell office:value-type="string" calcext:value-type="string">
            <text:p>r_na22_wk-minus_mg22</text:p>
          </table:table-cell>
          <table:table-cell table:number-columns-repeated="3"/>
          <table:table-cell office:value-type="string" calcext:value-type="string">
            <text:p>r_in98_wk_cd98</text:p>
          </table:table-cell>
        </table:table-row>
        <table:table-row table:style-name="ro1">
          <table:table-cell office:value-type="string" calcext:value-type="string">
            <text:p>r_na23_wk-minus_mg23</text:p>
          </table:table-cell>
          <table:table-cell table:number-columns-repeated="3"/>
          <table:table-cell office:value-type="string" calcext:value-type="string">
            <text:p>r_in99_wk_cd99</text:p>
          </table:table-cell>
        </table:table-row>
        <table:table-row table:style-name="ro1">
          <table:table-cell office:value-type="string" calcext:value-type="string">
            <text:p>r_cr49_wk-minus_mn49</text:p>
          </table:table-cell>
          <table:table-cell table:number-columns-repeated="3"/>
          <table:table-cell office:value-type="string" calcext:value-type="string">
            <text:p>r_kr69_wk_br69</text:p>
          </table:table-cell>
        </table:table-row>
        <table:table-row table:style-name="ro1">
          <table:table-cell office:value-type="string" calcext:value-type="string">
            <text:p>r_cr50_wk-minus_mn50</text:p>
          </table:table-cell>
          <table:table-cell table:number-columns-repeated="3"/>
          <table:table-cell office:value-type="string" calcext:value-type="string">
            <text:p>r_kr70_wk_br70</text:p>
          </table:table-cell>
        </table:table-row>
        <table:table-row table:style-name="ro1">
          <table:table-cell office:value-type="string" calcext:value-type="string">
            <text:p>r_cr51_wk-minus_mn51</text:p>
          </table:table-cell>
          <table:table-cell table:number-columns-repeated="3"/>
          <table:table-cell office:value-type="string" calcext:value-type="string">
            <text:p>r_kr71_wk_br71</text:p>
          </table:table-cell>
        </table:table-row>
        <table:table-row table:style-name="ro1">
          <table:table-cell office:value-type="string" calcext:value-type="string">
            <text:p>r_cr52_wk-minus_mn52</text:p>
          </table:table-cell>
          <table:table-cell table:number-columns-repeated="3"/>
          <table:table-cell office:value-type="string" calcext:value-type="string">
            <text:p>r_kr72_wk_br72</text:p>
          </table:table-cell>
        </table:table-row>
        <table:table-row table:style-name="ro1">
          <table:table-cell office:value-type="string" calcext:value-type="string">
            <text:p>r_ne20_wk-minus_na20</text:p>
          </table:table-cell>
          <table:table-cell table:number-columns-repeated="3"/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ne21_wk-minus_na21</text:p>
          </table:table-cell>
          <table:table-cell table:number-columns-repeated="3"/>
          <table:table-cell office:value-type="string" calcext:value-type="string">
            <text:p>r_kr73_wk_br73</text:p>
          </table:table-cell>
        </table:table-row>
        <table:table-row table:style-name="ro1">
          <table:table-cell office:value-type="string" calcext:value-type="string">
            <text:p>r_f18_wk-minus_ne18</text:p>
          </table:table-cell>
          <table:table-cell table:number-columns-repeated="3"/>
          <table:table-cell office:value-type="string" calcext:value-type="string">
            <text:p>r_mn47_wk_cr47</text:p>
          </table:table-cell>
        </table:table-row>
        <table:table-row table:style-name="ro1">
          <table:table-cell office:value-type="string" calcext:value-type="string">
            <text:p>r_f19_wk-minus_ne19</text:p>
          </table:table-cell>
          <table:table-cell table:number-columns-repeated="3"/>
          <table:table-cell office:value-type="string" calcext:value-type="string">
            <text:p>r_mn48_wk_cr48</text:p>
          </table:table-cell>
        </table:table-row>
        <table:table-row table:style-name="ro1">
          <table:table-cell office:value-type="string" calcext:value-type="string">
            <text:p>r_co55_wk-minus_ni55</text:p>
          </table:table-cell>
          <table:table-cell table:number-columns-repeated="3"/>
          <table:table-cell office:value-type="string" calcext:value-type="string">
            <text:p>r_mo82_wk_nb82</text:p>
          </table:table-cell>
        </table:table-row>
        <table:table-row table:style-name="ro1">
          <table:table-cell office:value-type="string" calcext:value-type="string">
            <text:p>r_co56_wk-minus_ni56</text:p>
          </table:table-cell>
          <table:table-cell table:number-columns-repeated="3"/>
          <table:table-cell office:value-type="string" calcext:value-type="string">
            <text:p>r_mo83_wk_nb83</text:p>
          </table:table-cell>
        </table:table-row>
        <table:table-row table:style-name="ro1">
          <table:table-cell office:value-type="string" calcext:value-type="string">
            <text:p>r_co57_wk-minus_ni57</text:p>
          </table:table-cell>
          <table:table-cell table:number-columns-repeated="3"/>
          <table:table-cell office:value-type="string" calcext:value-type="string">
            <text:p>r_mo84_wk_nb84</text:p>
          </table:table-cell>
        </table:table-row>
        <table:table-row table:style-name="ro1">
          <table:table-cell office:value-type="string" calcext:value-type="string">
            <text:p>r_si27_wk-minus_p27</text:p>
          </table:table-cell>
          <table:table-cell table:number-columns-repeated="3"/>
          <table:table-cell office:value-type="string" calcext:value-type="string">
            <text:p>r_mo85_wk_nb85</text:p>
          </table:table-cell>
        </table:table-row>
        <table:table-row table:style-name="ro1">
          <table:table-cell office:value-type="string" calcext:value-type="string">
            <text:p>r_si28_wk-minus_p28</text:p>
          </table:table-cell>
          <table:table-cell table:number-columns-repeated="3"/>
          <table:table-cell office:value-type="string" calcext:value-type="string">
            <text:p>r_n12_wk_c12</text:p>
          </table:table-cell>
        </table:table-row>
        <table:table-row table:style-name="ro1">
          <table:table-cell office:value-type="string" calcext:value-type="string">
            <text:p>r_si29_wk-minus_p29</text:p>
          </table:table-cell>
          <table:table-cell table:number-columns-repeated="3"/>
          <table:table-cell office:value-type="string" calcext:value-type="string">
            <text:p>r_nb81_wk_zr81</text:p>
          </table:table-cell>
        </table:table-row>
        <table:table-row table:style-name="ro1">
          <table:table-cell office:value-type="string" calcext:value-type="string">
            <text:p>r_si30_wk-minus_p30</text:p>
          </table:table-cell>
          <table:table-cell table:number-columns-repeated="3"/>
          <table:table-cell office:value-type="string" calcext:value-type="string">
            <text:p>r_nb82_wk_zr82</text:p>
          </table:table-cell>
        </table:table-row>
        <table:table-row table:style-name="ro1">
          <table:table-cell office:value-type="string" calcext:value-type="string">
            <text:p>r_p28_wk-minus_s28</text:p>
          </table:table-cell>
          <table:table-cell table:number-columns-repeated="3"/>
          <table:table-cell office:value-type="string" calcext:value-type="string">
            <text:p>r_nb83_wk_zr83</text:p>
          </table:table-cell>
        </table:table-row>
        <table:table-row table:style-name="ro1">
          <table:table-cell office:value-type="string" calcext:value-type="string">
            <text:p>r_p29_wk-minus_s29</text:p>
          </table:table-cell>
          <table:table-cell table:number-columns-repeated="3"/>
          <table:table-cell office:value-type="string" calcext:value-type="string">
            <text:p>r_ni52_wk_co52</text:p>
          </table:table-cell>
        </table:table-row>
        <table:table-row table:style-name="ro1">
          <table:table-cell office:value-type="string" calcext:value-type="string">
            <text:p>r_p30_wk-minus_s30</text:p>
          </table:table-cell>
          <table:table-cell table:number-columns-repeated="3"/>
          <table:table-cell office:value-type="string" calcext:value-type="string">
            <text:p>r_ni53_wk_co53</text:p>
          </table:table-cell>
        </table:table-row>
        <table:table-row table:style-name="ro1">
          <table:table-cell office:value-type="string" calcext:value-type="string">
            <text:p>r_p31_wk-minus_s31</text:p>
          </table:table-cell>
          <table:table-cell table:number-columns-repeated="3"/>
          <table:table-cell office:value-type="string" calcext:value-type="string">
            <text:p>r_ni54_wk_co54</text:p>
          </table:table-cell>
        </table:table-row>
        <table:table-row table:style-name="ro1">
          <table:table-cell office:value-type="string" calcext:value-type="string">
            <text:p>r_ca40_wk-minus_sc40</text:p>
          </table:table-cell>
          <table:table-cell table:number-columns-repeated="3"/>
          <table:table-cell office:value-type="string" calcext:value-type="string">
            <text:p>r_o13_wk_n13</text:p>
          </table:table-cell>
        </table:table-row>
        <table:table-row table:style-name="ro1">
          <table:table-cell office:value-type="string" calcext:value-type="string">
            <text:p>r_ca41_wk-minus_sc41</text:p>
          </table:table-cell>
          <table:table-cell table:number-columns-repeated="3"/>
          <table:table-cell office:value-type="string" calcext:value-type="string">
            <text:p>r_o14_wk_n14</text:p>
          </table:table-cell>
        </table:table-row>
        <table:table-row table:style-name="ro1">
          <table:table-cell office:value-type="string" calcext:value-type="string">
            <text:p>r_ca42_wk-minus_sc42</text:p>
          </table:table-cell>
          <table:table-cell table:number-columns-repeated="3"/>
          <table:table-cell office:value-type="string" calcext:value-type="string">
            <text:p>r_o15_wk_n15</text:p>
          </table:table-cell>
        </table:table-row>
        <table:table-row table:style-name="ro1">
          <table:table-cell office:value-type="string" calcext:value-type="string">
            <text:p>r_ca43_wk-minus_sc43</text:p>
          </table:table-cell>
          <table:table-cell table:number-columns-repeated="3"/>
          <table:table-cell office:value-type="string" calcext:value-type="string">
            <text:p>r_p26_wk_si26</text:p>
          </table:table-cell>
        </table:table-row>
        <table:table-row table:style-name="ro1">
          <table:table-cell office:value-type="string" calcext:value-type="string">
            <text:p>r_ca44_wk-minus_sc44</text:p>
          </table:table-cell>
          <table:table-cell table:number-columns-repeated="3"/>
          <table:table-cell office:value-type="string" calcext:value-type="string">
            <text:p>r_pd90_wk_rh90</text:p>
          </table:table-cell>
        </table:table-row>
        <table:table-row table:style-name="ro1">
          <table:table-cell office:value-type="string" calcext:value-type="string">
            <text:p>r_al24_wk-minus_si24</text:p>
          </table:table-cell>
          <table:table-cell table:number-columns-repeated="3"/>
          <table:table-cell office:value-type="string" calcext:value-type="string">
            <text:p>r_pd91_wk_rh91</text:p>
          </table:table-cell>
        </table:table-row>
        <table:table-row table:style-name="ro1">
          <table:table-cell office:value-type="string" calcext:value-type="string">
            <text:p>r_al25_wk-minus_si25</text:p>
          </table:table-cell>
          <table:table-cell table:number-columns-repeated="3"/>
          <table:table-cell office:value-type="string" calcext:value-type="string">
            <text:p>r_pd92_wk_rh92</text:p>
          </table:table-cell>
        </table:table-row>
        <table:table-row table:style-name="ro1">
          <table:table-cell office:value-type="string" calcext:value-type="string">
            <text:p>r_al26_wk-minus_si26</text:p>
          </table:table-cell>
          <table:table-cell table:number-columns-repeated="3"/>
          <table:table-cell office:value-type="string" calcext:value-type="string">
            <text:p>r_pd93_wk_rh93</text:p>
          </table:table-cell>
        </table:table-row>
        <table:table-row table:style-name="ro1">
          <table:table-cell office:value-type="string" calcext:value-type="string">
            <text:p>r_al27_wk-minus_si27</text:p>
          </table:table-cell>
          <table:table-cell table:number-columns-repeated="3"/>
          <table:table-cell office:value-type="string" calcext:value-type="string">
            <text:p>r_rb73_wk_kr73</text:p>
          </table:table-cell>
        </table:table-row>
        <table:table-row table:style-name="ro1">
          <table:table-cell office:value-type="string" calcext:value-type="string">
            <text:p>r_sc40_wk-minus_ti40</text:p>
          </table:table-cell>
          <table:table-cell table:number-columns-repeated="3"/>
          <table:table-cell office:value-type="string" calcext:value-type="string">
            <text:p>r_rb74_wk_kr74</text:p>
          </table:table-cell>
        </table:table-row>
        <table:table-row table:style-name="ro1">
          <table:table-cell office:value-type="string" calcext:value-type="string">
            <text:p>r_sc41_wk-minus_ti41</text:p>
          </table:table-cell>
          <table:table-cell table:number-columns-repeated="3"/>
          <table:table-cell office:value-type="string" calcext:value-type="string">
            <text:p>r_rh89_wk_ru89</text:p>
          </table:table-cell>
        </table:table-row>
        <table:table-row table:style-name="ro1">
          <table:table-cell office:value-type="string" calcext:value-type="string">
            <text:p>r_sc42_wk-minus_ti42</text:p>
          </table:table-cell>
          <table:table-cell table:number-columns-repeated="3"/>
          <table:table-cell office:value-type="string" calcext:value-type="string">
            <text:p>r_rh90_wk_ru90</text:p>
          </table:table-cell>
        </table:table-row>
        <table:table-row table:style-name="ro1">
          <table:table-cell office:value-type="string" calcext:value-type="string">
            <text:p>r_sc43_wk-minus_ti43</text:p>
          </table:table-cell>
          <table:table-cell table:number-columns-repeated="3"/>
          <table:table-cell office:value-type="string" calcext:value-type="string">
            <text:p>r_rh91_wk_ru91</text:p>
          </table:table-cell>
        </table:table-row>
        <table:table-row table:style-name="ro1">
          <table:table-cell office:value-type="string" calcext:value-type="string">
            <text:p>r_sc44_wk-minus_ti44</text:p>
          </table:table-cell>
          <table:table-cell table:number-columns-repeated="3"/>
          <table:table-cell office:value-type="string" calcext:value-type="string">
            <text:p>r_ru86_wk_tc86</text:p>
          </table:table-cell>
        </table:table-row>
        <table:table-row table:style-name="ro1">
          <table:table-cell office:value-type="string" calcext:value-type="string">
            <text:p>r_sc45_wk-minus_ti45</text:p>
          </table:table-cell>
          <table:table-cell table:number-columns-repeated="3"/>
          <table:table-cell office:value-type="string" calcext:value-type="string">
            <text:p>r_ru87_wk_tc87</text:p>
          </table:table-cell>
        </table:table-row>
        <table:table-row table:style-name="ro1">
          <table:table-cell office:value-type="string" calcext:value-type="string">
            <text:p>r_ti44_wk-minus_v44</text:p>
          </table:table-cell>
          <table:table-cell table:number-columns-repeated="3"/>
          <table:table-cell office:value-type="string" calcext:value-type="string">
            <text:p>r_ru88_wk_tc88</text:p>
          </table:table-cell>
        </table:table-row>
        <table:table-row table:style-name="ro1">
          <table:table-cell office:value-type="string" calcext:value-type="string">
            <text:p>r_ti45_wk-minus_v45</text:p>
          </table:table-cell>
          <table:table-cell table:number-columns-repeated="3"/>
          <table:table-cell office:value-type="string" calcext:value-type="string">
            <text:p>r_s27_wk_h1_h1_al25</text:p>
          </table:table-cell>
        </table:table-row>
        <table:table-row table:style-name="ro1">
          <table:table-cell office:value-type="string" calcext:value-type="string">
            <text:p>r_ti46_wk-minus_v46</text:p>
          </table:table-cell>
          <table:table-cell table:number-columns-repeated="3"/>
          <table:table-cell office:value-type="string" calcext:value-type="string">
            <text:p>r_s27_wk_p27</text:p>
          </table:table-cell>
        </table:table-row>
        <table:table-row table:style-name="ro1">
          <table:table-cell office:value-type="string" calcext:value-type="string">
            <text:p>r_ti47_wk-minus_v47</text:p>
          </table:table-cell>
          <table:table-cell table:number-columns-repeated="3"/>
          <table:table-cell office:value-type="string" calcext:value-type="string">
            <text:p>r_sc39_wk_ca39</text:p>
          </table:table-cell>
        </table:table-row>
        <table:table-row table:style-name="ro1">
          <table:table-cell office:value-type="string" calcext:value-type="string">
            <text:p>r_cu57_wk-minus_zn57</text:p>
          </table:table-cell>
          <table:table-cell table:number-columns-repeated="3"/>
          <table:table-cell office:value-type="string" calcext:value-type="string">
            <text:p>r_se65_wk_as65</text:p>
          </table:table-cell>
        </table:table-row>
        <table:table-row table:style-name="ro1">
          <table:table-cell office:value-type="string" calcext:value-type="string">
            <text:p>r_cu60_wk-minus_zn60</text:p>
          </table:table-cell>
          <table:table-cell table:number-columns-repeated="3"/>
          <table:table-cell office:value-type="string" calcext:value-type="string">
            <text:p>r_se66_wk_as66</text:p>
          </table:table-cell>
        </table:table-row>
        <table:table-row table:style-name="ro1">
          <table:table-cell office:value-type="string" calcext:value-type="string">
            <text:p>r_cu61_wk-minus_zn61</text:p>
          </table:table-cell>
          <table:table-cell table:number-columns-repeated="3"/>
          <table:table-cell office:value-type="string" calcext:value-type="string">
            <text:p>r_se67_wk_as67</text:p>
          </table:table-cell>
        </table:table-row>
        <table:table-row table:style-name="ro1">
          <table:table-cell office:value-type="string" calcext:value-type="string">
            <text:p>r_cu62_wk-minus_zn62</text:p>
          </table:table-cell>
          <table:table-cell table:number-columns-repeated="3"/>
          <table:table-cell office:value-type="string" calcext:value-type="string">
            <text:p>r_se68_wk_as68</text:p>
          </table:table-cell>
        </table:table-row>
        <table:table-row table:style-name="ro1">
          <table:table-cell office:value-type="string" calcext:value-type="string">
            <text:p>r_cu63_wk-minus_zn63</text:p>
          </table:table-cell>
          <table:table-cell table:number-columns-repeated="3"/>
          <table:table-cell office:value-type="string" calcext:value-type="string">
            <text:p>r_se69_wk_as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100_wk_in1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101_wk_in1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102_wk_in1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103_wk_in1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104_wk_in1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n99_wk_in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r74_wk_rb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r75_wk_rb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r76_wk_rb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sr77_wk_rb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tc85_wk_mo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tc86_wk_mo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v43_wk_ti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y77_wk_sr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y78_wk_sr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n55_wk_cu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n56_wk_cu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n58_wk_cu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n59_wk_cu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r78_wk_y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r79_wk_y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r80_wk_y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r81_wk_y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_zr82_wk_y82</text:p>
          </table:table-cell>
        </table:table-row>
      </table:table>
      <table:named-expressions/>
      <table:database-ranges>
        <table:database-range table:name="__Anonymous_Sheet_DB__0" table:target-range-address="reaction_list_305_10108_2.B1:reaction_list_305_10108_2.B3184" table:display-filter-buttons="true" table:orientation="column"/>
        <table:database-range table:name="__Anonymous_Sheet_DB__2" table:target-range-address="'wk+'.B1:'wk+'.B295" table:display-filter-buttons="true" table:orientation="column"/>
        <table:database-range table:name="__Anonymous_Sheet_DB__3" table:target-range-address="'wk-'.A1:'wk-'.D93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matched.C1:matched.C205" table:display-filter-buttons="true"/>
        <table:database-range table:name="__Anonymous_Sheet_DB__5" table:target-range-address="Sheet7.A1:Sheet7.A4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8:13:02.691556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0T15:57:53.270428952</dc:date>
    <meta:editing-duration>PT21M53S</meta:editing-duration>
    <meta:editing-cycles>5</meta:editing-cycles>
    <meta:generator>LibreOffice/6.1.5.2$Linux_X86_64 LibreOffice_project/10$Build-2</meta:generator>
    <meta:document-statistic meta:table-count="8" meta:cell-count="13447" meta:object-count="0"/>
  </office:meta>
</office:document-meta>
</file>